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莱曼（Lyman）的指示，俄罗斯军队炮击了卢汉斯克地区A ...</text:span>
</text:h>
      <text:p text:style-name="P4">
作者: liveuamap (Language: en)</text:p>
      <text:p text:style-name="P4">
时间: 2023-04-23T-62:31:00</text:p>
      <text:p text:style-name="P4">
地点: Bakhmut (Latitude:48.80822 Longtitude:38.25645)</text:p>
      <text:p text:style-name="P4">
视频: []</text:p>
      <text:p text:style-name="P4">
图片: []</text:p>
      <text:p text:style-name="P4">
标签: ["Russia"]</text:p>
      <text:p text:style-name="P4">
Id: 22557946</text:p>
      <!--METADATA-->
      <text:p text:style-name="P4">
乌克兰武装部队的武装部队在《早晨报告》中说，在莱曼指示俄罗斯军队炮击了卢汉斯克地区的马基伊夫卡，内维斯克和dibrova的bilohorivka，乌克兰武装部队的武装部队工作人员说</text:p>
      <text:p text:style-name="P4">
新闻集链接：<text:a xlink:type="simple" xlink:href="https://liveuamap.com/en/2023/23-april-at-lyman-direction-russian-army-shelled-makiyivka" text:style-name="Internet_20_link" text:visited-style-name="Visited_20_Internet_20_Link">
https://liveuamap.com/en/2023/23-APRIL-AT-LYMAN-DIRECTION-RUSSIAN-RUSSIAN-ARMY-SHELLED-MAKIYIVKA</text:a>
</text:p>
      <text:p text:style-name="P4">
News Source: <text:a xlink:type="simple" xlink:href="https://t.me/lumsrc/4569" text:style-name="Internet_20_link" text:visited-style-name="Visited_20_Internet_20_Link">
https://t.me/lumsrc/4569</text:a>
</text:p>
      <!--NEWS-->
      <text:h text:style-name="P10" text:outline-level="1">
<text:span text:style-name="T4">
巴赫穆特（Bakhmut Directio）鲁斯军队（Rusian Army）炮击了罗兹多利夫卡（Rozdolivka），瓦苏基夫卡（Vasukivka），奥里克霍沃 - 瓦西利维卡（Novomark）...</text:span>
</text:h>
      <text:p text:style-name="P4">
作者: liveuamap (Language: en)</text:p>
      <text:p text:style-name="P4">
时间: 2023-04-23T-64:31:00</text:p>
      <text:p text:style-name="P4">
地点: Novhorods'ke, Donetsk Oblast (Latitude:48.33023 Longtitude:37.8352)</text:p>
      <text:p text:style-name="P4">
视频: []</text:p>
      <text:p text:style-name="P4">
图片: []</text:p>
      <text:p text:style-name="P4">
标签: ["Russia"]</text:p>
      <text:p text:style-name="P4">
Id: 22557945</text:p>
      <!--METADATA-->
      <text:p text:style-name="P4">
AT BAKHMUT DIRECTION RUSSIAN ARMY SHELLED ROZDOLIVKA, VASUKIVKA, Orikhovo-Vasylivka, Novomarkove, Hryhorivka, BOHDANIVKA, BAKHMUT, IIVT, IIVKA, BOHDANIVKA Zne, Pivnichne, Pivdenneand New York of Donetsk Region, - General Staff of ARMED FORCES OF UKRAINESAYS IN THE MORNING REPORT</text:p>
      <text:p text:style-name="P4">
新闻集链接：(https://liveuamap.com/en/2023/23-april-at-bakhmut-direction-russian-army-shelled-rozdolivka)</text:p>
      <text:p text:style-name="P4">
News Source: <text:a xlink:type="simple" xlink:href="https://t.me/lumsrc/4570" text:style-name="Internet_20_link" text:visited-style-name="Visited_20_Internet_20_Link">
https://t.me/lumsrc/4570</text:a>
</text:p>
      <!--NEWS-->
      <text:h text:style-name="P10" text:outline-level="1">
<text:span text:style-name="T4">
JSC Avdiivka Directioz Rusian军队炮击Novokalin，Steppe，Avdiivka，Tonic，首先...</text:span>
</text:h>
      <text:p text:style-name="P4">
作者: liveuamap (Language: en)</text:p>
      <text:p text:style-name="P4">
时间: 2023-04-23T-66:31:00</text:p>
      <text:p text:style-name="P4">
地点: Avdiyivka (Latitude:48.24891 Longtitude:37.69255)</text:p>
      <text:p text:style-name="P4">
视频: []</text:p>
      <text:p text:style-name="P4">
图片: []</text:p>
      <text:p text:style-name="P4">
标签: ["Russia"]</text:p>
      <text:p text:style-name="P4">
Id: 22557944</text:p>
      <!--METADATA-->
      <text:p text:style-name="P4">
在Avdiyivka的指示，俄罗斯军队炮击了Novokalynove，Stepove，Avdiyivka，Tonenke，Pervomayske和Donetsk地区的Nevelske，乌克兰的Armedforces的总参谋长在早晨的报告中说</text:p>
      <text:p text:style-name="P4">
新闻集链接：<text:a xlink:type="simple" xlink:href="https://liveuamap.com/en/2023/23-april-at-avdiyivka-directions-russian-army-shelled-novokalynove" text:style-name="Internet_20_link" text:visited-style-name="Visited_20_Internet_20_Link">
https://liveuamap.com/en/2023/23-april-at-at-avdiyivka-directions-russian-army-army-shelled-novokalynove</text:a>
</text:p>
      <text:p text:style-name="P4">
News Source: <text:a xlink:type="simple" xlink:href="https://t.me/lumsrc/4571" text:style-name="Internet_20_link" text:visited-style-name="Visited_20_Internet_20_Link">
https://t.me/lumsrc/4571</text:a>
</text:p>
      <!--NEWS-->
      <text:h text:style-name="P10" text:outline-level="1">
<text:span text:style-name="T4">
Zaporizka Oblast（20:12）。 红色警报：空中威胁。 警笛声。 立即掩盖！</text:span>
</text:h>
      <text:p text:style-name="P4">
作者: liveuamap (Language: en)</text:p>
      <text:p text:style-name="P4">
时间: 2023-04-23T14:13:00</text:p>
      <text:p text:style-name="P4">
地点: Zaporizka Oblast (Latitude:47.612951 Longtitude:35.765911)</text:p>
      <text:p text:style-name="P4">
视频: []</text:p>
      <text:p text:style-name="P4">
图片: []</text:p>
      <text:p text:style-name="P4">
标签: ["Europe", "Central and Eastern Europe"]</text:p>
      <text:p text:style-name="P4">
Id: 22558133</text:p>
      <!--METADATA-->
      <text:p text:style-name="P4">
Zaporizhzhia地区(20:12). Red Alert: aerial threat. Sirens sounding. Take covernow!</text:p>
      <text:p text:style-name="P4">
News Collection Link: <text:a xlink:type="simple" xlink:href="https://liveuamap.com/en/2023/23-april-zaporizka-oblast2012-red-alert-aeriag" text:style-name="Internet_20_link" text:visited-style-name="Visited_20_Internet_20_Link">
https://liveuamap.com/en/2023/23-april-zaporizka-oblast2012-red-alert-aeriag</text:a>
</text:p>
      <text:p text:style-name="P4">
News Source: <text:a xlink:type="simple" xlink:href="https://t.me/air_alert_ua/43615" text:style-name="Internet_20_link" text:visited-style-name="Visited_20_Internet_20_Link">
https://t.me/air_alert_ua/43615</text:a>
</text:p>
      <!--NEWS-->
      <text:h text:style-name="P10" text:outline-level="1">
<text:span text:style-name="T4">
Donetsk Oblast（21:01）。 红色警报：空中威胁。 警笛声。 立即掩盖！</text:span>
</text:h>
      <text:p text:style-name="P4">
作者: liveuamap (Language: en)</text:p>
      <text:p text:style-name="P4">
时间: 2023-04-23T15:01:00</text:p>
      <text:p text:style-name="P4">
地点: Donetsk Oblast (Latitude:48.72744 Longtitude:37.5781)</text:p>
      <text:p text:style-name="P4">
视频: []</text:p>
      <text:p text:style-name="P4">
图片: []</text:p>
      <text:p text:style-name="P4">
标签: ["Europe", "Central and Eastern Europe"]</text:p>
      <text:p text:style-name="P4">
Id: 22558134</text:p>
      <!--METADATA-->
      <text:p text:style-name="P4">
Donetsk Oblast(21:01). Red Alert: aerial threat. Sirens sounding. Take covernow!</text:p>
      <text:p text:style-name="P4">
News Collection Link: <text:a xlink:type="simple" xlink:href="https://liveuamap.com/en/2023/23-april-donetsk-oblast2101-red-alert-aerial-g" text:style-name="Internet_20_link" text:visited-style-name="Visited_20_Internet_20_Link">
https://liveuamap.com/en/2023/23-april-donetsk-oblast2101-red-alert-aerial-g</text:a>
</text:p>
      <text:p text:style-name="P4">
News Source: <text:a xlink:type="simple" xlink:href="https://t.me/air_alert_ua/43618" text:style-name="Internet_20_link" text:visited-style-name="Visited_20_Internet_20_Link">
https://t.me/air_alert_ua/43618</text:a>
</text:p>
      <!--NEWS-->
      <text:h text:style-name="P10" text:outline-level="1">
<text:span text:style-name="T4">
Zaporizhhya地区，波尔塔瓦地区，哈尔基夫地区（22：hp）。 红色ALRT：空中仪表板...</text:span>
</text:h>
      <text:p text:style-name="P4">
作者: liveuamap (Language: en)</text:p>
      <text:p text:style-name="P4">
时间: 2023-04-23T16:45:00</text:p>
      <text:p text:style-name="P4">
地点: Zaporizka Oblast (Latitude:47.612661 Longtitude:35.766111)</text:p>
      <text:p text:style-name="P4">
视频: []</text:p>
      <text:p text:style-name="P4">
图片: []</text:p>
      <text:p text:style-name="P4">
标签: ["Europe", "Central and Eastern Europe"]</text:p>
      <text:p text:style-name="P4">
Id: 22558135</text:p>
      <!--METADATA-->
      <text:p text:style-name="P4">
Zaporizhhya地区，波尔塔瓦地区，哈尔基夫地区，哈尔基夫地区(22:44). RedAlert: aerial threat. Sirens sounding. Take cover now!</text:p>
      <text:p text:style-name="P4">
News Collection Link: <text:a xlink:type="simple" xlink:href="https://liveuamap.com/en/2023/23-april-zaporizka-oblast-poltavska-oblast-khg" text:style-name="Internet_20_link" text:visited-style-name="Visited_20_Internet_20_Link">
https://liveuamap.com/en/2023/23-april-zaporizka-oblast-poltavska-oblast-khg</text:a>
</text:p>
      <text:p text:style-name="P4">
News Source: <text:a xlink:type="simple" xlink:href="https://t.me/air_alert_ua/43622" text:style-name="Internet_20_link" text:visited-style-name="Visited_20_Internet_20_Link">
https://t.me/air_alert_ua/43622</text:a>
</text:p>
      <!--NEWS-->
      <text:h text:style-name="P10" text:outline-level="1">
<text:span text:style-name="T4">
Dnipro，Dnipropetrovska Oblast（22:44）。 红色警报：空中威胁。 警笛声。 掩护...</text:span>
</text:h>
      <text:p text:style-name="P4">
作者: liveuamap (Language: en)</text:p>
      <text:p text:style-name="P4">
时间: 2023-04-23T16:46:00</text:p>
      <text:p text:style-name="P4">
地点: Dnipro (Latitude:48.45930000 Longtitude:35.03865000)</text:p>
      <text:p text:style-name="P4">
视频: []</text:p>
      <text:p text:style-name="P4">
图片: []</text:p>
      <text:p text:style-name="P4">
标签: ["Europe", "Central and Eastern Europe"]</text:p>
      <text:p text:style-name="P4">
Id: 22558136</text:p>
      <!--METADATA-->
      <text:p text:style-name="P4">
dnipro，dnipropetrovsk区域(22:44). Red Alert: aerial threat. Sirenssounding. Take cover now!</text:p>
      <text:p text:style-name="P4">
News Collection Link: <text:a xlink:type="simple" xlink:href="https://liveuamap.com/en/2023/23-april-dnipro-dnipropetrovska-oblast2244-reg" text:style-name="Internet_20_link" text:visited-style-name="Visited_20_Internet_20_Link">
https://liveuamap.com/en/2023/23-april-dnipro-dnipropetrovska-oblast2244-reg</text:a>
</text:p>
      <text:p text:style-name="P4">
News Source: <text:a xlink:type="simple" xlink:href="https://t.me/suspilnednipro/14669" text:style-name="Internet_20_link" text:visited-style-name="Visited_20_Internet_20_Link">
https://t.me/suspilnednipro/14669</text:a>
</text:p>
      <!--NEWS-->
      <text:h text:style-name="P10" text:outline-level="1">
<text:span text:style-name="T4">
Sumska Oblast，Donetsk Oblast（22:45）。 红色警报：空中威胁。 警笛声。 立即掩盖！</text:span>
</text:h>
      <text:p text:style-name="P4">
作者: liveuamap (Language: en)</text:p>
      <text:p text:style-name="P4">
时间: 2023-04-23T16:47:00</text:p>
      <text:p text:style-name="P4">
地点: Sumska Oblast (Latitude:51.00000000 Longtitude:34.00000000)</text:p>
      <text:p text:style-name="P4">
视频: []</text:p>
      <text:p text:style-name="P4">
图片: []</text:p>
      <text:p text:style-name="P4">
标签: ["Europe", "Central and Eastern Europe"]</text:p>
      <text:p text:style-name="P4">
Id: 22558137</text:p>
      <!--METADATA-->
      <text:p text:style-name="P4">
Sumy地区，顿涅茨克地区(22:45). Red Alert: aerial threat. Sirenssounding. Take cover now!</text:p>
      <text:p text:style-name="P4">
News Collection Link: <text:a xlink:type="simple" xlink:href="https://liveuamap.com/en/2023/23-april-sumska-oblast-donetsk-oblast2245-redg" text:style-name="Internet_20_link" text:visited-style-name="Visited_20_Internet_20_Link">
https://liveuamap.com/en/2023/23-april-sumska-oblast-donetsk-oblast2245-redg</text:a>
</text:p>
      <text:p text:style-name="P4">
News Source: <text:a xlink:type="simple" xlink:href="https://t.me/air_alert_ua/43625" text:style-name="Internet_20_link" text:visited-style-name="Visited_20_Internet_20_Link">
https://t.me/air_alert_ua/43625</text:a>
</text:p>
      <!--NEWS-->
      <text:h text:style-name="P10" text:outline-level="1">
<text:span text:style-name="T4">
Zaporizka Oblast（00:06）。 红色警报：空中威胁。 警笛声。 立即掩盖！</text:span>
</text:h>
      <text:p text:style-name="P4">
作者: liveuamap (Language: en)</text:p>
      <text:p text:style-name="P4">
时间: 2023-04-23T18:07:00</text:p>
      <text:p text:style-name="P4">
地点: Zaporizka Oblast (Latitude:47.612841 Longtitude:35.766081)</text:p>
      <text:p text:style-name="P4">
视频: []</text:p>
      <text:p text:style-name="P4">
图片: []</text:p>
      <text:p text:style-name="P4">
标签: ["Europe", "Central and Eastern Europe"]</text:p>
      <text:p text:style-name="P4">
Id: 22558138</text:p>
      <!--METADATA-->
      <text:p text:style-name="P4">
Zaporizhzhia地区(00:06). Red Alert: aerial threat. Sirens sounding. Take covernow!</text:p>
      <text:p text:style-name="P4">
News Collection Link: <text:a xlink:type="simple" xlink:href="https://liveuamap.com/en/2023/23-april-zaporizka-oblast0006-red-alert-aeriag" text:style-name="Internet_20_link" text:visited-style-name="Visited_20_Internet_20_Link">
https://liveuamap.com/en/2023/23-april-zaporizka-oblast0006-red-alert-aeriag</text:a>
</text:p>
      <text:p text:style-name="P4">
News Source: <text:a xlink:type="simple" xlink:href="https://t.me/air_alert_ua/43632" text:style-name="Internet_20_link" text:visited-style-name="Visited_20_Internet_20_Link">
https://t.me/air_alert_ua/43632</text:a>
</text:p>
      <!--NEWS-->
      <text:h text:style-name="P10" text:outline-level="1">
<text:span text:style-name="T4">
Zaporizka Oblast（01:40）。 红色警报：空中威胁。 警笛声。 立即掩盖！</text:span>
</text:h>
      <text:p text:style-name="P4">
作者: liveuamap (Language: en)</text:p>
      <text:p text:style-name="P4">
时间: 2023-04-23T19:41:00</text:p>
      <text:p text:style-name="P4">
地点: Zaporizka Oblast (Latitude:47.611841 Longtitude:35.765761)</text:p>
      <text:p text:style-name="P4">
视频: []</text:p>
      <text:p text:style-name="P4">
图片: []</text:p>
      <text:p text:style-name="P4">
标签: ["Europe", "Central and Eastern Europe"]</text:p>
      <text:p text:style-name="P4">
Id: 22558139</text:p>
      <!--METADATA-->
      <text:p text:style-name="P4">
Zaporizhzhia地区(01:40). Red Alert: aerial threat. Sirens sounding. Take covernow!</text:p>
      <text:p text:style-name="P4">
News Collection Link: <text:a xlink:type="simple" xlink:href="https://liveuamap.com/en/2023/23-april-zaporizka-oblast0140-red-alert-aeriag" text:style-name="Internet_20_link" text:visited-style-name="Visited_20_Internet_20_Link">
https://liveuamap.com/en/2023/23-april-zaporizka-oblast0140-red-alert-aeriag</text:a>
</text:p>
      <text:p text:style-name="P4">
News Source: <text:a xlink:type="simple" xlink:href="https://t.me/air_alert_ua/43634" text:style-name="Internet_20_link" text:visited-style-name="Visited_20_Internet_20_Link">
https://t.me/air_alert_ua/43634</text:a>
</text:p>
      <!--NEWS-->
      <text:h text:style-name="P10" text:outline-level="1">
<text:span text:style-name="T4">
医生为该州的防御能力做出了宝贵的贡献-Anna Malyar</text:span>
</text:h>
      <text:p text:style-name="P4">
作者: ['АРМІЯINFORM']</text:p>
      <text:p text:style-name="P4">
时间: 2023-04-23T79:00:00-04:00</text:p>
      <text:p text:style-name="P4">
描述: “乌克兰医学方面”  - 蒂西维尔尼领带-visskovis医生，作为划船生活...与乌克兰2022年的战争，与乌克兰的最新新闻，今天与乌克兰2022年的新闻战争，今天将在乌克兰和俄罗斯和俄罗斯和俄罗斯和俄罗斯和俄罗斯和俄罗斯和俄罗斯之间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42988166_1194507931266345_3132785888064533294_n.jpg" text:style-name="Internet_20_link" text:visited-style-name="Visited_20_Internet_20_Link">
342988166_1194507931266345_3132785888064533294_n.jpg</text:a>
', '<text:a xlink:type="simple" xlink:href="https://armyinform.com.ua/wp-content/uploads/2023/04/342620576_1715232635568497_8165851594006101599_n.jpg" text:style-name="Internet_20_link" text:visited-style-name="Visited_20_Internet_20_Link">
342620576_1715232635568497_8165851594006101599_n.jpg</text:a>
', '<text:a xlink:type="simple" xlink:href="https://armyinform.com.ua/wp-content/uploads/2023/04/342614919_702520018296663_4446677339446725618_n.jpg" text:style-name="Internet_20_link" text:visited-style-name="Visited_20_Internet_20_Link">
342614919_702520018296663_4446677339446725618_n.jpg</text:a>
']</text:p>
      <text:p text:style-name="P4">
标签: ['STOPRUSSIA', 'ВІЙСЬКОВІ ЛІКАРІ', 'ГАННА МАЛЯР', 'УКРАЇНСЬКИЙ МЕДИЧНИЙ ФРОНТ']</text:p>
      <text:p text:style-name="P4">
类别: News</text:p>
      <!--METADATA-->
      <text:p text:style-name="P4">
<draw:frame draw:style-name="fr1" draw:name="Image2" text:anchor-type="as-char" svg:width="6.9236in" svg:height="4.615733in" draw:z-index="0">
<draw:image xlink:href="../Images/AРМІЯINFORM/2023-04-23T79-00-00-04-00/342988166_1194507931266345_3132785888064533294_n.jpg" xlink:type="simple" xlink:show="embed" xlink:actuate="onLoad" draw:mime-type="image/jpeg"/>
</draw:frame>
乌克兰医疗阵线 - 民事和军事医生一起挽救了我们军方的生命和健康。</text:p>
      <text:p text:style-name="P4">
500名医学动机仪式在同一个大厅里的医生，军事和志愿者进行了重要的观点，事件，经验。</text:p>
      <text:p text:style-name="P4">
<draw:frame draw:style-name="fr1" draw:name="Image3" text:anchor-type="as-char" svg:width="6.9236in" svg:height="7.158206in" draw:z-index="0">
<draw:image xlink:href="../Images/AРМІЯINFORM/2023-04-23T79-00-00-04-00/342620576_1715232635568497_8165851594006101599_n.jpg" xlink:type="simple" xlink:show="embed" xlink:actuate="onLoad" draw:mime-type="image/jpeg"/>
</draw:frame>
“我将提醒，在乌克兰，为了拯救我们的士兵创造了独特的军事和平民医疗机构的统一空间，这没有空军的类似物。 医生在正面有一个非常负责任的领域。 他们自己为州的防御能力做出了自己的贡献。” <text:a xlink:type="simple" xlink:href="https://www.facebook.com/ganna.maliar/posts/pfbid0JeL22WEc894ufT376pirVcDD69zNwHGEDvigbFmmdWPT7Ca78vmsdUegvufVS4MXl" text:style-name="Internet_20_link" text:visited-style-name="Visited_20_Internet_20_Link">
指出</text:a>
乌克兰国防部副部长安娜·马利亚(Anna Malyar)。</text:p>
      <text:p text:style-name="P4">
<draw:frame draw:style-name="fr1" draw:name="Image4" text:anchor-type="as-char" svg:width="6.9236in" svg:height="5.1927in" draw:z-index="0">
<draw:image xlink:href="../Images/AРМІЯINFORM/2023-04-23T79-00-00-04-00/342614919_702520018296663_4446677339446725618_n.jpg" xlink:type="simple" xlink:show="embed" xlink:actuate="onLoad" draw:mime-type="image/jpeg"/>
</draw:frame>
</text:p>
      <text:p text:style-name="P4">
News Source: <text:a xlink:type="simple" xlink:href="https://armyinform.com.ua/2023/04/23/likari-roblyat-svij-neoczinennyj-vnesok-v-oboronozdatnist-derzhavy-ganna-malyar/" text:style-name="Internet_20_link" text:visited-style-name="Visited_20_Internet_20_Link">
https://armyinform.com.ua/2023/04/23/likari-roblyat-svij-neoczinennyj-vnesok-v-oboronozdatnist-derzhavy-ganna-malyar/</text:a>
</text:p>
      <!--NEWS-->
      <text:h text:style-name="P10" text:outline-level="1">
<text:span text:style-name="T4">
关于今天对Nikopol无人机进行炮击的事实，已经进行了预审</text:span>
</text:h>
      <text:p text:style-name="P4">
作者: ['АРМІЯINFORM']</text:p>
      <text:p text:style-name="P4">
时间: 2023-04-23T98:00:00-04:00</text:p>
      <text:p text:style-name="P4">
描述: Agresor Power攻击了Dnipropetrovskiy-Rospocrat上的胡说八道。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342793513_1780329332382311_3231938476983012356_n.jpg" text:style-name="Internet_20_link" text:visited-style-name="Visited_20_Internet_20_Link">
342793513_1780329332382311_3231938476983012356_n.jpg</text:a>
']</text:p>
      <text:p text:style-name="P4">
标签: ['STOPRUSSIA', 'АГРЕСІЯ РФ', 'ВІЙНА', 'ВОРОЖІ ОБСТРІЛИ', 'ВТОРГНЕННЯ РФ', 'НІКОПОЛЬ', 'ОФІС ГЕНЕРАЛЬНОГО ПРОКУРОРА']</text:p>
      <text:p text:style-name="P4">
类别: News</text:p>
      <!--METADATA-->
      <text:p text:style-name="P4">
<draw:frame draw:style-name="fr1" draw:name="Image5" text:anchor-type="as-char" svg:width="6.9236in" svg:height="3.894525in" draw:z-index="0">
<draw:image xlink:href="../Images/AРМІЯINFORM/2023-04-23T98-00-00-04-00/342793513_1780329332382311_3231938476983012356_n.jpg" xlink:type="simple" xlink:show="embed" xlink:actuate="onLoad" draw:mime-type="image/jpeg"/>
</draw:frame>
侵略者国家在调查中袭击了尼科波尔的无人机。 关于它<text:a xlink:type="simple" xlink:href="https://www.facebook.com/pgo.gov.ua/posts/pfbid0UL75B2bHf4ijrG6csPD41vqov9ZxqFGWhUsib5XEzm4J1tyoZMqu6ZYFcSv1Ew3Wl" text:style-name="Internet_20_link" text:visited-style-name="Visited_20_Internet_20_Link">
报告</text:a>
检察长办公室在其Facebook官方页面上。</text:p>
      <text:p text:style-name="P4">
在Dnipropetrovsk地区检察官办公室的程序指导下，对违反战争法的刑事诉讼的刑事调查(艺术的第1部分。 乌克兰《刑法》的438).</text:p>
      <text:p text:style-name="P4">
За даними слідства, 23 квітня 2023 року армія рф атакувала м. Нікопольбезпілотними літальними апаратами. У результаті атаки постраждало 3 людей.</text:p>
      <text:p text:style-name="P4">
Пошкоджено комунальну будівлю, приватні будинки, господарські споруди,автомобіль.</text:p>
      <text:p text:style-name="P4">
— Прокурори продовжують вживати всі належні заходи задля документуваннявоєнних злочинів, вчинених представниками збройних сил рф, — йдеться уповідомлені.</text:p>
      <text:p text:style-name="P4">
News Source: <text:a xlink:type="simple" xlink:href="https://armyinform.com.ua/2023/04/23/za-faktom-sogodnishnogo-obstrilu-bezpilotnykamy-nikopolya-rozpochato-dosudove-rozsluduvannya/" text:style-name="Internet_20_link" text:visited-style-name="Visited_20_Internet_20_Link">
https://armyinform.com.ua/2023/04/23/za-faktom-sogodnishnogo-obstrilu-bezpilotnykamy-nikopolya-rozpochato-dosudove-rozsluduvannya/</text:a>
</text:p>
      <!--NEWS-->
      <text:h text:style-name="P10" text:outline-level="1">
<text:span text:style-name="T4">
在Transcarpathia中，被判刑的20年，被判刑的FSB，Pseudopremier的FSB</text:span>
</text:h>
      <text:p text:style-name="P4">
作者: Ukrinform (Person)</text:p>
      <text:p text:style-name="P4">
出版商: Укринформ (Organization)</text:p>
      <text:p text:style-name="P4">
出版时间: 2023-04-24T-112:06:00+03:00</text:p>
      <text:p text:style-name="P4">
修改时间: 2023-04-24T18:06:00+03:00</text:p>
      <text:p text:style-name="P4">
描述: 长达20年的监禁谴责了自称为伪形式的“总理”“驻喀尔巴阡共和国鲁斯共和国”。  - 乌克林。</text:p>
      <text:p text:style-name="P4">
图片: ["<text:a xlink:type="simple" xlink:href="https://static.ukrinform.com/photos/2018_07/thumb_files/630_360_1532017869-1678.jpg" text:style-name="Internet_20_link" text:visited-style-name="Visited_20_Internet_20_Link">
630_360_15320...</text:a>
", "<text:a xlink:type="simple" xlink:href="https://static.ukrinform.com/photos/2023_04/1682348818-266.jpg" text:style-name="Internet_20_link" text:visited-style-name="Visited_20_Internet_20_Link">
1682348818-26...</text:a>
"]</text:p>
      <text:p text:style-name="P4">
标签: ['фсб рф', 'Суд', 'Закарпаття']</text:p>
      <text:p text:style-name="P4">
类型: Article</text:p>
      <!--METADATA-->
      <text:p text:style-name="P4">
<draw:frame draw:style-name="fr1" draw:name="Image6" text:anchor-type="as-char" svg:width="6.9236in" svg:height="3.956343in" draw:z-index="0">
<draw:image xlink:href="../Images/yкринформ/2023-04-24T-112-06-00-03-00/630_360_1532017869-1678.jpg" xlink:type="simple" xlink:show="embed" xlink:actuate="onLoad" draw:mime-type="image/jpeg"/>
</draw:frame>
一名自称为伪总理形成的“副手共和国鲁斯共和国”，被判处20年的监禁。</text:p>
      <text:p text:style-name="P4">
这是在[]中报道的(http://www.facebook.com/ssu.uzhhorod/posts/pfbid02CcdwgoxHjW9CS62MV9D6Wxx13A49VhhMWsMMupy6DPWvTHu5edBsN6e1wsNeqLkEl)乌克林福姆报道，Transcarpathian地区的SBU办公室。</text:p>
      <text:p text:style-name="P4">
根据情报部门的说法，攻击者在俄罗斯联邦特殊服务的指示下，试图创建放松该地区社会政治状况的先决条件。 关键任务之一是在Vakarpattya地区的领土上创建和宣告伪形式的“副Pathpothian Rus共和国”。</text:p>
      <text:p text:style-name="P4">
执法人员发现，攻击者已反复证明他们的意图，以改变乌克兰国家的行政和领土结构。</text:p>
      <text:p text:style-name="P4">
“从俄罗斯的全面入侵开始，他就加强了促进反俄罗斯 - 俄罗斯叙事的促进，尤其是继续推广克里姆林宫版的“鲁斯诺夫种族灭绝”。敌对代理人呼吁呼吁俄罗斯总统提出：改变乌克兰西部；在不考虑有关跨速率的因素的数量的情况下，乌克兰的“特殊军事行动”不完整。”</text:p>
      <text:p text:style-name="P4">
<draw:frame draw:style-name="fr1" draw:name="Image7" text:anchor-type="as-char" svg:width="6.9236in" svg:height="4.615733in" draw:z-index="0">
<draw:image xlink:href="../Images/yкринформ/2023-04-24T-112-06-00-03-00/1682348818-266.jpg" xlink:type="simple" xlink:show="embed" xlink:actuate="onLoad" draw:mime-type="image/jpeg"/>
</draw:frame>
如图所述，被告是在州际搜查中进行的。 自2014年以来，他一直在俄罗斯联邦领土上听到他的声音。</text:p>
      <text:p text:style-name="P4">
在2021年，法院已经裁定他犯有艺术罪。 109(旨在导致宪法秩序或推翻宪法的行动)， 艺术。 110(侵犯)和艺术。 111(国家农业委员会)乌克兰的刑法。</text:p>
      <text:p text:style-name="P4">
今年4月，根据跨托普特地区乌兹霍罗德市法院的裁决，袭击者被判犯有根据《艺术》第2部分犯下罪行的罪名。 110和艺术的第2部分。 乌克兰《刑法》第111条被判处二十年的监禁。</text:p>
      <text:p text:style-name="P4">
目前，根据《刑事诉讼法》的要求，判决尚未有效。</text:p>
      <text:p text:style-name="P4">
<text:span text:style-name="T4">
另请阅读：</text:span>
 <text:a xlink:type="simple" xlink:href="https://www.ukrinform.ua/rubric-society/3700000-sbu-zatrimala-oficera-cervinskogo-akogo-sukali-v-spravi-pro-obstril-aerodromu-kanatove-dzerelo.html" text:style-name="Internet_20_link" text:visited-style-name="Visited_20_Internet_20_Link">
<text:span text:style-name="T4">
 sbu </text:span>
</text:a>
</text:p>
      <text:p text:style-name="P4">
2019年，Mukachevo City Court判处Hitz 12岁。 2021年7月，利维夫上诉法院离开了这一对锡尔的判决。</text:p>
      <text:p text:style-name="P4">
News Source: <text:a xlink:type="simple" xlink:href="https://www.ukrinform.ua/rubric-regions/3700088-na-zakarpatti-do-20-rokiv-zasudili-zaverbovanogo-fsb-psevdopremera-rusiniv.html" text:style-name="Internet_20_link" text:visited-style-name="Visited_20_Internet_20_Link">
https://www.ukrinform.ua/rubric-regions/3700088-na-zakarpatti-do-20-rokiv-zasudili-zaverbovanogo-fsb-psevdopremera-rusiniv.html</text:a>
</text:p>
      <!--NEWS-->
      <text:h text:style-name="P10" text:outline-level="1">
<text:span text:style-name="T4">
Ukrzaliznytsia恢复了波兰的谷物运输领土</text:span>
</text:h>
      <text:p text:style-name="P4">
作者: Ukrinform (Person)</text:p>
      <text:p text:style-name="P4">
出版商: Укринформ (Organization)</text:p>
      <text:p text:style-name="P4">
出版时间: 2023-04-24T-12:58:00+03:00</text:p>
      <text:p text:style-name="P4">
修改时间: 2023-04-24T23:58:00+03:00</text:p>
      <text:p text:style-name="P4">
描述: JSC“ Ukrzaliznytsia”（UZ）恢复了乌克兰农产品以铁路出口的出口运输，用于从4月15日开始终止的波兰领土。  - 乌克林。</text:p>
      <text:p text:style-name="P4">
图片: ["<text:a xlink:type="simple" xlink:href="https://static.ukrinform.com/photos/2023_04/thumb_files/630_360_1681898244-702.jpg" text:style-name="Internet_20_link" text:visited-style-name="Visited_20_Internet_20_Link">
630_360_16818...</text:a>
"]</text:p>
      <text:p text:style-name="P4">
标签: ['Польща', 'Україна', 'Зерно', 'Укрзалізниця', 'Транзит']</text:p>
      <text:p text:style-name="P4">
类型: Article</text:p>
      <!--METADATA-->
      <text:p text:style-name="P4">
<draw:frame draw:style-name="fr1" draw:name="Image8" text:anchor-type="as-char" svg:width="6.9236in" svg:height="3.956343in" draw:z-index="0">
<draw:image xlink:href="../Images/yкринформ/2023-04-24T-12-58-00-03-00/630_360_1681898244-702.jpg" xlink:type="simple" xlink:show="embed" xlink:actuate="onLoad" draw:mime-type="image/jpeg"/>
</draw:frame>
JSC“ Ukrzaliznytsia”(和)自4月15日起，乌克兰农产品以铁路出口的出口运输以通过波兰领土的运输恢复。</text:p>
      <text:p text:style-name="P4">
如Ukrinform报道，关于它，<text:a xlink:type="simple" xlink:href="https://interfax.com.ua/news/economic/905917.html" text:style-name="Internet_20_link" text:visited-style-name="Visited_20_Internet_20_Link">
</text:a>
参考乌克兰兹尼特。</text:p>
      <text:p text:style-name="P4">
乌克兰兹尼尼特(Ukrzaliznytsia)恢复了乌克兰农民的出口运输运输。</text:p>
      <text:p text:style-name="P4">
<text:span text:style-name="T4">
另请阅读：</text:span>
 <text:span text:style-name="T4">
 <text:a xlink:type="simple" xlink:href="https://www.ukrinform.ua/rubric-economy/3699157-ukrzaliznica-zapuskae-bezperesadkovij-rejs-z-avstrii.html" text:style-name="Internet_20_link" text:visited-style-name="Visited_20_Internet_20_Link">
</text:a>
</text:span>
</text:p>
      <text:p text:style-name="P4">
该公司规定，乌克兰食品的运输允许用于纳泽(Nazpemic Transit)的运输，并运输到Gdansk，Gdin，Swinouya和Shecin的海港。</text:p>
      <text:p text:style-name="P4">
还报道说，在PKP货物和PKP LHS Railway Operators涉及后，镜像限制性惯例是在波兰方向朝着波兰转移的，从4月17日提出了UZ，很快也是预算。</text:p>
      <text:p text:style-name="P4">
<text:span text:style-name="T4">
另请阅读：</text:span>
 <text:span text:style-name="T4">
 <text:a xlink:type="simple" xlink:href="https://www.ukrinform.ua/rubric-economy/3698426-obsagi-zernovih-perevezen-vpali-do-minimumu-za-pat-misaciv-ukrzaliznica.html" text:style-name="Internet_20_link" text:visited-style-name="Visited_20_Internet_20_Link">
</text:a>
</text:span>
</text:p>
      <text:p text:style-name="P4">
同时，乌克兰人<text:span text:style-name="T4">
 [] []发行3,000辆货车(https://www.ukrinform.ua/tag-zerno)</text:span>
在波兰承运人引入常规禁令之前已被装载和采用，但仍未解决。</text:p>
      <text:p text:style-name="P4">
如前所述，波兰中期，匈牙利，保加利亚，斯洛伐克和罗马尼亚单方面_ <text:span text:style-name="T4">
 [] [] <text:a xlink:type="simple" xlink:href="https://www.ukrinform.ua/rubric-economy/3697893-zaborona-importu-agroprodukcii-solskij-rozpoviv-pro-peregovori-z-okremimi-krainami-ta-es.html" text:style-name="Internet_20_link" text:visited-style-name="Visited_20_Internet_20_Link">
</text:a>
</text:span>
 _，但他们允许他们过境。</text:p>
      <text:p text:style-name="P4">
<text:span text:style-name="T4">
另请阅读：</text:span>
 <text:span text:style-name="T4">
 <text:a xlink:type="simple" xlink:href="https://www.ukrinform.ua/rubric-economy/3700053-v-oon-gotovi-dopomogti-es-virisiti-pitanna-z-nadliskom-ukrainskogo-zerna.html" text:style-name="Internet_20_link" text:visited-style-name="Visited_20_Internet_20_Link">
</text:a>
</text:span>
</text:p>
      <text:p text:style-name="P4">
乌克兰货物现在正前往纳巴利亚海的波兰和德国港口，以及梅尔尼的罗马尼亚和保加利亚港口。</text:p>
      <text:p text:style-name="P4">
News Source: <text:a xlink:type="simple" xlink:href="https://www.ukrinform.ua/rubric-economy/3700204-ukrzaliznica-vidnovila-tranzit-zerna-teritorieu-polsi.html" text:style-name="Internet_20_link" text:visited-style-name="Visited_20_Internet_20_Link">
https://www.ukrinform.ua/rubric-economy/3700204-ukrzaliznica-vidnovila-tranzit-zerna-teritorieu-polsi.html</text:a>
</text:p>
      <!--NEWS-->
      <text:h text:style-name="P10" text:outline-level="1">
<text:span text:style-name="T4">
联合国的邮政-EU：俄罗斯必须履行乌克兰的决议</text:span>
</text:h>
      <text:p text:style-name="P4">
作者: Ukrinform (Person)</text:p>
      <text:p text:style-name="P4">
出版商: Укринформ (Organization)</text:p>
      <text:p text:style-name="P4">
出版时间: 2023-04-24T-14:46:00+03:00</text:p>
      <text:p text:style-name="P4">
修改时间: 2023-04-24T23:46:00+03:00</text:p>
      <text:p text:style-name="P4">
描述: 代表27个欧盟国家的联合国斯科格（Unof Skoog）的永久代表指责俄罗斯关于国际关系中的多边性辩论和保护联合国原则的辩论。  - 乌克林。</text:p>
      <text:p text:style-name="P4">
图片: ["<text:a xlink:type="simple" xlink:href="https://static.ukrinform.com/photos/2023_04/thumb_files/630_360_1682369270-185.jpeg" text:style-name="Internet_20_link" text:visited-style-name="Visited_20_Internet_20_Link">
630_360_16823...</text:a>
"]</text:p>
      <text:p text:style-name="P4">
标签: ['Євросоюз', 'ООН', 'Агресія РФ', 'росія', 'Радбез ООН']</text:p>
      <text:p text:style-name="P4">
类型: Article</text:p>
      <!--METADATA-->
      <text:p text:style-name="P4">
<draw:frame draw:style-name="fr1" draw:name="Image9" text:anchor-type="as-char" svg:width="6.9236in" svg:height="3.956343in" draw:z-index="0">
<draw:image xlink:href="../Images/yкринформ/2023-04-24T-14-46-00-03-00/630_360_1682369270-185.jpeg" xlink:type="simple" xlink:show="embed" xlink:actuate="onLoad" draw:mime-type="image/jpeg"/>
</draw:frame>
代表27个国家，欧洲联盟的永久代表代表埃塞姆(Eccember)在埃塞姆(Eccember)塞尼马(Cynyma)占领的27个国家，旨在杀人在国际研究和保护该数字原则的多重竞争中获得的辩论。</text:p>
      <text:p text:style-name="P4">
根据纽约乌克林的通讯员的说法，他在由俄罗斯组织的联合国安理会的一次会议上说，这是“通过保护联合国宪章的原则”的“有效的多边性”。</text:p>
      <text:p text:style-name="P4">
“在组织这些辩论时，俄罗斯试图将自己作为分配给联合国宪章的多边性的保护者。 没有什么可以进一步区分的。 如果俄罗斯确实对当今命令的话题感兴趣，它就不再违反《联合国宪章》，国际法并立即从乌克兰各地撤出所有部队。”代表欧盟国家阅读一份声明。</text:p>
      <text:p text:style-name="P4">
<text:span text:style-name="T4">
另请阅读：</text:span>
 <text:span text:style-name="T4">
 <text:a xlink:type="simple" xlink:href="https://www.ukrinform.ua/rubric-world/3700178-postpred-ssa-pri-oon-nagadala-lavrovu-golovni-principi-statutu-organizacii.html" text:style-name="Internet_20_link" text:visited-style-name="Visited_20_Internet_20_Link">
</text:a>
</text:span>
</text:p>
      <text:p text:style-name="P4">
据他说，这一天是“俄罗斯信息操纵，错误信息和滥用其成员的另一个悲伤的例子”。</text:p>
      <text:p text:style-name="P4">
他称俄罗斯对这个话题的讨论浮华，尽管有效的多边性实际上应该在国际关系中起重要作用。</text:p>
      <text:p text:style-name="P4">
斯科格还强调需要改革包括安全理事会在内的联合国和所有全球管理体系。</text:p>
      <text:p text:style-name="P4">
<text:span text:style-name="T4">
另请阅读：</text:span>
 <text:span text:style-name="T4">
 <text:a xlink:type="simple" xlink:href="https://www.ukrinform.ua/rubric-world/3700106-gensek-oon-u-vistupi-v-radbezi-prisvativ-vijni-rosii-proti-ukraini-odne-recenna.html" text:style-name="Internet_20_link" text:visited-style-name="Visited_20_Internet_20_Link">
</text:a>
</text:span>
</text:p>
      <text:p text:style-name="P4">
此外，据欧盟州称，国际社会应确保俄罗斯对乌克兰和反对派犯下的犯罪负责。</text:p>
      <text:p text:style-name="P4">
他上诉：“欧盟仍然是国际刑事法院的坚定支持者，我们继续呼吁对罗马法规进行一般批准。”绑架乌克兰儿童。</text:p>
      <text:p text:style-name="P4">
<text:span text:style-name="T4">
另请阅读：</text:span>
 <text:span text:style-name="T4">
 <text:a xlink:type="simple" xlink:href="https://www.ukrinform.ua/rubric-world/3700118-lavrov-na-radbezi-oon-ozvuciv-novu-versiu-pricin-vijni-v-ukraini.html" text:style-name="Internet_20_link" text:visited-style-name="Visited_20_Internet_20_Link">
</text:a>
 </text:span>
</text:p>
      <text:p text:style-name="P4">
“ 141国家支持这一要求。 如果俄罗斯照顾高效的多层人士，那么这是证明这一点的第一种方法。”</text:p>
      <text:p text:style-name="P4">
<text:span text:style-name="T4">
另请阅读：</text:span>
 <text:span text:style-name="T4">
 <text:a xlink:type="simple" xlink:href="https://www.ukrinform.ua/rubric-world/3700167-britania-rozkritikuvala-licemirstvo-rosii-na-zasidanni-radbezu-oon.html" text:style-name="Internet_20_link" text:visited-style-name="Visited_20_Internet_20_Link">
</text:a>
</text:span>
</text:p>
      <text:p text:style-name="P4">
据报道，周一在<text:span text:style-name="T4">
 <text:a xlink:type="simple" xlink:href="https://www.ukrinform.ua/tag-radbez-oon" text:style-name="Internet_20_link" text:visited-style-name="Visited_20_Internet_20_Link">
</text:a>
</text:span>
在拉夫罗夫(Lavrov)总统任期内举行了“对联合国宪章原则的有效多边海关保护”的会议。 拉夫罗夫(Lavrov)提出了俄罗斯的立场，就好像他捍卫了多边关系，并捍卫了联合国宪章的原则。</text:p>
      <text:p text:style-name="P4">
News Source: <text:a xlink:type="simple" xlink:href="https://www.ukrinform.ua/rubric-polytics/3700202-postpred-es-pri-oon-rosia-mae-vikonati-rezoluciu-sodo-ukraini-akso-pikluetsa-pro-bagatostoronnist.html" text:style-name="Internet_20_link" text:visited-style-name="Visited_20_Internet_20_Link">
https://www.ukrinform.ua/rubric-polytics/3700202-postpred-es-pri-oon-rosia-mae-vikonati-rezoluciu-sodo-ukraini-akso-pikluetsa-pro-bagatostoronnist.html</text:a>
</text:p>
      <!--NEWS-->
      <text:h text:style-name="P10" text:outline-level="1">
<text:span text:style-name="T4">
在过去的两年中，一种爆炸武器夺走了50,000多人的生命</text:span>
</text:h>
      <text:p text:style-name="P4">
作者: Ukrinform (Person)</text:p>
      <text:p text:style-name="P4">
出版商: Укринформ (Organization)</text:p>
      <text:p text:style-name="P4">
出版时间: 2023-04-24T-16:38:00+03:00</text:p>
      <text:p text:style-name="P4">
修改时间: 2023-04-24T23:38:00+03:00</text:p>
      <text:p text:style-name="P4">
描述: 由于使用爆炸武器，尤其是在俄罗斯对乌克兰联邦期间的人数，在2021  -  22年被杀了50,000多人。  - 乌克林。</text:p>
      <text:p text:style-name="P4">
图片: ["<text:a xlink:type="simple" xlink:href="https://static.ukrinform.com/photos/2016_08/thumb_files/630_360_1470728644-7859-bombezka-sirii.jpg" text:style-name="Internet_20_link" text:visited-style-name="Visited_20_Internet_20_Link">
630_360_14707...</text:a>
"]</text:p>
      <text:p text:style-name="P4">
标签: ['Смерть', 'Вибухівка', 'Зброя', 'Бомба']</text:p>
      <text:p text:style-name="P4">
类型: Article</text:p>
      <!--METADATA-->
      <text:p text:style-name="P4">
<draw:frame draw:style-name="fr1" draw:name="Image10" text:anchor-type="as-char" svg:width="6.9236in" svg:height="3.956343in" draw:z-index="0">
<draw:image xlink:href="../Images/yкринформ/2023-04-24T-16-38-00-03-00/630_360_1470728644-7859-bombezka-sirii.jpg" xlink:type="simple" xlink:show="embed" xlink:actuate="onLoad" draw:mime-type="image/jpeg"/>
</draw:frame>
由于使用爆炸武器，尤其是在俄罗斯对乌克兰联邦期间的人数，在2021  -  22年被杀害了50,000多人。</text:p>
      <text:p text:style-name="P4">
这在[]中指出(https://www.handicap-international.de/sn_uploads/document/Explosive_Weapons_Monitor_21-22.pdf?utm_source=flexmail&amp;utm_medium=email&amp;utm_campaign=pm24423ewipamonitor&amp;utm_content=hier)它于4月24日发布，是一个非营利性人道主义组织的障碍(你好)及其合作组织国际爆炸武装网络(新的)Ukrinform通讯员报告。</text:p>
      <text:p text:style-name="P4">
在2021/2022，有50,995人从爆炸武器中丧生并被杀害。 其中有71个Tateria的32 136名平民。 直到2022年，爆炸武器的攻击人数从11 343到20793增加了平均人口的受害者数量，比2021年增加了83％。</text:p>
      <text:p text:style-name="P4">
<text:span text:style-name="T4">
另请阅读：</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在住宅区使用爆炸武器时，有90％的受害者弥补了。 在过去的十年中，这个比率保持不变。 通过在埃塞俄比亚，缅甸和索马里使用爆炸性武器的使用，可以通过将俄罗斯入侵俄罗斯的入侵来解释，这将在报告中。</text:p>
      <text:p text:style-name="P4">
<text:span text:style-name="T4">
另请阅读：</text:span>
 <text:span text:style-name="T4">
 <text:a xlink:type="simple" xlink:href="https://www.ukrinform.ua/rubric-ato/3692322-ce-krok-vidcau-gumenuk-rozpovila-pro-zastosuvanna-rosianami-aviacii-z-kerovanimi-bombami.html" text:style-name="Internet_20_link" text:visited-style-name="Visited_20_Internet_20_Link">
</text:a>
</text:span>
</text:p>
      <text:p text:style-name="P4">
“爆炸武器的受害者人数急剧增加。 这些武器正在遭受痛苦，并且经常导致死亡。 它通常会对受害者造成伤害，这通常会导致塔维加受伤的终生残疾。 爆炸<text:span text:style-name="T4">
 <text:a xlink:type="simple" xlink:href="https://www.ukrinform.ua/tag-zbroa" text:style-name="Internet_20_link" text:visited-style-name="Visited_20_Internet_20_Link">
</text:a>
</text:span>
破坏了建筑物，学校和医院，因此通常不可能帮助受伤。</text:p>
      <text:p text:style-name="P4">
他指出，提供信息和分析的目的是继续执行特定策略和措施的压力，以限制在居民区使用爆炸武器的使用，并说服尚未写《国际公约》的各州。</text:p>
      <text:p text:style-name="P4">
<text:span text:style-name="T4">
另请阅读：</text:span>
 <text:span text:style-name="T4">
 <text:a xlink:type="simple" xlink:href="https://www.ukrinform.ua/rubric-ato/3699183-rosiani-vnoci-skinuli-kerovanu-bombu-na-cernigivsinu.html" text:style-name="Internet_20_link" text:visited-style-name="Visited_20_Internet_20_Link">
</text:a>
 </text:span>
</text:p>
      <text:p text:style-name="P4">
都柏林会议六个月后，有83个国家签署了一项国际协议，该协议统治了在居民区使用爆炸武器的使用，目前正在发布第一项全面报告。 爆炸武器监测器将每年发布。</text:p>
      <text:p text:style-name="P4">
召回：爆炸武器监测器成立于2022年。</text:p>
      <text:p text:style-name="P4">
News Source: <text:a xlink:type="simple" xlink:href="https://www.ukrinform.ua/rubric-world/3700201-za-ostanni-dva-roki-vibuhova-zbroa-zabrala-zitta-ponad-50-tisac-ludej.html" text:style-name="Internet_20_link" text:visited-style-name="Visited_20_Internet_20_Link">
https://www.ukrinform.ua/rubric-world/3700201-za-ostanni-dva-roki-vibuhova-zbroa-zabrala-zitta-ponad-50-tisac-ludej.html</text:a>
</text:p>
      <!--NEWS-->
      <text:h text:style-name="P10" text:outline-level="1">
<text:span text:style-name="T4">
JSC Kupiansk Directio Rusian炮击了两年，Mryanikivka，Massutivka，Lyman First，...</text:span>
</text:h>
      <text:p text:style-name="P4">
作者: liveuamap (Language: en)</text:p>
      <text:p text:style-name="P4">
时间: 2023-04-24T-16:53:00</text:p>
      <text:p text:style-name="P4">
地点: Luhansk (Latitude:49.03224 Longtitude:37.95227)</text:p>
      <text:p text:style-name="P4">
视频: []</text:p>
      <text:p text:style-name="P4">
图片: []</text:p>
      <text:p text:style-name="P4">
标签: ["Russia"]</text:p>
      <text:p text:style-name="P4">
Id: 22558276</text:p>
      <!--METADATA-->
      <text:p text:style-name="P4">
在Kupiansk方向，俄罗斯军队炮击了Dvorichna，Hryanykivka，Masutivka，Lyman Pershyy，Kyslivka和Kharkiv地区的Berestove； Novoselivske Ofluhansk地区； 顿涅茨克地区的Torske和Spirne，乌克兰的武装部队总裁在早晨的报告中说</text:p>
      <text:p text:style-name="P4">
新闻集链接：<text:a xlink:type="simple" xlink:href="https://liveuamap.com/en/2023/24-april-at-kupiansk-direction-russian-army-shelled-dvorichna" text:style-name="Internet_20_link" text:visited-style-name="Visited_20_Internet_20_Link">
https://liveuamap.com/en/2023/24-april-at-kupiansk-direction-russian-army-army-shelled-dvorichna</text:a>
</text:p>
      <text:p text:style-name="P4">
News Source: <text:a xlink:type="simple" xlink:href="https://t.me/lumsrc/4578" text:style-name="Internet_20_link" text:visited-style-name="Visited_20_Internet_20_Link">
https://t.me/lumsrc/4578</text:a>
</text:p>
      <!--NEWS-->
      <text:h text:style-name="P10" text:outline-level="1">
<text:span text:style-name="T4">
欧盟理事会要求佐治亚州在年底之前提出令人信服的民主改革结果。</text:span>
</text:h>
      <text:p text:style-name="P4">
作者: Ukrinform (Person)</text:p>
      <text:p text:style-name="P4">
出版商: Укринформ (Organization)</text:p>
      <text:p text:style-name="P4">
出版时间: 2023-04-24T-18:29:00+03:00</text:p>
      <text:p text:style-name="P4">
修改时间: 2023-04-24T23:29:00+03:00</text:p>
      <text:p text:style-name="P4">
描述: 欧洲政府官员呼吁佐治亚州在年底之前证明民主发展和改革的令人信服的结果，当时欧盟领导人决定授予该国作为欧盟入境的候选人的地位。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Грузія', 'Боррель']</text:p>
      <text:p text:style-name="P4">
类型: Article</text:p>
      <!--METADATA-->
      <text:p text:style-name="P4">
<draw:frame draw:style-name="fr1" draw:name="Image11" text:anchor-type="as-char" svg:width="6.9236in" svg:height="3.956343in" draw:z-index="0">
<draw:image xlink:href="../Images/yкринформ/2023-04-24T-18-29-00-03-00/630_360_1667561515-584.jpg" xlink:type="simple" xlink:show="embed" xlink:actuate="onLoad" draw:mime-type="image/jpeg"/>
</draw:frame>
欧洲政府官员呼吁佐治亚州在今年年底之前表现出令人信服的民主发展和改革结果，当时欧盟领导人已决定授予该国作为欧盟入境的候选人的地位。</text:p>
      <text:p text:style-name="P4">
今天，卢森堡的欧盟外交事务主管在卢森堡举行了这一点。</text:p>
      <text:p text:style-name="P4">
“在佐治亚州 - 我们与外交大臣共进午餐，从乔治亚州的欧洲角度来看，干扰了历史机会，这需要进一步加强其民主国家。 我们已经确认<text:span text:style-name="T4">
 <text:a xlink:type="simple" xlink:href="https://www.ukrinform.ua/tag-gruzia" text:style-name="Internet_20_link" text:visited-style-name="Visited_20_Internet_20_Link">
</text:a>
</text:span>
在这方面取得了重大进展，但需要进行更多的改革。 在今年年底，将考虑佐治亚州作为候选国家的地位。 我们呼吁达奇尼维利部长提供积极的信号，以说服成员国进入进入过程的某些优先事项。”欧盟高级代表说。</text:p>
      <text:p text:style-name="P4">
<text:span text:style-name="T4">
另请阅读：</text:span>
 <text:span text:style-name="T4">
 <text:a xlink:type="simple" xlink:href="https://www.ukrinform.ua/rubric-polytics/3691328-prezidentka-gruzii-ukraincam-budemo-razom-u-evropi-zavdaki-borotbi-vasih-zahisnikiv.html" text:style-name="Internet_20_link" text:visited-style-name="Visited_20_Internet_20_Link">
</text:a>
</text:span>
</text:p>
      <text:p text:style-name="P4">
据报道，佐治亚州议会于3月7日在一个加速政权中遭受了第一读《透明法案》的损失。 最后，执政党的“格鲁吉亚梦”和“人民的权力”决定撤回这项佐治亚州的法案。 定制迎接了佐治亚州的欧盟代表。</text:p>
      <text:p text:style-name="P4">
<text:span text:style-name="T4">
另请阅读：</text:span>
 <text:span text:style-name="T4">
 <text:a xlink:type="simple" xlink:href="https://www.ukrinform.ua/rubric-world/3696328-u-gruzii-sprostuvali-cutki-pro-ponovlenna-pramogo-aviaspolucenna-z-rf.html" text:style-name="Internet_20_link" text:visited-style-name="Visited_20_Internet_20_Link">
</text:a>
</text:span>
</text:p>
      <text:p text:style-name="P4">
欧洲一体化道路上的另一个问题问题是维持佐治亚州的重病前总统<text:span text:style-name="T4">
 <text:a xlink:type="simple" xlink:href="https://www.ukrinform.ua/tag-saakasvili" text:style-name="Internet_20_link" text:visited-style-name="Visited_20_Internet_20_Link">
</text:a>
</text:span>
，释放这是欧洲政客的重要性，是民主发展中任何进一步运动的前提。</text:p>
      <text:p text:style-name="P4">
News Source: <text:a xlink:type="simple" xlink:href="https://www.ukrinform.ua/rubric-world/3700200-rada-es-prosila-gruziu-predstaviti-perekonlivi-rezultati-demokraticnih-reform-do-kinca-roku.html" text:style-name="Internet_20_link" text:visited-style-name="Visited_20_Internet_20_Link">
https://www.ukrinform.ua/rubric-world/3700200-rada-es-prosila-gruziu-predstaviti-perekonlivi-rezultati-demokraticnih-reform-do-kinca-roku.html</text:a>
</text:p>
      <!--NEWS-->
      <text:h text:style-name="P10" text:outline-level="1">
<text:span text:style-name="T4">
在莱曼（Lyman）的指示，俄罗斯军队炮击Makiyivka，Nevske，Luhansk地区的Bilohorivka和...</text:span>
</text:h>
      <text:p text:style-name="P4">
作者: liveuamap (Language: en)</text:p>
      <text:p text:style-name="P4">
时间: 2023-04-24T-18:53:00</text:p>
      <text:p text:style-name="P4">
地点: Bakhmut (Latitude:48.80539 Longtitude:38.24049)</text:p>
      <text:p text:style-name="P4">
视频: []</text:p>
      <text:p text:style-name="P4">
图片: []</text:p>
      <text:p text:style-name="P4">
标签: ["Russia"]</text:p>
      <text:p text:style-name="P4">
Id: 22558275</text:p>
      <!--METADATA-->
      <text:p text:style-name="P4">
乌克兰的武装部队在《上午报告》中说，在莱曼指示俄罗斯军队在乌克兰武装部队的《上午报告》中说，俄罗斯军队炮击了Makiyivka，Nevske，Nevske，Nevske，Bilohorivka ofluhansk地区和Torske，Dibrova，Dibrova，Verkhnokamyanske和Donetskregion的Spirne-乌克兰武装部队</text:p>
      <text:p text:style-name="P4">
新闻集链接：<text:a xlink:type="simple" xlink:href="https://liveuamap.com/en/2023/24-april-at-lyman-direction-russian-army-shelled-makiyivka" text:style-name="Internet_20_link" text:visited-style-name="Visited_20_Internet_20_Link">
https://liveuamap.com/en/2023/24-april-at-lyman-direction-russian-army-army-shelled-makiyivka</text:a>
</text:p>
      <text:p text:style-name="P4">
News Source: <text:a xlink:type="simple" xlink:href="https://t.me/lumsrc/4579" text:style-name="Internet_20_link" text:visited-style-name="Visited_20_Internet_20_Link">
https://t.me/lumsrc/4579</text:a>
</text:p>
      <!--NEWS-->
      <text:h text:style-name="P10" text:outline-level="1">
<text:span text:style-name="T4">
检察官办公室要求将敖德萨·特鲁卡诺夫市长拘留</text:span>
</text:h>
      <text:p text:style-name="P4">
作者: Ukrinform (Person)</text:p>
      <text:p text:style-name="P4">
出版商: Укринформ (Organization)</text:p>
      <text:p text:style-name="P4">
出版时间: 2023-04-24T-20:18:00+03:00</text:p>
      <text:p text:style-name="P4">
修改时间: 2023-04-24T23:18:00+03:00</text:p>
      <text:p text:style-name="P4">
描述: 在Krajan的高级反腐败法院举行的听证会上，SAP检察官提出了一项要求更改措施限制奥德萨·甘纳迪·特鲁克哈诺夫市长及其同伙的要求，他们被指控夺取预算资金。  - 乌克林。</text:p>
      <text:p text:style-name="P4">
图片: ["<text:a xlink:type="simple" xlink:href="https://static.ukrinform.com/photos/2019_06/thumb_files/630_360_1559482003-505.jpg" text:style-name="Internet_20_link" text:visited-style-name="Visited_20_Internet_20_Link">
630_360_15594...</text:a>
"]</text:p>
      <text:p text:style-name="P4">
标签: ['НАБУ', 'Одеса', 'Суд', 'Труханов', 'Справа Труханова']</text:p>
      <text:p text:style-name="P4">
类型: Article</text:p>
      <!--METADATA-->
      <text:p text:style-name="P4">
<draw:frame draw:style-name="fr1" draw:name="Image12" text:anchor-type="as-char" svg:width="6.9236in" svg:height="3.956343in" draw:z-index="0">
<draw:image xlink:href="../Images/yкринформ/2023-04-24T-20-18-00-03-00/630_360_1559482003-505.jpg" xlink:type="simple" xlink:show="embed" xlink:actuate="onLoad" draw:mime-type="image/jpeg"/>
</draw:frame>
在最高反腐败法院在Krajana案中，SAP检察官改变了旨在限制敖德萨Gennady Trukhanov Taih市长的限制，他们被指控夺取预算基金。</text:p>
      <text:p text:style-name="P4">
对这个 <text:a xlink:type="simple" xlink:href="https://t.me/fuckcorruption/2245" text:style-name="Internet_20_link" text:visited-style-name="Visited_20_Internet_20_Link">
 </text:a>
报道说，在腐败的反作用中心。</text:p>
      <text:p text:style-name="P4">
“今天，最高反腐败法院在敖德萨·格纳迪·特鲁克哈诺夫(Odessa Gennady Trukhanov)及其同伙案中举行了定期会议，他们在购买破产工厂“ krayan”期间被指控占领了9200万UAH的当地预算。 ， - 消息读取。</text:p>
      <text:p text:style-name="P4">
<text:span text:style-name="T4">
另请阅读：</text:span>
 _ <text:span text:style-name="T4">
 <text:a xlink:type="simple" xlink:href="https://www.ukrinform.ua/rubric-regions/3588203-zelenskij-mae-zvernuti-uvagu-na-dii-truhanova-peticia-nabrala-25-tisac-pidpisiv.html" text:style-name="Internet_20_link" text:visited-style-name="Visited_20_Internet_20_Link">
</text:a>
</text:span>
 _</text:p>
      <text:p text:style-name="P4">
根据CPC的说法，它是关于敖德萨·格纳迪·特鲁卡诺夫市长的说法和他的代表。</text:p>
      <text:p text:style-name="P4">
检察官要求被告任命审判前拘留，而不是个人义务。</text:p>
      <text:p text:style-name="P4">
<text:span text:style-name="T4">
另请阅读：</text:span>
 <text:span text:style-name="T4">
 <text:a xlink:type="simple" xlink:href="https://www.ukrinform.ua/rubric-regions/3689940-odeska-meria-vidstouvatime-u-verhovnomu-sudi-pravo-vlasnosti-na-budinok-russova-truhanov.html" text:style-name="Internet_20_link" text:visited-style-name="Visited_20_Internet_20_Link">
</text:a>
</text:span>
</text:p>
      <text:p text:style-name="P4">
值得注意的是，由于比例，被告参加了审判，并且由于其质量较差，讨论请愿书并未在4月25日明天(所有参与者)直接在基辅的休息室工作。</text:p>
      <text:p text:style-name="P4">
我们将提醒：根据纳布的说法，2016年，敖德萨市长特鲁克哈诺夫斯基(Trukhanovsky)与敖德萨市政厅的其他官员，私人公司的代表拥有9200万UAH的敖德萨市当地预算。</text:p>
      <text:p text:style-name="P4">
NABU侦探和SAP检察官于2016年12月提起了这些资金的参考，这些资金已转移到LLC DevelopmentEite的帐户。 2020年1月24日<text:span text:style-name="T4">
 <text:a xlink:type="simple" xlink:href="https://www.ukrinform.ua/tag-truhanov" text:style-name="Internet_20_link" text:visited-style-name="Visited_20_Internet_20_Link">
</text:a>
</text:span>
据报道了量表。</text:p>
      <text:p text:style-name="P4">
总共有12人在Krayan和SAP工厂的车厢中负责，其中有8人被蜡倾听。 关于其中一位参与者，该案与她的死亡有关。2018年10月，马诺夫斯基地​​区敖德萨地方法院是针对该计划的八人的担保法，其中包括 - 吉恩达迪·特鲁卡诺夫(Gentadiy Trukhanov)。 最后，法院证明了案件中涉及的所有人员的合理性。</text:p>
      <text:p text:style-name="P4">
2021年2月，WACS上诉商会废除了Odessa Vyrokmalinovsky法院，但出租车无法开始考虑。 根据打击腐败中心的说法，两年内任命了大约35次法院会议，但他们无法通过准备会议。</text:p>
      <text:p text:style-name="P4">
News Source: <text:a xlink:type="simple" xlink:href="https://www.ukrinform.ua/rubric-society/3700198-prokuratura-vimagae-vzati-mera-odesi-truhanova-pid-vartu-za-miljonni-roztrati.html" text:style-name="Internet_20_link" text:visited-style-name="Visited_20_Internet_20_Link">
https://www.ukrinform.ua/rubric-society/3700198-prokuratura-vimagae-vzati-mera-odesi-truhanova-pid-vartu-za-miljonni-roztrati.html</text:a>
</text:p>
      <!--NEWS-->
      <text:h text:style-name="P10" text:outline-level="1">
<text:span text:style-name="T4">
巴赫穆特（Bakhmut Directio）鲁斯军队（Rusian Army）炮击了Vasukivka，Orikhovo-Vasylivka，Markovo，Grigorivka，...</text:span>
</text:h>
      <text:p text:style-name="P4">
作者: liveuamap (Language: en)</text:p>
      <text:p text:style-name="P4">
时间: 2023-04-24T-20:53:00</text:p>
      <text:p text:style-name="P4">
地点: Novhorods'ke, Donetsk Oblast (Latitude:48.32852 Longtitude:37.8364)</text:p>
      <text:p text:style-name="P4">
视频: []</text:p>
      <text:p text:style-name="P4">
图片: []</text:p>
      <text:p text:style-name="P4">
标签: ["Russia"]</text:p>
      <text:p text:style-name="P4">
Id: 22558272</text:p>
      <!--METADATA-->
      <text:p text:style-name="P4">
At bakhmut Direction Russian Army Shelled Vasukivka, Orikhovo -Vasylivka, Markove, Hryhorivka, Bakhmut, Ivanivske, Chasiv Yar, Stuchky, NOVOCHKYKYKYKYKYKYKYKYKYKYKYKYAKYKA of ARMED FORCESOF UKRAINE SAYS IN THE MORNING REPORT</text:p>
      <text:p text:style-name="P4">
新闻集链接：(https://liveuamap.com/en/2023/24-april-at-bakhmut-direction-russian-army-shelled-vasukivka)</text:p>
      <text:p text:style-name="P4">
News Source: <text:a xlink:type="simple" xlink:href="https://t.me/lumsrc/4580" text:style-name="Internet_20_link" text:visited-style-name="Visited_20_Internet_20_Link">
https://t.me/lumsrc/4580</text:a>
</text:p>
      <!--NEWS-->
      <text:h text:style-name="P10" text:outline-level="1">
<text:span text:style-name="T4">
巴西的俱乐部接受了玛丽奥波的名称和颜色</text:span>
</text:h>
      <text:p text:style-name="P4">
作者: Ukrinform (Person)</text:p>
      <text:p text:style-name="P4">
出版商: Укринформ (Organization)</text:p>
      <text:p text:style-name="P4">
出版时间: 2023-04-24T-22:13:00+03:00</text:p>
      <text:p text:style-name="P4">
修改时间: 2023-04-24T23:13:00+03:00</text:p>
      <text:p text:style-name="P4">
描述: 巴特尔支持乌克兰队，该队因战争而暂停了冠军。  - 乌克林。</text:p>
      <text:p text:style-name="P4">
图片: ["<text:a xlink:type="simple" xlink:href="https://static.ukrinform.com/photos/2023_04/thumb_files/630_360_1682367049-921.jpg" text:style-name="Internet_20_link" text:visited-style-name="Visited_20_Internet_20_Link">
630_360_16823...</text:a>
", "<text:a xlink:type="simple" xlink:href="https://static.ukrinform.com/photos/2023_04/1682367265-324.jpg" text:style-name="Internet_20_link" text:visited-style-name="Visited_20_Internet_20_Link">
1682367265-32...</text:a>
"]</text:p>
      <text:p text:style-name="P4">
标签: ['Футбол', 'Маріуполь']</text:p>
      <text:p text:style-name="P4">
类型: Article</text:p>
      <!--METADATA-->
      <text:p text:style-name="P4">
<draw:frame draw:style-name="fr1" draw:name="Image13" text:anchor-type="as-char" svg:width="6.9236in" svg:height="3.956343in" draw:z-index="0">
<draw:image xlink:href="../Images/yкринформ/2023-04-24T-22-13-00-03-00/630_360_1682367049-921.jpg" xlink:type="simple" xlink:show="embed" xlink:actuate="onLoad" draw:mime-type="image/jpeg"/>
</draw:frame>
巴特尔支持暂停所有冠军的乌克兰队。</text:p>
      <text:p text:style-name="P4">
来自帕拉纳州第三师的巴西·巴特尔(Bara Batel(https://www.instagram.com/p/CrWKd_COIG3/)乌克林福姆报道，在他的Instagram中。</text:p>
      <text:p text:style-name="P4">
该团队总部位于瓜拉帕瓦(Guarapuauava)，该团队位于拉丁美洲最大的乌克兰人。 第52,000城市的人口中有75％具有乌克兰的根源。</text:p>
      <text:p text:style-name="P4">
<draw:frame draw:style-name="fr1" draw:name="Image14" text:anchor-type="as-char" svg:width="6.9236in" svg:height="6.872691in" draw:z-index="0">
<draw:image xlink:href="../Images/yкринформ/2023-04-24T-22-13-00-03-00/1682367265-324.jpg" xlink:type="simple" xlink:show="embed" xlink:actuate="onLoad" draw:mime-type="image/jpeg"/>
</draw:frame>
“ Mariupol已成为乌克兰市最多的城市。 该市的90％不再存在：学校，剧院，电影院和一支最有在场的足球队。 2022年3月19日，Mariupol不得不与弗拉基米尔·博伊科(Vladimir Boyko)的巨人队(Volladimir Boyko)一起玩，距离Zhosy边界57.3公里。 但是那场比赛从未举行过。</text:p>
      <text:p text:style-name="P4">
它的体育场变成了废墟，车队不再存在。 罕见的预测返回该领域。 一年来，由于野马一直没有在现场或以后。</text:p>
      <text:p text:style-name="P4">
巴西一直收到成千上万的乌克兰移民。 乌克兰足球一直占领巴西伟大的才华。 瓜帕乌瓦(Guarapuauava)是帕拉纳(Parana)公民popopolis地区的一个城市，占乌克兰人口的75％。 拉丁美洲最大的乌克兰社区。 他们将照顾Mariupol，直到团队能够返回家园为止。</text:p>
      <text:p text:style-name="P4">
Batel将接受Mariupol Club的名称和颜色。 他将照顾团队，离开他将无法回家。 Mariupol是乌克兰国家和国家稳定的象征。 让我们保持对足球的传统和热情。</text:p>
      <text:p text:style-name="P4">
是时候照顾这个团队，尊重这些颜色并挽救他们的历史了。 声明说。</text:p>
      <text:p text:style-name="P4">
<text:span text:style-name="T4">
另请阅读：</text:span>
 <text:a xlink:type="simple" xlink:href="https://www.ukrinform.ua/rubric-sports/3700155-doneckij-sahtar-pidpisav-persogo-u-svoij-istorii-futbolista-z-ekvadoru.html" text:style-name="Internet_20_link" text:visited-style-name="Visited_20_Internet_20_Link">
</text:a>
据乌克林福姆(Ukrinform)报道，2022年5月，由于全面收购俄罗斯联邦(Russian Federation)进入乌克兰领土，乌克兰英超联赛季节将在2022/23乌克兰英超联赛季节筹集。</text:p>
      <text:p text:style-name="P4">
照片：instagram.com/bateloficial</text:p>
      <text:p text:style-name="P4">
News Source: <text:a xlink:type="simple" xlink:href="https://www.ukrinform.ua/rubric-sports/3700197-klub-z-brazilii-prijnav-nazvu-ta-kolori-mariupola.html" text:style-name="Internet_20_link" text:visited-style-name="Visited_20_Internet_20_Link">
https://www.ukrinform.ua/rubric-sports/3700197-klub-z-brazilii-prijnav-nazvu-ta-kolori-mariupola.html</text:a>
</text:p>
      <!--NEWS-->
      <text:h text:style-name="P10" text:outline-level="1">
<text:span text:style-name="T4">
JSC Avdiivka Directioz Rusian军队炮击了Novokalinova，Avdiivka，Severne，Tonne，Leso ...</text:span>
</text:h>
      <text:p text:style-name="P4">
作者: liveuamap (Language: en)</text:p>
      <text:p text:style-name="P4">
时间: 2023-04-24T-22:53:00</text:p>
      <text:p text:style-name="P4">
地点: Donetsk Oblast (Latitude:48.05468 Longtitude:37.56603)</text:p>
      <text:p text:style-name="P4">
视频: []</text:p>
      <text:p text:style-name="P4">
图片: []</text:p>
      <text:p text:style-name="P4">
标签: ["Russia"]</text:p>
      <text:p text:style-name="P4">
Id: 22558270</text:p>
      <!--METADATA-->
      <text:p text:style-name="P4">
在Avdiyivka的指示，俄罗斯军队炮击了Novokalynove，Avdiyivka，Syeverne，Tonenke，Lastochkyne，Pervomayske，Karlivka和Nevelske， - 乌克兰武装部队的武装部队在上午的报告中说</text:p>
      <text:p text:style-name="P4">
新闻集链接：<text:a xlink:type="simple" xlink:href="https://liveuamap.com/en/2023/24-april-at-avdiyivka-directions-russian-army-shelled-novokalynove" text:style-name="Internet_20_link" text:visited-style-name="Visited_20_Internet_20_Link">
https://liveuamap.com/en/2023/24-april-at-avdiyivka-directions-russian-army-army-shelled-novokalynove</text:a>
</text:p>
      <text:p text:style-name="P4">
News Source: <text:a xlink:type="simple" xlink:href="https://t.me/lumsrc/4581" text:style-name="Internet_20_link" text:visited-style-name="Visited_20_Internet_20_Link">
https://t.me/lumsrc/4581</text:a>
</text:p>
      <!--NEWS-->
      <text:h text:style-name="P10" text:outline-level="1">
<text:span text:style-name="T4">
白宫回应了共和党人呼吁减少乌克兰的支持</text:span>
</text:h>
      <text:p text:style-name="P4">
作者: Ukrinform (Person)</text:p>
      <text:p text:style-name="P4">
出版商: Укринформ (Organization)</text:p>
      <text:p text:style-name="P4">
出版时间: 2023-04-24T-24:09:00+03:00</text:p>
      <text:p text:style-name="P4">
修改时间: 2023-04-24T23:09:00+03:00</text:p>
      <text:p text:style-name="P4">
描述: 乌克兰的支持以及保护世界各地的自由价值，直接符合美国国家安全的利益，因此，与所有以前的白宫政府一样，现任白宫政府将继续直接关注。  - 乌克林。</text:p>
      <text:p text:style-name="P4">
图片: ["<text:a xlink:type="simple" xlink:href="https://static.ukrinform.com/photos/2022_02/thumb_files/630_360_1644169650-867.jpg" text:style-name="Internet_20_link" text:visited-style-name="Visited_20_Internet_20_Link">
630_360_16441...</text:a>
"]</text:p>
      <text:p text:style-name="P4">
标签: ['Байден', 'США', 'Україна', 'Білий дім', 'Війна з росією']</text:p>
      <text:p text:style-name="P4">
类型: Article</text:p>
      <!--METADATA-->
      <text:p text:style-name="P4">
<draw:frame draw:style-name="fr1" draw:name="Image15" text:anchor-type="as-char" svg:width="6.9236in" svg:height="3.956343in" draw:z-index="0">
<draw:image xlink:href="../Images/yкринформ/2023-04-24T-24-09-00-03-00/630_360_1644169650-867.jpg" xlink:type="simple" xlink:show="embed" xlink:actuate="onLoad" draw:mime-type="image/jpeg"/>
</draw:frame>
乌克兰的支持，并保护世界各地的自由价值，指导美国国家安全的利益，因此，与所有以前的白宫一样，白宫的现任政府将继续致力于直接关注。</text:p>
      <text:p text:style-name="P4">
据报道，这一声明是在周一在华盛顿的美国总统安全杰克·沙利文(Jake Sullivan)的顾问中发表的。</text:p>
      <text:p text:style-name="P4">
沙利文(Sullivan)由于这个原因而回应了个人共和党人的陈述，因此，我听到的声音尤其是我们不应该支持乌克兰，但我们需要专注于在家中发生的事情。”</text:p>
      <text:p text:style-name="P4">
<text:span text:style-name="T4">
另请阅读：</text:span>
 <text:span text:style-name="T4">
 <text:a xlink:type="simple" xlink:href="https://www.ukrinform.ua/rubric-polytics/3697365-ermak-obgovoriv-iz-radnikom-bajdena-nadanna-bezpekovoi-dopomogi-ukraini.html" text:style-name="Internet_20_link" text:visited-style-name="Visited_20_Internet_20_Link">
</text:a>
</text:span>
</text:p>
      <text:p text:style-name="P4">
他强调，代表民主党和共和党的总统以一种方式努力。</text:p>
      <text:p text:style-name="P4">
“我们可以照顾我们的人民在国家内部，并在中产阶级进行深远的投资，以便为成果和数十年以及捍卫世界各地的价值观提供高薪的工作，我们受到打击，包括乌克兰人民的自由和自由的价值观，“  -   -   - 白宫代表强调。</text:p>
      <text:p text:style-name="P4">
<text:span text:style-name="T4">
另请阅读：</text:span>
 <text:span text:style-name="T4">
 <text:a xlink:type="simple" xlink:href="https://www.ukrinform.ua/rubric-ato/3699662-obicani-partnerami-sistemi-ppo-vze-u-dorozi-do-svoih-majbutnih-pozicij-povitrani-sili.html" text:style-name="Internet_20_link" text:visited-style-name="Visited_20_Internet_20_Link">
</text:a>
</text:span>
</text:p>
      <text:p text:style-name="P4">
他指出，这不是关于抽象的东西，而是关于特定步骤。在美国全面侵略的一年后，不仅动员了国际保护中产阶级联盟。</text:p>
      <text:p text:style-name="P4">
“美国在世界各地有重要的义务，这些义务直接被我们国家安全和该国人民的福祉所赋予的义务。 我们正在提出这些义务，”沙利文强调。</text:p>
      <text:p text:style-name="P4">
<text:span text:style-name="T4">
另请阅读：</text:span>
 <text:span text:style-name="T4">
 <text:a xlink:type="simple" xlink:href="https://www.ukrinform.ua/rubric-world/3700126-ssa-vitaut-budaku-pidtrimku-ukraini-vid-usih-krain-bilij-dim.html" text:style-name="Internet_20_link" text:visited-style-name="Visited_20_Internet_20_Link">
</text:a>
 </text:span>
</text:p>
      <text:p text:style-name="P4">
News Source: <text:a xlink:type="simple" xlink:href="https://www.ukrinform.ua/rubric-polytics/3700194-bilij-dim-vidpoviv-na-zakliki-okremih-respublikanciv-skorotiti-pidtrimku-ukraini.html" text:style-name="Internet_20_link" text:visited-style-name="Visited_20_Internet_20_Link">
https://www.ukrinform.ua/rubric-polytics/3700194-bilij-dim-vidpoviv-na-zakliki-okremih-respublikanciv-skorotiti-pidtrimku-ukraini.html</text:a>
</text:p>
      <!--NEWS-->
      <text:h text:style-name="P10" text:outline-level="1">
<text:span text:style-name="T4">
JSC Marinka Directio Rusian军队炮击Krasnogorivka，St. George，Marinka，胜利，新...</text:span>
</text:h>
      <text:p text:style-name="P4">
作者: liveuamap (Language: en)</text:p>
      <text:p text:style-name="P4">
时间: 2023-04-24T-24:53:00</text:p>
      <text:p text:style-name="P4">
地点: Donetsk (Latitude:47.86443 Longtitude:37.45222)</text:p>
      <text:p text:style-name="P4">
视频: []</text:p>
      <text:p text:style-name="P4">
图片: []</text:p>
      <text:p text:style-name="P4">
标签: ["Russia"]</text:p>
      <text:p text:style-name="P4">
Id: 22558269</text:p>
      <!--METADATA-->
      <text:p text:style-name="P4">
乌克兰武装部队在上午的报告中说，在玛丽卡(Maryinka)的方向俄罗斯军队炮击了乌克兰武装部队的武装部队工作人员在凌晨的报告中说</text:p>
      <text:p text:style-name="P4">
新闻集链接：<text:a xlink:type="simple" xlink:href="https://liveuamap.com/en/2023/24-april-at-maryinka-direction-russian-army-shelled-krasnohorivka" text:style-name="Internet_20_link" text:visited-style-name="Visited_20_Internet_20_Link">
https://liveuamap.com/en/2023/24-april-at-maryinka-direction-russian-army-army-shelled-krasnohorivka</text:a>
</text:p>
      <text:p text:style-name="P4">
News Source: <text:a xlink:type="simple" xlink:href="https://t.me/lumsrc/4582" text:style-name="Internet_20_link" text:visited-style-name="Visited_20_Internet_20_Link">
https://t.me/lumsrc/4582</text:a>
</text:p>
      <!--NEWS-->
      <text:h text:style-name="P10" text:outline-level="1">
<text:span text:style-name="T4">
陆军的JSC Shaktarske Directio Rusian炮击了Bogoyavlenko，Novoukrainka，Village，Golden No ...</text:span>
</text:h>
      <text:p text:style-name="P4">
作者: liveuamap (Language: en)</text:p>
      <text:p text:style-name="P4">
时间: 2023-04-24T-26:53:00</text:p>
      <text:p text:style-name="P4">
地点: Velyka Novosilka (Latitude:47.83955 Longtitude:36.82875)</text:p>
      <text:p text:style-name="P4">
视频: []</text:p>
      <text:p text:style-name="P4">
图片: []</text:p>
      <text:p text:style-name="P4">
标签: ["Russia"]</text:p>
      <text:p text:style-name="P4">
Id: 22558268</text:p>
      <!--METADATA-->
      <text:p text:style-name="P4">
在Shaktarske的指示，俄罗斯军队炮击了Bohoyavlenka，Novoukrayinka，Vuhledar，Vuhledar，Zolota Nyva，Prechystivka，Donetsk地区的Velyka Novosilka，乌克兰军队的乌克兰部队在上午报告中说</text:p>
      <text:p text:style-name="P4">
新闻集链接：<text:a xlink:type="simple" xlink:href="https://liveuamap.com/en/2023/24-april-at-shaktarske-direction-russian-army-shelled-bohoyavlenka" text:style-name="Internet_20_link" text:visited-style-name="Visited_20_Internet_20_Link">
https://liveuamap.com/en/2023/24-april-at-shaktarske-direction-russian-army-army-shelled-bohoyavlenka</text:a>
</text:p>
      <text:p text:style-name="P4">
News Source: <text:a xlink:type="simple" xlink:href="https://t.me/lumsrc/4583" text:style-name="Internet_20_link" text:visited-style-name="Visited_20_Internet_20_Link">
https://t.me/lumsrc/4583</text:a>
</text:p>
      <!--NEWS-->
      <text:h text:style-name="P10" text:outline-level="1">
<text:span text:style-name="T4">
所有关键的学校学科将得救 - 教育部</text:span>
</text:h>
      <text:p text:style-name="P4">
作者: Ukrinform (Person)</text:p>
      <text:p text:style-name="P4">
出版商: Укринформ (Organization)</text:p>
      <text:p text:style-name="P4">
出版时间: 2023-04-24T-27:54:00+03:00</text:p>
      <text:p text:style-name="P4">
修改时间: 2023-04-24T22:54:00+03:00</text:p>
      <text:p text:style-name="P4">
描述: 作为在学校优化学科数量的一部分，应保留所有关键的人文学科和自然学科。  - 乌克林。</text:p>
      <text:p text:style-name="P4">
图片: ["<text:a xlink:type="simple" xlink:href="https://static.ukrinform.com/photos/2022_11/thumb_files/630_360_1668109830-293.jpeg" text:style-name="Internet_20_link" text:visited-style-name="Visited_20_Internet_20_Link">
630_360_16681...</text:a>
"]</text:p>
      <text:p text:style-name="P4">
标签: ['Освіта', 'Школа', 'Оксен Лісовий', 'Єдині новини']</text:p>
      <text:p text:style-name="P4">
类型: Article</text:p>
      <!--METADATA-->
      <text:p text:style-name="P4">
<draw:frame draw:style-name="fr1" draw:name="Image16" text:anchor-type="as-char" svg:width="6.9236in" svg:height="3.956343in" draw:z-index="0">
<draw:image xlink:href="../Images/yкринформ/2023-04-24T-27-54-00-03-00/630_360_1668109830-293.jpeg" xlink:type="simple" xlink:show="embed" xlink:actuate="onLoad" draw:mime-type="image/jpeg"/>
</draw:frame>
作为在学校优化学科数量的一部分，应保存所有关键的人文学科和自然学科。</text:p>
      <text:p text:style-name="P4">
乌克林福姆报道，乌克兰Oksen Lisovy的教育与科学部长在Eviritelvagraphon“ The One News”中说。</text:p>
      <text:p text:style-name="P4">
«减少学科。 首先，我们需要意识到，我们不允许减少关键学科，例如乌克兰，乌克兰，化学，物理学，数学，生物学的历史，也就是说，所有的主要学科都在<text:span text:style-name="T4">
 [] [] [] [] <text:a xlink:type="simple" xlink:href="https://www.ukrinform.ua/tag-skola" text:style-name="Internet_20_link" text:visited-style-name="Visited_20_Internet_20_Link">
</text:a>
</text:span>
，必须留下。 让我们来优化程序，我们正在谈论他们的注意力，说，我们正在谈论可以保存的学科。”他说。</text:p>
      <text:p text:style-name="P4">
<text:span text:style-name="T4">
另请阅读：</text:span>
 <text:span text:style-name="T4">
 <text:a xlink:type="simple" xlink:href="https://www.ukrinform.ua/rubric-society/3700181-multipredmetnij-test-za-kordonom-hocut-sklasti-16-tisac-osib-lisovij.html" text:style-name="Internet_20_link" text:visited-style-name="Visited_20_Internet_20_Link">
</text:a>
</text:span>
</text:p>
      <text:p text:style-name="P4">
森林强调，优化学校学科的问题现在是专家和专家考虑的问题。</text:p>
      <text:p text:style-name="P4">
“所有关键学科 - 应保留自然和人道主义者。必须集中精力，但以一种考虑孩子吸收全部知识的可能性的方式。”教育和科学。</text:p>
      <text:p text:style-name="P4">
<text:span text:style-name="T4">
另请阅读：</text:span>
 <text:span text:style-name="T4">
 <text:a xlink:type="simple" xlink:href="https://www.ukrinform.ua/rubric-society/3699979-perehid-na-dvanadcatiricnu-skilnu-osvitu-mae-vidbutisa-u-2027-roci-mon.html" text:style-name="Internet_20_link" text:visited-style-name="Visited_20_Internet_20_Link">
</text:a>
</text:span>
</text:p>
      <text:p text:style-name="P4">
据报道，较早的教育部长Oksen Lisovyi _ <text:span text:style-name="T4">
 <text:a xlink:type="simple" xlink:href="https://www.ukrinform.ua/rubric-society/3696178-mon-iniciue-obgovorenna-kilkosti-predmetiv-aki-diti-maut-vivcati-u-skolah.html" text:style-name="Internet_20_link" text:visited-style-name="Visited_20_Internet_20_Link">
</text:a>
</text:span>
 _孩子必须在学校学习什么。</text:p>
      <text:p text:style-name="P4">
News Source: <text:a xlink:type="simple" xlink:href="https://www.ukrinform.ua/rubric-society/3700193-vsi-klucovi-skilni-disciplini-budut-zberezeni-minosviti.html" text:style-name="Internet_20_link" text:visited-style-name="Visited_20_Internet_20_Link">
https://www.ukrinform.ua/rubric-society/3700193-vsi-klucovi-skilni-disciplini-budut-zberezeni-minosviti.html</text:a>
</text:p>
      <!--NEWS-->
      <text:h text:style-name="P10" text:outline-level="1">
<text:span text:style-name="T4">
在Zaporizhzhia和Kherson的指示，俄罗斯军队炮击了Vremivka，Novosilka，Novopil，D ...</text:span>
</text:h>
      <text:p text:style-name="P4">
作者: liveuamap (Language: en)</text:p>
      <text:p text:style-name="P4">
时间: 2023-04-24T-28:53:00</text:p>
      <text:p text:style-name="P4">
地点: Kherson (Latitude:46.63164 Longtitude:32.61507)</text:p>
      <text:p text:style-name="P4">
视频: []</text:p>
      <text:p text:style-name="P4">
图片: []</text:p>
      <text:p text:style-name="P4">
标签: ["Russia"]</text:p>
      <text:p text:style-name="P4">
Id: 22558267</text:p>
      <!--METADATA-->
      <text:p text:style-name="P4">
在Zaporizhzhia和Kherson的指示，俄罗斯军队炮击了Donetsk地区Novosilka的Vremivka； Olhivske，Chervone，Charivne，Orikhiv ofzaporizhzhia地区； Dnipropetrovsk地区的Nikopol； Tomaryne，Odradokamyanka，Olhivka，Sadove，Kherson地区的Kizomys和Kherson City，乌克兰武装部队的一般工作人员在早晨的报告中说</text:p>
      <text:p text:style-name="P4">
新闻集链接：<text:a xlink:type="simple" xlink:href="https://liveuamap.com/en/2023/24-april-at-zaporizhzhia-and-kherson-directions-russian-army" text:style-name="Internet_20_link" text:visited-style-name="Visited_20_Internet_20_Link">
https://liveuamap.com/en/2023/24-april-at-april-at-zaporizhzhia-and-kherson-directions-russian-army</text:a>
</text:p>
      <text:p text:style-name="P4">
News Source: <text:a xlink:type="simple" xlink:href="https://t.me/lumsrc/4584" text:style-name="Internet_20_link" text:visited-style-name="Visited_20_Internet_20_Link">
https://t.me/lumsrc/4584</text:a>
</text:p>
      <!--NEWS-->
      <text:h text:style-name="P10" text:outline-level="1">
<text:span text:style-name="T4">
Шахрайчук: Рахунком я задоволений, але якістю гри - не зовсім</text:span>
</text:h>
      <text:p text:style-name="P4">
作者: Ukrinform (Person)</text:p>
      <text:p text:style-name="P4">
出版商: Укринформ (Organization)</text:p>
      <text:p text:style-name="P4">
出版时间: 2023-04-24T-29:43:00+03:00</text:p>
      <text:p text:style-name="P4">
修改时间: 2023-04-24T22:43:00+03:00</text:p>
      <text:p text:style-name="P4">
描述: 乌克兰国家队的总教练与曲棍球瓦迪姆·弗拉格库克（Vadim Fragchuk）在与塞尔维亚的比赛中评估了国家队比赛的质量（7：0）。  - 乌克林。</text:p>
      <text:p text:style-name="P4">
图片: ["<text:a xlink:type="simple" xlink:href="https://static.ukrinform.com/photos/2023_04/thumb_files/630_360_1682364672-994.jpg" text:style-name="Internet_20_link" text:visited-style-name="Visited_20_Internet_20_Link">
630_360_16823...</text:a>
"]</text:p>
      <text:p text:style-name="P4">
标签: ['Чемпіонат світу з хокею', 'хокей']</text:p>
      <text:p text:style-name="P4">
类型: Article</text:p>
      <!--METADATA-->
      <text:p text:style-name="P4">
<draw:frame draw:style-name="fr1" draw:name="Image17" text:anchor-type="as-char" svg:width="6.9236in" svg:height="3.956343in" draw:z-index="0">
<draw:image xlink:href="../Images/yкринформ/2023-04-24T-29-43-00-03-00/630_360_1682364672-994.jpg" xlink:type="simple" xlink:show="embed" xlink:actuate="onLoad" draw:mime-type="image/jpeg"/>
</draw:frame>
Vadim Fragchuk与曲棍球的乌克兰首席教练在与塞尔维亚的比赛中评估了国家队比赛的质量(7：0).</text:p>
      <text:p text:style-name="P4">
Він розповів про це ексклюзивно в коментарі Укрінформу.</text:p>
      <text:p text:style-name="P4">
«Молодці, що перемогли сьогодні!Матч складався доволі складно: володілизначною перевагою, але не вдавалося забити. Ми багато «возили» по кутах, водній зоні фактично був весь матч. Потім додали, створили моменти іреалізували їх. В третьому періоді далася в знаки наша краща фізичнаготовність, тому закинули ще 5 шайб. Рахунком я задоволений, але якістю гри -не зовсім. Я розраховував на спокійніший хід поєдинку», - сказав Шахрайчук.</text:p>
      <text:p text:style-name="P4">
Головний тренер також наголосив на тому, що у команди залишається одна ціль -підвищитися в класі.</text:p>
      <text:p text:style-name="P4">
«Цілі не змінилися. Наше завдання - підвищитися в класі. Ми розуміємо, що цене так просто. До наших конкурентів, збірної Японії, яку ми не можемо ніяквиграти, додався Китай, якому ми поступилися. Якщо ми вдало зіграємо дванаступних матчі, то ми матимемо шанс на підвищення. Постараємося знайти в собівсі сили, щоб здобути таку довгоочікувану перемогу», - пояснив Шахрайчук.</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据报道，国家曲棍球队在世界杯上踢球。 在该组中的资产4分中进行了两次“蓝色和黄色”比赛后。</text:p>
      <text:p text:style-name="P4">
照片：联邦新闻服务</text:p>
      <text:p text:style-name="P4">
News Source: <text:a xlink:type="simple" xlink:href="https://www.ukrinform.ua/rubric-sports/3700189-sahrajcuk-rahunkom-a-zadovolenij-ale-akistu-gri-ne-zovsim.html" text:style-name="Internet_20_link" text:visited-style-name="Visited_20_Internet_20_Link">
https://www.ukrinform.ua/rubric-sports/3700189-sahrajcuk-rahunkom-a-zadovolenij-ale-akistu-gri-ne-zovsim.html</text:a>
</text:p>
      <!--NEWS-->
      <text:h text:style-name="P10" text:outline-level="1">
<text:span text:style-name="T4">
在赫尔森地区的奥尔索克附近，游击队炸毁了检查站</text:span>
</text:h>
      <text:p text:style-name="P4">
作者: Ukrinform (Person)</text:p>
      <text:p text:style-name="P4">
出版商: Укринформ (Organization)</text:p>
      <text:p text:style-name="P4">
出版时间: 2023-04-24T-31:37:00+03:00</text:p>
      <text:p text:style-name="P4">
修改时间: 2023-04-24T22:37:00+03:00</text:p>
      <text:p text:style-name="P4">
描述: 4月23日，在赫尔森地区，游击队炸毁了俄罗斯入侵者的检查站。  - 乌克林。</text:p>
      <text:p text:style-name="P4">
图片: ["<text:a xlink:type="simple" xlink:href="https://static.ukrinform.com/photos/2022_12/thumb_files/630_360_1671332329-996.jpg" text:style-name="Internet_20_link" text:visited-style-name="Visited_20_Internet_20_Link">
630_360_16713...</text:a>
"]</text:p>
      <text:p text:style-name="P4">
标签: ['Блокпост', 'Херсонщина', 'Вибух', 'Партизани']</text:p>
      <text:p text:style-name="P4">
类型: Article</text:p>
      <!--METADATA-->
      <text:p text:style-name="P4">
<draw:frame draw:style-name="fr1" draw:name="Image18" text:anchor-type="as-char" svg:width="6.9236in" svg:height="3.956343in" draw:z-index="0">
<draw:image xlink:href="../Images/yкринформ/2023-04-24T-31-37-00-03-00/630_360_1671332329-996.jpg" xlink:type="simple" xlink:show="embed" xlink:actuate="onLoad" draw:mime-type="image/jpeg"/>
</draw:frame>
4月23日，游击队于4月23日炸毁了俄罗斯入侵的检查站。</text:p>
      <text:p text:style-name="P4">
正如乌克林福姆报道的那样，<text:a xlink:type="simple" xlink:href="https://sprotyv.mod.gov.ua/2023/04/24/partyzany-pidirvaly-blok-post-rosiyan-bilya-oleshok/" text:style-name="Internet_20_link" text:visited-style-name="Visited_20_Internet_20_Link">
</text:a>
国家抵抗中心。</text:p>
      <text:p text:style-name="P4">
“在赫尔森地区暂时占领的领土上，“ Atesh”运动的游击队成功进行了一项成功的行动。 特别是，在4月23日晚上Oleshok附近，在军事基础设施对象附近有一个Podirvanoblopost，”证词写道。</text:p>
      <text:p text:style-name="P4">
<text:span text:style-name="T4">
另请阅读：</text:span>
 <text:span text:style-name="T4">
 <text:a xlink:type="simple" xlink:href="https://www.ukrinform.ua/rubric-regions/3690943-partizani-melitopola-vzali-na-sebe-vidpovidalnist-za-pidriv-avto-kolaboranta-zubareva.html" text:style-name="Internet_20_link" text:visited-style-name="Visited_20_Internet_20_Link">
</text:a>
</text:span>
</text:p>
      <text:p text:style-name="P4">
注意，要爆炸<text:span text:style-name="T4">
 <text:a xlink:type="simple" xlink:href="https://www.ukrinform.ua/tag-partizani" text:style-name="Internet_20_link" text:visited-style-name="Visited_20_Internet_20_Link">
</text:a>
</text:span>
他们使用了自制爆炸物。 结果，罗斯加德人的分离被淘汰了。</text:p>
      <text:p text:style-name="P4">
<text:span text:style-name="T4">
另请阅读：</text:span>
 <text:span text:style-name="T4">
 <text:a xlink:type="simple" xlink:href="https://www.ukrinform.ua/rubric-regions/3682172-u-novij-kahovci-partizani-pidirvali-kolaboranta-socmerezi.html" text:style-name="Internet_20_link" text:visited-style-name="Visited_20_Internet_20_Link">
</text:a>
</text:span>
</text:p>
      <text:p text:style-name="P4">
乌克林福姆(Ukrinform)报告，从2022年2月24日至2023年4月24日，约有18.7万080俄罗斯入侵者，这一天，从2023年2月24日起，只有660人被清算。</text:p>
      <text:p text:style-name="P4">
News Source: <text:a xlink:type="simple" xlink:href="https://www.ukrinform.ua/rubric-regions/3700190-bila-olesok-na-hersonsini-partizani-pidirvali-blokpost-rosian-centr-nacsprotivu.html" text:style-name="Internet_20_link" text:visited-style-name="Visited_20_Internet_20_Link">
https://www.ukrinform.ua/rubric-regions/3700190-bila-olesok-na-hersonsini-partizani-pidirvali-blokpost-rosian-centr-nacsprotivu.html</text:a>
</text:p>
      <!--NEWS-->
      <text:h text:style-name="P10" text:outline-level="1">
<text:span text:style-name="T4">
俄罗斯人可以通过改善天气来攻击多个方向 - 白宫</text:span>
</text:h>
      <text:p text:style-name="P4">
作者: Ukrinform (Person)</text:p>
      <text:p text:style-name="P4">
出版商: Укринформ (Organization)</text:p>
      <text:p text:style-name="P4">
出版时间: 2023-04-24T-33:25:00+03:00</text:p>
      <text:p text:style-name="P4">
修改时间: 2023-04-24T22:25:00+03:00</text:p>
      <text:p text:style-name="P4">
描述: 随着乌克兰天气状况的改善，俄罗斯部队可以在阵线的几个地区进行进攻。  - 乌克林。</text:p>
      <text:p text:style-name="P4">
图片: ["<text:a xlink:type="simple" xlink:href="https://static.ukrinform.com/photos/2023_04/thumb_files/630_360_1682353687-777.jpg" text:style-name="Internet_20_link" text:visited-style-name="Visited_20_Internet_20_Link">
630_360_16823...</text:a>
"]</text:p>
      <text:p text:style-name="P4">
标签: ['Міноборони', 'Оборона', 'США', 'Україна', 'Агресія РФ', 'Білий дім', 'Війна з росією']</text:p>
      <text:p text:style-name="P4">
类型: Article</text:p>
      <!--METADATA-->
      <text:p text:style-name="P4">
<draw:frame draw:style-name="fr1" draw:name="Image19" text:anchor-type="as-char" svg:width="6.9236in" svg:height="3.956343in" draw:z-index="0">
<draw:image xlink:href="../Images/yкринформ/2023-04-24T-33-25-00-03-00/630_360_1682353687-777.jpg" xlink:type="simple" xlink:show="embed" xlink:actuate="onLoad" draw:mime-type="image/jpeg"/>
</draw:frame>
除了乌克兰的天气条件外，俄罗斯部队还可以在战线许多地区进行进攻。</text:p>
      <text:p text:style-name="P4">
在[]中说了(https://ukrainian.voanews.com/a/rosiya-ukraina-kontrnastup/7063822.html)白宫国家安全协调员约翰·柯比(John Kirby)报道。</text:p>
      <text:p text:style-name="P4">
拜登政府代表说：“我们知道，在春季，天气正在改善，并且已经开始改善，我们可以预料，俄罗斯人会想对一些女孩进行进攻。”</text:p>
      <text:p text:style-name="P4">
<text:span text:style-name="T4">
另请阅读：</text:span>
 <text:span text:style-name="T4">
 <text:a xlink:type="simple" xlink:href="https://www.ukrinform.ua/rubric-ato/3700170-bilij-dim-pro-f16-dla-ukraini-ssa-zoseredzeni-na-nadanni-tiei-zbroi-aka-potribna-same-zaraz.html" text:style-name="Internet_20_link" text:visited-style-name="Visited_20_Internet_20_Link">
</text:a>
</text:span>
</text:p>
      <text:p text:style-name="P4">
他指出，他不能说俄罗斯人想在哪里前进。 但是，据他说，美国试图为乌克兰提供更好的反对机会。 如果乌克兰人自己决定自己<text:span text:style-name="T4">
 <text:a xlink:type="simple" xlink:href="https://www.ukrinform.ua/tag-kontrnastup" text:style-name="Internet_20_link" text:visited-style-name="Visited_20_Internet_20_Link">
</text:a>
</text:span>
，他们也可以使用这些机会。</text:p>
      <text:p text:style-name="P4">
他补充说：“我们正在发展我们提供给乌克兰的能力。”</text:p>
      <text:p text:style-name="P4">
<text:span text:style-name="T4">
另请阅读：</text:span>
 <text:span text:style-name="T4">
 <text:a xlink:type="simple" xlink:href="https://www.ukrinform.ua/rubric-polytics/3700148-vasington-pidtverdiv-pidtrimku-clenstva-ukraini-v-nato.html" text:style-name="Internet_20_link" text:visited-style-name="Visited_20_Internet_20_Link">
</text:a>
</text:span>
</text:p>
      <text:p text:style-name="P4">
柯比(Kirby)今天列出了武装部队的需求，其中他称之为装甲车，炮兵，防空，后勤。</text:p>
      <text:p text:style-name="P4">
正如Ukrinform报道的，在美国_ <text:span text:style-name="T4">
 <text:a xlink:type="simple" xlink:href="https://www.ukrinform.ua/rubric-ato/3700170-bilij-dim-pro-f16-dla-ukraini-ssa-zoseredzeni-na-nadanni-tiei-zbroi-aka-potribna-same-zaraz.html" text:style-name="Internet_20_link" text:visited-style-name="Visited_20_Internet_20_Link">
</text:a>
</text:span>
 _，专注于向乌克兰的最快发送系统，它可以使用Samozaraz。</text:p>
      <text:p text:style-name="P4">
News Source: <text:a xlink:type="simple" xlink:href="https://www.ukrinform.ua/rubric-ato/3700188-u-bilomu-domi-ne-viklucat-so-sili-rf-mozut-piti-v-nastup-na-kilkoh-dilankah.html" text:style-name="Internet_20_link" text:visited-style-name="Visited_20_Internet_20_Link">
https://www.ukrinform.ua/rubric-ato/3700188-u-bilomu-domi-ne-viklucat-so-sili-rf-mozut-piti-v-nastup-na-kilkoh-dilankah.html</text:a>
</text:p>
      <!--NEWS-->
      <text:h text:style-name="P10" text:outline-level="1">
<text:span text:style-name="T4">
巴塞罗那已经缔结了诺营地的重建协议</text:span>
</text:h>
      <text:p text:style-name="P4">
作者: Ukrinform (Person)</text:p>
      <text:p text:style-name="P4">
出版商: Укринформ (Organization)</text:p>
      <text:p text:style-name="P4">
出版时间: 2023-04-24T-35:20:00+03:00</text:p>
      <text:p text:style-name="P4">
修改时间: 2023-04-24T22:20:00+03:00</text:p>
      <text:p text:style-name="P4">
描述: 该团队将在巴塞罗那奥林匹克体育场举行主场比赛。</text:p>
      <text:p text:style-name="P4">
图片: ["<text:a xlink:type="simple" xlink:href="https://static.ukrinform.com/photos/2023_04/thumb_files/630_360_1682363705-878.jpg" text:style-name="Internet_20_link" text:visited-style-name="Visited_20_Internet_20_Link">
630_360_16823...</text:a>
"]</text:p>
      <text:p text:style-name="P4">
标签: ['Барселона', 'Футбол']</text:p>
      <text:p text:style-name="P4">
类型: Article</text:p>
      <!--METADATA-->
      <text:p text:style-name="P4">
<draw:frame draw:style-name="fr1" draw:name="Image20" text:anchor-type="as-char" svg:width="6.9236in" svg:height="3.956343in" draw:z-index="0">
<draw:image xlink:href="../Images/yкринформ/2023-04-24T-35-20-00-03-00/630_360_1682363705-878.jpg" xlink:type="simple" xlink:show="embed" xlink:actuate="onLoad" draw:mime-type="image/jpeg"/>
</draw:frame>
工作团队将在巴塞罗那奥林匹克体育场举行主场比赛</text:p>
      <text:p text:style-name="P4">
巴塞罗那<text:a xlink:type="simple" xlink:href="https://www.fcbarcelona.com/en/club/news/3234018/fc-barcelona-agrees-financing-for-espai-barca" text:style-name="Internet_20_link" text:visited-style-name="Visited_20_Internet_20_Link">
</text:a>
据报道，关于批准该项目Espaibarca的融资，确保了诺坎营地重建的作品的开始。</text:p>
      <text:p text:style-name="P4">
俱乐部已与20位投资者达成了14.5亿欧元的融资同意，这涵盖了该项目实施的工程成本。 俱乐部的财产未用作承诺，体育场没有获得抵押贷款。</text:p>
      <text:p text:style-name="P4">
俱乐部将使用诺营获得的收入在完成工作后开始偿还此行动的资金。 据估计，将发现约2.47亿欧元。</text:p>
      <text:p text:style-name="P4">
现在，巴塞罗那将能够在夏天开始重建体育场。 该团队将在巴塞罗那的奥林匹克体育场举行主场比赛，该体育场被划分为55 926人。 加泰罗尼亚人将在2024年11月之前发挥作用 - 然后他们希望完成诺营地的重建。</text:p>
      <text:p text:style-name="P4">
<text:span text:style-name="T4">
另请阅读：</text:span>
 <text:a xlink:type="simple" xlink:href="https://www.ukrinform.ua/rubric-sports/3699673-la-liga-barselona-minimalno-peremogla-atletiko.html" text:style-name="Internet_20_link" text:visited-style-name="Visited_20_Internet_20_Link">
<text:span text:style-name="T4">
巴塞罗那</text:span>
</text:a>
正如乌克林福姆报道的那样，巴塞罗那在西班牙Primera的第30轮比赛中以1-0击败了竞技场。</text:p>
      <text:p text:style-name="P4">
照片：fcbarcelona.com</text:p>
      <text:p text:style-name="P4">
News Source: <text:a xlink:type="simple" xlink:href="https://www.ukrinform.ua/rubric-sports/3700186-barselona-uklala-ugodu-dla-rekonstrukcii-kamp-nou.html" text:style-name="Internet_20_link" text:visited-style-name="Visited_20_Internet_20_Link">
https://www.ukrinform.ua/rubric-sports/3700186-barselona-uklala-ugodu-dla-rekonstrukcii-kamp-nou.html</text:a>
</text:p>
      <!--NEWS-->
      <text:h text:style-name="P10" text:outline-level="1">
<text:span text:style-name="T4">
以色列向当事方建议在苏丹谈判停火</text:span>
</text:h>
      <text:p text:style-name="P4">
作者: Ukrinform (Person)</text:p>
      <text:p text:style-name="P4">
出版商: Укринформ (Organization)</text:p>
      <text:p text:style-name="P4">
出版时间: 2023-04-24T-37:13:00+03:00</text:p>
      <text:p text:style-name="P4">
修改时间: 2023-04-24T22:13:00+03:00</text:p>
      <text:p text:style-name="P4">
描述: 以色列当局建议在苏丹提议进行停火谈判。  - 乌克林。</text:p>
      <text:p text:style-name="P4">
图片: ["<text:a xlink:type="simple" xlink:href="https://static.ukrinform.com/photos/2023_02/thumb_files/630_360_1676559091-274.jpg" text:style-name="Internet_20_link" text:visited-style-name="Visited_20_Internet_20_Link">
630_360_16765...</text:a>
"]</text:p>
      <text:p text:style-name="P4">
标签: ['Ізраїль', 'Переговори', 'Судан']</text:p>
      <text:p text:style-name="P4">
类型: Article</text:p>
      <!--METADATA-->
      <text:p text:style-name="P4">
<draw:frame draw:style-name="fr1" draw:name="Image21" text:anchor-type="as-char" svg:width="6.9236in" svg:height="3.956343in" draw:z-index="0">
<draw:image xlink:href="../Images/yкринформ/2023-04-24T-37-13-00-03-00/630_360_1676559091-274.jpg" xlink:type="simple" xlink:show="embed" xlink:actuate="onLoad" draw:mime-type="image/jpeg"/>
</draw:frame>
弗拉迪莱尔向军队和快速反应的力量提出(RSF)在苏丹，在停火上进行了谈判。</text:p>
      <text:p text:style-name="P4">
正如乌克林福姆报道的那样，它报告了<text:a xlink:type="simple" xlink:href="https://www.theguardian.com/world/live/2023/apr/24/sudan-crisis-evacuations-khartoum-unrest-aid-latest-news-updates" text:style-name="Internet_20_link" text:visited-style-name="Visited_20_Internet_20_Link">
</text:a>
以色列乌克兰部长说：“自从该国在该国爆发，以色列试图通过各种渠道实现火灾，而在与双方讨论的最后几天取得的进展是有希望的。”</text:p>
      <text:p text:style-name="P4">
该声明不包含任何其他详细信息，但Otivals的官员与交战方的将军。</text:p>
      <text:p text:style-name="P4">
<text:span text:style-name="T4">
另请阅读：</text:span>
 <text:span text:style-name="T4">
 <text:a xlink:type="simple" xlink:href="https://www.ukrinform.ua/rubric-society/3699956-mzs-opracovue-marsruti-evakuacii-ukrainciv-z-sudanu.html" text:style-name="Internet_20_link" text:visited-style-name="Visited_20_Internet_20_Link">
</text:a>
</text:span>
</text:p>
      <text:p text:style-name="P4">
2月，苏丹和以色列宣布他们已经完成了《正常化协议》，本协议的签署将在将权力转移给卡图姆的平民政府后签署。</text:p>
      <text:p text:style-name="P4">
科恩(Cohen)表示希望在苏丹实现和平实现，这将“签署历史和平协议”。</text:p>
      <text:p text:style-name="P4">
<text:span text:style-name="T4">
另请阅读：</text:span>
 <text:span text:style-name="T4">
 <text:a xlink:type="simple" xlink:href="https://www.ukrinform.ua/rubric-world/3700052-sonajmense-420-ludej-zaginuli-vnaslidok-bojovih-dij-u-sudani.html" text:style-name="Internet_20_link" text:visited-style-name="Visited_20_Internet_20_Link">
</text:a>
</text:span>
</text:p>
      <text:p text:style-name="P4">
正如乌克林福姆报道的那样，在苏丹军队与快速反应部队之间的紧张局势紧张之后，4月15日(RSF)在Chartum中，圣。 争议集中在拟议的审判统治国家的拟议过渡围绕。</text:p>
      <text:p text:style-name="P4">
该国的战斗仍在继续，许多欧洲国家努力通过<text:span text:style-name="T4">
 []撤离自己的公民(https://www.ukrinform.ua/tag-sudan)</text:span>
。</text:p>
      <text:p text:style-name="P4">
<text:span text:style-name="T5">
outh：Olivier Fitoussi/flash90</text:span>
</text:p>
      <text:p text:style-name="P4">
News Source: <text:a xlink:type="simple" xlink:href="https://www.ukrinform.ua/rubric-world/3700185-izrail-zaproponuvav-storonam-provesti-peregovori-sodo-pripinenna-vognu-v-sudani.html" text:style-name="Internet_20_link" text:visited-style-name="Visited_20_Internet_20_Link">
https://www.ukrinform.ua/rubric-world/3700185-izrail-zaproponuvav-storonam-provesti-peregovori-sodo-pripinenna-vognu-v-sudani.html</text:a>
</text:p>
      <!--NEWS-->
      <text:h text:style-name="P10" text:outline-level="1">
<text:span text:style-name="T4">
白天的入侵者向苏米地区的七个社区开火</text:span>
</text:h>
      <text:p text:style-name="P4">
作者: Ukrinform (Person)</text:p>
      <text:p text:style-name="P4">
出版商: Укринформ (Organization)</text:p>
      <text:p text:style-name="P4">
出版时间: 2023-04-24T-40:59:00+03:00</text:p>
      <text:p text:style-name="P4">
修改时间: 2023-04-24T21:59:00+03:00</text:p>
      <text:p text:style-name="P4">
描述: 俄罗斯军队于4月24日星期一向苏米地区的七个领土社区开火。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Агресія РФ', 'Війна з росією']</text:p>
      <text:p text:style-name="P4">
类型: Article</text:p>
      <!--METADATA-->
      <text:p text:style-name="P4">
<draw:frame draw:style-name="fr1" draw:name="Image22" text:anchor-type="as-char" svg:width="6.9236in" svg:height="3.956343in" draw:z-index="0">
<draw:image xlink:href="../Images/yкринформ/2023-04-24T-40-59-00-03-00/630_360_1674980674-403.jpeg" xlink:type="simple" xlink:show="embed" xlink:actuate="onLoad" draw:mime-type="image/jpeg"/>
</draw:frame>
俄罗斯军队于4月24日星期一向七个领土社区地区开火。</text:p>
      <text:p text:style-name="P4">
根据乌克林福姆的说法，苏米地区军事行政部门报告了<text:a xlink:type="simple" xlink:href="https://t.me/Sumy_news_ODA/15638" text:style-name="Internet_20_link" text:visited-style-name="Visited_20_Internet_20_Link">
</text:a>
。</text:p>
      <text:p text:style-name="P4">
“白天，俄罗斯人向7个边境社区 - 米特罗皮尔，Znob-Novgorod，Belopilsk，Shalyginsk，Seredi-Budsk，Yunakovskaya开了枪。 记录了83名来自迫击炮和炮兵的人。 不幸的是，有破坏。”消息写道。</text:p>
      <text:p text:style-name="P4">
在Miropil社区的领土上记录了6次命中。 一个稀疏的炮击损害了三个私人房屋和一家商店。</text:p>
      <text:p text:style-name="P4">
<text:span text:style-name="T4">
另请阅读：</text:span>
 <text:span text:style-name="T4">
 <text:a xlink:type="simple" xlink:href="https://www.ukrinform.ua/rubric-ato/3700129-naev-pereviriv-pozicii-zsu-na-prikordonni-sumsini.html" text:style-name="Internet_20_link" text:visited-style-name="Visited_20_Internet_20_Link">
</text:a>
</text:span>
</text:p>
      <text:p text:style-name="P4">
埃斯曼(Esman)社区中有迫击炮炮击 - 一个受欢迎。 也来自炮兵的俄罗斯人 -  9次。 结果 <text:span text:style-name="T4">
<text:a xlink:type="simple" xlink:href="https://www.ukrinform.ua/tag-obstril" text:style-name="Internet_20_link" text:visited-style-name="Visited_20_Internet_20_Link">
 </text:a>
</text:span>
存储设施损坏了，住宅建筑物被大火损坏。</text:p>
      <text:p text:style-name="P4">
在沙利金社区的领土上，敌人击中了炮兵-8次。</text:p>
      <text:p text:style-name="P4">
俄罗斯人还从砂浆中解雇了贝洛皮尔社区的领土。记录了32起爆炸。</text:p>
      <text:p text:style-name="P4">
<text:span text:style-name="T4">
另请阅读：</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Znob-Novgorod社区有15个迫击炮。</text:p>
      <text:p text:style-name="P4">
此外，俄罗斯人将三个地雷倾倒到尤纳克社区的领土。</text:p>
      <text:p text:style-name="P4">
在中间和居民社区中，记录了炮击 -  9列火车。</text:p>
      <text:p text:style-name="P4">
<text:span text:style-name="T4">
另请阅读：</text:span>
 <text:span text:style-name="T4">
 <text:a xlink:type="simple" xlink:href="https://www.ukrinform.ua/rubric-ato/3700114-vorog-zoseredivsa-na-troh-napramkah-sili-oboroni-vidbili-30-atak.html" text:style-name="Internet_20_link" text:visited-style-name="Visited_20_Internet_20_Link">
</text:a>
</text:span>
</text:p>
      <text:p text:style-name="P4">
正如乌克林福姆报道的，4月24日，俄罗斯人_ <text:span text:style-name="T4">
 <text:a xlink:type="simple" xlink:href="https://www.ukrinform.ua/rubric-ato/3700160-rosiani-obstrilali-prikordonna-sumsini-i-cernigivsini-zafiksuvali-40-udariv.html" text:style-name="Internet_20_link" text:visited-style-name="Visited_20_Internet_20_Link">
</text:a>
</text:span>
 _</text:p>
      <text:p text:style-name="P4">
News Source: <text:a xlink:type="simple" xlink:href="https://www.ukrinform.ua/rubric-ato/3700183-zagarbniki-uprodovz-dna-obstrilali-sim-gromad-sumsini-ova.html" text:style-name="Internet_20_link" text:visited-style-name="Visited_20_Internet_20_Link">
https://www.ukrinform.ua/rubric-ato/3700183-zagarbniki-uprodovz-dna-obstrilali-sim-gromad-sumsini-ova.html</text:a>
</text:p>
      <!--NEWS-->
      <text:h text:style-name="P10" text:outline-level="1">
<text:span text:style-name="T4">
SBU宣布怀疑来自哈萨克斯坦的“瓦格纳”，后者被俘虏</text:span>
</text:h>
      <text:p text:style-name="P4">
作者: Ukrinform (Person)</text:p>
      <text:p text:style-name="P4">
出版商: Укринформ (Organization)</text:p>
      <text:p text:style-name="P4">
出版时间: 2023-04-24T-42:41:00+03:00</text:p>
      <text:p text:style-name="P4">
修改时间: 2023-04-24T21:41:00+03:00</text:p>
      <text:p text:style-name="P4">
描述: 中亚一个国家之一的公民涉嫌参与瓦格纳私人军事公司针对乌克兰武装部队的敌对行动。  - 乌克林。</text:p>
      <text:p text:style-name="P4">
图片: ["<text:a xlink:type="simple" xlink:href="https://static.ukrinform.com/photos/2017_11/thumb_files/630_360_1509709006-9626.jpg" text:style-name="Internet_20_link" text:visited-style-name="Visited_20_Internet_20_Link">
630_360_15097...</text:a>
"]</text:p>
      <text:p text:style-name="P4">
标签: ['Бахмут', 'Казахстан', 'СБУ', 'ПВК "Вагнера"', 'Війна з росією']</text:p>
      <text:p text:style-name="P4">
类型: Article</text:p>
      <!--METADATA-->
      <text:p text:style-name="P4">
<draw:frame draw:style-name="fr1" draw:name="Image23" text:anchor-type="as-char" svg:width="6.9236in" svg:height="3.956343in" draw:z-index="0">
<draw:image xlink:href="../Images/yкринформ/2023-04-24T-42-41-00-03-00/630_360_1509709006-9626.jpg" xlink:type="simple" xlink:show="embed" xlink:actuate="onLoad" draw:mime-type="image/jpeg"/>
</draw:frame>
涉嫌中亚国家之一的公民涉及瓦格纳私人军事公司的并发症，以反对乌克兰武装部队的敌对行动。</text:p>
      <text:p text:style-name="P4">
正如乌克林福姆报道的那样，这已经报道了<text:a xlink:type="simple" xlink:href="https://ssu.gov.ua/novyny/za-materialamy-sbu-pered-sudom-postane-vahnerivets-yakyi-shturmuvav-pozytsii-syl-oborony-pid-bakhmutom" text:style-name="Internet_20_link" text:visited-style-name="Visited_20_Internet_20_Link">
</text:a>
。</text:p>
      <text:p text:style-name="P4">
根据《艺术》第4部分涉及犯罪委员会的人。 447(参与武装冲突，军事或暴力行动)乌克兰的刑法。</text:p>
      <text:p text:style-name="P4">
已经确定，当在俄罗斯联合会因强奸的卫星惩教殖民地服刑时，犯罪嫌疑人于2022年10月收到了一项提议，要求进入So称为So的Wagner Group参加<text:a xlink:type="simple" xlink:href="https://www.ukrinform.ua/tag-vijna" text:style-name="Internet_20_link" text:visited-style-name="Visited_20_Internet_20_Link">
</text:a>
反对乌克兰。</text:p>
      <text:p text:style-name="P4">
<text:span text:style-name="T4">
另请阅读：</text:span>
 <text:a xlink:type="simple" xlink:href="https://www.ukrinform.ua/rubric-ato/3670399-sbu-povidomila-pro-pidozru-polonenomu-biloruskomu-vagnerivcu.html" text:style-name="Internet_20_link" text:visited-style-name="Visited_20_Internet_20_Link">
</text:a>
根据“合同”的条款，一家私人军事公司的代表承诺将有20万卢布的“薪水”和“取消”犯罪记录。</text:p>
      <text:p text:style-name="P4">
根据调查，一个月后，与加入瓦格纳集团的其他罪犯有关的人抵达了罗斯托夫市(RF)军装，武器和弹药在哪里。</text:p>
      <text:p text:style-name="P4">
随后，雇佣军被送往训练多边形，该训练多边形在卢汉斯克地区暂时占领的领土上进行了研究。 由于缺乏坠机的讲师，入侵者的“培训课程”没有发生。</text:p>
      <text:p text:style-name="P4">
2022年12月初，作为Zagarbnitsky集团的一部分，犯罪嫌疑人被扔进了东方阵线。 在同月末，在战斗中，国防军的纳巴穆特方向接纳了雇佣军。</text:p>
      <text:p text:style-name="P4">
如何在[]中指定(https://www.gp.gov.ua/ua/posts/u-skladi-pvk-vagner-voyuvav-proti-zsu-gromadyaninu-kazaxstanu-povidomleno-pro-pidozru-u-naimanstvi)，它是Republicaconds Petropavlovsk地区Tayenshinsky区的本地人。</text:p>
      <text:p text:style-name="P4">
参与与神秘的卢汉斯克地区地区和顿涅茨克地区Bakhmut区的Yakovlivka村的武装部队和平民部队作战的人。</text:p>
      <text:p text:style-name="P4">
到这个时候，犯罪嫌疑人被拘留。 他威胁要入狱10年。</text:p>
      <text:p text:style-name="P4">
News Source: <text:a xlink:type="simple" xlink:href="https://www.ukrinform.ua/rubric-ato/3699980-sbu-ogolosila-pidozru-vagnerivcu-z-kazahstanu-akogo-vzali-v-polon-pid-bahmutom.html" text:style-name="Internet_20_link" text:visited-style-name="Visited_20_Internet_20_Link">
https://www.ukrinform.ua/rubric-ato/3699980-sbu-ogolosila-pidozru-vagnerivcu-z-kazahstanu-akogo-vzali-v-polon-pid-bahmutom.html</text:a>
</text:p>
      <!--NEWS-->
      <text:h text:style-name="P10" text:outline-level="1">
<text:span text:style-name="T4">
国外的多次热情考验想让16,000人 - 森林</text:span>
</text:h>
      <text:p text:style-name="P4">
作者: Ukrinform (Person)</text:p>
      <text:p text:style-name="P4">
出版商: Укринформ (Organization)</text:p>
      <text:p text:style-name="P4">
出版时间: 2023-04-24T-44:40:00+03:00</text:p>
      <text:p text:style-name="P4">
修改时间: 2023-04-24T21:40:00+03:00</text:p>
      <text:p text:style-name="P4">
描述: 在31个国家的49个城市中，成立了国家多季度测试的临时考试点，参加国外NMT的愿望现已确定16,000人。  - 乌克林。</text:p>
      <text:p text:style-name="P4">
图片: ["<text:a xlink:type="simple" xlink:href="https://static.ukrinform.com/photos/2023_04/thumb_files/630_360_1682361912-600.jpg" text:style-name="Internet_20_link" text:visited-style-name="Visited_20_Internet_20_Link">
630_360_16823...</text:a>
"]</text:p>
      <text:p text:style-name="P4">
标签: ['Вступна кампанія', 'Мультипредметний тест', 'Тест', 'Оксен Лісовий', 'Єдині новини']</text:p>
      <text:p text:style-name="P4">
类型: Article</text:p>
      <!--METADATA-->
      <text:p text:style-name="P4">
<draw:frame draw:style-name="fr1" draw:name="Image24" text:anchor-type="as-char" svg:width="6.9236in" svg:height="3.956343in" draw:z-index="0">
<draw:image xlink:href="../Images/yкринформ/2023-04-24T-44-40-00-03-00/630_360_1682361912-600.jpg" xlink:type="simple" xlink:show="embed" xlink:actuate="onLoad" draw:mime-type="image/jpeg"/>
</draw:frame>
在31个国家的49个城市中，对国家多兴趣的临时 - 专家点进行了测试，在国外参加NMT的愿望现已成立16,000。</text:p>
      <text:p text:style-name="P4">
乌克林福姆报道，乌克兰Oksen Lisovy的教育与科学部长在Eviritelvagraphon“ The One News”中说。</text:p>
      <text:p text:style-name="P4">
“我们目前活跃。 在两周内，我们有160,000个占领了个人办公室，有16,000人表示渴望编造<text:span text:style-name="T4">
 <text:a xlink:type="simple" xlink:href="https://www.ukrinform.ua/tag-multipredmetnij-test" text:style-name="Internet_20_link" text:visited-style-name="Visited_20_Internet_20_Link">
</text:a>
</text:span>
 从国外。 总的来说，它已经在德国，波兰的临时检查点，今天有31个国家 /地区有49次。”他说。</text:p>
      <text:p text:style-name="P4">
<text:span text:style-name="T4">
另请阅读：</text:span>
 <text:span text:style-name="T4">
 <text:a xlink:type="simple" xlink:href="https://www.ukrinform.ua/rubric-society/3699291-multipredmetnij-test-za-kordonom-mozna-sklasti-vze-u-49-mistah.html" text:style-name="Internet_20_link" text:visited-style-name="Visited_20_Internet_20_Link">
</text:a>
</text:span>
</text:p>
      <text:p text:style-name="P4">
据部长称，今年在测试中与近年来的活动大致相同。</text:p>
      <text:p text:style-name="P4">
森林提醒人们，参赛者构成了三个主题，其中主要是乌克兰语言和数学，从乌克兰的其他历史，外语，化学，物理学，生物学。</text:p>
      <text:p text:style-name="P4">
<text:span text:style-name="T4">
另请阅读：</text:span>
 <text:span text:style-name="T4">
 <text:a xlink:type="simple" xlink:href="https://www.ukrinform.ua/rubric-society/3691932-u-mon-ocikuut-so-kilkist-ohocih-sklasti-multipredmetnij-test-cogoric-zroste.html" text:style-name="Internet_20_link" text:visited-style-name="Visited_20_Internet_20_Link">
</text:a>
</text:span>
</text:p>
      <text:p text:style-name="P4">
正如乌克林福姆报道的那样，参加今年的国家肌肉 - 主体测试_ <text:span text:style-name="T4">
 <text:a xlink:type="simple" xlink:href="https://www.ukrinform.ua/rubric-society/3691154-u-mon-rozpovili-skilki-trivatime-reestracia-na-multipredmetnij-test.html" text:style-name="Internet_20_link" text:visited-style-name="Visited_20_Internet_20_Link">
</text:a>
</text:span>
 _</text:p>
      <text:p text:style-name="P4">
News Source: <text:a xlink:type="simple" xlink:href="https://www.ukrinform.ua/rubric-society/3700181-multipredmetnij-test-za-kordonom-hocut-sklasti-16-tisac-osib-lisovij.html" text:style-name="Internet_20_link" text:visited-style-name="Visited_20_Internet_20_Link">
https://www.ukrinform.ua/rubric-society/3700181-multipredmetnij-test-za-kordonom-hocut-sklasti-16-tisac-osib-lisovij.html</text:a>
</text:p>
      <!--NEWS-->
      <text:h text:style-name="P10" text:outline-level="1">
<text:span text:style-name="T4">
UEFA青年联盟的“ AZ” U-19获胜者</text:span>
</text:h>
      <text:p text:style-name="P4">
作者: Ukrinform (Person)</text:p>
      <text:p text:style-name="P4">
出版商: Укринформ (Organization)</text:p>
      <text:p text:style-name="P4">
出版时间: 2023-04-24T-46:32:00+03:00</text:p>
      <text:p text:style-name="P4">
修改时间: 2023-04-24T21:32:00+03:00</text:p>
      <text:p text:style-name="P4">
描述: 在决赛中，荷兰击败了海杜克。  - 乌克林。</text:p>
      <text:p text:style-name="P4">
图片: ["<text:a xlink:type="simple" xlink:href="https://static.ukrinform.com/photos/2023_04/thumb_files/630_360_1682361069-685.png" text:style-name="Internet_20_link" text:visited-style-name="Visited_20_Internet_20_Link">
630_360_16823...</text:a>
"]</text:p>
      <text:p text:style-name="P4">
标签: ['Футбол']</text:p>
      <text:p text:style-name="P4">
类型: Article</text:p>
      <!--METADATA-->
      <text:p text:style-name="P4">
<draw:frame draw:style-name="fr1" draw:name="Image25" text:anchor-type="as-char" svg:width="6.9236in" svg:height="3.956343in" draw:z-index="0">
<draw:image xlink:href="../Images/yкринформ/2023-04-24T-46-32-00-03-00/630_360_1682361069-685.png" xlink:type="simple" xlink:show="embed" xlink:actuate="onLoad" draw:mime-type="image/png"/>
</draw:frame>
在决赛中，他们击败了海杜克。</text:p>
      <text:p text:style-name="P4">
乌克林福姆报道，在UEFA青年联盟的决定性比赛中，U-19和Hayduk遇到了U-19。</text:p>
      <text:p text:style-name="P4">
荷兰人在上半场拥有优势，但能够在其尽头开支。 杰登·阿代前锋出售了他的罚款。</text:p>
      <text:p text:style-name="P4">
休息后，“ AZ”失败了。 区分了欧内斯特·沃特(Ernest Wots)和墨丁丁(Mexumerdin)的双打。</text:p>
      <text:p text:style-name="P4">
亚利桑那州第一次赢得了欧洲联盟青年联盟，成为他赢得奖杯的第一个克罗兰德俱乐部。 去年，本菲卡在决赛中获胜。</text:p>
      <text:p text:style-name="P4">
<text:span text:style-name="T4">
另请阅读：</text:span>
 <text:a xlink:type="simple" xlink:href="https://www.ukrinform.ua/rubric-sports/3699108-unacka-liga-uefa-alkmaar-ta-hajduk-zustrinutsa-u-finali.html" text:style-name="Internet_20_link" text:visited-style-name="Visited_20_Internet_20_Link">
<text:span text:style-name="T4">
年轻</text:span>
 <text:span text:style-name="T4">
联盟</text:span>
</text:a>
正如乌克林福姆报道的那样，欧洲联盟青年联盟决赛达到了“运动”，利维夫居民让位给米兰。(0：1)，然后在半决赛“海杜克”中输了(1：3).</text:p>
      <text:p text:style-name="P4">
Фото: Getty Image</text:p>
      <text:p text:style-name="P4">
News Source: <text:a xlink:type="simple" xlink:href="https://www.ukrinform.ua/rubric-sports/3700179-az-u19-peremozec-unackoi-ligi-uefa.html" text:style-name="Internet_20_link" text:visited-style-name="Visited_20_Internet_20_Link">
https://www.ukrinform.ua/rubric-sports/3700179-az-u19-peremozec-unackoi-ligi-uefa.html</text:a>
</text:p>
      <!--NEWS-->
      <text:h text:style-name="P10" text:outline-level="1">
<text:span text:style-name="T4">
美国邮政 - 联合国邮政的邮报想起了劳雷尔的主要原则</text:span>
</text:h>
      <text:p text:style-name="P4">
作者: Ukrinform (Person)</text:p>
      <text:p text:style-name="P4">
出版商: Укринформ (Organization)</text:p>
      <text:p text:style-name="P4">
出版时间: 2023-04-24T-48:22:06+03:00</text:p>
      <text:p text:style-name="P4">
修改时间: 2023-04-24T21:22:06+03:00</text:p>
      <text:p text:style-name="P4">
描述: 联合国琳达·托马斯·格林菲尔德（Linda Thomas Grinfield）的美国常任代表读俄罗斯外交部长谢尔盖·拉夫罗夫（Sergei Lavrov），他周一在安理会的一次会议上主持了联合国宪章中提出的主要原则。  - 乌克林。</text:p>
      <text:p text:style-name="P4">
图片: ["<text:a xlink:type="simple" xlink:href="https://static.ukrinform.com/photos/2021_03/thumb_files/630_360_1615424520-244.png" text:style-name="Internet_20_link" text:visited-style-name="Visited_20_Internet_20_Link">
630_360_16154...</text:a>
"]</text:p>
      <text:p text:style-name="P4">
标签: ['США', 'росія', 'Радбез ООН']</text:p>
      <text:p text:style-name="P4">
类型: Article</text:p>
      <!--METADATA-->
      <text:p text:style-name="P4">
<draw:frame draw:style-name="fr1" draw:name="Image26" text:anchor-type="as-char" svg:width="6.9236in" svg:height="3.956343in" draw:z-index="0">
<draw:image xlink:href="../Images/yкринформ/2023-04-24T-48-22-06-03-00/630_360_1615424520-244.png" xlink:type="simple" xlink:show="embed" xlink:actuate="onLoad" draw:mime-type="image/png"/>
</draw:frame>
琳达·托马斯·格林菲尔德(Linda Thomas Grinfield)的无效警告代表读到俄罗斯部长谢尔盖·拉夫罗夫(Sergei Lavrov)，他周一在一次辐射安全会议上主持了联合国的主要原则，她的身份亮相。</text:p>
      <text:p text:style-name="P4">
这是乌克利福通讯员的报道。</text:p>
      <text:p text:style-name="P4">
“第1条：联合国的目标是维持国际维持和平……但第2条明确指出：“美国所有成员都在其国际关系中因武力而受到威胁的国际关系，或者使用其对领土完整性或政治的使用她说：“哪种状态以其他方式如此，”她持有联合国法规。</text:p>
      <text:p text:style-name="P4">
托马斯·格林菲尔德(Thomas Grinfield)强调，会议的“当今虚伪的组织者”  - 俄罗斯 - 入侵其邻居，进入乌克兰，袭击了联合国创作者和所有价值观。”</text:p>
      <text:p text:style-name="P4">
她强调，俄罗斯人继续杀害和削弱乌克兰人，摧毁乌克兰的基础设施，直到俄罗斯召集这次会议为止。</text:p>
      <text:p text:style-name="P4">
她补充说：“当我们坐在这里时，我们正在为下一个布恰(Bucha)，下一个野马，下一个赫尔森(Kherson)，下一个军事罪行做准备。”</text:p>
      <text:p text:style-name="P4">
美国的邮政按压提醒141个州从193年开始对俄罗斯投票，采用了适当的联合国大会宣布。</text:p>
      <text:p text:style-name="P4">
她强调，俄罗斯违反《联合国宪章》和《国际法》“不仅适用于乌克兰或欧洲 - 这适用于我们所有人。”</text:p>
      <text:p text:style-name="P4">
“今天是乌克兰，但明天可能是另一个国家。 另一个小小的小，被其更大的邻居入侵。”  - 解释性板。</text:p>
      <text:p text:style-name="P4">
她强调说，除了入侵邻国外，俄罗斯之后，俄罗斯转变了全球食品供应，阻碍了谷物海的运输，违反了其根据新的SNO合同的义务(至于战略进攻性武器的更多减少和限制)在俄罗斯联邦及其财产中，以危险和挑衅性的核威胁制成，忽略了普遍的人权和基本自由。 美国的邮报提醒，莫斯科非法拘留了包括记者埃文·格什科维奇(Evan Gershkovich)在内的美国公民。 <text:a xlink:type="simple" xlink:href="https://www.ukrinform.ua/tag-oon" text:style-name="Internet_20_link" text:visited-style-name="Visited_20_Internet_20_Link">
</text:a>
她强调，她需要改革。“为了维持和维护其基本原则，该组织的发展得以满足21世纪的需求，”她补充说。据报道，周一，在拉夫罗夫(Lavrov)主席下，在联合国安理会的周一，“通过保护联合国宪章的原则来实现有效的多边性。”</text:p>
      <text:p text:style-name="P4">
News Source: <text:a xlink:type="simple" xlink:href="https://www.ukrinform.ua/rubric-world/3700178-postpred-ssa-pri-oon-nagadala-lavrovu-golovni-principi-statutu-organizacii.html" text:style-name="Internet_20_link" text:visited-style-name="Visited_20_Internet_20_Link">
https://www.ukrinform.ua/rubric-world/3700178-postpred-ssa-pri-oon-nagadala-lavrovu-golovni-principi-statutu-organizacii.html</text:a>
</text:p>
      <!--NEWS-->
      <text:h text:style-name="P10" text:outline-level="1">
<text:span text:style-name="T4">
Kostyuk和Svitolina在马德里进行了联合培训</text:span>
</text:h>
      <text:p text:style-name="P4">
作者: Ukrinform (Person)</text:p>
      <text:p text:style-name="P4">
出版商: Укринформ (Organization)</text:p>
      <text:p text:style-name="P4">
出版时间: 2023-04-24T-50:19:01+03:00</text:p>
      <text:p text:style-name="P4">
修改时间: 2023-04-24T21:19:01+03:00</text:p>
      <text:p text:style-name="P4">
描述: 乌克兰网球运动员正在为西班牙首都的WTA锦标赛1000的开始做准备。  - 乌克林。</text:p>
      <text:p text:style-name="P4">
图片: ["<text:a xlink:type="simple" xlink:href="https://static.ukrinform.com/photos/2023_04/thumb_files/630_360_1682360245-258.jpg" text:style-name="Internet_20_link" text:visited-style-name="Visited_20_Internet_20_Link">
630_360_16823...</text:a>
"]</text:p>
      <text:p text:style-name="P4">
标签: ['Світоліна', 'Теніс', 'Марта Костюк']</text:p>
      <text:p text:style-name="P4">
类型: Article</text:p>
      <!--METADATA-->
      <text:p text:style-name="P4">
<draw:frame draw:style-name="fr1" draw:name="Image27" text:anchor-type="as-char" svg:width="6.9236in" svg:height="3.956343in" draw:z-index="0">
<draw:image xlink:href="../Images/yкринформ/2023-04-24T-50-19-01-03-00/630_360_1682360245-258.jpg" xlink:type="simple" xlink:show="embed" xlink:actuate="onLoad" draw:mime-type="image/jpeg"/>
</draw:frame>
乌克兰网球运动员正在为首都的WTA锦标赛1000开始做准备。</text:p>
      <text:p text:style-name="P4">
玛莎·科斯蒂克(Martha Kostyuk)(WTA 36) <text:a xlink:type="simple" xlink:href="https://www.instagram.com/stories/martakostyuk/3087984253665218491/" text:style-name="Internet_20_link" text:visited-style-name="Visited_20_Internet_20_Link">
</text:a>
据报道，Instagram的立即照片以及Elina Svitolina报道了Ukrinform。</text:p>
      <text:p text:style-name="P4">
乌克兰人在马德里法院进行了培训。 玛莎(Martha)和艾琳娜(Elina)将参加西班牙首都的WTA 1000土壤锦标赛。</text:p>
      <text:p text:style-name="P4">
在比赛的第一轮比赛中，埃琳娜·斯维托利纳(Elina Svitolina)将与亚历山大·萨斯诺维奇(Alexander Sasnovich)一起比赛，比赛将于4月26日星期三举行。 玛莎·科斯蒂克(Martha Kostyuk)将以1/32的决赛开始表演，她将与卡米拉·奥索里奥(Kamila Osorio)会面，或者与排位赛的排位赛，科伦比亚(Kolumbian)将在第一轮比赛。</text:p>
      <text:p text:style-name="P4">
<text:span text:style-name="T4">
另请阅读：</text:span>
 <text:a xlink:type="simple" xlink:href="https://www.ukrinform.ua/rubric-sports/3699757-marta-kostuk-onovila-osobistij-rekord-u-rejtingu-wta.html" text:style-name="Internet_20_link" text:visited-style-name="Visited_20_Internet_20_Link">
<text:span text:style-name="T4">
 kostyuk </text:span>
</text:a>
正如乌克林福姆报道的那样，马塔·科斯蒂克(Marta Kostyuk)本周更新了她的评分记录仪，并且可能是马德里锦标赛成果后的第一个球拍。</text:p>
      <text:p text:style-name="P4">
照片：instagram.com/stories/martakostyuk</text:p>
      <text:p text:style-name="P4">
News Source: <text:a xlink:type="simple" xlink:href="https://www.ukrinform.ua/rubric-sports/3700176-kostuk-ta-svitolina-proveli-spilne-trenuvanna-v-madridi.html" text:style-name="Internet_20_link" text:visited-style-name="Visited_20_Internet_20_Link">
https://www.ukrinform.ua/rubric-sports/3700176-kostuk-ta-svitolina-proveli-spilne-trenuvanna-v-madridi.html</text:a>
</text:p>
      <!--NEWS-->
      <text:h text:style-name="P10" text:outline-level="1">
<text:span text:style-name="T4">
周二，乌克兰升温+20°</text:span>
</text:h>
      <text:p text:style-name="P4">
作者: Ukrinform (Person)</text:p>
      <text:p text:style-name="P4">
出版商: Укринформ (Organization)</text:p>
      <text:p text:style-name="P4">
出版时间: 2023-04-24T-52:18:00+03:00</text:p>
      <text:p text:style-name="P4">
修改时间: 2023-04-24T21:18:00+03:00</text:p>
      <text:p text:style-name="P4">
描述: 4月25日，星期二，在乌克兰，西部和东部地区预计将在其余地区没有降水的情况下进行短期降雨。  - 乌克林。</text:p>
      <text:p text:style-name="P4">
图片: ["<text:a xlink:type="simple" xlink:href="https://static.ukrinform.com/photos/2022_05/thumb_files/630_360_1652120765-423.jpeg" text:style-name="Internet_20_link" text:visited-style-name="Visited_20_Internet_20_Link">
630_360_16521...</text:a>
"]</text:p>
      <text:p text:style-name="P4">
标签: ['Погода', 'Тепло', 'Весна']</text:p>
      <text:p text:style-name="P4">
类型: Article</text:p>
      <!--METADATA-->
      <text:p text:style-name="P4">
<draw:frame draw:style-name="fr1" draw:name="Image28" text:anchor-type="as-char" svg:width="6.9236in" svg:height="3.956343in" draw:z-index="0">
<draw:image xlink:href="../Images/yкринформ/2023-04-24T-52-18-00-03-00/630_360_1652120765-423.jpeg" xlink:type="simple" xlink:show="embed" xlink:actuate="onLoad" draw:mime-type="image/jpeg"/>
</draw:frame>
在乌克兰，4月25日星期二，在其余领土的其余部分中，预计在西部勇敢的地区将短期降雨。</text:p>
      <text:p text:style-name="P4">
乌克兰形式在乌克兰水文气象学中心报道。</text:p>
      <text:p text:style-name="P4">
风主要是南部5-10 m/s。 晚上温度为4-9°； 下午15-20°，在该国的西部和东部9-14°； 在夜间和下午1-6°的喀尔巴阡山脉高地。</text:p>
      <text:p text:style-name="P4">
在基辅和基辅地区，4月25日正在改变云彩，没有降水。在17-19°下午6-8°的夜晚，首都的温度； 下午15-20°的晚上4-9°的区域。</text:p>
      <text:p text:style-name="P4">
在接下来的两天，即4月26日至27日，乌克兰将盛行多雨的天气。 因此，4月26日，在大多数情况下，大多数人，中央和敖德萨地区的白天在西部的西部，Zhytomyr，Vinnytsia，中等降雨，在其余的地区，没有降水量下雨； 晚上5-10°的温度在下午13-18°，东部和南部地区，最高21°，西部，zhytomyr和vinnytsia区域，晚上3-8°，下午6-11 °。</text:p>
      <text:p text:style-name="P4">
4月27日在西部地区没有降水量(在大多数中央，南部和伊斯特细胞中等降雨中); 晚上5-10°，下午16-21°，在夜晚3-8°热的其余部分，南部和东部地区的温度在南部和东部地区。(在西部区域1-6°热，在霜冻的土壤表面0-3°)，下午8-13°温暖。 4月26日下雨的喀尔巴阡山脉山脉，4月27日雨水；夜间和第1-6°温度温度(4月27日晚上0-5°霜冻). Вітер вУкраїні південний з переходом на північно-західний, 5-10 м/с.</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在首都地区，4月26日至27日在雨天的4月26日晚上，下午的夜晚，有多云。 下午15-17°，夜间基辅的温度为8-10°； 在5-10°的区域，下午13-18°。</text:p>
      <text:p text:style-name="P4">
4月27日晚上适度，白天很小<text:a xlink:type="simple" xlink:href="https://www.ukrinform.ua/tag-kiiv" text:style-name="Internet_20_link" text:visited-style-name="Visited_20_Internet_20_Link">
</text:a>
。 晚上在基辅，在5-7°热，下午10-12°； 在晚上3-8°的晚上，下午8-13°。</text:p>
      <text:p text:style-name="P4">
根据预测，在4月28日至29日，乌克兰将几乎没有被灌输。 仅在4月28日在左岸，敖德萨和Mykolaiv地区，东部和东南地区，4月29日，晚上，白天，白天，大多数西部地区，在白天都有可能在白天下雨。<text:span text:style-name="T4">
另请阅读：</text:span>
 <text:a xlink:type="simple" xlink:href="https://www.ukrinform.ua/rubric-world/3698438-u-grenlandii-katastroficno-svidko-tane-kriga-klimatologi.html" text:style-name="Internet_20_link" text:visited-style-name="Visited_20_Internet_20_Link">
<text:span text:style-name="T4">
气候学家</text:span>
</text:a>
4月28日至29日在基辅和该地区，没有降水。 晚上3-5°热的资本温度； 4月28日，4月28日，4月29日13-15°。 晚上1-6°温暖的区域(在霜冻0-3°的地方的土壤表面上); 4月28日，4月29日，4月29日，4月29日，下午11-16°。</text:p>
      <text:p text:style-name="P4">
News Source: <text:a xlink:type="simple" xlink:href="https://www.ukrinform.ua/rubric-regions/3700010-u-vivtorok-ukrainu-progrie-do-20.html" text:style-name="Internet_20_link" text:visited-style-name="Visited_20_Internet_20_Link">
https://www.ukrinform.ua/rubric-regions/3700010-u-vivtorok-ukrainu-progrie-do-20.html</text:a>
</text:p>
      <!--NEWS-->
      <text:h text:style-name="P10" text:outline-level="1">
<text:span text:style-name="T4">
印度本周的人口将超过中国的数量 - 联合国</text:span>
</text:h>
      <text:p text:style-name="P4">
作者: Ukrinform (Person)</text:p>
      <text:p text:style-name="P4">
出版商: Укринформ (Organization)</text:p>
      <text:p text:style-name="P4">
出版时间: 2023-04-24T-54:14:00+03:00</text:p>
      <text:p text:style-name="P4">
修改时间: 2023-04-24T21:14:00+03:00</text:p>
      <text:p text:style-name="P4">
描述: 根据联合国经济和社会问题部的说法，印度将在本周末之前领先于中国，并将成为世界上人口最密集的国家。  - 乌克林。</text:p>
      <text:p text:style-name="P4">
图片: ["<text:a xlink:type="simple" xlink:href="https://static.ukrinform.com/photos/2022_03/thumb_files/630_360_1647750937-982.jpeg" text:style-name="Internet_20_link" text:visited-style-name="Visited_20_Internet_20_Link">
630_360_16477...</text:a>
"]</text:p>
      <text:p text:style-name="P4">
标签: ['Індія', 'Китай', 'Населення']</text:p>
      <text:p text:style-name="P4">
类型: Article</text:p>
      <!--METADATA-->
      <text:p text:style-name="P4">
<draw:frame draw:style-name="fr1" draw:name="Image29" text:anchor-type="as-char" svg:width="6.9236in" svg:height="3.956343in" draw:z-index="0">
<draw:image xlink:href="../Images/yкринформ/2023-04-24T-54-14-00-03-00/630_360_1647750937-982.jpeg" xlink:type="simple" xlink:show="embed" xlink:actuate="onLoad" draw:mime-type="image/jpeg"/>
</draw:frame>
根据统一的经济和社会事务部门的说法，印度将于本周末领先于中国，并将成为世界上人口最多的国家。</text:p>
      <text:p text:style-name="P4">
正如乌克林福姆报道的那样，它报告了<text:a xlink:type="simple" xlink:href="https://www.bbc.com/news/world-asia-india-65380148" text:style-name="Internet_20_link" text:visited-style-name="Visited_20_Internet_20_Link">
</text:a>
。</text:p>
      <text:p text:style-name="P4">
根据新数据，到4月底，印度人口将达到1 425 775 850人。</text:p>
      <text:p text:style-name="P4">
上周联合国人口区域的基金会(生产总理)他预测，直到今年中期，印度将以人口领先于中国。</text:p>
      <text:p text:style-name="P4">
<text:span text:style-name="T4">
另请阅读：</text:span>
 <text:span text:style-name="T4">
 <text:a xlink:type="simple" xlink:href="https://www.ukrinform.ua/rubric-world/3698068-india-stane-persou-v-sviti-za-kilkistu-naselenna-kitaj-ne-perejmaetsa-cerez-takij-prognoz-oon.html" text:style-name="Internet_20_link" text:visited-style-name="Visited_20_Internet_20_Link">
</text:a>
 </text:span>
</text:p>
      <text:p text:style-name="P4">
Разом на ці дві азіатські країни припадає більше третини населення планетиЗемля протягом останніх 70 років.</text:p>
      <text:p text:style-name="P4">
"Китай незабаром поступиться своїм давнім статусом найбільш густонаселеноїкраїни в світі", - йдеться у заяві Департаменту з економічних та соціальнихпитань ООН (村庄).</text:p>
      <text:p text:style-name="P4">
<text:span text:style-name="T4">
Читайте також:</text:span>
 <text:span text:style-name="T4">
<text:a xlink:type="simple" xlink:href="https://www.ukrinform.ua/rubric-world/3698937-india-pripinila-otrimuvati-postavki-rosijskoi-zbroi-cerez-pobouvanna-sankcij-ssa.html" text:style-name="Internet_20_link" text:visited-style-name="Visited_20_Internet_20_Link">
 </text:a>
</text:span>
</text:p>
      <text:p text:style-name="P4">
该声明指出：“由于与人口评估有关的不确定性，<text:span text:style-name="T4">
 []的特定日期(https://www.ukrinform.ua/tag-india)</text:span>
预计它将超过中国，这是近似的，可以修订。”</text:p>
      <text:p text:style-name="P4">
如报道，_ <text:span text:style-name="T4">
 <text:a xlink:type="simple" xlink:href="https://www.ukrinform.ua/rubric-world/3698068-india-stane-persou-v-sviti-za-kilkistu-naselenna-kitaj-ne-perejmaetsa-cerez-takij-prognoz-oon.html" text:style-name="Internet_20_link" text:visited-style-name="Visited_20_Internet_20_Link">
</text:a>
</text:span>
 _是因为它考虑了确保国家发展的人口永久质量。</text:p>
      <text:p text:style-name="P4">
News Source: <text:a xlink:type="simple" xlink:href="https://www.ukrinform.ua/rubric-world/3700174-naselenna-indii-cogo-tizna-perevisit-za-kilkistu-kitaj-oon.html" text:style-name="Internet_20_link" text:visited-style-name="Visited_20_Internet_20_Link">
https://www.ukrinform.ua/rubric-world/3700174-naselenna-indii-cogo-tizna-perevisit-za-kilkistu-kitaj-oon.html</text:a>
</text:p>
      <!--NEWS-->
      <text:h text:style-name="P10" text:outline-level="1">
<text:span text:style-name="T4">
白宫大约是乌克兰的F-16：美国专注于现在需要的武器</text:span>
</text:h>
      <text:p text:style-name="P4">
作者: Ukrinform (Person)</text:p>
      <text:p text:style-name="P4">
出版商: Укринформ (Organization)</text:p>
      <text:p text:style-name="P4">
出版时间: 2023-04-24T-56:03:12+03:00</text:p>
      <text:p text:style-name="P4">
修改时间: 2023-04-24T21:03:12+03:00</text:p>
      <text:p text:style-name="P4">
描述: 目前，在准备反攻势的条件下，美国目前专注于为乌克兰提供立即使用的武器，因此F-16问题尚未考虑。  - 乌克林。</text:p>
      <text:p text:style-name="P4">
图片: ["<text:a xlink:type="simple" xlink:href="https://static.ukrinform.com/photos/2023_04/thumb_files/630_360_1682353688-641.jpg" text:style-name="Internet_20_link" text:visited-style-name="Visited_20_Internet_20_Link">
630_360_16823...</text:a>
"]</text:p>
      <text:p text:style-name="P4">
标签: ['США', 'Україна', 'Винищувач']</text:p>
      <text:p text:style-name="P4">
类型: Article</text:p>
      <!--METADATA-->
      <text:p text:style-name="P4">
<draw:frame draw:style-name="fr1" draw:name="Image30" text:anchor-type="as-char" svg:width="6.9236in" svg:height="3.956343in" draw:z-index="0">
<draw:image xlink:href="../Images/yкринформ/2023-04-24T-56-03-12-03-00/630_360_1682353688-641.jpg" xlink:type="simple" xlink:show="embed" xlink:actuate="onLoad" draw:mime-type="image/jpeg"/>
</draw:frame>
该组合目前专注于尽快，尽快提供武器，面对反攻的准备，现在可以立即使用，因此F-16问题尚未考虑。</text:p>
      <text:p text:style-name="P4">
因此，乌克林福音通讯员报道，白宫国家安全委员会约翰·柯比(John Kirby)的代表约翰·柯比(John Kirby)的代表报道，对贝登政府在向乌克兰提供的立场发表了评论。</text:p>
      <text:p text:style-name="P4">
“你听到拜登总统说了(转移到乌克兰F-16飞机的问题。)目前尚未考虑。 白宫代表说：“我们现在关注的是百年纪念，据乌克兰人本身说，这是在接下来的几周和几个月中确实需要的。”</text:p>
      <text:p text:style-name="P4">
他强调，美国一方与基辅保持持续的联系。</text:p>
      <text:p text:style-name="P4">
柯比说：“我们几乎每天都在不断与乌克兰人讨论他们的机会。”</text:p>
      <text:p text:style-name="P4">
他还提醒人们，上周在第11个“拉姆斯汀”中对此进行了讨论，德波古斯的重点是加强防空，提供弹药和交付。 此外，在最新的防御性帮助套餐中考虑了汤的最重要需求<text:a xlink:type="simple" xlink:href="https://www.ukrinform.ua/tag-ssa" text:style-name="Internet_20_link" text:visited-style-name="Visited_20_Internet_20_Link">
</text:a>
。 在同一背景下，Bigolot的代表指出了乌克兰在西部设备上的演习。</text:p>
      <text:p text:style-name="P4">
<text:span text:style-name="T4">
另请阅读：</text:span>
 <text:a xlink:type="simple" xlink:href="https://www.ukrinform.ua/rubric-polytics/3700084-ukraina-ocikue-na-pozitivne-risenna-partneriv-sodo-nadanna-bojovih-litakiv-stefancuk.html" text:style-name="Internet_20_link" text:visited-style-name="Visited_20_Internet_20_Link">
</text:a>
正如乌克林福姆报道的那样，乌克兰国防联络小组的第11次会议于上周五在美国空军拉姆斯坦空军举行。 大约50个合作伙伴国家的代表参加了会议。</text:p>
      <text:p text:style-name="P4">
News Source: <text:a xlink:type="simple" xlink:href="https://www.ukrinform.ua/rubric-ato/3700170-bilij-dim-pro-f16-dla-ukraini-ssa-zoseredzeni-na-nadanni-tiei-zbroi-aka-potribna-same-zaraz.html" text:style-name="Internet_20_link" text:visited-style-name="Visited_20_Internet_20_Link">
https://www.ukrinform.ua/rubric-ato/3700170-bilij-dim-pro-f16-dla-ukraini-ssa-zoseredzeni-na-nadanni-tiei-zbroi-aka-potribna-same-zaraz.html</text:a>
</text:p>
      <!--NEWS-->
      <text:h text:style-name="P10" text:outline-level="1">
<text:span text:style-name="T4">
第二次荷兰撤离航班从苏丹飞起来</text:span>
</text:h>
      <text:p text:style-name="P4">
作者: Ukrinform (Person)</text:p>
      <text:p text:style-name="P4">
出版商: Укринформ (Organization)</text:p>
      <text:p text:style-name="P4">
出版时间: 2023-04-24T-58:01:06+03:00</text:p>
      <text:p text:style-name="P4">
修改时间: 2023-04-24T21:01:06+03:00</text:p>
      <text:p text:style-name="P4">
描述: 第二架荷兰飞机带有撤离人员飞出苏丹。  - 乌克林。</text:p>
      <text:p text:style-name="P4">
图片: ["<text:a xlink:type="simple" xlink:href="https://static.ukrinform.com/photos/2018_09/thumb_files/630_360_1536748525-9826.jpg" text:style-name="Internet_20_link" text:visited-style-name="Visited_20_Internet_20_Link">
630_360_15367...</text:a>
"]</text:p>
      <text:p text:style-name="P4">
标签: ['Евакуація', 'Нідерланди', 'Судан']</text:p>
      <text:p text:style-name="P4">
类型: Article</text:p>
      <!--METADATA-->
      <text:p text:style-name="P4">
<draw:frame draw:style-name="fr1" draw:name="Image31" text:anchor-type="as-char" svg:width="6.9236in" svg:height="3.956343in" draw:z-index="0">
<draw:image xlink:href="../Images/yкринформ/2023-04-24T-58-01-06-03-00/630_360_1536748525-9826.jpg" xlink:type="simple" xlink:show="embed" xlink:actuate="onLoad" draw:mime-type="image/jpeg"/>
</draw:frame>
第二架荷兰飞机带有疏散人员飞行。</text:p>
      <text:p text:style-name="P4">
关于IT报告乌克林福姆，参考<text:a xlink:type="simple" xlink:href="https://nos.nl/collectie/13927/artikel/2472701-tweede-nederlandse-vliegtuig-met-evacues-vertrokken-uit-sudan" text:style-name="Internet_20_link" text:visited-style-name="Visited_20_Internet_20_Link">
</text:a>
。</text:p>
      <text:p text:style-name="P4">
“第二次荷兰撤离航班飞出了苏丹。 这架飞机正前往约旦。”消息写道。</text:p>
      <text:p text:style-name="P4">
值得注意的是，荷兰外交部没有说有多少人正在招募。 在约旦，该部对医疗团体的支持接受了evacuas。</text:p>
      <text:p text:style-name="P4">
<text:span text:style-name="T4">
另请阅读：</text:span>
 <text:a xlink:type="simple" xlink:href="https://www.ukrinform.ua/rubric-society/3699956-mzs-opracovue-marsruti-evakuacii-ukrainciv-z-sudanu.html" text:style-name="Internet_20_link" text:visited-style-name="Visited_20_Internet_20_Link">
</text:a>
当晚撤离飞行后，外交部报告说，六十荷兰人已离开苏丹。</text:p>
      <text:p text:style-name="P4">
预计明天该部将提供有关疏散总数的新信息。</text:p>
      <text:p text:style-name="P4">
正如乌克林福姆报道的<text:a xlink:type="simple" xlink:href="https://www.ukrinform.ua/tag-niderlandi" text:style-name="Internet_20_link" text:visited-style-name="Visited_20_Internet_20_Link">
</text:a>
苏丹在苏丹的关闭，并采取步骤撤离其公民。</text:p>
      <text:p text:style-name="P4">
<text:span text:style-name="T4">
另请阅读：</text:span>
 <text:a xlink:type="simple" xlink:href="https://www.ukrinform.ua/rubric-world/3699880-iz-sudanu-evakuuvali-21-diplomata-ta-ponad-tisacu-gromadan-krain-es-borrel.html" text:style-name="Internet_20_link" text:visited-style-name="Visited_20_Internet_20_Link">
</text:a>
4月15日，苏丹军队和部队之间的紧张局势几天后(RSF)在Chartum中，发生了爆炸和射击。 与该国提议过渡到民法的拟议相抵触。</text:p>
      <text:p text:style-name="P4">
世界卫生组织报告说<text:a xlink:type="simple" xlink:href="https://www.ukrinform.ua/rubric-world/3700052-sonajmense-420-ludej-zaginuli-vnaslidok-bojovih-dij-u-sudani.html" text:style-name="Internet_20_link" text:visited-style-name="Visited_20_Internet_20_Link">
</text:a>
激烈的战斗在那里爆发。</text:p>
      <text:p text:style-name="P4">
News Source: <text:a xlink:type="simple" xlink:href="https://www.ukrinform.ua/rubric-world/3700168-drugij-niderlandskij-evakuacijnij-rejs-viletiv-iz-sudanu.html" text:style-name="Internet_20_link" text:visited-style-name="Visited_20_Internet_20_Link">
https://www.ukrinform.ua/rubric-world/3700168-drugij-niderlandskij-evakuacijnij-rejs-viletiv-iz-sudanu.html</text:a>
</text:p>
      <!--NEWS-->
      <text:h text:style-name="P10" text:outline-level="1">
<text:span text:style-name="T4">
Cherkasy地区Poltava地区Kirovohrad地区（14:24）。 红色ALRT：空中tchretate。 si ...</text:span>
</text:h>
      <text:p text:style-name="P4">
作者: liveuamap (Language: en)</text:p>
      <text:p text:style-name="P4">
时间: 2023-04-24T-5:25:00</text:p>
      <text:p text:style-name="P4">
地点: Kirovohradska Oblast (Latitude:48.50000000 Longtitude:32.00000000)</text:p>
      <text:p text:style-name="P4">
视频: []</text:p>
      <text:p text:style-name="P4">
图片: []</text:p>
      <text:p text:style-name="P4">
标签: ["Europe", "Central and Eastern Europe"]</text:p>
      <text:p text:style-name="P4">
Id: 22558302</text:p>
      <!--METADATA-->
      <text:p text:style-name="P4">
Cherkasy地区Poltava地区Kirovohrad地区(14:24). Red Alert:aerial threat. Sirens sounding. Take cover now!</text:p>
      <text:p text:style-name="P4">
News Collection Link: <text:a xlink:type="simple" xlink:href="https://liveuamap.com/en/2023/24-april-kirovohradska-oblast-poltavska-oblasg" text:style-name="Internet_20_link" text:visited-style-name="Visited_20_Internet_20_Link">
https://liveuamap.com/en/2023/24-april-kirovohradska-oblast-poltavska-oblasg</text:a>
</text:p>
      <text:p text:style-name="P4">
News Source: <text:a xlink:type="simple" xlink:href="https://t.me/air_alert_ua/43653" text:style-name="Internet_20_link" text:visited-style-name="Visited_20_Internet_20_Link">
https://t.me/air_alert_ua/43653</text:a>
</text:p>
      <!--NEWS-->
      <text:h text:style-name="P10" text:outline-level="1">
<text:span text:style-name="T4">
英国在联合国议会会议上批评俄罗斯的伪善</text:span>
</text:h>
      <text:p text:style-name="P4">
作者: Ukrinform (Person)</text:p>
      <text:p text:style-name="P4">
出版商: Укринформ (Organization)</text:p>
      <text:p text:style-name="P4">
出版时间: 2023-04-24T-61:55:42+03:00</text:p>
      <text:p text:style-name="P4">
修改时间: 2023-04-24T20:55:42+03:00</text:p>
      <text:p text:style-name="P4">
描述: 袭击乌克兰的俄罗斯向世界展示了世界，这意味着其多边的想法，这是外交部长谢尔盖·拉夫罗夫（Sergey Lavrov）在联合国安理会会议上发表的。  - 乌克林。</text:p>
      <text:p text:style-name="P4">
图片: ["<text:a xlink:type="simple" xlink:href="https://static.ukrinform.com/photos/2022_10/thumb_files/630_360_1666903324-447.jpg" text:style-name="Internet_20_link" text:visited-style-name="Visited_20_Internet_20_Link">
630_360_16669...</text:a>
"]</text:p>
      <text:p text:style-name="P4">
标签: ['Британія', 'лавров', 'Радбез ООН', 'Війна з росією']</text:p>
      <text:p text:style-name="P4">
类型: Article</text:p>
      <!--METADATA-->
      <text:p text:style-name="P4">
<draw:frame draw:style-name="fr1" draw:name="Image32" text:anchor-type="as-char" svg:width="6.9236in" svg:height="3.956343in" draw:z-index="0">
<draw:image xlink:href="../Images/yкринформ/2023-04-24T-61-55-42-03-00/630_360_1666903324-447.jpg" xlink:type="simple" xlink:show="embed" xlink:actuate="onLoad" draw:mime-type="image/jpeg"/>
</draw:frame>
袭击乌克兰的俄罗斯向世界展示了世界，这意味着其多边的想法，这是在联合国安理会会议上由女士拉夫罗夫在联合国安理会会议上讲的。</text:p>
      <text:p text:style-name="P4">
根据纽约的乌克林福音通讯员的说法，她在Oonbarbar Woodward的Radbeza Postpreda UK举行的公开辩论中表示了这一点。</text:p>
      <text:p text:style-name="P4">
“我们看到了俄罗斯多边性的观念对世界意味着什么。 对于乌克兰的俄罗斯的全面入侵，普京总统通过践踏联合国法规带来了乌克兰难以想象的痛苦。 她说：“成千上万的乌克兰人被杀，数百万被迫离开家园，世界各地数十亿人的原材料和括号价格迅速上涨。”</text:p>
      <text:p text:style-name="P4">
根据伍德沃德的说法，战争也已成为俄罗斯本身的真正灾难，俄罗斯本身遭受了许多人类损失。 俄罗斯的经济下降，数百万逃离该国以避免奖励，言论自由被压制。</text:p>
      <text:p text:style-name="P4">
她在拉夫罗夫(Lavrov)讲话时说：“她的军队依靠瓦格纳(Wagner) - 一个非报告的组织，其存在于一年前被拒绝，但现在在您的处方期间签发了咨询外交部。”</text:p>
      <text:p text:style-name="P4">
<text:span text:style-name="T4">
另请阅读：</text:span>
 <text:a xlink:type="simple" xlink:href="https://www.ukrinform.ua/rubric-world/3700118-lavrov-na-radbezi-oon-ozvuciv-novu-versiu-pricin-vijni-v-ukraini.html" text:style-name="Internet_20_link" text:visited-style-name="Visited_20_Internet_20_Link">
<text:span text:style-name="T4">
 lavrov </text:span>
</text:a>
它补充说，俄罗斯一代已经失去了未来，俄罗斯联邦政府甚至无法解释，并强调，为“击败纳粹主义和保护生物武器的愿望，为战争的原因都是合理的，这是一个明显的谎言。”</text:p>
      <text:p text:style-name="P4">
伍德沃德说：“尽管拉夫罗夫关于有效的多边部长的所有陈述，但我在俄罗斯的外交政策中却没有看到有效或多边。”</text:p>
      <text:p text:style-name="P4">
据她说，如果拉夫罗夫有兴趣尽快结束冲突，俄罗斯应立即从乌克兰领土上撤出其部队。</text:p>
      <text:p text:style-name="P4">
据报道，周一，在拉夫罗夫(Lavrov)主席的联合国安理会，“通过保护联合国宪章的原则有效的多边性”。</text:p>
      <text:p text:style-name="P4">
<text:span text:style-name="T4">
另请阅读：</text:span>
 <text:a xlink:type="simple" xlink:href="https://www.ukrinform.ua/rubric-world/3700106-gensek-oon-u-vistupi-v-radbezi-prisvativ-vijni-rosii-proti-ukraini-odne-recenna.html" text:style-name="Internet_20_link" text:visited-style-name="Visited_20_Internet_20_Link">
</text:a>
</text:p>
      <text:p text:style-name="P4">
News Source: <text:a xlink:type="simple" xlink:href="https://www.ukrinform.ua/rubric-world/3700167-britania-rozkritikuvala-licemirstvo-rosii-na-zasidanni-radbezu-oon.html" text:style-name="Internet_20_link" text:visited-style-name="Visited_20_Internet_20_Link">
https://www.ukrinform.ua/rubric-world/3700167-britania-rozkritikuvala-licemirstvo-rosii-na-zasidanni-radbezu-oon.html</text:a>
</text:p>
      <!--NEWS-->
      <text:h text:style-name="P10" text:outline-level="1">
<text:span text:style-name="T4">
没有免费的白俄罗斯乌克兰就不会安全-Tikanovskaya</text:span>
</text:h>
      <text:p text:style-name="P4">
作者: Ukrinform (Person)</text:p>
      <text:p text:style-name="P4">
出版商: Укринформ (Organization)</text:p>
      <text:p text:style-name="P4">
出版时间: 2023-04-24T-63:48:32+03:00</text:p>
      <text:p text:style-name="P4">
修改时间: 2023-04-24T20:48:32+03:00</text:p>
      <text:p text:style-name="P4">
描述: 乌克兰和白俄罗斯的自由是密切联系的，白俄罗斯人寻求乌克兰的胜利，这也将保证自己自由。  - 乌克林。</text:p>
      <text:p text:style-name="P4">
图片: ["<text:a xlink:type="simple" xlink:href="https://static.ukrinform.com/photos/2020_09/thumb_files/630_360_1600100567-591.png" text:style-name="Internet_20_link" text:visited-style-name="Visited_20_Internet_20_Link">
630_360_16001...</text:a>
"]</text:p>
      <text:p text:style-name="P4">
标签: ['білорусь', 'росія', 'Тихановська']</text:p>
      <text:p text:style-name="P4">
类型: Article</text:p>
      <!--METADATA-->
      <text:p text:style-name="P4">
<draw:frame draw:style-name="fr1" draw:name="Image33" text:anchor-type="as-char" svg:width="6.9236in" svg:height="3.956343in" draw:z-index="0">
<draw:image xlink:href="../Images/yкринформ/2023-04-24T-63-48-32-03-00/630_360_1600100567-591.png" xlink:type="simple" xlink:show="embed" xlink:actuate="onLoad" draw:mime-type="image/png"/>
</draw:frame>
乌克兰自由和白俄罗斯与乌克兰的胜利以及自己自由的关键寻求胜利。</text:p>
      <text:p text:style-name="P4">
据报道，这是由柏林自由权力的白俄罗斯反对派反对派Svetlana Tikhanovskaya的领导人指出的，德国基金会于4月24日组织。</text:p>
      <text:p text:style-name="P4">
“乌克兰和[]的命运(https://www.ukrinform.ua/tag-bilorus)相互联系：没有免费乌克兰的无自由白俄罗斯； 也没有安全的白俄罗斯。</text:p>
      <text:p text:style-name="P4">
她指出，数百名白俄罗斯志愿者在并肩作战，该国的许多激进分子自己参加了游击运动，志愿者收集信息并将其转移给武装部队。 白俄罗斯人弗拉达戈尔斯托科(Vladagorstoko)为此追求人们：平均有20人，抗议蒂卡诺夫斯卡亚(Tikhanovskaya)。</text:p>
      <text:p text:style-name="P4">
她强调，乌克兰应该提供赢得胜利所需的一切。</text:p>
      <text:p text:style-name="P4">
反对派人士还敦促该活动帮助卢卡申科的参考政权，因为法庭不仅对普京，而且应该对她的木偶 - 卢卡申科(Lukashenko)。</text:p>
      <text:p text:style-name="P4">
“卢卡申科(Lukashenko)知道，如果没有普京，他就不会持续一天。 因此，他允许俄罗斯独裁者利用白俄罗斯领土对乌克兰进行攻击，并支持这次袭击。”蒂卡诺夫斯卡亚说，重复说，这是普京的战争而不是白俄罗斯人民的支持。</text:p>
      <text:p text:style-name="P4">
“普京想像白俄罗斯今天那样做乌克兰：一个完全控制的木偶国家，政府虚弱和谦虚。 但是，在完全服从普京的卢卡申科(Lukashenko)的方式中，乌克兰政府的in adrod政府站起来为自己的州辩护。 反对派主义者强调，全世界受到乌克兰人的决心的启发。</text:p>
      <text:p text:style-name="P4">
根据她的说法，在白俄罗斯放置核武器的计划将使900万白俄罗斯人质由两个犯罪政权造成，并对乌克兰，欧洲和世界构成不断威胁。</text:p>
      <text:p text:style-name="P4">
“但是最糟糕的部分将意味着多年来俄罗斯对白俄罗斯的控制。 不允许米普维纳(Mipovina)。</text:p>
      <text:p text:style-name="P4">
据她说，在2020年，白俄罗斯人为诚实的选举而战，今天，他们将为自己的主权和国家的存在而战。</text:p>
      <text:p text:style-name="P4">
<text:span text:style-name="T4">
另请阅读：</text:span>
 <text:a xlink:type="simple" xlink:href="https://www.ukrinform.ua/rubric-world/3687480-tihanovska-pro-rosijsku-adernu-zbrou-u-bilorusi-ce-prame-porusenna-konstitucii.html" text:style-name="Internet_20_link" text:visited-style-name="Visited_20_Internet_20_Link">
<text:span text:style-name="T4">
 Tyanovskaya </text:span>
</text:a>
</text:p>
      <text:p text:style-name="P4">
_foto：首先</text:p>
      <text:p text:style-name="P4">
News Source: <text:a xlink:type="simple" xlink:href="https://www.ukrinform.ua/rubric-world/3700163-bez-vilnoi-bilorusi-ukraina-ne-bude-v-bezpeci-tihanovska.html" text:style-name="Internet_20_link" text:visited-style-name="Visited_20_Internet_20_Link">
https://www.ukrinform.ua/rubric-world/3700163-bez-vilnoi-bilorusi-ukraina-ne-bude-v-bezpeci-tihanovska.html</text:a>
</text:p>
      <!--NEWS-->
      <text:h text:style-name="P10" text:outline-level="1">
<text:span text:style-name="T4">
在加拿大，雪崩倒下，有死亡</text:span>
</text:h>
      <text:p text:style-name="P4">
作者: Ukrinform (Person)</text:p>
      <text:p text:style-name="P4">
出版商: Укринформ (Organization)</text:p>
      <text:p text:style-name="P4">
出版时间: 2023-04-24T-65:47:03+03:00</text:p>
      <text:p text:style-name="P4">
修改时间: 2023-04-24T20:47:03+03:00</text:p>
      <text:p text:style-name="P4">
描述: 由于加拿大的雪崩，一个人被杀，两个人设法逃脱。  - 乌克林。</text:p>
      <text:p text:style-name="P4">
图片: ["<text:a xlink:type="simple" xlink:href="https://static.ukrinform.com/photos/2018_01/thumb_files/630_360_1515323527-9625.jpg" text:style-name="Internet_20_link" text:visited-style-name="Visited_20_Internet_20_Link">
630_360_15153...</text:a>
"]</text:p>
      <text:p text:style-name="P4">
标签: ['Канада', 'Лавина', 'Загибель']</text:p>
      <text:p text:style-name="P4">
类型: Article</text:p>
      <!--METADATA-->
      <text:p text:style-name="P4">
<draw:frame draw:style-name="fr1" draw:name="Image34" text:anchor-type="as-char" svg:width="6.9236in" svg:height="3.956343in" draw:z-index="0">
<draw:image xlink:href="../Images/yкринформ/2023-04-24T-65-47-03-03-00/630_360_1515323527-9625.jpg" xlink:type="simple" xlink:show="embed" xlink:actuate="onLoad" draw:mime-type="image/jpeg"/>
</draw:frame>
由于加拿大的一辆雪崩，一个人被杀，两人设法营救。</text:p>
      <text:p text:style-name="P4">
根据乌克林通讯员的说法，它写道<text:a xlink:type="simple" xlink:href="https://www.cbc.ca/news/canada/calgary/man-dies-in-avalanche-in-closed-off-area-of-lake-louise-resort-1.6819944" text:style-name="Internet_20_link" text:visited-style-name="Visited_20_Internet_20_Link">
</text:a>
。</text:p>
      <text:p text:style-name="P4">
值得注意的是，致命事件发生在艾伯塔省省的Lazelouise滑雪胜地。 “当救援人员到达事件时，他们发现该小组进入了封闭的区域，并引起了第三名雪崩。 该小组的成员都没有在雪崩期间与他们一起营救的设备。”材料写道。</text:p>
      <text:p text:style-name="P4">
雪崩升起后，有两个人部分在雪和一个。 报纸说：“两个部分被埋葬的人受到轻度伤害，一个落在雪下的人被杀。”</text:p>
      <text:p text:style-name="P4">
<text:span text:style-name="T4">
另请阅读：</text:span>
 <text:a xlink:type="simple" xlink:href="https://www.ukrinform.ua/rubric-world/3695787-v-italijskih-alpah-zijsla-lavina-troe-zagiblih.html" text:style-name="Internet_20_link" text:visited-style-name="Visited_20_Internet_20_Link">
<text:span text:style-name="T4">
雪崩</text:span>
</text:a>
根据执法人员的说法，一名21岁的男子在雪地下死了45分钟，直到他能够释放。 救援人员在山上为他提供了一个医疗服务，在那里他被发现死了。</text:p>
      <text:p text:style-name="P4">
由于本赛季的天气特征在<text:a xlink:type="simple" xlink:href="https://www.ukrinform.ua/tag-kanada" text:style-name="Internet_20_link" text:visited-style-name="Visited_20_Internet_20_Link">
</text:a>
修复增加雪崩的危险。 从今年年初开始，他们已经夺走了至少15条生命。</text:p>
      <text:p text:style-name="P4">
News Source: <text:a xlink:type="simple" xlink:href="https://www.ukrinform.ua/rubric-world/3700161-u-kanadi-zijsla-lavina-e-zagiblij.html" text:style-name="Internet_20_link" text:visited-style-name="Visited_20_Internet_20_Link">
https://www.ukrinform.ua/rubric-world/3700161-u-kanadi-zijsla-lavina-e-zagiblij.html</text:a>
</text:p>
      <!--NEWS-->
      <text:h text:style-name="P10" text:outline-level="1">
<text:span text:style-name="T4">
据涉嫌海军无人机袭击，塞瓦斯托波尔报告了爆炸</text:span>
</text:h>
      <text:p text:style-name="P4">
作者: liveuamap (Language: en)</text:p>
      <text:p text:style-name="P4">
时间: 2023-04-24T02:42:00</text:p>
      <text:p text:style-name="P4">
地点: Sevastopol, (Latitude:44.62052 Longtitude:33.52306)</text:p>
      <text:p text:style-name="P4">
视频: []</text:p>
      <text:p text:style-name="P4">
图片: ["<text:a xlink:type="simple" xlink:href="https://liveuamap.com/pics/2023/04/24/22558239_0.jpg" text:style-name="Internet_20_link" text:visited-style-name="Visited_20_Internet_20_Link">
22558239_0.jpg</text:a>
"]</text:p>
      <text:p text:style-name="P4">
标签: []</text:p>
      <text:p text:style-name="P4">
Id: 22558239</text:p>
      <!--METADATA-->
      <text:p text:style-name="P4">
据涉嫌海军无人机袭击，塞瓦斯托波尔报告了爆炸</text:p>
      <text:p text:style-name="P4">
<draw:frame draw:style-name="fr1" draw:name="Image35" text:anchor-type="as-char" svg:width="6.9236in" svg:height="3.540892in" draw:z-index="0">
<draw:image xlink:href="../Images/liveuamap/2023-04-24T02-42-00/22558239_0.jpg" xlink:type="simple" xlink:show="embed" xlink:actuate="onLoad" draw:mime-type="image/jpeg"/>
</draw:frame>
新闻集链接：<text:a xlink:type="simple" xlink:href="https://liveuamap.com/en/2023/24-april-explosions-were-reported-in-sevastopol-due-to-suspected" text:style-name="Internet_20_link" text:visited-style-name="Visited_20_Internet_20_Link">
https://liveuamap.com/en/2023/24-april-explosions-were-reported-in-sevastopol-due-due to to-seppected</text:a>
</text:p>
      <text:p text:style-name="P4">
News Source: <text:a xlink:type="simple" xlink:href="https://t.me/censor_net/28262" text:style-name="Internet_20_link" text:visited-style-name="Visited_20_Internet_20_Link">
https://t.me/censor_net/28262</text:a>
</text:p>
      <!--NEWS-->
      <text:h text:style-name="P10" text:outline-level="1">
<text:span text:style-name="T4">
Donetsk Oblast（08:55）。 红色警报：空中威胁。 警笛声。 立即掩盖！</text:span>
</text:h>
      <text:p text:style-name="P4">
作者: liveuamap (Language: en)</text:p>
      <text:p text:style-name="P4">
时间: 2023-04-24T02:56:00</text:p>
      <text:p text:style-name="P4">
地点: Donetsk Oblast (Latitude:48.72738 Longtitude:37.57764)</text:p>
      <text:p text:style-name="P4">
视频: []</text:p>
      <text:p text:style-name="P4">
图片: []</text:p>
      <text:p text:style-name="P4">
标签: ["Europe", "Central and Eastern Europe"]</text:p>
      <text:p text:style-name="P4">
Id: 22558237</text:p>
      <!--METADATA-->
      <text:p text:style-name="P4">
Donetsk Oblast(08:55). Red Alert: aerial threat. Sirens sounding. Take covernow!</text:p>
      <text:p text:style-name="P4">
News Collection Link: <text:a xlink:type="simple" xlink:href="https://liveuamap.com/en/2023/24-april-donetsk-oblast0855-red-alert-aerial-g" text:style-name="Internet_20_link" text:visited-style-name="Visited_20_Internet_20_Link">
https://liveuamap.com/en/2023/24-april-donetsk-oblast0855-red-alert-aerial-g</text:a>
</text:p>
      <text:p text:style-name="P4">
News Source: <text:a xlink:type="simple" xlink:href="https://t.me/air_alert_ua/43637" text:style-name="Internet_20_link" text:visited-style-name="Visited_20_Internet_20_Link">
https://t.me/air_alert_ua/43637</text:a>
</text:p>
      <!--NEWS-->
      <text:h text:style-name="P10" text:outline-level="1">
<text:span text:style-name="T4">
在卢汉斯克地区Rovenky的石油仓库发生火灾。 职业当局指责乌克兰无人机</text:span>
</text:h>
      <text:p text:style-name="P4">
作者: liveuamap (Language: en)</text:p>
      <text:p text:style-name="P4">
时间: 2023-04-24T03:07:57</text:p>
      <text:p text:style-name="P4">
地点: Rovenky (Latitude:48.09173 Longtitude:39.36401)</text:p>
      <text:p text:style-name="P4">
视频: []</text:p>
      <text:p text:style-name="P4">
图片: ["<text:a xlink:type="simple" xlink:href="https://liveuamap.com/pics/2023/04/24/22558238_1.jpg" text:style-name="Internet_20_link" text:visited-style-name="Visited_20_Internet_20_Link">
22558238_1.jpg</text:a>
", "<text:a xlink:type="simple" xlink:href="https://liveuamap.com/pics/2023/04/24/22558238_2.jpg" text:style-name="Internet_20_link" text:visited-style-name="Visited_20_Internet_20_Link">
22558238_2.jpg</text:a>
", "<text:a xlink:type="simple" xlink:href="https://liveuamap.com/pics/2023/04/24/22558238_3.jpg" text:style-name="Internet_20_link" text:visited-style-name="Visited_20_Internet_20_Link">
22558238_3.jpg</text:a>
"]</text:p>
      <text:p text:style-name="P4">
标签: ["Minsk Monitor", "Central and Eastern Europe"]</text:p>
      <text:p text:style-name="P4">
Id: 22558238</text:p>
      <!--METADATA-->
      <text:p text:style-name="P4">
在卢汉斯克地区Rovenky的石油仓库发生火灾。 职业当局指责乌克兰无人机  <draw:frame draw:style-name="fr1" draw:name="Image36" text:anchor-type="as-char" svg:width="6.9236in" svg:height="9.218501in" draw:z-index="0">
<draw:image xlink:href="../Images/liveuamap/2023-04-24T03-07-57/22558238_1.jpg" xlink:type="simple" xlink:show="embed" xlink:actuate="onLoad" draw:mime-type="image/jpeg"/>
</draw:frame>
<draw:frame draw:style-name="fr1" draw:name="Image37" text:anchor-type="as-char" svg:width="6.9236in" svg:height="3.896998in" draw:z-index="0">
<draw:image xlink:href="../Images/liveuamap/2023-04-24T03-07-57/22558238_2.jpg" xlink:type="simple" xlink:show="embed" xlink:actuate="onLoad" draw:mime-type="image/jpeg"/>
</draw:frame>
<draw:frame draw:style-name="fr1" draw:name="Image38" text:anchor-type="as-char" svg:width="6.9236in" svg:height="3.896998in" draw:z-index="0">
<draw:image xlink:href="../Images/liveuamap/2023-04-24T03-07-57/22558238_3.jpg" xlink:type="simple" xlink:show="embed" xlink:actuate="onLoad" draw:mime-type="image/jpeg"/>
</draw:frame>
新闻集链接：<text:a xlink:type="simple" xlink:href="https://liveuamap.com/en/2023/24-april-fire-at-oil-depot-in-rovenky-luhansk-region-occupation" text:style-name="Internet_20_link" text:visited-style-name="Visited_20_Internet_20_Link">
https://liveuamap.com/en/2023/24-APRIL-fire-AT-AT-OIL-DEPOT-IN-ROVENKY-LUHANSK-LUHANSK-RIGION-ECCUPATION</text:a>
</text:p>
      <text:p text:style-name="P4">
News Source: <text:a xlink:type="simple" xlink:href="https://t.me/censor_net/28265" text:style-name="Internet_20_link" text:visited-style-name="Visited_20_Internet_20_Link">
https://t.me/censor_net/28265</text:a>
</text:p>
      <!--NEWS-->
      <text:h text:style-name="P10" text:outline-level="1">
<text:span text:style-name="T4">
Zaporizka Oblast（09:34）。 红色警报：空中威胁。 警笛声。 立即掩盖！</text:span>
</text:h>
      <text:p text:style-name="P4">
作者: liveuamap (Language: en)</text:p>
      <text:p text:style-name="P4">
时间: 2023-04-24T03:34:00</text:p>
      <text:p text:style-name="P4">
地点: Zaporizka Oblast (Latitude:47.613001 Longtitude:35.766451)</text:p>
      <text:p text:style-name="P4">
视频: []</text:p>
      <text:p text:style-name="P4">
图片: []</text:p>
      <text:p text:style-name="P4">
标签: ["Europe", "Central and Eastern Europe"]</text:p>
      <text:p text:style-name="P4">
Id: 22558241</text:p>
      <!--METADATA-->
      <text:p text:style-name="P4">
Zaporizhzhia地区(09:34). Red Alert: aerial threat. Sirens sounding. Take covernow!</text:p>
      <text:p text:style-name="P4">
News Collection Link: <text:a xlink:type="simple" xlink:href="https://liveuamap.com/en/2023/24-april-zaporizka-oblast0934-red-alert-aeriag" text:style-name="Internet_20_link" text:visited-style-name="Visited_20_Internet_20_Link">
https://liveuamap.com/en/2023/24-april-zaporizka-oblast0934-red-alert-aeriag</text:a>
</text:p>
      <text:p text:style-name="P4">
News Source: <text:a xlink:type="simple" xlink:href="https://t.me/suspilnezaporizhzhya/12328" text:style-name="Internet_20_link" text:visited-style-name="Visited_20_Internet_20_Link">
https://t.me/suspilnezaporizhzhya/12328</text:a>
</text:p>
      <!--NEWS-->
      <text:h text:style-name="P10" text:outline-level="1">
<text:span text:style-name="T4">
Kherson，Khersonska Oblast（09:41）。 红色警报：空中威胁。 警笛声。 立即掩盖！</text:span>
</text:h>
      <text:p text:style-name="P4">
作者: liveuamap (Language: en)</text:p>
      <text:p text:style-name="P4">
时间: 2023-04-24T03:42:00</text:p>
      <text:p text:style-name="P4">
地点: Kherson (Latitude:46.65504 Longtitude:32.61761)</text:p>
      <text:p text:style-name="P4">
视频: []</text:p>
      <text:p text:style-name="P4">
图片: []</text:p>
      <text:p text:style-name="P4">
标签: ["Europe", "Central and Eastern Europe"]</text:p>
      <text:p text:style-name="P4">
Id: 22558242</text:p>
      <!--METADATA-->
      <text:p text:style-name="P4">
赫尔森，赫森地区(09:41). Red Alert: aerial threat. Sirens sounding.Take cover now!</text:p>
      <text:p text:style-name="P4">
News Collection Link: <text:a xlink:type="simple" xlink:href="https://liveuamap.com/en/2023/24-april-kherson-khersonska-oblast0941-red-alg" text:style-name="Internet_20_link" text:visited-style-name="Visited_20_Internet_20_Link">
https://liveuamap.com/en/2023/24-april-kherson-khersonska-oblast0941-red-alg</text:a>
</text:p>
      <text:p text:style-name="P4">
News Source: <text:a xlink:type="simple" xlink:href="https://t.me/air_alert_ua/43639" text:style-name="Internet_20_link" text:visited-style-name="Visited_20_Internet_20_Link">
https://t.me/air_alert_ua/43639</text:a>
</text:p>
      <!--NEWS-->
      <text:h text:style-name="P10" text:outline-level="1">
<text:span text:style-name="T4">
俄罗斯军队进行了1次导弹罢工，46次空袭和大约60次炮击。</text:span>
</text:h>
      <text:p text:style-name="P4">
作者: liveuamap (Language: en)</text:p>
      <text:p text:style-name="P4">
时间: 2023-04-24T04:52:00</text:p>
      <text:p text:style-name="P4">
地点: Vuhledar (Latitude:47.73009 Longtitude:37.25876)</text:p>
      <text:p text:style-name="P4">
视频: []</text:p>
      <text:p text:style-name="P4">
图片: []</text:p>
      <text:p text:style-name="P4">
标签: ["Russia"]</text:p>
      <text:p text:style-name="P4">
Id: 22558279</text:p>
      <!--METADATA-->
      <text:p text:style-name="P4">
俄罗斯军队在卢汉斯克(Luhansk)，顿涅茨克(Donetsk)，扎波里兹希亚(Zaporizhzhia)和赫尔森地区(Kherson Regions)进行了1次导弹罢工，46次空袭和大约60枚炮击，乌克兰武装部队的武装部队在早晨的报告中说</text:p>
      <text:p text:style-name="P4">
新闻集链接：<text:a xlink:type="simple" xlink:href="https://liveuamap.com/en/2023/24-april-russian-army-conducted-1-missile-strike-46-airstrikes" text:style-name="Internet_20_link" text:visited-style-name="Visited_20_Internet_20_Link">
https://liveuamap.com/en/2023/24-april-russian-army-conducted-1-missile-strike-46-- airstrikes</text:a>
</text:p>
      <text:p text:style-name="P4">
News Source: <text:a xlink:type="simple" xlink:href="https://t.me/lumsrc/4576" text:style-name="Internet_20_link" text:visited-style-name="Visited_20_Internet_20_Link">
https://t.me/lumsrc/4576</text:a>
</text:p>
      <!--NEWS-->
      <text:h text:style-name="P10" text:outline-level="1">
<text:span text:style-name="T4">
在Sivershchyna和Slobozhanschyna的指示俄罗斯军队炮击了Chernihiv Reg的Hremyach ...</text:span>
</text:h>
      <text:p text:style-name="P4">
作者: liveuamap (Language: en)</text:p>
      <text:p text:style-name="P4">
时间: 2023-04-24T04:53:00</text:p>
      <text:p text:style-name="P4">
地点: Kharkiv (Latitude:49.94089 Longtitude:37.75374)</text:p>
      <text:p text:style-name="P4">
视频: []</text:p>
      <text:p text:style-name="P4">
图片: []</text:p>
      <text:p text:style-name="P4">
标签: ["Russia"]</text:p>
      <text:p text:style-name="P4">
Id: 22558277</text:p>
      <!--METADATA-->
      <text:p text:style-name="P4">
在Sivershchyna和Slobozhanschyna的指示，俄罗斯军队炮击了Chernihiv地区； Chervona Zorya，Pavlivka，Kindrativka，Tymofiyivka ofsmosy地区，Hoptivka，Zelene，Zelene，Neskuchne，Budarky，Milove，Milove，Milove和Krasnepershe， - 乌克兰的武装部队报告，</text:p>
      <text:p text:style-name="P4">
新闻集链接：<text:a xlink:type="simple" xlink:href="https://liveuamap.com/en/2023/24-april-at-sivershchyna-and-slobozhanschyna-directions-russian" text:style-name="Internet_20_link" text:visited-style-name="Visited_20_Internet_20_Link">
https://liveuamap.com/en/2023/24-april-at-sivershchyna-and-slobozhanschyna-directions-russian</text:a>
</text:p>
      <text:p text:style-name="P4">
News Source: <text:a xlink:type="simple" xlink:href="https://t.me/lumsrc/4577" text:style-name="Internet_20_link" text:visited-style-name="Visited_20_Internet_20_Link">
https://t.me/lumsrc/4577</text:a>
</text:p>
      <!--NEWS-->
      <text:h text:style-name="P10" text:outline-level="1">
<text:span text:style-name="T4">
俄罗斯军队在克拉曼托克斯（Kramatortsk）进行了导弹罢工，并用2枚导弹过夜</text:span>
</text:h>
      <text:p text:style-name="P4">
作者: liveuamap (Language: en)</text:p>
      <text:p text:style-name="P4">
时间: 2023-04-24T05:59:08</text:p>
      <text:p text:style-name="P4">
地点: Donetsk Oblast (Latitude:48.73178 Longtitude:37.57002)</text:p>
      <text:p text:style-name="P4">
视频: []</text:p>
      <text:p text:style-name="P4">
图片: []</text:p>
      <text:p text:style-name="P4">
标签: ["Europe", "Central and Eastern Europe"]</text:p>
      <text:p text:style-name="P4">
Id: 22558287</text:p>
      <!--METADATA-->
      <text:p text:style-name="P4">
俄罗斯军队在克拉曼托克斯(Kramatortsk)进行了导弹罢工，并用2枚导弹过夜</text:p>
      <text:p text:style-name="P4">
新闻集链接：<text:a xlink:type="simple" xlink:href="https://liveuamap.com/en/2023/24-april-russian-army-conducted-missile-strike-in-kramatorsk" text:style-name="Internet_20_link" text:visited-style-name="Visited_20_Internet_20_Link">
https://liveuamap.com/en/2023/24-April-Russian-army-conducted-missile-strike-in-kramatorsk</text:a>
</text:p>
      <text:p text:style-name="P4">
News Source: <text:a xlink:type="simple" xlink:href="https://t.me/UkraineNow/32095" text:style-name="Internet_20_link" text:visited-style-name="Visited_20_Internet_20_Link">
https://t.me/UkraineNow/32095</text:a>
</text:p>
      <!--NEWS-->
      <text:h text:style-name="P10" text:outline-level="1">
<text:span text:style-name="T4">
Donetsk Oblast（13:43）。 红色警报：空中威胁。 警笛声。 立即掩盖！</text:span>
</text:h>
      <text:p text:style-name="P4">
作者: liveuamap (Language: en)</text:p>
      <text:p text:style-name="P4">
时间: 2023-04-24T07:43:00</text:p>
      <text:p text:style-name="P4">
地点: Donetsk Oblast (Latitude:48.7271 Longtitude:37.57742)</text:p>
      <text:p text:style-name="P4">
视频: []</text:p>
      <text:p text:style-name="P4">
图片: []</text:p>
      <text:p text:style-name="P4">
标签: ["Europe", "Central and Eastern Europe"]</text:p>
      <text:p text:style-name="P4">
Id: 22558299</text:p>
      <!--METADATA-->
      <text:p text:style-name="P4">
Donetsk Oblast(13:43). Red Alert: aerial threat. Sirens sounding. Take covernow!</text:p>
      <text:p text:style-name="P4">
News Collection Link: <text:a xlink:type="simple" xlink:href="https://liveuamap.com/en/2023/24-april-donetsk-oblast1343-red-alert-aerial-g" text:style-name="Internet_20_link" text:visited-style-name="Visited_20_Internet_20_Link">
https://liveuamap.com/en/2023/24-april-donetsk-oblast1343-red-alert-aerial-g</text:a>
</text:p>
      <text:p text:style-name="P4">
News Source: <text:a xlink:type="simple" xlink:href="https://t.me/air_alert_ua/43646" text:style-name="Internet_20_link" text:visited-style-name="Visited_20_Internet_20_Link">
https://t.me/air_alert_ua/43646</text:a>
</text:p>
      <!--NEWS-->
      <text:h text:style-name="P10" text:outline-level="1">
<text:span text:style-name="T4">
Zaporizhhya地区，Dnipro，Dnipropetrovsk地区（14:22）。 红色ALRT：空中tchretate。 警笛声...</text:span>
</text:h>
      <text:p text:style-name="P4">
作者: liveuamap (Language: en)</text:p>
      <text:p text:style-name="P4">
时间: 2023-04-24T08:22:00</text:p>
      <text:p text:style-name="P4">
地点: Zaporizka Oblast (Latitude:47.613061 Longtitude:35.765711)</text:p>
      <text:p text:style-name="P4">
视频: []</text:p>
      <text:p text:style-name="P4">
图片: []</text:p>
      <text:p text:style-name="P4">
标签: ["Europe", "Central and Eastern Europe"]</text:p>
      <text:p text:style-name="P4">
Id: 22558301</text:p>
      <!--METADATA-->
      <text:p text:style-name="P4">
dnipropetrovsk地区Dnipro Zaporizhzhia地区(14:22). Red Alert: aerialthreat. Sirens sounding. Take cover now!</text:p>
      <text:p text:style-name="P4">
News Collection Link: <text:a xlink:type="simple" xlink:href="https://liveuamap.com/en/2023/24-april-zaporizka-oblast-dnipro-dnipropetrovg" text:style-name="Internet_20_link" text:visited-style-name="Visited_20_Internet_20_Link">
https://liveuamap.com/en/2023/24-april-zaporizka-oblast-dnipro-dnipropetrovg</text:a>
</text:p>
      <text:p text:style-name="P4">
News Source: <text:a xlink:type="simple" xlink:href="https://t.me/air_alert_ua/43650" text:style-name="Internet_20_link" text:visited-style-name="Visited_20_Internet_20_Link">
https://t.me/air_alert_ua/43650</text:a>
</text:p>
      <!--NEWS-->
      <text:h text:style-name="P10" text:outline-level="1">
<text:span text:style-name="T4">
哈尔基夫·哈尔基夫斯卡（Kharkivska Oblast）（14:25）。 红色警报：空中威胁。 警笛声。 立即掩盖！</text:span>
</text:h>
      <text:p text:style-name="P4">
作者: liveuamap (Language: en)</text:p>
      <text:p text:style-name="P4">
时间: 2023-04-24T08:25:00</text:p>
      <text:p text:style-name="P4">
地点: Kharkiv (Latitude:49.98081000 Longtitude:36.25272000)</text:p>
      <text:p text:style-name="P4">
视频: []</text:p>
      <text:p text:style-name="P4">
图片: []</text:p>
      <text:p text:style-name="P4">
标签: ["Europe", "Central and Eastern Europe"]</text:p>
      <text:p text:style-name="P4">
Id: 22558303</text:p>
      <!--METADATA-->
      <text:p text:style-name="P4">
哈尔基夫(Kharkiv)，哈尔基夫地区(14:25). Red Alert: aerial threat. Sirens sounding.Take cover now!</text:p>
      <text:p text:style-name="P4">
News Collection Link: <text:a xlink:type="simple" xlink:href="https://liveuamap.com/en/2023/24-april-kharkiv-kharkivska-oblast1425-red-alg" text:style-name="Internet_20_link" text:visited-style-name="Visited_20_Internet_20_Link">
https://liveuamap.com/en/2023/24-april-kharkiv-kharkivska-oblast1425-red-alg</text:a>
</text:p>
      <text:p text:style-name="P4">
News Source: <text:a xlink:type="simple" xlink:href="https://t.me/suspilnekharkiv/24182" text:style-name="Internet_20_link" text:visited-style-name="Visited_20_Internet_20_Link">
https://t.me/suspilnekharkiv/24182</text:a>
</text:p>
      <!--NEWS-->
      <text:h text:style-name="P10" text:outline-level="1">
<text:span text:style-name="T4">
Sumska Oblast（14:25）。 红色警报：空中威胁。 警笛声。 立即掩盖！</text:span>
</text:h>
      <text:p text:style-name="P4">
作者: liveuamap (Language: en)</text:p>
      <text:p text:style-name="P4">
时间: 2023-04-24T08:27:00</text:p>
      <text:p text:style-name="P4">
地点: Sumska Oblast (Latitude:50.99986 Longtitude:33.99983)</text:p>
      <text:p text:style-name="P4">
视频: []</text:p>
      <text:p text:style-name="P4">
图片: []</text:p>
      <text:p text:style-name="P4">
标签: ["Europe", "Central and Eastern Europe"]</text:p>
      <text:p text:style-name="P4">
Id: 22558304</text:p>
      <!--METADATA-->
      <text:p text:style-name="P4">
Sumy地区(14:25). Red Alert: aerial threat. Sirens sounding. Take covernow!</text:p>
      <text:p text:style-name="P4">
News Collection Link: <text:a xlink:type="simple" xlink:href="https://liveuamap.com/en/2023/24-april-sumska-oblast1425-red-alert-aerial-tg" text:style-name="Internet_20_link" text:visited-style-name="Visited_20_Internet_20_Link">
https://liveuamap.com/en/2023/24-april-sumska-oblast1425-red-alert-aerial-tg</text:a>
</text:p>
      <text:p text:style-name="P4">
News Source: <text:a xlink:type="simple" xlink:href="https://t.me/air_alert_ua/43655" text:style-name="Internet_20_link" text:visited-style-name="Visited_20_Internet_20_Link">
https://t.me/air_alert_ua/43655</text:a>
</text:p>
      <!--NEWS-->
      <text:h text:style-name="P10" text:outline-level="1">
<text:span text:style-name="T4">
一个未知的二次驾驶厂落在莫斯科油炼油厂的领土上</text:span>
</text:h>
      <text:p text:style-name="P4">
作者: liveuamap (Language: en)</text:p>
      <text:p text:style-name="P4">
时间: 2023-04-24T08:28:17</text:p>
      <text:p text:style-name="P4">
地点: Moscow, (Latitude:55.64904 Longtitude:37.80833)</text:p>
      <text:p text:style-name="P4">
视频: []</text:p>
      <text:p text:style-name="P4">
图片: []</text:p>
      <text:p text:style-name="P4">
标签: ["Russia", "Central and Eastern Europe"]</text:p>
      <text:p text:style-name="P4">
Id: 22558305</text:p>
      <!--METADATA-->
      <text:p text:style-name="P4">
一个未知的二次驾驶厂落在莫斯科油炼油厂的领土上</text:p>
      <text:p text:style-name="P4">
新闻集链接：<text:a xlink:type="simple" xlink:href="https://liveuamap.com/en/2023/24-april-an-unknown-quadrocopter-fell-on-the-territory-of" text:style-name="Internet_20_link" text:visited-style-name="Visited_20_Internet_20_Link">
https://liveuamap.com/en/2023/24-april-an-inknown-quadrocopter-fell-on-on-the-territory-fellister-ritory-ritory-ritor</text:a>
</text:p>
      <text:p text:style-name="P4">
News Source: <text:a xlink:type="simple" xlink:href="https://t.me/bazabazon/17135" text:style-name="Internet_20_link" text:visited-style-name="Visited_20_Internet_20_Link">
https://t.me/bazabazon/17135</text:a>
</text:p>
      <!--NEWS-->
      <text:h text:style-name="P10" text:outline-level="1">
<text:span text:style-name="T4">
Donetsk Oblast（14:25）。 红色警报：空中威胁。 警笛声。 立即掩盖！</text:span>
</text:h>
      <text:p text:style-name="P4">
作者: liveuamap (Language: en)</text:p>
      <text:p text:style-name="P4">
时间: 2023-04-24T08:33:00</text:p>
      <text:p text:style-name="P4">
地点: Donetsk Oblast (Latitude:48.72833 Longtitude:37.57815)</text:p>
      <text:p text:style-name="P4">
视频: []</text:p>
      <text:p text:style-name="P4">
图片: []</text:p>
      <text:p text:style-name="P4">
标签: ["Europe", "Central and Eastern Europe"]</text:p>
      <text:p text:style-name="P4">
Id: 22558306</text:p>
      <!--METADATA-->
      <text:p text:style-name="P4">
Donetsk Oblast(14:25). Red Alert: aerial threat. Sirens sounding. Take covernow!</text:p>
      <text:p text:style-name="P4">
News Collection Link: <text:a xlink:type="simple" xlink:href="https://liveuamap.com/en/2023/24-april-donetsk-oblast1425-red-alert-aerial-g" text:style-name="Internet_20_link" text:visited-style-name="Visited_20_Internet_20_Link">
https://liveuamap.com/en/2023/24-april-donetsk-oblast1425-red-alert-aerial-g</text:a>
</text:p>
      <text:p text:style-name="P4">
News Source: <text:a xlink:type="simple" xlink:href="https://t.me/air_alert_ua/43656" text:style-name="Internet_20_link" text:visited-style-name="Visited_20_Internet_20_Link">
https://t.me/air_alert_ua/43656</text:a>
</text:p>
      <!--NEWS-->
      <text:h text:style-name="P10" text:outline-level="1">
<text:span text:style-name="T4">
Kherson，Khersonska Oblast（14:39）。 红色警报：空中威胁。 警笛声。 立即掩盖！</text:span>
</text:h>
      <text:p text:style-name="P4">
作者: liveuamap (Language: en)</text:p>
      <text:p text:style-name="P4">
时间: 2023-04-24T08:40:00</text:p>
      <text:p text:style-name="P4">
地点: Kherson (Latitude:46.65581000 Longtitude:32.61780000)</text:p>
      <text:p text:style-name="P4">
视频: []</text:p>
      <text:p text:style-name="P4">
图片: []</text:p>
      <text:p text:style-name="P4">
标签: ["Europe", "Central and Eastern Europe"]</text:p>
      <text:p text:style-name="P4">
Id: 22558307</text:p>
      <!--METADATA-->
      <text:p text:style-name="P4">
赫尔森，赫森地区(14:39). Red Alert: aerial threat. Sirens sounding.Take cover now!</text:p>
      <text:p text:style-name="P4">
News Collection Link: <text:a xlink:type="simple" xlink:href="https://liveuamap.com/en/2023/24-april-kherson-khersonska-oblast1439-red-alg" text:style-name="Internet_20_link" text:visited-style-name="Visited_20_Internet_20_Link">
https://liveuamap.com/en/2023/24-april-kherson-khersonska-oblast1439-red-alg</text:a>
</text:p>
      <text:p text:style-name="P4">
News Source: <text:a xlink:type="simple" xlink:href="https://t.me/air_alert_ua/43657" text:style-name="Internet_20_link" text:visited-style-name="Visited_20_Internet_20_Link">
https://t.me/air_alert_ua/43657</text:a>
</text:p>
      <!--NEWS-->
      <text:h text:style-name="P10" text:outline-level="1">
<text:span text:style-name="T4">
Zaporizka Oblast（15:19）。 红色警报：空中威胁。 警笛声。 立即掩盖！</text:span>
</text:h>
      <text:p text:style-name="P4">
作者: liveuamap (Language: en)</text:p>
      <text:p text:style-name="P4">
时间: 2023-04-24T09:19:00</text:p>
      <text:p text:style-name="P4">
地点: Zaporizka Oblast (Latitude:47.612271 Longtitude:35.764131)</text:p>
      <text:p text:style-name="P4">
视频: []</text:p>
      <text:p text:style-name="P4">
图片: []</text:p>
      <text:p text:style-name="P4">
标签: ["Europe", "Central and Eastern Europe"]</text:p>
      <text:p text:style-name="P4">
Id: 22558309</text:p>
      <!--METADATA-->
      <text:p text:style-name="P4">
Zaporizhzhia地区(15:19). Red Alert: aerial threat. Sirens sounding. Take covernow!</text:p>
      <text:p text:style-name="P4">
News Collection Link: <text:a xlink:type="simple" xlink:href="https://liveuamap.com/en/2023/24-april-zaporizka-oblast1519-red-alert-aeriag" text:style-name="Internet_20_link" text:visited-style-name="Visited_20_Internet_20_Link">
https://liveuamap.com/en/2023/24-april-zaporizka-oblast1519-red-alert-aeriag</text:a>
</text:p>
      <text:p text:style-name="P4">
News Source: <text:a xlink:type="simple" xlink:href="https://t.me/air_alert_ua/43669" text:style-name="Internet_20_link" text:visited-style-name="Visited_20_Internet_20_Link">
https://t.me/air_alert_ua/43669</text:a>
</text:p>
      <!--NEWS-->
      <text:h text:style-name="P10" text:outline-level="1">
<text:span text:style-name="T4">
Dnipro，Dnipropetrovska Oblast（15:19）。 红色警报：空中威胁。 警笛声。 掩护...</text:span>
</text:h>
      <text:p text:style-name="P4">
作者: liveuamap (Language: en)</text:p>
      <text:p text:style-name="P4">
时间: 2023-04-24T09:22:00</text:p>
      <text:p text:style-name="P4">
地点: Dnipro (Latitude:48.45865 Longtitude:35.0391)</text:p>
      <text:p text:style-name="P4">
视频: []</text:p>
      <text:p text:style-name="P4">
图片: []</text:p>
      <text:p text:style-name="P4">
标签: ["Europe", "Central and Eastern Europe"]</text:p>
      <text:p text:style-name="P4">
Id: 22558310</text:p>
      <!--METADATA-->
      <text:p text:style-name="P4">
dnipro，dnipropetrovsk区域(15:19). Red Alert: aerial threat. Sirenssounding. Take cover now!</text:p>
      <text:p text:style-name="P4">
News Collection Link: <text:a xlink:type="simple" xlink:href="https://liveuamap.com/en/2023/24-april-dnipro-dnipropetrovska-oblast1519-reg" text:style-name="Internet_20_link" text:visited-style-name="Visited_20_Internet_20_Link">
https://liveuamap.com/en/2023/24-april-dnipro-dnipropetrovska-oblast1519-reg</text:a>
</text:p>
      <text:p text:style-name="P4">
News Source: <text:a xlink:type="simple" xlink:href="https://t.me/air_alert_ua/43670" text:style-name="Internet_20_link" text:visited-style-name="Visited_20_Internet_20_Link">
https://t.me/air_alert_ua/43670</text:a>
</text:p>
      <!--NEWS-->
      <text:h text:style-name="P10" text:outline-level="1">
<text:span text:style-name="T4">
Donetsk Oblast（15:14）。 红色警报：空中威胁。 警笛声。 立即掩盖！</text:span>
</text:h>
      <text:p text:style-name="P4">
作者: liveuamap (Language: en)</text:p>
      <text:p text:style-name="P4">
时间: 2023-04-24T09:23:00</text:p>
      <text:p text:style-name="P4">
地点: Donetsk Oblast (Latitude:48.72846 Longtitude:37.57814)</text:p>
      <text:p text:style-name="P4">
视频: []</text:p>
      <text:p text:style-name="P4">
图片: []</text:p>
      <text:p text:style-name="P4">
标签: ["Europe", "Central and Eastern Europe"]</text:p>
      <text:p text:style-name="P4">
Id: 22558311</text:p>
      <!--METADATA-->
      <text:p text:style-name="P4">
Donetsk Oblast(15:14). Red Alert: aerial threat. Sirens sounding. Take covernow!</text:p>
      <text:p text:style-name="P4">
News Collection Link: <text:a xlink:type="simple" xlink:href="https://liveuamap.com/en/2023/24-april-donetsk-oblast1514-red-alert-aerial-g" text:style-name="Internet_20_link" text:visited-style-name="Visited_20_Internet_20_Link">
https://liveuamap.com/en/2023/24-april-donetsk-oblast1514-red-alert-aerial-g</text:a>
</text:p>
      <text:p text:style-name="P4">
News Source: <text:a xlink:type="simple" xlink:href="https://t.me/air_alert_ua/43668" text:style-name="Internet_20_link" text:visited-style-name="Visited_20_Internet_20_Link">
https://t.me/air_alert_ua/43668</text:a>
</text:p>
      <!--NEWS-->
      <text:h text:style-name="P10" text:outline-level="1">
<text:span text:style-name="T4">
Kherson，Khersonska Oblast（15:48）。 红色警报：空中威胁。 警笛声。 立即掩盖！</text:span>
</text:h>
      <text:p text:style-name="P4">
作者: liveuamap (Language: en)</text:p>
      <text:p text:style-name="P4">
时间: 2023-04-24T09:50:00</text:p>
      <text:p text:style-name="P4">
地点: Kherson (Latitude:46.65475 Longtitude:32.61757)</text:p>
      <text:p text:style-name="P4">
视频: []</text:p>
      <text:p text:style-name="P4">
图片: []</text:p>
      <text:p text:style-name="P4">
标签: ["Europe", "Central and Eastern Europe"]</text:p>
      <text:p text:style-name="P4">
Id: 22558312</text:p>
      <!--METADATA-->
      <text:p text:style-name="P4">
赫尔森，赫森地区(15:48). Red Alert: aerial threat. Sirens sounding.Take cover now!</text:p>
      <text:p text:style-name="P4">
News Collection Link: <text:a xlink:type="simple" xlink:href="https://liveuamap.com/en/2023/24-april-kherson-khersonska-oblast1548-red-alg" text:style-name="Internet_20_link" text:visited-style-name="Visited_20_Internet_20_Link">
https://liveuamap.com/en/2023/24-april-kherson-khersonska-oblast1548-red-alg</text:a>
</text:p>
      <text:p text:style-name="P4">
News Source: <text:a xlink:type="simple" xlink:href="https://t.me/air_alert_ua/43671" text:style-name="Internet_20_link" text:visited-style-name="Visited_20_Internet_20_Link">
https://t.me/air_alert_ua/43671</text:a>
</text:p>
      <!--NEWS-->
      <text:h text:style-name="P10" text:outline-level="1">
<text:span text:style-name="T4">
联合国首领安东尼奥·古特雷斯（Antonio Guterres）在谢尔盖·拉夫罗夫（Sergei Lavrov）面前谴责...</text:span>
</text:h>
      <text:p text:style-name="P4">
作者: liveuamap (Language: en)</text:p>
      <text:p text:style-name="P4">
时间: 2023-04-24T10:29:38</text:p>
      <text:p text:style-name="P4">
地点: New York, New York (Latitude:40.74888 Longtitude:-73.96801)</text:p>
      <text:p text:style-name="P4">
视频: []</text:p>
      <text:p text:style-name="P4">
图片: []</text:p>
      <text:p text:style-name="P4">
标签: ["Russia"]</text:p>
      <text:p text:style-name="P4">
Id: 22558319</text:p>
      <!--METADATA-->
      <text:p text:style-name="P4">
联合国元首安东尼奥·古特雷斯(Antonio Guterres)在俄罗斯入侵后在乌克兰的谢尔盖·拉夫罗夫(Sergei Lavrov)面前谴责</text:p>
      <text:p text:style-name="P4">
新闻集链接：<text:a xlink:type="simple" xlink:href="https://liveuamap.com/en/2023/24-april-antonio-guterres-the-head-of-the-un-denounces-in" text:style-name="Internet_20_link" text:visited-style-name="Visited_20_Internet_20_Link">
https://liveuamap.com/en/2023/24-april-antonio-guterres-the-head-of-the-un-denounces-in</text:a>
</text:p>
      <text:p text:style-name="P4">
News Source: <text:a xlink:type="simple" xlink:href="https://twitter.com/RFI/status/1650506777421570053" text:style-name="Internet_20_link" text:visited-style-name="Visited_20_Internet_20_Link">
https://twitter.com/RFI/status/1650506777421570053</text:a>
</text:p>
      <!--NEWS-->
      <text:h text:style-name="P10" text:outline-level="1">
<text:span text:style-name="T4">
FSB拘留了一名男子，在圣佩特斯堡，指责他在一个对抗警车的武器</text:span>
</text:h>
      <text:p text:style-name="P4">
作者: liveuamap (Language: en)</text:p>
      <text:p text:style-name="P4">
时间: 2023-04-24T11:31:17</text:p>
      <text:p text:style-name="P4">
地点: St.Petersburg (Latitude:59.93016 Longtitude:30.36261)</text:p>
      <text:p text:style-name="P4">
视频: []</text:p>
      <text:p text:style-name="P4">
图片: ["<text:a xlink:type="simple" xlink:href="https://russia.liveuamap.com/pics/2023/04/24/22558321_0.jpg" text:style-name="Internet_20_link" text:visited-style-name="Visited_20_Internet_20_Link">
22558321_0.jpg</text:a>
"]</text:p>
      <text:p text:style-name="P4">
标签: ["Russia"]</text:p>
      <text:p text:style-name="P4">
Id: 22558321</text:p>
      <!--METADATA-->
      <text:p text:style-name="P4">
FSB拘留在圣佩特斯堡的一名男子，指责他在一场对Police车辆的剧集中</text:p>
      <text:p text:style-name="P4">
<draw:frame draw:style-name="fr1" draw:name="Image39" text:anchor-type="as-char" svg:width="6.9236in" svg:height="3.894525in" draw:z-index="0">
<draw:image xlink:href="../Images/liveuamap/2023-04-24T11-31-17/22558321_0.jpg" xlink:type="simple" xlink:show="embed" xlink:actuate="onLoad" draw:mime-type="image/jpeg"/>
</draw:frame>
新闻集链接：<text:a xlink:type="simple" xlink:href="https://russia.liveuamap.com/en/2023/24-april-fsb-detained-a-man-in-stpetersburg-accused-him-in" text:style-name="Internet_20_link" text:visited-style-name="Visited_20_Internet_20_Link">
https://russia.liveuamap.com/en/2023/24-april-fsb-detained-a-man-in-in-in-stpetersburg-accuse-him-in</text:a>
</text:p>
      <text:p text:style-name="P4">
News Source: <text:a xlink:type="simple" xlink:href="https://t.me/shot_shot/50512" text:style-name="Internet_20_link" text:visited-style-name="Visited_20_Internet_20_Link">
https://t.me/shot_shot/50512</text:a>
</text:p>
      <!--NEWS-->
      <text:h text:style-name="P10" text:outline-level="1">
<text:span text:style-name="T4">
乌克兰防空击中了今天的9架无人机，其中包括6张Shahed和2个柳叶刀</text:span>
</text:h>
      <text:p text:style-name="P4">
作者: liveuamap (Language: en)</text:p>
      <text:p text:style-name="P4">
时间: 2023-04-24T13:00:04</text:p>
      <text:p text:style-name="P4">
地点: Vuhledar (Latitude:47.80947 Longtitude:37.36725)</text:p>
      <text:p text:style-name="P4">
视频: []</text:p>
      <text:p text:style-name="P4">
图片: []</text:p>
      <text:p text:style-name="P4">
标签: ["Europe", "Central and Eastern Europe"]</text:p>
      <text:p text:style-name="P4">
Id: 22558373</text:p>
      <!--METADATA-->
      <text:p text:style-name="P4">
乌克兰防空今天被击落了9架无人机，其中包括6个Shahed和2lancet</text:p>
      <text:p text:style-name="P4">
新闻集链接：[https://liveuamap.com/en/2023/24-april-ukrainian-air-defense-shot-down-down-9-drones-today-today-today-]](https://liveuamap.com/en/2023/24-april-ukrainian-air-defense-shot-down-9-drones-today-including)</text:p>
      <text:p text:style-name="P4">
News Source: <text:a xlink:type="simple" xlink:href="https://t.me/suspilnenews/20134" text:style-name="Internet_20_link" text:visited-style-name="Visited_20_Internet_20_Link">
https://t.me/suspilnenews/20134</text:a>
</text:p>
      <!--NEWS-->
      <text:h text:style-name="P10" text:outline-level="1">
<text:span text:style-name="T4">
Clearview AI将乌克兰视为开发新产品的地方</text:span>
</text:h>
      <text:p text:style-name="P4">
作者: Ukrinform (Person)</text:p>
      <text:p text:style-name="P4">
出版商: Укринформ (Organization)</text:p>
      <text:p text:style-name="P4">
出版时间: 2023-04-24T15:34:00+03:00</text:p>
      <text:p text:style-name="P4">
修改时间: 2023-04-24T15:34:00+03:00</text:p>
      <text:p text:style-name="P4">
描述: 美国公司Clearview AI有兴趣建立乌克兰数字基础设施，并将乌克兰视为开发和测试新产品的地方。  - 乌克林。</text:p>
      <text:p text:style-name="P4">
图片: ["<text:a xlink:type="simple" xlink:href="https://static.ukrinform.com/photos/2023_04/thumb_files/630_360_1682339643-630.png" text:style-name="Internet_20_link" text:visited-style-name="Visited_20_Internet_20_Link">
630_360_16823...</text:a>
"]</text:p>
      <text:p text:style-name="P4">
标签: ['Технології', 'Clearview AI']</text:p>
      <text:p text:style-name="P4">
类型: Article</text:p>
      <!--METADATA-->
      <text:p text:style-name="P4">
<draw:frame draw:style-name="fr1" draw:name="Image40" text:anchor-type="as-char" svg:width="6.9236in" svg:height="3.956343in" draw:z-index="0">
<draw:image xlink:href="../Images/yкринформ/2023-04-24T15-34-00-03-00/630_360_1682339643-630.png" xlink:type="simple" xlink:show="embed" xlink:actuate="onLoad" draw:mime-type="image/png"/>
</draw:frame>
美国公司Clearview AI有兴趣建立乌克兰居民基础设施，并将乌克兰视为开发新产品的地方。</text:p>
      <text:p text:style-name="P4">
关于<text:a xlink:type="simple" xlink:href="http://www.ukrinform.ua/rubric-technology/3699902-hoan-tonthat-ceo-kompanii-clearview-ai.html" text:style-name="Internet_20_link" text:visited-style-name="Visited_20_Internet_20_Link">
</text:a>
首席执行官Clearview Ai Hoan Ton-报道首席执行官。</text:p>
      <text:p text:style-name="P4">
“我们为未来有计划和想法。 但是我还不能宣布任何事情。我只能说，鉴于乌克兰很激烈，乌克兰人非常迅速地适应新技术，我们正在寻找您的选择，即您的州可以成为测试我们新产品的地方，” - 他说。</text:p>
      <text:p text:style-name="P4">
<text:span text:style-name="T4">
另请阅读：</text:span>
 <text:a xlink:type="simple" xlink:href="https://www.ukrinform.ua/rubric-society/3697027-google-ukraina-zapustiv-onlajngru-interland-bezpeka-ditej-v-interneti.html" text:style-name="Internet_20_link" text:visited-style-name="Visited_20_Internet_20_Link">
</text:a>
Hoan Tchat还强调，乌克兰开发人员在定性上工作非常努力，因此计划继续参与Clearview AI。“我们将乌克兰视为我们将花费更多时间并开发更多产品的州。 我强调，我对乌克兰人的技术才华印象深刻。”他补充说。</text:p>
      <text:p text:style-name="P4">
<text:span text:style-name="T4">
另请阅读：</text:span>
 <text:a xlink:type="simple" xlink:href="https://www.ukrinform.ua/rubric-technology/3698334-mincifri-pidpisalo-memorandum-z-techosystem-dla-rozvitku-itindustrii.html" text:style-name="Internet_20_link" text:visited-style-name="Visited_20_Internet_20_Link">
</text:a>
据报道，Clearview AI是一家美国公司，涉及为执法机构进行犯罪调查，公共安全和执法部门的创新和提供最现代的技术。 它是革命性知识平台的开发商，该平台正在基于面部识别技术。</text:p>
      <text:p text:style-name="P4">
News Source: <text:a xlink:type="simple" xlink:href="https://www.ukrinform.ua/rubric-technology/3699998-clearview-ai-rozgladae-ukrainu-ak-misce-dla-rozrobki-novih-produktiv.html" text:style-name="Internet_20_link" text:visited-style-name="Visited_20_Internet_20_Link">
https://www.ukrinform.ua/rubric-technology/3699998-clearview-ai-rozgladae-ukrainu-ak-misce-dla-rozrobki-novih-produktiv.html</text:a>
</text:p>
      <!--NEWS-->
      <text:h text:style-name="P10" text:outline-level="1">
<text:span text:style-name="T4">
在过去的70年中，意大利最大的湖泊已被最小化</text:span>
</text:h>
      <text:p text:style-name="P4">
作者: Ukrinform (Person)</text:p>
      <text:p text:style-name="P4">
出版商: Укринформ (Organization)</text:p>
      <text:p text:style-name="P4">
出版时间: 2023-04-24T15:42:00+03:00</text:p>
      <text:p text:style-name="P4">
修改时间: 2023-04-24T15:42:00+03:00</text:p>
      <text:p text:style-name="P4">
描述: 自1953年以来，大多数位于该国北部的意大利湖加尔达湖一直达到最低水平。  - 乌克林。</text:p>
      <text:p text:style-name="P4">
图片: ["<text:a xlink:type="simple" xlink:href="https://static.ukrinform.com/photos/2023_04/thumb_files/630_360_1682339337-671.jpg" text:style-name="Internet_20_link" text:visited-style-name="Visited_20_Internet_20_Link">
630_360_16823...</text:a>
"]</text:p>
      <text:p text:style-name="P4">
标签: ['Італія', 'Клімат', 'Озеро', 'Посуха']</text:p>
      <text:p text:style-name="P4">
类型: Article</text:p>
      <!--METADATA-->
      <text:p text:style-name="P4">
<draw:frame draw:style-name="fr1" draw:name="Image41" text:anchor-type="as-char" svg:width="6.9236in" svg:height="3.956343in" draw:z-index="0">
<draw:image xlink:href="../Images/yкринформ/2023-04-24T15-42-00-03-00/630_360_1682339337-671.jpg" xlink:type="simple" xlink:show="embed" xlink:actuate="onLoad" draw:mime-type="image/jpeg"/>
</draw:frame>
自1953年以来，位于该国北部的Garda最大的湖泊已达到熟悉的水平。</text:p>
      <text:p text:style-name="P4">
正如乌克林福姆报道的那样，它报告了<text:a xlink:type="simple" xlink:href="https://www.ansa.it/english/news/2023/04/24/lake-garda-at-lowest-level-in-70-years_b2bb1a52-7325-4c94-bd4f-23104c094dd7.html" text:style-name="Internet_20_link" text:visited-style-name="Visited_20_Internet_20_Link">
</text:a>
周一，卫星数据显示，意大利最大的湖泊高于水及其水及其高度高达45.8厘米，高于平均海平平均水平，这是该储层的条件标记。</text:p>
      <text:p text:style-name="P4">
该数据是从欧洲天文台的一部分获得的，这是欧洲委员会由欧洲委员会由欧洲航天局执行的欧洲天文台的一部分。</text:p>
      <text:p text:style-name="P4">
<text:span text:style-name="T4">
另请阅读：</text:span>
 <text:a xlink:type="simple" xlink:href="https://www.ukrinform.ua/rubric-world/3698438-u-grenlandii-katastroficno-svidko-tane-kriga-klimatologi.html" text:style-name="Internet_20_link" text:visited-style-name="Visited_20_Internet_20_Link">
<text:span text:style-name="T4">
格陵兰</text:span>
 <text:span text:style-name="T4">
 </text:span>
 <text:span text:style-name="T4">
灾难性</text:span>
 <text:span text:style-name="T4">
 </text:span>
快速<text:span text:style-name="T4">
 </text:span>
融化<text:span text:style-name="T4">
冰</text:span>
 <text:span text:style-name="T4">
 </text:span>
 <text:span text:style-name="T4">
 </text:span>
 <text:span text:style-name="T4">
气候学家</text:span>
</text:a>
面积为370平方公里的湖泊中水位的下降是直接的结果<text:a xlink:type="simple" xlink:href="https://www.ukrinform.ua/tag-posuha" text:style-name="Internet_20_link" text:visited-style-name="Visited_20_Internet_20_Link">
</text:a>
自去年夏天以来，这已经覆盖了一天的许多部分，并威胁着该地区的农业，旅游业，导航和当地社区。</text:p>
      <text:p text:style-name="P4">
<text:span text:style-name="T4">
另请阅读：</text:span>
 <text:a xlink:type="simple" xlink:href="https://www.ukrinform.ua/rubric-regions/3699776-v-ukraini-zalisautsa-pidtoplenimi-12-tisaci-gospodarstv-i-ponad-200-budinkiv.html" text:style-name="Internet_20_link" text:visited-style-name="Visited_20_Internet_20_Link">
</text:a>
正如世界气象组织秘书长Ukrinform报道的(•)彼得·塔拉斯教授说<text:a xlink:type="simple" xlink:href="https://www.ukrinform.ua/rubric-world/3699440-naselenna-u-vsomu-sviti-strazdae-vid-ekstremalnih-pogodnih-i-klimaticnih-avis-vmo.html" text:style-name="Internet_20_link" text:visited-style-name="Visited_20_Internet_20_Link">
</text:a>
照片：www.ansa.it</text:p>
      <text:p text:style-name="P4">
News Source: <text:a xlink:type="simple" xlink:href="https://www.ukrinform.ua/rubric-world/3700002-najbilse-ozero-italii-zmililo-do-minimumu-za-ostanni-70-rokiv.html" text:style-name="Internet_20_link" text:visited-style-name="Visited_20_Internet_20_Link">
https://www.ukrinform.ua/rubric-world/3700002-najbilse-ozero-italii-zmililo-do-minimumu-za-ostanni-70-rokiv.html</text:a>
</text:p>
      <!--NEWS-->
      <text:h text:style-name="P10" text:outline-level="1">
<text:span text:style-name="T4">
在德克萨斯州因聚会射击而导致的9名青少年受伤</text:span>
</text:h>
      <text:p text:style-name="P4">
作者: Ukrinform (Person)</text:p>
      <text:p text:style-name="P4">
出版商: Укринформ (Organization)</text:p>
      <text:p text:style-name="P4">
出版时间: 2023-04-24T15:46:00+03:00</text:p>
      <text:p text:style-name="P4">
修改时间: 2023-04-24T15:46:00+03:00</text:p>
      <text:p text:style-name="P4">
描述: 周日，在德克萨斯州贾斯珀市附近的一个毕业派对上，有9人遭受了枪伤。  - 乌克林。</text:p>
      <text:p text:style-name="P4">
图片: ["<text:a xlink:type="simple" xlink:href="https://static.ukrinform.com/photos/2023_04/thumb_files/630_360_1682339863-482.jpeg" text:style-name="Internet_20_link" text:visited-style-name="Visited_20_Internet_20_Link">
630_360_16823...</text:a>
"]</text:p>
      <text:p text:style-name="P4">
标签: ['Поранені', 'США', 'Стрілянина', 'Молодь']</text:p>
      <text:p text:style-name="P4">
类型: Article</text:p>
      <!--METADATA-->
      <text:p text:style-name="P4">
<draw:frame draw:style-name="fr1" draw:name="Image42" text:anchor-type="as-char" svg:width="6.9236in" svg:height="3.956343in" draw:z-index="0">
<draw:image xlink:href="../Images/yкринформ/2023-04-24T15-46-00-03-00/630_360_1682339863-482.jpeg" xlink:type="simple" xlink:show="embed" xlink:actuate="onLoad" draw:mime-type="image/jpeg"/>
</draw:frame>
周日，在德克萨斯州城市附近的一个毕业派对上，有9名专家是枪伤。</text:p>
      <text:p text:style-name="P4">
正如乌克林福姆报道的那样，它报告了<text:a xlink:type="simple" xlink:href="https://www.theolympian.com/news/politics-government/national-politics/article274642996.html" text:style-name="Internet_20_link" text:visited-style-name="Visited_20_Internet_20_Link">
</text:a>
根据地方当局的说法，枪伤并没有威胁所有受害者的生命。</text:p>
      <text:p text:style-name="P4">
<text:a xlink:type="simple" xlink:href="https://www.ukrinform.ua/tag-strilanina" text:style-name="Internet_20_link" text:visited-style-name="Visited_20_Internet_20_Link">
</text:a>
发生在一个在家的毕业聚会上。 警长驾驶米切尔·纽曼(Mitchel Newman)在周日下午与当地媒体交谈，告知受害者的年龄是15至19岁。</text:p>
      <text:p text:style-name="P4">
官员报告说，大多数受害者是由Dummorial Hospital Jaspere交付的，一名受害者被带到Bonont的Christus Hospital St. Elizabeth寻求帮助。</text:p>
      <text:p text:style-name="P4">
<text:span text:style-name="T4">
另请阅读：</text:span>
 <text:a xlink:type="simple" xlink:href="https://www.ukrinform.ua/rubric-world/3697038-unaslidok-strilanini-u-stati-alabama-zaginuli-cotiri-ludini.html" text:style-name="Internet_20_link" text:visited-style-name="Visited_20_Internet_20_Link">
<text:span text:style-name="T4">
射击</text:span>
</text:a>
截至周日，没有人被拘留在与cymindident有关的情况下，在警长区贾斯珀(Jasper)的办公室中说，目前正在进行正在进行的调查。</text:p>
      <text:p text:style-name="P4">
正如乌克林福姆(Ukrinform(https://www.ukrinform.ua/rubric-world/3699397-u-mali-stavsa-potrijnij-terakt-devatero-zagiblih-i-ponad-60-poranenih.html)至少有9人和60多人受伤，约20座建筑物被摧毁。</text:p>
      <text:p text:style-name="P4">
<text:span text:style-name="T5">
foto：Getty Images/istockphoto</text:span>
</text:p>
      <text:p text:style-name="P4">
News Source: <text:a xlink:type="simple" xlink:href="https://www.ukrinform.ua/rubric-world/3700001-u-tehasi-vnaslidok-strilanini-na-vecirci-postrazdali-9-pidlitkiv.html" text:style-name="Internet_20_link" text:visited-style-name="Visited_20_Internet_20_Link">
https://www.ukrinform.ua/rubric-world/3700001-u-tehasi-vnaslidok-strilanini-na-vecirci-postrazdali-9-pidlitkiv.html</text:a>
</text:p>
      <!--NEWS-->
      <text:h text:style-name="P10" text:outline-level="1">
<text:span text:style-name="T4">
日本通过禁止对有争议岛屿的前居民抗议俄罗斯</text:span>
</text:h>
      <text:p text:style-name="P4">
作者: Ukrinform (Person)</text:p>
      <text:p text:style-name="P4">
出版商: Укринформ (Organization)</text:p>
      <text:p text:style-name="P4">
出版时间: 2023-04-24T15:48:40+03:00</text:p>
      <text:p text:style-name="P4">
修改时间: 2023-04-24T15:48:40+03:00</text:p>
      <text:p text:style-name="P4">
描述: 日本政府的外交渠道政府抗议莫斯科，该禁令禁止俄罗斯的活动之一北部地区的前居民之一。  - 乌克林。</text:p>
      <text:p text:style-name="P4">
图片: ["<text:a xlink:type="simple" xlink:href="https://static.ukrinform.com/photos/2022_09/thumb_files/630_360_1664258482-721.jpg" text:style-name="Internet_20_link" text:visited-style-name="Visited_20_Internet_20_Link">
630_360_16642...</text:a>
"]</text:p>
      <text:p text:style-name="P4">
标签: ['Японія', 'Протест', 'Курильські острови']</text:p>
      <text:p text:style-name="P4">
类型: Article</text:p>
      <!--METADATA-->
      <text:p text:style-name="P4">
<draw:frame draw:style-name="fr1" draw:name="Image43" text:anchor-type="as-char" svg:width="6.9236in" svg:height="3.956343in" draw:z-index="0">
<draw:image xlink:href="../Images/yкринформ/2023-04-24T15-48-40-03-00/630_360_1664258482-721.jpg" xlink:type="simple" xlink:show="embed" xlink:actuate="onLoad" draw:mime-type="image/jpeg"/>
</draw:frame>
外交渠道政府抗议莫斯科，禁止北部地区前居民之一的活动。</text:p>
      <text:p text:style-name="P4">
正如乌克林福姆报道的那样，它报告了<text:a xlink:type="simple" xlink:href="https://www3.nhk.or.jp/nhkworld/ru/news/422709/" text:style-name="Internet_20_link" text:visited-style-name="Visited_20_Internet_20_Link">
</text:a>
。</text:p>
      <text:p text:style-name="P4">
日本大臣Matsuno Hirokadz的内阁秘书长表示，该协会在日本已经涵盖了这一问题已有多年了，并支持东京和莫斯科的努力，以达成和平条约。</text:p>
      <text:p text:style-name="P4">
显然，此步骤是针对[]的压力增加的。(https://www.ukrinform.ua/tag-aponia)为了对俄罗斯实施制裁，与入侵乌克兰的联络。</text:p>
      <text:p text:style-name="P4">
<text:span text:style-name="T4">
另请阅读：</text:span>
 <text:a xlink:type="simple" xlink:href="https://www.ukrinform.ua/rubric-world/3699139-u-rf-viznali-nebazanou-organizacieu-souz-ziteliv-ostroviv-tisima-ta-habomaj.html" text:style-name="Internet_20_link" text:visited-style-name="Visited_20_Internet_20_Link">
<text:span text:style-name="T4">
 Hubomay </text:span>
</text:a>
根据Matsuno的说法，俄罗斯关于该协会的陈述极为单方面。</text:p>
      <text:p text:style-name="P4">
他补充说，由于岛上的前居民正在越来越大，他们希望定居北部领土的领土问题，他们能够尽快参加纳特罗群岛祖先的坟墓。</text:p>
      <text:p text:style-name="P4">
据乌克林福姆报道，俄罗斯总检察官办公室已进入日本的日本非政府组织“泰尼哈巴群岛居民联盟”。</text:p>
      <text:p text:style-name="P4">
News Source: <text:a xlink:type="simple" xlink:href="https://www.ukrinform.ua/rubric-world/3700004-aponia-zaavila-rosii-protest-cerez-zaboronu-dla-kolisnih-ziteliv-spirnih-ostroviv.html" text:style-name="Internet_20_link" text:visited-style-name="Visited_20_Internet_20_Link">
https://www.ukrinform.ua/rubric-world/3700004-aponia-zaavila-rosii-protest-cerez-zaboronu-dla-kolisnih-ziteliv-spirnih-ostroviv.html</text:a>
</text:p>
      <!--NEWS-->
      <text:h text:style-name="P10" text:outline-level="1">
<text:span text:style-name="T4">
欧盟在摩尔多瓦建立了一个平民任务，以抵消混合威胁</text:span>
</text:h>
      <text:p text:style-name="P4">
作者: Ukrinform (Person)</text:p>
      <text:p text:style-name="P4">
出版商: Укринформ (Organization)</text:p>
      <text:p text:style-name="P4">
出版时间: 2023-04-24T15:49:29+03:00</text:p>
      <text:p text:style-name="P4">
修改时间: 2023-04-24T15:49:29+03:00</text:p>
      <text:p text:style-name="P4">
描述: 欧盟在摩尔多瓦共和国（EUPM MOLDOVA）建立了欧盟合伙任务民事任务，以增强摩尔多瓦安全部门的稳定性。  - 乌克林。</text:p>
      <text:p text:style-name="P4">
图片: ["<text:a xlink:type="simple" xlink:href="https://static.ukrinform.com/photos/2023_04/thumb_files/630_360_1682340443-590.jpg" text:style-name="Internet_20_link" text:visited-style-name="Visited_20_Internet_20_Link">
630_360_16823...</text:a>
"]</text:p>
      <text:p text:style-name="P4">
标签: ['Євросоюз', 'Молдова', 'Безпека']</text:p>
      <text:p text:style-name="P4">
类型: Article</text:p>
      <!--METADATA-->
      <text:p text:style-name="P4">
<draw:frame draw:style-name="fr1" draw:name="Image44" text:anchor-type="as-char" svg:width="6.9236in" svg:height="3.956343in" draw:z-index="0">
<draw:image xlink:href="../Images/yкринформ/2023-04-24T15-49-29-03-00/630_360_1682340443-590.jpg" xlink:type="simple" xlink:show="embed" xlink:actuate="onLoad" draw:mime-type="image/jpeg"/>
</draw:frame>
欧盟在摩尔多瓦共和国建立了欧盟合伙任务民事任务(EUPM MOLDOVA)增强安全部门的稳定性。</text:p>
      <text:p text:style-name="P4">
正如乌克林福姆报道的那样，这在<text:a xlink:type="simple" xlink:href="https://www.consilium.europa.eu/en/press/press-releases/2023/04/24/moldova-eu-sets-up-a-civilian-mission-to-strengthen-the-resilience-of-the-security-sector/" text:style-name="Internet_20_link" text:visited-style-name="Visited_20_Internet_20_Link">
</text:a>
。</text:p>
      <text:p text:style-name="P4">
“我们观察到俄罗斯通过混合动作的延续，加强和企图破坏霉菌的稳定。 今天，我们加强了对欧盟安全，领土完整性和主权的服务的支持<text:a xlink:type="simple" xlink:href="https://www.ukrinform.ua/tag-moldova" text:style-name="Internet_20_link" text:visited-style-name="Visited_20_Internet_20_Link">
</text:a>
。 在当前困难的情况下，这一新任务的部署是欧盟支持的另一个重要政治标志。</text:p>
      <text:p text:style-name="P4">
值得注意的是，EUPM Moldova民事任务的目的将是该国在危机管理和混合威胁(包括网络安全)方面的安全利益相关者的提高，并抵消外国信息操纵和干预。</text:p>
      <text:p text:style-name="P4">
该任务将在战略层面上建议制定低级策略，并确定有必要提高抑制威胁的早期预防，识别，识别，认同，识别和反应的潜力。</text:p>
      <text:p text:style-name="P4">
<text:span text:style-name="T4">
另请阅读：</text:span>
 <text:a xlink:type="simple" xlink:href="https://www.ukrinform.ua/rubric-world/3683702-sandu-pro-politiku-rf-sodo-moldovi-vid-kremla-lunaut-lise-pogrozi.html" text:style-name="Internet_20_link" text:visited-style-name="Visited_20_Internet_20_Link">
<text:span text:style-name="T4">
 sandu </text:span>
 <text:span text:style-name="T4">
关于</text:span>
 <text:span text:style-name="T4">
 </text:span>
 <text:span text:style-name="T4">
 </text:span>
 <text:span text:style-name="T4">
 </text:span>
关于<text:span text:style-name="T4">
 </text:span>
 <text:span text:style-name="T4">
摩尔多瓦</text:span>
<text:span text:style-name="T5">
 </text:span>
<text:span text:style-name="T5">
 </text:span>
<text:span text:style-name="T5">
 </text:span>
<text:span text:style-name="T5">
 </text:span>
<text:span text:style-name="T5">
 </text:span>
<text:span text:style-name="T5">
 kremlin </text:span>
<text:span text:style-name="T5">
 </text:span>
<text:span text:style-name="T5">
 </text:span>
<text:span text:style-name="T5">
 </text:span>
<text:span text:style-name="T5">
 </text:span>
<text:span text:style-name="T5">
 </text:span>
<text:span text:style-name="T4">
 </text:span>
<text:span text:style-name="T5">
 </text:span>
<text:span text:style-name="T5">
 </text:span>
<text:span text:style-name="T5">
 </text:span>
<text:span text:style-name="T5">
 </text:span>
<text:span text:style-name="T5">
 </text:span>
<text:span text:style-name="T5">
仅</text:span>
<text:span text:style-name="T5">
 </text:span>
<text:span text:style-name="T5">
威胁</text:span>
*</text:a>
新闻稿说：“为了应对摩尔多瓦的要求，Eupm Moldova将有两年的初始任务，她的运营总部将在摩尔多瓦。”</text:p>
      <text:p text:style-name="P4">
在不久的将来，任命任务的负责人将被任命，此时起诉将是欧洲外交事务的一名SMPER执行董事Stefano Tomato。</text:p>
      <text:p text:style-name="P4">
正如乌克林福姆报道的那样，上个月，博雷尔说<text:a xlink:type="simple" xlink:href="https://www.ukrinform.ua/rubric-world/3685882-es-napravit-do-moldovi-civilnu-misiu-dla-zahistu-vid-gibridnih-zagroz-borrel.html" text:style-name="Internet_20_link" text:visited-style-name="Visited_20_Internet_20_Link">
</text:a>
帮助该国抵制混合威胁。  来自Euneghbours East.eu_的照片</text:p>
      <text:p text:style-name="P4">
News Source: <text:a xlink:type="simple" xlink:href="https://www.ukrinform.ua/rubric-world/3700005-es-stvoriv-civilnu-misiu-u-moldovi-dla-protidii-gibridnim-zagrozam.html" text:style-name="Internet_20_link" text:visited-style-name="Visited_20_Internet_20_Link">
https://www.ukrinform.ua/rubric-world/3700005-es-stvoriv-civilnu-misiu-u-moldovi-dla-protidii-gibridnim-zagrozam.html</text:a>
</text:p>
      <!--NEWS-->
      <text:h text:style-name="P10" text:outline-level="1">
<text:span text:style-name="T4">
巴赫穆塔排球运动员进入乌克兰超级联赛</text:span>
</text:h>
      <text:p text:style-name="P4">
作者: Ukrinform (Person)</text:p>
      <text:p text:style-name="P4">
出版商: Укринформ (Organization)</text:p>
      <text:p text:style-name="P4">
出版时间: 2023-04-24T15:51:00+03:00</text:p>
      <text:p text:style-name="P4">
修改时间: 2023-04-24T15:51:00+03:00</text:p>
      <text:p text:style-name="P4">
描述: 来自顿涅茨克地区的Bakhmut-Shvsm排球俱乐部的胜利结束了乌克兰在男性高级联赛中的冠军。  - 乌克林。</text:p>
      <text:p text:style-name="P4">
图片: ["<text:a xlink:type="simple" xlink:href="https://static.ukrinform.com/photos/2023_04/thumb_files/630_360_1682340630-946.jpg" text:style-name="Internet_20_link" text:visited-style-name="Visited_20_Internet_20_Link">
630_360_16823...</text:a>
"]</text:p>
      <text:p text:style-name="P4">
标签: ['Бахмут', 'Волейбол']</text:p>
      <text:p text:style-name="P4">
类型: Article</text:p>
      <!--METADATA-->
      <text:p text:style-name="P4">
<draw:frame draw:style-name="fr1" draw:name="Image45" text:anchor-type="as-char" svg:width="6.9236in" svg:height="3.956343in" draw:z-index="0">
<draw:image xlink:href="../Images/yкринформ/2023-04-24T15-51-00-03-00/630_360_1682340630-946.jpg" xlink:type="simple" xlink:show="embed" xlink:actuate="onLoad" draw:mime-type="image/jpeg"/>
</draw:frame>
来自Donetsk地区的Bakhmut-Shvsm获胜俱乐部结束了乌克兰高级联赛冠军。</text:p>
      <text:p text:style-name="P4">
正如乌克兰排球联合会所通知的那样( <text:a xlink:type="simple" xlink:href="https://www.fvu.in.ua/uk" text:style-name="Internet_20_link" text:visited-style-name="Visited_20_Internet_20_Link">
 </text:a>
 )乌克林福姆报道，尼古拉·帕斯曼(Nikolai Passmann's)在芬兰系列赛中的病房比切尔尼希夫(Chernihiv)的“ petrel-shvsm”强。</text:p>
      <text:p text:style-name="P4">
乌克兰超级联赛的比赛中的所有三场比赛都以太极英国的结束。(17：25，23：25，25：23,25：13，15：13)，然后成功两次，在Bakhmut -schvsm -3：2的一边(19：25,21：25，25：23，25：23，15：11)3：2(25：23，24：26，23：25，25：16，15：13).</text:p>
      <text:p text:style-name="P4">
Бронзовими призерами чоловічої вищої ліги став клуб «Хотинські козаки» ізміста Хотин Чернівецької області. У бронзовій серії вони також із рахунком 2:1перемогли хмельницьке «Поділля». І тут всі три партії завершилися зрезультатом 3:2.</text:p>
      <text:p text:style-name="P4">
<text:span text:style-name="T4">
Читайте також:</text:span>
 <text:a xlink:type="simple" xlink:href="https://www.ukrinform.ua/rubric-sports/3699609-prometej-vigrav-volejbolnu-superligu-ukraini.html" text:style-name="Internet_20_link" text:visited-style-name="Visited_20_Internet_20_Link">
 <text:span text:style-name="T4">
волейбол</text:span>
 </text:a>
正如乌克林福姆报道的那样，在男性中，乌克兰在男性中获得了乌克兰的冠军，乌克兰成为了dnieper的普罗米修斯，来自Khmelnitsky地区Gorodko的排球运动员“ Epicenter-Podolyany”获得了银色奖项，来自Khmelnitsky地区的Gorodko，“ Bronze” Bronze”获得了Kharkakiv'Yurakademia。</text:p>
      <text:p text:style-name="P4">
照片：FVU。</text:p>
      <text:p text:style-name="P4">
News Source: <text:a xlink:type="simple" xlink:href="https://www.ukrinform.ua/rubric-sports/3700006-volejbolisti-bahmuta-probilisa-do-superligi-ukraini.html" text:style-name="Internet_20_link" text:visited-style-name="Visited_20_Internet_20_Link">
https://www.ukrinform.ua/rubric-sports/3700006-volejbolisti-bahmuta-probilisa-do-superligi-ukraini.html</text:a>
</text:p>
      <!--NEWS-->
      <text:h text:style-name="P10" text:outline-level="1">
<text:span text:style-name="T4">
在赫尔森地区，入侵者威胁要离开没有医疗服务的人，这些人尚未收到俄罗斯联邦护照</text:span>
</text:h>
      <text:p text:style-name="P4">
作者: Ukrinform (Person)</text:p>
      <text:p text:style-name="P4">
出版商: Укринформ (Organization)</text:p>
      <text:p text:style-name="P4">
出版时间: 2023-04-24T15:56:00+03:00</text:p>
      <text:p text:style-name="P4">
修改时间: 2023-04-24T15:56:00+03:00</text:p>
      <text:p text:style-name="P4">
描述: 在赫尔森地区的敌人上，当地居民被迫拿俄罗斯护照，威胁说，自5月以来，他们将被拒绝医疗服务和俄罗斯邮政的交汇处。  - 乌克林。</text:p>
      <text:p text:style-name="P4">
图片: ["<text:a xlink:type="simple" xlink:href="https://static.ukrinform.com/photos/2023_04/thumb_files/630_360_1682338820-571.jpg" text:style-name="Internet_20_link" text:visited-style-name="Visited_20_Internet_20_Link">
630_360_16823...</text:a>
"]</text:p>
      <text:p text:style-name="P4">
标签: ['Херсонщина', 'Окупація', 'Паспорт', 'росія', 'Війна з росією']</text:p>
      <text:p text:style-name="P4">
类型: Article</text:p>
      <!--METADATA-->
      <text:p text:style-name="P4">
<draw:frame draw:style-name="fr1" draw:name="Image46" text:anchor-type="as-char" svg:width="6.9236in" svg:height="3.956343in" draw:z-index="0">
<draw:image xlink:href="../Images/yкринформ/2023-04-24T15-56-00-03-00/630_360_1682338820-571.jpg" xlink:type="simple" xlink:show="embed" xlink:actuate="onLoad" draw:mime-type="image/jpeg"/>
</draw:frame>
赫尔森地区的敌人是当地居民，遭到兄弟会护照的强迫，威胁说，自5月以来，他们将被拒绝提供医疗服务和俄罗斯检查站的交汇处。</text:p>
      <text:p text:style-name="P4">
根据乌克林福姆的说法，关于[]的简报(https://www.ukrinform.ua/rubric-presshall/3699646-hersonsina-potocna-situacia-v-misti-ta-regioni.html)赫尔森地区区域管理局负责人亚历山大·普罗德金(Alexander Proudin)获悉。</text:p>
      <text:p text:style-name="P4">
“我们知道，俄罗斯人因赫尔森地区的住宅银行的强制认证而加剧，这也是战争犯罪，自5月没有[]的人以来(https://www.ukrinform.ua/tag-pasport)OVA负责人说。</text:p>
      <text:p text:style-name="P4">
他强调，对于该地区临时占领的居民来说，绑架，抢劫，非法监禁，酷刑，谋杀是一个可怕的现实。 在许多情况下，当地居民被“醉酒”扔了，只是因为他们不喜欢某人。</text:p>
      <text:p text:style-name="P4">
<text:span text:style-name="T4">
另请阅读：</text:span>
 <text:a xlink:type="simple" xlink:href="https://www.ukrinform.ua/rubric-ato/3699915-rosia-rozdae-svoi-pasporti-na-okupovanih-teritoriah-sob-pokazati-vtorgnenna-ak-uspih-rozvidka-britanii.html" text:style-name="Internet_20_link" text:visited-style-name="Visited_20_Internet_20_Link">
<text:span text:style-name="T4">
情报</text:span>
</text:a>
普罗普丁还指出，在俄罗斯人捕获的领土上，一些吉尔德单位进行轮换，但他们的人员总数是按原样组成的。</text:p>
      <text:p text:style-name="P4">
正如乌克林福姆(Ukrinform)报道的那样，武装部队解放了赫尔森地区的权利 - 尤其是赫尔森市。 该地区的部分位于左Berezidpipra，被俄罗斯军队暂时捕获。</text:p>
      <text:p text:style-name="P4">
News Source: <text:a xlink:type="simple" xlink:href="https://www.ukrinform.ua/rubric-regions/3700009-na-hersonsini-zagarbniki-pogrozuut-zalisiti-bez-medposlug-ludej-aki-ne-otrimali-pasportiv-rf.html" text:style-name="Internet_20_link" text:visited-style-name="Visited_20_Internet_20_Link">
https://www.ukrinform.ua/rubric-regions/3700009-na-hersonsini-zagarbniki-pogrozuut-zalisiti-bez-medposlug-ludej-aki-ne-otrimali-pasportiv-rf.html</text:a>
</text:p>
      <!--NEWS-->
      <text:h text:style-name="P10" text:outline-level="1">
<text:span text:style-name="T4">
基辅地区已经恢复了近12,000个物体</text:span>
</text:h>
      <text:p text:style-name="P4">
作者: Ukrinform (Person)</text:p>
      <text:p text:style-name="P4">
出版商: Укринформ (Organization)</text:p>
      <text:p text:style-name="P4">
出版时间: 2023-04-24T16:01:49+03:00</text:p>
      <text:p text:style-name="P4">
修改时间: 2023-04-24T16:01:49+03:00</text:p>
      <text:p text:style-name="P4">
描述: 在俄罗斯入侵之后，在基辅地区，完全恢复了11,00074个物体。  - 乌克林。</text:p>
      <text:p text:style-name="P4">
图片: ["<text:a xlink:type="simple" xlink:href="https://static.ukrinform.com/photos/2023_04/thumb_files/630_360_1682341228-803.jpg" text:style-name="Internet_20_link" text:visited-style-name="Visited_20_Internet_20_Link">
630_360_16823...</text:a>
"]</text:p>
      <text:p text:style-name="P4">
标签: ['Обстріл', 'СБУ', 'Затримання', 'Аеродром']</text:p>
      <text:p text:style-name="P4">
类型: Article</text:p>
      <!--METADATA-->
      <text:p text:style-name="P4">
<draw:frame draw:style-name="fr1" draw:name="Image47" text:anchor-type="as-char" svg:width="6.9236in" svg:height="3.956343in" draw:z-index="0">
<draw:image xlink:href="../Images/yкринформ/2023-04-24T16-01-49-03-00/630_360_1682341228-803.jpg" xlink:type="simple" xlink:show="embed" xlink:actuate="onLoad" draw:mime-type="image/jpeg"/>
</draw:frame>
在俄罗斯入侵之后，UKIIV地区恢复了完全和部分784个物体。</text:p>
      <text:p text:style-name="P4">
根据乌克林福姆的说法，基辅地区军事行政部门报告了<text:a xlink:type="simple" xlink:href="https://t.me/kyivoda/9423" text:style-name="Internet_20_link" text:visited-style-name="Visited_20_Internet_20_Link">
</text:a>
。</text:p>
      <text:p text:style-name="P4">
消息写道：“在恢复的和部分提供的生活中，有10365座私人家庭和公寓楼，187家中学和学龄前教育机构，100个医疗保健机构，66个山雀和行政大楼。”</text:p>
      <text:p text:style-name="P4">
基辅Ova Mykola Boyko的副主席强调，鉴于俄罗斯军队摧毁了俄罗斯军队的规模，这项工作仍然非常重要。</text:p>
      <text:p text:style-name="P4">
他说：“但是，由于所有当局的共同工作和外国伙伴的协助，基辅地区继续逐步恢复受损的居民。”</text:p>
      <text:p text:style-name="P4">
KOV强调，在国际合作伙伴，组织和资金的协助下，在州和地方预算分配的资金上进行可再生工作。</text:p>
      <text:p text:style-name="P4">
<text:span text:style-name="T4">
另请阅读：</text:span>
 <text:a xlink:type="simple" xlink:href="https://www.ukrinform.ua/rubric-vidbudova/3699878-na-deokupovanij-teritorii-hersonsini-vidnovili-se-odnu-bazovu-stanciu-mobilnogo-zvazku.html" text:style-name="Internet_20_link" text:visited-style-name="Visited_20_Internet_20_Link">
</text:a>
正如乌克林福姆报道的那样，4月21日，基辅OVA讨论了加强在与波兰共和国重建该地区的问题中工作的方法。</text:p>
      <text:p text:style-name="P4">
News Source: <text:a xlink:type="simple" xlink:href="https://www.ukrinform.ua/rubric-regions/3700011-na-kiivsini-vze-vidnovili-majze-12-tisac-obektiv-ova.html" text:style-name="Internet_20_link" text:visited-style-name="Visited_20_Internet_20_Link">
https://www.ukrinform.ua/rubric-regions/3700011-na-kiivsini-vze-vidnovili-majze-12-tisac-obektiv-ova.html</text:a>
</text:p>
      <!--NEWS-->
      <text:h text:style-name="P10" text:outline-level="1">
<text:span text:style-name="T4">
塞瓦斯托波尔的夜间爆炸是“非常成功的” -Chubarov</text:span>
</text:h>
      <text:p text:style-name="P4">
作者: Ukrinform (Person)</text:p>
      <text:p text:style-name="P4">
出版商: Укринформ (Organization)</text:p>
      <text:p text:style-name="P4">
出版时间: 2023-04-24T16:02:14+03:00</text:p>
      <text:p text:style-name="P4">
修改时间: 2023-04-24T16:02:14+03:00</text:p>
      <text:p text:style-name="P4">
描述: 由于4月24日晚上在临时占领的塞瓦斯托波尔（Sevastopol）发生的爆炸爆炸后，窗户被撞倒在房屋中，街道照明损坏了。  - 乌克林。</text:p>
      <text:p text:style-name="P4">
图片: ["<text:a xlink:type="simple" xlink:href="https://static.ukrinform.com/photos/2021_10/thumb_files/630_360_1634135673-379.jpg" text:style-name="Internet_20_link" text:visited-style-name="Visited_20_Internet_20_Link">
630_360_16341...</text:a>
"]</text:p>
      <text:p text:style-name="P4">
标签: ['Чубаров', 'Окупація Криму', 'Вибух', 'Війна з росією']</text:p>
      <text:p text:style-name="P4">
类型: Article</text:p>
      <!--METADATA-->
      <text:p text:style-name="P4">
<draw:frame draw:style-name="fr1" draw:name="Image48" text:anchor-type="as-char" svg:width="6.9236in" svg:height="3.956343in" draw:z-index="0">
<draw:image xlink:href="../Images/yкринформ/2023-04-24T16-02-14-03-00/630_360_1634135673-379.jpg" xlink:type="simple" xlink:show="embed" xlink:actuate="onLoad" draw:mime-type="image/jpeg"/>
</draw:frame>
由于4月24日晚上暂时占领的塞瓦斯托波尔(Sevastopol)发生的爆炸爆炸，房屋被撞倒了窗户，街道照明损坏了。</text:p>
      <text:p text:style-name="P4">
克里米亚塔塔尔人的Majlis负责人提到了Refat Chubarov Wefiri []。(https://www.youtube.com/watch?v=9oU3zJTmXyg)，报道乌克林福姆。</text:p>
      <text:p text:style-name="P4">
“在塞瓦斯托波尔(Sevastopol)，在31分钟31分钟零3点44分钟时记录了强大的爆炸。 如视频所示，这些是非常壮观的爆炸。 结果 - 在纳基莫夫学院附近的军事部队中，兔子的步枪湾，窗户，破碎的街道照明和广告盾牌被打破。”他说。</text:p>
      <text:p text:style-name="P4">
<text:span text:style-name="T4">
另请阅读：</text:span>
 <text:a xlink:type="simple" xlink:href="https://www.ukrinform.ua/rubric-crimea/3699838-zavilosa-video-nicnih-vibuhiv-u-sevastopoli.html" text:style-name="Internet_20_link" text:visited-style-name="Visited_20_Internet_20_Link">
<text:span text:style-name="T4">
 sevastopol </text:span>
</text:a>
Chubarov补充说，当地的Gaulayter Uznzuayev开始向人们保证，好像俄罗斯防空，其中一辆被摧毁的无人机之一，另一个被摧毁了。</text:p>
      <text:p text:style-name="P4">
丘巴罗夫说：“但实际上，一切都非常成功。”</text:p>
      <text:p text:style-name="P4">
乌克林福姆报道，4月24日晚上，塞瓦斯托波尔<text:a xlink:type="simple" xlink:href="https://www.ukrinform.ua/rubric-crimea/3699728-u-sevastopoli-prolunali-vibuhi-okupanti-kazut-pro-ataku-nadvodnih-bezpilotnikiv.html" text:style-name="Internet_20_link" text:visited-style-name="Visited_20_Internet_20_Link">
</text:a>
：SO称为“俄罗斯舰队”“反映了水上无人机”。</text:p>
      <text:p text:style-name="P4">
News Source: <text:a xlink:type="simple" xlink:href="https://www.ukrinform.ua/rubric-crimea/3700012-nicni-vibuhi-v-sevastopoli-buli-duze-uspisnimi-cubarov.html" text:style-name="Internet_20_link" text:visited-style-name="Visited_20_Internet_20_Link">
https://www.ukrinform.ua/rubric-crimea/3700012-nicni-vibuhi-v-sevastopoli-buli-duze-uspisnimi-cubarov.html</text:a>
</text:p>
      <!--NEWS-->
      <text:h text:style-name="P10" text:outline-level="1">
<text:span text:style-name="T4">
现在在“行动”中获取有关犯罪记录的摘录</text:span>
</text:h>
      <text:p text:style-name="P4">
作者: Ukrinform (Person)</text:p>
      <text:p text:style-name="P4">
出版商: Укринформ (Organization)</text:p>
      <text:p text:style-name="P4">
出版时间: 2023-04-24T16:02:58+03:00</text:p>
      <text:p text:style-name="P4">
修改时间: 2023-04-24T16:02:58+03:00</text:p>
      <text:p text:style-name="P4">
描述: 数字化转型部已在应用程序中推出了一项新服务，这使乌克兰人可以点击几下。  - 乌克林。</text:p>
      <text:p text:style-name="P4">
图片: ["<text:a xlink:type="simple" xlink:href="https://static.ukrinform.com/photos/2022_12/thumb_files/630_360_1670147688-316.jpg" text:style-name="Internet_20_link" text:visited-style-name="Visited_20_Internet_20_Link">
630_360_16701...</text:a>
"]</text:p>
      <text:p text:style-name="P4">
标签: ['Федоров', 'Мінцифри', 'Додаток “ДІЯ”']</text:p>
      <text:p text:style-name="P4">
类型: Article</text:p>
      <!--METADATA-->
      <text:p text:style-name="P4">
<draw:frame draw:style-name="fr1" draw:name="Image49" text:anchor-type="as-char" svg:width="6.9236in" svg:height="3.956343in" draw:z-index="0">
<draw:image xlink:href="../Images/yкринформ/2023-04-24T16-02-58-03-00/630_360_1670147688-316.jpg" xlink:type="simple" xlink:show="embed" xlink:actuate="onLoad" draw:mime-type="image/jpeg"/>
</draw:frame>
数字化转型部已在应用程序中推出了一项新服务，这使乌克兰人可以点击几下。</text:p>
      <text:p text:style-name="P4">
Viceremier-Minister报道了创新，教育发展，Tatekhnologies Minister Minister Mikrinform的Tatekhnologies-Minister，ukrinform的报告，参考新闻服务<text:a xlink:type="simple" xlink:href="http://thedigital.gov.ua/news/vityag-pro-nesudimist-otrimuyte-odin-iz-nayzatrebuvanishikh-dokumentiv-u-dii" text:style-name="Internet_20_link" text:visited-style-name="Visited_20_Internet_20_Link">
</text:a>
。</text:p>
      <text:p text:style-name="P4">
“国防部团队继续数字化最受欢迎的州服务。 数字是该国最受欢迎的文件之一。 每年进行约100万乌克兰人。 现在可以获取该文档。 Magtomatemate提取摘录的过程并使其尽可能清楚，以便乌克兰人可以使用便利的在线服务。”部长说。</text:p>
      <text:p text:style-name="P4">
为了获得犯罪记录的摘录，您需要：在申请中，请转到服务部分； 选择证书和摘录 - 提取缺乏犯罪记录的摘录；选择请求的类型和目的； 填写自我数据； 发送请求。 如果有关您的信息在中央数据库中，并且不需要额外的验证，则将从寄存器中获取数据，并将自动形成提取物。</text:p>
      <text:p text:style-name="P4">
<text:span text:style-name="T4">
另请阅读：</text:span>
 <text:a xlink:type="simple" xlink:href="https://www.ukrinform.ua/rubric-technology/3691856-zastosunok-helsi-zavantazili-ponad-5-miljoniv-ukrainciv.html" text:style-name="Internet_20_link" text:visited-style-name="Visited_20_Internet_20_Link">
<text:span text:style-name="T4">
应用程序</text:span>
</text:a>
据报道，4月，Verkhovna Rada支持了第9165号法律的第一读，该法律将允许乌克兰人选择计划和项目，这些计划和项目是由州立地区发展基金会牺牲的，在门户网站的帮助下。 “行动”。</text:p>
      <text:p text:style-name="P4">
<text:span text:style-name="T5">
foto：minisfra</text:span>
</text:p>
      <text:p text:style-name="P4">
News Source: <text:a xlink:type="simple" xlink:href="https://www.ukrinform.ua/rubric-society/3700014-otrimati-vitag-pro-nesudimist-teper-mozna-v-dii.html" text:style-name="Internet_20_link" text:visited-style-name="Visited_20_Internet_20_Link">
https://www.ukrinform.ua/rubric-society/3700014-otrimati-vitag-pro-nesudimist-teper-mozna-v-dii.html</text:a>
</text:p>
      <!--NEWS-->
      <text:h text:style-name="P10" text:outline-level="1">
<text:span text:style-name="T4">
Zhytomyr的Zelensky授予了爱沙尼亚总理的命令</text:span>
</text:h>
      <text:p text:style-name="P4">
作者: Ukrinform (Person)</text:p>
      <text:p text:style-name="P4">
出版商: Укринформ (Organization)</text:p>
      <text:p text:style-name="P4">
出版时间: 2023-04-24T16:05:00+03:00</text:p>
      <text:p text:style-name="P4">
修改时间: 2023-04-24T16:05:00+03:00</text:p>
      <text:p text:style-name="P4">
描述: 乌克兰沃迪米尔·泽伦斯基（Ukraine Volodymyr Zelensky）总统授予了雅罗斯拉夫（Yaroslav）的命令。  - 乌克林。</text:p>
      <text:p text:style-name="P4">
图片: ["<text:a xlink:type="simple" xlink:href="https://static.ukrinform.com/photos/2023_04/thumb_files/630_360_1682343201-317.jpeg" text:style-name="Internet_20_link" text:visited-style-name="Visited_20_Internet_20_Link">
630_360_16823...</text:a>
", "<text:a xlink:type="simple" xlink:href="https://static.ukrinform.com/photos/2023_04/1682343300-193.jpeg" text:style-name="Internet_20_link" text:visited-style-name="Visited_20_Internet_20_Link">
1682343300-19...</text:a>
", "<text:a xlink:type="simple" xlink:href="https://static.ukrinform.com/photos/2023_04/1682343418-798.jpeg" text:style-name="Internet_20_link" text:visited-style-name="Visited_20_Internet_20_Link">
1682343418-79...</text:a>
"]</text:p>
      <text:p text:style-name="P4">
标签: ['Естонія', 'Житомир', 'Зеленський', 'Орден']</text:p>
      <text:p text:style-name="P4">
类型: Article</text:p>
      <!--METADATA-->
      <text:p text:style-name="P4">
<draw:frame draw:style-name="fr1" draw:name="Image50" text:anchor-type="as-char" svg:width="6.9236in" svg:height="3.956343in" draw:z-index="0">
<draw:image xlink:href="../Images/yкринформ/2023-04-24T16-05-00-03-00/630_360_1682343201-317.jpeg" xlink:type="simple" xlink:show="embed" xlink:actuate="onLoad" draw:mime-type="image/jpeg"/>
</draw:frame>
 ПрезидентУкраїни Володимир Зеленський нагородив орденом Ярослава Мудрого прем’єр-міністерку Естонії Каю Каллас.</text:p>
      <text:p text:style-name="P4">
Глава держави вручив орден Каллас під час їх спільного брифінгу в Житомирі,передає кореспондент Укрінформу.</text:p>
      <text:p text:style-name="P4">
«Для мене сьогодні честь вручити вам від імені всього українського народуспеціальну нагороду нашого народу. Це орден Ярослава Мудрого. Дякую за те, щонову історію Європи Україна і ваш народ та ваша держава створюють разом», -зазначив <text:a xlink:type="simple" xlink:href="https://www.ukrinform.ua/tag-zelenskij" text:style-name="Internet_20_link" text:visited-style-name="Visited_20_Internet_20_Link">
 </text:a>
 .</text:p>
      <text:p text:style-name="P4">
<draw:frame draw:style-name="fr1" draw:name="Image51" text:anchor-type="as-char" svg:width="6.9236in" svg:height="4.617948in" draw:z-index="0">
<draw:image xlink:href="../Images/yкринформ/2023-04-24T16-05-00-03-00/1682343300-193.jpeg" xlink:type="simple" xlink:show="embed" xlink:actuate="onLoad" draw:mime-type="image/jpeg"/>
</draw:frame>
卡拉斯感谢该奖项，并指出她是对新政府领导人的首次外国访问。 她补充说，她在乌克兰的存在象征着爱沙尼亚政府和爱沙尼亚人民在乌克兰的支持和信仰。</text:p>
      <text:p text:style-name="P4">
<text:span text:style-name="T4">
另请阅读：</text:span>
 <text:a xlink:type="simple" xlink:href="https://www.ukrinform.ua/rubric-polytics/3699701-zelenskij-anonsuvav-dekilka-vazlivih-miznarodnih-podij-dla-ukraini.html" text:style-name="Internet_20_link" text:visited-style-name="Visited_20_Internet_20_Link">
<text:span text:style-name="T4">
 Zelensky </text:span>
</text:a>
“自由绝对应该克服暴政。 这是我们的共同主题，这是我们相对于武器以及训练和弹药的焦点量。 所有这一切都应该以足够的规模来赢得乌克兰在这个花圈中。 这也是为什么我建议欧盟共同购买了一百万炮兵监狱到乌克兰，并将其直接送往乌克兰的原因。 该决定已经在三月做出，现在我们需要确保将其正确执行。” Kaas补充说。</text:p>
      <text:p text:style-name="P4">
<text:span text:style-name="T4">
另请阅读：</text:span>
 <text:a xlink:type="simple" xlink:href="https://www.ukrinform.ua/rubric-polytics/3699715-borrel-nazvav-neprijnatnou-zaavu-posla-knr-sodo-suverenitetu-kolisnih-radanskih-respublik.html" text:style-name="Internet_20_link" text:visited-style-name="Visited_20_Internet_20_Link">
</text:a>
总统沃罗迪米尔·泽伦斯基(Volodymyr Zelensky)感谢爱沙尼亚凯·凯·卡拉斯(Kai Kallas)总理对乌克兰辩护的真诚和及时支持。</text:p>
      <text:p text:style-name="P4">
<text:span text:style-name="T5">
viso：<text:a xlink:type="simple" xlink:href="https://t.me/V_Zelenskiy_official/5981" text:style-name="Internet_20_link" text:visited-style-name="Visited_20_Internet_20_Link">
</text:a>
</text:span>
</text:p>
      <text:p text:style-name="P4">
“我很高兴欢迎乌克兰的爱沙尼亚总理凯·卡拉斯(Kai Callas)。 我感谢Panipremier-Minister和整个爱沙尼亚人民的真诚和非常重要的，及时支持我们的防御。 如果您看一下抽水的重新计算，那么我们对爱沙尼亚的保护的帮助是最大的Svita之一，” Zelensky在[]期间说。(https://t.me/V_Zelenskiy_official/5981) .</text:p>
      <text:p text:style-name="P4">
<draw:frame draw:style-name="fr1" draw:name="Image52" text:anchor-type="as-char" svg:width="6.9236in" svg:height="4.617948in" draw:z-index="0">
<draw:image xlink:href="../Images/yкринформ/2023-04-24T16-05-00-03-00/1682343418-798.jpeg" xlink:type="simple" xlink:show="embed" xlink:actuate="onLoad" draw:mime-type="image/jpeg"/>
</draw:frame>
据乌克林福姆报道，爱沙尼亚正在考虑向乌克兰的军事援助，乌克兰达到了该国1％的GDP作为其自身安全的投资。</text:p>
      <text:p text:style-name="P4">
_foto：op _</text:p>
      <text:p text:style-name="P4">
News Source: <text:a xlink:type="simple" xlink:href="https://www.ukrinform.ua/rubric-polytics/3700021-zelenskij-u-zitomiri-nagorodiv-ordenom-premerku-estonii.html" text:style-name="Internet_20_link" text:visited-style-name="Visited_20_Internet_20_Link">
https://www.ukrinform.ua/rubric-polytics/3700021-zelenskij-u-zitomiri-nagorodiv-ordenom-premerku-estonii.html</text:a>
</text:p>
      <!--NEWS-->
      <text:h text:style-name="P10" text:outline-level="1">
<text:span text:style-name="T4">
俄罗斯人从苏米地区边界大炮开了两次</text:span>
</text:h>
      <text:p text:style-name="P4">
作者: Ukrinform (Person)</text:p>
      <text:p text:style-name="P4">
出版商: Укринформ (Organization)</text:p>
      <text:p text:style-name="P4">
出版时间: 2023-04-24T16:07:55+03:00</text:p>
      <text:p text:style-name="P4">
修改时间: 2023-04-24T16:07:55+03:00</text:p>
      <text:p text:style-name="P4">
描述: 截至4月24日下午3:00，俄罗斯军队与炮兵两次在苏米地区的边界开火。  - 乌克林。</text:p>
      <text:p text:style-name="P4">
图片: ["<text:a xlink:type="simple" xlink:href="https://static.ukrinform.com/photos/2023_01/thumb_files/630_360_1675087707-171.jpg" text:style-name="Internet_20_link" text:visited-style-name="Visited_20_Internet_20_Link">
630_360_16750...</text:a>
"]</text:p>
      <text:p text:style-name="P4">
标签: ['Обстріл', 'Сумщина', 'Війна з росією']</text:p>
      <text:p text:style-name="P4">
类型: Article</text:p>
      <!--METADATA-->
      <text:p text:style-name="P4">
<draw:frame draw:style-name="fr1" draw:name="Image53" text:anchor-type="as-char" svg:width="6.9236in" svg:height="3.956343in" draw:z-index="0">
<draw:image xlink:href="../Images/yкринформ/2023-04-24T16-07-55-03-00/630_360_1675087707-171.jpg" xlink:type="simple" xlink:show="embed" xlink:actuate="onLoad" draw:mime-type="image/jpeg"/>
</draw:frame>
截至4月24日下午3:00，俄罗斯边境向Sumy Oblast Oblast开了枪。</text:p>
      <text:p text:style-name="P4">
根据乌克林福姆的说法，运营司令部“北”报告了<text:a xlink:type="simple" xlink:href="http://t.me/ok_pivnich1/2028" text:style-name="Internet_20_link" text:visited-style-name="Visited_20_Internet_20_Link">
</text:a>
。</text:p>
      <text:p text:style-name="P4">
从14:00到14:15记录了9个节拍，可能来自定居点Kucherivka的炮兵。</text:p>
      <text:p text:style-name="P4">
“没有收到有关当地人口损失的信息。 根据 <text:a xlink:type="simple" xlink:href="https://www.ukrinform.ua/tag-dsns" text:style-name="Internet_20_link" text:visited-style-name="Visited_20_Internet_20_Link">
</text:a>
，由于炮击，一所着陆屋着火了。 救援人员在适当的地方工作，”消息写道。</text:p>
      <text:p text:style-name="P4">
从13:51到14:10，记录了8个节拍，可能来自炮兵，对Shaligine定居点的理解。 没有关于当地民用基础设施损失的信息。</text:p>
      <text:p text:style-name="P4">
<text:span text:style-name="T4">
另请阅读：</text:span>
 <text:a xlink:type="simple" xlink:href="https://www.ukrinform.ua/rubric-ato/3699786-rosiani-vnoci-obstrilali-kramatorsk.html" text:style-name="Internet_20_link" text:visited-style-name="Visited_20_Internet_20_Link">
<text:span text:style-name="T4">
射击</text:span>
</text:a>
正如乌克林福姆报道的，早上<text:a xlink:type="simple" xlink:href="https://www.ukrinform.ua/rubric-ato/3699789-zranku-rosiani-vdarili-z-artilerii-po-dvoh-gromadah-na-sumsini.html" text:style-name="Internet_20_link" text:visited-style-name="Visited_20_Internet_20_Link">
</text:a>
苏米地区的两个社区。</text:p>
      <text:p text:style-name="P4">
<text:span text:style-name="T5">
照片说明性</text:span>
</text:p>
      <text:p text:style-name="P4">
News Source: <text:a xlink:type="simple" xlink:href="https://www.ukrinform.ua/rubric-ato/3700018-rosiani-dvici-obstrilali-z-artilerii-prikordonna-sumsini.html" text:style-name="Internet_20_link" text:visited-style-name="Visited_20_Internet_20_Link">
https://www.ukrinform.ua/rubric-ato/3700018-rosiani-dvici-obstrilali-z-artilerii-prikordonna-sumsini.html</text:a>
</text:p>
      <!--NEWS-->
      <text:h text:style-name="P10" text:outline-level="1">
<text:span text:style-name="T4">
NAPC制裁列表现在在在线服务中</text:span>
</text:h>
      <text:p text:style-name="P4">
作者: Ukrinform (Person)</text:p>
      <text:p text:style-name="P4">
出版商: Укринформ (Organization)</text:p>
      <text:p text:style-name="P4">
出版时间: 2023-04-24T16:10:30+03:00</text:p>
      <text:p text:style-name="P4">
修改时间: 2023-04-24T16:10:30+03:00</text:p>
      <text:p text:style-name="P4">
描述: 国家预防腐败文件准备的旨在对决定与侵略性国家合作的个人和公司实施制裁，现在可以在YouControl在线服务的帮助下找到。  - 乌克林。</text:p>
      <text:p text:style-name="P4">
图片: ["<text:a xlink:type="simple" xlink:href="https://static.ukrinform.com/photos/2023_04/thumb_files/630_360_1682341737-733.png" text:style-name="Internet_20_link" text:visited-style-name="Visited_20_Internet_20_Link">
630_360_16823...</text:a>
"]</text:p>
      <text:p text:style-name="P4">
标签: ['НАЗК', 'Санкції']</text:p>
      <text:p text:style-name="P4">
类型: Article</text:p>
      <!--METADATA-->
      <text:p text:style-name="P4">
<draw:frame draw:style-name="fr1" draw:name="Image54" text:anchor-type="as-char" svg:width="6.9236in" svg:height="3.956343in" draw:z-index="0">
<draw:image xlink:href="../Images/yкринформ/2023-04-24T16-10-30-03-00/630_360_1682341737-733.png" xlink:type="simple" xlink:show="embed" xlink:actuate="onLoad" draw:mime-type="image/png"/>
</draw:frame>
由国家预防腐败机构对已批准与侵略者合作的个人和公司制裁的腐败机构准备，现在可以在在线YouControl在线服务的帮助下熟悉。</text:p>
      <text:p text:style-name="P4">
关于IT报告乌克林福姆，参考<text:a xlink:type="simple" xlink:href="https://nazk.gov.ua/uk/novyny/pro-nazk/sanktsijni-spysky-nazk-vidteper-i-v-onlajn-servisi-youcontrol/" text:style-name="Internet_20_link" text:visited-style-name="Visited_20_Internet_20_Link">
</text:a>
机构。</text:p>
      <text:p text:style-name="P4">
“制裁是与坦克和飞机相同的武器。 使用个人制裁来进行行政崩溃可能是肌肉制政权完全崩溃的最有效工具之一。</text:p>
      <text:p text:style-name="P4">
值得注意的是，自从俄罗斯对乌克兰的联邦战争开始以来，已经堕落或实施所有追求的个人和法人清单对于对交易对手的实质性验证至关重要。 在YouControl -Top Business数据库中制作NAPC数据，以查看制裁详细信息，以防止其活动中的风险。</text:p>
      <text:p text:style-name="P4">
该数据库包含9037个子柱子和16702个潜在的sub -sub -persons。</text:p>
      <text:p text:style-name="P4">
<text:span text:style-name="T4">
另请阅读：</text:span>
 <text:a xlink:type="simple" xlink:href="https://www.ukrinform.ua/rubric-economy/3699174-ukraina-vnesla-irlandsku-kompaniu-peninsula-petroleum-do-pereliku-sponsoriv-vijni.html" text:style-name="Internet_20_link" text:visited-style-name="Visited_20_Internet_20_Link">
</text:a>
据报道，NAPC确定了参与战争的人以及战争和制裁门户的个人资料。 由国际制裁小组制定的单个制裁路线图提供了该机构在确定候选人制裁中的作用。</text:p>
      <text:p text:style-name="P4">
<text:span text:style-name="T5">
foto：nazk.gov.ua</text:span>
</text:p>
      <text:p text:style-name="P4">
News Source: <text:a xlink:type="simple" xlink:href="https://www.ukrinform.ua/rubric-society/3700020-sankcijni-spiski-nazk-vidteper-e-v-onlajnservisi-youcontrol.html" text:style-name="Internet_20_link" text:visited-style-name="Visited_20_Internet_20_Link">
https://www.ukrinform.ua/rubric-society/3700020-sankcijni-spiski-nazk-vidteper-e-v-onlajnservisi-youcontrol.html</text:a>
</text:p>
      <!--NEWS-->
      <text:h text:style-name="P10" text:outline-level="1">
<text:span text:style-name="T4">
中国首次出版了火星的全球颜色图像</text:span>
</text:h>
      <text:p text:style-name="P4">
作者: Ukrinform (Person)</text:p>
      <text:p text:style-name="P4">
出版商: Укринформ (Organization)</text:p>
      <text:p text:style-name="P4">
出版时间: 2023-04-24T16:13:35+03:00</text:p>
      <text:p text:style-name="P4">
修改时间: 2023-04-24T16:13:35+03:00</text:p>
      <text:p text:style-name="P4">
描述: 中国和中国科学院的国家空间管理已在Tienven-1轨道仪器的帮助下共同发布了MARS的全球色彩图像。  - 乌克林。</text:p>
      <text:p text:style-name="P4">
图片: ["<text:a xlink:type="simple" xlink:href="https://static.ukrinform.com/photos/2019_09/thumb_files/630_360_1569833978-505.jpg" text:style-name="Internet_20_link" text:visited-style-name="Visited_20_Internet_20_Link">
630_360_15698...</text:a>
", "<text:a xlink:type="simple" xlink:href="https://static.ukrinform.com/photos/2023_04/1682341773-235.jpg" text:style-name="Internet_20_link" text:visited-style-name="Visited_20_Internet_20_Link">
1682341773-23...</text:a>
", "<text:a xlink:type="simple" xlink:href="https://static.ukrinform.com/photos/2023_04/1682341772-614.jpg" text:style-name="Internet_20_link" text:visited-style-name="Visited_20_Internet_20_Link">
1682341772-61...</text:a>
", "<text:a xlink:type="simple" xlink:href="https://static.ukrinform.com/photos/2023_04/1682341772-150.jpg" text:style-name="Internet_20_link" text:visited-style-name="Visited_20_Internet_20_Link">
1682341772-15...</text:a>
"]</text:p>
      <text:p text:style-name="P4">
标签: ['Фото', 'Китай', 'Космос', 'Марс']</text:p>
      <text:p text:style-name="P4">
类型: Article</text:p>
      <!--METADATA-->
      <text:p text:style-name="P4">
<draw:frame draw:style-name="fr1" draw:name="Image55" text:anchor-type="as-char" svg:width="6.9236in" svg:height="3.956343in" draw:z-index="0">
<draw:image xlink:href="../Images/yкринформ/2023-04-24T16-13-35-03-00/630_360_1569833978-505.jpg" xlink:type="simple" xlink:show="embed" xlink:actuate="onLoad" draw:mime-type="image/jpeg"/>
</draw:frame>
中国国家的哥萨克州管理和中国科学院共同出版了火星的全球形象，并在轨道“ Tienven-1”的帮助下获得了。</text:p>
      <text:p text:style-name="P4">
正如乌克林福姆报道的那样，它报告了<text:a xlink:type="simple" xlink:href="http://russian.news.cn/20230424/6724705819d349c3be01e75ea7cc017d/c.html" text:style-name="Internet_20_link" text:visited-style-name="Visited_20_Internet_20_Link">
</text:a>
 .</text:p>
      <text:p text:style-name="P4">
<draw:frame draw:style-name="fr1" draw:name="Image56" text:anchor-type="as-char" svg:width="6.9236in" svg:height="3.762973in" draw:z-index="0">
<draw:image xlink:href="../Images/yкринформ/2023-04-24T16-13-35-03-00/1682341773-235.jpg" xlink:type="simple" xlink:show="embed" xlink:actuate="onLoad" draw:mime-type="image/jpeg"/>
</draw:frame>
</text:p>
      <text:p text:style-name="P4">
<draw:frame draw:style-name="fr1" draw:name="Image57" text:anchor-type="as-char" svg:width="6.9236in" svg:height="3.762973in" draw:z-index="0">
<draw:image xlink:href="../Images/yкринформ/2023-04-24T16-13-35-03-00/1682341772-614.jpg" xlink:type="simple" xlink:show="embed" xlink:actuate="onLoad" draw:mime-type="image/jpeg"/>
</draw:frame>
</text:p>
      <text:p text:style-name="P4">
<draw:frame draw:style-name="fr1" draw:name="Image58" text:anchor-type="as-char" svg:width="6.9236in" svg:height="3.762973in" draw:z-index="0">
<draw:image xlink:href="../Images/yкринформ/2023-04-24T16-13-35-03-00/1682341772-150.jpg" xlink:type="simple" xlink:show="embed" xlink:actuate="onLoad" draw:mime-type="image/jpeg"/>
</draw:frame>
注意到，红色行星图像的空间分辨率为76 m。</text:p>
      <text:p text:style-name="P4">
颜色图像是根据相机拍摄的14张757图片设计的，该图像在2022年11月至2022年7月的时期内配备了轨道设备“ Tienven-1”。</text:p>
      <text:p text:style-name="P4">
<text:span text:style-name="T4">
另请阅读：</text:span>
 <text:a xlink:type="simple" xlink:href="https://www.ukrinform.ua/rubric-technology/3697064-spacex-provodit-persij-viprobuvalnij-polit-korabla-starship.html" text:style-name="Internet_20_link" text:visited-style-name="Visited_20_Internet_20_Link">
</text:a>
2320年7月，中国第一个名为“ Tienven-1”的中国派法被称为“ Tienven-1”。 202天的飞行后，火星调查进入了轨道。</text:p>
      <text:p text:style-name="P4">
5月22日，Zhzhun的Marmore离开了一个登机平台​​，开始研究行星。</text:p>
      <text:p text:style-name="P4">
<text:span text:style-name="T4">
另请阅读：</text:span>
 <text:a xlink:type="simple" xlink:href="https://www.ukrinform.ua/rubric-technology/3696642-spacex-otrimala-licenziu-na-zapusk-svoei-najpotuznisoi-raketi-starship.html" text:style-name="Internet_20_link" text:visited-style-name="Visited_20_Internet_20_Link">
</text:a>
根据纽约阿布扎比大学的指导，一群科学家乌克林福姆说(Nyud)和空间的中心<text:a xlink:type="simple" xlink:href="https://www.ukrinform.ua/tag-nauka" text:style-name="Internet_20_link" text:visited-style-name="Visited_20_Internet_20_Link">
</text:a>
阿拉伯联合酋长国创建了一个希望空间的红色星球的新详细地图。</text:p>
      <text:p text:style-name="P4">
News Source: <text:a xlink:type="simple" xlink:href="https://www.ukrinform.ua/rubric-technology/3700023-kitaj-uperse-opublikuvav-globalni-kolorovi-zobrazenna-marsa.html" text:style-name="Internet_20_link" text:visited-style-name="Visited_20_Internet_20_Link">
https://www.ukrinform.ua/rubric-technology/3700023-kitaj-uperse-opublikuvav-globalni-kolorovi-zobrazenna-marsa.html</text:a>
</text:p>
      <!--NEWS-->
      <text:h text:style-name="P10" text:outline-level="1">
<text:span text:style-name="T4">
我们以我们的能力来做到这一点：柏林对梅尔尼克关于增加帮助的话做出了反应</text:span>
</text:h>
      <text:p text:style-name="P4">
作者: Ukrinform (Person)</text:p>
      <text:p text:style-name="P4">
出版商: Укринформ (Organization)</text:p>
      <text:p text:style-name="P4">
出版时间: 2023-04-24T16:14:29+03:00</text:p>
      <text:p text:style-name="P4">
修改时间: 2023-04-24T16:14:29+03:00</text:p>
      <text:p text:style-name="P4">
描述: 柏林考虑了乌克兰外交事务副部长的话，这是安德里·梅尔尼克（Andriy Melnik）在德国的展览，涉及增加对乌克兰军事援助的必要性。  - 乌克林。</text:p>
      <text:p text:style-name="P4">
图片: ["<text:a xlink:type="simple" xlink:href="https://static.ukrinform.com/photos/2022_07/thumb_files/630_360_1657277581-133.jpg" text:style-name="Internet_20_link" text:visited-style-name="Visited_20_Internet_20_Link">
630_360_16572...</text:a>
"]</text:p>
      <text:p text:style-name="P4">
标签: ['Німеччина', 'Україна', 'Зброя', 'Мельник']</text:p>
      <text:p text:style-name="P4">
类型: Article</text:p>
      <!--METADATA-->
      <text:p text:style-name="P4">
<draw:frame draw:style-name="fr1" draw:name="Image59" text:anchor-type="as-char" svg:width="6.9236in" svg:height="3.956343in" draw:z-index="0">
<draw:image xlink:href="../Images/yкринформ/2023-04-24T16-14-29-03-00/630_360_1657277581-133.jpg" xlink:type="simple" xlink:show="embed" xlink:actuate="onLoad" draw:mime-type="image/jpeg"/>
</draw:frame>
乌克兰外交事务副部长的话，乌弗恩·安德里·梅尔尼克(Ufrn Andriy Melnik)的展览就需要增加对乌克兰的军事援助的必要性。</text:p>
      <text:p text:style-name="P4">
乌克林事物通讯员报告说，这是德国政府史蒂芬·盖布斯蒂特(Steffen Gebbbbsestyt)在最前沿的简报中指出的。</text:p>
      <text:p text:style-name="P4">
“我们考虑了这一要求。 像许多其他国家一样，联邦政府<text:a xlink:type="simple" xlink:href="https://www.ukrinform.ua/tag-evropa" text:style-name="Internet_20_link" text:visited-style-name="Visited_20_Internet_20_Link">
</text:a>
以及欧洲 - 大西洋社区，根据机会：政治，财务，人道主义和武装的机会来支持乌克兰。 我们做有力量的事情。”他说。</text:p>
      <text:p text:style-name="P4">
<text:span text:style-name="T4">
另请阅读：</text:span>
 <text:a xlink:type="simple" xlink:href="https://www.ukrinform.ua/rubric-polytics/3699933-f16-dla-ukraini-stane-investicieu-desatilitta-u-bezpeku-evropi-kuleba.html" text:style-name="Internet_20_link" text:visited-style-name="Visited_20_Internet_20_Link">
<text:span text:style-name="T4">
 kuleba </text:span>
</text:a>
据报道，梅尔尼克(Melnyk)前一天<text:a xlink:type="simple" xlink:href="https://www.ukrinform.ua/rubric-polytics/3699388-ukraini-potribno-u-10-raziv-bilse-zbroi-sob-zakinciti-vijnu-cogoric-mzs.html" text:style-name="Internet_20_link" text:visited-style-name="Visited_20_Internet_20_Link">
</text:a>
乌克兰感谢盟军提供的军事援助，但是为了结束今年的战争，武装部队需要增加10倍的武器。他还敦促合作伙伴越过“人造红线”，并分配GDPNA的1％。乌克兰的武器。</text:p>
      <text:p text:style-name="P4">
News Source: <text:a xlink:type="simple" xlink:href="https://www.ukrinform.ua/rubric-polytics/3700025-robimo-so-v-nasih-silah-u-berlini-vidreaguvali-na-slova-melnika-pro-zbilsenna-dopomogi.html" text:style-name="Internet_20_link" text:visited-style-name="Visited_20_Internet_20_Link">
https://www.ukrinform.ua/rubric-polytics/3700025-robimo-so-v-nasih-silah-u-berlini-vidreaguvali-na-slova-melnika-pro-zbilsenna-dopomogi.html</text:a>
</text:p>
      <!--NEWS-->
      <text:h text:style-name="P10" text:outline-level="1">
<text:span text:style-name="T4">
政府已任命了储蓄银行监督委员会的新组成</text:span>
</text:h>
      <text:p text:style-name="P4">
作者: Ukrinform (Person)</text:p>
      <text:p text:style-name="P4">
出版商: Укринформ (Organization)</text:p>
      <text:p text:style-name="P4">
出版时间: 2023-04-24T16:15:51+03:00</text:p>
      <text:p text:style-name="P4">
修改时间: 2023-04-24T16:15:51+03:00</text:p>
      <text:p text:style-name="P4">
描述: 部长的内阁任命了储蓄银行监督委员会的独立成员。  - 乌克林。</text:p>
      <text:p text:style-name="P4">
图片: ["<text:a xlink:type="simple" xlink:href="https://static.ukrinform.com/photos/2016_01/thumb_files/630_360_1452866137-1324.jpg" text:style-name="Internet_20_link" text:visited-style-name="Visited_20_Internet_20_Link">
630_360_14528...</text:a>
"]</text:p>
      <text:p text:style-name="P4">
标签: ['Кабмін', 'Ощадбанк', 'Призначення']</text:p>
      <text:p text:style-name="P4">
类型: Article</text:p>
      <!--METADATA-->
      <text:p text:style-name="P4">
<draw:frame draw:style-name="fr1" draw:name="Image60" text:anchor-type="as-char" svg:width="6.9236in" svg:height="3.956343in" draw:z-index="0">
<draw:image xlink:href="../Images/yкринформ/2023-04-24T16-15-51-03-00/630_360_1452866137-1324.jpg" xlink:type="simple" xlink:show="embed" xlink:actuate="onLoad" draw:mime-type="image/jpeg"/>
</draw:frame>
部长的内阁任命了储蓄银行监督委员会的独立成员。</text:p>
      <text:p text:style-name="P4">
正如乌克林福姆报道的那样，它报告了<text:a xlink:type="simple" xlink:href="https://www.oschadbank.ua/news/vidbulas-rotacia-skladu-nagladovoi-radi-osadbanku" text:style-name="Internet_20_link" text:visited-style-name="Visited_20_Internet_20_Link">
</text:a>
“乌克兰部长的内阁任命了储蓄银行储蓄银行的六个独立成员，分别是：Michal Krupinski，Elizabeth Nelson，Elizabeth Nelson，Philip Hizley，Philip Hizley，Vladimir Lavrenchuk，Juan Enrique Peaory，Antonopeatigin，Antonoceatigin，”消息说。</text:p>
      <text:p text:style-name="P4">
值得注意的是，胡安·恩里克·佩雷萨洛(Juan Enrique Perezalo)和安东·毕立提(Anton Pyatigin)是上一个理事会的独立成员，并将在以下监督委员会中执行这些职能。 四个新成员将取代Baiba Apin，Michaelwinstein，Peter Briggs和Yanne Harunpaa。</text:p>
      <text:p text:style-name="P4">
理事会的先前组成首先是在公司管理的现代基础上选出的，其中包括六个在银行和金融活动范围内拥有丰富经验的独立成员。 储蓄银行转变为商业上有吸引力的研究所，以查看可能的私有化，该理事会得到了批准。 由于俄罗斯联邦的武装侵略，该战略的实施被暂停。 她发布的过程是银行当时所表现出的稳定和耐力的重要因素。</text:p>
      <text:p text:style-name="P4">
<text:span text:style-name="T4">
另请阅读：</text:span>
 <text:a xlink:type="simple" xlink:href="https://www.ukrinform.ua/rubric-economy/3691978-osadbank-rozpocinae-pilgove-kredituvanna-agrariiv.html" text:style-name="Internet_20_link" text:visited-style-name="Visited_20_Internet_20_Link">
<text:span text:style-name="T4">
 sberbank </text:span>
</text:a>
“我们感谢理事会成员在银行和乌克兰的辛勤工作中留下的作品，我们希望他们在进一步的活动中取得成功。 我希望我们将与诺沃佐尔郡议会(Novozorzhevna Council)进行如此富有成果的合作，这将使我们有机会继续进行改革。”</text:p>
      <text:p text:style-name="P4">
据报道，2022年10月的财政部开始了独立成员职位的申请人的能力。(https://www.ukrinform.ua/tag-osadbank)UKREXIMBANK。</text:p>
      <text:p text:style-name="P4">
News Source: <text:a xlink:type="simple" xlink:href="https://www.ukrinform.ua/rubric-economy/3700026-urad-priznaciv-novij-sklad-nagladovoi-radi-osadbanku.html" text:style-name="Internet_20_link" text:visited-style-name="Visited_20_Internet_20_Link">
https://www.ukrinform.ua/rubric-economy/3700026-urad-priznaciv-novij-sklad-nagladovoi-radi-osadbanku.html</text:a>
</text:p>
      <!--NEWS-->
      <text:h text:style-name="P10" text:outline-level="1">
<text:span text:style-name="T4">
欧盟和挪威创建了绿色联盟来打击气候变化</text:span>
</text:h>
      <text:p text:style-name="P4">
作者: Ukrinform (Person)</text:p>
      <text:p text:style-name="P4">
出版商: Укринформ (Organization)</text:p>
      <text:p text:style-name="P4">
出版时间: 2023-04-24T16:16:01+03:00</text:p>
      <text:p text:style-name="P4">
修改时间: 2023-04-24T16:16:01+03:00</text:p>
      <text:p text:style-name="P4">
描述: 4月24日，星期一，欧盟和挪威签署了关于建立绿色联盟（绿色联盟）的协议，他承诺在反对气候变化，自然保护和化石燃料所需的技术开发方面共同努力。  - 乌克林。</text:p>
      <text:p text:style-name="P4">
图片: ["<text:a xlink:type="simple" xlink:href="https://static.ukrinform.com/photos/2023_04/thumb_files/630_360_1682341922-580.jpg" text:style-name="Internet_20_link" text:visited-style-name="Visited_20_Internet_20_Link">
630_360_16823...</text:a>
"]</text:p>
      <text:p text:style-name="P4">
标签: ['Євросоюз', 'Норвегія', 'Зміна клімату']</text:p>
      <text:p text:style-name="P4">
类型: Article</text:p>
      <!--METADATA-->
      <text:p text:style-name="P4">
<draw:frame draw:style-name="fr1" draw:name="Image61" text:anchor-type="as-char" svg:width="6.9236in" svg:height="3.956343in" draw:z-index="0">
<draw:image xlink:href="../Images/yкринформ/2023-04-24T16-16-01-03-00/630_360_1682341922-580.jpg" xlink:type="simple" xlink:show="embed" xlink:actuate="onLoad" draw:mime-type="image/jpeg"/>
</draw:frame>
欧盟和挪威已于4月24日就Zelena Aliesses签署了一项协议(绿色联盟)为了拒绝化石燃料所需的气候斗争，自然保护和技术发展而承诺。</text:p>
      <text:p text:style-name="P4">
正如乌克林福姆报道的那样，它报告了<text:a xlink:type="simple" xlink:href="https://www.euractiv.com/section/energy-environment/news/eu-norway-seal-green-alliance-to-tackle-climate-change/" text:style-name="Internet_20_link" text:visited-style-name="Visited_20_Internet_20_Link">
</text:a>
。</text:p>
      <text:p text:style-name="P4">
该协议将涵盖包括自然保护，适应气候变化的各个领域，以及使您摆脱有害二氧化碳排放的技术。</text:p>
      <text:p text:style-name="P4">
该文件还指化石燃料，可再生能源和氢的生产以及获得关键的原材料，这是引入环境技术所必需的。</text:p>
      <text:p text:style-name="P4">
“许多主题都在绿色联盟的主持下。 这将使您能够将气候中立的方式并排结合在一起，并结合起来。</text:p>
      <text:p text:style-name="P4">
她补充说：“这个绿色联盟(绿色联盟)也是挪威与欧盟之间深厚联系的象征。”</text:p>
      <text:p text:style-name="P4">
在2021年欧盟与日本之间达成了这样的协议之后，该协议是同类的朋友。</text:p>
      <text:p text:style-name="P4">
在协议签署的前夕，挪威乔纳斯·加斯蒂奥尔(Norway Jonas Garstioreo)的总理强调，需要拒绝化石燃料，尤其是俄罗斯在乌克兰的印象。</text:p>
      <text:p text:style-name="P4">
斯蒂奥尔说：“由于在欧洲进行的可怕的野心，这些伟大的野心已经开始向前发展，因为需要加快思想中绿色能源的引入。”</text:p>
      <text:p text:style-name="P4">
“挪威试图与欧洲合作伙伴密切合作实现我们的气候目标。 我们融入了欧洲经济，绿色趋势就我们将如何做到了一个非常全面的答案。”他补充说。</text:p>
      <text:p text:style-name="P4">
绿色联盟协议的签署是在将于周一在比利时举行的北海峰会之前，将讨论如何加速该项目的实施。</text:p>
      <text:p text:style-name="P4">
“在北海使用涡轮机的风将有助于欧洲清洁技术的力量。 这将为欧洲人提供安全的the能量。” Ursula von der Lyen说。</text:p>
      <text:p text:style-name="P4">
<text:span text:style-name="T4">
另请阅读：</text:span>
 <text:a xlink:type="simple" xlink:href="https://www.ukrinform.ua/rubric-economy/3675223-ukraina-moze-stati-eksporterom-zelenogo-abo-nizkovuglecevogo-vodnu-minenergo.html" text:style-name="Internet_20_link" text:visited-style-name="Visited_20_Internet_20_Link">
</text:a>
</text:p>
      <text:p text:style-name="P4">
“绿色”氢是从传统来源过渡到完全替代可再生能源的绿色交易的组成部分。 这个过程可能需要25年。 乌克兰对这种过渡的必要投资估计至少为1000亿美元。</text:p>
      <text:p text:style-name="P4">
<text:span text:style-name="T5">
foto：Daniel Reinhardt / EPA</text:span>
</text:p>
      <text:p text:style-name="P4">
News Source: <text:a xlink:type="simple" xlink:href="https://www.ukrinform.ua/rubric-world/3700027-es-ta-norvegia-stvorili-zelenij-alans-dla-borotbi-zi-zminou-klimatu.html" text:style-name="Internet_20_link" text:visited-style-name="Visited_20_Internet_20_Link">
https://www.ukrinform.ua/rubric-world/3700027-es-ta-norvegia-stvorili-zelenij-alans-dla-borotbi-zi-zminou-klimatu.html</text:a>
</text:p>
      <!--NEWS-->
      <text:h text:style-name="P10" text:outline-level="1">
<text:span text:style-name="T4">
俄罗斯法庭的格式应规定其领导人的惩罚 - 爱沙尼亚总理</text:span>
</text:h>
      <text:p text:style-name="P4">
作者: Ukrinform (Person)</text:p>
      <text:p text:style-name="P4">
出版商: Укринформ (Organization)</text:p>
      <text:p text:style-name="P4">
出版时间: 2023-04-24T16:19:00+03:00</text:p>
      <text:p text:style-name="P4">
修改时间: 2023-04-24T16:19:00+03:00</text:p>
      <text:p text:style-name="P4">
描述: 俄罗斯国际法庭的形式应规定起诉其领导人，他们决定发动与乌克兰战争的决定。  - 乌克林。</text:p>
      <text:p text:style-name="P4">
图片: ["<text:a xlink:type="simple" xlink:href="https://static.ukrinform.com/photos/2023_04/thumb_files/630_360_1682343298-594.jpeg" text:style-name="Internet_20_link" text:visited-style-name="Visited_20_Internet_20_Link">
630_360_16823...</text:a>
"]</text:p>
      <text:p text:style-name="P4">
标签: ['Естонія', 'Трибунал', 'росія']</text:p>
      <text:p text:style-name="P4">
类型: Article</text:p>
      <!--METADATA-->
      <text:p text:style-name="P4">
<draw:frame draw:style-name="fr1" draw:name="Image62" text:anchor-type="as-char" svg:width="6.9236in" svg:height="3.956343in" draw:z-index="0">
<draw:image xlink:href="../Images/yкринформ/2023-04-24T16-19-00-03-00/630_360_1682343298-594.jpeg" xlink:type="simple" xlink:show="embed" xlink:actuate="onLoad" draw:mime-type="image/jpeg"/>
</draw:frame>
俄罗斯国际法庭的形式应提供其领导人的参考，后者决定开始反对乌克兰战争。</text:p>
      <text:p text:style-name="P4">
乌克林福音通讯员报道，爱沙尼亚总理凯·卡拉斯(Kai Callas)在Zhytomyr强调了这一点。</text:p>
      <text:p text:style-name="P4">
“我们支持国际法庭调查侵略犯罪。 国际刑事法院和乌克兰法院可以考虑军事室，因为它们是在这里犯下的。 如果我们谈论侵略罪，那就是领导人的罪行。我是教育的律师，我可以说任何混合法庭都将允许普京，劳雷尔和其他人避免责任。 侵略罪是凯斯洛钦(Caeslochin)，他是由领导人犯下的，需要对他们负责。”卡拉斯报道。</text:p>
      <text:p text:style-name="P4">
据她说，考虑到国际刑事法院因普京因被驱逐出境而被捕的胜利是错误的。 它发生以非常清晰的格式进行，这将允许吸引领导者的参考<text:a xlink:type="simple" xlink:href="https://www.ukrinform.ua/tag-rosia" text:style-name="Internet_20_link" text:visited-style-name="Visited_20_Internet_20_Link">
</text:a>
 - 那些决定攻击乌克兰的人。 卡拉斯强调说：“如果没有领导人的参考，就不会赢得胜利。”</text:p>
      <text:p text:style-name="P4">
她补充说，俄罗斯人的罪行不可能有罪不罚和免疫，因为犯罪将鼓励新的暴行而不会受到惩罚。</text:p>
      <text:p text:style-name="P4">
<text:span text:style-name="T4">
另请阅读：</text:span>
 <text:a xlink:type="simple" xlink:href="https://www.ukrinform.ua/rubric-polytics/3699703-stefancuk-zaklikav-kipr-dolucitisa-do-stvorenna-specialnogo-tribunalu-nad-rf.html" text:style-name="Internet_20_link" text:visited-style-name="Visited_20_Internet_20_Link">
<text:span text:style-name="T4">
法庭</text:span>
</text:a>
正如乌克林福姆报道的国际刑事法院法官(MKS)俄罗斯总统弗拉基米尔·普京(Vladimir Putin)和俄罗斯儿童申诉专员玛丽亚·利维夫·贝洛娃(Maria Lviv-Belova)被捕。</text:p>
      <text:p text:style-name="P4">
_foto：op _</text:p>
      <text:p text:style-name="P4">
News Source: <text:a xlink:type="simple" xlink:href="https://www.ukrinform.ua/rubric-polytics/3700028-format-tribunalu-sodo-rosii-mae-peredbacati-pokaranna-ii-lideriv-premerka-estonii.html" text:style-name="Internet_20_link" text:visited-style-name="Visited_20_Internet_20_Link">
https://www.ukrinform.ua/rubric-polytics/3700028-format-tribunalu-sodo-rosii-mae-peredbacati-pokaranna-ii-lideriv-premerka-estonii.html</text:a>
</text:p>
      <!--NEWS-->
      <text:h text:style-name="P10" text:outline-level="1">
<text:span text:style-name="T4">
在6月1日之前的Ovruch中，幼儿园将以爱沙尼亚为代价 - 卡拉斯</text:span>
</text:h>
      <text:p text:style-name="P4">
作者: Ukrinform (Person)</text:p>
      <text:p text:style-name="P4">
出版商: Укринформ (Organization)</text:p>
      <text:p text:style-name="P4">
出版时间: 2023-04-24T16:20:00+03:00</text:p>
      <text:p text:style-name="P4">
修改时间: 2023-04-24T16:20:00+03:00</text:p>
      <text:p text:style-name="P4">
描述: 在6月1日，在Zhytomyr地区的Ovruch，幼儿园的建设将完成，这是以爱沙尼亚为代价的。  - 乌克林。</text:p>
      <text:p text:style-name="P4">
图片: ["<text:a xlink:type="simple" xlink:href="https://static.ukrinform.com/photos/2023_04/thumb_files/630_360_1682343394-573.jpeg" text:style-name="Internet_20_link" text:visited-style-name="Visited_20_Internet_20_Link">
630_360_16823...</text:a>
"]</text:p>
      <text:p text:style-name="P4">
标签: ['Дитсадок', 'Естонія', 'Житомирщина']</text:p>
      <text:p text:style-name="P4">
类型: Article</text:p>
      <!--METADATA-->
      <text:p text:style-name="P4">
<draw:frame draw:style-name="fr1" draw:name="Image63" text:anchor-type="as-char" svg:width="6.9236in" svg:height="3.956343in" draw:z-index="0">
<draw:image xlink:href="../Images/yкринформ/2023-04-24T16-20-00-03-00/630_360_1682343394-573.jpeg" xlink:type="simple" xlink:show="embed" xlink:actuate="onLoad" draw:mime-type="image/jpeg"/>
</draw:frame>
在Ovruchin Zhytomyr地区将在6月1日之前完成，幼儿园的建设是由爱沙尼亚建立的。</text:p>
      <text:p text:style-name="P4">
乌克林法书通讯员报告称，这是由爱沙尼亚总理凯·卡拉斯(Estonia Presidence)在Zhytomyr的凯·卡拉斯(Kai Callas)在乌克兰代表通讯员乌克兰·沃罗伊·米尔泽伦斯基(Ukraine Volodymyrzelensky)的共同简报中的。</text:p>
      <text:p text:style-name="P4">
“ Zhytomyr地区是爱沙尼亚重点重建的地区，并为其余的例子提供了一个例子。 我们在这里做的第一阶段是Ovruch的幼儿园，它将在6月1日完成。 我很高兴地宣布，爱沙尼亚将由伊德鲁格(Idrug)与另外80名儿童一起参与幼儿园。 我们将分享我们对儿童的经验和优质护理。 我们还支持Raspberry桥梁的重建，并支持其他项目，包括Elena Zelenskaya基金会，”  -  Razalakallas。</text:p>
      <text:p text:style-name="P4">
<text:span text:style-name="T4">
另请阅读：</text:span>
 <text:a xlink:type="simple" xlink:href="https://www.ukrinform.ua/rubric-polytics/3700021-zelenskij-u-zitomiri-nagorodiv-ordenom-premerku-estonii.html" text:style-name="Internet_20_link" text:visited-style-name="Visited_20_Internet_20_Link">
</text:a>
据她说，这些建筑物应该非常现代，以便其他合作伙伴可以轻松地在乌克兰复制它们。</text:p>
      <text:p text:style-name="P4">
“与欧洲一体化和改革结合的重建是乌克兰经济的巨大加速。 欧洲的要求是投资者的质量标志，反腐败政策可能会导致经济增长。这是我们的经验，因此我确信这将是乌克兰的经验，”政府补充说。</text:p>
      <text:p text:style-name="P4">
正如乌克林福姆(Ukrinform)报道的那样，正在为金钱建造幼儿园(https://www.ukrinform.ua/tag-estonia)。</text:p>
      <text:p text:style-name="P4">
_foto：op _</text:p>
      <text:p text:style-name="P4">
News Source: <text:a xlink:type="simple" xlink:href="https://www.ukrinform.ua/rubric-vidbudova/3700029-v-ovruci-do-1-cervna-zaversat-budivnictvo-ditsadka-za-kosti-estonii-kallas.html" text:style-name="Internet_20_link" text:visited-style-name="Visited_20_Internet_20_Link">
https://www.ukrinform.ua/rubric-vidbudova/3700029-v-ovruci-do-1-cervna-zaversat-budivnictvo-ditsadka-za-kosti-estonii-kallas.html</text:a>
</text:p>
      <!--NEWS-->
      <text:h text:style-name="P10" text:outline-level="1">
<text:span text:style-name="T4">
在切尔尼夫发现了晚期异教的葬礼</text:span>
</text:h>
      <text:p text:style-name="P4">
作者: Ukrinform (Person)</text:p>
      <text:p text:style-name="P4">
出版商: Укринформ (Organization)</text:p>
      <text:p text:style-name="P4">
出版时间: 2023-04-24T16:22:00+03:00</text:p>
      <text:p text:style-name="P4">
修改时间: 2023-04-24T16:22:00+03:00</text:p>
      <text:p text:style-name="P4">
描述: 在切尔尼夫（Chernihiv），在沿Lyubetskaya沿岸的水供应沟进行挖掘时，考古学家发现了古代俄罗斯时代的古代葬礼。  - 乌克林。</text:p>
      <text:p text:style-name="P4">
图片: ["<text:a xlink:type="simple" xlink:href="https://static.ukrinform.com/photos/2023_04/thumb_files/630_360_1682342301-345.jpg" text:style-name="Internet_20_link" text:visited-style-name="Visited_20_Internet_20_Link">
630_360_16823...</text:a>
", "<text:a xlink:type="simple" xlink:href="https://static.ukrinform.com/photos/2023_04/1682342301-940.jpg" text:style-name="Internet_20_link" text:visited-style-name="Visited_20_Internet_20_Link">
1682342301-94...</text:a>
", "<text:a xlink:type="simple" xlink:href="https://static.ukrinform.com/photos/2023_04/1682342300-611.jpg" text:style-name="Internet_20_link" text:visited-style-name="Visited_20_Internet_20_Link">
1682342300-61...</text:a>
", "<text:a xlink:type="simple" xlink:href="https://static.ukrinform.com/photos/2023_04/1682342300-108.jpg" text:style-name="Internet_20_link" text:visited-style-name="Visited_20_Internet_20_Link">
1682342300-10...</text:a>
", "<text:a xlink:type="simple" xlink:href="https://static.ukrinform.com/photos/2023_04/1682342300-776.jpg" text:style-name="Internet_20_link" text:visited-style-name="Visited_20_Internet_20_Link">
1682342300-77...</text:a>
"]</text:p>
      <text:p text:style-name="P4">
标签: ['Чернігів', 'Поховання']</text:p>
      <text:p text:style-name="P4">
类型: Article</text:p>
      <!--METADATA-->
      <text:p text:style-name="P4">
<draw:frame draw:style-name="fr1" draw:name="Image64" text:anchor-type="as-char" svg:width="6.9236in" svg:height="3.956343in" draw:z-index="0">
<draw:image xlink:href="../Images/yкринформ/2023-04-24T16-22-00-03-00/630_360_1682342301-345.jpg" xlink:type="simple" xlink:show="embed" xlink:actuate="onLoad" draw:mime-type="image/jpeg"/>
</draw:frame>
在沿Lyubetskaya考古学家沿着供水的沟渠发掘时，在沟渠发掘期间，俄罗斯旧时代的长期埋葬。</text:p>
      <text:p text:style-name="P4">
关于它报告了考古学家Igor Ignatenko <text:a xlink:type="simple" xlink:href="https://www.facebook.com/ihor.ihnatenko/posts/pfbid0pQwXbvEZVDzXP6GkZTgfizygGyg7C4tzTrhLW8GrkGxa4X9jYcwxXDnxJVYcPoenl" text:style-name="Internet_20_link" text:visited-style-name="Visited_20_Internet_20_Link">
</text:a>
，报道乌克林福姆。</text:p>
      <text:p text:style-name="P4">
<draw:frame draw:style-name="fr1" draw:name="Image65" text:anchor-type="as-char" svg:width="6.9236in" svg:height="9.220477in" draw:z-index="0">
<draw:image xlink:href="../Images/yкринформ/2023-04-24T16-22-00-03-00/1682342301-940.jpg" xlink:type="simple" xlink:show="embed" xlink:actuate="onLoad" draw:mime-type="image/jpeg"/>
</draw:frame>
“关于在洛伊茨卡街的切尔尼希夫，研究人员在2019年认识到，当时在化学家宫殿附近有远古时代的土壤埋葬。 Ignatenko写道。</text:p>
      <text:p text:style-name="P4">
<draw:frame draw:style-name="fr1" draw:name="Image66" text:anchor-type="as-char" svg:width="6.9236in" svg:height="9.221389in" draw:z-index="0">
<draw:image xlink:href="../Images/yкринформ/2023-04-24T16-22-00-03-00/1682342300-611.jpg" xlink:type="simple" xlink:show="embed" xlink:actuate="onLoad" draw:mime-type="image/jpeg"/>
</draw:frame>
据他说，在这个地方挖掘的埋葬丘是重新启动的，因为切尔尼希夫至少在十二世纪初至少在十一世纪没有立即成为基督徒。 他们中的一些人把死者藏在土墩下。</text:p>
      <text:p text:style-name="P4">
<draw:frame draw:style-name="fr1" draw:name="Image67" text:anchor-type="as-char" svg:width="6.9236in" svg:height="9.221389in" draw:z-index="0">
<draw:image xlink:href="../Images/yкринформ/2023-04-24T16-22-00-03-00/1682342300-108.jpg" xlink:type="simple" xlink:show="embed" xlink:actuate="onLoad" draw:mime-type="image/jpeg"/>
</draw:frame>
“葬礼仪式是物质文化的非常保守的元素，考古学家注意到其在十一世纪发生的变化。嗜血。在其他世界中，” Ignatenko建立了。</text:p>
      <text:p text:style-name="P4">
<draw:frame draw:style-name="fr1" draw:name="Image68" text:anchor-type="as-char" svg:width="6.9236in" svg:height="4.560784in" draw:z-index="0">
<draw:image xlink:href="../Images/yкринформ/2023-04-24T16-22-00-03-00/1682342300-776.jpg" xlink:type="simple" xlink:show="embed" xlink:actuate="onLoad" draw:mime-type="image/jpeg"/>
</draw:frame>
Lyubetskaya街，即Lyubetskaya，是切尔尼希夫(Chernihiv)最古老的街道之一。看到十世纪的Lyubetsky Path将城市与Lyubech结合在一起，是从Varangians到Greeks的道路的一种分支。</text:p>
      <text:p text:style-name="P4">
<text:span text:style-name="T4">
另请阅读：</text:span>
 <text:a xlink:type="simple" xlink:href="https://www.ukrinform.ua/rubric-culture/3694749-viavlena-v-centri-zvagela-na-zitomirsini-pidzemna-sporuda-datuetsa-xvixviii-st.html" text:style-name="Internet_20_link" text:visited-style-name="Visited_20_Internet_20_Link">
</text:a>
</text:p>
      <text:p text:style-name="P4">
<text:span text:style-name="T5">
photo：facebook ihor ihnatenko</text:span>
</text:p>
      <text:p text:style-name="P4">
News Source: <text:a xlink:type="simple" xlink:href="https://www.ukrinform.ua/rubric-regions/3700031-u-cernigovi-znajsli-pohovanna-casiv-piznogo-azicnictva.html" text:style-name="Internet_20_link" text:visited-style-name="Visited_20_Internet_20_Link">
https://www.ukrinform.ua/rubric-regions/3700031-u-cernigovi-znajsli-pohovanna-casiv-piznogo-azicnictva.html</text:a>
</text:p>
      <!--NEWS-->
      <text:h text:style-name="P10" text:outline-level="1">
<text:span text:style-name="T4">
爱沙尼亚成为第一个开始实践恢复乌克兰的州-Zelensky</text:span>
</text:h>
      <text:p text:style-name="P4">
作者: Ukrinform (Person)</text:p>
      <text:p text:style-name="P4">
出版商: Укринформ (Organization)</text:p>
      <text:p text:style-name="P4">
出版时间: 2023-04-24T16:25:00+03:00</text:p>
      <text:p text:style-name="P4">
修改时间: 2023-04-24T16:25:00+03:00</text:p>
      <text:p text:style-name="P4">
描述: 爱沙尼亚为乌克兰重建提供的帮助应该是我国其他合作伙伴的榜样。  - 乌克林。</text:p>
      <text:p text:style-name="P4">
图片: ["<text:a xlink:type="simple" xlink:href="https://static.ukrinform.com/photos/2023_04/thumb_files/630_360_1682343418-434.jpeg" text:style-name="Internet_20_link" text:visited-style-name="Visited_20_Internet_20_Link">
630_360_16823...</text:a>
"]</text:p>
      <text:p text:style-name="P4">
标签: ['Естонія', 'Зеленський', 'Відновлення України']</text:p>
      <text:p text:style-name="P4">
类型: Article</text:p>
      <!--METADATA-->
      <text:p text:style-name="P4">
<draw:frame draw:style-name="fr1" draw:name="Image69" text:anchor-type="as-char" svg:width="6.9236in" svg:height="3.956343in" draw:z-index="0">
<draw:image xlink:href="../Images/yкринформ/2023-04-24T16-25-00-03-00/630_360_1682343418-434.jpeg" xlink:type="simple" xlink:show="embed" xlink:actuate="onLoad" draw:mime-type="image/jpeg"/>
</draw:frame>
爱沙尼亚为乌克兰重建提供的帮助应该是我国其他合作伙伴的榜样。</text:p>
      <text:p text:style-name="P4">
乌克林福姆报道，乌克兰沃迪米尔·泽伦斯基总统在与总理卡亚·卡拉斯的谈判中，在Zhytomyr的一份简报中说。</text:p>
      <text:p text:style-name="P4">
“与往常一样，我们的谈判是有意义的。 我们已经设法讨论了现在相关的整个频谱，首先是我们的第一次机会。 重要的是，我们所有的合作伙伴现在都具有决定性，尽可能快地提供应许的援助，尤其是武器，他们可以尽可能地加速这场战争的结束，以将我们的土地释放到国际的全部力量法律，”泽伦斯基说。</text:p>
      <text:p text:style-name="P4">
<text:span text:style-name="T5">
viso：<text:a xlink:type="simple" xlink:href="https://t.me/kharkivoda/9953" text:style-name="Internet_20_link" text:visited-style-name="Visited_20_Internet_20_Link">
</text:a>
</text:span>
</text:p>
      <text:p text:style-name="P4">
据他介绍，谈判还讨论了乌克兰和爱沙尼亚关于我们国家在欧盟的正式成员和[]的政治互动。(https://www.ukrinform.ua/tag-nato)。</text:p>
      <text:p text:style-name="P4">
“当然，我们还谈到了乌克兰的重建。 爱沙尼亚成为第一个开始在Ovruch的Zditomir地区开始对我们的土地上进行实际修复的州。 对于许多其他合作伙伴来说，这是正确的例子。 我确定我们会一起做很多事情。 我今天提出了结构援助的问题。 尤其是在Zhytomyr地区建立相关代表的办公室，”总统补充说。</text:p>
      <text:p text:style-name="P4">
Zelensky感谢<text:a xlink:type="simple" xlink:href="https://www.ukrinform.ua/tag-estonia" text:style-name="Internet_20_link" text:visited-style-name="Visited_20_Internet_20_Link">
</text:a>
以及对俄罗斯制裁的和解。</text:p>
      <text:p text:style-name="P4">
<text:span text:style-name="T4">
另请阅读：</text:span>
 <text:a xlink:type="simple" xlink:href="https://www.ukrinform.ua/rubric-vidbudova/3700029-v-ovruci-do-1-cervna-zaversat-budivnictvo-ditsadka-za-kosti-estonii-kallas.html" text:style-name="Internet_20_link" text:visited-style-name="Visited_20_Internet_20_Link">
</text:a>
“恐怖分子应该对乌克兰的犯罪负责。 所有俄罗斯凶手和恐怖分子的惩罚，建立了侵略罪的相应法庭，这将确保包括俄罗斯顶级在内的罪犯的责任。 还赔偿侵略者资产资产的损害。”</text:p>
      <text:p text:style-name="P4">
<text:span text:style-name="T4">
另请阅读：</text:span>
 <text:a xlink:type="simple" xlink:href="https://www.ukrinform.ua/rubric-polytics/3699701-zelenskij-anonsuvav-dekilka-vazlivih-miznarodnih-podij-dla-ukraini.html" text:style-name="Internet_20_link" text:visited-style-name="Visited_20_Internet_20_Link">
<text:span text:style-name="T4">
 Zelensky </text:span>
</text:a>
正如乌克兰乌克兰(Ukrinform)的报道(https://www.ukrinform.ua/tag-zelenskij)他授予Yaroslav的命令为爱沙尼亚Kai Callas的明智主持人。</text:p>
      <text:p text:style-name="P4">
_foto：op _</text:p>
      <text:p text:style-name="P4">
News Source: <text:a xlink:type="simple" xlink:href="https://www.ukrinform.ua/rubric-vidbudova/3700033-estonia-stala-persou-derzavou-aka-pocala-prakticne-vidnovlenna-ukraini-zelenskij.html" text:style-name="Internet_20_link" text:visited-style-name="Visited_20_Internet_20_Link">
https://www.ukrinform.ua/rubric-vidbudova/3700033-estonia-stala-persou-derzavou-aka-pocala-prakticne-vidnovlenna-ukraini-zelenskij.html</text:a>
</text:p>
      <!--NEWS-->
      <text:h text:style-name="P10" text:outline-level="1">
<text:span text:style-name="T4">
立陶宛历史上第一次对俄罗斯电力系统进行了测试关闭</text:span>
</text:h>
      <text:p text:style-name="P4">
作者: Ukrinform (Person)</text:p>
      <text:p text:style-name="P4">
出版商: Укринформ (Organization)</text:p>
      <text:p text:style-name="P4">
出版时间: 2023-04-24T16:27:12+03:00</text:p>
      <text:p text:style-name="P4">
修改时间: 2023-04-24T16:27:12+03:00</text:p>
      <text:p text:style-name="P4">
描述: 在立陶宛历史上，这是第一次在测试模式下与俄罗斯电力电网完全脱节，该模式持续了10个小时，电源以牺牲当地发电厂为代价，并从波兰和进口瑞典。  - 乌克林。</text:p>
      <text:p text:style-name="P4">
图片: ["<text:a xlink:type="simple" xlink:href="https://static.ukrinform.com/photos/2023_04/thumb_files/630_360_1682342595-998.jpg" text:style-name="Internet_20_link" text:visited-style-name="Visited_20_Internet_20_Link">
630_360_16823...</text:a>
"]</text:p>
      <text:p text:style-name="P4">
标签: ['Електроенергія', 'Литва', 'росія']</text:p>
      <text:p text:style-name="P4">
类型: Article</text:p>
      <!--METADATA-->
      <text:p text:style-name="P4">
<draw:frame draw:style-name="fr1" draw:name="Image70" text:anchor-type="as-char" svg:width="6.9236in" svg:height="3.956343in" draw:z-index="0">
<draw:image xlink:href="../Images/yкринформ/2023-04-24T16-27-12-03-00/630_360_1682342595-998.jpg" xlink:type="simple" xlink:show="embed" xlink:actuate="onLoad" draw:mime-type="image/jpeg"/>
</draw:frame>
立陶宛第一次完全与俄罗斯电力电网完全脱节，俄罗斯电力电网持续了10个小时，电源是以牺牲当地发电厂的费用以及从波兰和瑞典进口的。</text:p>
      <text:p text:style-name="P4">
根据乌克林福姆的说法，国家[]周一报道<text:a xlink:type="simple" xlink:href="https://www.lrt.lt/ua/novini/1263/1969246/litva-uspishno-provela-testove-vidkliuchennia-vid-rosiis-koyi-energosistemi" text:style-name="Internet_20_link" text:visited-style-name="Visited_20_Internet_20_Link">
</text:a>
。</text:p>
      <text:p text:style-name="P4">
Litgrid Lithuanian立陶宛运营商完全打断了Ridgee Electric网络的所有连接，这是与西欧制定同步的一部分。 测试从11到21小时进行。 因此，历史上第一次，立陶宛的电力系统在公司中说明了完全自主的工作。 同时，消费者没有注意到测试。 目前，当地电厂以及瑞典和波兰进口的电力向该国的电网提供了电力。</text:p>
      <text:p text:style-name="P4">
“立陶宛自豪地宣布，从俄罗斯人中成功完成了其他电力网络的10小时关闭，而没有任何计划外的关闭。 这揭示了明年完整和最后关闭的途径。</text:p>
      <text:p text:style-name="P4">
立陶宛以及拉脱维亚和爱沙尼亚，试图减少其对俄罗斯的能量依赖，寻找替代的石油供应来源，天然气Tellectro Emgy。 2022年5月，他们完全停止进口俄罗斯联邦。</text:p>
      <text:p text:style-name="P4">
尽管波罗的海国家不再进口俄罗斯的能源，例如去年乌克兰入侵后的天然气和天然气，但他们仍被委托给其电力系统的稳定性。</text:p>
      <text:p text:style-name="P4">
俄罗斯和大陆 - 欧洲系统的运行均为50 Hz，但是尽管俄罗斯系统是从莫斯科管理的，但欧洲大陆网络已分散，这意味着每个国家网络运营商都负责维持其系统的稳定性。</text:p>
      <text:p text:style-name="P4">
<text:span text:style-name="T4">
另请阅读：</text:span>
 <text:a xlink:type="simple" xlink:href="https://www.ukrinform.ua/rubric-economy/3695785-kraini-baltii-hocut-zupiniti-import-skraplenogo-gazu-z-rf.html" text:style-name="Internet_20_link" text:visited-style-name="Visited_20_Internet_20_Link">
<text:span text:style-name="T4">
国家</text:span>
 <text:span text:style-name="T4">
波罗的海</text:span>
 <text:span text:style-name="T4">
 </text:span>
想要<text:span text:style-name="T4">
 </text:span>
 <text:span text:style-name="T4">
停止</text:span>
 <text:span text:style-name="T4">
 import </text:span>
 import <text:span text:style-name="T4">
<text:span text:style-name="T5">
* liquefied </text:span>
* </text:span>
 <text:span text:style-name="T4">
 </text:span>
 als <text:span text:style-name="T4">
 as gas </text:span>
</text:a>
</text:p>
      <text:p text:style-name="P4">
维尔纽斯现在准备在2024年这样做，里加·伊塔林(Riga Itallin)要求更多时间为过渡做准备。</text:p>
      <text:p text:style-name="P4">
正如乌克林福姆报道的，去年3月<text:a xlink:type="simple" xlink:href="https://www.ukrinform.ua/rubric-world/3424292-kraini-baltii-domovilisa-aknajsvidse-vidednatisa-vid-rosijskoi-elektromerezi.html" text:style-name="Internet_20_link" text:visited-style-name="Visited_20_Internet_20_Link">
</text:a>
其次是波罗的海国家与欧洲网络的同步，早于2025年。</text:p>
      <text:p text:style-name="P4">
<text:span text:style-name="T5">
照片：lrt</text:span>
</text:p>
      <text:p text:style-name="P4">
News Source: <text:a xlink:type="simple" xlink:href="https://www.ukrinform.ua/rubric-economy/3700035-litva-vperse-v-istorii-provela-testove-vidklucenna-vid-rosijskoi-energosistemi.html" text:style-name="Internet_20_link" text:visited-style-name="Visited_20_Internet_20_Link">
https://www.ukrinform.ua/rubric-economy/3700035-litva-vperse-v-istorii-provela-testove-vidklucenna-vid-rosijskoi-energosistemi.html</text:a>
</text:p>
      <!--NEWS-->
      <text:h text:style-name="P10" text:outline-level="1">
<text:span text:style-name="T4">
乌克兰足球队将于6月12日与德国队比赛</text:span>
</text:h>
      <text:p text:style-name="P4">
作者: Ukrinform (Person)</text:p>
      <text:p text:style-name="P4">
出版商: Укринформ (Organization)</text:p>
      <text:p text:style-name="P4">
出版时间: 2023-04-24T16:33:27+03:00</text:p>
      <text:p text:style-name="P4">
修改时间: 2023-04-24T16:33:27+03:00</text:p>
      <text:p text:style-name="P4">
描述: 德国国家队和乌克兰国家队的球员将举行一场友好的比赛，对于德国队来说，这将是1000。  - 乌克林。</text:p>
      <text:p text:style-name="P4">
图片: ["<text:a xlink:type="simple" xlink:href="https://static.ukrinform.com/photos/2023_04/thumb_files/630_360_1682342448-638.jpg" text:style-name="Internet_20_link" text:visited-style-name="Visited_20_Internet_20_Link">
630_360_16823...</text:a>
"]</text:p>
      <text:p text:style-name="P4">
标签: ['Футбол', 'Німеччина', 'Збірна України']</text:p>
      <text:p text:style-name="P4">
类型: Article</text:p>
      <!--METADATA-->
      <text:p text:style-name="P4">
<draw:frame draw:style-name="fr1" draw:name="Image71" text:anchor-type="as-char" svg:width="6.9236in" svg:height="3.956343in" draw:z-index="0">
<draw:image xlink:href="../Images/yкринформ/2023-04-24T16-33-27-03-00/630_360_1682342448-638.jpg" xlink:type="simple" xlink:show="embed" xlink:actuate="onLoad" draw:mime-type="image/jpeg"/>
</draw:frame>
德国和乌克兰的足球运动员将举行一场友好的比赛，对于德国队来说，这将是1000场比赛。</text:p>
      <text:p text:style-name="P4">
正如德国足球联盟所宣布的( <text:a xlink:type="simple" xlink:href="https://www.instagram.com/dfb_team/" text:style-name="Internet_20_link" text:visited-style-name="Visited_20_Internet_20_Link">
</text:a>
)乌克林福姆报道，这次会议将于6月12日在不来梅的“ Vesstadio”竞技场举行。</text:p>
      <text:p text:style-name="P4">
该游戏将在资格赛中的“蓝色黄色”决斗前举行(6月16日)和马耳他(6月19日).</text:p>
      <text:p text:style-name="P4">
<text:span text:style-name="T4">
Читайте також:</text:span>
 <text:a xlink:type="simple" xlink:href="https://www.ukrinform.ua/rubric-sports/3698455-zbirna-ukraini-z-futbolu-provede-matc-z-maltou-u-slovackij-trnavi.html" text:style-name="Internet_20_link" text:visited-style-name="Visited_20_Internet_20_Link">
 <text:span text:style-name="T4">
футбол</text:span>
 </text:a>
众所周知，由于Bundestim对Euro-2024的组织者的最后一轮获得直接许可，因此2023年德国国家队在2023年取得了不可预见的机会。</text:p>
      <text:p text:style-name="P4">
对于德国国家队来说，与乌克兰队的比赛将是历史上第1000场比赛的周年纪念日。</text:p>
      <text:p text:style-name="P4">
在与“蓝色”国家队的比赛结束后，国家队将与波兰争吵(6月16日在华沙)和哥伦比亚(6月20日在赫尔森基尔钦).</text:p>
      <text:p text:style-name="P4">
Фото: uaf.ua.</text:p>
      <text:p text:style-name="P4">
News Source: <text:a xlink:type="simple" xlink:href="https://www.ukrinform.ua/rubric-sports/3700039-zbirna-ukraini-z-futbolu-12-cervna-zigrae-z-nimeccinou.html" text:style-name="Internet_20_link" text:visited-style-name="Visited_20_Internet_20_Link">
https://www.ukrinform.ua/rubric-sports/3700039-zbirna-ukraini-z-futbolu-12-cervna-zigrae-z-nimeccinou.html</text:a>
</text:p>
      <!--NEWS-->
      <text:h text:style-name="P10" text:outline-level="1">
<text:span text:style-name="T4">
欧盟对俄罗斯公司实施了支持阿萨德政权的制裁</text:span>
</text:h>
      <text:p text:style-name="P4">
作者: Ukrinform (Person)</text:p>
      <text:p text:style-name="P4">
出版商: Укринформ (Organization)</text:p>
      <text:p text:style-name="P4">
出版时间: 2023-04-24T16:39:23+03:00</text:p>
      <text:p text:style-name="P4">
修改时间: 2023-04-24T16:39:23+03:00</text:p>
      <text:p text:style-name="P4">
描述: 鉴于叙利亚情况，欧盟对欧盟限制性措施实施了对25个人和8个法人实体的制裁。 其中包括来自俄罗斯联邦的公司。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Євросоюз', 'Санкції', 'Сирія']</text:p>
      <text:p text:style-name="P4">
类型: Article</text:p>
      <!--METADATA-->
      <text:p text:style-name="P4">
<draw:frame draw:style-name="fr1" draw:name="Image72" text:anchor-type="as-char" svg:width="6.9236in" svg:height="3.956343in" draw:z-index="0">
<draw:image xlink:href="../Images/yкринформ/2023-04-24T16-39-23-03-00/630_360_1591893289-695.jpg" xlink:type="simple" xlink:show="embed" xlink:actuate="onLoad" draw:mime-type="image/jpeg"/>
</draw:frame>
鉴于叙利亚的情况，欧盟已对欧盟采取了对25个人和8个法人实体的制裁。 其中包括来自俄罗斯联邦的公司。</text:p>
      <text:p text:style-name="P4">
正如乌克林福姆报道的那样，这在<text:a xlink:type="simple" xlink:href="http://www.consilium.europa.eu/en/press/press-releases/2023/04/24/syria-eu-sanctions-drug-trade-benefitting-the-regime/" text:style-name="Internet_20_link" text:visited-style-name="Visited_20_Internet_20_Link">
</text:a>
欧盟理事会。</text:p>
      <text:p text:style-name="P4">
值得注意的是，欧盟已经引入了俄罗斯工程和建筑公司“ Stitransgaz”和Gecophom，并由乌克兰部和叙利亚矿产资源控制，以为巴沙尔·阿萨德政权提供支持。</text:p>
      <text:p text:style-name="P4">
根据欧盟理事会的说法，当今的大多数修正案都针对负责生产和交易药物的人员和组织。</text:p>
      <text:p text:style-name="P4">
他向新闻稿发行说：“苯丙胺贸易已成为一种托管的商业模式制度，丰富了该政权的内部环境，并为其提供了有助于其继续镇压平民政策的能力的收入。”</text:p>
      <text:p text:style-name="P4">
因此，建议<text:a xlink:type="simple" xlink:href="https://www.ukrinform.ua/tag-evrosouz" text:style-name="Internet_20_link" text:visited-style-name="Visited_20_Internet_20_Link">
</text:a>
包括阿萨德家族的ASAD成员，包括巴沙尔·阿萨德(Bashar Assad)的堂兄弟(Bashar Assad)的堂兄弟(Bashar Assad)，与与阿萨德(Assad)家族有传统联系的武装阵型和商人有关的成员领导人以及与叙利亚陆军TSYRIA Intelligence有关的人。</text:p>
      <text:p text:style-name="P4">
总的来说，目前在叙利亚维持的人和公司名单中包括322人，资产的冻结以及其运营的81个组织。</text:p>
      <text:p text:style-name="P4">
<text:span text:style-name="T4">
另请阅读：</text:span>
 <text:a xlink:type="simple" xlink:href="https://www.ukrinform.ua/rubric-world/3699988-britania-ogolosila-pro-novi-sankcii-proti-iranu.html" text:style-name="Internet_20_link" text:visited-style-name="Visited_20_Internet_20_Link">
<text:span text:style-name="T4">
制裁</text:span>
</text:a>
正如乌克林福姆(Ukrinform)报道的那样，4月7日，乌克兰部长的内阁支持决定向国家安全和国防委员会提出提出针对叙利亚制裁的提议。</text:p>
      <text:p text:style-name="P4">
News Source: <text:a xlink:type="simple" xlink:href="https://www.ukrinform.ua/rubric-world/3700042-evrosouz-zaprovadiv-sankcii-proti-rosijskoi-kompanii-za-pidtrimku-rezimu-asada.html" text:style-name="Internet_20_link" text:visited-style-name="Visited_20_Internet_20_Link">
https://www.ukrinform.ua/rubric-world/3700042-evrosouz-zaprovadiv-sankcii-proti-rosijskoi-kompanii-za-pidtrimku-rezimu-asada.html</text:a>
</text:p>
      <!--NEWS-->
      <text:h text:style-name="P10" text:outline-level="1">
<text:span text:style-name="T4">
4月25日至26日，在跨性能的河流上</text:span>
</text:h>
      <text:p text:style-name="P4">
作者: Ukrinform (Person)</text:p>
      <text:p text:style-name="P4">
出版商: Укринформ (Organization)</text:p>
      <text:p text:style-name="P4">
出版时间: 2023-04-24T16:42:40+03:00</text:p>
      <text:p text:style-name="P4">
修改时间: 2023-04-24T16:42:40+03:00</text:p>
      <text:p text:style-name="P4">
描述: 在一天的下半年，4月24日和4月25日至26日，预计跨速度河流的水位。  - 乌克林。</text:p>
      <text:p text:style-name="P4">
图片: ["<text:a xlink:type="simple" xlink:href="https://static.ukrinform.com/photos/2023_04/thumb_files/630_360_1682343596-175.jpg" text:style-name="Internet_20_link" text:visited-style-name="Visited_20_Internet_20_Link">
630_360_16823...</text:a>
"]</text:p>
      <text:p text:style-name="P4">
标签: ['Вода', 'Закарпаття', 'Водопілля']</text:p>
      <text:p text:style-name="P4">
类型: Article</text:p>
      <!--METADATA-->
      <text:p text:style-name="P4">
<draw:frame draw:style-name="fr1" draw:name="Image73" text:anchor-type="as-char" svg:width="6.9236in" svg:height="3.956343in" draw:z-index="0">
<draw:image xlink:href="../Images/yкринформ/2023-04-24T16-42-40-03-00/630_360_1682343596-175.jpg" xlink:type="simple" xlink:show="embed" xlink:actuate="onLoad" draw:mime-type="image/jpeg"/>
</draw:frame>
在4月24日的第二天和4月25日至26日，预计跨速度河流的水平。</text:p>
      <text:p text:style-name="P4">
告知<text:a xlink:type="simple" xlink:href="http://dsns.gov.ua/uk/news/ostanni-novini/uvaga-poperedzennia-pro-pidvishhennia-rivniv-vodi-na-rickax-ukrayini-2" text:style-name="Internet_20_link" text:visited-style-name="Visited_20_Internet_20_Link">
</text:a>
，报道乌克林福姆。</text:p>
      <text:p text:style-name="P4">
“在一天的下半年，24-----------和4月25日至26日，与降水有关，预计它将增加水位超过当前标记，而没有负面后果：在Dniester Basin的河流上(利维夫，伊万诺 - 弗兰基夫斯克地区)By 0.2-0.7 m; SES说：“在Transcarpathia的河流-0.5-1.8 m，在下Borozhava河流中 - 高达2.0-2.5 m。”</text:p>
      <text:p text:style-name="P4">
反过来，由于春季供水通过DNIEPER级联，将于4月24日至26日通过洪泛区终止的洪水泛滥，并在许多定居点中降低了面积。</text:p>
      <text:p text:style-name="P4">
特别是，这是预计在Cherkasy地区的Kremenchug水库(iiriven dake-红色)，在Poltava，Kirovograd，Dnipropetrovsk，Zaporizhzhya和Kherson地区(ii危险水平 - 橙色).</text:p>
      <text:p text:style-name="P4">
<text:span text:style-name="T4">
Читайте також:</text:span>
 <text:a xlink:type="simple" xlink:href="https://www.ukrinform.ua/rubric-economy/3699931-v-ukraini-cerez-silni-j-zatazni-dosi-zatrimuetsa-posivna.html" text:style-name="Internet_20_link" text:visited-style-name="Visited_20_Internet_20_Link">
 </text:a>
媒体服务被告知，河上的24流量在创建科尔卡时搅动，同时每天进一步增加水平1-5厘米的水平，洪水泛滥(和危险水平 - 黄色).</text:p>
      <text:p text:style-name="P4">
А 24-26 квітня на р. Дніпрі у м. <text:a xlink:type="simple" xlink:href="https://www.ukrinform.ua/tag-kiiv" text:style-name="Internet_20_link" text:visited-style-name="Visited_20_Internet_20_Link">
 </text:a>
，基夫地区的Vyshgorod，Brovarsky和Boryspil地区将洪水泛滥和部分洪水泛滥(危险水平为黄色).</text:p>
      <text:p text:style-name="P4">
За даними ДСНС, 24-27 квітня на Десні нижче Макошиного в межах Чернігівщинипродовжиться підвищення рівнів води на 2-5 см за добу з подальшим затопленнямпонижених ділянок заплави вздовж ділянки Десни Чернігів-Морівськ та у створіпоста Морівськ; з частковим затопленням територій міського пляжу, садово-дачної забудови, доріг на заплаві у Чернігові (科迪维卡区) (ii安全的水平 - 橙色).</text:p>
      <text:p text:style-name="P4">
<text:span text:style-name="T4">
另请阅读：</text:span>
 <text:a xlink:type="simple" xlink:href="https://www.ukrinform.ua/rubric-kyiv/3699860-u-kievi-za-den-riven-vodi-u-dnipri-vpav-se-na-20-santimetriv.html" text:style-name="Internet_20_link" text:visited-style-name="Visited_20_Internet_20_Link">
<text:span text:style-name="T4">
水</text:span>
</text:a>
值得注意的是，在4月24日至27日，该国境内的上层人士将维持高水位，每天减少1-10厘米，洪泛区，违反运输连接，供暖和从主要连​​接途径进行切割和切尼夫地区切尔尼希夫地区的部分洪水村庄(ii危险水平 - 橙色).</text:p>
      <text:p text:style-name="P4">
Як повідомлялося, в Укргідроенерго заявили, що станом на 24 квітня фіксуєтьсяспад рівнів води у восьми річках, гідроенергетики здійснюють контрольованіскиди.</text:p>
      <text:p text:style-name="P4">
News Source: <text:a xlink:type="simple" xlink:href="https://www.ukrinform.ua/rubric-regions/3700043-na-rickah-zakarpatta-2526-kvitna-ocikuetsa-pidvisenna-rivniv-vodi.html" text:style-name="Internet_20_link" text:visited-style-name="Visited_20_Internet_20_Link">
https://www.ukrinform.ua/rubric-regions/3700043-na-rickah-zakarpatta-2526-kvitna-ocikuetsa-pidvisenna-rivniv-vodi.html</text:a>
</text:p>
      <!--NEWS-->
      <text:h text:style-name="P10" text:outline-level="1">
<text:span text:style-name="T4">
两个新的UGCC社区出现在匈牙利</text:span>
</text:h>
      <text:p text:style-name="P4">
作者: Ukrinform (Person)</text:p>
      <text:p text:style-name="P4">
出版商: Укринформ (Organization)</text:p>
      <text:p text:style-name="P4">
出版时间: 2023-04-24T16:44:00+03:00</text:p>
      <text:p text:style-name="P4">
修改时间: 2023-04-24T16:44:00+03:00</text:p>
      <text:p text:style-name="P4">
描述: 乌克兰希腊天主教会的两个新社区在匈牙利的Sombathay和Shiofok城市创建了。  - 乌克林。</text:p>
      <text:p text:style-name="P4">
图片: ["<text:a xlink:type="simple" xlink:href="https://static.ukrinform.com/photos/2023_04/thumb_files/630_360_1682343890-433.jpg" text:style-name="Internet_20_link" text:visited-style-name="Visited_20_Internet_20_Link">
630_360_16823...</text:a>
"]</text:p>
      <text:p text:style-name="P4">
标签: ['Церква', 'Діаспора', 'УГКЦ', 'Угорщина']</text:p>
      <text:p text:style-name="P4">
类型: Article</text:p>
      <!--METADATA-->
      <text:p text:style-name="P4">
<draw:frame draw:style-name="fr1" draw:name="Image74" text:anchor-type="as-char" svg:width="6.9236in" svg:height="3.956343in" draw:z-index="0">
<draw:image xlink:href="../Images/yкринформ/2023-04-24T16-44-00-03-00/630_360_1682343890-433.jpg" xlink:type="simple" xlink:show="embed" xlink:actuate="onLoad" draw:mime-type="image/jpeg"/>
</draw:frame>
Sombathay和Shiofok的镇建立了两个新的乌克兰希腊天主教会。</text:p>
      <text:p text:style-name="P4">
正如Ukrinform报道的那样，这在Facebook上报告了<text:a xlink:type="simple" xlink:href="https://ugcc.ua/data/na-velykden-v-ugorshchyni-vidkrylysya-dvi-gromady-ugkts-2566/" text:style-name="Internet_20_link" text:visited-style-name="Visited_20_Internet_20_Link">
</text:a>
。</text:p>
      <text:p text:style-name="P4">
这些城市的UGCC忠实的第一次礼仪是在复活节上进行的，复活节是复活节菜肴</text:p>
      <text:p text:style-name="P4">
祈祷神父。 达米安·加博里乌斯(Damian Gaborius)伴随着在LVIV烤箱神学院里唱歌的神学者。</text:p>
      <text:p text:style-name="P4">
匈牙利P. Zoltan Croat的乌克兰荣誉领事参加了Shiofok的礼拜仪式。</text:p>
      <text:p text:style-name="P4">
“在新创建的敬拜社区中，每月一次。 乌克兰人在塔塔班(Tataban)，塞赫维尔瓦(Sechweherwarwari)的迪里(Dery)的师也开始了。”神父说。 达米安·加博里乌斯(Damian Gaborius)。</text:p>
      <text:p text:style-name="P4">
回想一下，2023年初在匈牙利<text:a xlink:type="simple" xlink:href="http://https://www.ukrinform.ua/rubric-diaspora/3660302-v-ugorsini-zavilasa-nova-gromada-ugkc.html" text:style-name="Internet_20_link" text:visited-style-name="Visited_20_Internet_20_Link">
</text:a>
UGCC的新社区在匈牙利城市达里。 UGCC社区<text:a xlink:type="simple" xlink:href="https://www.ukrinform.ua/rubric-diaspora/3653542-v-ugorsini-zavilisa-novi-gromadi-ugkc.html" text:style-name="Internet_20_link" text:visited-style-name="Visited_20_Internet_20_Link">
</text:a>
在secherchwherravita tatabani中。</text:p>
      <text:p text:style-name="P4">
<text:span text:style-name="T5">
foto：ugcc.ua</text:span>
</text:p>
      <text:p text:style-name="P4">
News Source: <text:a xlink:type="simple" xlink:href="https://www.ukrinform.ua/rubric-diaspora/3700044-v-ugorsini-vidkrilisa-dvi-novi-gromadi-ugkc.html" text:style-name="Internet_20_link" text:visited-style-name="Visited_20_Internet_20_Link">
https://www.ukrinform.ua/rubric-diaspora/3700044-v-ugorsini-vidkrilisa-dvi-novi-gromadi-ugkc.html</text:a>
</text:p>
      <!--NEWS-->
      <text:h text:style-name="P10" text:outline-level="1">
<text:span text:style-name="T4">
俄罗斯使用军事犯罪作为战争的方法 - 欧安组织的Matviychuk</text:span>
</text:h>
      <text:p text:style-name="P4">
作者: Ukrinform (Person)</text:p>
      <text:p text:style-name="P4">
出版商: Укринформ (Organization)</text:p>
      <text:p text:style-name="P4">
出版时间: 2023-04-24T16:51:11+03:00</text:p>
      <text:p text:style-name="P4">
修改时间: 2023-04-24T16:51:11+03:00</text:p>
      <text:p text:style-name="P4">
描述: 俄罗斯将战争罪用作对乌克兰的战争方法，试图打破乌克兰人抵抗和占领该国的意志。  - 乌克林。</text:p>
      <text:p text:style-name="P4">
图片: ["<text:a xlink:type="simple" xlink:href="https://static.ukrinform.com/photos/2022_12/thumb_files/630_360_1672396902-770.jpg" text:style-name="Internet_20_link" text:visited-style-name="Visited_20_Internet_20_Link">
630_360_16723...</text:a>
", "<text:a xlink:type="simple" xlink:href="https://static.ukrinform.com/photos/2023_04/1682344154-933.jpg" text:style-name="Internet_20_link" text:visited-style-name="Visited_20_Internet_20_Link">
1682344154-93...</text:a>
"]</text:p>
      <text:p text:style-name="P4">
标签: ['ОБСЄ', 'Україна', 'Воєнні злочини', 'Війна з росією']</text:p>
      <text:p text:style-name="P4">
类型: Article</text:p>
      <!--METADATA-->
      <text:p text:style-name="P4">
<draw:frame draw:style-name="fr1" draw:name="Image75" text:anchor-type="as-char" svg:width="6.9236in" svg:height="3.956343in" draw:z-index="0">
<draw:image xlink:href="../Images/yкринформ/2023-04-24T16-51-11-03-00/630_360_1672396902-770.jpg" xlink:type="simple" xlink:show="embed" xlink:actuate="onLoad" draw:mime-type="image/jpeg"/>
</draw:frame>
俄罗斯罪行是对乌克兰的战争方法，试图强加乌克兰人抵抗和占领该国的意志。</text:p>
      <text:p text:style-name="P4">
乌克兰通讯员表示，乌克兰人权活动家，公民自由中心的负责人和诺贝尔奖获得者Miroukeleksandra Matviychuk在开幕式上的视频剪辑期间举行了额外的会议。(SHDM)星期一在维也纳。</text:p>
      <text:p text:style-name="P4">
“我和其他乌克兰人权活动家现在正在法律未宣布的条件下工作。俄罗斯军队故意解雇居民，学校，教堂，医院，疏散走廊，使用过滤营地的制度，绑架。居民。</text:p>
      <text:p text:style-name="P4">
她告知，在2022年2月24日之后，民间自由中心在普京法庭倡议的框架内与数十个区域组织团结在一起：为了“记录在每个最偏远地区的俄罗斯军队犯罪的每一集，乌克兰。”</text:p>
      <text:p text:style-name="P4">
<draw:frame draw:style-name="fr1" draw:name="Image76" text:anchor-type="as-char" svg:width="6.9236in" svg:height="5.199111in" draw:z-index="0">
<draw:image xlink:href="../Images/yкринформ/2023-04-24T16-51-11-03-00/1682344154-933.jpg" xlink:type="simple" xlink:show="embed" xlink:actuate="onLoad" draw:mime-type="image/jpeg"/>
</draw:frame>
“我们已经记录了36,000多个战争罪。我们可以清楚地说俄罗斯将战争罪用作战争方法。</text:p>
      <text:p text:style-name="P4">
在演讲过程中，Matviychuk还与观众分享了在俄罗斯囚禁中幸存下来的人的区别，尤其是一名受俄罗斯军队酷刑的孕妇。</text:p>
      <text:p text:style-name="P4">
“当我问自己一个问题时，这场流血的战争是如何违反国际人道主义法，国际刑法和人权领域所有基本标准的巨大侵犯的问题时，在我们地区很坚定 - 然后我记得俄罗斯军事启蒙是最严重的战争。摩尔多瓦，佐治亚州，马里，叙利亚，利比亚和其他国家。公民自由中心主席强调，俄罗斯侵略性战争“影响了价值观”。 “这不仅是两个国家之间的战争。这是系统之间的战争：专制管理制度与民主制度之间。<text:a xlink:type="simple" xlink:href="https://www.ukrinform.ua/tag-putin" text:style-name="Internet_20_link" text:visited-style-name="Visited_20_Internet_20_Link">
</text:a>
为了掩盖世界各地的愿景，即民主和人权是出色和错误的，并且不能保护他们免受战争的保护。我们需要回答这一点。 我们必须展示正义的例子，” Matviychuk说。</text:p>
      <text:p text:style-name="P4">
根据她的说法，朝这个方向迈出的第一步应该是建立关于侵略乌克兰罪的国际特别法庭，并“引起普京，卢卡申科和其他犯罪的参考”。 此外，需要加强国家制度，以便他们能够在已经正式注册的数千起刑事诉讼中调查，迫害和迫害。”</text:p>
      <text:p text:style-name="P4">
Matviychuk还强调，现在是时候“考虑欧洲的新建筑，这将确保所有州及其公民的安全，无论参与或非参与军事联盟及其武装力量的能力。” 乌克兰人权活动家补充说：“最后，有必要重新启动赫尔辛基进程，在其框架内，一个人的权利最终应获得优先地位。”</text:p>
      <text:p text:style-name="P4">
<text:span text:style-name="T4">
另请阅读：</text:span>
 <text:a xlink:type="simple" xlink:href="https://www.ukrinform.ua/rubric-polytics/3698442-ukraina-v-obse-nastav-cas-viznati-so-horosoi-rosii-v-najblizcomu-majbutnomu-ne-bude.html" text:style-name="Internet_20_link" text:visited-style-name="Visited_20_Internet_20_Link">
<text:span text:style-name="T4">
 OSCE </text:span>
</text:a>
正如乌克林福姆(Ukrinform(SHDM)关于“酷刑和其他严重违反国际人道主义法的行为以及严重侵犯人权人权的行为”，在此期间将非常关注乌克兰的俄罗斯犯罪。</text:p>
      <text:p text:style-name="P4">
News Source: <text:a xlink:type="simple" xlink:href="https://www.ukrinform.ua/rubric-polytics/3700048-rosia-vikoristovue-voenni-zlocini-ak-metod-vedenna-vijni-matvijcuk-v-obse.html" text:style-name="Internet_20_link" text:visited-style-name="Visited_20_Internet_20_Link">
https://www.ukrinform.ua/rubric-polytics/3700048-rosia-vikoristovue-voenni-zlocini-ak-metod-vedenna-vijni-matvijcuk-v-obse.html</text:a>
</text:p>
      <!--NEWS-->
      <text:h text:style-name="P10" text:outline-level="1">
<text:span text:style-name="T4">
退伍军人补助金：乌克兰捍卫者申请了2100万</text:span>
</text:h>
      <text:p text:style-name="P4">
作者: Ukrinform (Person)</text:p>
      <text:p text:style-name="P4">
出版商: Укринформ (Organization)</text:p>
      <text:p text:style-name="P4">
出版时间: 2023-04-24T16:51:59+03:00</text:p>
      <text:p text:style-name="P4">
修改时间: 2023-04-24T16:51:59+03:00</text:p>
      <text:p text:style-name="P4">
描述: 在第一批根据“自己的业务”计划的退伍军人提交赠款的浪潮中，54名乌克兰捍卫者和捍卫者邀请了2100万UAH的赠款资金开始或开发其业务。  - 乌克林。</text:p>
      <text:p text:style-name="P4">
图片: ["<text:a xlink:type="simple" xlink:href="https://static.ukrinform.com/photos/2022_09/thumb_files/630_360_1664184137-668.jpg" text:style-name="Internet_20_link" text:visited-style-name="Visited_20_Internet_20_Link">
630_360_16641...</text:a>
"]</text:p>
      <text:p text:style-name="P4">
标签: ['Бізнес', 'Ветерани війни', 'Грант']</text:p>
      <text:p text:style-name="P4">
类型: Article</text:p>
      <!--METADATA-->
      <text:p text:style-name="P4">
<draw:frame draw:style-name="fr1" draw:name="Image77" text:anchor-type="as-char" svg:width="6.9236in" svg:height="3.956343in" draw:z-index="0">
<draw:image xlink:href="../Images/yкринформ/2023-04-24T16-51-59-03-00/630_360_1664184137-668.jpg" xlink:type="simple" xlink:show="embed" xlink:actuate="onLoad" draw:mime-type="image/jpeg"/>
</draw:frame>
在“自己的企业”计划下的退伍军人提交申请的第一波中，有54名乌克兰捍卫者和捍卫者邀请了2100万赠款，以开始或开发其业务。</text:p>
      <text:p text:style-name="P4">
正如乌克林福姆报道的那样，它报告了<text:a xlink:type="simple" xlink:href="https://www.me.gov.ua/News/Detail" text:style-name="Internet_20_link" text:visited-style-name="Visited_20_Internet_20_Link">
</text:a>
“ 54名乌克兰的捍卫者和捍卫者利用财政支持来开发自己的业务，并在第一波中申请退伍军人。 要求提供5名申请人的每100万UAH的最高赠款，第二位配偶退伍军人收到的15份申请，最高可达50万UAH。</text:p>
      <text:p text:style-name="P4">
她指出，有80％的申请人询问了正在为每一个的计划提供的赠款，也就是说，他们随时准备在国家的发展中分担责任<text:a xlink:type="simple" xlink:href="https://www.ukrinform.ua/tag-biznes" text:style-name="Internet_20_link" text:visited-style-name="Visited_20_Internet_20_Link">
</text:a>
他们计划将自己的项目投入30％的资金。 总的来说，退伍军人邀请了2100万UAH的赠款，并打算出售其业务预测，价值超过3200万UAH。</text:p>
      <text:p text:style-name="P4">
在接下来的15个工作日内收到的赠款申请将由储蓄银行和国家就业服务部门运营，该服务将检查申请人的契约和他提交的文件，将评估其商业计划的现实性，之后他必须是采访了格兰特。</text:p>
      <text:p text:style-name="P4">
根据乌克林福姆的说法，自4月10日以来，政府为退伍军人启动了新的赠款计划，以开始或发展自己的业务。 授予的申请必须通过门户网站提交。</text:p>
      <text:p text:style-name="P4">
<text:span text:style-name="T4">
另请阅读：</text:span>
 <text:a xlink:type="simple" xlink:href="https://www.ukrinform.ua/rubric-economy/3694905-urad-planue-vidati-ponad-1000-grantiv-veteranam-na-start-vlasnogo-biznesu.html" text:style-name="Internet_20_link" text:visited-style-name="Visited_20_Internet_20_Link">
</text:a>
</text:p>
      <text:p text:style-name="P4">
UAH 50万的赠款和100万的赠款将由共同资金提供：30％的资金应由赠款接收者投资，国家将提供70％的资金来查看赠款。</text:p>
      <text:p text:style-name="P4">
News Source: <text:a xlink:type="simple" xlink:href="https://www.ukrinform.ua/rubric-economy/3700049-granti-dla-veteraniv-ukrainski-zahisniki-podali-zaavok-na-na-21-miljon.html" text:style-name="Internet_20_link" text:visited-style-name="Visited_20_Internet_20_Link">
https://www.ukrinform.ua/rubric-economy/3700049-granti-dla-veteraniv-ukrainski-zahisniki-podali-zaavok-na-na-21-miljon.html</text:a>
</text:p>
      <!--NEWS-->
      <text:h text:style-name="P10" text:outline-level="1">
<text:span text:style-name="T4">
乌克兰的女子国家队无法上排球欧元2023</text:span>
</text:h>
      <text:p text:style-name="P4">
作者: Ukrinform (Person)</text:p>
      <text:p text:style-name="P4">
出版商: Укринформ (Organization)</text:p>
      <text:p text:style-name="P4">
出版时间: 2023-04-24T16:57:00+03:00</text:p>
      <text:p text:style-name="P4">
修改时间: 2023-04-24T16:57:00+03:00</text:p>
      <text:p text:style-name="P4">
描述: 爱沙尼亚排球运动员和乌克兰国家队（17岁以下的女孩）的工厂会议是决定比利时之后的哪个球队参加2023年欧洲冠军。</text:p>
      <text:p text:style-name="P4">
图片: ["<text:a xlink:type="simple" xlink:href="https://static.ukrinform.com/photos/2023_04/thumb_files/630_360_1682344656-115.jpg" text:style-name="Internet_20_link" text:visited-style-name="Visited_20_Internet_20_Link">
630_360_16823...</text:a>
"]</text:p>
      <text:p text:style-name="P4">
标签: ['Волейбол']</text:p>
      <text:p text:style-name="P4">
类型: Article</text:p>
      <!--METADATA-->
      <text:p text:style-name="P4">
<draw:frame draw:style-name="fr1" draw:name="Image78" text:anchor-type="as-char" svg:width="6.9236in" svg:height="3.956343in" draw:z-index="0">
<draw:image xlink:href="../Images/yкринформ/2023-04-24T16-57-00-03-00/630_360_1682344656-115.jpg" xlink:type="simple" xlink:show="embed" xlink:actuate="onLoad" draw:mime-type="image/jpeg"/>
</draw:frame>
爱沙尼亚排球运动员和乌克兰国家队(女孩长达17岁)比利时之后的球队的马拉维斯人将参加2023年欧洲冠军。</text:p>
      <text:p text:style-name="P4">
根据乌克兰的职业排球联盟( <text:a xlink:type="simple" xlink:href="https://pvlu.org/uk/divocha-zbirna-ukrayiny-u-17-postupylasya-odnolitkam-z-estoniyi-ta-ne-zmohla-vyyty-na-yevro-2023" text:style-name="Internet_20_link" text:visited-style-name="Visited_20_Internet_20_Link">
</text:a>
 )结果，在这个愚蠢的埃斯顿 -  3：2中(11：25，25：23，16：25，26：24，15：11)，报道乌克林福姆。</text:p>
      <text:p text:style-name="P4">
<text:span text:style-name="T4">
另请阅读：</text:span>
 <text:a xlink:type="simple" xlink:href="https://www.ukrinform.ua/rubric-sports/3693098-prometej-cempion-ukraini-z-volejbolu.html" text:style-name="Internet_20_link" text:visited-style-name="Visited_20_Internet_20_Link">
<text:span text:style-name="T4">
排球</text:span>
</text:a>
游戏发生在Prystyn的1 Ttori竞技场(科索沃).</text:p>
      <text:p text:style-name="P4">
Фото: Getty Images.</text:p>
      <text:p text:style-name="P4">
News Source: <text:a xlink:type="simple" xlink:href="https://www.ukrinform.ua/rubric-sports/3700050-divoca-zbirna-ukraini-ne-zmogla-potrapiti-na-volejbolne-evro2023.html" text:style-name="Internet_20_link" text:visited-style-name="Visited_20_Internet_20_Link">
https://www.ukrinform.ua/rubric-sports/3700050-divoca-zbirna-ukraini-ne-zmogla-potrapiti-na-volejbolne-evro2023.html</text:a>
</text:p>
      <!--NEWS-->
      <text:h text:style-name="P10" text:outline-level="1">
<text:span text:style-name="T4">
在乌克兰，牛奶生产增加了13％ - 个人资料协会</text:span>
</text:h>
      <text:p text:style-name="P4">
作者: Ukrinform (Person)</text:p>
      <text:p text:style-name="P4">
出版商: Укринформ (Organization)</text:p>
      <text:p text:style-name="P4">
出版时间: 2023-04-24T16:59:53+03:00</text:p>
      <text:p text:style-name="P4">
修改时间: 2023-04-24T16:59:53+03:00</text:p>
      <text:p text:style-name="P4">
描述: 2023年3月，所有类别的乌克兰农场生产了1003万吨牛奶，比今年2月高3/4，比2022年3月高13％。  - 乌克林。</text:p>
      <text:p text:style-name="P4">
图片: ["<text:a xlink:type="simple" xlink:href="https://static.ukrinform.com/photos/2018_01/thumb_files/630_360_1515838759-3616.jpg" text:style-name="Internet_20_link" text:visited-style-name="Visited_20_Internet_20_Link">
630_360_15158...</text:a>
"]</text:p>
      <text:p text:style-name="P4">
标签: ['Молоко', 'Виробництво']</text:p>
      <text:p text:style-name="P4">
类型: Article</text:p>
      <!--METADATA-->
      <text:p text:style-name="P4">
<draw:frame draw:style-name="fr1" draw:name="Image79" text:anchor-type="as-char" svg:width="6.9236in" svg:height="3.956343in" draw:z-index="0">
<draw:image xlink:href="../Images/yкринформ/2023-04-24T16-59-53-03-00/630_360_1515838759-3616.jpg" xlink:type="simple" xlink:show="embed" xlink:actuate="onLoad" draw:mime-type="image/jpeg"/>
</draw:frame>
在2023年，各个类别的乌克兰农场生产了1003万吨牛奶，比今年2月高3/4，比3月2022年增加了13％。</text:p>
      <text:p text:style-name="P4">
正如乌克林福姆报道的那样，它报告了<text:a xlink:type="simple" xlink:href="https://avm-ua.org/uk/post/v-berezni-ukraina-narostila-virobnictvo-moloka-i-alovicini" text:style-name="Internet_20_link" text:visited-style-name="Visited_20_Internet_20_Link">
</text:a>
值得注意的是，在乌克兰，“大牛奶季节”开始，工业农场的产量增加到了2457亿吨，比今年2月增加了12.25％，比去年增加了13.5％。</text:p>
      <text:p text:style-name="P4">
3月，人口产生了3.393亿吨，比去年的反分析时期少11％。</text:p>
      <text:p text:style-name="P4">
根据国家统计服务的初步数据，在2023年1月至3月在乌克兰，所有类别的农场生产的农场均产生了约1,4,900万吨的牛奶-RAW材料，比去年少6％。</text:p>
      <text:p text:style-name="P4">
在第一季度，在第一季度观察到人口：牛奶产量的量减少了15.42％ - 至81.44千。(+5％)难的。</text:p>
      <text:p text:style-name="P4">
在2023年1月至3月，各种农场的牛奶生产率最高，与2022年第一季度相比，记录在：Transcarpathian(+50％)，Ivano-Frankivsk(+17％)，Ternopil(+17％)，Khmelnitskaya(+14.5％)，里文(+12.2％)和Cherkasy(+11％)区域。</text:p>
      <text:p text:style-name="P4">
在第一季度，原始牛奶生产的领导者为：poltava地区-150.6千吨，Khmelnytsky地区-142.6千吨，Vinnytsia地区-1.3万吨； Cherkasy地区为103.7亿吨，Zhytomyr地区-98.2,000吨，Chernihiv地区-90.9千吨和Ternopil地区84.1千吨。乌克兰总牛奶中的牛奶占53％。</text:p>
      <text:p text:style-name="P4">
在卢甘斯克和Zaporizhhya军事和Zaporizhhya中观察到牛奶生产的最大减少：在Zaporizhzhya地区的第一季度，在Zaporizhzhya地区生产了3.3万吨牛奶，在Luhansk地区，在Luhansk地区-8.6千吨。 -1,2.5万吨。目前尚无有关顿涅茨克·塔赫森(Donetsk Tacherson)地区牛奶产量量的数据，那里正在与俄罗斯入侵者进行战斗。该协会解释说，三月份原材料生产的增长可能与乌克兰的“大牛奶季节”的开始有关。 但是，由于国内市场的需求有限，因此在短期内增加对乌克兰乳制品的需求。</text:p>
      <text:p text:style-name="P4">
同时，在国外市场对乳制品的需求有限。 3月，以色列和佐治亚州的乌克兰乳制品产品的传统买家减少了奶粉的进口，摩尔多瓦减少了进口油，哈萨克斯坦购买了较少的奶酪。</text:p>
      <text:p text:style-name="P4">
<text:span text:style-name="T4">
另请阅读：</text:span>
 <text:a xlink:type="simple" xlink:href="https://www.ukrinform.ua/rubric-economy/3698548-krainisusidi-hocut-rozsiriti-spisok-zaboronenoi-ukrainskoi-agroprodukcii.html" text:style-name="Internet_20_link" text:visited-style-name="Visited_20_Internet_20_Link">
</text:a>
截至目前，乌克兰乳制品在欧盟的需求不足，那里有过量的牛奶 - 拉瓦材料，仓库被交换产品堵塞。 此外，在当地市场运营商的压力下，波兰政府引入了一个临时汇编商，用于从乌克兰，包括。 乳制品，使国内生产商的销售变得复杂。</text:p>
      <text:p text:style-name="P4">
根据国家统计服务的初步数据，乌克兰专家8.94千吨乳制品价值2027万美元，比今年2月高1.8％。</text:p>
      <text:p text:style-name="P4">
News Source: <text:a xlink:type="simple" xlink:href="https://www.ukrinform.ua/rubric-economy/3700051-v-ukraini-virobnictvo-moloka-zroslo-na-13-profilna-asociacia.html" text:style-name="Internet_20_link" text:visited-style-name="Visited_20_Internet_20_Link">
https://www.ukrinform.ua/rubric-economy/3700051-v-ukraini-virobnictvo-moloka-zroslo-na-13-profilna-asociacia.html</text:a>
</text:p>
      <!--NEWS-->
      <text:h text:style-name="P10" text:outline-level="1">
<text:span text:style-name="T4">
由于苏丹的敌对行动，至少有420人被杀</text:span>
</text:h>
      <text:p text:style-name="P4">
作者: Ukrinform (Person)</text:p>
      <text:p text:style-name="P4">
出版商: Укринформ (Organization)</text:p>
      <text:p text:style-name="P4">
出版时间: 2023-04-24T17:00:32+03:00</text:p>
      <text:p text:style-name="P4">
修改时间: 2023-04-24T17:00:32+03:00</text:p>
      <text:p text:style-name="P4">
描述: 世界卫生组织报告说，在那里激烈的战斗爆发后，苏丹至少有420人被杀，3700人受伤。  - 乌克林。</text:p>
      <text:p text:style-name="P4">
图片: ["<text:a xlink:type="simple" xlink:href="https://static.ukrinform.com/photos/2023_04/thumb_files/630_360_1681626756-721.jpg" text:style-name="Internet_20_link" text:visited-style-name="Visited_20_Internet_20_Link">
630_360_16816...</text:a>
"]</text:p>
      <text:p text:style-name="P4">
标签: ['Поранені', 'Судан', 'Загибель']</text:p>
      <text:p text:style-name="P4">
类型: Article</text:p>
      <!--METADATA-->
      <text:p text:style-name="P4">
<draw:frame draw:style-name="fr1" draw:name="Image80" text:anchor-type="as-char" svg:width="6.9236in" svg:height="3.956343in" draw:z-index="0">
<draw:image xlink:href="../Images/yкринформ/2023-04-24T17-00-32-03-00/630_360_1681626756-721.jpg" xlink:type="simple" xlink:show="embed" xlink:actuate="onLoad" draw:mime-type="image/jpeg"/>
</draw:frame>
世界卫生组织报告说，在那里激烈的战斗爆发后，至少有420人在苏丹被杀，3700人受伤。</text:p>
      <text:p text:style-name="P4">
正如Ukrinform报道的那样，这在网站上报告了<text:a xlink:type="simple" xlink:href="https://www.emro.who.int/media/news/a-quarter-of-the-lives-lost-in-sudan-to-date-could-have-been-saved-if-health-care-workers-had-access-to-injured-civilians.html" text:style-name="Internet_20_link" text:visited-style-name="Visited_20_Internet_20_Link">
</text:a>
。</text:p>
      <text:p text:style-name="P4">
据苏丹卫生部称，由于4月15日在苏丹的暴力升级，有420多人丧生，3,700人受伤。</text:p>
      <text:p text:style-name="P4">
值得注意的是，由于缺乏Tanapya在救护车和医疗保健设施上的安全保证，护理人员，护士和医生通常无法获得受伤的平民的机会。</text:p>
      <text:p text:style-name="P4">
<text:span text:style-name="T4">
另请阅读：</text:span>
 <text:a xlink:type="simple" xlink:href="https://www.ukrinform.ua/rubric-society/3699956-mzs-opracovue-marsruti-evakuacii-ukrainciv-z-sudanu.html" text:style-name="Internet_20_link" text:visited-style-name="Visited_20_Internet_20_Link">
<text:span text:style-name="T4">
苏丹</text:span>
</text:a>
苏丹卫生部还报道说，20家医院不再运作，还有12家医疗机构有缺乏药物和医疗专业人员的风险。</text:p>
      <text:p text:style-name="P4">
正如乌克林福姆报道的那样，在苏丹军队与快速反应部队之间的紧张局势紧张之后，4月15日(RSF)在Chartum中，tastrilyan的爆炸。 争议集中在拟议的审判统治国家的拟议过渡围绕。</text:p>
      <text:p text:style-name="P4">
<text:span text:style-name="T4">
另请阅读：</text:span>
 <text:a xlink:type="simple" xlink:href="https://www.ukrinform.ua/rubric-world/3698631-pvk-vagner-bere-aktivnu-ucast-u-voennomu-konflikti-v-sudani-rozsliduvanna-cnn.html" text:style-name="Internet_20_link" text:visited-style-name="Visited_20_Internet_20_Link">
</text:a>
该国的战斗正在进行中，许多欧洲国家正在努力<text:a xlink:type="simple" xlink:href="https://www.ukrinform.ua/tag-evakuacia" text:style-name="Internet_20_link" text:visited-style-name="Visited_20_Internet_20_Link">
</text:a>
他们来自苏丹的公民。</text:p>
      <text:p text:style-name="P4">
<text:span text:style-name="T5">
foto：aa</text:span>
</text:p>
      <text:p text:style-name="P4">
News Source: <text:a xlink:type="simple" xlink:href="https://www.ukrinform.ua/rubric-world/3700052-sonajmense-420-ludej-zaginuli-vnaslidok-bojovih-dij-u-sudani.html" text:style-name="Internet_20_link" text:visited-style-name="Visited_20_Internet_20_Link">
https://www.ukrinform.ua/rubric-world/3700052-sonajmense-420-ludej-zaginuli-vnaslidok-bojovih-dij-u-sudani.html</text:a>
</text:p>
      <!--NEWS-->
      <text:h text:style-name="P10" text:outline-level="1">
<text:span text:style-name="T4">
联合国准备帮助欧盟解决问题</text:span>
</text:h>
      <text:p text:style-name="P4">
作者: Ukrinform (Person)</text:p>
      <text:p text:style-name="P4">
出版商: Укринформ (Organization)</text:p>
      <text:p text:style-name="P4">
出版时间: 2023-04-24T17:02:41+03:00</text:p>
      <text:p text:style-name="P4">
修改时间: 2023-04-24T17:02:41+03:00</text:p>
      <text:p text:style-name="P4">
描述: 联合国世界食品计划已准备好帮助欧盟摆脱乌克兰谷物的盈余，并将其交付给最需要它的国家。  - 乌克林。</text:p>
      <text:p text:style-name="P4">
图片: ["<text:a xlink:type="simple" xlink:href="https://static.ukrinform.com/photos/2022_05/thumb_files/630_360_1651657694-321.jpg" text:style-name="Internet_20_link" text:visited-style-name="Visited_20_Internet_20_Link">
630_360_16516...</text:a>
"]</text:p>
      <text:p text:style-name="P4">
标签: ['Європа', 'ООН', 'Україна', 'Зерно']</text:p>
      <text:p text:style-name="P4">
类型: Article</text:p>
      <!--METADATA-->
      <text:p text:style-name="P4">
<draw:frame draw:style-name="fr1" draw:name="Image81" text:anchor-type="as-char" svg:width="6.9236in" svg:height="3.956343in" draw:z-index="0">
<draw:image xlink:href="../Images/yкринформ/2023-04-24T17-02-41-03-00/630_360_1651657694-321.jpg" xlink:type="simple" xlink:show="embed" xlink:actuate="onLoad" draw:mime-type="image/jpeg"/>
</draw:frame>
联合国世界粮食计划署已准备好帮助欧盟摆脱乌克兰级的盈余，并将其交付给最需要它的国家。</text:p>
      <text:p text:style-name="P4">
正如乌克林福姆报道的那样，它报告了<text:a xlink:type="simple" xlink:href="http://www.politico.eu/article/world-food-programme-martin-frick-ready-help-shift-ukraine-grain/" text:style-name="Internet_20_link" text:visited-style-name="Visited_20_Internet_20_Link">
</text:a>
柏林布鲁塞尔全球粮食计划署全球办公室主任马丁·弗里卡(Martin Frika)的话语。</text:p>
      <text:p text:style-name="P4">
“向世界上一些最贫穷的人提供谷物对这一全球粮食危机的耳朵至关重要。我们正在将谷物从乌克兰运送到黑海，并准备与欧洲委员会和成员国合作以寻求决定，”弗里克说。</text:p>
      <text:p text:style-name="P4">
欧盟委员会的代表周日与东欧五个国家的代表开会，讨论解决乌克兰谷物和其他食品问题的提议，其中四个 - 波兰，匈牙利，斯洛伐克和保加利亚 - 尼姆波特被禁止。</text:p>
      <text:p text:style-name="P4">
值得注意的是，粮食计划署已经在运送从乌克兰出口到黑谷物倡议的产品。 在莫斯科表示，自5月18日以来，该协议的命运受到威胁。</text:p>
      <text:p text:style-name="P4">
<text:span text:style-name="T4">
另请阅读：</text:span>
 <text:a xlink:type="simple" xlink:href="https://www.ukrinform.ua/rubric-economy/3698369-u-skladnosah-ukrainskih-ta-evropejskih-fermeriv-vinna-lise-rosia-trofimceva.html" text:style-name="Internet_20_link" text:visited-style-name="Visited_20_Internet_20_Link">
<text:span text:style-name="T4">
 trofimtseva </text:span>
</text:a>
据报道，波兰，匈牙利，斯洛伐克和保加利亚提出了从乌克兰进口谷物和其他类型的农产品的禁令。 波兰还暂停了乌克兰APC产品通过其领土的过境，但从4月21日开始续签。</text:p>
      <text:p text:style-name="P4">
罗马尼亚尚未对乌克兰农业生产的进口和过境施加限制，而是增加了对其领土进口的农业产品的控制和检查。</text:p>
      <text:p text:style-name="P4">
这五个国家的政府呼吁<text:a xlink:type="simple" xlink:href="https://www.ukrinform.ua/tag-evrokomisia" text:style-name="Internet_20_link" text:visited-style-name="Visited_20_Internet_20_Link">
</text:a>
一封信，其中包含一项要求采取措施限制乌克兰进口农业进口的措施，因为乌克兰的大量谷物，食物和食物导致产品价格下跌。</text:p>
      <text:p text:style-name="P4">
欧盟委员会为与乌克兰接壤的国家提供了一套援助，其中包括财政援助和其他活动。 将为进口乌克兰农业产品进口的条件提供援助。</text:p>
      <text:p text:style-name="P4">
News Source: <text:a xlink:type="simple" xlink:href="https://www.ukrinform.ua/rubric-economy/3700053-v-oon-gotovi-dopomogti-es-virisiti-pitanna-z-nadliskom-ukrainskogo-zerna.html" text:style-name="Internet_20_link" text:visited-style-name="Visited_20_Internet_20_Link">
https://www.ukrinform.ua/rubric-economy/3700053-v-oon-gotovi-dopomogti-es-virisiti-pitanna-z-nadliskom-ukrainskogo-zerna.html</text:a>
</text:p>
      <!--NEWS-->
      <text:h text:style-name="P10" text:outline-level="1">
<text:span text:style-name="T4">
在破产储存者的第一季度，付出了15亿美元</text:span>
</text:h>
      <text:p text:style-name="P4">
作者: Ukrinform (Person)</text:p>
      <text:p text:style-name="P4">
出版商: Укринформ (Organization)</text:p>
      <text:p text:style-name="P4">
出版时间: 2023-04-24T17:02:46+03:00</text:p>
      <text:p text:style-name="P4">
修改时间: 2023-04-24T17:02:46+03:00</text:p>
      <text:p text:style-name="P4">
描述: 在2023年1月3日，向银行的存款人支付的保证赔偿金，该银行由存款担保基金清算，总计超过15亿美元。  - 乌克林。</text:p>
      <text:p text:style-name="P4">
图片: ["<text:a xlink:type="simple" xlink:href="https://static.ukrinform.com/photos/2020_12/thumb_files/630_360_1608662067-933.jpg" text:style-name="Internet_20_link" text:visited-style-name="Visited_20_Internet_20_Link">
630_360_16086...</text:a>
"]</text:p>
      <text:p text:style-name="P4">
标签: ['Банк', 'Фонд гарантування', 'Гроші', 'Банкрутство']</text:p>
      <text:p text:style-name="P4">
类型: Article</text:p>
      <!--METADATA-->
      <text:p text:style-name="P4">
<draw:frame draw:style-name="fr1" draw:name="Image82" text:anchor-type="as-char" svg:width="6.9236in" svg:height="3.956343in" draw:z-index="0">
<draw:image xlink:href="../Images/yкринформ/2023-04-24T17-02-46-03-00/630_360_1608662067-933.jpg" xlink:type="simple" xlink:show="embed" xlink:actuate="onLoad" draw:mime-type="image/jpeg"/>
</draw:frame>
在2023年1月3月，向银行存款人支付的保证赔偿金被存款担保基金淘汰，总计超过150万。</text:p>
      <text:p text:style-name="P4">
正如乌克林福姆报道的那样，它报告了<text:a xlink:type="simple" xlink:href="https://www.fg.gov.ua/articles/53752-za-i-kvartal-2023-roku-viplati-garantovanogo-vidshkoduvannya-vkladnikam-bankiv-shcho-likviduyutsya-fondom-sklali-ponad-15-mlrd-grn.html" text:style-name="Internet_20_link" text:visited-style-name="Visited_20_Internet_20_Link">
</text:a>
“在2023年第一季度，保证银行的存款担保资金的付款金额为UAH 15.21亿美元。</text:p>
      <text:p text:style-name="P4">
基金保证提醒，在乌克兰法律生效之后，№2180-ix“关于乌克兰某些法律的修正案，以确保稳定(https://www.ukrinform.ua/tag-voennij-stan)但是在取消或终止后三个月内，引入了银行保证的100％。 这意味着，银行的存款人在本规则的时期被认为是无力偿债的，基金偿还了其全部捐款金额。</text:p>
      <text:p text:style-name="P4">
截至2023年4月1日，银行的存款人已生效后转移到基金基金的管理层(26.02.2012)，该基金支付了总计9832840万的报销。</text:p>
      <text:p text:style-name="P4">
<text:span text:style-name="T4">
另请阅读：</text:span>
 <text:a xlink:type="simple" xlink:href="https://www.ukrinform.ua/rubric-economy/3697378-vkladnikam-zbankrutilih-megabanku-i-banku-sic-vidskoduvali-5-milardiv.html" text:style-name="Internet_20_link" text:visited-style-name="Visited_20_Internet_20_Link">
</text:a>
在上述法律生效之前，该基金向储户支付了UAH总额4 6.864亿。 直到2012年，该基金仅偿还了存款人的无力偿债银行的数量，而NBU是临时管理和清算。 因此，从基金的开头开始，保证薪酬的付款金额为UAH 103 0.148亿。</text:p>
      <text:p text:style-name="P4">
据乌克林福姆(Ukrinform)报道，存款保证基金中2022 Rickets的无偿偿债银行的存款人保证维修58亿美元。</text:p>
      <text:p text:style-name="P4">
News Source: <text:a xlink:type="simple" xlink:href="https://www.ukrinform.ua/rubric-economy/3700054-za-persij-kvartal-vkladnikam-zbankrutilih-bankiv-viplatili-15-milarda.html" text:style-name="Internet_20_link" text:visited-style-name="Visited_20_Internet_20_Link">
https://www.ukrinform.ua/rubric-economy/3700054-za-persij-kvartal-vkladnikam-zbankrutilih-bankiv-viplatili-15-milarda.html</text:a>
</text:p>
      <!--NEWS-->
      <text:h text:style-name="P10" text:outline-level="1">
<text:span text:style-name="T4">
入侵者正在改变梅利托波尔区的田野</text:span>
</text:h>
      <text:p text:style-name="P4">
作者: Ukrinform (Person)</text:p>
      <text:p text:style-name="P4">
出版商: Укринформ (Organization)</text:p>
      <text:p text:style-name="P4">
出版时间: 2023-04-24T17:09:55+03:00</text:p>
      <text:p text:style-name="P4">
修改时间: 2023-04-24T17:09:55+03:00</text:p>
      <text:p text:style-name="P4">
描述: 俄罗斯入侵者正在改变Zaporizhzhya和禁止农民的Melitopol区暂时占领领土的领域。  - 乌克林。</text:p>
      <text:p text:style-name="P4">
图片: ["<text:a xlink:type="simple" xlink:href="https://static.ukrinform.com/photos/2019_08/thumb_files/630_360_1564648315-345.jpg" text:style-name="Internet_20_link" text:visited-style-name="Visited_20_Internet_20_Link">
630_360_15646...</text:a>
", "<text:a xlink:type="simple" xlink:href="https://static.ukrinform.com/photos/2023_04/1682345223-279.jpg" text:style-name="Internet_20_link" text:visited-style-name="Visited_20_Internet_20_Link">
1682345223-27...</text:a>
"]</text:p>
      <text:p text:style-name="P4">
标签: ['Мелітополь', 'Міна', 'Запоріжжя', 'Війна з росією']</text:p>
      <text:p text:style-name="P4">
类型: Article</text:p>
      <!--METADATA-->
      <text:p text:style-name="P4">
<draw:frame draw:style-name="fr1" draw:name="Image83" text:anchor-type="as-char" svg:width="6.9236in" svg:height="3.956343in" draw:z-index="0">
<draw:image xlink:href="../Images/yкринформ/2023-04-24T17-09-55-03-00/630_360_1564648315-345.jpg" xlink:type="simple" xlink:show="embed" xlink:actuate="onLoad" draw:mime-type="image/jpeg"/>
</draw:frame>
俄罗斯 - 占地的人正在改变Zaporozhye Melitopol区的暂时占领领土，并禁止农民工作。</text:p>
      <text:p text:style-name="P4">
这是在[]中报道的(http://t.me/ivan_fedorov_melitopol/1772)乌克林福姆(Ukrinform)的伊万·费多罗夫(Ivan Fedorov)，城市Golomelitopol。</text:p>
      <text:p text:style-name="P4">
<draw:frame draw:style-name="fr1" draw:name="Image84" text:anchor-type="as-char" svg:width="6.9236in" svg:height="7.135154in" draw:z-index="0">
<draw:image xlink:href="../Images/yкринформ/2023-04-24T17-09-55-03-00/1682345223-279.jpg" xlink:type="simple" xlink:show="embed" xlink:actuate="onLoad" draw:mime-type="image/jpeg"/>
</draw:frame>
消息说：“入侵者正在改变维斯利莫利托尔区地区的田野和地面道路。现在，最初被迫播种土地的农民被禁止在田野上工作。”</text:p>
      <text:p text:style-name="P4">
费多洛夫回忆说，在此之前，俄罗斯人改变了Energodar的郊区，Mikhailivka和Orlyansky的地点在田野中注意到了田径轨道矿工GMZ-3，它可以“播种” 1-2公里的长度。 20分钟。</text:p>
      <text:p text:style-name="P4">
<text:span text:style-name="T4">
另请阅读：</text:span>
 <text:a xlink:type="simple" xlink:href="https://www.ukrinform.ua/rubric-ato/3699381-zagarbniki-zaplanuvali-evakuaciu-z-energodara-na-5-travna-fedorov.html" text:style-name="Internet_20_link" text:visited-style-name="Visited_20_Internet_20_Link">
<text:span text:style-name="T4">
 Fedorov </text:span>
</text:a>
正如乌克林福姆(Ukrinform)报道的那样，在Zaporizhzhya方向敌人期望乌克兰反性攻击架设防御工事，设定了精神并改变领土。</text:p>
      <text:p text:style-name="P4">
News Source: <text:a xlink:type="simple" xlink:href="https://www.ukrinform.ua/rubric-regions/3700057-zagarbniki-minuut-pola-u-melitopolskomu-rajoni.html" text:style-name="Internet_20_link" text:visited-style-name="Visited_20_Internet_20_Link">
https://www.ukrinform.ua/rubric-regions/3700057-zagarbniki-minuut-pola-u-melitopolskomu-rajoni.html</text:a>
</text:p>
      <!--NEWS-->
      <text:h text:style-name="P10" text:outline-level="1">
<text:span text:style-name="T4">
克里米亚平台的议会峰会将于10月24日在布拉格举行。</text:span>
</text:h>
      <text:p text:style-name="P4">
作者: Ukrinform (Person)</text:p>
      <text:p text:style-name="P4">
出版商: Укринформ (Organization)</text:p>
      <text:p text:style-name="P4">
出版时间: 2023-04-24T17:13:00+03:00</text:p>
      <text:p text:style-name="P4">
修改时间: 2023-04-24T17:13:00+03:00</text:p>
      <text:p text:style-name="P4">
描述: 克里米亚平台的下一次议会峰会将于10月24日在布拉格举行。  - 乌克林。</text:p>
      <text:p text:style-name="P4">
图片: ["<text:a xlink:type="simple" xlink:href="https://static.ukrinform.com/photos/2023_04/thumb_files/630_360_1682345349-991.jpg" text:style-name="Internet_20_link" text:visited-style-name="Visited_20_Internet_20_Link">
630_360_16823...</text:a>
", "<text:a xlink:type="simple" xlink:href="https://static.ukrinform.com/photos/2023_04/1682345587-493.jpg" text:style-name="Internet_20_link" text:visited-style-name="Visited_20_Internet_20_Link">
1682345587-49...</text:a>
"]</text:p>
      <text:p text:style-name="P4">
标签: ['Чехія', 'Парламент', 'Кримська платформа']</text:p>
      <text:p text:style-name="P4">
类型: Article</text:p>
      <!--METADATA-->
      <text:p text:style-name="P4">
<draw:frame draw:style-name="fr1" draw:name="Image85" text:anchor-type="as-char" svg:width="6.9236in" svg:height="3.956343in" draw:z-index="0">
<draw:image xlink:href="../Images/yкринформ/2023-04-24T17-13-00-03-00/630_360_1682345349-991.jpg" xlink:type="simple" xlink:show="embed" xlink:actuate="onLoad" draw:mime-type="image/jpeg"/>
</draw:frame>
克里米亚平台的下一次议会峰会将于10月24日在布拉格举行。</text:p>
      <text:p text:style-name="P4">
这是由捷克市场佩卡罗夫·阿达马夫议会议会主管宣布的，以与布拉格欧盟议会的议长见面，并报告了布拉格的欧盟议会。</text:p>
      <text:p text:style-name="P4">
政治家说：“我们已经同意乌克兰的Verkhovna Rada及其主席Ruslanstefanchuk，这是10月24日，布拉格将成为该计划第二次会议的地方。”</text:p>
      <text:p text:style-name="P4">
<draw:frame draw:style-name="fr1" draw:name="Image86" text:anchor-type="as-char" svg:width="6.9236in" svg:height="5.1927in" draw:z-index="0">
<draw:image xlink:href="../Images/yкринформ/2023-04-24T17-13-00-03-00/1682345587-493.jpg" xlink:type="simple" xlink:show="embed" xlink:actuate="onLoad" draw:mime-type="image/jpeg"/>
</draw:frame>
她说，该平台是一个重要的论坛，有助于传播有关被占领的克里米亚情况的信息。 佩卡罗夫·阿达莫夫(Pekarov Adamov)强调，它向一个明确的信号社区发出了一个明确的信号社区，绝对接受了武力的变化。</text:p>
      <text:p text:style-name="P4">
<text:span text:style-name="T4">
另请阅读：</text:span>
 <text:a xlink:type="simple" xlink:href="https://www.ukrinform.ua/rubric-polytics/3699966-stefancuk-zaklikav-luksemburg-pidtrimati-ukrainsku-formulu-miru.html" text:style-name="Internet_20_link" text:visited-style-name="Visited_20_Internet_20_Link">
<text:span text:style-name="T4">
 Stefanchuk </text:span>
</text:a>
据报道，国际克里米亚平台的第一次议会峰会于2022年10月在克罗地亚萨格勒布(Croatian Zagreb)放弃。 在此事件中发布了来自50多个国家和机构的代表团。</text:p>
      <text:p text:style-name="P4">
News Source: <text:a xlink:type="simple" xlink:href="https://www.ukrinform.ua/rubric-crimea/3700058-parlamentskij-samit-krimskoi-platformi-projde-u-prazi-24-zovtna.html" text:style-name="Internet_20_link" text:visited-style-name="Visited_20_Internet_20_Link">
https://www.ukrinform.ua/rubric-crimea/3700058-parlamentskij-samit-krimskoi-platformi-projde-u-prazi-24-zovtna.html</text:a>
</text:p>
      <!--NEWS-->
      <text:h text:style-name="P10" text:outline-level="1">
<text:span text:style-name="T4">
在伦敦提出了第一版的作品威廉·莎士比亚</text:span>
</text:h>
      <text:p text:style-name="P4">
作者: Ukrinform (Person)</text:p>
      <text:p text:style-name="P4">
出版商: Укринформ (Organization)</text:p>
      <text:p text:style-name="P4">
出版时间: 2023-04-24T17:15:19+03:00</text:p>
      <text:p text:style-name="P4">
修改时间: 2023-04-24T17:15:19+03:00</text:p>
      <text:p text:style-name="P4">
描述: 伦敦图书馆介绍了世界著名剧作家威廉·莎士比亚（William Shakespeare）的第一版。 这本书是1623年出版的“第一个作品集”标本之一。  - 乌克林。</text:p>
      <text:p text:style-name="P4">
图片: ["<text:a xlink:type="simple" xlink:href="https://static.ukrinform.com/photos/2023_04/thumb_files/630_360_1682345586-109.jpg" text:style-name="Internet_20_link" text:visited-style-name="Visited_20_Internet_20_Link">
630_360_16823...</text:a>
", "<text:a xlink:type="simple" xlink:href="https://static.ukrinform.com/photos/2023_04/1682345586-831.jpg" text:style-name="Internet_20_link" text:visited-style-name="Visited_20_Internet_20_Link">
1682345586-83...</text:a>
"]</text:p>
      <text:p text:style-name="P4">
标签: ['Лондон', 'Шекспір']</text:p>
      <text:p text:style-name="P4">
类型: Article</text:p>
      <!--METADATA-->
      <text:p text:style-name="P4">
<draw:frame draw:style-name="fr1" draw:name="Image87" text:anchor-type="as-char" svg:width="6.9236in" svg:height="3.956343in" draw:z-index="0">
<draw:image xlink:href="../Images/yкринформ/2023-04-24T17-15-19-03-00/630_360_1682345586-109.jpg" xlink:type="simple" xlink:show="embed" xlink:actuate="onLoad" draw:mime-type="image/jpeg"/>
</draw:frame>
Londonkibbliothete介绍了世界戏剧的第一版 - 著名的戏剧莎士比亚莎士比亚。 这本书是第一个作品集的标本之一(第一个作品集)于1623年出版。</text:p>
      <text:p text:style-name="P4">
正如乌克林福姆报道的那样，它报告了<text:a xlink:type="simple" xlink:href="https://www.bbc.com/news/uk-england-london-65354929" text:style-name="Internet_20_link" text:visited-style-name="Visited_20_Internet_20_Link">
</text:a>
。</text:p>
      <text:p text:style-name="P4">
Guildhol图书馆在剧作家诞生400周年纪念日庆祝活动的一部分中呈现了莎士比亚的作品的罕见收藏。 大吟游诗人去世后，Simrok发表的书包含了他所有的戏剧。</text:p>
      <text:p text:style-name="P4">
该系列是由演员约翰·金德斯(John Gemindges)和亨利·康德洛(Henry Kondello)制作的，他们扮演了表演莎士比亚戏剧的剧团，这是对作者的尊重和记忆的标志。</text:p>
      <text:p text:style-name="P4">
<draw:frame draw:style-name="fr1" draw:name="Image88" text:anchor-type="as-char" svg:width="6.9236in" svg:height="3.747536in" draw:z-index="0">
<draw:image xlink:href="../Images/yкринформ/2023-04-24T17-15-19-03-00/1682345586-831.jpg" xlink:type="simple" xlink:show="embed" xlink:actuate="onLoad" draw:mime-type="image/jpeg"/>
</draw:frame>
总共打印了大约750份第一版，但只有大约235份被保留到我们的日子。</text:p>
      <text:p text:style-name="P4">
1913年，这本书被转移到吉尔霍尔的伦敦图书馆。 由于其美味佳肴，它很少被证明。</text:p>
      <text:p text:style-name="P4">
除了1623年的收藏外，展览还将以“亨利四世，第一部分”和“奥赛罗”为特色tadvi tadvi较小的原始副本。</text:p>
      <text:p text:style-name="P4">
这些书将在图书馆中显示五个小时：星期一的10:30至3:30。</text:p>
      <text:p text:style-name="P4">
<text:span text:style-name="T4">
另请阅读：</text:span>
 <text:a xlink:type="simple" xlink:href="https://www.ukrinform.ua/rubric-culture/3699635-u-ramkah-akcii-ukrainskim-ditam-ukrainsku-knigu-peredali-ponad-50-tisac-knizok.html" text:style-name="Internet_20_link" text:visited-style-name="Visited_20_Internet_20_Link">
</text:a>
正如乌克林福姆报道的那样，基辅国家学术年轻剧院的十位演员将在[]上演出(https://www.ukrinform.ua/rubric-culture/3697849-grupa-ukrainskih-aktoriv-vistupit-na-festivali-sekspira-u-britanii.html)在英属约克。</text:p>
      <text:p text:style-name="P4">
<text:span text:style-name="T5">
照片：BBC</text:span>
</text:p>
      <text:p text:style-name="P4">
News Source: <text:a xlink:type="simple" xlink:href="https://www.ukrinform.ua/rubric-culture/3700060-u-londoni-predstavili-perse-vidanna-pes-vilama-sekspira.html" text:style-name="Internet_20_link" text:visited-style-name="Visited_20_Internet_20_Link">
https://www.ukrinform.ua/rubric-culture/3700060-u-londoni-predstavili-perse-vidanna-pes-vilama-sekspira.html</text:a>
</text:p>
      <!--NEWS-->
      <text:h text:style-name="P10" text:outline-level="1">
<text:span text:style-name="T4">
北约的会员和安全保证：Zelensky和Callas已签署了声明</text:span>
</text:h>
      <text:p text:style-name="P4">
作者: Ukrinform (Person)</text:p>
      <text:p text:style-name="P4">
出版商: Укринформ (Organization)</text:p>
      <text:p text:style-name="P4">
出版时间: 2023-04-24T17:17:00+03:00</text:p>
      <text:p text:style-name="P4">
修改时间: 2023-04-24T17:17:00+03:00</text:p>
      <text:p text:style-name="P4">
描述: 总统沃迪米尔·泽伦斯基（Volodymyr Zelensky）和爱沙尼亚总理凯·卡拉斯（Kai Callas）签署了一项联合宣言，以支持乌克兰和平公式，建立针对俄罗斯的法庭，支持乌克兰在欧盟和北约的成员，并协调联盟安全保证的行动。  - 乌克林。</text:p>
      <text:p text:style-name="P4">
图片: ["<text:a xlink:type="simple" xlink:href="https://static.ukrinform.com/photos/2023_04/thumb_files/630_360_1682343418-786.jpeg" text:style-name="Internet_20_link" text:visited-style-name="Visited_20_Internet_20_Link">
630_360_16823...</text:a>
"]</text:p>
      <text:p text:style-name="P4">
标签: ['Естонія', 'НАТО', "Прем'єр", 'Зеленський', 'Гарантії безпеки']</text:p>
      <text:p text:style-name="P4">
类型: Article</text:p>
      <!--METADATA-->
      <text:p text:style-name="P4">
<draw:frame draw:style-name="fr1" draw:name="Image89" text:anchor-type="as-char" svg:width="6.9236in" svg:height="3.956343in" draw:z-index="0">
<draw:image xlink:href="../Images/yкринформ/2023-04-24T17-17-00-03-00/630_360_1682343418-786.jpeg" xlink:type="simple" xlink:show="embed" xlink:actuate="onLoad" draw:mime-type="image/jpeg"/>
</draw:frame>
爱沙尼亚卡拉斯总理兼爱沙尼亚卡拉斯总理签署了一名联合专家，以支持乌克兰和平公式，建立了反长大的法庭，支持乌克兰在欧盟和北约的成员的支持以及对安全宽恕行动的协调为联盟。</text:p>
      <text:p text:style-name="P4">
总统主管Igor Zhovkva在<text:a xlink:type="simple" xlink:href="https://www.facebook.com/igor.zhovkva/posts/pfbid0n4eTrzKpt8KD38R8Tm4kUL4RWnv7925uM3eZzTawX44oq6XoNogv81jWexcuX3Col" text:style-name="Internet_20_link" text:visited-style-name="Visited_20_Internet_20_Link">
</text:a>
.</text:p>
      <text:p text:style-name="P4">
Так, за його словами, глави Української держави та естонського урядуобговорили широкий спектр питань співробітництва у сфері зміцнення безпеки,шляхи подальшого посилення тиску на російського агресора, координаціювзаємодії у відбудові України, а також наближення України до вступу в ЄС і <text:a xlink:type="simple" xlink:href="https://www.ukrinform.ua/tag-nato" text:style-name="Internet_20_link" text:visited-style-name="Visited_20_Internet_20_Link">
</text:a>
。</text:p>
      <text:p text:style-name="P4">
<text:span text:style-name="T5">
viso：<text:a xlink:type="simple" xlink:href="https://t.me/kharkivoda/9953" text:style-name="Internet_20_link" text:visited-style-name="Visited_20_Internet_20_Link">
</text:a>
</text:span>
</text:p>
      <text:p text:style-name="P4">
Zhovkva告知，这次会议签署了一项共同的专家，除其他外，还记录了乌克兰和平公式的支持，并巩固了对密切合作的准备，以保持俄罗斯的参考，包括建立有关侵略性犯罪的特别国际法庭，以及需要工作的需求。俄罗斯资产收集乌克兰。</text:p>
      <text:p text:style-name="P4">
此外，副负责人指出，该声明证实了乌克兰在欧盟成员资格的支持，并指出了我们符合欧洲委员会建议的进展</text:p>
      <text:p text:style-name="P4">
<text:span text:style-name="T4">
另请阅读：</text:span>
 <text:a xlink:type="simple" xlink:href="https://www.ukrinform.ua/rubric-vidbudova/3700033-estonia-stala-persou-derzavou-aka-pocala-prakticne-vidnovlenna-ukraini-zelenskij.html" text:style-name="Internet_20_link" text:visited-style-name="Visited_20_Internet_20_Link">
</text:a>
“单独进行，宣言指出，准备合作，将乌克兰更接近北约成员，尤其是在北约维尔纽斯峰会的背景下，以及对乌克兰安全协调联合行动的义务，保证乌克兰在北约的支持。</text:p>
      <text:p text:style-name="P4">
他补充说，爱沙尼亚已经完成了十大联盟国家(捷克共和国，比利时，黑山，立陶宛，波兰，意大利，拉脱维亚，冰岛和斯洛文尼亚)在此类声明中，乌克兰会员资格的支持是什么？</text:p>
      <text:p text:style-name="P4">
同时，该官员宣布将于本周开放，该联盟的第二二十个州支持乌克兰的黎明之路。“最终目标是明确的，可以理解的 - 尽快获得全日制乌克兰。 同时，我们已经在创建一种有效安全保证的机制，我们现在正在加入北约之前，我们必须从州获得。 在与我们的合作伙伴的新安排之前，对乌克兰的支持进一步不变，并激发了加速乌克兰在欧盟和北约的运动方面的工作。” Zhovkva强调。</text:p>
      <text:p text:style-name="P4">
据报道，4月24日，凯·卡拉斯(Kai Callas)的爱沙尼亚共和国总理于4月24日访问乌克兰。</text:p>
      <text:p text:style-name="P4">
_foto：op _</text:p>
      <text:p text:style-name="P4">
News Source: <text:a xlink:type="simple" xlink:href="https://www.ukrinform.ua/rubric-polytics/3700062-clenstvo-ukraini-v-nato-i-garantii-bezpeki-zelenskij-i-kallas-pidpisali-deklaraciu.html" text:style-name="Internet_20_link" text:visited-style-name="Visited_20_Internet_20_Link">
https://www.ukrinform.ua/rubric-polytics/3700062-clenstvo-ukraini-v-nato-i-garantii-bezpeki-zelenskij-i-kallas-pidpisali-deklaraciu.html</text:a>
</text:p>
      <!--NEWS-->
      <text:h text:style-name="P10" text:outline-level="1">
<text:span text:style-name="T4">
波兰增加了军队的数量，以避免Bucha或Irpen悲剧 -  Blaschak</text:span>
</text:h>
      <text:p text:style-name="P4">
作者: Ukrinform (Person)</text:p>
      <text:p text:style-name="P4">
出版商: Укринформ (Organization)</text:p>
      <text:p text:style-name="P4">
出版时间: 2023-04-24T17:26:13+03:00</text:p>
      <text:p text:style-name="P4">
修改时间: 2023-04-24T17:26:13+03:00</text:p>
      <text:p text:style-name="P4">
描述: 波兰通过创建新的军事单位并购买现代设备来增加自己的军队，以避免在该国像布哈或欧彭一样发生悲剧。  - 乌克林。</text:p>
      <text:p text:style-name="P4">
图片: ["<text:a xlink:type="simple" xlink:href="https://static.ukrinform.com/photos/2022_11/thumb_files/630_360_1667378867-275.jpg" text:style-name="Internet_20_link" text:visited-style-name="Visited_20_Internet_20_Link">
630_360_16673...</text:a>
"]</text:p>
      <text:p text:style-name="P4">
标签: ['Армія', 'Оборона', 'Польща', 'Маріуш Блащак']</text:p>
      <text:p text:style-name="P4">
类型: Article</text:p>
      <!--METADATA-->
      <text:p text:style-name="P4">
<draw:frame draw:style-name="fr1" draw:name="Image90" text:anchor-type="as-char" svg:width="6.9236in" svg:height="3.956343in" draw:z-index="0">
<draw:image xlink:href="../Images/yкринформ/2023-04-24T17-26-13-03-00/630_360_1667378867-275.jpg" xlink:type="simple" xlink:show="embed" xlink:actuate="onLoad" draw:mime-type="image/jpeg"/>
</draw:frame>
波兰通过创建新的军事部队并购买现代设备来避免在该国像布达或欧彭一样避免悲剧，从而增加了自己的军队数量。</text:p>
      <text:p text:style-name="P4">
这是由国防部国防部Mariusz Blaschak国防部长Viceremier-Minister在波兰萨坎(Polandzacon)周年纪念日的《祖国保护》(Polandzacon)的周年纪念日中对祖国保护的。</text:p>
      <text:p text:style-name="P4">
波兰官员强调，由于采用了该法律，在波兰人中建立了最强的地面力量的过程(https://www.ukrinform.ua/tag-evropa)。</text:p>
      <text:p text:style-name="P4">
“我们组建了许多单位，将精力和注意力集中在我们国家的东部。 因为我们从一个事实上，即使是一块波兰的土地也无法给予侵略者。 我们将不允许像Bucha或Irpen那样的后Lian土地的悲惨事件。” Blaschak强调。</text:p>
      <text:p text:style-name="P4">
据波兰维奇雷米尔(Bolite Viceremier)称，军队应该很小但经过良好培训的理论并非如此。</text:p>
      <text:p text:style-name="P4">
布拉斯查克强调说：“乌克兰的战争表明，陆军应该很大，也必须拥有发达的储备。”</text:p>
      <text:p text:style-name="P4">
据他说，在生效后九个月，波兰军队增加了近14,000名军人。</text:p>
      <text:p text:style-name="P4">
“这是最大的数字(军队的新兵 -  ed。)从拒绝草案的那一刻起，即一般军事职责(在2009年 -  ed。)“，”布拉沙克说。</text:p>
      <text:p text:style-name="P4">
据部长说，这仅仅是开始，计划规定了至少30万军人的军队数量增加。</text:p>
      <text:p text:style-name="P4">
波兰部长强调，乌克兰的事件让人联想到第一次世界大战的第二次入侵。 因此，波兰应该有一支庞大的军队，以有效地吓跑侵略者。</text:p>
      <text:p text:style-name="P4">
<text:span text:style-name="T4">
另请阅读：</text:span>
 <text:a xlink:type="simple" xlink:href="https://www.ukrinform.ua/rubric-ato/3699053-blasak-skazav-de-v-polsi-bude-hab-dla-remontu-ukrainskih-leopard-2.html" text:style-name="Internet_20_link" text:visited-style-name="Visited_20_Internet_20_Link">
<text:span text:style-name="T4">
樱桃</text:span>
</text:a>
Blaschak指出，在1920年，俄罗斯以前使用了SO称为“ Brest Gate”袭击了波兰。 现在，由于军队的加强，尤其是美国艾布拉姆斯坦克(Abrams Tanks)的加强，波兰正在关闭侵略者在布雷斯特大门中抵消的可能性。</text:p>
      <text:p text:style-name="P4">
他补充说，由于F-35飞机，Himars导弹装置，爱国者SCRS等，波兰将增强其战斗能力。<text:span text:style-name="T4">
另请阅读：</text:span>
 <text:a xlink:type="simple" xlink:href="https://www.ukrinform.ua/rubric-ato/3698460-polsa-budue-svou-ppopro-z-ogladu-na-dosvid-ukraini-blasak.html" text:style-name="Internet_20_link" text:visited-style-name="Visited_20_Internet_20_Link">
<text:span text:style-name="T4">
樱桃</text:span>
</text:a>
据报道，去年3月在波兰，“保护处女”的法律生效。 它特别设想了该国武装部队的增加 - 高达30万，以及该国国防部在2023年的国内生产国内生产总值的3％。</text:p>
      <text:p text:style-name="P4">
<text:span text:style-name="T5">
foto：phar</text:span>
</text:p>
      <text:p text:style-name="P4">
News Source: <text:a xlink:type="simple" xlink:href="https://www.ukrinform.ua/rubric-world/3700065-polsa-zbilsue-ciselnist-armii-dla-uniknenna-tragedij-buci-ci-irpena-blasak.html" text:style-name="Internet_20_link" text:visited-style-name="Visited_20_Internet_20_Link">
https://www.ukrinform.ua/rubric-world/3700065-polsa-zbilsue-ciselnist-armii-dla-uniknenna-tragedij-buci-ci-irpena-blasak.html</text:a>
</text:p>
      <!--NEWS-->
      <text:h text:style-name="P10" text:outline-level="1">
<text:span text:style-name="T4">
乌克兰和奥地利将加深文化领域的合作-MKIP</text:span>
</text:h>
      <text:p text:style-name="P4">
作者: Ukrinform (Person)</text:p>
      <text:p text:style-name="P4">
出版商: Укринформ (Organization)</text:p>
      <text:p text:style-name="P4">
出版时间: 2023-04-24T17:26:35+03:00</text:p>
      <text:p text:style-name="P4">
修改时间: 2023-04-24T17:26:35+03:00</text:p>
      <text:p text:style-name="P4">
描述: 乌克兰和奥地利将加深文化领域的合作。  - 乌克林。</text:p>
      <text:p text:style-name="P4">
图片: ["<text:a xlink:type="simple" xlink:href="https://static.ukrinform.com/photos/2020_09/thumb_files/630_360_1600162711-7066.jpeg" text:style-name="Internet_20_link" text:visited-style-name="Visited_20_Internet_20_Link">
630_360_16001...</text:a>
"]</text:p>
      <text:p text:style-name="P4">
标签: ['Австрія', 'Культура', 'МКІП ']</text:p>
      <text:p text:style-name="P4">
类型: Article</text:p>
      <!--METADATA-->
      <text:p text:style-name="P4">
<draw:frame draw:style-name="fr1" draw:name="Image91" text:anchor-type="as-char" svg:width="6.9236in" svg:height="3.956343in" draw:z-index="0">
<draw:image xlink:href="../Images/yкринформ/2023-04-24T17-26-35-03-00/630_360_1600162711-7066.jpeg" xlink:type="simple" xlink:show="embed" xlink:actuate="onLoad" draw:mime-type="image/jpeg"/>
</draw:frame>
乌克兰奥地利将加深在文化领域的合作。</text:p>
      <text:p text:style-name="P4">
根据乌克林福姆的说法，文化和信息政策部乌克兰在[]中报告(https://t.me/mkipu/5726)。</text:p>
      <text:p text:style-name="P4">
在奥地利，文化与信息政策副部长瓦利纳格里戈伦科(Galinagrigorenko)举行了许多会议，该会议讨论了乌克兰和奥地利在文化领域的合作的具体案例。</text:p>
      <text:p text:style-name="P4">
“首先，此类项目将旨在支持乌克兰艺术家，文化专业人士的经验交流，补充乌克兰图书馆资金，并通过奥地利文学的优质翻译来补充，包括古典文学，以及奥地利人与乌克兰文学的熟人，由由乌克兰文学译来。德语，”  - 说。</text:p>
      <text:p text:style-name="P4">
在访问的框架内，格里戈伦科与塔米斯特文化部门的负责人尤尔根·明尔(Jurgen Mindle)和欧洲国际文化政策部负责人凯瑟琳·奈塞尔(Catherine Kneissel)进行了交流。</text:p>
      <text:p text:style-name="P4">
此外，MKIP的代表与Belwederetella Rollil的首席执行官一致，不仅在2024年就乌克兰艺术的大型展览，而且还涉及实习和乌克兰博物馆的专业访问计划。</text:p>
      <text:p text:style-name="P4">
<text:span text:style-name="T4">
另请阅读：</text:span>
 <text:a xlink:type="simple" xlink:href="https://www.ukrinform.ua/rubric-culture/3699756-v-avstrijskomu-linci-na-kinofestivali-pokazut-film-pro-rosijsku-vijnu-proti-ukraini.html" text:style-name="Internet_20_link" text:visited-style-name="Visited_20_Internet_20_Link">
</text:a>
正如乌克林福姆报道的，现在在奥地利<text:a xlink:type="simple" xlink:href="https://www.ukrinform.ua/rubric-society/3698177-v-avstrii-prozivaut-55-tisac-ukrainskih-pereselenciv-sallenberg.html" text:style-name="Internet_20_link" text:visited-style-name="Visited_20_Internet_20_Link">
</text:a>
来自乌克兰的大约5.5万名流离失所者超过90,000。</text:p>
      <text:p text:style-name="P4">
News Source: <text:a xlink:type="simple" xlink:href="https://www.ukrinform.ua/rubric-culture/3700068-ukraina-ta-avstria-poglibluvatimut-spivpracu-u-sferi-kulturi-mkip.html" text:style-name="Internet_20_link" text:visited-style-name="Visited_20_Internet_20_Link">
https://www.ukrinform.ua/rubric-culture/3700068-ukraina-ta-avstria-poglibluvatimut-spivpracu-u-sferi-kulturi-mkip.html</text:a>
</text:p>
      <!--NEWS-->
      <text:h text:style-name="P10" text:outline-level="1">
<text:span text:style-name="T4">
乌克兰已经释放了2230多名俄罗斯囚禁的人，其中包括140名平民 -  Zelensky</text:span>
</text:h>
      <text:p text:style-name="P4">
作者: Ukrinform (Person)</text:p>
      <text:p text:style-name="P4">
出版商: Укринформ (Organization)</text:p>
      <text:p text:style-name="P4">
出版时间: 2023-04-24T17:28:13+03:00</text:p>
      <text:p text:style-name="P4">
修改时间: 2023-04-24T17:28:13+03:00</text:p>
      <text:p text:style-name="P4">
描述: 整个2022年2月24日，包括140名平民，已有2238人已从俄罗斯囚禁中释放。 乌克兰一直在努力解放所有仍被囚禁的军人和平民。  - 乌克林。</text:p>
      <text:p text:style-name="P4">
图片: ["<text:a xlink:type="simple" xlink:href="https://static.ukrinform.com/photos/2023_04/thumb_files/630_360_1682343353-163.jpeg" text:style-name="Internet_20_link" text:visited-style-name="Visited_20_Internet_20_Link">
630_360_16823...</text:a>
"]</text:p>
      <text:p text:style-name="P4">
标签: ['Обмін', 'Полонені', 'Зеленський', 'Війна з росією']</text:p>
      <text:p text:style-name="P4">
类型: Article</text:p>
      <!--METADATA-->
      <text:p text:style-name="P4">
<draw:frame draw:style-name="fr1" draw:name="Image92" text:anchor-type="as-char" svg:width="6.9236in" svg:height="3.956343in" draw:z-index="0">
<draw:image xlink:href="../Images/yкринформ/2023-04-24T17-28-13-03-00/630_360_1682343353-163.jpeg" xlink:type="simple" xlink:show="embed" xlink:actuate="onLoad" draw:mime-type="image/jpeg"/>
</draw:frame>
2022年2月24日，已经释放了2238人，其中包括140名平民。 乌克兰一直在努力解放所有仍被囚禁的军人和平民。</text:p>
      <text:p text:style-name="P4">
正如乌克林福姆报道了<text:a xlink:type="simple" xlink:href="https://www.president.gov.ua/news/prezident-ukrayini-pracyuyemo-nad-zvilnennyam-iz-polonu-yak-82453" text:style-name="Internet_20_link" text:visited-style-name="Visited_20_Internet_20_Link">
</text:a>
这是由弗拉基米尔塞尔斯基总统在Zhytomyr与爱沙尼亚总理Kaya Callas会面后指出的。</text:p>
      <text:p text:style-name="P4">
根据国家元首的说法，由于俄罗斯联邦的武装侵略，协调搜查和解雇人民的搜查和解雇是在癫痫发作制度中运作的。</text:p>
      <text:p text:style-name="P4">
“我们正在释放军事和平民。 好吧，酷刑，主要是关于我们国家的英雄，那些捍卫的人。 我们将不断地并将继续这样做。” []说。(https://www.ukrinform.ua/tag-zelenskij)。</text:p>
      <text:p text:style-name="P4">
<text:span text:style-name="T4">
另请阅读：</text:span>
 <text:a xlink:type="simple" xlink:href="https://www.ukrinform.ua/rubric-society/3696385-dla-obminu-ne-e-obovazkovim-pidtverdzenna-polonu-vid-rosijskoi-storoni-koordstab.html" text:style-name="Internet_20_link" text:visited-style-name="Visited_20_Internet_20_Link">
<text:span text:style-name="T4">
 for </text:span>
 <text:span text:style-name="T4">
 </text:span>
交换<text:span text:style-name="T4">
 </text:span>
 dandatory <text:span text:style-name="T4">
 </text:span>
 <text:span text:style-name="T4">
 </text:span>
 <text:span text:style-name="T4">
 </text:span>
确认<text:span text:style-name="T4">
<text:span text:style-name="T5">
 captive </text:span>
* </text:span>
 <text:span text:style-name="T4">
 </text:span>
 <text:span text:style-name="T4">
来自</text:span>
 <text:span text:style-name="T4">
 </text:span>
俄语<text:span text:style-name="T4">
 </text:span>
 <text:span text:style-name="T4">
 </text:span>
聚会<text:span text:style-name="T4">
 </text:span>
坐标**</text:a>
正如乌克林福姆报道的那样，乌克兰和俄罗斯于4月16日举行了复活节 -  <text:a xlink:type="simple" xlink:href="https://www.ukrinform.ua/rubric-ato/3696541-z-rosijskogo-polonu-vizvolili-se-130-ukrainskih-vijskovih.html" text:style-name="Internet_20_link" text:visited-style-name="Visited_20_Internet_20_Link">
</text:a>
。</text:p>
      <text:p text:style-name="P4">
穆斯(Moose)，爱沙尼亚共和国凯·卡拉斯(Kai Callas)的总理于4月24日来到乌克兰。</text:p>
      <text:p text:style-name="P4">
_foto：op _</text:p>
      <text:p text:style-name="P4">
News Source: <text:a xlink:type="simple" xlink:href="https://www.ukrinform.ua/rubric-ato/3700069-ukraina-vze-zvilnila-z-rosijskogo-polonu-ponad-2230-osib-sered-akih-140-civilnih-zelenskij.html" text:style-name="Internet_20_link" text:visited-style-name="Visited_20_Internet_20_Link">
https://www.ukrinform.ua/rubric-ato/3700069-ukraina-vze-zvilnila-z-rosijskogo-polonu-ponad-2230-osib-sered-akih-140-civilnih-zelenskij.html</text:a>
</text:p>
      <!--NEWS-->
      <text:h text:style-name="P10" text:outline-level="1">
<text:span text:style-name="T4">
乌克兰的足球队将在6月之前获得新的导师-Pavelko</text:span>
</text:h>
      <text:p text:style-name="P4">
作者: Ukrinform (Person)</text:p>
      <text:p text:style-name="P4">
出版商: Укринформ (Organization)</text:p>
      <text:p text:style-name="P4">
出版时间: 2023-04-24T17:35:00+03:00</text:p>
      <text:p text:style-name="P4">
修改时间: 2023-04-24T17:35:00+03:00</text:p>
      <text:p text:style-name="P4">
描述: 乌克兰足球的国家队很快将有一位新导师。  - 乌克林。</text:p>
      <text:p text:style-name="P4">
图片: ["<text:a xlink:type="simple" xlink:href="https://static.ukrinform.com/photos/2023_04/thumb_files/630_360_1682346879-694.jpg" text:style-name="Internet_20_link" text:visited-style-name="Visited_20_Internet_20_Link">
630_360_16823...</text:a>
"]</text:p>
      <text:p text:style-name="P4">
标签: ['Футбол', 'Павелко', 'Збірна України', 'УАФ']</text:p>
      <text:p text:style-name="P4">
类型: Article</text:p>
      <!--METADATA-->
      <text:p text:style-name="P4">
<draw:frame draw:style-name="fr1" draw:name="Image93" text:anchor-type="as-char" svg:width="6.9236in" svg:height="3.956343in" draw:z-index="0">
<draw:image xlink:href="../Images/yкринформ/2023-04-24T17-35-00-03-00/630_360_1682346879-694.jpg" xlink:type="simple" xlink:show="embed" xlink:actuate="onLoad" draw:mime-type="image/jpeg"/>
</draw:frame>
乌克兰足球的国家队很快将有一位新导师。</text:p>
      <text:p text:style-name="P4">
乌克兰足球协会主席告知了这一点(WAF)Andripavelk在他的[]上(https://www.facebook.com/andriy.pavelko/posts/6047544741997790)Facebook，Ukrinform报告。</text:p>
      <text:p text:style-name="P4">
根据UAF的负责人的说法，乌克兰国家队将在六月比赛之前获得新的主教练。</text:p>
      <text:p text:style-name="P4">
帕维尔科写道：“乌克兰国家队将准备一名新的主教练，当时将在当时进行规定。”乌克兰。</text:p>
      <text:p text:style-name="P4">
<text:span text:style-name="T4">
另请阅读：</text:span>
 <text:a xlink:type="simple" xlink:href="https://www.ukrinform.ua/rubric-sports/3699973-zbirna-ukraini-ne-pripinatime-vistup-u-vidbori-na-futbolne-evro2024.html" text:style-name="Internet_20_link" text:visited-style-name="Visited_20_Internet_20_Link">
<text:span text:style-name="T4">
足球</text:span>
</text:a>
正如乌克林福姆报道的，德国友好的比赛 - 乌克兰将于6月12日在不来梅举行。</text:p>
      <text:p text:style-name="P4">
在欧洲冠军-2024的反比赛马其顿和马耳他的欧洲冠军赛中，“蓝色和黄色”最接近的决斗将分别于6月16日和19日举行。</text:p>
      <text:p text:style-name="P4">
照片：UAF。</text:p>
      <text:p text:style-name="P4">
News Source: <text:a xlink:type="simple" xlink:href="https://www.ukrinform.ua/rubric-sports/3700073-futbolna-zbirna-ukraini-otrimae-novogo-nastavnika-do-cervna-pavelko.html" text:style-name="Internet_20_link" text:visited-style-name="Visited_20_Internet_20_Link">
https://www.ukrinform.ua/rubric-sports/3700073-futbolna-zbirna-ukraini-otrimae-novogo-nastavnika-do-cervna-pavelko.html</text:a>
</text:p>
      <!--NEWS-->
      <text:h text:style-name="P10" text:outline-level="1">
<text:span text:style-name="T4">
在黑海，俄罗斯使船只更靠近Novorossiysk -Humeniuk</text:span>
</text:h>
      <text:p text:style-name="P4">
作者: Ukrinform (Person)</text:p>
      <text:p text:style-name="P4">
出版商: Укринформ (Organization)</text:p>
      <text:p text:style-name="P4">
出版时间: 2023-04-24T17:35:28+03:00</text:p>
      <text:p text:style-name="P4">
修改时间: 2023-04-24T17:35:28+03:00</text:p>
      <text:p text:style-name="P4">
描述: 在俄罗斯联邦的黑海中，其船只集团更靠近俄罗斯海岸，担心“棉花”。 如今，黑海有8艘船，其中2艘是海底火箭发射器。  - 乌克林。</text:p>
      <text:p text:style-name="P4">
图片: ["<text:a xlink:type="simple" xlink:href="https://static.ukrinform.com/photos/2015_11/thumb_files/630_360_1447753045-4415-korabli-rf.jpg" text:style-name="Internet_20_link" text:visited-style-name="Visited_20_Internet_20_Link">
630_360_14477...</text:a>
"]</text:p>
      <text:p text:style-name="P4">
标签: [' Чорне море', 'росія', 'Корабель', 'Єдині новини']</text:p>
      <text:p text:style-name="P4">
类型: Article</text:p>
      <!--METADATA-->
      <text:p text:style-name="P4">
<draw:frame draw:style-name="fr1" draw:name="Image94" text:anchor-type="as-char" svg:width="6.9236in" svg:height="3.956343in" draw:z-index="0">
<draw:image xlink:href="../Images/yкринформ/2023-04-24T17-35-28-03-00/630_360_1447753045-4415-korabli-rf.jpg" xlink:type="simple" xlink:show="embed" xlink:actuate="onLoad" draw:mime-type="image/jpeg"/>
</draw:frame>
在黑海，俄罗斯联邦将其船舶集团保持在更靠近成年海岸的地方，担心“棉花”。 如今，黑海有8艘船，其中2艘是海底火箭发射器。</text:p>
      <text:p text:style-name="P4">
乌克林福姆报道，这是由运营司令部“南方”纳塔利亚古米尼克(Nataliagumeniuk)联合新闻中心的记者在全国性电话的“统一新闻”上宣布的。</text:p>
      <text:p text:style-name="P4">
“他们正试图将船只群体分散，往往是成年海岸，到Novorossiysk。 即使是海湾也更有可能用来补充股票，因为它们已经没有与“本地港口”竞争。 他们认为“棉花”的季节是我们已经工作的海洋活动“战斗十字里人”的季节，它正在如火如荼，对他们来说实际上是一种恐惧。 目前，敌人在黑海中运送了8艘船，其中2艘水下交通。”古梅尼克说。</text:p>
      <text:p text:style-name="P4">
这位女发言人还指出，最近俄罗斯人在海中的活动尚未保存，但这不应散布乌克兰siloborophes的警惕。</text:p>
      <text:p text:style-name="P4">
Humeniuk评论有关俄罗斯人在Iasobiv部队南部方向积累的信息时指出，他们已经做了很长时间了，现在他们正在机动，试图装备基地，并掩盖了自己的平民办公室。</text:p>
      <text:p text:style-name="P4">
“他们已经积累了很长时间，他们操纵，寻找处置的地方，基于其单位和股票的基础 - 作为生命力，这些技术。 他们继续建立国防结构，继续能够运送平民并将平民运送到那里，他们能够安排相同的基地，因为他们继续由平民人口的军事物体平民策略，”发言人说。</text:p>
      <text:p text:style-name="P4">
Humeniuk还补充说，俄罗斯联邦通过使用存储的航空炸弹继续对右岸进行炮击，还可以使用无人机等待国防军和哪一方等待。</text:p>
      <text:p text:style-name="P4">
<text:span text:style-name="T4">
另请阅读：</text:span>
 <text:a xlink:type="simple" xlink:href="https://www.ukrinform.ua/rubric-crimea/3699728-u-sevastopoli-prolunali-vibuhi-okupanti-kazut-pro-ataku-nadvodnih-bezpilotnikiv.html" text:style-name="Internet_20_link" text:visited-style-name="Visited_20_Internet_20_Link">
<text:span text:style-name="T4">
 sevastopol </text:span>
</text:a>
正如乌克林福姆(Ukrinform)报道的那样，前一天，汉尼克(Humeniuk “棉花季节”。</text:p>
      <text:p text:style-name="P4">
News Source: <text:a xlink:type="simple" xlink:href="https://www.ukrinform.ua/rubric-ato/3700074-u-cornomu-mori-rosia-trimae-korabli-blizce-do-novorosijska-gumenuk.html" text:style-name="Internet_20_link" text:visited-style-name="Visited_20_Internet_20_Link">
https://www.ukrinform.ua/rubric-ato/3700074-u-cornomu-mori-rosia-trimae-korabli-blizce-do-novorosijska-gumenuk.html</text:a>
</text:p>
      <!--NEWS-->
      <text:h text:style-name="P10" text:outline-level="1">
<text:span text:style-name="T4">
外交部回应了匈牙利关于俄罗斯允许乌克兰加入北约的陈述</text:span>
</text:h>
      <text:p text:style-name="P4">
作者: Ukrinform (Person)</text:p>
      <text:p text:style-name="P4">
出版商: Укринформ (Organization)</text:p>
      <text:p text:style-name="P4">
出版时间: 2023-04-24T17:36:37+03:00</text:p>
      <text:p text:style-name="P4">
修改时间: 2023-04-24T17:36:37+03:00</text:p>
      <text:p text:style-name="P4">
描述: 乌克兰不需要俄罗斯成为北约成员的许可，并认为这只会加强联盟，并使未来在欧洲重演俄罗斯侵略是不可能的。  - 乌克林。</text:p>
      <text:p text:style-name="P4">
图片: ["<text:a xlink:type="simple" xlink:href="https://static.ukrinform.com/photos/2019_05/thumb_files/630_360_1557923525-962.jpg" text:style-name="Internet_20_link" text:visited-style-name="Visited_20_Internet_20_Link">
630_360_15579...</text:a>
"]</text:p>
      <text:p text:style-name="P4">
标签: ['МЗС', 'НАТО', 'Угорщина', 'росія', 'Ніколенко']</text:p>
      <text:p text:style-name="P4">
类型: Article</text:p>
      <!--METADATA-->
      <text:p text:style-name="P4">
<draw:frame draw:style-name="fr1" draw:name="Image95" text:anchor-type="as-char" svg:width="6.9236in" svg:height="3.956343in" draw:z-index="0">
<draw:image xlink:href="../Images/yкринформ/2023-04-24T17-36-37-03-00/630_360_1557923525-962.jpg" xlink:type="simple" xlink:show="embed" xlink:actuate="onLoad" draw:mime-type="image/jpeg"/>
</draw:frame>
乌克兰是不必要的，因为俄罗斯允许成为北约的成员，并认为这只会加强字母，并使未来重复俄罗斯的侵略是不可能的。</text:p>
      <text:p text:style-name="P4">
这在[]中指出(http://www.facebook.com/oleg.nikolenko.50/posts/pfbid02vWtZoYRxu92UbZxu6qjPe6i4XfqkjxRxFaXtdpD5aPEJT7mxP7vrxsAUDg5oNeVxl)乌克林福姆报道，奥利格·尼古伦科外交部为了应对议会维希斯皮克的声明。</text:p>
      <text:p text:style-name="P4">
Nikolenko强调，乌克兰拥有自由选择安全手段的主权权利，这在所有成员国的水平上反复证实<text:a xlink:type="simple" xlink:href="https://www.ukrinform.ua/tag-nato" text:style-name="Internet_20_link" text:visited-style-name="Visited_20_Internet_20_Link">
</text:a>
特别是匈牙利。</text:p>
      <text:p text:style-name="P4">
“我们不需要俄罗斯的允许成为联盟的成员。 同时，当匈牙利各个政客试图根据莫斯科的骨头放置安全空间时。”</text:p>
      <text:p text:style-name="P4">
<text:span text:style-name="T4">
另请阅读：</text:span>
 <text:a xlink:type="simple" xlink:href="https://www.ukrinform.ua/rubric-polytics/3695899-u-mzs-ukraini-vidreaguvali-na-zaavu-orbana-sama-ugorsina-otrimue-cimali-grosi-vid-es.html" text:style-name="Internet_20_link" text:visited-style-name="Visited_20_Internet_20_Link">
</text:a>
他补充说，没有客观的理由可以防止北约加入。 尼古伦科说：“乌克兰会员资格只会加强联盟，将来不可能在欧洲重演俄罗斯侵略。”</text:p>
      <text:p text:style-name="P4">
<text:span text:style-name="T4">
另请阅读：</text:span>
 <text:a xlink:type="simple" xlink:href="https://www.ukrinform.ua/rubric-world/3698416-polsi-vazko-zrozumiti-poziciu-ugorsini-sodo-vijni-rf-proti-ukraini-rau.html" text:style-name="Internet_20_link" text:visited-style-name="Visited_20_Internet_20_Link">
<text:span text:style-name="T4">
匈牙利</text:span>
</text:a>
据报道，匈牙利议会杜拉·杜罗阿(Dora Duroa)的维斯皮克(Vespiker)表示，只有在俄罗斯以该协议格式批准该步骤时，乌克兰在没有很大安全风险的情况下进入北约才有可能。</text:p>
      <text:p text:style-name="P4">
News Source: <text:a xlink:type="simple" xlink:href="https://www.ukrinform.ua/rubric-polytics/3700075-u-mzs-vidreaguvali-na-ugorski-zaavi-pro-dozvil-rosii-dla-vstupu-ukraini-u-nato.html" text:style-name="Internet_20_link" text:visited-style-name="Visited_20_Internet_20_Link">
https://www.ukrinform.ua/rubric-polytics/3700075-u-mzs-vidreaguvali-na-ugorski-zaavi-pro-dozvil-rosii-dla-vstupu-ukraini-u-nato.html</text:a>
</text:p>
      <!--NEWS-->
      <text:h text:style-name="P10" text:outline-level="1">
<text:span text:style-name="T4">
阿塞拜疆阻止了连接亚美尼亚和纳戈尔尼karabakh的路径</text:span>
</text:h>
      <text:p text:style-name="P4">
作者: Ukrinform (Person)</text:p>
      <text:p text:style-name="P4">
出版商: Укринформ (Organization)</text:p>
      <text:p text:style-name="P4">
出版时间: 2023-04-24T17:45:29+03:00</text:p>
      <text:p text:style-name="P4">
修改时间: 2023-04-24T17:45:29+03:00</text:p>
      <text:p text:style-name="P4">
描述: 阿塞拜疆关闭了拉钦斯基走廊，连接亚美尼亚和纳吉尼·卡拉巴赫（Nagirny Karabakh）的通道，开始在那里安装自己的检查站。  - 乌克林。</text:p>
      <text:p text:style-name="P4">
图片: ["<text:a xlink:type="simple" xlink:href="https://static.ukrinform.com/photos/2023_04/thumb_files/630_360_1682347322-827.png" text:style-name="Internet_20_link" text:visited-style-name="Visited_20_Internet_20_Link">
630_360_16823...</text:a>
"]</text:p>
      <text:p text:style-name="P4">
标签: ['Азербайджан', 'Нагірний Карабах', 'Вірменія']</text:p>
      <text:p text:style-name="P4">
类型: Article</text:p>
      <!--METADATA-->
      <text:p text:style-name="P4">
<draw:frame draw:style-name="fr1" draw:name="Image96" text:anchor-type="as-char" svg:width="6.9236in" svg:height="3.956343in" draw:z-index="0">
<draw:image xlink:href="../Images/yкринформ/2023-04-24T17-45-29-03-00/630_360_1682347322-827.png" xlink:type="simple" xlink:show="embed" xlink:actuate="onLoad" draw:mime-type="image/png"/>
</draw:frame>
阿塞拜疆关闭了连接亚美尼亚·塔纳吉里·卡拉巴赫(Armenia Tanagiri Karabakh)的Lachinsky走廊的通道，开始在那里安装自己的检查站。</text:p>
      <text:p text:style-name="P4">
正如乌克林福姆报道的那样，它报告了<text:a xlink:type="simple" xlink:href="https://oc-media.org/azerbaijan-closes-lachin-corridor-to-install-checkpoint/" text:style-name="Internet_20_link" text:visited-style-name="Visited_20_Internet_20_Link">
</text:a>
周日，阿塞拜疆边境卫队用亚美尼亚边境的哈卡里波利桥封锁了票价。</text:p>
      <text:p text:style-name="P4">
阿塞拜疆的当局表示，这一步骤旨在防止释放从亚美尼亚到纳戈尔尼卡拉巴赫的武器和士兵。 阿塞拜疆外交部在一份声明中说，走廊“系统性和大规模滥用”。 他们指出，“控制机制”将在“与俄罗斯维持和平的互动”中实施。</text:p>
      <text:p text:style-name="P4">
<text:a xlink:type="simple" xlink:href="https://www.ukrinform.ua/tag-azerbajdzan" text:style-name="Internet_20_link" text:visited-style-name="Visited_20_Internet_20_Link">
</text:a>
他不断地指责亚美尼亚是塔罗斯安的维持和平使命，即转移武器和多纳吉尔·卡拉巴赫的军事人员，双方都否认了这一点。</text:p>
      <text:p text:style-name="P4">
取而代之的是，亚美尼亚指责阿塞拜疆利用票价结束，“打破”两国之间的和平谈判。 卫生部的周日声明称联合国“采取有效的步骤”来执行联合国国际法院的裁决，该法院要求恢复走廊。</text:p>
      <text:p text:style-name="P4">
回想一下，在苏联时期，纳吉尼·卡拉巴赫(Nagirny Karabakh)是阿塞拜疆的成员，尽管它是亚美尼亚人多数的地区。</text:p>
      <text:p text:style-name="P4">
巴库指出，亚美尼亚部队最近几天加强了亚美尼亚人的武器供应，以绕过So称为的Lachynsky走廊。</text:p>
      <text:p text:style-name="P4">
反过来，纳戈尔尼·卡拉巴赫(Nagorny Karabakh)的亚美尼亚当局指出，这条山路没有用于运输武器，但仅是“对于组织(阿塞拜疆名称汉肯迪)Shushinsky地区社区的Tocartma。”</text:p>
      <text:p text:style-name="P4">
<text:span text:style-name="T4">
另请阅读：</text:span>
 <text:a xlink:type="simple" xlink:href="https://www.ukrinform.ua/rubric-world/3694584-na-kordoni-azerbajdzanu-ta-virmenii-stalasa-perestrilka.html" text:style-name="Internet_20_link" text:visited-style-name="Visited_20_Internet_20_Link">
</text:a>
大约三十年来，阿塞拜疆一直没有控制其国际公认领土的20％。 这不仅是关于Zajadian Times的前自治，也被称为Nagorno-Karabakh自治区，而且还称为阿塞拜疆地区。</text:p>
      <text:p text:style-name="P4">
近年来，阿塞拜疆征服了该领土的很大一部分，包括卡拉巴赫的一部分，尤其是Shush。</text:p>
      <text:p text:style-name="P4">
照片：RFE/RL</text:p>
      <text:p text:style-name="P4">
News Source: <text:a xlink:type="simple" xlink:href="https://www.ukrinform.ua/rubric-world/3700077-azerbajdzan-zablokuvav-slah-so-spolucae-virmeniu-ta-nagirnij-karabah.html" text:style-name="Internet_20_link" text:visited-style-name="Visited_20_Internet_20_Link">
https://www.ukrinform.ua/rubric-world/3700077-azerbajdzan-zablokuvav-slah-so-spolucae-virmeniu-ta-nagirnij-karabah.html</text:a>
</text:p>
      <!--NEWS-->
      <text:h text:style-name="P10" text:outline-level="1">
<text:span text:style-name="T4">
入侵者将14岁的青少年放在Zaporozhye</text:span>
</text:h>
      <text:p text:style-name="P4">
作者: Ukrinform (Person)</text:p>
      <text:p text:style-name="P4">
出版商: Укринформ (Organization)</text:p>
      <text:p text:style-name="P4">
出版时间: 2023-04-24T17:49:31+03:00</text:p>
      <text:p text:style-name="P4">
修改时间: 2023-04-24T17:49:31+03:00</text:p>
      <text:p text:style-name="P4">
描述: 在Zaporizhzhya的临时占领领土中，俄罗斯入侵者将数据传递给14岁的儿童到俄罗斯联邦的军事会计统一登记册。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Діти', 'Запоріжжя', 'Війна з росією']</text:p>
      <text:p text:style-name="P4">
类型: Article</text:p>
      <!--METADATA-->
      <text:p text:style-name="P4">
<draw:frame draw:style-name="fr1" draw:name="Image97" text:anchor-type="as-char" svg:width="6.9236in" svg:height="3.956343in" draw:z-index="0">
<draw:image xlink:href="../Images/yкринформ/2023-04-24T17-49-31-03-00/630_360_1668461240-442.jpg" xlink:type="simple" xlink:show="embed" xlink:actuate="onLoad" draw:mime-type="image/jpeg"/>
</draw:frame>
在Zaporizhzhya被占领领土时，俄罗斯入侵者将Data14岁儿童转移到俄罗斯联邦军事会计统一登记册。</text:p>
      <text:p text:style-name="P4">
关于它在[]中报告(http://t.me/ivan_fedorov_melitopol/1773)据报道，梅利托波尔市董事长伊万·费多罗夫(Ivan Fedorov)据报道。</text:p>
      <text:p text:style-name="P4">
“最初，占领者是在14岁的儿童的控制下被带走的：他们想递给他们俄罗斯护照。现在，他们传达了克里姆林宫选民注册数据，其中包括14岁的孩子，统一登记册”， - 费多洛夫说。</text:p>
      <text:p text:style-name="P4">
他强调，在特殊威胁下，从事占领的孩子。 入侵者是僵尸，“种植奴隶和未来的大炮肉”。</text:p>
      <text:p text:style-name="P4">
<text:span text:style-name="T4">
另请阅读：</text:span>
 <text:a xlink:type="simple" xlink:href="https://www.ukrinform.ua/rubric-regions/3694297-na-zahoplenij-teritorii-zaporizza-svizi-sili-rosian-posiluut-teror-naselenna-fedorov.html" text:style-name="Internet_20_link" text:visited-style-name="Visited_20_Internet_20_Link">
<text:span text:style-name="T4">
 Fedorov </text:span>
</text:a>
正如乌克林福姆报道的那样，俄罗斯人创建了一个电子注册服务商，并在临时占领的领土上分发了电子摘要<text:a xlink:type="simple" xlink:href="https://www.ukrinform.ua/tag-zaporizza" text:style-name="Internet_20_link" text:visited-style-name="Visited_20_Internet_20_Link">
</text:a>
。 超过2000人离开了Melitopol。</text:p>
      <text:p text:style-name="P4">
News Source: <text:a xlink:type="simple" xlink:href="https://www.ukrinform.ua/rubric-regions/3700080-zagarbniki-stavlat-na-vijskovij-oblik-cotirnadcatiricnih-pidlitkiv-na-zaporizzi.html" text:style-name="Internet_20_link" text:visited-style-name="Visited_20_Internet_20_Link">
https://www.ukrinform.ua/rubric-regions/3700080-zagarbniki-stavlat-na-vijskovij-oblik-cotirnadcatiricnih-pidlitkiv-na-zaporizzi.html</text:a>
</text:p>
      <!--NEWS-->
      <text:h text:style-name="P10" text:outline-level="1">
<text:span text:style-name="T4">
乌克兰期望合作伙伴的积极决定提供战斗机-Stefanchuk</text:span>
</text:h>
      <text:p text:style-name="P4">
作者: Ukrinform (Person)</text:p>
      <text:p text:style-name="P4">
出版商: Укринформ (Organization)</text:p>
      <text:p text:style-name="P4">
出版时间: 2023-04-24T17:54:00+03:00</text:p>
      <text:p text:style-name="P4">
修改时间: 2023-04-24T17:54:00+03:00</text:p>
      <text:p text:style-name="P4">
描述: 乌克兰期望合作伙伴做出积极的决定，将提供第四代战斗机。  - 乌克林。</text:p>
      <text:p text:style-name="P4">
图片: ["<text:a xlink:type="simple" xlink:href="https://static.ukrinform.com/photos/2023_04/thumb_files/630_360_1681999509-518.jpg" text:style-name="Internet_20_link" text:visited-style-name="Visited_20_Internet_20_Link">
630_360_16819...</text:a>
"]</text:p>
      <text:p text:style-name="P4">
标签: ['Літак', 'НАТО', 'Україна', 'Стефанчук']</text:p>
      <text:p text:style-name="P4">
类型: Article</text:p>
      <!--METADATA-->
      <text:p text:style-name="P4">
<draw:frame draw:style-name="fr1" draw:name="Image98" text:anchor-type="as-char" svg:width="6.9236in" svg:height="3.956343in" draw:z-index="0">
<draw:image xlink:href="../Images/yкринформ/2023-04-24T17-54-00-03-00/630_360_1681999509-518.jpg" xlink:type="simple" xlink:show="embed" xlink:actuate="onLoad" draw:mime-type="image/jpeg"/>
</draw:frame>
乌克兰是合作伙伴授予乌克兰第四代军队的积极决定。</text:p>
      <text:p text:style-name="P4">
乌克兰通讯员的报道，乌克兰的Verkhovna Rada董事长Ruslan Stefanchuk在捷克共和国的欧盟成员国发言人会议上说，这是乌克林福音通讯员的报道。</text:p>
      <text:p text:style-name="P4">
他说：“世界上的 - 乌克兰联盟比以往任何时候都更加强大，但胜利的行动将胜利。”</text:p>
      <text:p text:style-name="P4">
Verkhovna Rada的董事长指出，乌克兰准备从俄罗斯侵略者中释放，该侵略者需要重型武器，弹药和对乌克兰军方的训练。</text:p>
      <text:p text:style-name="P4">
“今天，我们需要现代战斗航空。 乌克兰非常期望做出一个微不足道的决定，以提供第四代的多功能战斗机，”乌克兰议会的议长强调。</text:p>
      <text:p text:style-name="P4">
同时，他强调说，除了提供武器外，乌克兰还需要战略性的政治决定。 在这种情况下，他回忆说，他与Zelensky总统和总理丹尼斯·施米加尔(Denis Shmigal)一起于2022年9月30日签署了乌克兰加入[]的申请。(https://www.ukrinform.ua/tag-nato)。 据他说，这是一个合乎逻辑且周到的一步，因为乌克兰重新监管了世界愿意成为联盟对民主价值观的诱人性的意愿。</text:p>
      <text:p text:style-name="P4">
“我们只有几个月的时间从维尔纽斯举行的7月北约峰会分开了几个月，我们希望看到乌克兰邀请乌克兰与明确算法的邀请，尤其是加入的时间范围，” Verkhovna Rada主席。</text:p>
      <text:p text:style-name="P4">
<text:span text:style-name="T4">
另请阅读：</text:span>
 <text:a xlink:type="simple" xlink:href="https://www.ukrinform.ua/rubric-polytics/3699933-f16-dla-ukraini-stane-investicieu-desatilitta-u-bezpeku-evropi-kuleba.html" text:style-name="Internet_20_link" text:visited-style-name="Visited_20_Internet_20_Link">
<text:span text:style-name="T4">
 kuleba </text:span>
</text:a>
据报道，向乌克兰提供F-16战斗机的问题已经完成了几个月，但对此的明确决定是主导的。</text:p>
      <text:p text:style-name="P4">
同时，在3月底，在美国武装silasenat委员会的听证会上，五角大楼劳埃德·奥斯丁(Pentagon Lloyd Austin)说<text:a xlink:type="simple" xlink:href="https://www.ukrinform.ua/rubric-ato/3688748-glava-pentagonu-virimo-so-ukraina-v-majbutnomu-otrimae-zahidni-litaki-iv-pokolinna.html" text:style-name="Internet_20_link" text:visited-style-name="Visited_20_Internet_20_Link">
</text:a>
 .</text:p>
      <text:p text:style-name="P4">
News Source: <text:a xlink:type="simple" xlink:href="https://www.ukrinform.ua/rubric-polytics/3700084-ukraina-ocikue-na-pozitivne-risenna-partneriv-sodo-nadanna-bojovih-litakiv-stefancuk.html" text:style-name="Internet_20_link" text:visited-style-name="Visited_20_Internet_20_Link">
https://www.ukrinform.ua/rubric-polytics/3700084-ukraina-ocikue-na-pozitivne-risenna-partneriv-sodo-nadanna-bojovih-litakiv-stefancuk.html</text:a>
</text:p>
      <!--NEWS-->
      <text:h text:style-name="P10" text:outline-level="1">
<text:span text:style-name="T4">
波兰音乐节的尼古拉夫妇在战争期间展示了有关家庭关系的表演</text:span>
</text:h>
      <text:p text:style-name="P4">
作者: Ukrinform (Person)</text:p>
      <text:p text:style-name="P4">
出版商: Укринформ (Organization)</text:p>
      <text:p text:style-name="P4">
出版时间: 2023-04-24T17:59:00+03:00</text:p>
      <text:p text:style-name="P4">
修改时间: 2023-04-24T17:59:00+03:00</text:p>
      <text:p text:style-name="P4">
描述: 尼古拉夫妇在乌克兰剧院的国际乌克兰音乐节上，波兰的尼古拉国家学术戏剧和音乐喜剧剧院在俄罗斯 - 乌克兰战争期间介绍了有关家庭关系的首映“高级兄弟”。  - 乌克林。</text:p>
      <text:p text:style-name="P4">
图片: ["<text:a xlink:type="simple" xlink:href="https://static.ukrinform.com/photos/2023_04/thumb_files/630_360_1682348196-2978.jpeg" text:style-name="Internet_20_link" text:visited-style-name="Visited_20_Internet_20_Link">
630_360_16823...</text:a>
", "<text:a xlink:type="simple" xlink:href="https://static.ukrinform.com/photos/2023_04/thumb_files/630_360_1682348196-8632.jpeg" text:style-name="Internet_20_link" text:visited-style-name="Visited_20_Internet_20_Link">
630_360_16823...</text:a>
", "<text:a xlink:type="simple" xlink:href="https://static.ukrinform.com/photos/2023_04/thumb_files/630_360_1682348196-8647.jpeg" text:style-name="Internet_20_link" text:visited-style-name="Visited_20_Internet_20_Link">
630_360_16823...</text:a>
", "<text:a xlink:type="simple" xlink:href="https://static.ukrinform.com/photos/2023_04/thumb_files/630_360_1682348196-5702.jpeg" text:style-name="Internet_20_link" text:visited-style-name="Visited_20_Internet_20_Link">
630_360_16823...</text:a>
", "<text:a xlink:type="simple" xlink:href="https://static.ukrinform.com/photos/2023_04/thumb_files/630_360_1682348196-5554.jpeg" text:style-name="Internet_20_link" text:visited-style-name="Visited_20_Internet_20_Link">
630_360_16823...</text:a>
", "<text:a xlink:type="simple" xlink:href="https://static.ukrinform.com/photos/2023_04/thumb_files/630_360_1682348196-9657.jpeg" text:style-name="Internet_20_link" text:visited-style-name="Visited_20_Internet_20_Link">
630_360_16823...</text:a>
", "<text:a xlink:type="simple" xlink:href="https://static.ukrinform.com/photos/2023_04/thumb_files/630_360_1682348197-5587.jpeg" text:style-name="Internet_20_link" text:visited-style-name="Visited_20_Internet_20_Link">
630_360_16823...</text:a>
"]</text:p>
      <text:p text:style-name="P4">
标签: ['Фестиваль', 'Миколаїв', 'Польща', 'Театр']</text:p>
      <text:p text:style-name="P4">
类型: Article</text:p>
      <!--METADATA-->
      <text:p text:style-name="P4">
<draw:frame draw:style-name="fr1" draw:name="Image99" text:anchor-type="as-char" svg:width="6.9236in" svg:height="3.956343in" draw:z-index="0">
<draw:image xlink:href="../Images/yкринформ/2023-04-24T17-59-00-03-00/630_360_1682348196-2978.jpeg" xlink:type="simple" xlink:show="embed" xlink:actuate="onLoad" draw:mime-type="image/jpeg"/>
</draw:frame>
乌克兰国际东部剧院的尼古拉国家学术乌克兰戏剧和音乐喜剧剧院在波兰的国际节日是关于俄罗斯 - 乌克兰战争期间家庭关系的首映“高级兄弟”。</text:p>
      <text:p text:style-name="P4">
剧院文学和戏剧部分的负责人Bogdan Golodchenko告知乌克林福姆的通讯员。</text:p>
      <text:p text:style-name="P4">
“从2023年4月17日至4月23日，乌克兰国际剧院“东西方节”在克拉科夫举行，每年由大众指导的基础举行。 在节日上，介绍了哈尔基夫，德尼普罗，苏米，科洛里亚，科尔森和尼古拉夫的国家和学术剧院的口号。 在怪异剧院的舞台上，我们的剧院在剧本中演奏了《巨大兄弟》的表演“为埃尔维斯祈祷”的现代乌克兰格林格玛丽娜·史密扬斯特(Elvis of Elvis)(乌克兰Sergiy Quachalyuk的导演董事著名艺术家，导演Tatiana Chukhriy)»， -  Golovchenko说。</text:p>
      <text:p text:style-name="P4">
<draw:frame draw:style-name="fr1" draw:name="Image100" text:anchor-type="as-char" svg:width="6.9236in" svg:height="3.956343in" draw:z-index="0">
<draw:image xlink:href="../Images/yкринформ/2023-04-24T17-59-00-03-00/630_360_1682348196-8632.jpeg" xlink:type="simple" xlink:show="embed" xlink:actuate="onLoad" draw:mime-type="image/jpeg"/>
</draw:frame>
波兰东部国际音乐节的尼古拉夫剧院(Nikolaev Theatre(Images/yкринформ/2023-04-24T17-59-00-03-00/630_360_1682348196-8632.jpeg)](https://static.ukrinform.com/photos/2023_04/1682348196-8632.jpeg) <text:a xlink:type="simple" xlink:href="https://static.ukrinform.com/photos/2023_04/1682348196-8647.jpeg" text:style-name="Internet_20_link" text:visited-style-name="Visited_20_Internet_20_Link">
<draw:frame draw:style-name="fr1" draw:name="Image101" text:anchor-type="as-char" svg:width="6.9236in" svg:height="3.956343in" draw:z-index="0">
<draw:image xlink:href="../Images/yкринформ/2023-04-24T17-59-00-03-00/630_360_1682348196-8647.jpeg" xlink:type="simple" xlink:show="embed" xlink:actuate="onLoad" draw:mime-type="image/jpeg"/>
</draw:frame>
</text:a>
 <text:a xlink:type="simple" xlink:href="https://static.ukrinform.com/photos/2023_04/1682348196-5702.jpeg" text:style-name="Internet_20_link" text:visited-style-name="Visited_20_Internet_20_Link">
<draw:frame draw:style-name="fr1" draw:name="Image102" text:anchor-type="as-char" svg:width="6.9236in" svg:height="3.956343in" draw:z-index="0">
<draw:image xlink:href="../Images/yкринформ/2023-04-24T17-59-00-03-00/630_360_1682348196-5702.jpeg" xlink:type="simple" xlink:show="embed" xlink:actuate="onLoad" draw:mime-type="image/jpeg"/>
</draw:frame>
</text:a>
 <text:a xlink:type="simple" xlink:href="https://static.ukrinform.com/photos/2023_04/1682348196-5554.jpeg" text:style-name="Internet_20_link" text:visited-style-name="Visited_20_Internet_20_Link">
<draw:frame draw:style-name="fr1" draw:name="Image103" text:anchor-type="as-char" svg:width="6.9236in" svg:height="3.956343in" draw:z-index="0">
<draw:image xlink:href="../Images/yкринформ/2023-04-24T17-59-00-03-00/630_360_1682348196-5554.jpeg" xlink:type="simple" xlink:show="embed" xlink:actuate="onLoad" draw:mime-type="image/jpeg"/>
</draw:frame>
</text:a>
 <text:a xlink:type="simple" xlink:href="https://static.ukrinform.com/photos/2023_04/1682348196-9657.jpeg" text:style-name="Internet_20_link" text:visited-style-name="Visited_20_Internet_20_Link">
<draw:frame draw:style-name="fr1" draw:name="Image104" text:anchor-type="as-char" svg:width="6.9236in" svg:height="3.956343in" draw:z-index="0">
<draw:image xlink:href="../Images/yкринформ/2023-04-24T17-59-00-03-00/630_360_1682348196-9657.jpeg" xlink:type="simple" xlink:show="embed" xlink:actuate="onLoad" draw:mime-type="image/jpeg"/>
</draw:frame>
</text:a>
 <text:a xlink:type="simple" xlink:href="https://static.ukrinform.com/photos/2023_04/1682348196-2978.jpeg" text:style-name="Internet_20_link" text:visited-style-name="Visited_20_Internet_20_Link">
<draw:frame draw:style-name="fr1" draw:name="Image105" text:anchor-type="as-char" svg:width="6.9236in" svg:height="3.956343in" draw:z-index="0">
<draw:image xlink:href="../Images/yкринформ/2023-04-24T17-59-00-03-00/630_360_1682348196-2978.jpeg" xlink:type="simple" xlink:show="embed" xlink:actuate="onLoad" draw:mime-type="image/jpeg"/>
</draw:frame>
</text:a>
 <text:a xlink:type="simple" xlink:href="https://static.ukrinform.com/photos/2023_04/1682348197-5587.jpeg" text:style-name="Internet_20_link" text:visited-style-name="Visited_20_Internet_20_Link">
<draw:frame draw:style-name="fr1" draw:name="Image106" text:anchor-type="as-char" svg:width="6.9236in" svg:height="3.956343in" draw:z-index="0">
<draw:image xlink:href="../Images/yкринформ/2023-04-24T17-59-00-03-00/630_360_1682348197-5587.jpeg" xlink:type="simple" xlink:show="embed" xlink:actuate="onLoad" draw:mime-type="image/jpeg"/>
</draw:frame>
</text:a>
</text:p>
      <text:p text:style-name="P4">
Golovchenko还指出，该剧甚至在俄罗斯的完整范围造币之前就写过，在2022年2月24日之后被Smilyanets补充。 年轻的阿尔特姆(Artem)犹豫不决，并不总是理解他的哥哥，他加入了TRO，继续为乌克兰国家而战。</text:p>
      <text:p text:style-name="P4">
“导演和演员的重要任务不是创造宣传表现，而是要思考战争预测的悲剧规模，对自己的生活的责任和命运的责任，” Golovchenko说。</text:p>
      <text:p text:style-name="P4">
<text:span text:style-name="T4">
另请阅读：</text:span>
 <text:a xlink:type="simple" xlink:href="https://www.ukrinform.ua/rubric-culture/3699430-v-ukrainskomu-domi-pokazut-teatralnu-vistavu-azovstal-golosi.html" text:style-name="Internet_20_link" text:visited-style-name="Visited_20_Internet_20_Link">
</text:a>
表演的亮点成为作者表演的歌曲伊万·达米卡特·伊万·霍坎(Ivan Damicharencat Ivan Hokokan)，他们在2022年春季夏季期间在尼古拉耶夫地区卫队服役期间写了这首歌。</text:p>
      <text:p text:style-name="P4">
值得注意的是，在战争期间，尽管尼古拉夫在8个月以上被解雇了，但剧院并没有停止工作。 自2022年2月24日以来，小舞台上的八个首映和四个首映。</text:p>
      <text:p text:style-name="P4">
News Source: <text:a xlink:type="simple" xlink:href="https://www.ukrinform.ua/rubric-culture/3700086-mikolaivskij-teatr-na-festivali-u-polsi-predstaviv-vistavu-pro-rodinni-stosunki-pid-cas-vijni.html" text:style-name="Internet_20_link" text:visited-style-name="Visited_20_Internet_20_Link">
https://www.ukrinform.ua/rubric-culture/3700086-mikolaivskij-teatr-na-festivali-u-polsi-predstaviv-vistavu-pro-rodinni-stosunki-pid-cas-vijni.html</text:a>
</text:p>
      <!--NEWS-->
      <text:h text:style-name="P10" text:outline-level="1">
<text:span text:style-name="T4">
UPL：Alexandria和Ingulets参加了非宿主比赛</text:span>
</text:h>
      <text:p text:style-name="P4">
作者: Ukrinform (Person)</text:p>
      <text:p text:style-name="P4">
出版商: Укринформ (Organization)</text:p>
      <text:p text:style-name="P4">
出版时间: 2023-04-24T18:06:00+03:00</text:p>
      <text:p text:style-name="P4">
修改时间: 2023-04-24T18:06:00+03:00</text:p>
      <text:p text:style-name="P4">
描述: 彼得罗夫（Petrov）的亚历山大（Alexandria）和ingulets球员在第22轮乌克兰西甲队（UPL）球队的比赛中表现出色。  - 乌克林。</text:p>
      <text:p text:style-name="P4">
图片: ["<text:a xlink:type="simple" xlink:href="https://static.ukrinform.com/photos/2023_04/thumb_files/630_360_1682348592-676.jpg" text:style-name="Internet_20_link" text:visited-style-name="Visited_20_Internet_20_Link">
630_360_16823...</text:a>
"]</text:p>
      <text:p text:style-name="P4">
标签: ['Футбол', "Прем'єр-ліга", 'Олександрія', 'Інгулець']</text:p>
      <text:p text:style-name="P4">
类型: Article</text:p>
      <!--METADATA-->
      <text:p text:style-name="P4">
<draw:frame draw:style-name="fr1" draw:name="Image107" text:anchor-type="as-char" svg:width="6.9236in" svg:height="3.956343in" draw:z-index="0">
<draw:image xlink:href="../Images/yкринформ/2023-04-24T18-06-00-03-00/630_360_1682348592-676.jpg" xlink:type="simple" xlink:show="embed" xlink:actuate="onLoad" draw:mime-type="image/jpeg"/>
</draw:frame>
彼得罗夫(Petrov)的亚历山大(Alexandria)和ingulets球员在英超联赛球队中的第22届乌克兰转赛(Turnoe of Turnoe(UPL).</text:p>
      <text:p text:style-name="P4">
Матч на КСК «Ніка» в Олександрії завершився з рахунком 0:0, передає Укрінформ.</text:p>
      <text:p text:style-name="P4">
Зустріч призупинялася майже на годину через повітряну тривогу.</text:p>
      <text:p text:style-name="P4">
<text:span text:style-name="T5">
Результати решти матчів туру:</text:span>
</text:p>
      <text:p text:style-name="P4">
«Колос» (科瓦利夫卡) - “黎明”(卢甘斯克)-0：1</text:p>
      <text:p text:style-name="P4">
目标：Vladimir Brazhko(31分钟);</text:p>
      <text:p text:style-name="P4">
沃斯克拉(poltava) - 金属主义者(哈尔基夫)-3：2</text:p>
      <text:p text:style-name="P4">
目标：Seferi(26，45+1)，费利佩(45+2)-Bogdan Boychuk(9)，Yuri Romanyuk(82);</text:p>
      <text:p text:style-name="P4">
“希瑟”(里文) - “ minaj”  -  1：1</text:p>
      <text:p text:style-name="P4">
目标：Andriy Bliznichenko(55)-Yegor Tverdohlib(60);</text:p>
      <text:p text:style-name="P4">
“发电机”(基辅)-Shakhtar(顿涅茨克)-1：1</text:p>
      <text:p text:style-name="P4">
目标：亚历山大·安德里维斯基(82)-Taras Stepanenko(12);</text:p>
      <text:p text:style-name="P4">
LVIV-金属主义者1925-0：2</text:p>
      <text:p text:style-name="P4">
目标：Konstantin Bychek(26)，Dmitry Kapinus(84);</text:p>
      <text:p text:style-name="P4">
“ Kryvbas”(Kryvyi rih)-Chernomorets(odesa)-2：3</text:p>
      <text:p text:style-name="P4">
戈利：马克西姆·扎德拉克(58)，马克西姆·卢诺夫(Maxim Lunov)(62)-Daniel Alefirenko(40，66)，Orest Kuzik(77);</text:p>
      <text:p text:style-name="P4">
dnipro -1-“运动”(利沃夫)-3：2</text:p>
      <text:p text:style-name="P4">
目标：爱德华·萨拉西(9)，Artem Dovbik(27)，伊戈尔·科特(Igor Kohut)(90+3) - 塔(22)，Yuri Klimchuk(38).</text:p>
      <text:p text:style-name="P4">
<text:span text:style-name="T4">
Читайте також:</text:span>
 <text:a xlink:type="simple" xlink:href="https://www.ukrinform.ua/rubric-sports/3699970-dnipro1-virvav-peremogu-u-matci-upl-proti-ruha.html" text:style-name="Internet_20_link" text:visited-style-name="Visited_20_Internet_20_Link">
 </text:a>
Shakhtar是UPL积分榜的领导者53分(22场比赛后)，下一个-Zorya -46(22)，dnipro -1-45(20)，«dynamo»-41(22)，亚历山大-34(21)，“ kolos” -30(22)，Vorskla -29(22)和“ Kryvbas” -28(22)...</text:p>
      <text:p text:style-name="P4">
Фото: upl.ua.</text:p>
      <text:p text:style-name="P4">
News Source: <text:a xlink:type="simple" xlink:href="https://www.ukrinform.ua/rubric-sports/3700087-upl-oleksandria-ta-ingulec-zigrali-bezgolovij-matc.html" text:style-name="Internet_20_link" text:visited-style-name="Visited_20_Internet_20_Link">
https://www.ukrinform.ua/rubric-sports/3700087-upl-oleksandria-ta-ingulec-zigrali-bezgolovij-matc.html</text:a>
</text:p>
      <!--NEWS-->
      <text:h text:style-name="P10" text:outline-level="1">
<text:span text:style-name="T4">
匈牙利暂停了与乌克兰边界的通行证</text:span>
</text:h>
      <text:p text:style-name="P4">
作者: Ukrinform (Person)</text:p>
      <text:p text:style-name="P4">
出版商: Укринформ (Organization)</text:p>
      <text:p text:style-name="P4">
出版时间: 2023-04-24T18:09:00+03:00</text:p>
      <text:p text:style-name="P4">
修改时间: 2023-04-24T18:09:00+03:00</text:p>
      <text:p text:style-name="P4">
描述: 匈牙利边境警察的数据库已暂时暂停起作用，因此目前尚未进行匈牙利一侧的人员和车辆的注册。  - 乌克林。</text:p>
      <text:p text:style-name="P4">
图片: ["<text:a xlink:type="simple" xlink:href="https://static.ukrinform.com/photos/2023_04/thumb_files/630_360_1682348986-234.jpg" text:style-name="Internet_20_link" text:visited-style-name="Visited_20_Internet_20_Link">
630_360_16823...</text:a>
"]</text:p>
      <text:p text:style-name="P4">
标签: ['Прикордонники', 'Угорщина', 'Кордон']</text:p>
      <text:p text:style-name="P4">
类型: Article</text:p>
      <!--METADATA-->
      <text:p text:style-name="P4">
<draw:frame draw:style-name="fr1" draw:name="Image108" text:anchor-type="as-char" svg:width="6.9236in" svg:height="3.956343in" draw:z-index="0">
<draw:image xlink:href="../Images/yкринформ/2023-04-24T18-09-00-03-00/630_360_1682348986-234.jpg" xlink:type="simple" xlink:show="embed" xlink:actuate="onLoad" draw:mime-type="image/jpeg"/>
</draw:frame>
匈牙利边境警察的数据库暂时暂停起作用，目前不可能与匈牙利一侧的人员和车辆的设计有关。</text:p>
      <text:p text:style-name="P4">
正如乌克林福姆报道的那样，这已经报道了<text:a xlink:type="simple" xlink:href="http://dpsu.gov.ua/ua/news/do-uvagi-podorozhnih-yaki-pryamuyut-v-ugorshchinu/" text:style-name="Internet_20_link" text:visited-style-name="Visited_20_Internet_20_Link">
</text:a>
参考匈牙利 - 轮。</text:p>
      <text:p text:style-name="P4">
截至这个时候，数据库工作的时间尚不清楚。 旅行者在计划前往[]时考虑了情况(https://www.ukrinform.ua/tag-rumunia)。</text:p>
      <text:p text:style-name="P4">
<text:span text:style-name="T4">
另请阅读：</text:span>
 <text:a xlink:type="simple" xlink:href="https://www.ukrinform.ua/rubric-economy/3698346-ugorsina-zaboronila-vvezenna-z-ukraini-nizki-silgosptovariv.html" text:style-name="Internet_20_link" text:visited-style-name="Visited_20_Internet_20_Link">
<text:span text:style-name="T4">
匈牙利</text:span>
</text:a>
正如乌克林福姆报道的，4月初<text:a xlink:type="simple" xlink:href="https://www.ukrinform.ua/rubric-society/3692942-u-punkti-propusku-porubne-siret-prizupinili-oformlenna-vantazivok-cerez-protesti-v-rumunii.html" text:style-name="Internet_20_link" text:visited-style-name="Visited_20_Internet_20_Link">
</text:a>
在检查站“ Porubne -Siret”检查站从乌克兰出发的卡车注册。 原因是罗马尼亚抗议。</text:p>
      <text:p text:style-name="P4">
News Source: <text:a xlink:type="simple" xlink:href="https://www.ukrinform.ua/rubric-society/3700089-ugorsina-timcasovo-prizupinila-propusk-cerez-kordon-z-ukrainou.html" text:style-name="Internet_20_link" text:visited-style-name="Visited_20_Internet_20_Link">
https://www.ukrinform.ua/rubric-society/3700089-ugorsina-timcasovo-prizupinila-propusk-cerez-kordon-z-ukrainou.html</text:a>
</text:p>
      <!--NEWS-->
      <text:h text:style-name="P10" text:outline-level="1">
<text:span text:style-name="T4">
赫尔西创建了类似药物的服务</text:span>
</text:h>
      <text:p text:style-name="P4">
作者: Ukrinform (Person)</text:p>
      <text:p text:style-name="P4">
出版商: Укринформ (Organization)</text:p>
      <text:p text:style-name="P4">
出版时间: 2023-04-24T18:15:46+03:00</text:p>
      <text:p text:style-name="P4">
修改时间: 2023-04-24T18:15:46+03:00</text:p>
      <text:p text:style-name="P4">
描述: 赫尔西应用程序创建了类似于药物的服务。  - 乌克林。</text:p>
      <text:p text:style-name="P4">
图片: ["<text:a xlink:type="simple" xlink:href="https://static.ukrinform.com/photos/2023_02/thumb_files/630_360_1676288732-251.jpg" text:style-name="Internet_20_link" text:visited-style-name="Visited_20_Internet_20_Link">
630_360_16762...</text:a>
"]</text:p>
      <text:p text:style-name="P4">
标签: ['Ліки', 'Helsi']</text:p>
      <text:p text:style-name="P4">
类型: Article</text:p>
      <!--METADATA-->
      <text:p text:style-name="P4">
<draw:frame draw:style-name="fr1" draw:name="Image109" text:anchor-type="as-char" svg:width="6.9236in" svg:height="3.956343in" draw:z-index="0">
<draw:image xlink:href="../Images/yкринформ/2023-04-24T18-15-46-03-00/630_360_1676288732-251.jpg" xlink:type="simple" xlink:show="embed" xlink:actuate="onLoad" draw:mime-type="image/jpeg"/>
</draw:frame>
赫尔西·乌萨斯(Helsi Usasis)创建了一项类似于药物的服务。</text:p>
      <text:p text:style-name="P4">
根据乌克林福姆(Ukrinform)，赫尔西(Helsi.me)在[]中报告(http://t.me/helsiua/579)。</text:p>
      <text:p text:style-name="P4">
“有时候，您不能忘记服用药物可能很困难，尤其是如果您在不同时间发短信给毒品发短信时。 因此，我们在赫尔西创建了一项便利的服务，该服务将在该采用[]时重新播放。(https://www.ukrinform.ua/tag-liki)”， - 在消息中。</text:p>
      <text:p text:style-name="P4">
您可以针对每种药物(包括胶带剂量)调整通知。</text:p>
      <text:p text:style-name="P4">
“要了解有关药物召回服务如何工作的更多信息，请在[]上观看视频(https://www.youtube.com/watch?v=pzUIQ5k4OSc)”，在消息中说。</text:p>
      <text:p text:style-name="P4">
<text:span text:style-name="T4">
另请阅读：</text:span>
 <text:a xlink:type="simple" xlink:href="https://www.ukrinform.ua/rubric-society/3685524-z-dodatka-helsi-teper-mozna-zavantaziti-dokument-pro-vakcinaciu.html" text:style-name="Internet_20_link" text:visited-style-name="Visited_20_Internet_20_Link">
<text:span text:style-name="T4">
 hilsi </text:span>
</text:a>
正如乌克林福姆报道的，该应用程序<text:a xlink:type="simple" xlink:href="https://www.ukrinform.ua/rubric-technology/3691856-zastosunok-helsi-zavantazili-ponad-5-miljoniv-ukrainciv.html" text:style-name="Internet_20_link" text:visited-style-name="Visited_20_Internet_20_Link">
</text:a>
超过500万人。</text:p>
      <text:p text:style-name="P4">
News Source: <text:a xlink:type="simple" xlink:href="https://www.ukrinform.ua/rubric-society/3700094-v-helsi-stvorili-servis-akij-nagadue-prijmati-liki.html" text:style-name="Internet_20_link" text:visited-style-name="Visited_20_Internet_20_Link">
https://www.ukrinform.ua/rubric-society/3700094-v-helsi-stvorili-servis-akij-nagadue-prijmati-liki.html</text:a>
</text:p>
      <!--NEWS-->
      <text:h text:style-name="P10" text:outline-level="1">
<text:span text:style-name="T4">
总统办公室回应了西方媒体上有关莫斯科“打击”计划的文章</text:span>
</text:h>
      <text:p text:style-name="P4">
作者: Ukrinform (Person)</text:p>
      <text:p text:style-name="P4">
出版商: Укринформ (Organization)</text:p>
      <text:p text:style-name="P4">
出版时间: 2023-04-24T18:21:33+03:00</text:p>
      <text:p text:style-name="P4">
修改时间: 2023-04-24T18:21:33+03:00</text:p>
      <text:p text:style-name="P4">
描述: 总统办公室负责人Mikhail Podolyak的顾问坚持认为，西方媒体关于乌克兰计划在西方全面入侵乌克兰舆论的乌克兰舆论的周年纪念乌克兰的婴儿和冲动的周年纪念日的报道，该计划是关于乌克兰的舆论，乌克兰的婴儿是乌克兰的舆论给予严重武器是危险的。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Москва', 'Обстріл', 'Офіс Президента', 'Подоляк', 'Війна з росією']</text:p>
      <text:p text:style-name="P4">
类型: Article</text:p>
      <!--METADATA-->
      <text:p text:style-name="P4">
<draw:frame draw:style-name="fr1" draw:name="Image110" text:anchor-type="as-char" svg:width="6.9236in" svg:height="3.956343in" draw:z-index="0">
<draw:image xlink:href="../Images/yкринформ/2023-04-24T18-21-33-03-00/630_360_1669378255-230.jpg" xlink:type="simple" xlink:show="embed" xlink:actuate="onLoad" draw:mime-type="image/jpeg"/>
</draw:frame>
总统顾问Mikhail Podolyak坚持认为，乌克兰涉嫌在全面入侵的周年纪念日中罢工莫斯科的西方名字在西方的公众舆论中表现出乌克兰的舆论和冲动行动，这是危险的，这是危险的。</text:p>
      <text:p text:style-name="P4">
他在[]中说，取而代之的是，乌克兰人需要长长的导弹和航空，以摧毁暂时占领的领土和各种航空的俄罗斯物流。(https://twitter.com/Podolyak_M/status/1650491552613949445)，报道乌克林福姆。</text:p>
      <text:p text:style-name="P4">
“我们再次看到一个奇怪的媒体支持……”战争周年纪念日，乌克兰计划在莫斯科罢工，但合作伙伴拒绝了。”  - 尊敬的美国媒体报道了阴谋。 当然，没有逻辑营地的细节。 因此，一个简单的问题立即是。 为什么我们需要做酒窖？ 到什么？ 这样的一个时间动作将解决什么任务？ 改变了课程<text:a xlink:type="simple" xlink:href="https://www.ukrinform.ua/tag-vijna" text:style-name="Internet_20_link" text:visited-style-name="Visited_20_Internet_20_Link">
</text:a>
？ 俄罗斯人会逃跑吗？ 取消了武器的汤？ 因此，此类出版物强制提及“匿名来源”仅执行一种灾难性的功能：在西方首都形成社会观点，好像乌克兰是不合理的，婴儿的，一个冲动的国家，成年人对信任的危险。 这是无意识地做到的 - 另一个问题。” Podolyak强调。</text:p>
      <text:p text:style-name="P4">
同时，他解释说，乌克兰的愿景完全不同。</text:p>
      <text:p text:style-name="P4">
<text:span text:style-name="T4">
另请阅读：</text:span>
 <text:a xlink:type="simple" xlink:href="https://www.ukrinform.ua/rubric-crimea/3699587-podolak-pro-zaavu-posla-kitau-u-francii-divno-cuti-absurdnu-versiu-istorii-krimu.html" text:style-name="Internet_20_link" text:visited-style-name="Visited_20_Internet_20_Link">
<text:span text:style-name="T4">
 podolyak </text:span>
</text:a>
“我们正在使用铁数学逻辑进行战争：我们需要案例形的导弹来摧毁被占领的领土和不同类型的航空的俄罗斯物流，以保护天空和破坏俄罗斯的防御工事。 这些是成功的反性运作的主要组成部分。 OP负责人的顾问说：“也许不可能扮演借口，而战争和人民会死亡？</text:p>
      <text:p text:style-name="P4">
在媒体上提到版本<text:a xlink:type="simple" xlink:href="https://www.washingtonpost.com/world/2023/04/24/discord-leaks-moscow-strikes-ukraine/" text:style-name="Internet_20_link" text:visited-style-name="Visited_20_Internet_20_Link">
</text:a>
有信息表明，乌克兰情报在全面入侵24度的周年纪念日对莫斯科进行了勤奋的大规模打击，但应美国的要求拒绝这样做。</text:p>
      <text:p text:style-name="P4">
News Source: <text:a xlink:type="simple" xlink:href="https://www.ukrinform.ua/rubric-polytics/3700095-v-ofisi-prezidenta-vidreaguvali-na-statti-v-zahidnih-zmi-pro-plani-udariv-po-moskvi.html" text:style-name="Internet_20_link" text:visited-style-name="Visited_20_Internet_20_Link">
https://www.ukrinform.ua/rubric-polytics/3700095-v-ofisi-prezidenta-vidreaguvali-na-statti-v-zahidnih-zmi-pro-plani-udariv-po-moskvi.html</text:a>
</text:p>
      <!--NEWS-->
      <text:h text:style-name="P10" text:outline-level="1">
<text:span text:style-name="T4">
Stefanchuk被邀请访问所有仍然怀疑俄罗斯联邦法庭需要的乌克兰</text:span>
</text:h>
      <text:p text:style-name="P4">
作者: Ukrinform (Person)</text:p>
      <text:p text:style-name="P4">
出版商: Укринформ (Organization)</text:p>
      <text:p text:style-name="P4">
出版时间: 2023-04-24T18:24:02+03:00</text:p>
      <text:p text:style-name="P4">
修改时间: 2023-04-24T18:24:02+03:00</text:p>
      <text:p text:style-name="P4">
描述: Verkhovna Rada董事长Ruslan Stefanchuk邀请乌克兰访问所有外国人，他们仍然怀疑为俄罗斯联邦建立特别的国际法庭的必要性。  - 乌克林。</text:p>
      <text:p text:style-name="P4">
图片: ["<text:a xlink:type="simple" xlink:href="https://static.ukrinform.com/photos/2023_04/thumb_files/630_360_1682349705-452.jpg" text:style-name="Internet_20_link" text:visited-style-name="Visited_20_Internet_20_Link">
630_360_16823...</text:a>
"]</text:p>
      <text:p text:style-name="P4">
标签: ['Євросоюз', 'Україна', 'Стефанчук', 'Війна з росією']</text:p>
      <text:p text:style-name="P4">
类型: Article</text:p>
      <!--METADATA-->
      <text:p text:style-name="P4">
<draw:frame draw:style-name="fr1" draw:name="Image111" text:anchor-type="as-char" svg:width="6.9236in" svg:height="3.956343in" draw:z-index="0">
<draw:image xlink:href="../Images/yкринформ/2023-04-24T18-24-02-03-00/630_360_1682349705-452.jpg" xlink:type="simple" xlink:show="embed" xlink:actuate="onLoad" draw:mime-type="image/jpeg"/>
</draw:frame>
Golovker Rada Ruslan Stefanchuk邀请乌克兰拜访所有怀疑需要建立一个特别国际俄罗斯联邦的外国人。</text:p>
      <text:p text:style-name="P4">
据报道，他在布拉格议会议会议会会议上的讲话中表达了相应的邀请。</text:p>
      <text:p text:style-name="P4">
他强调，俄罗斯联邦未能打破乌克兰人的精神，对居民区，医院，学校，教堂，人道主义走廊，关键基础设施进行炮击和轰炸。 为了对乌克兰议会的议长和解，只有乌克兰的斗争和胜利才能防止种族灭绝，并确保对所有人的正义和责任<text:a xlink:type="simple" xlink:href="https://www.ukrinform.ua/tag-rosia" text:style-name="Internet_20_link" text:visited-style-name="Visited_20_Internet_20_Link">
</text:a>
犯罪。</text:p>
      <text:p text:style-name="P4">
“所有有罪的责任。士兵对乌克兰最高的责任，与失去最昂贵的乌克兰人交谈，走废墟，拜访乌克兰英雄的坟墓，以确保这种“俄罗斯措施”这一措施IS，在俄罗斯人中是如此的兄弟情谊，”  - 强调Stefanchuk。</text:p>
      <text:p text:style-name="P4">
他强调，只有惩罚的不可逆性才能使将来重复税率。</text:p>
      <text:p text:style-name="P4">
<text:span text:style-name="T4">
另请阅读：</text:span>
 <text:a xlink:type="simple" xlink:href="https://www.ukrinform.ua/rubric-polytics/3700084-ukraina-ocikue-na-pozitivne-risenna-partneriv-sodo-nadanna-bojovih-litakiv-stefancuk.html" text:style-name="Internet_20_link" text:visited-style-name="Visited_20_Internet_20_Link">
<text:span text:style-name="T4">
 Stefanchuk </text:span>
</text:a>
据乌克林福姆报道，2022年9月，总统弗拉基米尔·泽伦斯基(Vladimir Zelensky)经历了一个由OP主管Andriy Yermak领导的工作组，后者正在处理一个特别法庭的成立，以使俄罗斯联邦犯下犯罪责任犯罪乌克兰犯罪。 欧洲议会议会，欧洲议会，北约议会议会，欧安组织议会议会和个别州的建立得到了建立。</text:p>
      <text:p text:style-name="P4">
<text:span text:style-name="T5">
foto：bp/facebook</text:span>
</text:p>
      <text:p text:style-name="P4">
News Source: <text:a xlink:type="simple" xlink:href="https://www.ukrinform.ua/rubric-polytics/3700096-stefancuk-zaprosiv-vidvidati-ukrainu-vsih-hto-dosi-sumnivaetsa-v-neobhidnosti-tribunalu-dla-rf.html" text:style-name="Internet_20_link" text:visited-style-name="Visited_20_Internet_20_Link">
https://www.ukrinform.ua/rubric-polytics/3700096-stefancuk-zaprosiv-vidvidati-ukrainu-vsih-hto-dosi-sumnivaetsa-v-neobhidnosti-tribunalu-dla-rf.html</text:a>
</text:p>
      <!--NEWS-->
      <text:h text:style-name="P10" text:outline-level="1">
<text:span text:style-name="T4">
该地区的安全：Zhytomyr地区的Zelensky举行了协调会议</text:span>
</text:h>
      <text:p text:style-name="P4">
作者: Ukrinform (Person)</text:p>
      <text:p text:style-name="P4">
出版商: Укринформ (Organization)</text:p>
      <text:p text:style-name="P4">
出版时间: 2023-04-24T18:25:00+03:00</text:p>
      <text:p text:style-name="P4">
修改时间: 2023-04-24T18:25:00+03:00</text:p>
      <text:p text:style-name="P4">
描述: 沃迪米尔·泽伦斯基（Volodymyr Zelenskyy）总统在Zhytomyr地区举行了关于安全，社会经济和社会政治状况的协调会议。  - 乌克林。</text:p>
      <text:p text:style-name="P4">
图片: ["<text:a xlink:type="simple" xlink:href="https://static.ukrinform.com/photos/2023_04/thumb_files/630_360_1682349760-990.jpeg" text:style-name="Internet_20_link" text:visited-style-name="Visited_20_Internet_20_Link">
630_360_16823...</text:a>
", "<text:a xlink:type="simple" xlink:href="https://static.ukrinform.com/photos/2023_04/1682349760-452.jpeg" text:style-name="Internet_20_link" text:visited-style-name="Visited_20_Internet_20_Link">
1682349760-45...</text:a>
"]</text:p>
      <text:p text:style-name="P4">
标签: ['Оборона', 'Житомирщина', 'Зеленський']</text:p>
      <text:p text:style-name="P4">
类型: Article</text:p>
      <!--METADATA-->
      <text:p text:style-name="P4">
<draw:frame draw:style-name="fr1" draw:name="Image112" text:anchor-type="as-char" svg:width="6.9236in" svg:height="3.956343in" draw:z-index="0">
<draw:image xlink:href="../Images/yкринформ/2023-04-24T18-25-00-03-00/630_360_1682349760-990.jpeg" xlink:type="simple" xlink:show="embed" xlink:actuate="onLoad" draw:mime-type="image/jpeg"/>
</draw:frame>
总统洛尔迪尔·泽伦斯基(Lordir Zelensky)在Zhytomyr地区举行了关于安全，社会经济和社会政治状况的协调会议。</text:p>
      <text:p text:style-name="P4">
乌克林福姆报道，会议由安全，国防和执法机构参加。(http://www.president.gov.ua/news/glava-derzhavi-proviv-koordinacijnu-naradu-shodo-situaciyi-n-82457) .</text:p>
      <text:p text:style-name="P4">
<draw:frame draw:style-name="fr1" draw:name="Image113" text:anchor-type="as-char" svg:width="6.9236in" svg:height="4.617948in" draw:z-index="0">
<draw:image xlink:href="../Images/yкринформ/2023-04-24T18-25-00-03-00/1682349760-452.jpeg" xlink:type="simple" xlink:show="embed" xlink:actuate="onLoad" draw:mime-type="image/jpeg"/>
</draw:frame>
Zhytomyr区域军事行政部门负责人Vitaliy Bunchko(尤其是)告知了该地区的社会和经济状况。</text:p>
      <text:p text:style-name="P4">
反过来，国家边防部队校长谢尔盖·德尼科(Sergey Deyneko)报告了专业复合措施，以加强[]内部的国家边界(https://www.ukrinform.ua/tag-zitomirsina)，防御工程和国防工程结构的安排。</text:p>
      <text:p text:style-name="P4">
会议还听到了有关乌克兰坟墓部队准备状态的信息，以确保捍卫Zhytomyr地区领土的国家边界。</text:p>
      <text:p text:style-name="P4">
空降袭击部队的指挥官马克西姆·米尔戈罗德斯基(Maxim Mirgorodsky)告诉了培训，再培训和高级培训军事部队和DSHV部队的培训。</text:p>
      <text:p text:style-name="P4">
<text:span text:style-name="T4">
另请阅读：</text:span>
 <text:a xlink:type="simple" xlink:href="https://www.ukrinform.ua/rubric-polytics/3700021-zelenskij-u-zitomiri-nagorodiv-ordenom-premerku-estonii.html" text:style-name="Internet_20_link" text:visited-style-name="Visited_20_Internet_20_Link">
<text:span text:style-name="T4">
 Zelensky </text:span>
</text:a>
同时，Zhytomyr市长Serhiy Sukhomlin报道了该地区中心的寿命和国家条件下的防御措施。</text:p>
      <text:p text:style-name="P4">
会议的参与者还从乌克兰安全局和国家警察局的安全局区域管理中听到了有关Zhytomyr地区领土上的运营和犯罪现象的信息。</text:p>
      <text:p text:style-name="P4">
<text:span text:style-name="T4">
另请阅读：</text:span>
 <text:a xlink:type="simple" xlink:href="https://www.ukrinform.ua/rubric-ato/3699698-zelenskij-podakuvav-silam-oboroni-aki-pokazali-rezultat-u-bou.html" text:style-name="Internet_20_link" text:visited-style-name="Visited_20_Internet_20_Link">
<text:span text:style-name="T4">
 Zelensky </text:span>
</text:a>
据报道，沃迪米尔Zelenskyy总统周一前往Zhytomyr地区，在那里他会见了总理Kaya Callas。</text:p>
      <text:p text:style-name="P4">
_foto：op _</text:p>
      <text:p text:style-name="P4">
News Source: <text:a xlink:type="simple" xlink:href="https://www.ukrinform.ua/rubric-regions/3700098-bezpeka-oblasti-zelenskij-na-zitomirsini-proviv-koordinacijnu-naradu.html" text:style-name="Internet_20_link" text:visited-style-name="Visited_20_Internet_20_Link">
https://www.ukrinform.ua/rubric-regions/3700098-bezpeka-oblasti-zelenskij-na-zitomirsini-proviv-koordinacijnu-naradu.html</text:a>
</text:p>
      <!--NEWS-->
      <text:h text:style-name="P10" text:outline-level="1">
<text:span text:style-name="T4">
在耶路撒冷的中心，汽车驶入人群，五名受害者</text:span>
</text:h>
      <text:p text:style-name="P4">
作者: Ukrinform (Person)</text:p>
      <text:p text:style-name="P4">
出版商: Укринформ (Organization)</text:p>
      <text:p text:style-name="P4">
出版时间: 2023-04-24T18:29:00+03:00</text:p>
      <text:p text:style-name="P4">
修改时间: 2023-04-24T18:29:00+03:00</text:p>
      <text:p text:style-name="P4">
描述: 周一，在耶路撒冷中心，汽车驶入人群。 事件中至少有五人受伤。  - 乌克林。</text:p>
      <text:p text:style-name="P4">
图片: ["<text:a xlink:type="simple" xlink:href="https://static.ukrinform.com/photos/2023_04/thumb_files/630_360_1682349861-861.jpg" text:style-name="Internet_20_link" text:visited-style-name="Visited_20_Internet_20_Link">
630_360_16823...</text:a>
", "<text:a xlink:type="simple" xlink:href="https://static.ukrinform.com/photos/2023_04/1682349861-963.jpg" text:style-name="Internet_20_link" text:visited-style-name="Visited_20_Internet_20_Link">
1682349861-96...</text:a>
"]</text:p>
      <text:p text:style-name="P4">
标签: ['Автомобіль', 'Єрусалим', 'Поранені']</text:p>
      <text:p text:style-name="P4">
类型: Article</text:p>
      <!--METADATA-->
      <text:p text:style-name="P4">
<draw:frame draw:style-name="fr1" draw:name="Image114" text:anchor-type="as-char" svg:width="6.9236in" svg:height="3.956343in" draw:z-index="0">
<draw:image xlink:href="../Images/yкринформ/2023-04-24T18-29-00-03-00/630_360_1682349861-861.jpg" xlink:type="simple" xlink:show="embed" xlink:actuate="onLoad" draw:mime-type="image/jpeg"/>
</draw:frame>
在耶路撒冷的中心，汽车驶入人群。 事件导致至少有五人。</text:p>
      <text:p text:style-name="P4">
正如乌克林福姆报道的那样，它报告了<text:a xlink:type="simple" xlink:href="https://www.jpost.com/breaking-news/article-740139" text:style-name="Internet_20_link" text:visited-style-name="Visited_20_Internet_20_Link">
</text:a>
。</text:p>
      <text:p text:style-name="P4">
正如所指出的那样，事件发生在戴维卡广场地区。</text:p>
      <text:p text:style-name="P4">
受害者中有一个70岁的男人，目前处于沉重状态。 据估计，一名妇女的状况估计为中度，双倍受伤是轻度伤害。</text:p>
      <text:p text:style-name="P4">
犯下该袭击的恐怖分子是39岁的居民Hatim Nedzhima <text:a xlink:type="simple" xlink:href="https://www.ukrinform.ua/tag-erusalim" text:style-name="Internet_20_link" text:visited-style-name="Visited_20_Internet_20_Link">
</text:a>
，他在现场被枪杀。</text:p>
      <text:p text:style-name="P4">
<draw:frame draw:style-name="fr1" draw:name="Image115" text:anchor-type="as-char" svg:width="6.9236in" svg:height="4.474146in" draw:z-index="0">
<draw:image xlink:href="../Images/yкринформ/2023-04-24T18-29-00-03-00/1682349861-963.jpg" xlink:type="simple" xlink:show="embed" xlink:actuate="onLoad" draw:mime-type="image/jpeg"/>
</draw:frame>
<text:span text:style-name="T5">
foto：Michael Starr</text:span>
</text:p>
      <text:p text:style-name="P4">
撞车几分钟后，SILBOX安全，警察和火车安全人员的代表有两个季度，他们袭击了恐怖袭击。</text:p>
      <text:p text:style-name="P4">
袭击事件发生几分钟后，在耶路撒冷一天在耶路撒冷一天演出的以色列总理本杰明·内塔尼亚加(Benjamin Netanyaga)说，这一事件“提醒我们以色列州是由重大苦难产生的”。</text:p>
      <text:p text:style-name="P4">
<text:span text:style-name="T4">
另请阅读：</text:span>
 <text:a xlink:type="simple" xlink:href="https://www.ukrinform.ua/rubric-world/3682427-u-kanadi-vodij-naihav-na-perehozih-dvoe-zagiblih-i-devatero-poranenih.html" text:style-name="Internet_20_link" text:visited-style-name="Visited_20_Internet_20_Link">
</text:a>
他补充说：“这些恐怖袭击是通过计算来进行的，即如果可以的话，他们会不堪重负，他们将摧毁我们所有人。”</text:p>
      <text:p text:style-name="P4">
正如乌克林福姆报道的<text:a xlink:type="simple" xlink:href="https://www.ukrinform.ua/rubric-world/3699543-na-pivnoci-francii-avtomobil-vihav-u-natovp-na-festivali-sonajmense-11-postrazdalih.html" text:style-name="Internet_20_link" text:visited-style-name="Visited_20_Internet_20_Link">
</text:a>
至少有11人受伤。</text:p>
      <text:p text:style-name="P4">
第一张照片：Yonatan Sindel/flash90</text:p>
      <text:p text:style-name="P4">
News Source: <text:a xlink:type="simple" xlink:href="https://www.ukrinform.ua/rubric-world/3700100-u-centri-erusalima-avtomobil-vihav-u-natovp-patero-postrazdalih.html" text:style-name="Internet_20_link" text:visited-style-name="Visited_20_Internet_20_Link">
https://www.ukrinform.ua/rubric-world/3700100-u-centri-erusalima-avtomobil-vihav-u-natovp-patero-postrazdalih.html</text:a>
</text:p>
      <!--NEWS-->
      <text:h text:style-name="P10" text:outline-level="1">
<text:span text:style-name="T4">
乌克兰国家队在爱沙尼亚的世界杯上击败了塞尔维亚的曲棍球运动员</text:span>
</text:h>
      <text:p text:style-name="P4">
作者: Ukrinform (Person)</text:p>
      <text:p text:style-name="P4">
出版商: Укринформ (Organization)</text:p>
      <text:p text:style-name="P4">
出版时间: 2023-04-24T18:30:00+03:00</text:p>
      <text:p text:style-name="P4">
修改时间: 2023-04-24T18:30:00+03:00</text:p>
      <text:p text:style-name="P4">
描述: 在塔林（爱沙尼亚），IVS部的世界曲棍球锦标赛正在进行中。  - 乌克林。</text:p>
      <text:p text:style-name="P4">
图片: ["<text:a xlink:type="simple" xlink:href="https://static.ukrinform.com/photos/2023_04/thumb_files/630_360_1682350219-652.jpg" text:style-name="Internet_20_link" text:visited-style-name="Visited_20_Internet_20_Link">
630_360_16823...</text:a>
"]</text:p>
      <text:p text:style-name="P4">
标签: ['Чемпіонат світу', 'хокей', 'Збірна України']</text:p>
      <text:p text:style-name="P4">
类型: Article</text:p>
      <!--METADATA-->
      <text:p text:style-name="P4">
<draw:frame draw:style-name="fr1" draw:name="Image116" text:anchor-type="as-char" svg:width="6.9236in" svg:height="3.956343in" draw:z-index="0">
<draw:image xlink:href="../Images/yкринформ/2023-04-24T18-30-00-03-00/630_360_1682350219-652.jpg" xlink:type="simple" xlink:show="embed" xlink:actuate="onLoad" draw:mime-type="image/jpeg"/>
</draw:frame>
在塔林(爱沙尼亚)世界曲棍球锦标赛在该部门正在进行。</text:p>
      <text:p text:style-name="P4">
乌克兰国家队在加时赛开始失败后(4：5)今天，它赢得了塞尔维亚的竞争对手-7：0(0：0，2：0，5：0)，报道乌克林福姆。</text:p>
      <text:p text:style-name="P4">
在另一场比赛中，日本击败了中国球队-5：2(1：2、2：0、2：0).</text:p>
      <text:p text:style-name="P4">
Другий ігровий день завершить зустріч Естонія - Нідерланди (从19.00开始).</text:p>
      <text:p text:style-name="P4">
26 квітня підопічні Вадима Шахрайчука зіграють з Естонією, 27 квітня - зНідерландами, 29 квітня - з Японією.</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比赛的获胜者将在课堂上增加，并将在第二个赛季的第二个赛季进行比赛。</text:p>
      <text:p text:style-name="P4">
照片：FHU。</text:p>
      <text:p text:style-name="P4">
News Source: <text:a xlink:type="simple" xlink:href="https://www.ukrinform.ua/rubric-sports/3700103-zbirna-ukraini-rozgromila-hokeistiv-serbii-na-cempionatu-svitu-v-estonii.html" text:style-name="Internet_20_link" text:visited-style-name="Visited_20_Internet_20_Link">
https://www.ukrinform.ua/rubric-sports/3700103-zbirna-ukraini-rozgromila-hokeistiv-serbii-na-cempionatu-svitu-v-estonii.html</text:a>
</text:p>
      <!--NEWS-->
      <text:h text:style-name="P10" text:outline-level="1">
<text:span text:style-name="T4">
联合国秘书长在拉德贝扎（Radbeza）的演讲中，对乌克兰的一句话献给了乌克兰</text:span>
</text:h>
      <text:p text:style-name="P4">
作者: Ukrinform (Person)</text:p>
      <text:p text:style-name="P4">
出版商: Укринформ (Organization)</text:p>
      <text:p text:style-name="P4">
出版时间: 2023-04-24T18:38:31+03:00</text:p>
      <text:p text:style-name="P4">
修改时间: 2023-04-24T18:38:31+03:00</text:p>
      <text:p text:style-name="P4">
描述: 联合国秘书长安东尼·古特雷斯（Anthony Guterres）在周一在联合国安理会的一次会议上演讲，俄罗斯外交大臣谢尔盖·拉夫罗夫（Sergey Lavrov）在短暂的判决中曾主持俄罗斯入侵乌克兰的袭击。  - 乌克林。</text:p>
      <text:p text:style-name="P4">
图片: ["<text:a xlink:type="simple" xlink:href="https://static.ukrinform.com/photos/2023_04/thumb_files/630_360_1682350611-574.jpg" text:style-name="Internet_20_link" text:visited-style-name="Visited_20_Internet_20_Link">
630_360_16823...</text:a>
"]</text:p>
      <text:p text:style-name="P4">
标签: ['Гутерреш', 'Україна', 'Радбез ООН', 'Війна з росією']</text:p>
      <text:p text:style-name="P4">
类型: Article</text:p>
      <!--METADATA-->
      <text:p text:style-name="P4">
<draw:frame draw:style-name="fr1" draw:name="Image117" text:anchor-type="as-char" svg:width="6.9236in" svg:height="3.956343in" draw:z-index="0">
<draw:image xlink:href="../Images/yкринформ/2023-04-24T18-38-31-03-00/630_360_1682350611-574.jpg" xlink:type="simple" xlink:show="embed" xlink:actuate="onLoad" draw:mime-type="image/jpeg"/>
</draw:frame>
联合国秘书长安东尼·古特雷斯(Anthony Guterres)在周一的一次联合国雷迪安会议上的演讲中，俄罗斯外交部长谢尔盖·拉夫罗夫(Sergei Lavrov)提出了这次演讲，他曾经一小段判决俄罗斯入侵乌克兰。</text:p>
      <text:p text:style-name="P4">
乌克林福姆在纽约报道了这一点。</text:p>
      <text:p text:style-name="P4">
他说：“俄罗斯违反联合国和国际法规的侵犯乌克兰一直在遭受巨大的苦难和毁灭，并加剧了由联合199大流行病造成的全球经济危机。”保护法定原则。”</text:p>
      <text:p text:style-name="P4">
他回忆起苏丹的军事冲突，该冲突于4月15日开始，并指出，在冲突和暴力行为中的关键作用<text:a xlink:type="simple" xlink:href="https://www.ukrinform.ua/rubric-world/3698631-pvk-vagner-bere-aktivnu-ucast-u-voennomu-konflikti-v-sudani-rozsliduvanna-cnn.html" text:style-name="Internet_20_link" text:visited-style-name="Visited_20_Internet_20_Link">
</text:a>
。</text:p>
      <text:p text:style-name="P4">
“我强烈谴责对包括医疗机构在内的民用地区的非选择性轰炸。 我敦促各方停止在人口稠密的地区进行战斗，并允许人道主义援助的行动畅通无阻。平民应该可以使用第一个必要的食物，水和其他物体，并从敌对行动的地区撤离。”</text:p>
      <text:p text:style-name="P4">
他还敦促Radbeza的所有成员“对当事方产生最大的影响，以结束暴力，恢复秩序并恢复追求追求”。</text:p>
      <text:p text:style-name="P4">
根据秘书长的创作<text:a xlink:type="simple" xlink:href="https://www.ukrinform.ua/tag-oon" text:style-name="Internet_20_link" text:visited-style-name="Visited_20_Internet_20_Link">
</text:a>
1945年，它成为防止人类防止两名世界战士和大屠杀的恐怖的最佳尝试。</text:p>
      <text:p text:style-name="P4">
他说，在80个前殖民地的非殖民化和独立性的过程中，多边关系在预防第三世界方面发挥了重要作用，这是当今组织的成员。</text:p>
      <text:p text:style-name="P4">
古特雷斯补充说：“每年由联合国协调的全球人道主义制度每年挽救数百万的生命。”</text:p>
      <text:p text:style-name="P4">
他回忆起世界上不同地区的冲突 - “从缅甸到萨哈尔，也许再到刚果民主共和国，以及气候危机的扩散，不平等的增长，恐怖主义威胁，全球反作用技术。</text:p>
      <text:p text:style-name="P4">
<text:span text:style-name="T4">
另请阅读：</text:span>
 <text:a xlink:type="simple" xlink:href="https://www.ukrinform.ua/rubric-polytics/3695103-gensek-oon-u-zahu-vid-video-zi-stratou-ukrainskogo-polonenogo.html" text:style-name="Internet_20_link" text:visited-style-name="Visited_20_Internet_20_Link">
</text:a>
</text:p>
      <text:p text:style-name="P4">
У понеділок у РБ під головування лаврова проходить засідання, яке в росіїанонсували як «дебати високого рівня», проте більшість країн-членівпредставлені на засіданні дипломатами місій при ООН, а не міністрамизакордонних справ чи іншими урядовцями.</text:p>
      <text:p text:style-name="P4">
<text:span text:style-name="T5">
Фото: EPA</text:span>
</text:p>
      <text:p text:style-name="P4">
News Source: <text:a xlink:type="simple" xlink:href="https://www.ukrinform.ua/rubric-world/3700106-gensek-oon-u-vistupi-v-radbezi-prisvativ-vijni-rosii-proti-ukraini-odne-recenna.html" text:style-name="Internet_20_link" text:visited-style-name="Visited_20_Internet_20_Link">
https://www.ukrinform.ua/rubric-world/3700106-gensek-oon-u-vistupi-v-radbezi-prisvativ-vijni-rosii-proti-ukraini-odne-recenna.html</text:a>
</text:p>
      <!--NEWS-->
      <text:h text:style-name="P10" text:outline-level="1">
<text:span text:style-name="T4">
Stefanchuk呼吁欧盟议会的头部识别种族灭绝</text:span>
</text:h>
      <text:p text:style-name="P4">
作者: Ukrinform (Person)</text:p>
      <text:p text:style-name="P4">
出版商: Укринформ (Organization)</text:p>
      <text:p text:style-name="P4">
出版时间: 2023-04-24T18:41:56+03:00</text:p>
      <text:p text:style-name="P4">
修改时间: 2023-04-24T18:41:56+03:00</text:p>
      <text:p text:style-name="P4">
描述: Голова Верховної Ради Руслан Стефанчук закликав голів парламентів країн Європейського Союзу визнати Голодомор 1932-1933 років геноцидом українського народу. — Укрінформ.</text:p>
      <text:p text:style-name="P4">
图片: ["<text:a xlink:type="simple" xlink:href="https://static.ukrinform.com/photos/2023_04/thumb_files/630_360_1682350864-206.jpg" text:style-name="Internet_20_link" text:visited-style-name="Visited_20_Internet_20_Link">
630_360_16823...</text:a>
"]</text:p>
      <text:p text:style-name="P4">
标签: ['Геноцид', 'Голодомор', 'Стефанчук']</text:p>
      <text:p text:style-name="P4">
类型: Article</text:p>
      <!--METADATA-->
      <text:p text:style-name="P4">
<draw:frame draw:style-name="fr1" draw:name="Image118" text:anchor-type="as-char" svg:width="6.9236in" svg:height="3.956343in" draw:z-index="0">
<draw:image xlink:href="../Images/yкринформ/2023-04-24T18-41-56-03-00/630_360_1682350864-206.jpg" xlink:type="simple" xlink:show="embed" xlink:actuate="onLoad" draw:mime-type="image/jpeg"/>
</draw:frame>
欧盟议会负责人鲁斯兰·斯特凡库克(Ruslan Stefanchuk)认识到乌克兰人民的种族灭绝1932  -  1933年的holodomor。</text:p>
      <text:p text:style-name="P4">
他在布拉格的欧洲议会议会议长会议上召开了相应的呼吁，乌克林福音通讯员报告。</text:p>
      <text:p text:style-name="P4">
他说：“不幸的是，乌克兰人民在许多悲剧中幸存下来，对此并不犯有公平的惩罚，但其中一个人尤其痛苦。”</text:p>
      <text:p text:style-name="P4">
他回忆说，由于人为组织的斯大林主义政权，饥饿的饥饿已经失去了多达1000万公民。</text:p>
      <text:p text:style-name="P4">
“我们称这种种族灭绝现象<text:a xlink:type="simple" xlink:href="https://www.ukrinform.ua/tag-golodomor" text:style-name="Internet_20_link" text:visited-style-name="Visited_20_Internet_20_Link">
</text:a>
»， -  Verkhovna Rada主席说。</text:p>
      <text:p text:style-name="P4">
“我真诚地感谢那些已经认识到种族灭绝的国家的国家。 他总结了各州加入这个“历史正义圈”。</text:p>
      <text:p text:style-name="P4">
<text:span text:style-name="T4">
另请阅读：</text:span>
 <text:a xlink:type="simple" xlink:href="https://www.ukrinform.ua/rubric-polytics/3691485-viznanna-golodomoru-genocidom-smigal-doruciv-mzs-aktivizuvati-robotu-z-partnerami.html" text:style-name="Internet_20_link" text:visited-style-name="Visited_20_Internet_20_Link">
<text:span text:style-name="T4">
 holodomor </text:span>
</text:a>
根据乌克林福姆的说法，在过去的一年中，有26个国家已经将饥荒视为乌克兰人的种族灭绝，其中11个。</text:p>
      <text:p text:style-name="P4">
News Source: <text:a xlink:type="simple" xlink:href="https://www.ukrinform.ua/rubric-society/3700107-stefancuk-zaklikav-goliv-parlamentiv-krain-es-viznati-golodomor-genocidom.html" text:style-name="Internet_20_link" text:visited-style-name="Visited_20_Internet_20_Link">
https://www.ukrinform.ua/rubric-society/3700107-stefancuk-zaklikav-goliv-parlamentiv-krain-es-viznati-golodomor-genocidom.html</text:a>
</text:p>
      <!--NEWS-->
      <text:h text:style-name="P10" text:outline-level="1">
<text:span text:style-name="T4">
Stefanchuk指望土耳其对乌克兰在北约成员的支持</text:span>
</text:h>
      <text:p text:style-name="P4">
作者: Ukrinform (Person)</text:p>
      <text:p text:style-name="P4">
出版商: Укринформ (Organization)</text:p>
      <text:p text:style-name="P4">
出版时间: 2023-04-24T18:49:00+03:00</text:p>
      <text:p text:style-name="P4">
修改时间: 2023-04-24T18:49:00+03:00</text:p>
      <text:p text:style-name="P4">
描述: Verkhovna Rada Ruslan Stefanchuk的董事长表示希望支持乌克兰的欧洲 - 大西洋观点。  - 乌克林。</text:p>
      <text:p text:style-name="P4">
图片: ["<text:a xlink:type="simple" xlink:href="https://static.ukrinform.com/photos/2023_04/thumb_files/630_360_1682351236-176.jpeg" text:style-name="Internet_20_link" text:visited-style-name="Visited_20_Internet_20_Link">
630_360_16823...</text:a>
"]</text:p>
      <text:p text:style-name="P4">
标签: ['НАТО', 'Україна', 'Туреччина', 'Стефанчук']</text:p>
      <text:p text:style-name="P4">
类型: Article</text:p>
      <!--METADATA-->
      <text:p text:style-name="P4">
<draw:frame draw:style-name="fr1" draw:name="Image119" text:anchor-type="as-char" svg:width="6.9236in" svg:height="3.956343in" draw:z-index="0">
<draw:image xlink:href="../Images/yкринформ/2023-04-24T18-49-00-03-00/630_360_1682351236-176.jpeg" xlink:type="simple" xlink:show="embed" xlink:actuate="onLoad" draw:mime-type="image/jpeg"/>
</draw:frame>
Ruslan Stefanchuk Ruslan Stefanchuk表示希望支持乌克兰的土耳其。</text:p>
      <text:p text:style-name="P4">
他在与乌克林福姆报道的欧盟议会大会上的欧盟议会会议上的穆斯塔法·辛托普(Mustafa Schentope)的大国民国家科学院主席会议上指出了这一点，援引<text:a xlink:type="simple" xlink:href="http://www.rada.gov.ua/news/Top-novyna/235675.html" text:style-name="Internet_20_link" text:visited-style-name="Visited_20_Internet_20_Link">
</text:a>
。</text:p>
      <text:p text:style-name="P4">
“我希望土耳其能够支持乌克兰对参加大西洋前联盟的愿望。 对于乌克兰来说，议会地区的支持很重要，尤其是在维尔纽斯北约峰会前夕，”  - 称Stefanchuk学院。</text:p>
      <text:p text:style-name="P4">
他感谢土耳其在粮食安全方面的领导，特别是为黑海谷物和主动性及其延续的成就做出了贡献。</text:p>
      <text:p text:style-name="P4">
此外，对话者在乌克兰公式的支持下停止了，议长敦促土耳其在赞美下采取一些和平倡议，并加入其他人。</text:p>
      <text:p text:style-name="P4">
会议还讨论了乌克兰的欧洲 - 大西洋融合，并成立了一个特别法庭，以使俄罗斯负责。</text:p>
      <text:p text:style-name="P4">
同时，土耳其共和国大会大会主席代表土耳其人民和国民议会在最近的燃料悲剧性事件中表达了乌克兰的团结和援助，尽管乌克兰在战争本身处于战争。</text:p>
      <text:p text:style-name="P4">
Shentop说：“与我们和所有人道主义支持有关的团结都受到土耳其人的高度评估，永远不会被遗忘。”</text:p>
      <text:p text:style-name="P4">
他还指出，土耳其在其国际公认的边界中坚定地保持了乌克兰伊斯特特(Itratetemential)完整性的独立性，主权。</text:p>
      <text:p text:style-name="P4">
“我们对乌克兰在公正斗争中的支持将继续。 土耳其的政治是一个基本立场，它遵守克里米亚的暂时吞并。 我们的所有代表和官员都清楚地表明了这种言论及其在每个国际平台上的支持，尤其是在与俄罗斯方面的会议期间，尤其是在每个机会上。”土耳其议会说。</text:p>
      <text:p text:style-name="P4">
他还向乌克兰同事保证，政治，人道主义和技术援助将继续继续前往乌克兰，尤其是土耳其将优先考虑恢复，这对乌克兰的未来至关重要。据报道，头部<text:a xlink:type="simple" xlink:href="https://www.ukrinform.ua/tag-verhovna-rada" text:style-name="Internet_20_link" text:visited-style-name="Visited_20_Internet_20_Link">
</text:a>
Ruslan Stefanchuk正在对捷克共和国进行工作访问，在那里她首次参加了欧盟议会主管会议。</text:p>
      <text:p text:style-name="P4">
<text:span text:style-name="T5">
foto：rada.gov.ua</text:span>
</text:p>
      <text:p text:style-name="P4">
News Source: <text:a xlink:type="simple" xlink:href="https://www.ukrinform.ua/rubric-polytics/3700109-stefancuk-rozrahovue-na-pidtrimku-tureccinou-clenstva-ukraini-v-nato.html" text:style-name="Internet_20_link" text:visited-style-name="Visited_20_Internet_20_Link">
https://www.ukrinform.ua/rubric-polytics/3700109-stefancuk-rozrahovue-na-pidtrimku-tureccinou-clenstva-ukraini-v-nato.html</text:a>
</text:p>
      <!--NEWS-->
      <text:h text:style-name="P10" text:outline-level="1">
<text:span text:style-name="T4">
要提出和平建议，您必须首先访问乌克兰 - 博罗尔</text:span>
</text:h>
      <text:p text:style-name="P4">
作者: Ukrinform (Person)</text:p>
      <text:p text:style-name="P4">
出版商: Укринформ (Organization)</text:p>
      <text:p text:style-name="P4">
出版时间: 2023-04-24T18:50:00+03:00</text:p>
      <text:p text:style-name="P4">
修改时间: 2023-04-24T18:50:00+03:00</text:p>
      <text:p text:style-name="P4">
描述: 许多国家提出了在乌克兰和平解决方案的建议，但是为了使此类建议有能力，我们必须首先访问乌克兰，并了解侵略者和侵略性受害者之间的区别：俄罗斯不想停止侵略，但乌克兰无法负担得起停止抵抗俄罗斯入侵者。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Україна', 'Боррель', 'Війна з росією']</text:p>
      <text:p text:style-name="P4">
类型: Article</text:p>
      <!--METADATA-->
      <text:p text:style-name="P4">
<draw:frame draw:style-name="fr1" draw:name="Image120" text:anchor-type="as-char" svg:width="6.9236in" svg:height="3.956343in" draw:z-index="0">
<draw:image xlink:href="../Images/yкринформ/2023-04-24T18-50-00-03-00/630_360_1667561515-584.jpg" xlink:type="simple" xlink:show="embed" xlink:actuate="onLoad" draw:mime-type="image/jpeg"/>
</draw:frame>
许多国家提出了在乌克兰和平解决方案的建议，但是为了使此类提议有能力，有必要先访问乌克兰，以了解侵略者与侵略受害者之间的区别：俄罗斯不想停止侵略性，但是乌克兰无法阻止对俄罗斯人的抵抗。</text:p>
      <text:p text:style-name="P4">
乌克林福音通讯员报告说，在欧盟高级欧盟代表约瑟夫·波雷尔(Josep Borrel)报告的欧盟主管结果后，今天在卢森堡举行的新闻发布会上说，这是在卢克斯·乌克兰(Ukrinform)的报道。</text:p>
      <text:p text:style-name="P4">
“我们一如既往地在乌克兰进行了讨论。 在课程会议上，库勒巴部长向我们提供了有关当地情况，乌克兰普遍性和需求的最新信息。 我们知道乌克兰紧急需要水和火箭，他们需要它们来保护自己的领土。 这并不是说俄罗斯不想停下来，乌克兰也不想停下来。 不。它不能如此呈现。 俄罗斯不想停止入侵，阿克兰被迫继续捍卫自己。 这是解释那里正在发生的正确方法。”博雷尔说。</text:p>
      <text:p text:style-name="P4">
“鉴于乌克兰发生的恐怖，许多人呼吁和平。我也呼吁和平。 但是这些呼吁 - 当俄罗斯军队在边界时，他们在哪里？ 我们都想要和平，最重要的是 - 乌克兰人本身。 但这应该是一个公平的和平，直到那时我们需要支持乌克兰的辩护。”欧盟的高级代表补充说。</text:p>
      <text:p text:style-name="P4">
<text:span text:style-name="T4">
另请阅读：</text:span>
 <text:a xlink:type="simple" xlink:href="https://www.ukrinform.ua/rubric-polytics/3699106-dla-dosagnenna-miru-v-ukraini-evrosouz-pidtrimue-lise-propozicii-zelenskogo-predstavnik-es.html" text:style-name="Internet_20_link" text:visited-style-name="Visited_20_Internet_20_Link">
</text:a>
他回忆说，某些在乌克兰和平定居的想法被拒绝，以及巴西。 为了使他们有效，任何人都应该与基辅交谈，去那里，用自己的眼睛看侵略，并用每天在炸弹下的人的眼睛看着它。 任何这样的人都有非常清楚的想象，即有一个侵略者袭击了国际宪章并入侵了另一个国家，并且有这种侵略的受害者。据报道，卢森堡的欧盟部长委员会今天在卢森堡举行，其主要主题是：讨论向乌克兰的进一步援助，尤其是欧盟与中国之间的紧急交付。</text:p>
      <text:p text:style-name="P4">
News Source: <text:a xlink:type="simple" xlink:href="https://www.ukrinform.ua/rubric-polytics/3700110-sob-visuvati-mirni-propozicii-spocatku-potribno-vidvidati-ukrainu-borrel.html" text:style-name="Internet_20_link" text:visited-style-name="Visited_20_Internet_20_Link">
https://www.ukrinform.ua/rubric-polytics/3700110-sob-visuvati-mirni-propozicii-spocatku-potribno-vidvidati-ukrainu-borrel.html</text:a>
</text:p>
      <!--NEWS-->
      <text:h text:style-name="P10" text:outline-level="1">
<text:span text:style-name="T4">
敌人专注于三个方向，国防力量反映了30次攻击</text:span>
</text:h>
      <text:p text:style-name="P4">
作者: Ukrinform (Person)</text:p>
      <text:p text:style-name="P4">
出版商: Укринформ (Organization)</text:p>
      <text:p text:style-name="P4">
出版时间: 2023-04-24T18:54:28+03:00</text:p>
      <text:p text:style-name="P4">
修改时间: 2023-04-24T18:54:28+03:00</text:p>
      <text:p text:style-name="P4">
描述: 乌克兰导弹和炮兵部队在白天袭击了防空导弹综合大楼和两个俄罗斯入侵者的电台电子斗争站。  - 乌克林。</text:p>
      <text:p text:style-name="P4">
图片: ["<text:a xlink:type="simple" xlink:href="https://static.ukrinform.com/photos/2023_04/thumb_files/630_360_1681573947-281.jpg" text:style-name="Internet_20_link" text:visited-style-name="Visited_20_Internet_20_Link">
630_360_16815...</text:a>
"]</text:p>
      <text:p text:style-name="P4">
标签: ['Генштаб', 'ЗСУ', 'Війна з росією']</text:p>
      <text:p text:style-name="P4">
类型: Article</text:p>
      <!--METADATA-->
      <text:p text:style-name="P4">
<draw:frame draw:style-name="fr1" draw:name="Image121" text:anchor-type="as-char" svg:width="6.9236in" svg:height="3.956343in" draw:z-index="0">
<draw:image xlink:href="../Images/yкринформ/2023-04-24T18-54-28-03-00/630_360_1681573947-281.jpg" xlink:type="simple" xlink:show="embed" xlink:actuate="onLoad" draw:mime-type="image/jpeg"/>
</draw:frame>
乌克兰导弹和炮兵部队在白天袭击了防空导弹综合大楼和两个俄罗斯入侵者的电台电子斗争。</text:p>
      <text:p text:style-name="P4">
根据乌克兰的说法，乌克兰武装部队的总参谋部在[]中报道(http://www.facebook.com/GeneralStaff.ua/posts/pfbid02v5fPoxj8Hcjnj6XDyN6ZahdA1L6LjrgF1rKSaRmbPGPNHXyjo9VZ2C4qHL6gXCtwl)截至4月24日星期一18:00发布了及时信息。</text:p>
      <text:p text:style-name="P4">
乌克兰航空每天袭击了俄罗斯军队的个人员工和军事装备的集中领域。</text:p>
      <text:p text:style-name="P4">
防守者也击败了两架不同类型的敌对侦察无人机。</text:p>
      <text:p text:style-name="P4">
俄罗斯入侵者在白天进行了6枚导弹和47架飞机罢工，以及在乌克兰防御和定居点的关键基础设施方面对火箭发射器进行了25次炮击。</text:p>
      <text:p text:style-name="P4">
总参谋部强调，乌克兰领土上进一步的导弹火箭中风的可能性仍然很高。</text:p>
      <text:p text:style-name="P4">
军队的主要努力<text:a xlink:type="simple" xlink:href="https://www.ukrinform.ua/tag-rosia" text:style-name="Internet_20_link" text:visited-style-name="Visited_20_Internet_20_Link">
</text:a>
他们专注于对巴赫穆特，阿夫迪夫斯基和马林斯卡亚的进攻行动。 在那里反映了30多次敌方攻击的国防军。</text:p>
      <text:p text:style-name="P4">
总参谋部的说法，最激烈的战斗继续前往巴赫穆特(Bakhmut)和马库多内茨克(Marinkudonetsk)地区。</text:p>
      <text:p text:style-name="P4">
在_ <text:span text:style-name="T4">
 volyn和polissya方向</text:span>
 _ _操作情况并未发生重大变化。 尚未确定形成进攻群体的迹象。</text:p>
      <text:p text:style-name="P4">
在_ <text:span text:style-name="T4">
 Siversky和Slobozhansky的指示</text:span>
 _俄罗斯在与库尔斯克·塔布尔戈罗德地区的乌克兰地区保留了与布莱恩斯克乌克兰地区的边界地区的军事冒险。</text:p>
      <text:p text:style-name="P4">
From enemy shelling during the day, Gremyach of the Chernihiv region, Kucherivka, Shalyigine, Iskrykivshchyna and Popivka of Sumy region, as well as scallops, small aisles, shooters, Neskutny, Hatyshche, Budarki and Chugunivka of the Kharkiv region were suffering from enemy shelling白天。</text:p>
      <text:p text:style-name="P4">
<text:span text:style-name="T4">
另请阅读：</text:span>
 <text:a xlink:type="simple" xlink:href="https://www.ukrinform.ua/rubric-ato/3699873-rosia-akumulue-raketi-dla-zrivu-nastupalnoi-operacii-ukraini-budanov.html" text:style-name="Internet_20_link" text:visited-style-name="Visited_20_Internet_20_Link">
</text:a>
在_ <text:span text:style-name="T4">
 kupyansk方向</text:span>
 <text:span text:style-name="T5">
入侵者继续在各个部分中提出位置。 来自俄罗斯人的炮兵即可打击炮弹，Kamianka，Krasne First，Figolivka，Novomlinsk，Kharkiv地区的两年，西部和Kislivka，Novoselselovsk Luhansk地区。在</text:span>
 <text:span text:style-name="T4">
 bakhmut方向</text:span>
 _入侵者继续采取进攻行动，巴赫穆特市正在进行激烈的战斗。 在俄罗斯联邦的那天，在Novomarka和Chrome的方向上连续行动不成功。</text:p>
      <text:p text:style-name="P4">
Orykhovo-Vasylivka，Markovo，Grigorivka，Chrome，Bakhmut，Ivanivske，Yar，Yar，North和New York of Donetsk地区受到俄罗斯炮击的伤害。</text:p>
      <text:p text:style-name="P4">
在_ <text:span text:style-name="T4">
 avdeevsky方向上</text:span>
 _ _俄罗斯人在亲戚，草原和Pervomaisk Donetsk地区进行了进攻行动，但取得了很大的成功。 同时，敌人向定居点开火，尤其是Novokalinovo，Avdiivka，Severene，Tonenko，Pervomaisk，Karlovka和Nevelsky Donetsk地区。</text:p>
      <text:p text:style-name="P4">
在_ <text:span text:style-name="T4">
马林斯基方向上</text:span>
 _ _在国防军的那天，反映了在Marinka和Novomikhailivka附近的攻击。 俄罗斯对国家的炮击遭到了顿涅茨克地区的Krasnogorivka，Acute，Marinka，Vicoda，Vicoda，Novomikhailivka和Paraskovka。</text:p>
      <text:p text:style-name="P4">
在<text:span text:style-name="T4">
 <text:span text:style-name="T5">
在进攻行为的当天采矿方向</text:span>
 </text:span>
没有进行，而是向Donetsk地区的煤炭，前体，Velikovosilka和Komar开火。</text:p>
      <text:p text:style-name="P4">
在<text:span text:style-name="T4">
 _ Zaporizhzhya和Kherson的指示_ </text:span>
俄罗斯军队继续前进。 同时，入侵者袭击了位于战斗碰撞线附近的定居点，尤其是在Novosilka和Novopolyodonetsk地区，Olgiv，Malynivtsi，Red，Charming，Charming和Orihiv Zaporozhye地区，以及Kherson。</text:p>
      <text:p text:style-name="P4">
<text:span text:style-name="T4">
另请阅读：</text:span>
 <text:a xlink:type="simple" xlink:href="https://www.ukrinform.ua/rubric-world/3699490-rf-pragne-vidklasti-vidkritu-mobilizaciu-sob-minimizuvati-vnutrisne-inakomislenna-rozvidka-britanii.html" text:style-name="Internet_20_link" text:visited-style-name="Visited_20_Internet_20_Link">
<text:span text:style-name="T4">
情报</text:span>
</text:a>
在乌克兰暂时征服的领土上，敌人继续使用平民基础设施出于自己的目的。 特别是，在卢甘斯克地区的戈鲁比夫卡市作为医疗中心，以协助其军事人员，使用其中一所学校。</text:p>
      <text:p text:style-name="P4">
根据乌克林福姆的说法，根据国防部乌克兰情报局的主要局长，俄罗斯人生产了新的火箭并积累了它们<text:a xlink:type="simple" xlink:href="https://www.ukrinform.ua/rubric-ato/3699873-rosia-akumulue-raketi-dla-zrivu-nastupalnoi-operacii-ukraini-budanov.html" text:style-name="Internet_20_link" text:visited-style-name="Visited_20_Internet_20_Link">
</text:a>
国防力量。</text:p>
      <text:p text:style-name="P4">
News Source: <text:a xlink:type="simple" xlink:href="https://www.ukrinform.ua/rubric-ato/3700114-vorog-zoseredivsa-na-troh-napramkah-sili-oboroni-vidbili-30-atak.html" text:style-name="Internet_20_link" text:visited-style-name="Visited_20_Internet_20_Link">
https://www.ukrinform.ua/rubric-ato/3700114-vorog-zoseredivsa-na-troh-napramkah-sili-oboroni-vidbili-30-atak.html</text:a>
</text:p>
      <!--NEWS-->
      <text:h text:style-name="P10" text:outline-level="1">
<text:span text:style-name="T4">
摩拉维茨基期望欧盟委员会对乌克兰产品的决定</text:span>
</text:h>
      <text:p text:style-name="P4">
作者: Ukrinform (Person)</text:p>
      <text:p text:style-name="P4">
出版商: Укринформ (Organization)</text:p>
      <text:p text:style-name="P4">
出版时间: 2023-04-24T18:54:36+03:00</text:p>
      <text:p text:style-name="P4">
修改时间: 2023-04-24T18:54:36+03:00</text:p>
      <text:p text:style-name="P4">
描述: 波兰预计，本周将与欧洲委员会一起发现，禁止将大量乌克兰产品进口到波兰，匈牙利，斯洛伐克，罗马尼亚和保加利亚的市场。  - 乌克林。</text:p>
      <text:p text:style-name="P4">
图片: ["<text:a xlink:type="simple" xlink:href="https://static.ukrinform.com/photos/2022_11/thumb_files/630_360_1668540078-906.jpg" text:style-name="Internet_20_link" text:visited-style-name="Visited_20_Internet_20_Link">
630_360_16685...</text:a>
"]</text:p>
      <text:p text:style-name="P4">
标签: ['Єврокомісія', 'Польща', 'Продукти', 'Україна', 'Моравецький']</text:p>
      <text:p text:style-name="P4">
类型: Article</text:p>
      <!--METADATA-->
      <text:p text:style-name="P4">
<draw:frame draw:style-name="fr1" draw:name="Image122" text:anchor-type="as-char" svg:width="6.9236in" svg:height="3.956343in" draw:z-index="0">
<draw:image xlink:href="../Images/yкринформ/2023-04-24T18-54-36-03-00/630_360_1668540078-906.jpg" xlink:type="simple" xlink:show="embed" xlink:actuate="onLoad" draw:mime-type="image/jpeg"/>
</draw:frame>
波兰认为，本周将与欧洲委员会一起发现，将发现一项禁止在波兰，匈牙利，斯洛伐克，罗马尼亚和保加利亚的乌克兰产品中进口大量乌克兰产品。</text:p>
      <text:p text:style-name="P4">
乌克利芬通讯员报告说，这是波兰政府Mateusz Moravtsky的负责人在华沙的会议期间所说的。</text:p>
      <text:p text:style-name="P4">
据他说，在周末的谈判中，欧盟代表和五个欧盟国家 /地区需要限制乌克兰商品市场的限制，“设法突破了欧洲委员会对乌克兰国家处境的误解之墙” 。</text:p>
      <text:p text:style-name="P4">
他认为，当事各方现在根据欧盟立法“更接近”本请求中的共同决定。</text:p>
      <text:p text:style-name="P4">
“我认为，在协调Zevrocomism的决定方面，本周将非常重要。 昨天进行了漫长而艰难的谈判，他们还没有结束。”波兰政府负责人说。</text:p>
      <text:p text:style-name="P4">
<text:span text:style-name="T4">
另请阅读：</text:span>
 <text:a xlink:type="simple" xlink:href="https://www.ukrinform.ua/rubric-economy/3698974-problemu-z-ukrainskim-agroeksportom-majze-viriseno-ale-pitanna-zalisautsa.html" text:style-name="Internet_20_link" text:visited-style-name="Visited_20_Internet_20_Link">
</text:a>
摩拉维茨基强调，与当前情况有关，波兰“被迫封锁边境并仅通过过境”。</text:p>
      <text:p text:style-name="P4">
据报道，五个欧盟国家的农业部长( <text:a xlink:type="simple" xlink:href="https://www.ukrinform.ua/tag-polsa" text:style-name="Internet_20_link" text:visited-style-name="Visited_20_Internet_20_Link">
</text:a>
，匈牙利，斯洛伐克，罗马尼亚ibolgaria)4月21日，一封联合信被寄给欧洲委员会，特别是他们确信需要扩大乌克兰的产品清单，应禁止将其进口到这些国家的领土上。 为了禁止对这些国家 /地区的禁令，建议添加油，面粉，蜂蜜，糖，软果，鸡蛋，鸡蛋，肉，肉，牛奶和牛奶产品的小麦，玉米，菜子或向日葵。</text:p>
      <text:p text:style-name="P4">
众所周知，从4月21日午夜开始，波兰解锁了乌克兰的农业生产运动，该国在该国领土上的其他欧盟国家和波兰道德波特。 最初，RP的发展和技术部提供了四个波兰海港(gdansk，gdynia，szczecin，摇摆)用于乌克兰产品的过境。 同时，人们知道从4月28日起，该列表将以牺牲Kolobzheg的Seaport为代价进行扩展。</text:p>
      <text:p text:style-name="P4">
<text:span text:style-name="T4">
另请阅读：</text:span>
 <text:a xlink:type="simple" xlink:href="https://www.ukrinform.ua/rubric-economy/3699284-ukraina-i-bolgaria-pogodili-rozblokuvanna-avtivok-na-kordoni-ta-ih-rozvantazenna.html" text:style-name="Internet_20_link" text:visited-style-name="Visited_20_Internet_20_Link">
</text:a>
</text:p>
      <text:p text:style-name="P4">
News Source: <text:a xlink:type="simple" xlink:href="https://www.ukrinform.ua/rubric-economy/3700115-moraveckij-ocikue-cogo-tizna-risenna-evrokomisii-sodo-ukrainskih-produktiv.html" text:style-name="Internet_20_link" text:visited-style-name="Visited_20_Internet_20_Link">
https://www.ukrinform.ua/rubric-economy/3700115-moraveckij-ocikue-cogo-tizna-risenna-evrokomisii-sodo-ukrainskih-produktiv.html</text:a>
</text:p>
      <!--NEWS-->
      <text:h text:style-name="P10" text:outline-level="1">
<text:span text:style-name="T4">
Marchenko无法闯入奥斯特拉瓦ATP锦标赛的主要网格</text:span>
</text:h>
      <text:p text:style-name="P4">
作者: Ukrinform (Person)</text:p>
      <text:p text:style-name="P4">
出版商: Укринформ (Organization)</text:p>
      <text:p text:style-name="P4">
出版时间: 2023-04-24T18:55:58+03:00</text:p>
      <text:p text:style-name="P4">
修改时间: 2023-04-24T18:55:58+03:00</text:p>
      <text:p text:style-name="P4">
描述: 乌克兰Ilya Marchenko在挑战者系列赛的网球运动员协会（ATP）的果断比赛中，在奥斯特拉维亚（捷克共和国）获得了73,000 -UKRINFORM奖基金，击中了球拍。</text:p>
      <text:p text:style-name="P4">
图片: ["<text:a xlink:type="simple" xlink:href="https://static.ukrinform.com/photos/2023_04/thumb_files/630_360_1682351320-317.jpg" text:style-name="Internet_20_link" text:visited-style-name="Visited_20_Internet_20_Link">
630_360_16823...</text:a>
"]</text:p>
      <text:p text:style-name="P4">
标签: ['Теніс', 'Марченко']</text:p>
      <text:p text:style-name="P4">
类型: Article</text:p>
      <!--METADATA-->
      <text:p text:style-name="P4">
<draw:frame draw:style-name="fr1" draw:name="Image123" text:anchor-type="as-char" svg:width="6.9236in" svg:height="3.956343in" draw:z-index="0">
<draw:image xlink:href="../Images/yкринформ/2023-04-24T18-55-58-03-00/630_360_1682351320-317.jpg" xlink:type="simple" xlink:show="embed" xlink:actuate="onLoad" draw:mime-type="image/jpeg"/>
</draw:frame>
乌克兰马奇科(Marchenko)在一场决定性的比赛之后嘲笑了球拍(ATP)挑战者系列-Ostragroup Open- Ostrava(捷克共和国)拥有7.3万欧元的奖金</text:p>
      <text:p text:style-name="P4">
据报道，在获得资格赛的决赛中，马克滕科输给了德国亨利·斯克韦尔-4：6、2：6，据报道。</text:p>
      <text:p text:style-name="P4">
在主要的网格Ostra集团中，公开赛将是乌克兰Oleksikrukh的第一个“球拍”，该乌克兰的播种是第7个数字。 酷的第一个竞争对手将是罗马尼亚人戴维·艾奥尼尔(David Ionel)。</text:p>
      <text:p text:style-name="P4">
<text:span text:style-name="T4">
另请阅读：</text:span>
 <text:a xlink:type="simple" xlink:href="https://www.ukrinform.ua/rubric-sports/3699780-krutih-zalisaetsa-persou-raketkou-ukraini-sacko-progresue.html" text:style-name="Internet_20_link" text:visited-style-name="Visited_20_Internet_20_Link">
</text:a>
奥斯特拉瓦锦标赛将持续到4月30日。</text:p>
      <text:p text:style-name="P4">
照片：Ostra Group Open。</text:p>
      <text:p text:style-name="P4">
News Source: <text:a xlink:type="simple" xlink:href="https://www.ukrinform.ua/rubric-sports/3700116-marcenko-ne-zmig-probitisa-do-osnovnoi-sitki-turniru-atp-v-ostravi.html" text:style-name="Internet_20_link" text:visited-style-name="Visited_20_Internet_20_Link">
https://www.ukrinform.ua/rubric-sports/3700116-marcenko-ne-zmig-probitisa-do-osnovnoi-sitki-turniru-atp-v-ostravi.html</text:a>
</text:p>
      <!--NEWS-->
      <text:h text:style-name="P10" text:outline-level="1">
<text:span text:style-name="T4">
在Kropyvnytskyi中，收集了区域理事会计划外的会议 - 他们想释放头部</text:span>
</text:h>
      <text:p text:style-name="P4">
作者: Ukrinform (Person)</text:p>
      <text:p text:style-name="P4">
出版商: Укринформ (Organization)</text:p>
      <text:p text:style-name="P4">
出版时间: 2023-04-24T19:02:02+03:00</text:p>
      <text:p text:style-name="P4">
修改时间: 2023-04-24T19:02:02+03:00</text:p>
      <text:p text:style-name="P4">
描述: </text:p>
      <text:p text:style-name="P4">
His---І，25。 Outh°Л™极线执球，Чз发送了Ч发送。  - I的，。: </text:p>
      <text:p text:style-name="P4">
图片: ["<text:a xlink:type="simple" xlink:href="https://static.ukrinform.com/photos/2023_04/thumb_files/630_360_1682352027-595.jpg" text:style-name="Internet_20_link" text:visited-style-name="Visited_20_Internet_20_Link">
630_360_16823...</text:a>
", "<text:a xlink:type="simple" xlink:href="https://static.ukrinform.com/photos/2023_04/1682352018-495.jpg" text:style-name="Internet_20_link" text:visited-style-name="Visited_20_Internet_20_Link">
1682352018-49...</text:a>
"]</text:p>
      <text:p text:style-name="P4">
标签: ['Депутат', 'Кропивницький']</text:p>
      <text:p text:style-name="P4">
类型: Article</text:p>
      <!--METADATA-->
      <text:p text:style-name="P4">
<draw:frame draw:style-name="fr1" draw:name="Image124" text:anchor-type="as-char" svg:width="6.9236in" svg:height="3.956343in" draw:z-index="0">
<draw:image xlink:href="../Images/yкринформ/2023-04-24T19-02-02-03-00/630_360_1682352027-595.jpg" xlink:type="simple" xlink:show="embed" xlink:actuate="onLoad" draw:mime-type="image/jpeg"/>
</draw:frame>
逆变器，4月25日，代表们在Kropyvnytskyi收集了一个计划外的会议。</text:p>
      <text:p text:style-name="P4">
关于它报告<text:a xlink:type="simple" xlink:href="https://suspilne.media/454908-deputati-kirovogradskoi-oblradi-sklikaut-pozacergovu-sesiu-sob-zvilniti-golovu-vin-napisav-zaavu-do-sbu/" text:style-name="Internet_20_link" text:visited-style-name="Visited_20_Internet_20_Link">
</text:a>
，报道乌克林福姆。</text:p>
      <text:p text:style-name="P4">
“基洛沃格勒地区理事会代表在4月25日举行了一次非凡的会议，以释放理事会谢尔盖·舒尔加(Sergey Shulga)的主席。 他在简报中讲述了这一点。塞吉·舒尔加(Sergiy Shulga)认为这是非法的，并说他向国家，警察，检察官和州调查局的安全局发表声明。 他在向记者谢尔盖·舒尔加(Sergey Shulga)的简报中展示的录音是由区域委员会的24个代表签署的。”</text:p>
      <text:p text:style-name="P4">
<draw:frame draw:style-name="fr1" draw:name="Image125" text:anchor-type="as-char" svg:width="6.9236in" svg:height="3.890889in" draw:z-index="0">
<draw:image xlink:href="../Images/yкринформ/2023-04-24T19-02-02-03-00/1682352018-495.jpg" xlink:type="simple" xlink:show="embed" xlink:actuate="onLoad" draw:mime-type="image/jpeg"/>
</draw:frame>
舒尔加认为代表非法的行动是指促进自行政府法的第46条：“他们召集了第八届召集的基洛维格拉德地区委员会的16次非凡会议。 我想立即通知您，这不符合“地方政府法”，因为首先，我们有incisisiae，其次，根据他们的要求，我会继续进行会议，但这是计划考虑。”(舒尔加在3月31日会议上由国会议员发起).</text:p>
      <text:p text:style-name="P4">
Голова ради зауважив, що попередня сесія не завершена, тому скликати наступну— протизаконно. Один з ініціаторів звернення депутат Олександр Горбунов сказавСуспільному, що вимога більш ніж третини депутатів — законна: «Ми не бачимо усвоїх діях нічого протизаконного і того, що не відповідає нормам регламенту».</text:p>
      <text:p text:style-name="P4">
Попереднє засідання депутатів обласної ради відбулося 31 березня. За п’ятьгодин вони не ухвалили жодного рішення та хотіли звільнити голову облрадиШульгу. Проведення сесії блокували, перерву оголошували чотири рази.</text:p>
      <text:p text:style-name="P4">
Сергій Шульга у жовтні 2020 року обраний депутатом Кіровоградської обласноїради від партії «Слуга народу». З 11 грудня 2020 року — голова Кіровоградськоїобласної ради. До цього обіймав оперативні та керівні посади Управління <text:a xlink:type="simple" xlink:href="https://www.ukrinform.ua/tag-sbu" text:style-name="Internet_20_link" text:visited-style-name="Visited_20_Internet_20_Link">
</text:a>
在基洛维格拉德地区。 两年来，他一直是乌克兰安全局SBU军事反情报部门的负责人。</text:p>
      <text:p text:style-name="P4">
<text:span text:style-name="T5">
foto：public kropyvnytsky</text:span>
</text:p>
      <text:p text:style-name="P4">
News Source: <text:a xlink:type="simple" xlink:href="https://www.ukrinform.ua/rubric-regions/3700117-u-kropivnickomu-zbiraut-pozaplanovu-sesiu-oblradi-hocut-zvilniti-golovu.html" text:style-name="Internet_20_link" text:visited-style-name="Visited_20_Internet_20_Link">
https://www.ukrinform.ua/rubric-regions/3700117-u-kropivnickomu-zbiraut-pozaplanovu-sesiu-oblradi-hocut-zvilniti-golovu.html</text:a>
</text:p>
      <!--NEWS-->
      <text:h text:style-name="P10" text:outline-level="1">
<text:span text:style-name="T4">
联合国RADA上的Lavrov在乌克兰发表了新版本的战争原因</text:span>
</text:h>
      <text:p text:style-name="P4">
作者: Ukrinform (Person)</text:p>
      <text:p text:style-name="P4">
出版商: Укринформ (Organization)</text:p>
      <text:p text:style-name="P4">
出版时间: 2023-04-24T19:05:09+03:00</text:p>
      <text:p text:style-name="P4">
修改时间: 2023-04-24T19:05:09+03:00</text:p>
      <text:p text:style-name="P4">
描述: 主持联合国安理会的俄罗斯外交部长谢尔盖·拉夫罗夫（Sergei Lavrov）对乌克兰的战争原因做出了新的解释。  - 乌克林。</text:p>
      <text:p text:style-name="P4">
图片: ["<text:a xlink:type="simple" xlink:href="https://static.ukrinform.com/photos/2023_04/thumb_files/630_360_1682352287-944.jpg" text:style-name="Internet_20_link" text:visited-style-name="Visited_20_Internet_20_Link">
630_360_16823...</text:a>
"]</text:p>
      <text:p text:style-name="P4">
标签: ['лавров', 'Україна', 'Війна', 'Радбез ООН']</text:p>
      <text:p text:style-name="P4">
类型: Article</text:p>
      <!--METADATA-->
      <text:p text:style-name="P4">
<draw:frame draw:style-name="fr1" draw:name="Image126" text:anchor-type="as-char" svg:width="6.9236in" svg:height="3.956343in" draw:z-index="0">
<draw:image xlink:href="../Images/yкринформ/2023-04-24T19-05-09-03-00/630_360_1682352287-944.jpg" xlink:type="simple" xlink:show="embed" xlink:actuate="onLoad" draw:mime-type="image/jpeg"/>
</draw:frame>
主持联合国安理会的俄罗斯法律部长谢尔盖·拉夫罗夫(Sergey Lavrov)对乌克兰的战争原因进行了翻新。</text:p>
      <text:p text:style-name="P4">
据纽约乌克林福音通讯员说，拉夫罗夫(Lavrov)谈到了“通过没有权利的保护有效的多边性”主题。</text:p>
      <text:p text:style-name="P4">
“俄罗斯清楚地解释了一项特殊军事行动的任务：消除直接在我们边界创造北约国家的威胁安全，以保护被剥夺权利的人。 老实说，我们对所说的话说：“ Lavrov说，而没有解释说什么权利。</text:p>
      <text:p text:style-name="P4">
此前，国际空间站(ISS)签发了逮捕令的俄罗斯总统弗拉基米尔·普京(Vladimir Putin)谈到了战争的各种目标，包括乌克兰的“非军事化”和“无效”。</text:p>
      <text:p text:style-name="P4">
根据国务院官员的说法，四月份在联合国议会主持的俄罗斯故意选择了有关其“这场战争中最浮华的行动”的主题，Inams“将一切都颠倒了”。</text:p>
      <text:p text:style-name="P4">
<text:span text:style-name="T4">
另请阅读：</text:span>
 <text:a xlink:type="simple" xlink:href="https://www.ukrinform.ua/rubric-polytics/3694789-kuleba-pisla-video-z-obezgolovluvannam-ce-absurd-so-rosia-golovue-v-radbezi-oon.html" text:style-name="Internet_20_link" text:visited-style-name="Visited_20_Internet_20_Link">
<text:span text:style-name="T4">
 cooleba </text:span>
 <text:span text:style-name="T4">
 </text:span>
 <text:span text:style-name="T4">
 </text:span>
 <text:span text:style-name="T4">
视频</text:span>
 <text:span text:style-name="T4">
 </text:span>
 <text:span text:style-name="T4">
 </text:span>
<text:span text:style-name="T4">
荒谬</text:span>
 <text:span text:style-name="T4">
 </text:span>
 <text:span text:style-name="T4">
 un </text:span>
 un **</text:a>
作为 <text:a xlink:type="simple" xlink:href="https://www.ukrinform.ua/rubric-world/3699417-u-radbezi-oon-u-ponedilok-vidbudutsa-debati-pid-golovuvannam-lavrova.html" text:style-name="Internet_20_link" text:visited-style-name="Visited_20_Internet_20_Link">
 </text:a>
，周一，在俄罗斯举行的Lavrov主席下的会议将在俄罗斯宣布为“高级辩论”，但大多数成员国代表(https://www.ukrinform.ua/tag-oon)，外交或其他官员的非强度。</text:p>
      <text:p text:style-name="P4">
News Source: <text:a xlink:type="simple" xlink:href="https://www.ukrinform.ua/rubric-world/3700118-lavrov-na-radbezi-oon-ozvuciv-novu-versiu-pricin-vijni-v-ukraini.html" text:style-name="Internet_20_link" text:visited-style-name="Visited_20_Internet_20_Link">
https://www.ukrinform.ua/rubric-world/3700118-lavrov-na-radbezi-oon-ozvuciv-novu-versiu-pricin-vijni-v-ukraini.html</text:a>
</text:p>
      <!--NEWS-->
      <text:h text:style-name="P10" text:outline-level="1">
<text:span text:style-name="T4">
半年后，部长的内阁必须为克里米亚（Cribea）的地点命名 - 丘巴罗夫（Chubarov）</text:span>
</text:h>
      <text:p text:style-name="P4">
作者: Ukrinform (Person)</text:p>
      <text:p text:style-name="P4">
出版商: Укринформ (Organization)</text:p>
      <text:p text:style-name="P4">
出版时间: 2023-04-24T19:07:31+03:00</text:p>
      <text:p text:style-name="P4">
修改时间: 2023-04-24T19:07:31+03:00</text:p>
      <text:p text:style-name="P4">
描述: 根据《定罪和禁止俄罗斯帝国政策宣传和非义义》的总统签署的总统，政府有义务在暂时占领的克里米亚进行更改的上衣，并向内部的Verkhovna Rada提出工作。六个月。  - 乌克林。</text:p>
      <text:p text:style-name="P4">
图片: ["<text:a xlink:type="simple" xlink:href="https://static.ukrinform.com/photos/2022_06/thumb_files/630_360_1655555621-215.jpg" text:style-name="Internet_20_link" text:visited-style-name="Visited_20_Internet_20_Link">
630_360_16555...</text:a>
"]</text:p>
      <text:p text:style-name="P4">
标签: ['Чубаров', 'Крим', 'Перейменування']</text:p>
      <text:p text:style-name="P4">
类型: Article</text:p>
      <!--METADATA-->
      <text:p text:style-name="P4">
<draw:frame draw:style-name="fr1" draw:name="Image127" text:anchor-type="as-char" svg:width="6.9236in" svg:height="3.956343in" draw:z-index="0">
<draw:image xlink:href="../Images/yкринформ/2023-04-24T19-07-31-03-00/630_360_1655555621-215.jpg" xlink:type="simple" xlink:show="embed" xlink:actuate="onLoad" draw:mime-type="image/jpeg"/>
</draw:frame>
根据《谴责和禁止宣传帝国政策和非义义》的谴责法律签署的总统，政府有义务在临时占领的克里米亚的宗教委员会上进行更改，并向Verkhovna Rada提出建议。</text:p>
      <text:p text:style-name="P4">
关于它的空气<text:a xlink:type="simple" xlink:href="https://www.youtube.com/watch" text:style-name="Internet_20_link" text:visited-style-name="Visited_20_Internet_20_Link">
</text:a>
他说，克里米亚塔塔尔人的负责人Refat Chubarov报道。</text:p>
      <text:p text:style-name="P4">
“本法律提议所有地方自治机构，军事行政部门努力改变上义的人，并在一定时期内向乌克兰的Verkhovna Rada提出建议。 由于我们谈论的是被占领的Kryme，因此这项任务直接放在乌克兰部长的内阁上，该部长在六个月的时间内必须进行这项工作。 就我们而言，我们已经为任务做好了准备。” Chubarov说。</text:p>
      <text:p text:style-name="P4">
他认为，关于俄罗斯帝国政策的谴责和禁止宣传和非义词的非殖民化制定了原则，基于对乌克兰意识的任何“非殖民化”的基础。</text:p>
      <text:p text:style-name="P4">
<text:span text:style-name="T4">
另请阅读：</text:span>
 <text:a xlink:type="simple" xlink:href="https://www.ukrinform.ua/rubric-crimea/3699007-na-moment-zvilnenna-krimu-ukraini-potribno-mati-strategiu-pidtrimki-bezpeki-v-cornomu-mori-ekspert.html" text:style-name="Internet_20_link" text:visited-style-name="Visited_20_Internet_20_Link">
<text:span text:style-name="T4">
版本</text:span>
 <text:span text:style-name="T4">
 crimea </text:span>
</text:a>
“我们在克里米亚有两个领域。 第一个是在驱逐出境种族灭绝期间，苏联政权对克里米亚塔塔尔的苏联政权犯罪中被排除的历史名称的回归。 然后，所有具有克里米亚塔塔尔文化资格的地方名称都已改变。 第二名是更改与克里米亚俄罗斯帝国政治辩护有关的名称。 有很多这样的名字，这些是定居点-Nakhimov，Lazarev，Kutuzivka，Yekaterinovka。 从纪念碑开始的纪念碑，许多崇高俄罗斯殖民政策的纪念碑。 或俄罗斯现在正在建立的纪念碑 - 凯瑟琳二世的纪念碑<text:a xlink:type="simple" xlink:href="https://www.ukrinform.ua/tag-krim" text:style-name="Internet_20_link" text:visited-style-name="Visited_20_Internet_20_Link">
</text:a>
»， - 丘巴罗夫说。</text:p>
      <text:p text:style-name="P4">
他强调，在这些领域的工作应该立即开始。</text:p>
      <text:p text:style-name="P4">
“也许我们将有时间发布Crimea来制作分配任务的主要部分。 当乌克兰的武装部队进入克里米亚时，我们将被习惯许多新名称。”丘巴罗夫说。<text:span text:style-name="T5">
foto：Krym.org(RFE/RL)</text:span>
</text:p>
      <text:p text:style-name="P4">
News Source: <text:a xlink:type="simple" xlink:href="https://www.ukrinform.ua/rubric-crimea/3700119-kabmin-za-piv-roku-mae-provesti-robotu-iz-perejmenuvanna-toponimiv-u-krimu-cubarov.html" text:style-name="Internet_20_link" text:visited-style-name="Visited_20_Internet_20_Link">
https://www.ukrinform.ua/rubric-crimea/3700119-kabmin-za-piv-roku-mae-provesti-robotu-iz-perejmenuvanna-toponimiv-u-krimu-cubarov.html</text:a>
</text:p>
      <!--NEWS-->
      <text:h text:style-name="P10" text:outline-level="1">
<text:span text:style-name="T4">
Stefanchuk与Bundestag和Bundesrat成员的负责人讨论了欧盟和北约</text:span>
</text:h>
      <text:p text:style-name="P4">
作者: Ukrinform (Person)</text:p>
      <text:p text:style-name="P4">
出版商: Укринформ (Organization)</text:p>
      <text:p text:style-name="P4">
出版时间: 2023-04-24T19:13:00+03:00</text:p>
      <text:p text:style-name="P4">
修改时间: 2023-04-24T19:13:00+03:00</text:p>
      <text:p text:style-name="P4">
描述: </text:p>
      <text:p text:style-name="P4">
Outhom°□栓讯。 ◦退启程Μ。  - I的，。: </text:p>
      <text:p text:style-name="P4">
图片: ["<text:a xlink:type="simple" xlink:href="https://static.ukrinform.com/photos/2023_04/thumb_files/630_360_1682352617-154.jpg" text:style-name="Internet_20_link" text:visited-style-name="Visited_20_Internet_20_Link">
630_360_16823...</text:a>
", "<text:a xlink:type="simple" xlink:href="https://static.ukrinform.com/photos/2023_04/1682352641-504.jpg" text:style-name="Internet_20_link" text:visited-style-name="Visited_20_Internet_20_Link">
1682352641-50...</text:a>
", "<text:a xlink:type="simple" xlink:href="https://static.ukrinform.com/photos/2023_04/1682352646-898.jpg" text:style-name="Internet_20_link" text:visited-style-name="Visited_20_Internet_20_Link">
1682352646-89...</text:a>
"]</text:p>
      <text:p text:style-name="P4">
标签: ['Євросоюз', 'НАТО', 'Німеччина', 'Стефанчук']</text:p>
      <text:p text:style-name="P4">
类型: Article</text:p>
      <!--METADATA-->
      <text:p text:style-name="P4">
<draw:frame draw:style-name="fr1" draw:name="Image128" text:anchor-type="as-char" svg:width="6.9236in" svg:height="3.956343in" draw:z-index="0">
<draw:image xlink:href="../Images/yкринформ/2023-04-24T19-13-00-03-00/630_360_1682352617-154.jpg" xlink:type="simple" xlink:show="embed" xlink:actuate="onLoad" draw:mime-type="image/jpeg"/>
</draw:frame>
首席委员会Ruslan Stefanchuk Ruslan指望乌克兰的德国欧洲和欧洲 - 大西洋融合的支持，这是在俄罗斯矛盾的特殊派系和乌克兰地区的矛盾方面的创建。</text:p>
      <text:p text:style-name="P4">
他在与德国德国贝斯联盟总统和德国德国联邦总裁彼得·捷克(Peter Czechr)的会议上指出了这一点。(https://www.facebook.com/stefanchuk.official/posts/pfbid0332yX5BKivCBGb24qL5wZHunJSx5H7RaqWCWJQ5yh1k29u83LGmc46YiwJk9pkWC2l)扬声器。</text:p>
      <text:p text:style-name="P4">
“德国武器继续挽救乌克兰的生命。 我希望这也将在不久的将来帮助我们的领土和人民解放。” Stefanchuk强调。</text:p>
      <text:p text:style-name="P4">
<draw:frame draw:style-name="fr1" draw:name="Image129" text:anchor-type="as-char" svg:width="6.9236in" svg:height="4.615733in" draw:z-index="0">
<draw:image xlink:href="../Images/yкринформ/2023-04-24T19-13-00-03-00/1682352641-504.jpg" xlink:type="simple" xlink:show="embed" xlink:actuate="onLoad" draw:mime-type="image/jpeg"/>
</draw:frame>
他说，他与德国同事的战略报告讨论了乌克兰：欧盟和北约的简介。</text:p>
      <text:p text:style-name="P4">
<text:span text:style-name="T4">
另请阅读：</text:span>
 <text:a xlink:type="simple" xlink:href="https://www.ukrinform.ua/rubric-polytics/3700109-stefancuk-rozrahovue-na-pidtrimku-tureccinou-clenstva-ukraini-v-nato.html" text:style-name="Internet_20_link" text:visited-style-name="Visited_20_Internet_20_Link">
<text:span text:style-name="T4">
 Stefanchuk </text:span>
</text:a>
Verkhovna Rada的主席还强调，这个问题对乌克兰非常重要 - 忠诚的问题：建立一个特别法庭，将俄罗斯引起参考，以造成侵略袭击乌克兰。</text:p>
      <text:p text:style-name="P4">
<draw:frame draw:style-name="fr1" draw:name="Image130" text:anchor-type="as-char" svg:width="6.9236in" svg:height="4.615733in" draw:z-index="0">
<draw:image xlink:href="../Images/yкринформ/2023-04-24T19-13-00-03-00/1682352646-898.jpg" xlink:type="simple" xlink:show="embed" xlink:actuate="onLoad" draw:mime-type="image/jpeg"/>
</draw:frame>
他说，此外，会议是关于乌克兰的重建。</text:p>
      <text:p text:style-name="P4">
Stefanchuk说：“我感谢已经提供的帮助，并指出我依靠德国在恢复乌克兰的进一步支持。”</text:p>
      <text:p text:style-name="P4">
据报道，Verkhovna Rada Ruslan Stefanchuk的主席与捷克共和国有一个工作，乌克兰首次参加了国家的国会会议<text:a xlink:type="simple" xlink:href="https://www.ukrinform.ua/tag-evrosouz" text:style-name="Internet_20_link" text:visited-style-name="Visited_20_Internet_20_Link">
</text:a>
。</text:p>
      <text:p text:style-name="P4">
<text:span text:style-name="T5">
foto：Ruslan Stefanchuk，Facebook</text:span>
</text:p>
      <text:p text:style-name="P4">
News Source: <text:a xlink:type="simple" xlink:href="https://www.ukrinform.ua/rubric-polytics/3700121-stefancuk-obgovoriv-z-ocilnikami-bundestagu-i-bundesratu-clenstvo-ukraini-v-es-ta-nato.html" text:style-name="Internet_20_link" text:visited-style-name="Visited_20_Internet_20_Link">
https://www.ukrinform.ua/rubric-polytics/3700121-stefancuk-obgovoriv-z-ocilnikami-bundestagu-i-bundesratu-clenstvo-ukraini-v-es-ta-nato.html</text:a>
</text:p>
      <!--NEWS-->
      <text:h text:style-name="P10" text:outline-level="1">
<text:span text:style-name="T4">
乌克兰国家队在轮椅上赢得了三项奖项</text:span>
</text:h>
      <text:p text:style-name="P4">
作者: Ukrinform (Person)</text:p>
      <text:p text:style-name="P4">
出版商: Укринформ (Organization)</text:p>
      <text:p text:style-name="P4">
出版时间: 2023-04-24T19:17:41+03:00</text:p>
      <text:p text:style-name="P4">
修改时间: 2023-04-24T19:17:41+03:00</text:p>
      <text:p text:style-name="P4">
描述: 游行队伍赢得了两枚单独的奖牌，一枚奖金。  - 乌克林。</text:p>
      <text:p text:style-name="P4">
图片: ["<text:a xlink:type="simple" xlink:href="https://static.ukrinform.com/photos/2023_04/thumb_files/630_360_1682352987-344.jpg" text:style-name="Internet_20_link" text:visited-style-name="Visited_20_Internet_20_Link">
630_360_16823...</text:a>
"]</text:p>
      <text:p text:style-name="P4">
标签: ['Паралімпійці']</text:p>
      <text:p text:style-name="P4">
类型: Article</text:p>
      <!--METADATA-->
      <text:p text:style-name="P4">
<draw:frame draw:style-name="fr1" draw:name="Image131" text:anchor-type="as-char" svg:width="6.9236in" svg:height="3.956343in" draw:z-index="0">
<draw:image xlink:href="../Images/yкринформ/2023-04-24T19-17-41-03-00/630_360_1682352987-344.jpg" xlink:type="simple" xlink:show="embed" xlink:actuate="onLoad" draw:mime-type="image/jpeg"/>
</draw:frame>
游行队伍赢得了两枚单独的奖牌，一枚奖金。</text:p>
      <text:p text:style-name="P4">
乌克林福姆报道，拖钓者杯的拖钓者发生在他的法国城市。</text:p>
      <text:p text:style-name="P4">
第二天，乌克兰的帕尔奇特(Ukrainian Parfeiters)在世界杯世界杯上获得了首次亮相奖。 尤金·布鲁斯(Eugene Breus)赢得了国家手推车的国家残奥团队的第一枚奖牌，尤金·布鲁斯(Eugene Breus)成为第三个零棚。</text:p>
      <text:p text:style-name="P4">
纳塔利娅·马尔可维奇(Natalia Markovich)赢得了乌克兰国家队的第二枚奖牌。 Tokyo-2020 Vicechiochiompion Capalimpian在Tokyo-2020成为Rapir世界杯的第二场比赛。</text:p>
      <text:p text:style-name="P4">
取而代之的是，在2023年世界杯足球赛的最后一天，乌克兰国家队在混合赛兵队中获得了银牌。 UTSA表格的团队包括胡萝卜，该胡萝卜成为锦标赛奖项的领导者。 除了放牧者Andrey Demchuk，Dmitry Seryozhenko和Nadiya Deolog，在混合类别的混合类别中。</text:p>
      <text:p text:style-name="P4">
<text:span text:style-name="T4">
另请阅读：</text:span>
 <text:a xlink:type="simple" xlink:href="https://www.ukrinform.ua/rubric-sports/3696022-harlan-pro-nakaz-minmolodsportu-duze-vazke-risenna-ake-napevno-neobhidno-bulo-uhvaliti.html" text:style-name="Internet_20_link" text:visited-style-name="Visited_20_Internet_20_Link">
</text:a>
正如乌克林福姆报道的那样，来自世界32个国家 /地区的竞选者参加了比赛。</text:p>
      <text:p text:style-name="P4">
照片：残奥会委员会</text:p>
      <text:p text:style-name="P4">
News Source: <text:a xlink:type="simple" xlink:href="https://www.ukrinform.ua/rubric-sports/3700122-zbirna-ukraini-viborola-tri-nagorodi-na-ks-z-parafehtuvanna-na-vizkah.html" text:style-name="Internet_20_link" text:visited-style-name="Visited_20_Internet_20_Link">
https://www.ukrinform.ua/rubric-sports/3700122-zbirna-ukraini-viborola-tri-nagorodi-na-ks-z-parafehtuvanna-na-vizkah.html</text:a>
</text:p>
      <!--NEWS-->
      <text:h text:style-name="P10" text:outline-level="1">
<text:span text:style-name="T4">
在西班牙，在法西斯运动的重大创始人期间发生冲突</text:span>
</text:h>
      <text:p text:style-name="P4">
作者: Ukrinform (Person)</text:p>
      <text:p text:style-name="P4">
出版商: Укринформ (Organization)</text:p>
      <text:p text:style-name="P4">
出版时间: 2023-04-24T19:21:57+03:00</text:p>
      <text:p text:style-name="P4">
修改时间: 2023-04-24T19:21:57+03:00</text:p>
      <text:p text:style-name="P4">
描述: 三人在与法西斯运动“西班牙法兰克斯”的创始人何塞·安东尼奥·德·普罗拉·里维拉（Jose Antonio de Primo de Rivera）发生碰撞后被捕，他的尸体在周一在马德里附近的“堕落的山谷”中挖掘出陵墓。  - 乌克林。</text:p>
      <text:p text:style-name="P4">
图片: ["<text:a xlink:type="simple" xlink:href="https://static.ukrinform.com/photos/2023_04/thumb_files/630_360_1682352802-539.jpg" text:style-name="Internet_20_link" text:visited-style-name="Visited_20_Internet_20_Link">
630_360_16823...</text:a>
"]</text:p>
      <text:p text:style-name="P4">
标签: ['Іспанія', 'Поліція', 'Ексгумація', 'Сутички']</text:p>
      <text:p text:style-name="P4">
类型: Article</text:p>
      <!--METADATA-->
      <text:p text:style-name="P4">
<draw:frame draw:style-name="fr1" draw:name="Image132" text:anchor-type="as-char" svg:width="6.9236in" svg:height="3.956343in" draw:z-index="0">
<draw:image xlink:href="../Images/yкринформ/2023-04-24T19-21-57-03-00/630_360_1682352802-539.jpg" xlink:type="simple" xlink:show="embed" xlink:actuate="onLoad" draw:mime-type="image/jpeg"/>
</draw:frame>
三人在与法西斯运动“西班牙法兰克斯”的创始人何塞·安东尼奥·普里莫德河(Jose Antonio Prymode River)碰撞后被捕，他的尸体在马德里附近的“堕落的山谷”中被陵墓挖掘出来。</text:p>
      <text:p text:style-name="P4">
根据乌克林福姆的报道，该机构报告了<text:a xlink:type="simple" xlink:href="http://www.reuters.com/world/europe/spain-exhume-fascist-movement-founders-body-madrid-mausoleum-2023-04-24/" text:style-name="Internet_20_link" text:visited-style-name="Visited_20_Internet_20_Link">
</text:a>
。</text:p>
      <text:p text:style-name="P4">
警方试图限制大约150名西班牙法兰克斯的支持者，他们聚集在马德里南部的圣伊西德罗公墓附近，尸体被送去了重建。 抗议者给法西斯的问候演唱了《阳光面》的《法国国歌》。</text:p>
      <text:p text:style-name="P4">
根据来源B <text:a xlink:type="simple" xlink:href="https://www.ukrinform.ua/tag-policia" text:style-name="Internet_20_link" text:visited-style-name="Visited_20_Internet_20_Link">
</text:a>
，三人因违反公共秩序而被捕。</text:p>
      <text:p text:style-name="P4">
早些时候，在“ Frozh”综合大楼的大门附近的一个较小的人群也是一个问候，并与“ Jose Antonio”的海报一起贴上了“ Live Spain”，当时他与他的身体通过了Catafal。</text:p>
      <text:p text:style-name="P4">
挖掘发生在2019年方济各卡富兰科(Franciscofranco)的言论重新审议之后，是佛朗哥(Franco)在首都附近建造的综合体计划的一部分，该综合体是在1936年在西班牙内战期间丧生的500,000人的纪念馆。 -39。</text:p>
      <text:p text:style-name="P4">
该综合大楼匿名将约34,000人的遗体埋葬，其中许多是佛朗哥政权的受害者。</text:p>
      <text:p text:style-name="P4">
何塞·安东尼奥(Jose Antonio)于1923年至1930年统治西班牙的独裁者米格尔·普里莫·德·里(Migel Primo de Ri)的儿子，于1936年11月被艾利坎特(Alicante)的左派共和党Sysl枪杀。</text:p>
      <text:p text:style-name="P4">
<text:span text:style-name="T4">
另请阅读：</text:span>
 <text:a xlink:type="simple" xlink:href="https://www.ukrinform.ua/rubric-ato/3689419-u-nujorku-bila-oon-vidkrietsa-vistavka-pro-voenni-zlocini-rf.html" text:style-name="Internet_20_link" text:visited-style-name="Visited_20_Internet_20_Link">
</text:a>
2019年，弗朗西斯科弗兰科独裁者的遗体从弗洛克山谷移居。 现在，他被埋葬在埃尔帕多(El Pardo)的霍鲁比奥(Horrubio)墓地中，独裁者的妻子卡门·波罗(Carmen Polo)于1988年被埋葬。 改性程序于2019年10月24日在西班牙司法部长，法医专家，牧师和佛朗哥的22个后代在场。</text:p>
      <text:p text:style-name="P4">
<text:span text:style-name="T5">
foto：epa</text:span>
</text:p>
      <text:p text:style-name="P4">
News Source: <text:a xlink:type="simple" xlink:href="https://www.ukrinform.ua/rubric-world/3700124-v-ispanii-stalisa-suticki-pid-cas-perepohovanna-zasnovnika-fasistskogo-ruhu.html" text:style-name="Internet_20_link" text:visited-style-name="Visited_20_Internet_20_Link">
https://www.ukrinform.ua/rubric-world/3700124-v-ispanii-stalisa-suticki-pid-cas-perepohovanna-zasnovnika-fasistskogo-ruhu.html</text:a>
</text:p>
      <!--NEWS-->
      <text:h text:style-name="P10" text:outline-level="1">
<text:span text:style-name="T4">
美国向所有国家 /地区的乌克兰提供任何支持 - 白房子</text:span>
</text:h>
      <text:p text:style-name="P4">
作者: Ukrinform (Person)</text:p>
      <text:p text:style-name="P4">
出版商: Укринформ (Organization)</text:p>
      <text:p text:style-name="P4">
出版时间: 2023-04-24T19:25:17+03:00</text:p>
      <text:p text:style-name="P4">
修改时间: 2023-04-24T19:25:17+03:00</text:p>
      <text:p text:style-name="P4">
描述: 美国不向包括大韩民国在内的任何国家敦促在俄罗斯战争中为乌克兰提供军事和其他援助，而是祝贺各地的任何支持。  - 乌克林。</text:p>
      <text:p text:style-name="P4">
图片: ["<text:a xlink:type="simple" xlink:href="https://static.ukrinform.com/photos/2023_04/thumb_files/630_360_1682353062-404.jpg" text:style-name="Internet_20_link" text:visited-style-name="Visited_20_Internet_20_Link">
630_360_16823...</text:a>
"]</text:p>
      <text:p text:style-name="P4">
标签: ['Корея', 'США', 'Україна', 'допомога']</text:p>
      <text:p text:style-name="P4">
类型: Article</text:p>
      <!--METADATA-->
      <text:p text:style-name="P4">
<draw:frame draw:style-name="fr1" draw:name="Image133" text:anchor-type="as-char" svg:width="6.9236in" svg:height="3.956343in" draw:z-index="0">
<draw:image xlink:href="../Images/yкринформ/2023-04-24T19-25-17-03-00/630_360_1682353062-404.jpg" xlink:type="simple" xlink:show="embed" xlink:actuate="onLoad" draw:mime-type="image/jpeg"/>
</draw:frame>
这种联系并未迫使包括大韩民国在内的任何国家都在俄罗斯战争中提供军事和其他援助，还可以从任何地方提供任何支持。</text:p>
      <text:p text:style-name="P4">
乌克林福姆报告报道，白宫国家安全委员会约翰·柯比(John Kirby)的协调员周一指出，美国和LCD总统计划在乌克林福姆在华盛顿举行的一次会议上讨论乌克兰。</text:p>
      <text:p text:style-name="P4">
白宫代表说：“当然，我们希望为乌克兰提供尽可能多的帮助。”</text:p>
      <text:p text:style-name="P4">
他说，为此，在国防部长的领导下，有一个有关乌克兰国防的联系小组<text:a xlink:type="simple" xlink:href="https://www.ukrinform.ua/tag-ssa" text:style-name="Internet_20_link" text:visited-style-name="Visited_20_Internet_20_Link">
</text:a>
。</text:p>
      <text:p text:style-name="P4">
柯比继续说：“我们欢迎任何州的任何捐款支持乌克兰，因此不是。” 他说，与此同时，每个国家都会选择自己的选择，以寻求乌克兰可以提供的援助，“而且美国尊重这一选择”。</text:p>
      <text:p text:style-name="P4">
他回忆说，大韩民国已经以人道主义和非人道援助的形式为数十亿美元做出了重大贡献。 白宫代表说：“他们也非常谴责俄罗斯的侵略，我们感谢他们。”</text:p>
      <text:p text:style-name="P4">
他强调，乌克兰的战争不仅是欧洲大陆的问题。 “这是关于乌克兰的普京的一个全球秩序问题。 韩国共和国总统明显意识到这一点。”白宫代表说。</text:p>
      <text:p text:style-name="P4">
<text:span text:style-name="T4">
另请阅读：</text:span>
 <text:a xlink:type="simple" xlink:href="https://www.ukrinform.ua/rubric-polytics/3699933-f16-dla-ukraini-stane-investicieu-desatilitta-u-bezpeku-evropi-kuleba.html" text:style-name="Internet_20_link" text:visited-style-name="Visited_20_Internet_20_Link">
</text:a>
正如乌克林福姆(Ukrinform(https://www.ukrinform.ua/rubric-world/3698587-bajden-obgovorit-iz-prezidentom-pivdennoi-korei-dopomogu-ukraini-bilij-dim.html)。 据计划，这位韩国领导人将于周三与美国总统乔·拜登(Joe Biden House)会面，他将在那里讨论，包括乌克兰的支持问题。</text:p>
      <text:p text:style-name="P4">
News Source: <text:a xlink:type="simple" xlink:href="https://www.ukrinform.ua/rubric-world/3700126-ssa-vitaut-budaku-pidtrimku-ukraini-vid-usih-krain-bilij-dim.html" text:style-name="Internet_20_link" text:visited-style-name="Visited_20_Internet_20_Link">
https://www.ukrinform.ua/rubric-world/3700126-ssa-vitaut-budaku-pidtrimku-ukraini-vid-usih-krain-bilij-dim.html</text:a>
</text:p>
      <!--NEWS-->
      <text:h text:style-name="P10" text:outline-level="1">
<text:span text:style-name="T4">
索尔斯基与乌克兰的农产品的阿尔巴尼亚部长出口讨论</text:span>
</text:h>
      <text:p text:style-name="P4">
作者: Ukrinform (Person)</text:p>
      <text:p text:style-name="P4">
出版商: Укринформ (Organization)</text:p>
      <text:p text:style-name="P4">
出版时间: 2023-04-24T19:29:00+03:00</text:p>
      <text:p text:style-name="P4">
修改时间: 2023-04-24T19:29:00+03:00</text:p>
      <text:p text:style-name="P4">
描述: 乌克兰Mykola Solsky的农业政策和食品部长与阿尔巴尼亚阿尔巴尼亚共和国农业和农村发展部长弗里达·克里米亚·克里米亚（Frieda Crimea Crimea Crigea）的出口和过境问题讨论了乌克兰农产品的问题。  - 乌克林。</text:p>
      <text:p text:style-name="P4">
图片: ["<text:a xlink:type="simple" xlink:href="https://static.ukrinform.com/photos/2023_01/thumb_files/630_360_1672835822-745.jpg" text:style-name="Internet_20_link" text:visited-style-name="Visited_20_Internet_20_Link">
630_360_16728...</text:a>
"]</text:p>
      <text:p text:style-name="P4">
标签: ['Албанія', 'Експорт', 'Мінагро', 'Продукти', 'Україна', 'Сольський']</text:p>
      <text:p text:style-name="P4">
类型: Article</text:p>
      <!--METADATA-->
      <text:p text:style-name="P4">
<draw:frame draw:style-name="fr1" draw:name="Image134" text:anchor-type="as-char" svg:width="6.9236in" svg:height="3.956343in" draw:z-index="0">
<draw:image xlink:href="../Images/yкринформ/2023-04-24T19-29-00-03-00/630_360_1672835822-745.jpg" xlink:type="simple" xlink:show="embed" xlink:actuate="onLoad" draw:mime-type="image/jpeg"/>
</draw:frame>
米科拉·索尔斯基(Mykola Solsky)的大部长乌克兰大臣讨论了克里米亚共和国共和党克里米亚共和国的出口和过境问题。</text:p>
      <text:p text:style-name="P4">
正如乌克林福姆报道的那样，它报告了<text:a xlink:type="simple" xlink:href="https://minagro.gov.ua/news/mikola-solskij-obgovoriv-z-albanskoyu-kolegoyu-eksport-ta-tranzit-ukrayinskoyi-agroprodukciyi" text:style-name="Internet_20_link" text:visited-style-name="Visited_20_Internet_20_Link">
</text:a>
值得注意的是，在在线会议上，弗里达·克里夫茨(Frieda Crifz)报告说，支持运输赔偿<text:a xlink:type="simple" xlink:href="https://www.ukrinform.ua/tag-zerno" text:style-name="Internet_20_link" text:visited-style-name="Visited_20_Internet_20_Link">
</text:a>
Vevrope，将根据渐进原则进行计算。</text:p>
      <text:p text:style-name="P4">
这种薪酬将有助于距离乌克兰边境更远的国家以正常价格获得谷物。 同时，与乌克兰接壤的农民与我国的价格管理相关的压力将较小。</text:p>
      <text:p text:style-name="P4">
<text:span text:style-name="T4">
另请阅读：</text:span>
 <text:a xlink:type="simple" xlink:href="https://www.ukrinform.ua/rubric-economy/3699284-ukraina-i-bolgaria-pogodili-rozblokuvanna-avtivok-na-kordoni-ta-ih-rozvantazenna.html" text:style-name="Internet_20_link" text:visited-style-name="Visited_20_Internet_20_Link">
</text:a>
据报道，波兰，匈牙利，斯洛伐克和保加利亚提出了从乌克兰进口谷物和其他类型的农产品的禁令。 波兰还暂停了乌克兰APC产品通过其领土的过境，但从4月21日开始续签。</text:p>
      <text:p text:style-name="P4">
<text:a xlink:type="simple" xlink:href="https://www.ukrinform.ua/rubric-economy/3697901-evrokomisia-proponue-zahodi-dla-zahistu-rinku-es-vid-nadmirnogo-importu-prodovolstva-z-ukraini.html" text:style-name="Internet_20_link" text:visited-style-name="Visited_20_Internet_20_Link">
</text:a>
来自与乌克兰接壤的国家，其中包括其他活动的经济援助。 如果取消对乌克兰农产品进口的限制，将提供援助。</text:p>
      <text:p text:style-name="P4">
News Source: <text:a xlink:type="simple" xlink:href="https://www.ukrinform.ua/rubric-economy/3700127-solskij-obgovoriv-iz-albanskim-ministrom-eksport-agroprodukcii-z-ukraini.html" text:style-name="Internet_20_link" text:visited-style-name="Visited_20_Internet_20_Link">
https://www.ukrinform.ua/rubric-economy/3700127-solskij-obgovoriv-iz-albanskim-ministrom-eksport-agroprodukcii-z-ukraini.html</text:a>
</text:p>
      <!--NEWS-->
      <text:h text:style-name="P10" text:outline-level="1">
<text:span text:style-name="T4">
NAEV检查了Sumy地区的武装部队位置</text:span>
</text:h>
      <text:p text:style-name="P4">
作者: Ukrinform (Person)</text:p>
      <text:p text:style-name="P4">
出版商: Укринформ (Organization)</text:p>
      <text:p text:style-name="P4">
出版时间: 2023-04-24T19:33:12+03:00</text:p>
      <text:p text:style-name="P4">
修改时间: 2023-04-24T19:33:12+03:00</text:p>
      <text:p text:style-name="P4">
描述: 乌克兰联合部队的指挥官谢尔盖·纳夫（Sergey Naev）中尉前往苏米地区边境地区，在那里他检查了兵役条件和战斗任务的执行条件，并加强了对关键物体的保护民用基础设施。  - 乌克林。</text:p>
      <text:p text:style-name="P4">
图片: ["<text:a xlink:type="simple" xlink:href="https://static.ukrinform.com/photos/2023_02/thumb_files/630_360_1676881826-931.jpg" text:style-name="Internet_20_link" text:visited-style-name="Visited_20_Internet_20_Link">
630_360_16768...</text:a>
"]</text:p>
      <text:p text:style-name="P4">
标签: ['Оборона', 'Сумщина', 'ЗСУ', 'Наєв']</text:p>
      <text:p text:style-name="P4">
类型: Article</text:p>
      <!--METADATA-->
      <text:p text:style-name="P4">
<draw:frame draw:style-name="fr1" draw:name="Image135" text:anchor-type="as-char" svg:width="6.9236in" svg:height="3.956343in" draw:z-index="0">
<draw:image xlink:href="../Images/yкринформ/2023-04-24T19-33-12-03-00/630_360_1676881826-931.jpg" xlink:type="simple" xlink:show="embed" xlink:actuate="onLoad" draw:mime-type="image/jpeg"/>
</draw:frame>
乌克兰中尉谢尔盖·纳夫(Sergey Naev)武装部队的总司令已经进行了前往苏米地区边境地区的旅行，在那里他检查了兵役和解和战斗任务的和解，并加强了关键的保护民用基础设施的对象。</text:p>
      <text:p text:style-name="P4">
根据乌克林福姆的说法，指挥官在[]中报告(http://t.me/SerhiyNaiev/37) .</text:p>
      <text:p text:style-name="P4">
Під час спілкування з командирами підрозділів <text:a xlink:type="simple" xlink:href="https://www.ukrinform.ua/tag-sergij-naev" text:style-name="Internet_20_link" text:visited-style-name="Visited_20_Internet_20_Link">
</text:a>
他还概述了许多旨在确保领土的防御能力和瞬时对敌人炮击的反应的特定收入。</text:p>
      <text:p text:style-name="P4">
视频： <text:a xlink:type="simple" xlink:href="https://t.me/SerhiyNaiev/37" text:style-name="Internet_20_link" text:visited-style-name="Visited_20_Internet_20_Link">
</text:a>
正如乌克林福姆报道的那样，乌克兰军事司令部已加剧了所有情报<text:a xlink:type="simple" xlink:href="https://www.ukrinform.ua/rubric-ato/3684719-ukraina-posilila-vsi-vidi-rozvidki-sob-ne-dopustiti-nastupu-voroga-na-pivnoci-naev.html" text:style-name="Internet_20_link" text:visited-style-name="Visited_20_Internet_20_Link">
</text:a>
北部的俄罗斯人。</text:p>
      <text:p text:style-name="P4">
_foto：乌克兰武装部队联合部队的指挥</text:p>
      <text:p text:style-name="P4">
News Source: <text:a xlink:type="simple" xlink:href="https://www.ukrinform.ua/rubric-ato/3700129-naev-pereviriv-pozicii-zsu-na-prikordonni-sumsini.html" text:style-name="Internet_20_link" text:visited-style-name="Visited_20_Internet_20_Link">
https://www.ukrinform.ua/rubric-ato/3700129-naev-pereviriv-pozicii-zsu-na-prikordonni-sumsini.html</text:a>
</text:p>
      <!--NEWS-->
      <text:h text:style-name="P10" text:outline-level="1">
<text:span text:style-name="T4">
战争的真正原因或Rospropaganda的工作原理：在基辅，互动展览已被解散</text:span>
</text:h>
      <text:p text:style-name="P4">
作者: Ukrinform (Person)</text:p>
      <text:p text:style-name="P4">
出版商: Укринформ (Organization)</text:p>
      <text:p text:style-name="P4">
出版时间: 2023-04-24T19:35:44+03:00</text:p>
      <text:p text:style-name="P4">
修改时间: 2023-04-24T19:35:44+03:00</text:p>
      <text:p text:style-name="P4">
描述: 在基辅艺术中。 金门大门开设了一个基于增强和添加现实技术的展览，内容涉及俄罗斯联邦在战争范围内使用的俄罗斯宣传工具。  - 乌克林。</text:p>
      <text:p text:style-name="P4">
图片: ["<text:a xlink:type="simple" xlink:href="https://static.ukrinform.com/photos/2023_04/thumb_files/630_360_1682353391-6012.jpeg" text:style-name="Internet_20_link" text:visited-style-name="Visited_20_Internet_20_Link">
630_360_16823...</text:a>
", "<text:a xlink:type="simple" xlink:href="https://static.ukrinform.com/photos/2023_04/thumb_files/630_360_1682353391-2740.jpeg" text:style-name="Internet_20_link" text:visited-style-name="Visited_20_Internet_20_Link">
630_360_16823...</text:a>
", "<text:a xlink:type="simple" xlink:href="https://static.ukrinform.com/photos/2023_04/thumb_files/630_360_1682353391-3515.jpeg" text:style-name="Internet_20_link" text:visited-style-name="Visited_20_Internet_20_Link">
630_360_16823...</text:a>
", "<text:a xlink:type="simple" xlink:href="https://static.ukrinform.com/photos/2023_04/thumb_files/630_360_1682353391-9491.jpeg" text:style-name="Internet_20_link" text:visited-style-name="Visited_20_Internet_20_Link">
630_360_16823...</text:a>
", "<text:a xlink:type="simple" xlink:href="https://static.ukrinform.com/photos/2023_04/thumb_files/630_360_1682353391-7330.jpeg" text:style-name="Internet_20_link" text:visited-style-name="Visited_20_Internet_20_Link">
630_360_16823...</text:a>
", "<text:a xlink:type="simple" xlink:href="https://static.ukrinform.com/photos/2023_04/thumb_files/630_360_1682353391-9345.jpeg" text:style-name="Internet_20_link" text:visited-style-name="Visited_20_Internet_20_Link">
630_360_16823...</text:a>
"]</text:p>
      <text:p text:style-name="P4">
标签: ['Метро', 'Пропаганда', 'Виставка', 'Київ', 'Війна з росією']</text:p>
      <text:p text:style-name="P4">
类型: Article</text:p>
      <!--METADATA-->
      <text:p text:style-name="P4">
<draw:frame draw:style-name="fr1" draw:name="Image136" text:anchor-type="as-char" svg:width="6.9236in" svg:height="3.956343in" draw:z-index="0">
<draw:image xlink:href="../Images/yкринформ/2023-04-24T19-35-44-03-00/630_360_1682353391-6012.jpeg" xlink:type="simple" xlink:show="embed" xlink:actuate="onLoad" draw:mime-type="image/jpeg"/>
</draw:frame>
在基辅，艺术。 金门大门基于补充现实的技术，关于俄罗斯宣传的工具，开设了一个展览，这是俄罗斯宣传的工具，而这是战争范围的。</text:p>
      <text:p text:style-name="P4">
这是乌克利福通讯员的报道。</text:p>
      <text:p text:style-name="P4">
“今天有30张海报。 展览需要使用您的智能手机。当我们安装Edar Mobile应用程序(在Google Play和UAPP商店中提供)时，将其放在图像上，然后哭泣“栩栩如生”：您可以看到虚拟和添加的现实。 同时，可以提供照片，视频tatext，解释了它在插图下进行了加密。”创始人Alona Romanyuk说。</text:p>
      <text:p text:style-name="P4">
据她说，该展览的想法于2022年10月出现。 它属于欧洲Chornobyl Valeriy Korshunov的欧洲机构，他已经在切尔诺贝利周围的文化项目的背景下与XR Technologies合作。由于11月至3月的艺术家“ Notagonot”以及展览的制片人。</text:p>
      <text:p text:style-name="P4">
<text:span text:style-name="T4">
另请阅读：</text:span>
 <text:a xlink:type="simple" xlink:href="https://www.ukrinform.ua/rubric-ato/3697763-britanska-rozvidka-rozpovila-ak-pracue-rosijska-propaganda-na-vijni.html" text:style-name="Internet_20_link" text:visited-style-name="Visited_20_Internet_20_Link">
</text:a>
“在应用程序中，这些海报在还原版本中。 那里还有更多。 例如，我们在海报“ Novomova”上点击 - 我们属于“棉花”的故事。 我们读到俄罗斯宣传用什么来使黑人变白的词，反之亦然。 在这里，您还可以跟踪30年前“兄弟般”人的亲乌克兰人的思想的变化，并成为“纳粹”。</text:p>
      <text:p text:style-name="P4">
该应用程序还具有使用半真相方法，标签悬挂，概念的替换和“谎言范围”的视觉示例 - 当版本“擦”一个事件时。组织者报告说，他们计划在5,000所乌克兰学校和20个国家 / 20个国家举行这次展览，其中包括来自德国，法国，捷克共和国，斯洛伐克和意大利的要求。</text:p>
      <text:p text:style-name="P4">
展览将持续到5月24日。</text:p>
      <text:p text:style-name="P4">
<text:a xlink:type="simple" xlink:href="https://www.ukrinform.ua/tag-vistavka" text:style-name="Internet_20_link" text:visited-style-name="Visited_20_Internet_20_Link">
</text:a>
在项目“欧盟为民间社会的紧急支持”框架内开发，该项目在欧盟的财政支持以及文化和信息政策部的协助下介绍了团结，并在KP“基辅大都会”的支持下。 。</text:p>
      <text:p text:style-name="P4">
News Source: <text:a xlink:type="simple" xlink:href="https://www.ukrinform.ua/rubric-kyiv/3700130-spravzni-pricini-vijni-abo-ak-pracue-rospropaganda-u-kievi-vidrili-interaktivnu-vistavku.html" text:style-name="Internet_20_link" text:visited-style-name="Visited_20_Internet_20_Link">
https://www.ukrinform.ua/rubric-kyiv/3700130-spravzni-pricini-vijni-abo-ak-pracue-rospropaganda-u-kievi-vidrili-interaktivnu-vistavku.html</text:a>
</text:p>
      <!--NEWS-->
      <text:h text:style-name="P10" text:outline-level="1">
<text:span text:style-name="T4">
100个无人机被派往巴赫穆特（Bakhmut）的乌克兰军队</text:span>
</text:h>
      <text:p text:style-name="P4">
作者: Ukrinform (Person)</text:p>
      <text:p text:style-name="P4">
出版商: Укринформ (Organization)</text:p>
      <text:p text:style-name="P4">
出版时间: 2023-04-24T19:39:23+03:00</text:p>
      <text:p text:style-name="P4">
修改时间: 2023-04-24T19:39:23+03:00</text:p>
      <text:p text:style-name="P4">
描述: 对于沿巴赫穆特（Bakhmut）方向的乌克兰军人来说，派出了100次无人机 - 卡米卡德兹（Kamikadze），被派出了通过联合24的收集。  - 乌克林。</text:p>
      <text:p text:style-name="P4">
图片: ["<text:a xlink:type="simple" xlink:href="https://static.ukrinform.com/photos/2023_04/thumb_files/630_360_1682354265-856.jpg" text:style-name="Internet_20_link" text:visited-style-name="Visited_20_Internet_20_Link">
630_360_16823...</text:a>
"]</text:p>
      <text:p text:style-name="P4">
标签: ['Бахмут', 'Безпілотник', 'Військові', 'United24']</text:p>
      <text:p text:style-name="P4">
类型: Article</text:p>
      <!--METADATA-->
      <text:p text:style-name="P4">
<draw:frame draw:style-name="fr1" draw:name="Image137" text:anchor-type="as-char" svg:width="6.9236in" svg:height="3.956343in" draw:z-index="0">
<draw:image xlink:href="../Images/yкринформ/2023-04-24T19-39-23-03-00/630_360_1682354265-856.jpg" xlink:type="simple" xlink:show="embed" xlink:actuate="onLoad" draw:mime-type="image/jpeg"/>
</draw:frame>
对于沿巴赫穆特(Bakhmut)方向的乌克兰军人来说，派出了100ytiv-kamikadze，该军人被派出了通过United24收集的100ytiv-Kamikadze。</text:p>
      <text:p text:style-name="P4">
Viceremier-Minister报告了这一点，用于创新，教育发展，数字化转型的Tatekhnology-Minister Mikhail Fedorov <text:a xlink:type="simple" xlink:href="http://t.me/zedigital/3060" text:style-name="Internet_20_link" text:visited-style-name="Visited_20_Internet_20_Link">
</text:a>
，报道乌克林福姆。</text:p>
      <text:p text:style-name="P4">
“我们将100个无人机-Kamikadze发送到Bakhmut方向。 闪电互联网订户在两天内收集了240万多个无人机-Kamikadze的1040万以上，”他说。</text:p>
      <text:p text:style-name="P4">
Fedorov说，第一批鸟类的鸟已经飞往第59旅之一。 他们将帮助士兵迅速向俄罗斯人提供“礼物”。</text:p>
      <text:p text:style-name="P4">
<text:span text:style-name="T4">
另请阅读：</text:span>
 <text:a xlink:type="simple" xlink:href="https://www.ukrinform.ua/rubric-ato/3698984-nafo-fellas-zibrala-17277-tisac-na-droni-dla-ukrainskih-rozvidnikiv.html" text:style-name="Internet_20_link" text:visited-style-name="Visited_20_Internet_20_Link">
</text:a>
据报道，Lightning是一个新闻Viber频道，有近400万读者的观众。</text:p>
      <text:p text:style-name="P4">
UTED24 Fandering平台是为工件组织，国际合作伙伴和公民提供支持的单一窗口，以支持乌克兰。 在美国统一的11个月中，有110多个国家筹集了超过3亿美元的资金来帮助乌克兰平台。</text:p>
      <text:p text:style-name="P4">
News Source: <text:a xlink:type="simple" xlink:href="https://www.ukrinform.ua/rubric-ato/3700132-dla-ukrainskih-vijskovih-pid-bahmutom-vidpravili-100-droniv.html" text:style-name="Internet_20_link" text:visited-style-name="Visited_20_Internet_20_Link">
https://www.ukrinform.ua/rubric-ato/3700132-dla-ukrainskih-vijskovih-pid-bahmutom-vidpravili-100-droniv.html</text:a>
</text:p>
      <!--NEWS-->
      <text:h text:style-name="P10" text:outline-level="1">
<text:span text:style-name="T4">
与匈牙利恢复的边界的通行证</text:span>
</text:h>
      <text:p text:style-name="P4">
作者: Ukrinform (Person)</text:p>
      <text:p text:style-name="P4">
出版商: Укринформ (Organization)</text:p>
      <text:p text:style-name="P4">
出版时间: 2023-04-24T19:39:33+03:00</text:p>
      <text:p text:style-name="P4">
修改时间: 2023-04-24T19:39:33+03:00</text:p>
      <text:p text:style-name="P4">
描述: 通过乌克兰匈牙利边境的通行证已恢复。  - 乌克林。</text:p>
      <text:p text:style-name="P4">
图片: ["<text:a xlink:type="simple" xlink:href="https://static.ukrinform.com/photos/2023_04/thumb_files/630_360_1682348986-234.jpg" text:style-name="Internet_20_link" text:visited-style-name="Visited_20_Internet_20_Link">
630_360_16823...</text:a>
"]</text:p>
      <text:p text:style-name="P4">
标签: ['Угорщина', 'Україна', 'Кордон']</text:p>
      <text:p text:style-name="P4">
类型: Article</text:p>
      <!--METADATA-->
      <text:p text:style-name="P4">
<draw:frame draw:style-name="fr1" draw:name="Image138" text:anchor-type="as-char" svg:width="6.9236in" svg:height="3.956343in" draw:z-index="0">
<draw:image xlink:href="../Images/yкринформ/2023-04-24T19-39-33-03-00/630_360_1682348986-234.jpg" xlink:type="simple" xlink:show="embed" xlink:actuate="onLoad" draw:mime-type="image/jpeg"/>
</draw:frame>
整个乌克兰匈牙利边境的恢复。</text:p>
      <text:p text:style-name="P4">
新闻服务通知此<text:a xlink:type="simple" xlink:href="https://t.me/DPSUkr/10740" text:style-name="Internet_20_link" text:visited-style-name="Visited_20_Internet_20_Link">
</text:a>
“要关注计划与匈牙利越过边界的人。 乌克兰 - 亨加利亚人的Tatransport人的注册<text:a xlink:type="simple" xlink:href="https://www.ukrinform.ua/tag-kordon" text:style-name="Internet_20_link" text:visited-style-name="Visited_20_Internet_20_Link">
</text:a>
恢复。”消息写道。</text:p>
      <text:p text:style-name="P4">
正如乌克林福姆报道的那样，匈牙利边境警察数据库<text:a xlink:type="simple" xlink:href="https://www.ukrinform.ua/rubric-society/3700089-ugorsina-timcasovo-prizupinila-propusk-cerez-kordon-z-ukrainou.html" text:style-name="Internet_20_link" text:visited-style-name="Visited_20_Internet_20_Link">
</text:a>
，与匈牙利一侧的人和车辆的流动性有关。</text:p>
      <text:p text:style-name="P4">
News Source: <text:a xlink:type="simple" xlink:href="https://www.ukrinform.ua/rubric-society/3700133-propusk-cerez-kordon-z-ugorsinou-vidnovili.html" text:style-name="Internet_20_link" text:visited-style-name="Visited_20_Internet_20_Link">
https://www.ukrinform.ua/rubric-society/3700133-propusk-cerez-kordon-z-ugorsinou-vidnovili.html</text:a>
</text:p>
      <!--NEWS-->
      <text:h text:style-name="P10" text:outline-level="1">
<text:span text:style-name="T4">
挪威Scatec有兴趣加强乌克兰的能源稳定性</text:span>
</text:h>
      <text:p text:style-name="P4">
作者: Ukrinform (Person)</text:p>
      <text:p text:style-name="P4">
出版商: Укринформ (Organization)</text:p>
      <text:p text:style-name="P4">
出版时间: 2023-04-24T19:47:29+03:00</text:p>
      <text:p text:style-name="P4">
修改时间: 2023-04-24T19:47:29+03:00</text:p>
      <text:p text:style-name="P4">
描述: 挪威公司“绿色” SCATEC计划协助乌克兰实现能源可持续性。  - 乌克林。</text:p>
      <text:p text:style-name="P4">
图片: ["<text:a xlink:type="simple" xlink:href="https://static.ukrinform.com/photos/2023_04/thumb_files/630_360_1682354743-904.jpg" text:style-name="Internet_20_link" text:visited-style-name="Visited_20_Internet_20_Link">
630_360_16823...</text:a>
", "<text:a xlink:type="simple" xlink:href="https://static.ukrinform.com/photos/2023_04/1682354736-907.jpg" text:style-name="Internet_20_link" text:visited-style-name="Visited_20_Internet_20_Link">
1682354736-90...</text:a>
"]</text:p>
      <text:p text:style-name="P4">
标签: ['Енергетика', 'Норвегія', 'Україна']</text:p>
      <text:p text:style-name="P4">
类型: Article</text:p>
      <!--METADATA-->
      <text:p text:style-name="P4">
<draw:frame draw:style-name="fr1" draw:name="Image139" text:anchor-type="as-char" svg:width="6.9236in" svg:height="3.956343in" draw:z-index="0">
<draw:image xlink:href="../Images/yкринформ/2023-04-24T19-47-29-03-00/630_360_1682354743-904.jpg" xlink:type="simple" xlink:show="embed" xlink:actuate="onLoad" draw:mime-type="image/jpeg"/>
</draw:frame>
Green Energy SCATEC的挪威公司计划帮助乌克兰确保稳定的稳定。</text:p>
      <text:p text:style-name="P4">
乌克林福姆报道<text:a xlink:type="simple" xlink:href="http://mev.gov.ua/novyna/minenerho-ta-norvezka-kompaniya-zelenoyi-enerhetyky-scatec-obhovoryly-potentsial-rozvytku" text:style-name="Internet_20_link" text:visited-style-name="Visited_20_Internet_20_Link">
</text:a>
。</text:p>
      <text:p text:style-name="P4">
“我们胜利后的乌克兰重建将伴随着电力系统中的“绿色”技术。 这就是我们的合作伙伴期望的，我们将使国际公司对此过程产生极大的兴趣。 每个人都知道，乌克兰的能源过渡不仅需要适当的市场状况，还需要技术，财务和生产能力以及及时的设备供应。” Demchenkov说。</text:p>
      <text:p text:style-name="P4">
<draw:frame draw:style-name="fr1" draw:name="Image140" text:anchor-type="as-char" svg:width="6.9236in" svg:height="4.611226in" draw:z-index="0">
<draw:image xlink:href="../Images/yкринформ/2023-04-24T19-47-29-03-00/1682354736-907.jpg" xlink:type="simple" xlink:show="embed" xlink:actuate="onLoad" draw:mime-type="image/jpeg"/>
</draw:frame>
值得注意的是，在会议期间，SCATEC的移动技术代表在会议期间告诉乌克兰工业消费者，这对乌克兰工业消费者来说是无聊的。</text:p>
      <text:p text:style-name="P4">
此外，该公司希望有效地帮助乌克兰保持稳定。</text:p>
      <text:p text:style-name="P4">
Demchenkov邀请挪威公司合作进行乌克兰能源立法的改革，并考虑到准备的经验，在乌克兰启动了一个真正的项目。</text:p>
      <text:p text:style-name="P4">
“当我们谈论能源领域的更新时，我们会考虑我们国家强大的投资者的到来，以及为发展可持续，现代网络和能源走廊扩展的项目准备，”部长的Addctor。</text:p>
      <text:p text:style-name="P4">
<text:span text:style-name="T4">
另请阅读：</text:span>
 <text:a xlink:type="simple" xlink:href="https://www.ukrinform.ua/rubric-vidbudova/3697693-litovska-ignitis-group-spramuvala-12-miljoniv-evro-na-pidtrimku-energosektoru-ukraini.html" text:style-name="Internet_20_link" text:visited-style-name="Visited_20_Internet_20_Link">
</text:a>
据报道，Scatec拥有并在整个乌克兰拥有336兆瓦的太阳能发电厂。 全球SCATEC有一个太阳能，风能和水力发电厂的公文包，电源为4.6 GW，该电源可运行或正在开发阶段。</text:p>
      <text:p text:style-name="P4">
<text:span text:style-name="T5">
foto：能量部</text:span>
</text:p>
      <text:p text:style-name="P4">
News Source: <text:a xlink:type="simple" xlink:href="https://www.ukrinform.ua/rubric-economy/3700134-norvezka-scatec-zacikavlena-u-zmicnenni-energeticnoi-stijkosti-ukraini.html" text:style-name="Internet_20_link" text:visited-style-name="Visited_20_Internet_20_Link">
https://www.ukrinform.ua/rubric-economy/3700134-norvezka-scatec-zacikavlena-u-zmicnenni-energeticnoi-stijkosti-ukraini.html</text:a>
</text:p>
      <!--NEWS-->
      <text:h text:style-name="P10" text:outline-level="1">
<text:span text:style-name="T4">
Verkhovna Rada的发言人呼吁欧盟议会的负责人支持乌克兰和平公式</text:span>
</text:h>
      <text:p text:style-name="P4">
作者: Ukrinform (Person)</text:p>
      <text:p text:style-name="P4">
出版商: Укринформ (Organization)</text:p>
      <text:p text:style-name="P4">
出版时间: 2023-04-24T19:48:51+03:00</text:p>
      <text:p text:style-name="P4">
修改时间: 2023-04-24T19:48:51+03:00</text:p>
      <text:p text:style-name="P4">
描述: Verkhovna Rada董事长Ruslan Stefanchuk呼吁欧盟议会的负责人支持乌克兰和平公式。  - 乌克林。</text:p>
      <text:p text:style-name="P4">
图片: ["<text:a xlink:type="simple" xlink:href="https://static.ukrinform.com/photos/2023_04/thumb_files/630_360_1682354838-281.jpg" text:style-name="Internet_20_link" text:visited-style-name="Visited_20_Internet_20_Link">
630_360_16823...</text:a>
"]</text:p>
      <text:p text:style-name="P4">
标签: ['Євросоюз', 'Стефанчук', 'Війна з росією', 'Формула миру']</text:p>
      <text:p text:style-name="P4">
类型: Article</text:p>
      <!--METADATA-->
      <text:p text:style-name="P4">
<draw:frame draw:style-name="fr1" draw:name="Image141" text:anchor-type="as-char" svg:width="6.9236in" svg:height="3.956343in" draw:z-index="0">
<draw:image xlink:href="../Images/yкринформ/2023-04-24T19-48-51-03-00/630_360_1682354838-281.jpg" xlink:type="simple" xlink:show="embed" xlink:actuate="onLoad" draw:mime-type="image/jpeg"/>
</draw:frame>
欧盟议会负责人Ruslan Stefanchuk支持乌克兰和平公式，称为Ruslan Stefanchuk。</text:p>
      <text:p text:style-name="P4">
他在乌克利福德通讯员报告的欧盟成员国议会议会议员的会议上召开了这一电话。</text:p>
      <text:p text:style-name="P4">
Stefanchuk说：“战争日报夺走了乌克兰人的生命，摧毁了他们的房屋，剥夺了必要的基础设施。”</text:p>
      <text:p text:style-name="P4">
BP主席感谢前所未有的援助<text:a xlink:type="simple" xlink:href="https://www.ukrinform.ua/tag-evrosouz" text:style-name="Internet_20_link" text:visited-style-name="Visited_20_Internet_20_Link">
</text:a>
。</text:p>
      <text:p text:style-name="P4">
他补充说：“为了帮助乌克兰而做出的那些财务，后勤和法律决定是没有夸张的，生命的。我们非常感激并一直记得。”</text:p>
      <text:p text:style-name="P4">
<text:span text:style-name="T4">
另请阅读：</text:span>
 <text:a xlink:type="simple" xlink:href="https://www.ukrinform.ua/rubric-polytics/3700096-stefancuk-zaprosiv-vidvidati-ukrainu-vsih-hto-dosi-sumnivaetsa-v-neobhidnosti-tribunalu-dla-rf.html" text:style-name="Internet_20_link" text:visited-style-name="Visited_20_Internet_20_Link">
<text:span text:style-name="T4">
 Stefanchuk </text:span>
</text:a>
Stefanchuk指出，即使在战争中，乌克兰也梦想着和平，为和平生活以及从敌人解放的领土恢复。</text:p>
      <text:p text:style-name="P4">
乌克兰议会的议长说：“正是出于这个目的，乌克兰沃罗迪米尔·泽伦斯基总统提出，和平世界，我要求您和您前往的议会支持整个部门及其一些细分市场。”</text:p>
      <text:p text:style-name="P4">
<text:span text:style-name="T4">
另请阅读：</text:span>
 <text:a xlink:type="simple" xlink:href="https://www.ukrinform.ua/rubric-society/3700107-stefancuk-zaklikav-goliv-parlamentiv-krain-es-viznati-golodomor-genocidom.html" text:style-name="Internet_20_link" text:visited-style-name="Visited_20_Internet_20_Link">
<text:span text:style-name="T4">
 Stefanchuk </text:span>
</text:a>
他强调，通过共同的努力，这项倡议的发展可以大大减少战争结束的方式，并建立公正的自由。</text:p>
      <text:p text:style-name="P4">
据报道，总统Volodymyrzelensky提出的和平计划包含了一项提议，以结论所谓的Kyiv紧凑型协议，该协议提供了国际安全保证和义务，以确保乌克兰的国防能力，以限制抗辩辩护的水平将来的俄罗斯侵略。</text:p>
      <text:p text:style-name="P4">
<text:span text:style-name="T5">
foto：Ruslan Stefanchuk，Facebook</text:span>
</text:p>
      <text:p text:style-name="P4">
News Source: <text:a xlink:type="simple" xlink:href="https://www.ukrinform.ua/rubric-polytics/3700135-spiker-vr-zaklikav-goliv-parlamentiv-es-pidtrimati-ukrainsku-formulu-miru.html" text:style-name="Internet_20_link" text:visited-style-name="Visited_20_Internet_20_Link">
https://www.ukrinform.ua/rubric-polytics/3700135-spiker-vr-zaklikav-goliv-parlamentiv-es-pidtrimati-ukrainsku-formulu-miru.html</text:a>
</text:p>
      <!--NEWS-->
      <text:h text:style-name="P10" text:outline-level="1">
<text:span text:style-name="T4">
立陶宛通过大使关于后索斯国家地位的丑闻抗议中国</text:span>
</text:h>
      <text:p text:style-name="P4">
作者: Ukrinform (Person)</text:p>
      <text:p text:style-name="P4">
出版商: Укринформ (Organization)</text:p>
      <text:p text:style-name="P4">
出版时间: 2023-04-24T19:54:11+03:00</text:p>
      <text:p text:style-name="P4">
修改时间: 2023-04-24T19:54:11+03:00</text:p>
      <text:p text:style-name="P4">
描述: 立陶宛当局在中国在维尔纽斯大使馆的事务中造成了律师，向外交部的贝华造成了这一律师。 他对中国驻法国大使所表达的立场表示了决定性的抗议，根据该立场，前苏联的SO称为国家没有国际法中的实际地位。  - 乌克林。</text:p>
      <text:p text:style-name="P4">
图片: ["<text:a xlink:type="simple" xlink:href="https://static.ukrinform.com/photos/2022_02/thumb_files/630_360_1644938341-179.jpg" text:style-name="Internet_20_link" text:visited-style-name="Visited_20_Internet_20_Link">
630_360_16449...</text:a>
"]</text:p>
      <text:p text:style-name="P4">
标签: ['Китай', 'Литва', 'СРСР', 'Нота протесту']</text:p>
      <text:p text:style-name="P4">
类型: Article</text:p>
      <!--METADATA-->
      <text:p text:style-name="P4">
<draw:frame draw:style-name="fr1" draw:name="Image142" text:anchor-type="as-char" svg:width="6.9236in" svg:height="3.956343in" draw:z-index="0">
<draw:image xlink:href="../Images/yкринформ/2023-04-24T19-54-11-03-00/630_360_1644938341-179.jpg" xlink:type="simple" xlink:show="embed" xlink:actuate="onLoad" draw:mime-type="image/jpeg"/>
</draw:frame>
Blidevita在中国在维尔纽斯大使馆的事务上造成了这一Bayhua Domz。 他对中国大使所表达的立场表示了决定性的抗议，根据该立场，前苏联的SO称为国家没有国际法中的事实。</text:p>
      <text:p text:style-name="P4">
正如乌克林福姆报道的那样，据报道<text:a xlink:type="simple" xlink:href="https://www.urm.lt/default/en/news/lithuanias-foreign-ministry-protests-over-a-statement-by-the-chinese-ambassador-to-france" text:style-name="Internet_20_link" text:visited-style-name="Visited_20_Internet_20_Link">
</text:a>
立陶宛外交部。</text:p>
      <text:p text:style-name="P4">
“ 4月24日，立陶宛外交部召集了一个临时的中国tsua bayhua和与大使的陈述有关的决定性抗议<text:a xlink:type="simple" xlink:href="https://www.ukrinform.ua/tag-kitaj" text:style-name="Internet_20_link" text:visited-style-name="Visited_20_Internet_20_Link">
</text:a>
从4月22日起，在法国，被萨维特的前苏联国家在国际法中没有真正的地位。</text:p>
      <text:p text:style-name="P4">
外交部强调，三个波罗的海国家被非法占领。 正确的不公正(伤害不是正确的) - 这是国际法的原则，根据该原则，非法苏联占领的终止决定了波罗的海国家的连续性。 中国评论使波罗的海国家和其他国家的历史。</text:p>
      <text:p text:style-name="P4">
这也破坏了1991年9月14日在中华人民共和国与立陶宛共和国之间建立外交关系的联合公报的规定。</text:p>
      <text:p text:style-name="P4">
外交通知强调，中国大使的怀疑是乌克兰是乌克兰是不可接受的。 1991年，包括Zakytysk人民共和国在内的整个国际社会在其边界和克里米亚都承认乌克兰是各自的一部分。</text:p>
      <text:p text:style-name="P4">
根据声明，克里米亚曾经是而且将永远是乌克兰的一部分。</text:p>
      <text:p text:style-name="P4">
<text:span text:style-name="T4">
另请阅读：</text:span>
 <text:a xlink:type="simple" xlink:href="https://www.ukrinform.ua/rubric-world/3699928-u-moldovi-nazvali-neprijnatnou-zaavu-posla-kitau-sodo-suverenitetu-postradanskih-krain.html" text:style-name="Internet_20_link" text:visited-style-name="Visited_20_Internet_20_Link">
</text:a>
早些时候，中国驻法国卢集团大使表示，曾经是苏联共和国的国家“没有国际法的有效地位”，因为没有相关的国际协议可以批准其地位。</text:p>
      <text:p text:style-name="P4">
中国的官方代表还提到了俄罗斯占领的克里米亚，并指出在这种情况下，这一切都取决于“从哪个角度接受问题”，并且“一切都不是那么简单”，而半岛最初是”建筑”。</text:p>
      <text:p text:style-name="P4">
乌克兰驻法国大使Vadim Omelchenko建议Lu提出了地理问题的问题，并提醒这种陈述与Kakitai的官方立场相矛盾。</text:p>
      <text:p text:style-name="P4">
News Source: <text:a xlink:type="simple" xlink:href="https://www.ukrinform.ua/rubric-world/3700139-litva-vislovila-knr-protest-cerez-skandalnu-zaavu-posla-pro-status-postradanskih-krain.html" text:style-name="Internet_20_link" text:visited-style-name="Visited_20_Internet_20_Link">
https://www.ukrinform.ua/rubric-world/3700139-litva-vislovila-knr-protest-cerez-skandalnu-zaavu-posla-pro-status-postradanskih-krain.html</text:a>
</text:p>
      <!--NEWS-->
      <text:h text:style-name="P10" text:outline-level="1">
<text:span text:style-name="T4">
Zelensky：我们已经为下一个冬天准备了精力</text:span>
</text:h>
      <text:p text:style-name="P4">
作者: Ukrinform (Person)</text:p>
      <text:p text:style-name="P4">
出版商: Укринформ (Organization)</text:p>
      <text:p text:style-name="P4">
出版时间: 2023-04-24T19:59:38+03:00</text:p>
      <text:p text:style-name="P4">
修改时间: 2023-04-24T19:59:38+03:00</text:p>
      <text:p text:style-name="P4">
描述: 乌克兰已经在准备下一个冬天的能源系统。  - 乌克林。</text:p>
      <text:p text:style-name="P4">
图片: ["<text:a xlink:type="simple" xlink:href="https://static.ukrinform.com/photos/2023_04/thumb_files/630_360_1682355440-145.png" text:style-name="Internet_20_link" text:visited-style-name="Visited_20_Internet_20_Link">
630_360_16823...</text:a>
"]</text:p>
      <text:p text:style-name="P4">
标签: ['Енергетика', 'Звернення', 'Зеленський']</text:p>
      <text:p text:style-name="P4">
类型: Article</text:p>
      <!--METADATA-->
      <text:p text:style-name="P4">
<draw:frame draw:style-name="fr1" draw:name="Image143" text:anchor-type="as-char" svg:width="6.9236in" svg:height="3.956343in" draw:z-index="0">
<draw:image xlink:href="../Images/yкринформ/2023-04-24T19-59-38-03-00/630_360_1682355440-145.png" xlink:type="simple" xlink:show="embed" xlink:actuate="onLoad" draw:mime-type="image/png"/>
</draw:frame>
乌克兰人正在准备下一个冬天的能源系统。</text:p>
      <text:p text:style-name="P4">
乌克兰沃迪米尔·Zelensky总统在视频报告中说明了这一点，并参考了<text:a xlink:type="simple" xlink:href="https://www.president.gov.ua/news/uzhe-gotuyemo-nashu-energetiku-do-nastupnoyi-zimi-zvernennya-82465" text:style-name="Internet_20_link" text:visited-style-name="Visited_20_Internet_20_Link">
</text:a>
。</text:p>
      <text:p text:style-name="P4">
<text:span text:style-name="T5">
viso：<text:a xlink:type="simple" xlink:href="https://t.me/OP_UA/9319" text:style-name="Internet_20_link" text:visited-style-name="Visited_20_Internet_20_Link">
</text:a>
</text:span>
</text:p>
      <text:p text:style-name="P4">
_ <text:span text:style-name="T4">
我希望健康，亲爱的乌克兰人!</text:span>
 _</text:p>
      <text:p text:style-name="P4">
实际上，他从事Zhytomyr的商务旅行回到基辅，实际上整天都在工作。</text:p>
      <text:p text:style-name="P4">
最初，卡拉斯总理夫人的访问。 谈判，签署联合声明。 我感谢总理女士和全诺达爱沙尼亚女士对我们向欧盟的运动进行明确且没有变化的支持，在北约与北约相关联盟点正在宣布。</text:p>
      <text:p text:style-name="P4">
如今，最关注的是对国防问题的关注，这很明显。 如果您查看该国的援助和GDP的比率，爱沙尼亚是我们防御的最快，最大的帮助。 这也适用于我们的炮兵，炮弹和武器的枪支，用于我们的反空袭……许多方面。</text:p>
      <text:p text:style-name="P4">
他们还讨论了有关武器和弹药的决定，这些决定仍在与欧盟的其他合作伙伴一起实施。 供应速度，已经做出决定的声音直接取决于人们的生活。 我感谢您愿意与其他合作伙伴进行适当的沟通。</text:p>
      <text:p text:style-name="P4">
Zhytomyr被偶然地选择了我们的谈判。 实施了重建项目是Zditomyrsk地区，这使爱沙尼亚至关重要 - 这是实施其同意的速度的第一个。 在6月1日，在爱沙尼亚的帮助下，在6月1日的Zhytomyr地区重建婴儿职责。 该项目将进一步扩展。 还有其他重建项目 - 我们确定，我们意识到一切。</text:p>
      <text:p text:style-name="P4">
访问Zhytomyr Polytechnic非常高兴 - 与大学的房屋进行交流。 课堂大学 - 觉得他们真的在乎学生。 他们照顾乌克兰 - 考虑到该国不同专家的哥苏达达大学是如何的。他还与所有回答的人举行了一次特别的协调会议。 他们详细考虑了Volta的安全，经济和社会状况。 特别是有一种解决方案，可以在俄罗斯人类之后恢复能量。 而且我们已经为下一个冬天准备了精力。</text:p>
      <text:p text:style-name="P4">
还有关于教育基础设施的决定 - 教育和科学部长参加了会议。 当然，我们将使用校车帮助我们的地区和Zhytomyr地区。</text:p>
      <text:p text:style-name="P4">
特别关注边界。 有一份关于Zhytomyr地区行政部门负责人和国家边境警卫队负责人的报道。 保护，边境安排，总体情况。 感谢所有为我们提供国家边界力量的人。</text:p>
      <text:p text:style-name="P4">
而且，顺便说一句，我想提一下我们的边境勇士队 - 那些在我们国家的防御力量的所有力量上，都在最前沿捍卫乌克兰。 有一些要感谢。 Lugansk和Kramatorsk边界单位 - 勇士，谢谢您在Bakhmut的稳定!卢茨克边境小队 - 谢谢你们，您在Avdeevsky方向上的力量!Kherson和Berdyansk Bearderline-感谢您成功完成了我们国家南部的任务。 所有年轻人!</text:p>
      <text:p text:style-name="P4">
荣耀我们所有正在战斗，战斗哨所，战斗行动的士兵的荣耀!</text:p>
      <text:p text:style-name="P4">
谢谢所有帮助乌克兰捍卫自己免受俄罗斯邪恶的人!</text:p>
      <text:p text:style-name="P4">
我感谢Zhytomyr今天。</text:p>
      <text:p text:style-name="P4">
_ <text:span text:style-name="T4">
荣耀到乌克兰!</text:span>
 _</text:p>
      <text:p text:style-name="P4">
_foto：op _</text:p>
      <text:p text:style-name="P4">
News Source: <text:a xlink:type="simple" xlink:href="https://www.ukrinform.ua/rubric-polytics/3700140-zelenskij-uze-gotuemo-nasu-energetiku-do-nastupnoi-zimi.html" text:style-name="Internet_20_link" text:visited-style-name="Visited_20_Internet_20_Link">
https://www.ukrinform.ua/rubric-polytics/3700140-zelenskij-uze-gotuemo-nasu-energetiku-do-nastupnoi-zimi.html</text:a>
</text:p>
      <!--NEWS-->
      <text:h text:style-name="P10" text:outline-level="1">
<text:span text:style-name="T4">
欧盟应支持乌克兰并确定如何与俄罗斯联邦建立关系 - 捷克议会负责人</text:span>
</text:h>
      <text:p text:style-name="P4">
作者: Ukrinform (Person)</text:p>
      <text:p text:style-name="P4">
出版商: Укринформ (Organization)</text:p>
      <text:p text:style-name="P4">
出版时间: 2023-04-24T20:03:45+03:00</text:p>
      <text:p text:style-name="P4">
修改时间: 2023-04-24T20:03:45+03:00</text:p>
      <text:p text:style-name="P4">
描述: 欧盟应支持乌克兰在欧洲一体化的道路上，帮助乌克兰赢得武器，同时决定与俄罗斯的未来关系。  - 乌克林。</text:p>
      <text:p text:style-name="P4">
图片: ["<text:a xlink:type="simple" xlink:href="https://static.ukrinform.com/photos/2023_04/thumb_files/630_360_1682345587-493.jpg" text:style-name="Internet_20_link" text:visited-style-name="Visited_20_Internet_20_Link">
630_360_16823...</text:a>
"]</text:p>
      <text:p text:style-name="P4">
标签: ['Чехія', 'Парламент', 'Україна', 'Війна з росією']</text:p>
      <text:p text:style-name="P4">
类型: Article</text:p>
      <!--METADATA-->
      <text:p text:style-name="P4">
<draw:frame draw:style-name="fr1" draw:name="Image144" text:anchor-type="as-char" svg:width="6.9236in" svg:height="3.956343in" draw:z-index="0">
<draw:image xlink:href="../Images/yкринформ/2023-04-24T20-03-45-03-00/630_360_1682345587-493.jpg" xlink:type="simple" xlink:show="embed" xlink:actuate="onLoad" draw:mime-type="image/jpeg"/>
</draw:frame>
欧盟应支持乌克兰以欧洲一体化的道路，帮助乌克兰赢得胜利，同时确定未来的增长关系。</text:p>
      <text:p text:style-name="P4">
乌克林代表通讯员报告说，此类优先事项被称为捷克市场企业家阿达马夫议会议会议长。</text:p>
      <text:p text:style-name="P4">
Pekarova Adamov说：“有必要利用一个非凡的历史时刻，实际上要打开大门，后者认为有必要成为欧洲人民的民主家庭。”</text:p>
      <text:p text:style-name="P4">
她说，战争的命运将在战场上得到解决，“因此，我们需要拒绝将武器提供给我们袭击的国家的论点，我们只是将石油置于大火中。” 她强调说：“相反，只有从立场就可以谈论和平，因此，给予武器是一个条件。”</text:p>
      <text:p text:style-name="P4">
根据捷克议会的发言人的说法，不可能通过与[]达成协议来依靠解决冲突(https://www.ukrinform.ua/tag-rosia)纳莫夫(Naumov)转移到乌克兰领土的某个部分。</text:p>
      <text:p text:style-name="P4">
另外，她强调缺乏对欧洲在战争结束后欧洲希望与俄罗斯与俄罗斯抗衡的调解人的了解，这是在这场战争中击败之后。</text:p>
      <text:p text:style-name="P4">
她还强调，独裁统治和残酷力量的胜利不能被允许，这只会鼓励其他侵略者的行动。</text:p>
      <text:p text:style-name="P4">
演讲者还提请人们注意面对国家面临的挑战和威胁。 其中是内部极端主义，这是社会两极分化的结果。 捷克议会主席警告说，反对派的煽动和有意识的两极分化是多元化的，特别是，它们为对这种冷漠的宣传提供了良好的基础。</text:p>
      <text:p text:style-name="P4">
<text:span text:style-name="T4">
另请阅读：</text:span>
 <text:a xlink:type="simple" xlink:href="https://www.ukrinform.ua/rubric-polytics/3700096-stefancuk-zaprosiv-vidvidati-ukrainu-vsih-hto-dosi-sumnivaetsa-v-neobhidnosti-tribunalu-dla-rf.html" text:style-name="Internet_20_link" text:visited-style-name="Visited_20_Internet_20_Link">
<text:span text:style-name="T4">
 Stefanchuk </text:span>
</text:a>
据报道，国会议长为期两个日的会议的主题是俄罗斯对乌克兰的侵略以及欧盟对此的反应，民主的进气和合作的斗争。</text:p>
      <text:p text:style-name="P4">
乌克兰Ruslantefanchuk的Verkhovna Rada负责人参加了为期两天的活动。</text:p>
      <text:p text:style-name="P4">
News Source: <text:a xlink:type="simple" xlink:href="https://www.ukrinform.ua/rubric-polytics/3700142-es-mae-pidtrimuvati-ukrainu-ta-viznacatisa-ak-buduvati-vidnosini-z-rf-glava-parlamentu-cehii.html" text:style-name="Internet_20_link" text:visited-style-name="Visited_20_Internet_20_Link">
https://www.ukrinform.ua/rubric-polytics/3700142-es-mae-pidtrimuvati-ukrainu-ta-viznacatisa-ak-buduvati-vidnosini-z-rf-glava-parlamentu-cehii.html</text:a>
</text:p>
      <!--NEWS-->
      <text:h text:style-name="P10" text:outline-level="1">
<text:span text:style-name="T4">
Zelensky和Estonia总理与Zhytomyr Polytechnic的学生进行了交谈</text:span>
</text:h>
      <text:p text:style-name="P4">
作者: Ukrinform (Person)</text:p>
      <text:p text:style-name="P4">
出版商: Укринформ (Organization)</text:p>
      <text:p text:style-name="P4">
出版时间: 2023-04-24T20:07:47+03:00</text:p>
      <text:p text:style-name="P4">
修改时间: 2023-04-24T20:07:47+03:00</text:p>
      <text:p text:style-name="P4">
描述: 沃迪米尔·泽伦斯基（Volodymyr Zelenskyy）总统和凯·卡拉斯（Kai Callas）的爱沙尼亚共和国总理访问了Zhytomyr Polytechnic州立大学，并与学生社区进行了交谈。  - 乌克林。</text:p>
      <text:p text:style-name="P4">
图片: ["<text:a xlink:type="simple" xlink:href="https://static.ukrinform.com/photos/2023_04/thumb_files/630_360_1682355934-936.jpeg" text:style-name="Internet_20_link" text:visited-style-name="Visited_20_Internet_20_Link">
630_360_16823...</text:a>
", "<text:a xlink:type="simple" xlink:href="https://static.ukrinform.com/photos/2023_04/1682355939-382.jpeg" text:style-name="Internet_20_link" text:visited-style-name="Visited_20_Internet_20_Link">
1682355939-38...</text:a>
", "<text:a xlink:type="simple" xlink:href="https://static.ukrinform.com/photos/2023_04/1682355919-685.jpeg" text:style-name="Internet_20_link" text:visited-style-name="Visited_20_Internet_20_Link">
1682355919-68...</text:a>
", "<text:a xlink:type="simple" xlink:href="https://static.ukrinform.com/photos/2023_04/1682355923-286.jpeg" text:style-name="Internet_20_link" text:visited-style-name="Visited_20_Internet_20_Link">
1682355923-28...</text:a>
"]</text:p>
      <text:p text:style-name="P4">
标签: ['Естонія', "Прем'єр", 'Житомир', 'Студент', 'Зеленський']</text:p>
      <text:p text:style-name="P4">
类型: Article</text:p>
      <!--METADATA-->
      <text:p text:style-name="P4">
<draw:frame draw:style-name="fr1" draw:name="Image145" text:anchor-type="as-char" svg:width="6.9236in" svg:height="3.956343in" draw:z-index="0">
<draw:image xlink:href="../Images/yкринформ/2023-04-24T20-07-47-03-00/630_360_1682355934-936.jpeg" xlink:type="simple" xlink:show="embed" xlink:actuate="onLoad" draw:mime-type="image/jpeg"/>
</draw:frame>
总统的洛尔迪尔·泽伦斯基(Lordir Zelensky)和爱沙尼亚共和国凯·卡拉斯(Kai Callas)总理部署了Zhytomyr Polytechnic州立大学，并与东道主社区进行了沟通。</text:p>
      <text:p text:style-name="P4">
爱沙尼亚政府负责人兼国家负责人检查了电信实验室，无线电通信，机器人技术，网络安全，数字化和矿业和生态实验室，乌克利福姆的报告，参考<text:a xlink:type="simple" xlink:href="https://www.president.gov.ua/news/prezident-ukrayini-i-golova-uryadu-estoniyi-vidvidali-zhitom-82461" text:style-name="Internet_20_link" text:visited-style-name="Visited_20_Internet_20_Link">
</text:a>
。</text:p>
      <text:p text:style-name="P4">
总统认为，在乌克兰和平的乌克兰战后生活中将需要一些发展。</text:p>
      <text:p text:style-name="P4">
Zelensky和Callas与学生进行了交谈，并回答了他们。</text:p>
      <text:p text:style-name="P4">
<text:span text:style-name="T5">
video：总统办公室</text:span>
</text:p>
      <text:p text:style-name="P4">
国家元首指出，我总是很乐意与学生见面，因为它可以看到乌克兰的未来。</text:p>
      <text:p text:style-name="P4">
Zelensky说：“我看到了聪明，可爱和强大的 - 就像我们的州一样。”</text:p>
      <text:p text:style-name="P4">
<text:span text:style-name="T4">
另请阅读：</text:span>
 <text:a xlink:type="simple" xlink:href="https://www.ukrinform.ua/rubric-polytics/3700062-clenstvo-ukraini-v-nato-i-garantii-bezpeki-zelenskij-i-kallas-pidpisali-deklaraciu.html" text:style-name="Internet_20_link" text:visited-style-name="Visited_20_Internet_20_Link">
<text:span text:style-name="T4">
 callas </text:span>
</text:a>
在回答学生的问题时，他强调说，近年来教育已成为许多挑战，其中最严重的是战争。 但是，乌克兰的教育空间仍然对俄罗斯进行了全面入侵，在19日的大流行期间，乌克兰的教育空间能够重新格式化以适应优势。</text:p>
      <text:p text:style-name="P4">
<draw:frame draw:style-name="fr1" draw:name="Image146" text:anchor-type="as-char" svg:width="6.9236in" svg:height="4.617948in" draw:z-index="0">
<draw:image xlink:href="../Images/yкринформ/2023-04-24T20-07-47-03-00/1682355939-382.jpeg" xlink:type="simple" xlink:show="embed" xlink:actuate="onLoad" draw:mime-type="image/jpeg"/>
</draw:frame>
“教育是一个重要的社会空间，您需要一起交流，互相猜测和相爱，这也非常重要。 因为有了这个想法的诞生，我相信，国家和思想是在交流，对话中诞生的，也就是说，人们必须彼此联系。 在线教育始于Covvings，Isaraz我们看到了我们国家的数字进展。”总统说。</text:p>
      <text:p text:style-name="P4">
他回忆说，数字化在大流行期间有助于教育，并被战争条件所取代。</text:p>
      <text:p text:style-name="P4">
同时，国家元首强调，在线培训是戒严的强迫步骤，因为孩子们必须上学，并与他们与老师交流。</text:p>
      <text:p text:style-name="P4">
“这就是为什么这一刻 - 如何回到普通生活 - 将是一个挑战。 儿童适应普通生活的计划将有不同的计划。”他说。</text:p>
      <text:p text:style-name="P4">
<draw:frame draw:style-name="fr1" draw:name="Image147" text:anchor-type="as-char" svg:width="6.9236in" svg:height="4.617948in" draw:z-index="0">
<draw:image xlink:href="../Images/yкринформ/2023-04-24T20-07-47-03-00/1682355919-685.jpeg" xlink:type="simple" xlink:show="embed" xlink:actuate="onLoad" draw:mime-type="image/jpeg"/>
</draw:frame>
</text:p>
      <text:p text:style-name="P4">
“我们对乌克兰有绝对的普通，但务实，事实证明，整个世界。 梦想是赢。 总统说，梦想是重建我们的国家，并补充说：“我希望我们返回我们所有的领土。 重建，为我们的国家感到自豪。”</text:p>
      <text:p text:style-name="P4">
根据国家元首的说法，乌克兰现在正在进行世界上最重要的安全改革改革。</text:p>
      <text:p text:style-name="P4">
<text:span text:style-name="T4">
另请阅读：</text:span>
 <text:a xlink:type="simple" xlink:href="https://www.ukrinform.ua/rubric-vidbudova/3700033-estonia-stala-persou-derzavou-aka-pocala-prakticne-vidnovlenna-ukraini-zelenskij.html" text:style-name="Internet_20_link" text:visited-style-name="Visited_20_Internet_20_Link">
</text:a>
“如果我们将侵略者安置在适当的位置，那么我认为这将是其他侵略者的正确例子，以免在世界上开始任何侵略……因此，我的梦想 - 乌克兰将在世界上占有价值安全基础设施，欧洲，将考虑到我们的意见。 因为我们因为人民的力量而做了很多事情，” Zelensky坚信。</text:p>
      <text:p text:style-name="P4">
总统指出，乌克兰的经验和知识对世界很有价值，并专注于乌克兰在欧盟和北约。</text:p>
      <text:p text:style-name="P4">
爱沙尼亚总理反过来指出，在通往Vevrosius的途中，她的国家经历了一种艰难的改革和整合市场的方式。</text:p>
      <text:p text:style-name="P4">
<draw:frame draw:style-name="fr1" draw:name="Image148" text:anchor-type="as-char" svg:width="6.9236in" svg:height="4.617948in" draw:z-index="0">
<draw:image xlink:href="../Images/yкринформ/2023-04-24T20-07-47-03-00/1682355923-286.jpeg" xlink:type="simple" xlink:show="embed" xlink:actuate="onLoad" draw:mime-type="image/jpeg"/>
</draw:frame>
总统感谢学生的沟通，并希望他们成功和胜利。</text:p>
      <text:p text:style-name="P4">
“我们不能为建筑物而战，为石头而战 - 我们都为人们而战。 我想为您的巨大帮助，打架，为您的存在而打扮。 这很重要。”国家负责人说。</text:p>
      <text:p text:style-name="P4">
据报道，沃迪米尔Zelenskyy总统周一前往Zhytomyr地区，在那里他会见了总理<text:a xlink:type="simple" xlink:href="https://www.ukrinform.ua/tag-estonia" text:style-name="Internet_20_link" text:visited-style-name="Visited_20_Internet_20_Link">
</text:a>
kaw callas。</text:p>
      <text:p text:style-name="P4">
_foto：op _</text:p>
      <text:p text:style-name="P4">
News Source: <text:a xlink:type="simple" xlink:href="https://www.ukrinform.ua/rubric-regions/3700144-zelenskij-i-premerka-estonii-pospilkuvalisa-zi-studentami-zitomirskoi-politehniki.html" text:style-name="Internet_20_link" text:visited-style-name="Visited_20_Internet_20_Link">
https://www.ukrinform.ua/rubric-regions/3700144-zelenskij-i-premerka-estonii-pospilkuvalisa-zi-studentami-zitomirskoi-politehniki.html</text:a>
</text:p>
      <!--NEWS-->
      <text:h text:style-name="P10" text:outline-level="1">
<text:span text:style-name="T4">
俄罗斯人从航空和“冰雹”，受伤的妇女开火</text:span>
</text:h>
      <text:p text:style-name="P4">
作者: Ukrinform (Person)</text:p>
      <text:p text:style-name="P4">
出版商: Укринформ (Organization)</text:p>
      <text:p text:style-name="P4">
出版时间: 2023-04-24T20:13:01+03:00</text:p>
      <text:p text:style-name="P4">
修改时间: 2023-04-24T20:13:01+03:00</text:p>
      <text:p text:style-name="P4">
描述: 距离Zaporizhhya不远的Stepnogorsk村，用“毕业生”解雇了敌人。 女人受伤。  - 乌克林。</text:p>
      <text:p text:style-name="P4">
图片: ["<text:a xlink:type="simple" xlink:href="https://static.ukrinform.com/photos/2023_02/thumb_files/630_360_1677615125-206.jpg" text:style-name="Internet_20_link" text:visited-style-name="Visited_20_Internet_20_Link">
630_360_16776...</text:a>
"]</text:p>
      <text:p text:style-name="P4">
标签: ['Обстріл', 'Поранені', 'Запоріжжя', 'Війна з росією']</text:p>
      <text:p text:style-name="P4">
类型: Article</text:p>
      <!--METADATA-->
      <text:p text:style-name="P4">
<draw:frame draw:style-name="fr1" draw:name="Image149" text:anchor-type="as-char" svg:width="6.9236in" svg:height="3.956343in" draw:z-index="0">
<draw:image xlink:href="../Images/yкринформ/2023-04-24T20-13-01-03-00/630_360_1677615125-206.jpg" xlink:type="simple" xlink:show="embed" xlink:actuate="onLoad" draw:mime-type="image/jpeg"/>
</draw:frame>
该村庄距离Zaporizhhya不远，向毕业生开了开火。 那个女人遭受了苦难。</text:p>
      <text:p text:style-name="P4">
关于<text:a xlink:type="simple" xlink:href="http://t.me/zoda_gov_ua/18399" text:style-name="Internet_20_link" text:visited-style-name="Visited_20_Internet_20_Link">
</text:a>
ISTV电视频道说，乌克林福姆报道，Yuri Malashko，Golovazaposhi Ova。</text:p>
      <text:p text:style-name="P4">
他说：“今天是大声的：在“毕业生”下发现了空袭，铁路，Yegorivka，Stepnogorsk。一名妇女出生于1957年，她受伤了。”</text:p>
      <text:p text:style-name="P4">
根据该地区负责人的说法，敌人袭击了两三十打摧毁的家庭，袭击了平民基础设施。</text:p>
      <text:p text:style-name="P4">
在敌人的火势下，不断地是ohihiv，gulyaypole，但人们被挫败了。</text:p>
      <text:p text:style-name="P4">
他补充说，疏散是每天进行的。</text:p>
      <text:p text:style-name="P4">
至于[]的情况(https://www.ukrinform.ua/tag-zaporizza)，现在开发了11座房屋的散文估计文件，以进一步恢复。</text:p>
      <text:p text:style-name="P4">
<text:span text:style-name="T4">
另请阅读：</text:span>
 <text:a xlink:type="simple" xlink:href="https://www.ukrinform.ua/rubric-ato/3700114-vorog-zoseredivsa-na-troh-napramkah-sili-oboroni-vidbili-30-atak.html" text:style-name="Internet_20_link" text:visited-style-name="Visited_20_Internet_20_Link">
</text:a>
据报道，Zaporozhye地区的炮击数量增加。 最后一天是112。</text:p>
      <text:p text:style-name="P4">
News Source: <text:a xlink:type="simple" xlink:href="https://www.ukrinform.ua/rubric-ato/3700147-rosiani-obstrilali-zaporizku-oblast-z-aviacii-ta-gradiv-poranena-zinka.html" text:style-name="Internet_20_link" text:visited-style-name="Visited_20_Internet_20_Link">
https://www.ukrinform.ua/rubric-ato/3700147-rosiani-obstrilali-zaporizku-oblast-z-aviacii-ta-gradiv-poranena-zinka.html</text:a>
</text:p>
      <!--NEWS-->
      <text:h text:style-name="P10" text:outline-level="1">
<text:span text:style-name="T4">
华盛顿证实了乌克兰在北约成员的支持</text:span>
</text:h>
      <text:p text:style-name="P4">
作者: Ukrinform (Person)</text:p>
      <text:p text:style-name="P4">
出版商: Укринформ (Organization)</text:p>
      <text:p text:style-name="P4">
出版时间: 2023-04-24T20:17:13+03:00</text:p>
      <text:p text:style-name="P4">
修改时间: 2023-04-24T20:17:13+03:00</text:p>
      <text:p text:style-name="P4">
描述: 为了获得北约会员资格，乌克兰必须首先与北大西洋联盟讨论这一点。 美国支持它。 但是，现在盟国的所有注意力都集中在武装部队的帮助上，以击退俄罗斯的侵略。  - 乌克林。</text:p>
      <text:p text:style-name="P4">
图片: ["<text:a xlink:type="simple" xlink:href="https://static.ukrinform.com/photos/2023_04/thumb_files/630_360_1682353688-758.jpg" text:style-name="Internet_20_link" text:visited-style-name="Visited_20_Internet_20_Link">
630_360_16823...</text:a>
"]</text:p>
      <text:p text:style-name="P4">
标签: ['НАТО', 'США', 'Україна']</text:p>
      <text:p text:style-name="P4">
类型: Article</text:p>
      <!--METADATA-->
      <text:p text:style-name="P4">
<draw:frame draw:style-name="fr1" draw:name="Image150" text:anchor-type="as-char" svg:width="6.9236in" svg:height="3.956343in" draw:z-index="0">
<draw:image xlink:href="../Images/yкринформ/2023-04-24T20-17-13-03-00/630_360_1682353688-758.jpg" xlink:type="simple" xlink:show="embed" xlink:actuate="onLoad" draw:mime-type="image/jpeg"/>
</draw:frame>
为了与北约成员一致，乌克兰必须首先与北大西洋联盟讨论保护。 美国支持它。 但是，盟国的注意力在武装部队的协助下，以击退俄罗斯的侵略。</text:p>
      <text:p text:style-name="P4">
据Praboskorskrukrikrinform报道，美国关于乌克兰国家安全委员会约翰·柯比(John Kirby)在北约北约协调员的前景的立场发表了评论。</text:p>
      <text:p text:style-name="P4">
“我们相信北约公开门政策。 我们还认为，Vinto会员应该是该国与联盟之间讨论的主题。 我们绝对不会干扰这些谈判。”白宫代表强调。</text:p>
      <text:p text:style-name="P4">
<text:span text:style-name="T4">
另请阅读：</text:span>
 <text:a xlink:type="simple" xlink:href="https://www.ukrinform.ua/rubric-polytics/3699947-prezident-litvi-treba-znajti-mehanizmi-svidkoi-integracii-ukraini-v-nato.html" text:style-name="Internet_20_link" text:visited-style-name="Visited_20_Internet_20_Link">
<text:span text:style-name="T4">
北约</text:span>
</text:a>
他还指出，现在<text:a xlink:type="simple" xlink:href="https://www.ukrinform.ua/tag-ssa" text:style-name="Internet_20_link" text:visited-style-name="Visited_20_Internet_20_Link">
</text:a>
盟国的反映是为了提供乌克兰的机会来保护俄罗斯联邦的血腥和残酷入侵以及潜在的新作品。 在这方面，柯比回忆说，俄罗斯在2014年违反了乌克兰的领土内容。</text:p>
      <text:p text:style-name="P4">
美国政府代表说：“现在应该是乌克兰成功的那不勒斯战斗的重点，以便他们可以在谈判桌上成功。”</text:p>
      <text:p text:style-name="P4">
<text:span text:style-name="T4">
另请阅读：</text:span>
 <text:a xlink:type="simple" xlink:href="https://www.ukrinform.ua/rubric-polytics/3700075-u-mzs-vidreaguvali-na-ugorski-zaavi-pro-dozvil-rosii-dla-vstupu-ukraini-u-nato.html" text:style-name="Internet_20_link" text:visited-style-name="Visited_20_Internet_20_Link">
<text:span text:style-name="T4">
北约</text:span>
</text:a>
正如乌克林福姆报道的那样，北约秘书长詹斯·斯托尔滕贝格上周在基辅的维亚齐人期间<text:a xlink:type="simple" xlink:href="https://www.ukrinform.ua/rubric-polytics/3698417-usi-kraini-nato-pogodzuutsa-na-clenstvo-ukraini-ale-zaraz-metou-e-peremoga-stoltenberg.html" text:style-name="Internet_20_link" text:visited-style-name="Visited_20_Internet_20_Link">
</text:a>
所有联盟成员国都同意乌克兰的未来在北大西洋联盟。</text:p>
      <text:p text:style-name="P4">
News Source: <text:a xlink:type="simple" xlink:href="https://www.ukrinform.ua/rubric-polytics/3700148-vasington-pidtverdiv-pidtrimku-clenstva-ukraini-v-nato.html" text:style-name="Internet_20_link" text:visited-style-name="Visited_20_Internet_20_Link">
https://www.ukrinform.ua/rubric-polytics/3700148-vasington-pidtverdiv-pidtrimku-clenstva-ukraini-v-nato.html</text:a>
</text:p>
      <!--NEWS-->
      <text:h text:style-name="P10" text:outline-level="1">
<text:span text:style-name="T4">
托特纳姆热刺释放了主教练</text:span>
</text:h>
      <text:p text:style-name="P4">
作者: Ukrinform (Person)</text:p>
      <text:p text:style-name="P4">
出版商: Укринформ (Organization)</text:p>
      <text:p text:style-name="P4">
出版时间: 2023-04-24T20:19:52+03:00</text:p>
      <text:p text:style-name="P4">
修改时间: 2023-04-24T20:19:52+03:00</text:p>
      <text:p text:style-name="P4">
描述: 克里斯蒂安·斯泰利（Christian Stellini）在俱乐部工作了不到一个月。  - 乌克林。</text:p>
      <text:p text:style-name="P4">
图片: ["<text:a xlink:type="simple" xlink:href="https://static.ukrinform.com/photos/2023_04/thumb_files/630_360_1682356677-629.jpg" text:style-name="Internet_20_link" text:visited-style-name="Visited_20_Internet_20_Link">
630_360_16823...</text:a>
"]</text:p>
      <text:p text:style-name="P4">
标签: ['Футбол', 'Тоттенхем', 'АПЛ']</text:p>
      <text:p text:style-name="P4">
类型: Article</text:p>
      <!--METADATA-->
      <text:p text:style-name="P4">
<draw:frame draw:style-name="fr1" draw:name="Image151" text:anchor-type="as-char" svg:width="6.9236in" svg:height="3.956343in" draw:z-index="0">
<draw:image xlink:href="../Images/yкринформ/2023-04-24T20-19-52-03-00/630_360_1682356677-629.jpg" xlink:type="simple" xlink:show="embed" xlink:actuate="onLoad" draw:mime-type="image/jpeg"/>
</draw:frame>
克里斯蒂安·斯泰利(Christian Stellini)在俱乐部工作了不到一个月。  “热刺”正式<text:a xlink:type="simple" xlink:href="https://www.tottenhamhotspur.com/news/2023/april/club-update-from-daniel/" text:style-name="Internet_20_link" text:visited-style-name="Visited_20_Internet_20_Link">
</text:a>
乌克林福姆报道，关于代理主教练克里斯蒂安·阿斯特利尼(Christianastelini)的解雇。</text:p>
      <text:p text:style-name="P4">
从3月27日，安东尼奥·孔戴(Antonio Conte)释放时，他担任这个职位。</text:p>
      <text:p text:style-name="P4">
俱乐部与斯特利尼一起离开了他的整个教练组。 现在，瑞安·梅森(Ryan Mason)将履行托特纳姆热刺的首席教练的责任。</text:p>
      <text:p text:style-name="P4">
释放斯特利尼(Stellini)托特纳马(Tottenhama)的决定，从纽卡斯尔(Newcastle)提出了纪念日病变1：6。 在那场比赛中，“马刺”在开始的20分钟内错过了5头。</text:p>
      <text:p text:style-name="P4">
<text:span text:style-name="T4">
另请阅读：</text:span>
 <text:a xlink:type="simple" xlink:href="https://www.ukrinform.ua/rubric-sports/3697206-zincenko-pretendent-na-potraplanna-v-komandu-sezonu-apl-vid-ea-sports.html" text:style-name="Internet_20_link" text:visited-style-name="Visited_20_Internet_20_Link">
</text:a>
</text:p>
      <text:p text:style-name="P4">
Як повідомляв Укрінформ, наступний матч в Англійській Прем’єр-лізі «Тоттенгем»проведе у четвер, 27-го квітня проти «МЮ».</text:p>
      <text:p text:style-name="P4">
Фото: Getty Image</text:p>
      <text:p text:style-name="P4">
News Source: <text:a xlink:type="simple" xlink:href="https://www.ukrinform.ua/rubric-sports/3700149-tottengem-zvilniv-golovnogo-trenera.html" text:style-name="Internet_20_link" text:visited-style-name="Visited_20_Internet_20_Link">
https://www.ukrinform.ua/rubric-sports/3700149-tottengem-zvilniv-golovnogo-trenera.html</text:a>
</text:p>
      <!--NEWS-->
      <text:h text:style-name="P10" text:outline-level="1">
<text:span text:style-name="T4">
加拿大关闭了苏丹大使馆</text:span>
</text:h>
      <text:p text:style-name="P4">
作者: Ukrinform (Person)</text:p>
      <text:p text:style-name="P4">
出版商: Укринформ (Organization)</text:p>
      <text:p text:style-name="P4">
出版时间: 2023-04-24T20:20:19+03:00</text:p>
      <text:p text:style-name="P4">
修改时间: 2023-04-24T20:20:19+03:00</text:p>
      <text:p text:style-name="P4">
描述: 加拿大政府已决定暂时关闭馆的大使馆，并撤离其所有外交官。  - 乌克林。</text:p>
      <text:p text:style-name="P4">
图片: ["<text:a xlink:type="simple" xlink:href="https://static.ukrinform.com/photos/2016_11/thumb_files/630_360_1479315536-2490.jpg" text:style-name="Internet_20_link" text:visited-style-name="Visited_20_Internet_20_Link">
630_360_14793...</text:a>
"]</text:p>
      <text:p text:style-name="P4">
标签: ['Канада', 'Посольство', 'Судан']</text:p>
      <text:p text:style-name="P4">
类型: Article</text:p>
      <!--METADATA-->
      <text:p text:style-name="P4">
<draw:frame draw:style-name="fr1" draw:name="Image152" text:anchor-type="as-char" svg:width="6.9236in" svg:height="3.956343in" draw:z-index="0">
<draw:image xlink:href="../Images/yкринформ/2023-04-24T20-20-19-03-00/630_360_1479315536-2490.jpg" xlink:type="simple" xlink:show="embed" xlink:actuate="onLoad" draw:mime-type="image/jpeg"/>
</draw:frame>
Ordnaniad决定暂时关闭Hartum的大使馆，并撤离其所有展示。</text:p>
      <text:p text:style-name="P4">
加拿大外交部说，乌克林事物通讯员说。</text:p>
      <text:p text:style-name="P4">
“苏丹的局势迅速恶化，使得无法支持Hartum员工的安全。 在与大使[]协商后(https://www.ukrinform.ua/tag-kanada)在苏丹，对苏丹在苏丹的工作做出了决定。”</text:p>
      <text:p text:style-name="P4">
值得注意的是，“加拿大外交官将从该国以外的安全地方暂时工作。” 外交部说：“他们将继续与苏丹政府，邻国，国际社会和国家政府合作，对这一危机的反应以及仍在乌克兰的加拿大人的支持。”</text:p>
      <text:p text:style-name="P4">
该部门还呼吁冲突各方遵守火灾方案，并支持区域中介人的努力。 该部总结说：“苏丹局势将允许提供适当的服务和我们员工的安全，卡纳德的大使馆将立即恢复查图的工作。”</text:p>
      <text:p text:style-name="P4">
<text:span text:style-name="T4">
另请阅读：</text:span>
 <text:a xlink:type="simple" xlink:href="https://www.ukrinform.ua/rubric-world/3699880-iz-sudanu-evakuuvali-21-diplomata-ta-ponad-tisacu-gromadan-krain-es-borrel.html" text:style-name="Internet_20_link" text:visited-style-name="Visited_20_Internet_20_Link">
<text:span text:style-name="T4">
苏丹</text:span>
</text:a>
</text:p>
      <text:p text:style-name="P4">
Як повідомляв Укрінформ, 15 квітня після кількох днів напруженості між армієюСудану та Силами швидкого реагування (RSF)在Chartum中，圣。 争议集中在拟议的审判统治国家的拟议过渡围绕。</text:p>
      <text:p text:style-name="P4">
在所有苏丹碰撞期间，至少有420人被杀，数百人受伤。</text:p>
      <text:p text:style-name="P4">
News Source: <text:a xlink:type="simple" xlink:href="https://www.ukrinform.ua/rubric-world/3700150-kanada-zakrila-posolstvo-u-sudani.html" text:style-name="Internet_20_link" text:visited-style-name="Visited_20_Internet_20_Link">
https://www.ukrinform.ua/rubric-world/3700150-kanada-zakrila-posolstvo-u-sudani.html</text:a>
</text:p>
      <!--NEWS-->
      <text:h text:style-name="P10" text:outline-level="1">
<text:span text:style-name="T4">
印度以高于设定限制的价格支付俄罗斯石油有问题</text:span>
</text:h>
      <text:p text:style-name="P4">
作者: Ukrinform (Person)</text:p>
      <text:p text:style-name="P4">
出版商: Укринформ (Organization)</text:p>
      <text:p text:style-name="P4">
出版时间: 2023-04-24T20:24:13+03:00</text:p>
      <text:p text:style-name="P4">
修改时间: 2023-04-24T20:24:13+03:00</text:p>
      <text:p text:style-name="P4">
描述: 印度公司有时会以每桶超过60美元的价格支付俄罗斯石油的延误。  - 乌克林。</text:p>
      <text:p text:style-name="P4">
图片: ["<text:a xlink:type="simple" xlink:href="https://static.ukrinform.com/photos/2020_06/thumb_files/630_360_1591537775-972.jpg" text:style-name="Internet_20_link" text:visited-style-name="Visited_20_Internet_20_Link">
630_360_15915...</text:a>
"]</text:p>
      <text:p text:style-name="P4">
标签: ['Індія', 'нафта', 'росія']</text:p>
      <text:p text:style-name="P4">
类型: Article</text:p>
      <!--METADATA-->
      <text:p text:style-name="P4">
<draw:frame draw:style-name="fr1" draw:name="Image153" text:anchor-type="as-char" svg:width="6.9236in" svg:height="3.956343in" draw:z-index="0">
<draw:image xlink:href="../Images/yкринформ/2023-04-24T20-24-13-03-00/630_360_1591537775-972.jpg" xlink:type="simple" xlink:show="embed" xlink:actuate="onLoad" draw:mime-type="image/jpeg"/>
</draw:frame>
印度公司有时会以西方国家设定的每桶超过60美元的价格支付俄罗斯石油的延误。</text:p>
      <text:p text:style-name="P4">
据乌克林福姆称，印度石油部长潘卡吉今天说<text:a xlink:type="simple" xlink:href="https://www.reuters.com/markets/commodities/indian-cos-sometimes-face-delays-paying-russian-oil-above-60bbl-oil-secretary-2023-04-24/" text:style-name="Internet_20_link" text:visited-style-name="Visited_20_Internet_20_Link">
</text:a>
。</text:p>
      <text:p text:style-name="P4">
这位官员说：“没有人阻止我们以超过一定水平的价格购买俄罗斯石油。我们不使用西方规则。”</text:p>
      <text:p text:style-name="P4">
但是，如果俄罗斯石油的价格超过了限制，公司会独立找到计算的替代机制，并补充说，印度的大部分俄罗斯石油供应都是以低于设定的限制的价格进行的。</text:p>
      <text:p text:style-name="P4">
<text:span text:style-name="T4">
另请阅读：</text:span>
 <text:a xlink:type="simple" xlink:href="https://www.ukrinform.ua/rubric-world/3698937-india-pripinila-otrimuvati-postavki-rosijskoi-zbroi-cerez-pobouvanna-sankcij-ssa.html" text:style-name="Internet_20_link" text:visited-style-name="Visited_20_Internet_20_Link">
<text:span text:style-name="T4">
印度</text:span>
</text:a>
正如路透所指出的那样，<text:a xlink:type="simple" xlink:href="https://www.ukrinform.ua/tag-india" text:style-name="Internet_20_link" text:visited-style-name="Visited_20_Internet_20_Link">
</text:a>
从全面入侵乌克兰的俄罗斯联合会开始，俄罗斯联邦的石油产生的石油显着增加了。</text:p>
      <text:p text:style-name="P4">
正如乌克林福姆报道的那样，在全面入侵俄罗斯在乌克兰，西方的制裁和海洋石油的价格限制由一系列买家交换，以从俄罗斯联邦交付。 至少 <text:a xlink:type="simple" xlink:href="https://www.ukrinform.ua/rubric-world/3684382-bloomberg-vikriv-tinovij-flot-rosijskih-naftovih-tankeriv.html" text:style-name="Internet_20_link" text:visited-style-name="Visited_20_Internet_20_Link">
</text:a>
使用油轮的影子舰队。</text:p>
      <text:p text:style-name="P4">
News Source: <text:a xlink:type="simple" xlink:href="https://www.ukrinform.ua/rubric-economy/3700151-india-mae-problemi-z-oplatou-rosijskoi-nafti-za-cinou-vise-vstanovlenogo-limitu.html" text:style-name="Internet_20_link" text:visited-style-name="Visited_20_Internet_20_Link">
https://www.ukrinform.ua/rubric-economy/3700151-india-mae-problemi-z-oplatou-rosijskoi-nafti-za-cinou-vise-vstanovlenogo-limitu.html</text:a>
</text:p>
      <!--NEWS-->
      <text:h text:style-name="P10" text:outline-level="1">
<text:span text:style-name="T4">
侵略者袭击了Dnipropetrovsk地区社区的重型大炮和无人机</text:span>
</text:h>
      <text:p text:style-name="P4">
作者: Ukrinform (Person)</text:p>
      <text:p text:style-name="P4">
出版商: Укринформ (Organization)</text:p>
      <text:p text:style-name="P4">
出版时间: 2023-04-24T20:25:01+03:00</text:p>
      <text:p text:style-name="P4">
修改时间: 2023-04-24T20:25:01+03:00</text:p>
      <text:p text:style-name="P4">
描述: 俄罗斯军方袭击了尼科波氏杆菌尼科波尔区的锰社区。  - 乌克林。</text:p>
      <text:p text:style-name="P4">
图片: ["<text:a xlink:type="simple" xlink:href="https://static.ukrinform.com/photos/2023_04/thumb_files/630_360_1682357005-323.jpg" text:style-name="Internet_20_link" text:visited-style-name="Visited_20_Internet_20_Link">
630_360_16823...</text:a>
"]</text:p>
      <text:p text:style-name="P4">
标签: None</text:p>
      <text:p text:style-name="P4">
类型: Article</text:p>
      <!--METADATA-->
      <text:p text:style-name="P4">
<draw:frame draw:style-name="fr1" draw:name="Image154" text:anchor-type="as-char" svg:width="6.9236in" svg:height="3.946452in" draw:z-index="0">
<draw:image xlink:href="../Images/yкринформ/2023-04-24T20-25-01-03-00/630_360_1682357005-323.jpg" xlink:type="simple" xlink:show="embed" xlink:actuate="onLoad" draw:mime-type="image/jpeg"/>
</draw:frame>
俄罗斯社区袭击了尼科波尔区的锰社区。</text:p>
      <text:p text:style-name="P4">
关于<text:a xlink:type="simple" xlink:href="http://t.me/mykola_lukashuk/4227" text:style-name="Internet_20_link" text:visited-style-name="Visited_20_Internet_20_Link">
</text:a>
乌克林福姆报道，首席Properpetrovsk区域委员会Mykola Lukashuk报道。</text:p>
      <text:p text:style-name="P4">
“再次在尼科波尔区进行了袭击。敌人两次向锰社区开火。入侵者将弹药从无人机降低到一个宁静的村庄，”该邮报写道。</text:p>
      <text:p text:style-name="P4">
值得注意的是，后来，敌人向加权炮兵的玛格内特社区开火，并发动了另一项无人机。</text:p>
      <text:p text:style-name="P4">
袭击损害了两个私人住宅，一个家庭。 没有受伤和死亡。</text:p>
      <text:p text:style-name="P4">
在该地区的其他社区中，这很平静。</text:p>
      <text:p text:style-name="P4">
<text:span text:style-name="T4">
另请阅读：</text:span>
 <text:a xlink:type="simple" xlink:href="https://www.ukrinform.ua/rubric-ato/3700147-rosiani-obstrilali-zaporizku-oblast-z-aviacii-ta-gradiv-poranena-zinka.html" text:style-name="Internet_20_link" text:visited-style-name="Visited_20_Internet_20_Link">
<text:span text:style-name="T4">
航空</text:span>
</text:a>
据报道，昨晚，敌人向尼科波尔炮火开火。</text:p>
      <text:p text:style-name="P4">
News Source: <text:a xlink:type="simple" xlink:href="https://www.ukrinform.ua/rubric-ato/3700152-zagarbniki-atakuvali-z-vazkoi-artilerii-ta-droniv-gromadu-na-dnipropetrovsini.html" text:style-name="Internet_20_link" text:visited-style-name="Visited_20_Internet_20_Link">
https://www.ukrinform.ua/rubric-ato/3700152-zagarbniki-atakuvali-z-vazkoi-artilerii-ta-droniv-gromadu-na-dnipropetrovsini.html</text:a>
</text:p>
      <!--NEWS-->
      <text:h text:style-name="P10" text:outline-level="1">
<text:span text:style-name="T4">
空中国防军摧毁了东部和南部的9架俄罗斯无人机</text:span>
</text:h>
      <text:p text:style-name="P4">
作者: Ukrinform (Person)</text:p>
      <text:p text:style-name="P4">
出版商: Укринформ (Organization)</text:p>
      <text:p text:style-name="P4">
出版时间: 2023-04-24T20:30:06+03:00</text:p>
      <text:p text:style-name="P4">
修改时间: 2023-04-24T20:30:06+03:00</text:p>
      <text:p text:style-name="P4">
描述: 防空力量摧毁了九架敌人无人驾驶飞机。  - 乌克林。</text:p>
      <text:p text:style-name="P4">
图片: ["<text:a xlink:type="simple" xlink:href="https://static.ukrinform.com/photos/2022_12/thumb_files/630_360_1671446457-251.jpg" text:style-name="Internet_20_link" text:visited-style-name="Visited_20_Internet_20_Link">
630_360_16714...</text:a>
", "<text:a xlink:type="simple" xlink:href="https://static.ukrinform.com/photos/2023_04/1682357285-196.jpg" text:style-name="Internet_20_link" text:visited-style-name="Visited_20_Internet_20_Link">
1682357285-19...</text:a>
"]</text:p>
      <text:p text:style-name="P4">
标签: ['Безпілотник', 'Повітряні сили ЗСУ', 'Війна з росією', 'ППО']</text:p>
      <text:p text:style-name="P4">
类型: Article</text:p>
      <!--METADATA-->
      <text:p text:style-name="P4">
<draw:frame draw:style-name="fr1" draw:name="Image155" text:anchor-type="as-char" svg:width="6.9236in" svg:height="3.956343in" draw:z-index="0">
<draw:image xlink:href="../Images/yкринформ/2023-04-24T20-30-06-03-00/630_360_1671446457-251.jpg" xlink:type="simple" xlink:show="embed" xlink:actuate="onLoad" draw:mime-type="image/jpeg"/>
</draw:frame>
西普洛维塔(Silprovita)防御摧毁了九架敌人无人飞机。</text:p>
      <text:p text:style-name="P4">
根据乌克林的说法，乌克兰武装部队的空军在[]中报道(https://t.me/kpszsu/2483)。</text:p>
      <text:p text:style-name="P4">
“截至4月24日18:00，九名敌对被摧毁<text:a xlink:type="simple" xlink:href="https://www.ukrinform.ua/tag-bezpilotnik" text:style-name="Internet_20_link" text:visited-style-name="Visited_20_Internet_20_Link">
</text:a>
：在东部方向上的六击“ Shahd -136/131”  - 在空中司令部“东方”和三个领域的责任领域。</text:p>
      <text:p text:style-name="P4">
<draw:frame draw:style-name="fr1" draw:name="Image156" text:anchor-type="as-char" svg:width="6.9236in" svg:height="6.9236in" draw:z-index="0">
<draw:image xlink:href="../Images/yкринформ/2023-04-24T20-30-06-03-00/1682357285-196.jpg" xlink:type="simple" xlink:show="embed" xlink:actuate="onLoad" draw:mime-type="image/jpeg"/>
</draw:frame>
<text:span text:style-name="T4">
另请阅读：</text:span>
 <text:a xlink:type="simple" xlink:href="https://www.ukrinform.ua/rubric-ato/3699020-ukraina-najbilse-potrebue-nazemnih-sistem-ppo-glava-pentagonu.html" text:style-name="Internet_20_link" text:visited-style-name="Visited_20_Internet_20_Link">
</text:a>
乌克林福姆(Ukrinform)的报道，据武装部队总参谋部，乌克兰导弹和炮兵的部队在白天<text:a xlink:type="simple" xlink:href="https://www.ukrinform.ua/rubric-ato/3700114-vorog-zoseredivsa-na-troh-napramkah-sili-oboroni-vidbili-30-atak.html" text:style-name="Internet_20_link" text:visited-style-name="Visited_20_Internet_20_Link">
</text:a>
。</text:p>
      <text:p text:style-name="P4">
<text:span text:style-name="T5">
第一张照片：武装部队的总人员</text:span>
</text:p>
      <text:p text:style-name="P4">
News Source: <text:a xlink:type="simple" xlink:href="https://www.ukrinform.ua/rubric-ato/3700154-sili-ppo-znisili-devat-rosijskih-droniv-na-shodi-ta-pivdni.html" text:style-name="Internet_20_link" text:visited-style-name="Visited_20_Internet_20_Link">
https://www.ukrinform.ua/rubric-ato/3700154-sili-ppo-znisili-devat-rosijskih-droniv-na-shodi-ta-pivdni.html</text:a>
</text:p>
      <!--NEWS-->
      <text:h text:style-name="P10" text:outline-level="1">
<text:span text:style-name="T4">
乌克兰的普通订单Amartpack：欧盟继续致力于实施该项目</text:span>
</text:h>
      <text:p text:style-name="P4">
作者: Ukrinform (Person)</text:p>
      <text:p text:style-name="P4">
出版商: Укринформ (Organization)</text:p>
      <text:p text:style-name="P4">
出版时间: 2023-04-24T20:41:00+03:00</text:p>
      <text:p text:style-name="P4">
修改时间: 2023-04-24T20:41:00+03:00</text:p>
      <text:p text:style-name="P4">
描述: 欧盟国家继续致力于为乌克兰实施火炮弹药，但欧盟始终履行其向乌克兰提供军事设备，武器和弹药的义务，以满足紧急的侵略防御需求。  - 乌克林。</text:p>
      <text:p text:style-name="P4">
图片: ["<text:a xlink:type="simple" xlink:href="https://static.ukrinform.com/photos/2020_05/thumb_files/630_360_1590751799-568.jpg" text:style-name="Internet_20_link" text:visited-style-name="Visited_20_Internet_20_Link">
630_360_15907...</text:a>
"]</text:p>
      <text:p text:style-name="P4">
标签: ['Євросоюз', 'Україна', 'Зброя', 'Боррель']</text:p>
      <text:p text:style-name="P4">
类型: Article</text:p>
      <!--METADATA-->
      <text:p text:style-name="P4">
<draw:frame draw:style-name="fr1" draw:name="Image157" text:anchor-type="as-char" svg:width="6.9236in" svg:height="3.956343in" draw:z-index="0">
<draw:image xlink:href="../Images/yкринформ/2023-04-24T20-41-00-03-00/630_360_1590751799-568.jpg" xlink:type="simple" xlink:show="embed" xlink:actuate="onLoad" draw:mime-type="image/jpeg"/>
</draw:frame>
各国继续致力于实施乌克兰联合命令弹药项目的实施，但欧盟始终履行向乌克兰提供军事设备，武器和曲调的一致义务，以满足防御侵略的紧急需求。</text:p>
      <text:p text:style-name="P4">
今天，卢森堡的欧盟外交事务主管在卢森堡举行了这一点。</text:p>
      <text:p text:style-name="P4">
“今天，我们研究了乌克兰的供应量。 我可以假设他们的一般数量已经超过130亿欧元，仅用于衡量军事支持。 我们继续履行为乌克兰提供100万枚炮弹和导弹的义务。 请记住，为此，我们已经开发了第一，第二和第三条途径。 第一个瓷砖设想使用10亿欧元来满足乌克兰最不同的需求。 这项工作仍在继续。 我不能给乌克兰提供女武神的数字，但是已经向乌克兰提供了1000多个火箭，尽管弹药的数量在下一天应该会增长，但弹药的数量也在增加。” Borrel说。</text:p>
      <text:p text:style-name="P4">
他指出，为乌克兰提供弹药的第二种方式，该弹药是在联合命令之前的<text:a xlink:type="simple" xlink:href="https://www.ukrinform.ua/tag-evrosouz" text:style-name="Internet_20_link" text:visited-style-name="Visited_20_Internet_20_Link">
</text:a>
国防工业企业的火炮弹药的生产仍然需要共同决定，尽管已经在欧盟一级已经商定了对另外十亿欧元的此类目标的分配。</text:p>
      <text:p text:style-name="P4">
“这是(第二个路径 -  ed。)有一些差异，但我们继续工作。 我们不希望构建法律文件。 这项工作已经准备好，直到完成此类法律文件。 第三种方法是提高我们国防工业的能力。 我的朋友(欧洲委员会 - 编辑。)蒂里·布雷顿(Tieri Breton)将很快提出提高国防生产的特定建议。 为此，我们需要使用我们拥有的东西，但是我们有一个多方面的东西。”欧盟的高级代表强调。</text:p>
      <text:p text:style-name="P4">
他还提醒乌克兰的军事辅助使命，在16,000多名乌克兰军人已经接受了培训的帮助下，欧盟履行了其义务在为30,000名军事专家提供培训的义务。那一年。<text:span text:style-name="T4">
另请阅读：</text:span>
 <text:a xlink:type="simple" xlink:href="https://www.ukrinform.ua/rubric-polytics/3700110-sob-visuvati-mirni-propozicii-spocatku-potribno-vidvidati-ukrainu-borrel.html" text:style-name="Internet_20_link" text:visited-style-name="Visited_20_Internet_20_Link">
<text:span text:style-name="T4">
 Borrel </text:span>
</text:a>
据报道，乌克兰部长理事会今天在卢森堡，主要主题是：讨论向乌克兰的进一步援助，特别是紧急交付弹药来抵消俄罗斯侵略，苏丹的局势发展，作为苏丹局势的发展以阐明欧盟和中国之间发展的发展战略。</text:p>
      <text:p text:style-name="P4">
<text:span text:style-name="T5">
foto：部长de asuntos外观y decooperación</text:span>
</text:p>
      <text:p text:style-name="P4">
News Source: <text:a xlink:type="simple" xlink:href="https://www.ukrinform.ua/rubric-ato/3700158-spilne-zamovlenna-boepripasiv-dla-ukraini-es-prodovzue-robotu-nad-realizacieu-proektu.html" text:style-name="Internet_20_link" text:visited-style-name="Visited_20_Internet_20_Link">
https://www.ukrinform.ua/rubric-ato/3700158-spilne-zamovlenna-boepripasiv-dla-ukraini-es-prodovzue-robotu-nad-realizacieu-proektu.html</text:a>
</text:p>
      <!--NEWS-->
      <text:h text:style-name="P10" text:outline-level="1">
<text:span text:style-name="T4">
俄罗斯人在苏米（Sumy）和切尔尼希夫（Chernihiv）地区的边界开火 - 他们记录了40次节拍</text:span>
</text:h>
      <text:p text:style-name="P4">
作者: Ukrinform (Person)</text:p>
      <text:p text:style-name="P4">
出版商: Укринформ (Organization)</text:p>
      <text:p text:style-name="P4">
出版时间: 2023-04-24T20:43:11+03:00</text:p>
      <text:p text:style-name="P4">
修改时间: 2023-04-24T20:43:11+03:00</text:p>
      <text:p text:style-name="P4">
描述: </text:p>
      <text:p text:style-name="P4">
^Й * F.Limous-12：00 20：0024Квis /Тl。  - I的，。: </text:p>
      <text:p text:style-name="P4">
图片: ["<text:a xlink:type="simple" xlink:href="https://static.ukrinform.com/photos/2022_11/thumb_files/630_360_1667562981-965.jpg" text:style-name="Internet_20_link" text:visited-style-name="Visited_20_Internet_20_Link">
630_360_16675...</text:a>
"]</text:p>
      <text:p text:style-name="P4">
标签: ['Обстріл', 'Сумщина', 'Чернігівщина', 'Війна з росією']</text:p>
      <text:p text:style-name="P4">
类型: Article</text:p>
      <!--METADATA-->
      <text:p text:style-name="P4">
<draw:frame draw:style-name="fr1" draw:name="Image158" text:anchor-type="as-char" svg:width="6.9236in" svg:height="3.956343in" draw:z-index="0">
<draw:image xlink:href="../Images/yкринформ/2023-04-24T20-43-11-03-00/630_360_1667562981-965.jpg" xlink:type="simple" xlink:show="embed" xlink:actuate="onLoad" draw:mime-type="image/jpeg"/>
</draw:frame>
截至4月24日的20:00，俄罗斯边境被解雇了Sumy和Chernyhiv地区。</text:p>
      <text:p text:style-name="P4">
根据乌克林福姆的说法，运营司令部“北”报告了<text:a xlink:type="simple" xlink:href="https://t.me/ok_pivnich1/2029" text:style-name="Internet_20_link" text:visited-style-name="Visited_20_Internet_20_Link">
</text:a>
。</text:p>
      <text:p text:style-name="P4">
从14:40到15:20的15次拍摄，可能是在Novovasilivka定居点的82毫米迫击炮中记录的。</text:p>
      <text:p text:style-name="P4">
从4:41 pm到18:00 22节拍记录下来，可能来自炮兵，对定居点格雷里亚赫的理解。</text:p>
      <text:p text:style-name="P4">
<text:span text:style-name="T4">
另请阅读：</text:span>
 <text:a xlink:type="simple" xlink:href="https://www.ukrinform.ua/rubric-ato/3700152-zagarbniki-atakuvali-z-vazkoi-artilerii-ta-droniv-gromadu-na-dnipropetrovsini.html" text:style-name="Internet_20_link" text:visited-style-name="Visited_20_Internet_20_Link">
</text:a>
此外，从18:05到18:10记录了3个节拍，可能是从120毫米矿山到克鲁萨定居点的区域。</text:p>
      <text:p text:style-name="P4">
声明说：“没有关于当地居民损失或对平民基础设施损失的信息。”</text:p>
      <text:p text:style-name="P4">
正如乌克林福姆报道的，4月24日<text:a xlink:type="simple" xlink:href="https://www.ukrinform.ua/rubric-ato/3700018-rosiani-dvici-obstrilali-z-artilerii-prikordonna-sumsini.html" text:style-name="Internet_20_link" text:visited-style-name="Visited_20_Internet_20_Link">
</text:a>
 .</text:p>
      <text:p text:style-name="P4">
News Source: <text:a xlink:type="simple" xlink:href="https://www.ukrinform.ua/rubric-ato/3700160-rosiani-obstrilali-prikordonna-sumsini-i-cernigivsini-zafiksuvali-40-udariv.html" text:style-name="Internet_20_link" text:visited-style-name="Visited_20_Internet_20_Link">
https://www.ukrinform.ua/rubric-ato/3700160-rosiani-obstrilali-prikordonna-sumsini-i-cernigivsini-zafiksuvali-40-udariv.html</text:a>
</text:p>
      <!--NEWS-->
      <text:h text:style-name="P10" text:outline-level="1">
<text:span text:style-name="T4">
在加拿大，雪崩倒下，有死亡</text:span>
</text:h>
      <text:p text:style-name="P4">
作者: Ukrinform (Person)</text:p>
      <text:p text:style-name="P4">
出版商: Укринформ (Organization)</text:p>
      <text:p text:style-name="P4">
出版时间: 2023-04-24T20:47:03+03:00</text:p>
      <text:p text:style-name="P4">
修改时间: 2023-04-24T20:47:03+03:00</text:p>
      <text:p text:style-name="P4">
描述: 由于加拿大的雪崩，一个人被杀，两个人设法逃脱。  - 乌克林。</text:p>
      <text:p text:style-name="P4">
图片: ["<text:a xlink:type="simple" xlink:href="https://static.ukrinform.com/photos/2018_01/thumb_files/630_360_1515323527-9625.jpg" text:style-name="Internet_20_link" text:visited-style-name="Visited_20_Internet_20_Link">
630_360_15153...</text:a>
"]</text:p>
      <text:p text:style-name="P4">
标签: ['Канада', 'Лавина', 'Загибель']</text:p>
      <text:p text:style-name="P4">
类型: Article</text:p>
      <!--METADATA-->
      <text:p text:style-name="P4">
<draw:frame draw:style-name="fr1" draw:name="Image159" text:anchor-type="as-char" svg:width="6.9236in" svg:height="3.956343in" draw:z-index="0">
<draw:image xlink:href="../Images/yкринформ/2023-04-24T20-47-03-03-00/630_360_1515323527-9625.jpg" xlink:type="simple" xlink:show="embed" xlink:actuate="onLoad" draw:mime-type="image/jpeg"/>
</draw:frame>
由于加拿大西部的A雪崩的结果，一个人被杀，两人设法逃脱。</text:p>
      <text:p text:style-name="P4">
根据乌克林通讯员的说法，它写道<text:a xlink:type="simple" xlink:href="https://www.cbc.ca/news/canada/calgary/man-dies-in-avalanche-in-closed-off-area-of-lake-louise-resort-1.6819944" text:style-name="Internet_20_link" text:visited-style-name="Visited_20_Internet_20_Link">
</text:a>
。</text:p>
      <text:p text:style-name="P4">
值得注意的是，致命事件发生在艾伯塔省省的Lazelouise滑雪胜地。 “当救援人员到达事件时，他们发现该小组进入了封闭的区域，并引起了第三名雪崩。 该小组的成员都没有在雪崩期间与他们一起营救的设备。”材料写道。</text:p>
      <text:p text:style-name="P4">
雪崩升起后，有两个人部分在雪和一个。 报纸说：“两个部分被埋葬的人受到轻度伤害，一个落在雪下的人被杀。”</text:p>
      <text:p text:style-name="P4">
<text:span text:style-name="T4">
另请阅读：</text:span>
 <text:a xlink:type="simple" xlink:href="https://www.ukrinform.ua/rubric-world/3695787-v-italijskih-alpah-zijsla-lavina-troe-zagiblih.html" text:style-name="Internet_20_link" text:visited-style-name="Visited_20_Internet_20_Link">
<text:span text:style-name="T4">
雪崩</text:span>
</text:a>
根据执法人员的说法，一名21岁的男子在雪地下死了45分钟，直到他能够释放。 救援人员在山上为他提供了一个医疗服务，在那里他被发现死了。</text:p>
      <text:p text:style-name="P4">
由于本赛季的天气特征在<text:a xlink:type="simple" xlink:href="https://www.ukrinform.ua/tag-kanada" text:style-name="Internet_20_link" text:visited-style-name="Visited_20_Internet_20_Link">
</text:a>
修复增加雪崩的危险。 从今年年初开始，他们已经夺走了至少15条生命。</text:p>
      <text:p text:style-name="P4">
News Source: <text:a xlink:type="simple" xlink:href="https://www.ukrinform.ua/rubric-world/3700161-u-kanadi-zijsla-lavina-e-zagiblij.html" text:style-name="Internet_20_link" text:visited-style-name="Visited_20_Internet_20_Link">
https://www.ukrinform.ua/rubric-world/3700161-u-kanadi-zijsla-lavina-e-zagiblij.html</text:a>
</text:p>
      <!--NEWS-->
      <text:h text:style-name="P10" text:outline-level="1">
<text:span text:style-name="T4">
没有免费的白俄罗斯乌克兰就不会安全-Tikanovskaya</text:span>
</text:h>
      <text:p text:style-name="P4">
作者: Ukrinform (Person)</text:p>
      <text:p text:style-name="P4">
出版商: Укринформ (Organization)</text:p>
      <text:p text:style-name="P4">
出版时间: 2023-04-24T20:48:32+03:00</text:p>
      <text:p text:style-name="P4">
修改时间: 2023-04-24T20:48:32+03:00</text:p>
      <text:p text:style-name="P4">
描述: 乌克兰和白俄罗斯的自由是密切联系的，白俄罗斯人寻求乌克兰的胜利，这也将保证自己自由。  - 乌克林。</text:p>
      <text:p text:style-name="P4">
图片: ["<text:a xlink:type="simple" xlink:href="https://static.ukrinform.com/photos/2020_09/thumb_files/630_360_1600100567-591.png" text:style-name="Internet_20_link" text:visited-style-name="Visited_20_Internet_20_Link">
630_360_16001...</text:a>
"]</text:p>
      <text:p text:style-name="P4">
标签: ['білорусь', 'росія', 'Тихановська']</text:p>
      <text:p text:style-name="P4">
类型: Article</text:p>
      <!--METADATA-->
      <text:p text:style-name="P4">
<draw:frame draw:style-name="fr1" draw:name="Image160" text:anchor-type="as-char" svg:width="6.9236in" svg:height="3.956343in" draw:z-index="0">
<draw:image xlink:href="../Images/yкринформ/2023-04-24T20-48-32-03-00/630_360_1600100567-591.png" xlink:type="simple" xlink:show="embed" xlink:actuate="onLoad" draw:mime-type="image/png"/>
</draw:frame>
乌克兰自由和白俄罗斯与乌克兰的胜利以及自己自由的关键寻求胜利。</text:p>
      <text:p text:style-name="P4">
据报道，这是由柏林自由权力的白俄罗斯反对派反对派Svetlana Tikhanovskaya的领导人指出的，德国基金会于4月24日组织。</text:p>
      <text:p text:style-name="P4">
“乌克兰和[]的命运(https://www.ukrinform.ua/tag-bilorus)相互联系：没有免费乌克兰的无自由白俄罗斯； 也没有安全的白俄罗斯。</text:p>
      <text:p text:style-name="P4">
她指出，数百名白俄罗斯志愿者在并肩作战，该国的许多激进分子自己参加了游击运动，志愿者收集信息并将其转移给武装部队。 白俄罗斯人弗拉达戈尔斯托科(Vladagorstoko)为此追求人们：平均有20人，抗议蒂卡诺夫斯卡亚(Tikhanovskaya)。</text:p>
      <text:p text:style-name="P4">
她强调，乌克兰应该提供赢得胜利所需的一切。</text:p>
      <text:p text:style-name="P4">
反对派人士还敦促该活动帮助卢卡申科的参考政权，因为法庭不仅对普京，而且应该对她的木偶 - 卢卡申科(Lukashenko)。</text:p>
      <text:p text:style-name="P4">
“卢卡申科(Lukashenko)知道，如果没有普京，他就不会持续一天。 因此，他允许俄罗斯独裁者利用白俄罗斯领土对乌克兰进行攻击，并支持这次袭击。”蒂卡诺夫斯卡亚说，重复说，这是普京的战争而不是白俄罗斯人民的支持。</text:p>
      <text:p text:style-name="P4">
“普京想像白俄罗斯今天那样做乌克兰：一个完全控制的木偶国家，政府虚弱和谦虚。 但是，在完全服从普京的卢卡申科(Lukashenko)的方式中，乌克兰政府的in adrod政府站起来为自己的州辩护。 反对派主义者强调，全世界受到乌克兰人的决心的启发。</text:p>
      <text:p text:style-name="P4">
根据她的说法，在白俄罗斯放置核武器的计划将使900万白俄罗斯人质由两个犯罪政权造成，并对乌克兰，欧洲和世界构成不断威胁。</text:p>
      <text:p text:style-name="P4">
“但是最糟糕的部分将意味着多年来俄罗斯对白俄罗斯的控制。 不允许米普维纳(Mipovina)。</text:p>
      <text:p text:style-name="P4">
据她说，在2020年，白俄罗斯人为诚实的选举而战，今天，他们将为自己的主权和国家的存在而战。</text:p>
      <text:p text:style-name="P4">
<text:span text:style-name="T4">
另请阅读：</text:span>
 <text:a xlink:type="simple" xlink:href="https://www.ukrinform.ua/rubric-world/3687480-tihanovska-pro-rosijsku-adernu-zbrou-u-bilorusi-ce-prame-porusenna-konstitucii.html" text:style-name="Internet_20_link" text:visited-style-name="Visited_20_Internet_20_Link">
<text:span text:style-name="T4">
 Tyanovskaya </text:span>
</text:a>
</text:p>
      <text:p text:style-name="P4">
_foto：首先</text:p>
      <text:p text:style-name="P4">
News Source: <text:a xlink:type="simple" xlink:href="https://www.ukrinform.ua/rubric-world/3700163-bez-vilnoi-bilorusi-ukraina-ne-bude-v-bezpeci-tihanovska.html" text:style-name="Internet_20_link" text:visited-style-name="Visited_20_Internet_20_Link">
https://www.ukrinform.ua/rubric-world/3700163-bez-vilnoi-bilorusi-ukraina-ne-bude-v-bezpeci-tihanovska.html</text:a>
</text:p>
      <!--NEWS-->
      <text:h text:style-name="P10" text:outline-level="1">
<text:span text:style-name="T4">
英国在联合国议会会议上批评俄罗斯的伪善</text:span>
</text:h>
      <text:p text:style-name="P4">
作者: Ukrinform (Person)</text:p>
      <text:p text:style-name="P4">
出版商: Укринформ (Organization)</text:p>
      <text:p text:style-name="P4">
出版时间: 2023-04-24T20:55:42+03:00</text:p>
      <text:p text:style-name="P4">
修改时间: 2023-04-24T20:55:42+03:00</text:p>
      <text:p text:style-name="P4">
描述: 袭击乌克兰的俄罗斯向世界展示了世界，这意味着其多边的想法，这是外交部长谢尔盖·拉夫罗夫（Sergey Lavrov）在联合国安理会会议上发表的。  - 乌克林。</text:p>
      <text:p text:style-name="P4">
图片: ["<text:a xlink:type="simple" xlink:href="https://static.ukrinform.com/photos/2022_10/thumb_files/630_360_1666903324-447.jpg" text:style-name="Internet_20_link" text:visited-style-name="Visited_20_Internet_20_Link">
630_360_16669...</text:a>
"]</text:p>
      <text:p text:style-name="P4">
标签: ['Британія', 'лавров', 'Радбез ООН', 'Війна з росією']</text:p>
      <text:p text:style-name="P4">
类型: Article</text:p>
      <!--METADATA-->
      <text:p text:style-name="P4">
<draw:frame draw:style-name="fr1" draw:name="Image161" text:anchor-type="as-char" svg:width="6.9236in" svg:height="3.956343in" draw:z-index="0">
<draw:image xlink:href="../Images/yкринформ/2023-04-24T20-55-42-03-00/630_360_1666903324-447.jpg" xlink:type="simple" xlink:show="embed" xlink:actuate="onLoad" draw:mime-type="image/jpeg"/>
</draw:frame>
袭击乌克兰的俄罗斯向世界展示了世界，这意味着其多边的想法，这是在联合国安理会会议上由女士拉夫罗夫在联合国安理会会议上讲的。</text:p>
      <text:p text:style-name="P4">
根据纽约的乌克林福音通讯员的说法，她在Oonbarbar Woodward的Radbeza Postpreda UK举行的公开辩论中表示了这一点。</text:p>
      <text:p text:style-name="P4">
“我们看到了俄罗斯多边性的观念对世界意味着什么。 对于乌克兰的俄罗斯的全面入侵，普京总统通过践踏联合国法规带来了乌克兰难以想象的痛苦。 她说：“成千上万的乌克兰人被杀，数百万被迫离开家园，世界各地数十亿人的原材料和括号价格迅速上涨。”</text:p>
      <text:p text:style-name="P4">
根据伍德沃德的说法，战争也已成为俄罗斯本身的真正灾难，俄罗斯本身遭受了许多人类损失。 俄罗斯的经济下降，数百万逃离该国以避免奖励，言论自由被压制。</text:p>
      <text:p text:style-name="P4">
她在拉夫罗夫(Lavrov)讲话时说：“她的军队依靠瓦格纳(Wagner) - 一个非报告的组织，其存在于一年前被拒绝，但现在在您的处方期间签发了咨询外交部。”</text:p>
      <text:p text:style-name="P4">
<text:span text:style-name="T4">
另请阅读：</text:span>
 <text:a xlink:type="simple" xlink:href="https://www.ukrinform.ua/rubric-world/3700118-lavrov-na-radbezi-oon-ozvuciv-novu-versiu-pricin-vijni-v-ukraini.html" text:style-name="Internet_20_link" text:visited-style-name="Visited_20_Internet_20_Link">
<text:span text:style-name="T4">
 lavrov </text:span>
</text:a>
它补充说，俄罗斯一代已经失去了未来，俄罗斯联邦政府甚至无法解释，并强调，为“击败纳粹主义和保护生物武器的愿望，为战争的原因都是合理的，这是一个明显的谎言。”</text:p>
      <text:p text:style-name="P4">
伍德沃德说：“尽管拉夫罗夫关于有效的多边部长的所有陈述，但我在俄罗斯的外交政策中却没有看到有效或多边。”</text:p>
      <text:p text:style-name="P4">
据她说，如果拉夫罗夫有兴趣尽快结束冲突，俄罗斯应立即从乌克兰领土上撤出其部队。</text:p>
      <text:p text:style-name="P4">
据报道，周一，在拉夫罗夫(Lavrov)主席的联合国安理会，“通过保护联合国宪章的原则有效的多边性”。</text:p>
      <text:p text:style-name="P4">
<text:span text:style-name="T4">
另请阅读：</text:span>
 <text:a xlink:type="simple" xlink:href="https://www.ukrinform.ua/rubric-world/3700106-gensek-oon-u-vistupi-v-radbezi-prisvativ-vijni-rosii-proti-ukraini-odne-recenna.html" text:style-name="Internet_20_link" text:visited-style-name="Visited_20_Internet_20_Link">
</text:a>
</text:p>
      <text:p text:style-name="P4">
News Source: <text:a xlink:type="simple" xlink:href="https://www.ukrinform.ua/rubric-world/3700167-britania-rozkritikuvala-licemirstvo-rosii-na-zasidanni-radbezu-oon.html" text:style-name="Internet_20_link" text:visited-style-name="Visited_20_Internet_20_Link">
https://www.ukrinform.ua/rubric-world/3700167-britania-rozkritikuvala-licemirstvo-rosii-na-zasidanni-radbezu-oon.html</text:a>
</text:p>
      <!--NEWS-->
      <text:h text:style-name="P10" text:outline-level="1">
<text:span text:style-name="T4">
第二次荷兰撤离航班从苏丹飞起来</text:span>
</text:h>
      <text:p text:style-name="P4">
作者: Ukrinform (Person)</text:p>
      <text:p text:style-name="P4">
出版商: Укринформ (Organization)</text:p>
      <text:p text:style-name="P4">
出版时间: 2023-04-24T21:01:06+03:00</text:p>
      <text:p text:style-name="P4">
修改时间: 2023-04-24T21:01:06+03:00</text:p>
      <text:p text:style-name="P4">
描述: 第二架荷兰飞机带有撤离人员飞出苏丹。  - 乌克林。</text:p>
      <text:p text:style-name="P4">
图片: ["<text:a xlink:type="simple" xlink:href="https://static.ukrinform.com/photos/2018_09/thumb_files/630_360_1536748525-9826.jpg" text:style-name="Internet_20_link" text:visited-style-name="Visited_20_Internet_20_Link">
630_360_15367...</text:a>
"]</text:p>
      <text:p text:style-name="P4">
标签: ['Евакуація', 'Нідерланди', 'Судан']</text:p>
      <text:p text:style-name="P4">
类型: Article</text:p>
      <!--METADATA-->
      <text:p text:style-name="P4">
<draw:frame draw:style-name="fr1" draw:name="Image162" text:anchor-type="as-char" svg:width="6.9236in" svg:height="3.956343in" draw:z-index="0">
<draw:image xlink:href="../Images/yкринформ/2023-04-24T21-01-06-03-00/630_360_1536748525-9826.jpg" xlink:type="simple" xlink:show="embed" xlink:actuate="onLoad" draw:mime-type="image/jpeg"/>
</draw:frame>
第二架荷兰飞机与疏散人。</text:p>
      <text:p text:style-name="P4">
关于IT报告乌克林福姆，参考<text:a xlink:type="simple" xlink:href="https://nos.nl/collectie/13927/artikel/2472701-tweede-nederlandse-vliegtuig-met-evacues-vertrokken-uit-sudan" text:style-name="Internet_20_link" text:visited-style-name="Visited_20_Internet_20_Link">
</text:a>
。</text:p>
      <text:p text:style-name="P4">
“第二次荷兰撤离航班飞出了苏丹。 这架飞机正前往约旦。”消息写道。</text:p>
      <text:p text:style-name="P4">
值得注意的是，荷兰外交部没有说有多少人正在招募。 在约旦，该部对医疗团体的支持接受了evacuas。</text:p>
      <text:p text:style-name="P4">
<text:span text:style-name="T4">
另请阅读：</text:span>
 <text:a xlink:type="simple" xlink:href="https://www.ukrinform.ua/rubric-society/3699956-mzs-opracovue-marsruti-evakuacii-ukrainciv-z-sudanu.html" text:style-name="Internet_20_link" text:visited-style-name="Visited_20_Internet_20_Link">
</text:a>
当晚撤离飞行后，外交部报告说，六十荷兰人已离开苏丹。</text:p>
      <text:p text:style-name="P4">
预计明天该部将提供有关疏散总数的新信息。</text:p>
      <text:p text:style-name="P4">
正如乌克林福姆报道的<text:a xlink:type="simple" xlink:href="https://www.ukrinform.ua/tag-niderlandi" text:style-name="Internet_20_link" text:visited-style-name="Visited_20_Internet_20_Link">
</text:a>
苏丹在苏丹的关闭，并采取步骤撤离其公民。</text:p>
      <text:p text:style-name="P4">
<text:span text:style-name="T4">
另请阅读：</text:span>
 <text:a xlink:type="simple" xlink:href="https://www.ukrinform.ua/rubric-world/3699880-iz-sudanu-evakuuvali-21-diplomata-ta-ponad-tisacu-gromadan-krain-es-borrel.html" text:style-name="Internet_20_link" text:visited-style-name="Visited_20_Internet_20_Link">
</text:a>
4月15日，苏丹军队和部队之间的紧张局势几天后(RSF)在Chartum中，发生了爆炸和射击。 与该国提议过渡到民法的拟议相抵触。</text:p>
      <text:p text:style-name="P4">
世界卫生组织报告说<text:a xlink:type="simple" xlink:href="https://www.ukrinform.ua/rubric-world/3700052-sonajmense-420-ludej-zaginuli-vnaslidok-bojovih-dij-u-sudani.html" text:style-name="Internet_20_link" text:visited-style-name="Visited_20_Internet_20_Link">
</text:a>
激烈的战斗在那里爆发。</text:p>
      <text:p text:style-name="P4">
News Source: <text:a xlink:type="simple" xlink:href="https://www.ukrinform.ua/rubric-world/3700168-drugij-niderlandskij-evakuacijnij-rejs-viletiv-iz-sudanu.html" text:style-name="Internet_20_link" text:visited-style-name="Visited_20_Internet_20_Link">
https://www.ukrinform.ua/rubric-world/3700168-drugij-niderlandskij-evakuacijnij-rejs-viletiv-iz-sudanu.html</text:a>
</text:p>
      <!--NEWS-->
      <text:h text:style-name="P10" text:outline-level="1">
<text:span text:style-name="T4">
白宫大约是乌克兰的F-16：美国专注于现在需要的武器</text:span>
</text:h>
      <text:p text:style-name="P4">
作者: Ukrinform (Person)</text:p>
      <text:p text:style-name="P4">
出版商: Укринформ (Organization)</text:p>
      <text:p text:style-name="P4">
出版时间: 2023-04-24T21:03:12+03:00</text:p>
      <text:p text:style-name="P4">
修改时间: 2023-04-24T21:03:12+03:00</text:p>
      <text:p text:style-name="P4">
描述: 目前，在准备反攻势的条件下，美国目前专注于为乌克兰提供立即使用的武器，因此F-16问题尚未考虑。  - 乌克林。</text:p>
      <text:p text:style-name="P4">
图片: ["<text:a xlink:type="simple" xlink:href="https://static.ukrinform.com/photos/2023_04/thumb_files/630_360_1682353688-641.jpg" text:style-name="Internet_20_link" text:visited-style-name="Visited_20_Internet_20_Link">
630_360_16823...</text:a>
"]</text:p>
      <text:p text:style-name="P4">
标签: ['США', 'Україна', 'Винищувач']</text:p>
      <text:p text:style-name="P4">
类型: Article</text:p>
      <!--METADATA-->
      <text:p text:style-name="P4">
<draw:frame draw:style-name="fr1" draw:name="Image163" text:anchor-type="as-char" svg:width="6.9236in" svg:height="3.956343in" draw:z-index="0">
<draw:image xlink:href="../Images/yкринформ/2023-04-24T21-03-12-03-00/630_360_1682353688-641.jpg" xlink:type="simple" xlink:show="embed" xlink:actuate="onLoad" draw:mime-type="image/jpeg"/>
</draw:frame>
该组合目前专注于尽快，尽快提供武器，面对反攻的准备，现在可以立即使用，因此F-16问题尚未考虑。</text:p>
      <text:p text:style-name="P4">
因此，乌克林福音通讯员报道，白宫国家安全委员会约翰·柯比(John Kirby)的代表约翰·柯比(John Kirby)的代表报道，对贝登政府在向乌克兰提供的立场发表了评论。</text:p>
      <text:p text:style-name="P4">
“你听到拜登总统说了(转移到乌克兰F-16飞机的问题。)目前尚未考虑。 白宫代表说：“我们现在关注的是百年纪念，据乌克兰人本身说，这是在接下来的几周和几个月中确实需要的。”</text:p>
      <text:p text:style-name="P4">
他强调，美国一方与基辅保持持续的联系。</text:p>
      <text:p text:style-name="P4">
柯比说：“我们几乎每天都在不断与乌克兰人讨论他们的机会。”</text:p>
      <text:p text:style-name="P4">
他还提醒人们，上周在第11个“拉姆斯汀”中对此进行了讨论，德波古斯的重点是加强防空，提供弹药和交付。 此外，在最新的防御性帮助套餐中考虑了汤的最重要需求<text:a xlink:type="simple" xlink:href="https://www.ukrinform.ua/tag-ssa" text:style-name="Internet_20_link" text:visited-style-name="Visited_20_Internet_20_Link">
</text:a>
。 在同一背景下，Bigolot的代表指出了乌克兰在西部设备上的演习。</text:p>
      <text:p text:style-name="P4">
<text:span text:style-name="T4">
另请阅读：</text:span>
 <text:a xlink:type="simple" xlink:href="https://www.ukrinform.ua/rubric-polytics/3700084-ukraina-ocikue-na-pozitivne-risenna-partneriv-sodo-nadanna-bojovih-litakiv-stefancuk.html" text:style-name="Internet_20_link" text:visited-style-name="Visited_20_Internet_20_Link">
</text:a>
正如乌克林福姆报道的那样，乌克兰国防联络小组的第11次会议于上周五在美国空军拉姆斯坦空军举行。 大约50个合作伙伴国家的代表参加了会议。</text:p>
      <text:p text:style-name="P4">
News Source: <text:a xlink:type="simple" xlink:href="https://www.ukrinform.ua/rubric-ato/3700170-bilij-dim-pro-f16-dla-ukraini-ssa-zoseredzeni-na-nadanni-tiei-zbroi-aka-potribna-same-zaraz.html" text:style-name="Internet_20_link" text:visited-style-name="Visited_20_Internet_20_Link">
https://www.ukrinform.ua/rubric-ato/3700170-bilij-dim-pro-f16-dla-ukraini-ssa-zoseredzeni-na-nadanni-tiei-zbroi-aka-potribna-same-zaraz.html</text:a>
</text:p>
      <!--NEWS-->
      <text:h text:style-name="P10" text:outline-level="1">
<text:span text:style-name="T4">
Населення Індії цього тижня перевищить за кількістю Китай - ООН</text:span>
</text:h>
      <text:p text:style-name="P4">
作者: Ukrinform (Person)</text:p>
      <text:p text:style-name="P4">
出版商: Укринформ (Organization)</text:p>
      <text:p text:style-name="P4">
出版时间: 2023-04-24T21:14:00+03:00</text:p>
      <text:p text:style-name="P4">
修改时间: 2023-04-24T21:14:00+03:00</text:p>
      <text:p text:style-name="P4">
描述: 根据联合国经济和社会问题部的说法，印度将在本周末之前领先于中国，并将成为世界上人口最密集的国家。  - 乌克林。</text:p>
      <text:p text:style-name="P4">
图片: ["<text:a xlink:type="simple" xlink:href="https://static.ukrinform.com/photos/2022_03/thumb_files/630_360_1647750937-982.jpeg" text:style-name="Internet_20_link" text:visited-style-name="Visited_20_Internet_20_Link">
630_360_16477...</text:a>
"]</text:p>
      <text:p text:style-name="P4">
标签: ['Індія', 'Китай', 'Населення']</text:p>
      <text:p text:style-name="P4">
类型: Article</text:p>
      <!--METADATA-->
      <text:p text:style-name="P4">
<draw:frame draw:style-name="fr1" draw:name="Image164" text:anchor-type="as-char" svg:width="6.9236in" svg:height="3.956343in" draw:z-index="0">
<draw:image xlink:href="../Images/yкринформ/2023-04-24T21-14-00-03-00/630_360_1647750937-982.jpeg" xlink:type="simple" xlink:show="embed" xlink:actuate="onLoad" draw:mime-type="image/jpeg"/>
</draw:frame>
根据统一的经济和社会事务部门的说法，印度将于本周末领先于中国，并将成为世界上人口最多的国家。</text:p>
      <text:p text:style-name="P4">
正如乌克林福姆报道的那样，它报告了<text:a xlink:type="simple" xlink:href="https://www.bbc.com/news/world-asia-india-65380148" text:style-name="Internet_20_link" text:visited-style-name="Visited_20_Internet_20_Link">
</text:a>
。</text:p>
      <text:p text:style-name="P4">
根据新数据，到4月底，印度人口将达到1 425 775 850人。</text:p>
      <text:p text:style-name="P4">
上周联合国人口区域的基金会(生产总理)他预测，直到今年中期，印度将以人口领先于中国。</text:p>
      <text:p text:style-name="P4">
<text:span text:style-name="T4">
另请阅读：</text:span>
 <text:span text:style-name="T4">
 <text:a xlink:type="simple" xlink:href="https://www.ukrinform.ua/rubric-world/3698068-india-stane-persou-v-sviti-za-kilkistu-naselenna-kitaj-ne-perejmaetsa-cerez-takij-prognoz-oon.html" text:style-name="Internet_20_link" text:visited-style-name="Visited_20_Internet_20_Link">
</text:a>
</text:span>
</text:p>
      <text:p text:style-name="P4">
在过去的70年中，这两个亚洲国家共有地球人口的三分之一以上。</text:p>
      <text:p text:style-name="P4">
联合国经济和社会问题部在一份声明中说：“中国将很快被世界上人口最多的乌克兰的古老地位。”(村庄).</text:p>
      <text:p text:style-name="P4">
<text:span text:style-name="T4">
Читайте також:</text:span>
 <text:span text:style-name="T4">
<text:a xlink:type="simple" xlink:href="https://www.ukrinform.ua/rubric-world/3698937-india-pripinila-otrimuvati-postavki-rosijskoi-zbroi-cerez-pobouvanna-sankcij-ssa.html" text:style-name="Internet_20_link" text:visited-style-name="Visited_20_Internet_20_Link">
 </text:a>
</text:span>
</text:p>
      <text:p text:style-name="P4">
该声明指出：“由于与人口评估有关的不确定性，<text:span text:style-name="T4">
 []的特定日期(https://www.ukrinform.ua/tag-india)</text:span>
预计它将超过中国，这是近似的，可以修订。”</text:p>
      <text:p text:style-name="P4">
如报道，_ <text:span text:style-name="T4">
 <text:a xlink:type="simple" xlink:href="https://www.ukrinform.ua/rubric-world/3698068-india-stane-persou-v-sviti-za-kilkistu-naselenna-kitaj-ne-perejmaetsa-cerez-takij-prognoz-oon.html" text:style-name="Internet_20_link" text:visited-style-name="Visited_20_Internet_20_Link">
</text:a>
</text:span>
 _是因为它考虑了确保国家发展的人口永久质量。</text:p>
      <text:p text:style-name="P4">
News Source: <text:a xlink:type="simple" xlink:href="https://www.ukrinform.ua/rubric-world/3700174-naselenna-indii-cogo-tizna-perevisit-za-kilkistu-kitaj-oon.html" text:style-name="Internet_20_link" text:visited-style-name="Visited_20_Internet_20_Link">
https://www.ukrinform.ua/rubric-world/3700174-naselenna-indii-cogo-tizna-perevisit-za-kilkistu-kitaj-oon.html</text:a>
</text:p>
      <!--NEWS-->
      <text:h text:style-name="P10" text:outline-level="1">
<text:span text:style-name="T4">
周二，乌克兰升温+20°</text:span>
</text:h>
      <text:p text:style-name="P4">
作者: Ukrinform (Person)</text:p>
      <text:p text:style-name="P4">
出版商: Укринформ (Organization)</text:p>
      <text:p text:style-name="P4">
出版时间: 2023-04-24T21:18:00+03:00</text:p>
      <text:p text:style-name="P4">
修改时间: 2023-04-24T21:18:00+03:00</text:p>
      <text:p text:style-name="P4">
描述: 4月25日，星期二，在乌克兰，西部和东部地区预计将在其余地区没有降水的情况下进行短期降雨。  - 乌克林。</text:p>
      <text:p text:style-name="P4">
图片: ["<text:a xlink:type="simple" xlink:href="https://static.ukrinform.com/photos/2022_05/thumb_files/630_360_1652120765-423.jpeg" text:style-name="Internet_20_link" text:visited-style-name="Visited_20_Internet_20_Link">
630_360_16521...</text:a>
"]</text:p>
      <text:p text:style-name="P4">
标签: ['Погода', 'Тепло', 'Весна']</text:p>
      <text:p text:style-name="P4">
类型: Article</text:p>
      <!--METADATA-->
      <text:p text:style-name="P4">
<draw:frame draw:style-name="fr1" draw:name="Image165" text:anchor-type="as-char" svg:width="6.9236in" svg:height="3.956343in" draw:z-index="0">
<draw:image xlink:href="../Images/yкринформ/2023-04-24T21-18-00-03-00/630_360_1652120765-423.jpeg" xlink:type="simple" xlink:show="embed" xlink:actuate="onLoad" draw:mime-type="image/jpeg"/>
</draw:frame>
在乌克兰，4月25日，星期二，在其余领土的其他地区，预计西部和伊斯特杂项细胞的短期降雨将在没有降水的情况下进行。</text:p>
      <text:p text:style-name="P4">
乌克兰形式在乌克兰水文气象学中心报道。</text:p>
      <text:p text:style-name="P4">
风主要是南部5-10 m/s。 晚上温度为4-9°； 下午15-20°，在该国的西部和东部9-14°； 在夜间和下午1-6°的喀尔巴阡山脉高地。</text:p>
      <text:p text:style-name="P4">
在基辅和基辅地区，4月25日正在改变云彩，没有降水。在17-19°下午6-8°的夜晚，首都的温度； 下午15-20°的晚上4-9°的区域。</text:p>
      <text:p text:style-name="P4">
在接下来的两天，即4月26日至27日，乌克兰将盛行多雨的天气。 因此，4月26日，在大多数情况下，大多数人，中央和敖德萨地区的白天在西部的西部，Zhytomyr，Vinnytsia，中等降雨，在其余的地区，没有降水量下雨； 晚上5-10°的温度在下午13-18°，东部和南部地区，最高21°，西部，zhytomyr和vinnytsia区域，晚上3-8°，下午6-11 °。</text:p>
      <text:p text:style-name="P4">
4月27日在西部地区没有降水量(在大多数中央，南部和伊斯特细胞中等降雨中); 晚上5-10°，下午16-21°，在夜晚3-8°热的其余部分，南部和东部地区的温度在南部和东部地区。(在西部区域1-6°热，在霜冻的土壤表面0-3°)，下午8-13°温暖。 4月26日下雨的喀尔巴阡山脉山脉，4月27日雨水；夜间和第1-6°温度温度(4月27日晚上0-5°霜冻). Вітер вУкраїні південний з переходом на північно-західний, 5-10 м/с.</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在首都地区，4月26日至27日在雨天的4月26日晚上，下午的夜晚，有多云。 下午15-17°，夜间基辅的温度为8-10°； 在5-10°的区域，下午13-18°。</text:p>
      <text:p text:style-name="P4">
4月27日晚上适度，白天很小<text:a xlink:type="simple" xlink:href="https://www.ukrinform.ua/tag-kiiv" text:style-name="Internet_20_link" text:visited-style-name="Visited_20_Internet_20_Link">
</text:a>
。 晚上在基辅，在5-7°热，下午10-12°； 在晚上3-8°的晚上，下午8-13°。</text:p>
      <text:p text:style-name="P4">
根据预测，在4月28日至29日，乌克兰将几乎没有被灌输。 仅在4月28日在左岸，敖德萨和Mykolaiv地区，东部和东南地区，4月29日，晚上，白天，白天，大多数西部地区，在白天都有可能在白天下雨。<text:span text:style-name="T4">
另请阅读：</text:span>
 <text:a xlink:type="simple" xlink:href="https://www.ukrinform.ua/rubric-world/3698438-u-grenlandii-katastroficno-svidko-tane-kriga-klimatologi.html" text:style-name="Internet_20_link" text:visited-style-name="Visited_20_Internet_20_Link">
<text:span text:style-name="T4">
气候学家</text:span>
</text:a>
4月28日至29日在基辅和该地区，没有降水。 晚上3-5°热的资本温度； 4月28日，4月28日，4月29日13-15°。 晚上1-6°温暖的区域(在霜冻0-3°的地方的土壤表面上); 4月28日，4月29日，4月29日，4月29日，下午11-16°。</text:p>
      <text:p text:style-name="P4">
News Source: <text:a xlink:type="simple" xlink:href="https://www.ukrinform.ua/rubric-regions/3700010-u-vivtorok-ukrainu-progrie-do-20.html" text:style-name="Internet_20_link" text:visited-style-name="Visited_20_Internet_20_Link">
https://www.ukrinform.ua/rubric-regions/3700010-u-vivtorok-ukrainu-progrie-do-20.html</text:a>
</text:p>
      <!--NEWS-->
      <text:h text:style-name="P10" text:outline-level="1">
<text:span text:style-name="T4">
Kostyuk和Svitolina在马德里进行了联合培训</text:span>
</text:h>
      <text:p text:style-name="P4">
作者: Ukrinform (Person)</text:p>
      <text:p text:style-name="P4">
出版商: Укринформ (Organization)</text:p>
      <text:p text:style-name="P4">
出版时间: 2023-04-24T21:19:01+03:00</text:p>
      <text:p text:style-name="P4">
修改时间: 2023-04-24T21:19:01+03:00</text:p>
      <text:p text:style-name="P4">
描述: 乌克兰网球运动员正在为西班牙首都的WTA锦标赛1000的开始做准备。  - 乌克林。</text:p>
      <text:p text:style-name="P4">
图片: ["<text:a xlink:type="simple" xlink:href="https://static.ukrinform.com/photos/2023_04/thumb_files/630_360_1682360245-258.jpg" text:style-name="Internet_20_link" text:visited-style-name="Visited_20_Internet_20_Link">
630_360_16823...</text:a>
"]</text:p>
      <text:p text:style-name="P4">
标签: ['Світоліна', 'Теніс', 'Марта Костюк']</text:p>
      <text:p text:style-name="P4">
类型: Article</text:p>
      <!--METADATA-->
      <text:p text:style-name="P4">
<draw:frame draw:style-name="fr1" draw:name="Image166" text:anchor-type="as-char" svg:width="6.9236in" svg:height="3.956343in" draw:z-index="0">
<draw:image xlink:href="../Images/yкринформ/2023-04-24T21-19-01-03-00/630_360_1682360245-258.jpg" xlink:type="simple" xlink:show="embed" xlink:actuate="onLoad" draw:mime-type="image/jpeg"/>
</draw:frame>
乌克兰 -  doctrines正在为西班牙首都的WTA锦标赛1000开始做准备。</text:p>
      <text:p text:style-name="P4">
玛莎·科斯蒂克(Martha Kostyuk)(WTA 36) <text:a xlink:type="simple" xlink:href="https://www.instagram.com/stories/martakostyuk/3087984253665218491/" text:style-name="Internet_20_link" text:visited-style-name="Visited_20_Internet_20_Link">
</text:a>
据报道，Instagram的立即照片以及Elina Svitolina报道了Ukrinform。</text:p>
      <text:p text:style-name="P4">
乌克兰人在马德里法院进行了培训。 玛莎(Martha)和艾琳娜(Elina)将参加西班牙首都的WTA 1000土壤锦标赛。</text:p>
      <text:p text:style-name="P4">
在比赛的第一轮比赛中，埃琳娜·斯维托利纳(Elina Svitolina)将与亚历山大·萨斯诺维奇(Alexander Sasnovich)一起比赛，比赛将于4月26日星期三举行。 玛莎·科斯蒂克(Martha Kostyuk)将以1/32的决赛开始表演，她将与卡米拉·奥索里奥(Kamila Osorio)会面，或者与排位赛的排位赛，科伦比亚(Kolumbian)将在第一轮比赛。</text:p>
      <text:p text:style-name="P4">
<text:span text:style-name="T4">
另请阅读：</text:span>
 <text:a xlink:type="simple" xlink:href="https://www.ukrinform.ua/rubric-sports/3699757-marta-kostuk-onovila-osobistij-rekord-u-rejtingu-wta.html" text:style-name="Internet_20_link" text:visited-style-name="Visited_20_Internet_20_Link">
<text:span text:style-name="T4">
 kostyuk </text:span>
</text:a>
正如乌克林福姆报道的那样，马塔·科斯蒂克(Marta Kostyuk)本周更新了她的评分记录仪，并且可能是马德里锦标赛成果后的第一个球拍。</text:p>
      <text:p text:style-name="P4">
照片：instagram.com/stories/martakostyuk</text:p>
      <text:p text:style-name="P4">
News Source: <text:a xlink:type="simple" xlink:href="https://www.ukrinform.ua/rubric-sports/3700176-kostuk-ta-svitolina-proveli-spilne-trenuvanna-v-madridi.html" text:style-name="Internet_20_link" text:visited-style-name="Visited_20_Internet_20_Link">
https://www.ukrinform.ua/rubric-sports/3700176-kostuk-ta-svitolina-proveli-spilne-trenuvanna-v-madridi.html</text:a>
</text:p>
      <!--NEWS-->
      <text:h text:style-name="P10" text:outline-level="1">
<text:span text:style-name="T4">
美国邮政 - 联合国邮政的邮报想起了劳雷尔的主要原则</text:span>
</text:h>
      <text:p text:style-name="P4">
作者: Ukrinform (Person)</text:p>
      <text:p text:style-name="P4">
出版商: Укринформ (Organization)</text:p>
      <text:p text:style-name="P4">
出版时间: 2023-04-24T21:22:06+03:00</text:p>
      <text:p text:style-name="P4">
修改时间: 2023-04-24T21:22:06+03:00</text:p>
      <text:p text:style-name="P4">
描述: 联合国琳达·托马斯·格林菲尔德（Linda Thomas Grinfield）的美国常任代表读俄罗斯外交部长谢尔盖·拉夫罗夫（Sergei Lavrov），他周一在安理会的一次会议上主持了联合国宪章中提出的主要原则。  - 乌克林。</text:p>
      <text:p text:style-name="P4">
图片: ["<text:a xlink:type="simple" xlink:href="https://static.ukrinform.com/photos/2021_03/thumb_files/630_360_1615424520-244.png" text:style-name="Internet_20_link" text:visited-style-name="Visited_20_Internet_20_Link">
630_360_16154...</text:a>
"]</text:p>
      <text:p text:style-name="P4">
标签: ['США', 'росія', 'Радбез ООН']</text:p>
      <text:p text:style-name="P4">
类型: Article</text:p>
      <!--METADATA-->
      <text:p text:style-name="P4">
<draw:frame draw:style-name="fr1" draw:name="Image167" text:anchor-type="as-char" svg:width="6.9236in" svg:height="3.956343in" draw:z-index="0">
<draw:image xlink:href="../Images/yкринформ/2023-04-24T21-22-06-03-00/630_360_1615424520-244.png" xlink:type="simple" xlink:show="embed" xlink:actuate="onLoad" draw:mime-type="image/png"/>
</draw:frame>
琳达·托马斯·格林菲尔德(Linda Thomas Grinfield)的无效警告代表读到俄罗斯部长谢尔盖·拉夫罗夫(Sergei Lavrov)，他周一在一次辐射安全会议上主持了联合国的主要原则，她的身份亮相。</text:p>
      <text:p text:style-name="P4">
这是乌克利福通讯员的报道。</text:p>
      <text:p text:style-name="P4">
“第1条：联合国的目标是维持国际维持和平……但第2条明确指出：“美国所有成员都在其国际关系中因武力而受到威胁的国际关系，或者使用其对领土完整性或政治的使用她说：“哪种状态以其他方式如此，”她持有联合国法规。</text:p>
      <text:p text:style-name="P4">
托马斯·格林菲尔德(Thomas Grinfield)强调，会议的“当今虚伪的组织者”  - 俄罗斯 - 入侵其邻居，进入乌克兰，袭击了联合国创作者和所有价值观。”</text:p>
      <text:p text:style-name="P4">
她强调，俄罗斯人继续杀害和削弱乌克兰人，摧毁乌克兰的基础设施，直到俄罗斯召集这次会议为止。</text:p>
      <text:p text:style-name="P4">
她补充说：“当我们坐在这里时，我们正在为下一个布恰(Bucha)，下一个野马，下一个赫尔森(Kherson)，下一个军事罪行做准备。”</text:p>
      <text:p text:style-name="P4">
美国的邮政按压提醒141个州从193年开始对俄罗斯投票，采用了适当的联合国大会宣布。</text:p>
      <text:p text:style-name="P4">
她强调，俄罗斯违反《联合国宪章》和《国际法》“不仅适用于乌克兰或欧洲 - 这适用于我们所有人。”</text:p>
      <text:p text:style-name="P4">
“今天是乌克兰，但明天可能是另一个国家。 另一个小小的小，被其更大的邻居入侵。”  - 解释性板。</text:p>
      <text:p text:style-name="P4">
她强调说，除了入侵邻国外，俄罗斯之后，俄罗斯转变了全球食品供应，阻碍了谷物海的运输，违反了其根据新的SNO合同的义务(至于战略进攻性武器的更多减少和限制)在俄罗斯联邦及其财产中，以危险和挑衅性的核威胁制成，忽略了普遍的人权和基本自由。 美国的邮报提醒，莫斯科非法拘留了包括记者埃文·格什科维奇(Evan Gershkovich)在内的美国公民。 <text:a xlink:type="simple" xlink:href="https://www.ukrinform.ua/tag-oon" text:style-name="Internet_20_link" text:visited-style-name="Visited_20_Internet_20_Link">
</text:a>
她强调，她需要改革。“为了维持和维护其基本原则，该组织的发展得以满足21世纪的需求，”她补充说。据报道，周一，在拉夫罗夫(Lavrov)主席下，在联合国安理会的周一，“通过保护联合国宪章的原则来实现有效的多边性。”</text:p>
      <text:p text:style-name="P4">
News Source: <text:a xlink:type="simple" xlink:href="https://www.ukrinform.ua/rubric-world/3700178-postpred-ssa-pri-oon-nagadala-lavrovu-golovni-principi-statutu-organizacii.html" text:style-name="Internet_20_link" text:visited-style-name="Visited_20_Internet_20_Link">
https://www.ukrinform.ua/rubric-world/3700178-postpred-ssa-pri-oon-nagadala-lavrovu-golovni-principi-statutu-organizacii.html</text:a>
</text:p>
      <!--NEWS-->
      <text:h text:style-name="P10" text:outline-level="1">
<text:span text:style-name="T4">
UEFA青年联盟的“ AZ” U-19获胜者</text:span>
</text:h>
      <text:p text:style-name="P4">
作者: Ukrinform (Person)</text:p>
      <text:p text:style-name="P4">
出版商: Укринформ (Organization)</text:p>
      <text:p text:style-name="P4">
出版时间: 2023-04-24T21:32:00+03:00</text:p>
      <text:p text:style-name="P4">
修改时间: 2023-04-24T21:32:00+03:00</text:p>
      <text:p text:style-name="P4">
描述: 在决赛中，荷兰击败了海杜克。  - 乌克林。</text:p>
      <text:p text:style-name="P4">
图片: ["<text:a xlink:type="simple" xlink:href="https://static.ukrinform.com/photos/2023_04/thumb_files/630_360_1682361069-685.png" text:style-name="Internet_20_link" text:visited-style-name="Visited_20_Internet_20_Link">
630_360_16823...</text:a>
"]</text:p>
      <text:p text:style-name="P4">
标签: ['Футбол']</text:p>
      <text:p text:style-name="P4">
类型: Article</text:p>
      <!--METADATA-->
      <text:p text:style-name="P4">
<draw:frame draw:style-name="fr1" draw:name="Image168" text:anchor-type="as-char" svg:width="6.9236in" svg:height="3.956343in" draw:z-index="0">
<draw:image xlink:href="../Images/yкринформ/2023-04-24T21-32-00-03-00/630_360_1682361069-685.png" xlink:type="simple" xlink:show="embed" xlink:actuate="onLoad" draw:mime-type="image/png"/>
</draw:frame>
在决赛中，他们击败了海杜克。</text:p>
      <text:p text:style-name="P4">
乌克林福姆报道，在UEFA青年联盟的决定性比赛中，U-19和Hayduk遇到了U-19。</text:p>
      <text:p text:style-name="P4">
荷兰人在上半场拥有优势，但能够在其尽头开支。 杰登·阿代前锋出售了他的罚款。</text:p>
      <text:p text:style-name="P4">
休息后，“ AZ”失败了。 区分了欧内斯特·沃特(Ernest Wots)和墨丁丁(Mexumerdin)的双打。</text:p>
      <text:p text:style-name="P4">
亚利桑那州第一次赢得了欧洲联盟青年联盟，成为他赢得奖杯的第一个克罗兰德俱乐部。 去年，本菲卡在决赛中获胜。</text:p>
      <text:p text:style-name="P4">
<text:span text:style-name="T4">
另请阅读：</text:span>
 <text:a xlink:type="simple" xlink:href="https://www.ukrinform.ua/rubric-sports/3699108-unacka-liga-uefa-alkmaar-ta-hajduk-zustrinutsa-u-finali.html" text:style-name="Internet_20_link" text:visited-style-name="Visited_20_Internet_20_Link">
<text:span text:style-name="T4">
年轻</text:span>
 <text:span text:style-name="T4">
联盟</text:span>
</text:a>
正如乌克林福姆报道的那样，欧洲联盟青年联盟决赛达到了“运动”，利维夫居民让位给米兰。(0：1)，然后在半决赛“海杜克”中输了(1：3).</text:p>
      <text:p text:style-name="P4">
Фото: Getty Image</text:p>
      <text:p text:style-name="P4">
News Source: <text:a xlink:type="simple" xlink:href="https://www.ukrinform.ua/rubric-sports/3700179-az-u19-peremozec-unackoi-ligi-uefa.html" text:style-name="Internet_20_link" text:visited-style-name="Visited_20_Internet_20_Link">
https://www.ukrinform.ua/rubric-sports/3700179-az-u19-peremozec-unackoi-ligi-uefa.html</text:a>
</text:p>
      <!--NEWS-->
      <text:h text:style-name="P10" text:outline-level="1">
<text:span text:style-name="T4">
国外的多次热情考验想让16,000人 - 森林</text:span>
</text:h>
      <text:p text:style-name="P4">
作者: Ukrinform (Person)</text:p>
      <text:p text:style-name="P4">
出版商: Укринформ (Organization)</text:p>
      <text:p text:style-name="P4">
出版时间: 2023-04-24T21:40:00+03:00</text:p>
      <text:p text:style-name="P4">
修改时间: 2023-04-24T21:40:00+03:00</text:p>
      <text:p text:style-name="P4">
描述: 在31个国家的49个城市中，成立了国家多季度测试的临时考试点，参加国外NMT的愿望现已确定16,000人。  - 乌克林。</text:p>
      <text:p text:style-name="P4">
图片: ["<text:a xlink:type="simple" xlink:href="https://static.ukrinform.com/photos/2023_04/thumb_files/630_360_1682361912-600.jpg" text:style-name="Internet_20_link" text:visited-style-name="Visited_20_Internet_20_Link">
630_360_16823...</text:a>
"]</text:p>
      <text:p text:style-name="P4">
标签: ['Вступна кампанія', 'Мультипредметний тест', 'Тест', 'Оксен Лісовий', 'Єдині новини']</text:p>
      <text:p text:style-name="P4">
类型: Article</text:p>
      <!--METADATA-->
      <text:p text:style-name="P4">
<draw:frame draw:style-name="fr1" draw:name="Image169" text:anchor-type="as-char" svg:width="6.9236in" svg:height="3.956343in" draw:z-index="0">
<draw:image xlink:href="../Images/yкринформ/2023-04-24T21-40-00-03-00/630_360_1682361912-600.jpg" xlink:type="simple" xlink:show="embed" xlink:actuate="onLoad" draw:mime-type="image/jpeg"/>
</draw:frame>
在31个国家的49个城市中，对国家多兴趣的临时 - 专家点进行了测试，在国外参加NMT的愿望现已成立16,000。</text:p>
      <text:p text:style-name="P4">
乌克林福姆报道，乌克兰Oksen Lisovy的教育与科学部长在Eviritelvagraphon“ The One News”中说。</text:p>
      <text:p text:style-name="P4">
“我们目前活跃。 在两周内，我们有160,000个占领了个人办公室，有16,000人表示渴望编造<text:span text:style-name="T4">
 <text:a xlink:type="simple" xlink:href="https://www.ukrinform.ua/tag-multipredmetnij-test" text:style-name="Internet_20_link" text:visited-style-name="Visited_20_Internet_20_Link">
</text:a>
</text:span>
 从国外。 总的来说，它已经在德国，波兰的临时检查点，今天有31个国家 /地区有49次。”他说。</text:p>
      <text:p text:style-name="P4">
<text:span text:style-name="T4">
另请阅读：</text:span>
 <text:span text:style-name="T4">
 <text:a xlink:type="simple" xlink:href="https://www.ukrinform.ua/rubric-society/3699291-multipredmetnij-test-za-kordonom-mozna-sklasti-vze-u-49-mistah.html" text:style-name="Internet_20_link" text:visited-style-name="Visited_20_Internet_20_Link">
</text:a>
</text:span>
</text:p>
      <text:p text:style-name="P4">
据部长称，今年在测试中与近年来的活动大致相同。</text:p>
      <text:p text:style-name="P4">
森林提醒人们，参赛者构成了三个主题，其中主要是乌克兰语言和数学，从乌克兰的其他历史，外语，化学，物理学，生物学。</text:p>
      <text:p text:style-name="P4">
<text:span text:style-name="T4">
另请阅读：</text:span>
 <text:span text:style-name="T4">
 <text:a xlink:type="simple" xlink:href="https://www.ukrinform.ua/rubric-society/3691932-u-mon-ocikuut-so-kilkist-ohocih-sklasti-multipredmetnij-test-cogoric-zroste.html" text:style-name="Internet_20_link" text:visited-style-name="Visited_20_Internet_20_Link">
</text:a>
</text:span>
</text:p>
      <text:p text:style-name="P4">
正如乌克林福姆报道的那样，参加今年的国家肌肉 - 主体测试_ <text:span text:style-name="T4">
 <text:a xlink:type="simple" xlink:href="https://www.ukrinform.ua/rubric-society/3691154-u-mon-rozpovili-skilki-trivatime-reestracia-na-multipredmetnij-test.html" text:style-name="Internet_20_link" text:visited-style-name="Visited_20_Internet_20_Link">
</text:a>
</text:span>
 _</text:p>
      <text:p text:style-name="P4">
News Source: <text:a xlink:type="simple" xlink:href="https://www.ukrinform.ua/rubric-society/3700181-multipredmetnij-test-za-kordonom-hocut-sklasti-16-tisac-osib-lisovij.html" text:style-name="Internet_20_link" text:visited-style-name="Visited_20_Internet_20_Link">
https://www.ukrinform.ua/rubric-society/3700181-multipredmetnij-test-za-kordonom-hocut-sklasti-16-tisac-osib-lisovij.html</text:a>
</text:p>
      <!--NEWS-->
      <text:h text:style-name="P10" text:outline-level="1">
<text:span text:style-name="T4">
SBU宣布怀疑来自哈萨克斯坦的“瓦格纳”，后者被俘虏</text:span>
</text:h>
      <text:p text:style-name="P4">
作者: Ukrinform (Person)</text:p>
      <text:p text:style-name="P4">
出版商: Укринформ (Organization)</text:p>
      <text:p text:style-name="P4">
出版时间: 2023-04-24T21:41:00+03:00</text:p>
      <text:p text:style-name="P4">
修改时间: 2023-04-24T21:41:00+03:00</text:p>
      <text:p text:style-name="P4">
描述: 中亚一个国家之一的公民涉嫌参与瓦格纳私人军事公司针对乌克兰武装部队的敌对行动。  - 乌克林。</text:p>
      <text:p text:style-name="P4">
图片: ["<text:a xlink:type="simple" xlink:href="https://static.ukrinform.com/photos/2017_11/thumb_files/630_360_1509709006-9626.jpg" text:style-name="Internet_20_link" text:visited-style-name="Visited_20_Internet_20_Link">
630_360_15097...</text:a>
"]</text:p>
      <text:p text:style-name="P4">
标签: ['Бахмут', 'Казахстан', 'СБУ', 'ПВК "Вагнера"', 'Війна з росією']</text:p>
      <text:p text:style-name="P4">
类型: Article</text:p>
      <!--METADATA-->
      <text:p text:style-name="P4">
<draw:frame draw:style-name="fr1" draw:name="Image170" text:anchor-type="as-char" svg:width="6.9236in" svg:height="3.956343in" draw:z-index="0">
<draw:image xlink:href="../Images/yкринформ/2023-04-24T21-41-00-03-00/630_360_1509709006-9626.jpg" xlink:type="simple" xlink:show="embed" xlink:actuate="onLoad" draw:mime-type="image/jpeg"/>
</draw:frame>
涉嫌中亚国家之一的公民涉及瓦格纳私人军事公司的并发症，以反对乌克兰武装部队的敌对行动。</text:p>
      <text:p text:style-name="P4">
正如乌克林福姆报道的那样，这已经报道了<text:a xlink:type="simple" xlink:href="https://ssu.gov.ua/novyny/za-materialamy-sbu-pered-sudom-postane-vahnerivets-yakyi-shturmuvav-pozytsii-syl-oborony-pid-bakhmutom" text:style-name="Internet_20_link" text:visited-style-name="Visited_20_Internet_20_Link">
</text:a>
。</text:p>
      <text:p text:style-name="P4">
根据《艺术》第4部分涉及犯罪委员会的人。 447(参与武装冲突，军事或暴力行动)乌克兰的刑法。</text:p>
      <text:p text:style-name="P4">
已经确定，当在俄罗斯联合会因强奸的卫星惩教殖民地服刑时，犯罪嫌疑人于2022年10月收到了一项提议，要求进入So称为So的Wagner Group参加<text:a xlink:type="simple" xlink:href="https://www.ukrinform.ua/tag-vijna" text:style-name="Internet_20_link" text:visited-style-name="Visited_20_Internet_20_Link">
</text:a>
反对乌克兰。</text:p>
      <text:p text:style-name="P4">
<text:span text:style-name="T4">
另请阅读：</text:span>
 <text:a xlink:type="simple" xlink:href="https://www.ukrinform.ua/rubric-ato/3670399-sbu-povidomila-pro-pidozru-polonenomu-biloruskomu-vagnerivcu.html" text:style-name="Internet_20_link" text:visited-style-name="Visited_20_Internet_20_Link">
</text:a>
根据“合同”的条款，一家私人军事公司的代表承诺将有20万卢布的“薪水”和“取消”犯罪记录。</text:p>
      <text:p text:style-name="P4">
根据调查，一个月后，与加入瓦格纳集团的其他罪犯有关的人抵达了罗斯托夫市(RF)军装，武器和弹药在哪里。</text:p>
      <text:p text:style-name="P4">
随后，雇佣军被送往训练多边形，该训练多边形在卢汉斯克地区暂时占领的领土上进行了研究。 由于缺乏坠机的讲师，入侵者的“培训课程”没有发生。</text:p>
      <text:p text:style-name="P4">
2022年12月初，作为Zagarbnitsky集团的一部分，犯罪嫌疑人被扔进了东方阵线。 在同月末，在战斗中，国防军的纳巴穆特方向接纳了雇佣军。</text:p>
      <text:p text:style-name="P4">
如何在[]中指定(https://www.gp.gov.ua/ua/posts/u-skladi-pvk-vagner-voyuvav-proti-zsu-gromadyaninu-kazaxstanu-povidomleno-pro-pidozru-u-naimanstvi)，它是Republicaconds Petropavlovsk地区Tayenshinsky区的本地人。</text:p>
      <text:p text:style-name="P4">
参与与神秘的卢汉斯克地区地区和顿涅茨克地区Bakhmut区的Yakovlivka村的武装部队和平民部队作战的人。</text:p>
      <text:p text:style-name="P4">
到这个时候，犯罪嫌疑人被拘留。 他威胁要入狱10年。</text:p>
      <text:p text:style-name="P4">
News Source: <text:a xlink:type="simple" xlink:href="https://www.ukrinform.ua/rubric-ato/3699980-sbu-ogolosila-pidozru-vagnerivcu-z-kazahstanu-akogo-vzali-v-polon-pid-bahmutom.html" text:style-name="Internet_20_link" text:visited-style-name="Visited_20_Internet_20_Link">
https://www.ukrinform.ua/rubric-ato/3699980-sbu-ogolosila-pidozru-vagnerivcu-z-kazahstanu-akogo-vzali-v-polon-pid-bahmutom.html</text:a>
</text:p>
      <!--NEWS-->
      <text:h text:style-name="P10" text:outline-level="1">
<text:span text:style-name="T4">
白天的入侵者向苏米地区的七个社区开火</text:span>
</text:h>
      <text:p text:style-name="P4">
作者: Ukrinform (Person)</text:p>
      <text:p text:style-name="P4">
出版商: Укринформ (Organization)</text:p>
      <text:p text:style-name="P4">
出版时间: 2023-04-24T21:59:00+03:00</text:p>
      <text:p text:style-name="P4">
修改时间: 2023-04-24T21:59:00+03:00</text:p>
      <text:p text:style-name="P4">
描述: 俄罗斯军队于4月24日星期一向苏米地区的七个领土社区开火。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Агресія РФ', 'Війна з росією']</text:p>
      <text:p text:style-name="P4">
类型: Article</text:p>
      <!--METADATA-->
      <text:p text:style-name="P4">
<draw:frame draw:style-name="fr1" draw:name="Image171" text:anchor-type="as-char" svg:width="6.9236in" svg:height="3.956343in" draw:z-index="0">
<draw:image xlink:href="../Images/yкринформ/2023-04-24T21-59-00-03-00/630_360_1674980674-403.jpeg" xlink:type="simple" xlink:show="embed" xlink:actuate="onLoad" draw:mime-type="image/jpeg"/>
</draw:frame>
4月24日，星期一，苏米地区的俄罗斯领土社区于4月24日星期一被解雇。</text:p>
      <text:p text:style-name="P4">
根据乌克林福姆的说法，苏米地区军事行政部门报告了<text:a xlink:type="simple" xlink:href="https://t.me/Sumy_news_ODA/15638" text:style-name="Internet_20_link" text:visited-style-name="Visited_20_Internet_20_Link">
</text:a>
。</text:p>
      <text:p text:style-name="P4">
“白天，俄罗斯人向7个边境社区 - 米特罗皮尔，Znob-Novgorod，Belopilsk，Shalyginsk，Seredi-Budsk，Yunakovskaya开了枪。 记录了83名来自迫击炮和炮兵的人。 不幸的是，有破坏。”消息写道。</text:p>
      <text:p text:style-name="P4">
在Miropil社区的领土上记录了6次命中。 一个稀疏的炮击损害了三个私人房屋和一家商店。</text:p>
      <text:p text:style-name="P4">
<text:span text:style-name="T4">
另请阅读：</text:span>
 <text:span text:style-name="T4">
 <text:a xlink:type="simple" xlink:href="https://www.ukrinform.ua/rubric-ato/3700129-naev-pereviriv-pozicii-zsu-na-prikordonni-sumsini.html" text:style-name="Internet_20_link" text:visited-style-name="Visited_20_Internet_20_Link">
</text:a>
</text:span>
</text:p>
      <text:p text:style-name="P4">
埃斯曼(Esman)社区中有迫击炮炮击 - 一个受欢迎。 也来自炮兵的俄罗斯人 -  9次。 结果 <text:span text:style-name="T4">
<text:a xlink:type="simple" xlink:href="https://www.ukrinform.ua/tag-obstril" text:style-name="Internet_20_link" text:visited-style-name="Visited_20_Internet_20_Link">
 </text:a>
</text:span>
存储设施损坏了，住宅建筑物被大火损坏。</text:p>
      <text:p text:style-name="P4">
在沙利金社区的领土上，敌人击中了炮兵-8次。</text:p>
      <text:p text:style-name="P4">
俄罗斯人还从砂浆中解雇了贝洛皮尔社区的领土。记录了32起爆炸。</text:p>
      <text:p text:style-name="P4">
<text:span text:style-name="T4">
另请阅读：</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Znob-Novgorod社区有15个迫击炮。</text:p>
      <text:p text:style-name="P4">
此外，俄罗斯人将三个地雷倾倒到尤纳克社区的领土。</text:p>
      <text:p text:style-name="P4">
在中间和居民社区中，记录了炮击 -  9列火车。</text:p>
      <text:p text:style-name="P4">
<text:span text:style-name="T4">
另请阅读：</text:span>
 <text:span text:style-name="T4">
 <text:a xlink:type="simple" xlink:href="https://www.ukrinform.ua/rubric-ato/3700114-vorog-zoseredivsa-na-troh-napramkah-sili-oboroni-vidbili-30-atak.html" text:style-name="Internet_20_link" text:visited-style-name="Visited_20_Internet_20_Link">
</text:a>
</text:span>
</text:p>
      <text:p text:style-name="P4">
正如乌克林福姆报道的，4月24日，俄罗斯人_ <text:span text:style-name="T4">
 <text:a xlink:type="simple" xlink:href="https://www.ukrinform.ua/rubric-ato/3700160-rosiani-obstrilali-prikordonna-sumsini-i-cernigivsini-zafiksuvali-40-udariv.html" text:style-name="Internet_20_link" text:visited-style-name="Visited_20_Internet_20_Link">
</text:a>
</text:span>
 _</text:p>
      <text:p text:style-name="P4">
News Source: <text:a xlink:type="simple" xlink:href="https://www.ukrinform.ua/rubric-ato/3700183-zagarbniki-uprodovz-dna-obstrilali-sim-gromad-sumsini-ova.html" text:style-name="Internet_20_link" text:visited-style-name="Visited_20_Internet_20_Link">
https://www.ukrinform.ua/rubric-ato/3700183-zagarbniki-uprodovz-dna-obstrilali-sim-gromad-sumsini-ova.html</text:a>
</text:p>
      <!--NEWS-->
      <text:h text:style-name="P10" text:outline-level="1">
<text:span text:style-name="T4">
以色列向当事方建议在苏丹谈判停火</text:span>
</text:h>
      <text:p text:style-name="P4">
作者: Ukrinform (Person)</text:p>
      <text:p text:style-name="P4">
出版商: Укринформ (Organization)</text:p>
      <text:p text:style-name="P4">
出版时间: 2023-04-24T22:13:00+03:00</text:p>
      <text:p text:style-name="P4">
修改时间: 2023-04-24T22:13:00+03:00</text:p>
      <text:p text:style-name="P4">
描述: 以色列当局建议在苏丹提议进行停火谈判。  - 乌克林。</text:p>
      <text:p text:style-name="P4">
图片: ["<text:a xlink:type="simple" xlink:href="https://static.ukrinform.com/photos/2023_02/thumb_files/630_360_1676559091-274.jpg" text:style-name="Internet_20_link" text:visited-style-name="Visited_20_Internet_20_Link">
630_360_16765...</text:a>
"]</text:p>
      <text:p text:style-name="P4">
标签: ['Ізраїль', 'Переговори', 'Судан']</text:p>
      <text:p text:style-name="P4">
类型: Article</text:p>
      <!--METADATA-->
      <text:p text:style-name="P4">
<draw:frame draw:style-name="fr1" draw:name="Image172" text:anchor-type="as-char" svg:width="6.9236in" svg:height="3.956343in" draw:z-index="0">
<draw:image xlink:href="../Images/yкринформ/2023-04-24T22-13-00-03-00/630_360_1676559091-274.jpg" xlink:type="simple" xlink:show="embed" xlink:actuate="onLoad" draw:mime-type="image/jpeg"/>
</draw:frame>
弗拉迪莱尔向军队和快速反应的力量提出(RSF)在苏丹，在停火上进行了谈判。</text:p>
      <text:p text:style-name="P4">
正如乌克林福姆报道的那样，它报告了<text:a xlink:type="simple" xlink:href="https://www.theguardian.com/world/live/2023/apr/24/sudan-crisis-evacuations-khartoum-unrest-aid-latest-news-updates" text:style-name="Internet_20_link" text:visited-style-name="Visited_20_Internet_20_Link">
</text:a>
以色列乌克兰部长说：“自从该国在该国爆发，以色列试图通过各种渠道实现火灾，而在与双方讨论的最后几天取得的进展是有希望的。”</text:p>
      <text:p text:style-name="P4">
该声明不包含任何其他详细信息，但Otivals的官员与交战方的将军。</text:p>
      <text:p text:style-name="P4">
<text:span text:style-name="T4">
另请阅读：</text:span>
 <text:span text:style-name="T4">
 <text:a xlink:type="simple" xlink:href="https://www.ukrinform.ua/rubric-society/3699956-mzs-opracovue-marsruti-evakuacii-ukrainciv-z-sudanu.html" text:style-name="Internet_20_link" text:visited-style-name="Visited_20_Internet_20_Link">
</text:a>
</text:span>
</text:p>
      <text:p text:style-name="P4">
2月，苏丹和以色列宣布他们已经完成了《正常化协议》，本协议的签署将在将权力转移给卡图姆的平民政府后签署。</text:p>
      <text:p text:style-name="P4">
科恩(Cohen)表示希望在苏丹实现和平实现，这将“签署历史和平协议”。</text:p>
      <text:p text:style-name="P4">
<text:span text:style-name="T4">
另请阅读：</text:span>
 <text:span text:style-name="T4">
 <text:a xlink:type="simple" xlink:href="https://www.ukrinform.ua/rubric-world/3700052-sonajmense-420-ludej-zaginuli-vnaslidok-bojovih-dij-u-sudani.html" text:style-name="Internet_20_link" text:visited-style-name="Visited_20_Internet_20_Link">
</text:a>
</text:span>
</text:p>
      <text:p text:style-name="P4">
正如乌克林福姆报道的那样，在苏丹军队与快速反应部队之间的紧张局势紧张之后，4月15日(RSF)在Chartum中，圣。 争议集中在拟议的审判统治国家的拟议过渡围绕。</text:p>
      <text:p text:style-name="P4">
该国的战斗仍在继续，许多欧洲国家努力通过<text:span text:style-name="T4">
 []撤离自己的公民(https://www.ukrinform.ua/tag-sudan)</text:span>
。</text:p>
      <text:p text:style-name="P4">
<text:span text:style-name="T5">
outh：Olivier Fitoussi/flash90</text:span>
</text:p>
      <text:p text:style-name="P4">
News Source: <text:a xlink:type="simple" xlink:href="https://www.ukrinform.ua/rubric-world/3700185-izrail-zaproponuvav-storonam-provesti-peregovori-sodo-pripinenna-vognu-v-sudani.html" text:style-name="Internet_20_link" text:visited-style-name="Visited_20_Internet_20_Link">
https://www.ukrinform.ua/rubric-world/3700185-izrail-zaproponuvav-storonam-provesti-peregovori-sodo-pripinenna-vognu-v-sudani.html</text:a>
</text:p>
      <!--NEWS-->
      <text:h text:style-name="P10" text:outline-level="1">
<text:span text:style-name="T4">
巴塞罗那已经缔结了诺营地的重建协议</text:span>
</text:h>
      <text:p text:style-name="P4">
作者: Ukrinform (Person)</text:p>
      <text:p text:style-name="P4">
出版商: Укринформ (Organization)</text:p>
      <text:p text:style-name="P4">
出版时间: 2023-04-24T22:20:00+03:00</text:p>
      <text:p text:style-name="P4">
修改时间: 2023-04-24T22:20:00+03:00</text:p>
      <text:p text:style-name="P4">
描述: 该团队将在巴塞罗那奥林匹克体育场举行主场比赛。</text:p>
      <text:p text:style-name="P4">
图片: ["<text:a xlink:type="simple" xlink:href="https://static.ukrinform.com/photos/2023_04/thumb_files/630_360_1682363705-878.jpg" text:style-name="Internet_20_link" text:visited-style-name="Visited_20_Internet_20_Link">
630_360_16823...</text:a>
"]</text:p>
      <text:p text:style-name="P4">
标签: ['Барселона', 'Футбол']</text:p>
      <text:p text:style-name="P4">
类型: Article</text:p>
      <!--METADATA-->
      <text:p text:style-name="P4">
<draw:frame draw:style-name="fr1" draw:name="Image173" text:anchor-type="as-char" svg:width="6.9236in" svg:height="3.956343in" draw:z-index="0">
<draw:image xlink:href="../Images/yкринформ/2023-04-24T22-20-00-03-00/630_360_1682363705-878.jpg" xlink:type="simple" xlink:show="embed" xlink:actuate="onLoad" draw:mime-type="image/jpeg"/>
</draw:frame>
工作团队将在巴塞罗那奥林匹克体育场举行主场比赛</text:p>
      <text:p text:style-name="P4">
巴塞罗那<text:a xlink:type="simple" xlink:href="https://www.fcbarcelona.com/en/club/news/3234018/fc-barcelona-agrees-financing-for-espai-barca" text:style-name="Internet_20_link" text:visited-style-name="Visited_20_Internet_20_Link">
</text:a>
据报道，关于批准该项目Espaibarca的融资，确保了诺坎营地重建的作品的开始。</text:p>
      <text:p text:style-name="P4">
俱乐部已与20位投资者达成了14.5亿欧元的融资同意，这涵盖了该项目实施的工程成本。 俱乐部的财产未用作承诺，体育场没有获得抵押贷款。</text:p>
      <text:p text:style-name="P4">
俱乐部将使用诺营获得的收入在完成工作后开始偿还此行动的资金。 据估计，将发现约2.47亿欧元。</text:p>
      <text:p text:style-name="P4">
现在，巴塞罗那将能够在夏天开始重建体育场。 该团队将在巴塞罗那的奥林匹克体育场举行主场比赛，该体育场被划分为55 926人。 加泰罗尼亚人将在2024年11月之前发挥作用 - 然后他们希望完成诺营地的重建。</text:p>
      <text:p text:style-name="P4">
<text:span text:style-name="T4">
另请阅读：</text:span>
 <text:a xlink:type="simple" xlink:href="https://www.ukrinform.ua/rubric-sports/3699673-la-liga-barselona-minimalno-peremogla-atletiko.html" text:style-name="Internet_20_link" text:visited-style-name="Visited_20_Internet_20_Link">
<text:span text:style-name="T4">
巴塞罗那</text:span>
</text:a>
正如乌克林福姆报道的那样，巴塞罗那在西班牙Primera的第30轮比赛中以1-0击败了竞技场。</text:p>
      <text:p text:style-name="P4">
照片：fcbarcelona.com</text:p>
      <text:p text:style-name="P4">
News Source: <text:a xlink:type="simple" xlink:href="https://www.ukrinform.ua/rubric-sports/3700186-barselona-uklala-ugodu-dla-rekonstrukcii-kamp-nou.html" text:style-name="Internet_20_link" text:visited-style-name="Visited_20_Internet_20_Link">
https://www.ukrinform.ua/rubric-sports/3700186-barselona-uklala-ugodu-dla-rekonstrukcii-kamp-nou.html</text:a>
</text:p>
      <!--NEWS-->
      <text:h text:style-name="P10" text:outline-level="1">
<text:span text:style-name="T4">
俄罗斯人可以通过改善天气来攻击多个方向 - 白宫</text:span>
</text:h>
      <text:p text:style-name="P4">
作者: Ukrinform (Person)</text:p>
      <text:p text:style-name="P4">
出版商: Укринформ (Organization)</text:p>
      <text:p text:style-name="P4">
出版时间: 2023-04-24T22:25:00+03:00</text:p>
      <text:p text:style-name="P4">
修改时间: 2023-04-24T22:25:00+03:00</text:p>
      <text:p text:style-name="P4">
描述: 随着乌克兰天气状况的改善，俄罗斯部队可以在阵线的几个地区进行进攻。  - 乌克林。</text:p>
      <text:p text:style-name="P4">
图片: ["<text:a xlink:type="simple" xlink:href="https://static.ukrinform.com/photos/2023_04/thumb_files/630_360_1682353687-777.jpg" text:style-name="Internet_20_link" text:visited-style-name="Visited_20_Internet_20_Link">
630_360_16823...</text:a>
"]</text:p>
      <text:p text:style-name="P4">
标签: ['Міноборони', 'Оборона', 'США', 'Україна', 'Агресія РФ', 'Білий дім', 'Війна з росією']</text:p>
      <text:p text:style-name="P4">
类型: Article</text:p>
      <!--METADATA-->
      <text:p text:style-name="P4">
<draw:frame draw:style-name="fr1" draw:name="Image174" text:anchor-type="as-char" svg:width="6.9236in" svg:height="3.956343in" draw:z-index="0">
<draw:image xlink:href="../Images/yкринформ/2023-04-24T22-25-00-03-00/630_360_1682353687-777.jpg" xlink:type="simple" xlink:show="embed" xlink:actuate="onLoad" draw:mime-type="image/jpeg"/>
</draw:frame>
除了乌克兰的天气条件外，俄罗斯部队还可以在战线许多地区进行进攻。</text:p>
      <text:p text:style-name="P4">
在[]中说了(https://ukrainian.voanews.com/a/rosiya-ukraina-kontrnastup/7063822.html)白宫国家安全协调员约翰·柯比(John Kirby)报道。</text:p>
      <text:p text:style-name="P4">
拜登政府代表说：“我们知道，在春季，天气正在改善，并且已经开始改善，我们可以预料，俄罗斯人会想对一些女孩进行进攻。”</text:p>
      <text:p text:style-name="P4">
<text:span text:style-name="T4">
另请阅读：</text:span>
 <text:span text:style-name="T4">
 <text:a xlink:type="simple" xlink:href="https://www.ukrinform.ua/rubric-ato/3700170-bilij-dim-pro-f16-dla-ukraini-ssa-zoseredzeni-na-nadanni-tiei-zbroi-aka-potribna-same-zaraz.html" text:style-name="Internet_20_link" text:visited-style-name="Visited_20_Internet_20_Link">
</text:a>
</text:span>
</text:p>
      <text:p text:style-name="P4">
他指出，他不能说俄罗斯人想在哪里前进。 但是，据他说，美国试图为乌克兰提供更好的反对机会。 如果乌克兰人自己决定自己<text:span text:style-name="T4">
 <text:a xlink:type="simple" xlink:href="https://www.ukrinform.ua/tag-kontrnastup" text:style-name="Internet_20_link" text:visited-style-name="Visited_20_Internet_20_Link">
</text:a>
</text:span>
，他们也可以使用这些机会。</text:p>
      <text:p text:style-name="P4">
他补充说：“我们正在发展我们提供给乌克兰的能力。”</text:p>
      <text:p text:style-name="P4">
<text:span text:style-name="T4">
另请阅读：</text:span>
 <text:span text:style-name="T4">
 <text:a xlink:type="simple" xlink:href="https://www.ukrinform.ua/rubric-polytics/3700148-vasington-pidtverdiv-pidtrimku-clenstva-ukraini-v-nato.html" text:style-name="Internet_20_link" text:visited-style-name="Visited_20_Internet_20_Link">
</text:a>
</text:span>
</text:p>
      <text:p text:style-name="P4">
柯比(Kirby)今天列出了武装部队的需求，其中他称之为装甲车，炮兵，防空，后勤。</text:p>
      <text:p text:style-name="P4">
正如Ukrinform报道的，在美国_ <text:span text:style-name="T4">
 <text:a xlink:type="simple" xlink:href="https://www.ukrinform.ua/rubric-ato/3700170-bilij-dim-pro-f16-dla-ukraini-ssa-zoseredzeni-na-nadanni-tiei-zbroi-aka-potribna-same-zaraz.html" text:style-name="Internet_20_link" text:visited-style-name="Visited_20_Internet_20_Link">
</text:a>
</text:span>
 _，专注于向乌克兰的最快发送系统，它可以使用Samozaraz。</text:p>
      <text:p text:style-name="P4">
News Source: <text:a xlink:type="simple" xlink:href="https://www.ukrinform.ua/rubric-ato/3700188-u-bilomu-domi-ne-viklucat-so-sili-rf-mozut-piti-v-nastup-na-kilkoh-dilankah.html" text:style-name="Internet_20_link" text:visited-style-name="Visited_20_Internet_20_Link">
https://www.ukrinform.ua/rubric-ato/3700188-u-bilomu-domi-ne-viklucat-so-sili-rf-mozut-piti-v-nastup-na-kilkoh-dilankah.html</text:a>
</text:p>
      <!--NEWS-->
      <text:h text:style-name="P10" text:outline-level="1">
<text:span text:style-name="T4">
在赫尔森地区的奥尔索克附近，游击队炸毁了检查站</text:span>
</text:h>
      <text:p text:style-name="P4">
作者: Ukrinform (Person)</text:p>
      <text:p text:style-name="P4">
出版商: Укринформ (Organization)</text:p>
      <text:p text:style-name="P4">
出版时间: 2023-04-24T22:37:00+03:00</text:p>
      <text:p text:style-name="P4">
修改时间: 2023-04-24T22:37:00+03:00</text:p>
      <text:p text:style-name="P4">
描述: 4月23日，在赫尔森地区，游击队炸毁了俄罗斯入侵者的检查站。  - 乌克林。</text:p>
      <text:p text:style-name="P4">
图片: ["<text:a xlink:type="simple" xlink:href="https://static.ukrinform.com/photos/2022_12/thumb_files/630_360_1671332329-996.jpg" text:style-name="Internet_20_link" text:visited-style-name="Visited_20_Internet_20_Link">
630_360_16713...</text:a>
"]</text:p>
      <text:p text:style-name="P4">
标签: ['Блокпост', 'Херсонщина', 'Вибух', 'Партизани']</text:p>
      <text:p text:style-name="P4">
类型: Article</text:p>
      <!--METADATA-->
      <text:p text:style-name="P4">
<draw:frame draw:style-name="fr1" draw:name="Image175" text:anchor-type="as-char" svg:width="6.9236in" svg:height="3.956343in" draw:z-index="0">
<draw:image xlink:href="../Images/yкринформ/2023-04-24T22-37-00-03-00/630_360_1671332329-996.jpg" xlink:type="simple" xlink:show="embed" xlink:actuate="onLoad" draw:mime-type="image/jpeg"/>
</draw:frame>
4月23日，游击队于4月23日炸毁了俄罗斯入侵的检查站。</text:p>
      <text:p text:style-name="P4">
正如乌克林福姆报道的那样，<text:a xlink:type="simple" xlink:href="https://sprotyv.mod.gov.ua/2023/04/24/partyzany-pidirvaly-blok-post-rosiyan-bilya-oleshok/" text:style-name="Internet_20_link" text:visited-style-name="Visited_20_Internet_20_Link">
</text:a>
国家抵抗中心。</text:p>
      <text:p text:style-name="P4">
“在赫尔森地区暂时占领的领土上，“ Atesh”运动的游击队成功进行了一项成功的行动。 特别是，在4月23日晚上Oleshok附近，在军事基础设施对象附近有一个Podirvanoblopost，”证词写道。</text:p>
      <text:p text:style-name="P4">
<text:span text:style-name="T4">
另请阅读：</text:span>
 <text:span text:style-name="T4">
 <text:a xlink:type="simple" xlink:href="https://www.ukrinform.ua/rubric-regions/3690943-partizani-melitopola-vzali-na-sebe-vidpovidalnist-za-pidriv-avto-kolaboranta-zubareva.html" text:style-name="Internet_20_link" text:visited-style-name="Visited_20_Internet_20_Link">
</text:a>
</text:span>
</text:p>
      <text:p text:style-name="P4">
注意，要爆炸<text:span text:style-name="T4">
 <text:a xlink:type="simple" xlink:href="https://www.ukrinform.ua/tag-partizani" text:style-name="Internet_20_link" text:visited-style-name="Visited_20_Internet_20_Link">
</text:a>
</text:span>
他们使用了自制爆炸物。 结果，罗斯加德人的分离被淘汰了。</text:p>
      <text:p text:style-name="P4">
<text:span text:style-name="T4">
另请阅读：</text:span>
 <text:span text:style-name="T4">
 <text:a xlink:type="simple" xlink:href="https://www.ukrinform.ua/rubric-regions/3682172-u-novij-kahovci-partizani-pidirvali-kolaboranta-socmerezi.html" text:style-name="Internet_20_link" text:visited-style-name="Visited_20_Internet_20_Link">
</text:a>
</text:span>
</text:p>
      <text:p text:style-name="P4">
乌克林福姆(Ukrinform)报告，从2022年2月24日至2023年4月24日，约有18.7万080俄罗斯入侵者，这一天，从2023年2月24日起，只有660人被清算。</text:p>
      <text:p text:style-name="P4">
News Source: <text:a xlink:type="simple" xlink:href="https://www.ukrinform.ua/rubric-regions/3700190-bila-olesok-na-hersonsini-partizani-pidirvali-blokpost-rosian-centr-nacsprotivu.html" text:style-name="Internet_20_link" text:visited-style-name="Visited_20_Internet_20_Link">
https://www.ukrinform.ua/rubric-regions/3700190-bila-olesok-na-hersonsini-partizani-pidirvali-blokpost-rosian-centr-nacsprotivu.html</text:a>
</text:p>
      <!--NEWS-->
      <text:h text:style-name="P10" text:outline-level="1">
<text:span text:style-name="T4">
Fragchuk：我对游戏质量感到满意 - 一点也不</text:span>
</text:h>
      <text:p text:style-name="P4">
作者: Ukrinform (Person)</text:p>
      <text:p text:style-name="P4">
出版商: Укринформ (Organization)</text:p>
      <text:p text:style-name="P4">
出版时间: 2023-04-24T22:43:00+03:00</text:p>
      <text:p text:style-name="P4">
修改时间: 2023-04-24T22:43:00+03:00</text:p>
      <text:p text:style-name="P4">
描述: 乌克兰国家队的总教练与曲棍球瓦迪姆·弗拉格库克（Vadim Fragchuk）在与塞尔维亚的比赛中评估了国家队比赛的质量（7：0）。  - 乌克林。</text:p>
      <text:p text:style-name="P4">
图片: ["<text:a xlink:type="simple" xlink:href="https://static.ukrinform.com/photos/2023_04/thumb_files/630_360_1682364672-994.jpg" text:style-name="Internet_20_link" text:visited-style-name="Visited_20_Internet_20_Link">
630_360_16823...</text:a>
"]</text:p>
      <text:p text:style-name="P4">
标签: ['Чемпіонат світу з хокею', 'хокей']</text:p>
      <text:p text:style-name="P4">
类型: Article</text:p>
      <!--METADATA-->
      <text:p text:style-name="P4">
<draw:frame draw:style-name="fr1" draw:name="Image176" text:anchor-type="as-char" svg:width="6.9236in" svg:height="3.956343in" draw:z-index="0">
<draw:image xlink:href="../Images/yкринформ/2023-04-24T22-43-00-03-00/630_360_1682364672-994.jpg" xlink:type="simple" xlink:show="embed" xlink:actuate="onLoad" draw:mime-type="image/jpeg"/>
</draw:frame>
Vadim Fragchuk与曲棍球的乌克兰首席教练在与塞尔维亚的比赛中评估了国家队比赛的质量(7：0).</text:p>
      <text:p text:style-name="P4">
Він розповів про це ексклюзивно в коментарі Укрінформу.</text:p>
      <text:p text:style-name="P4">
«Молодці, що перемогли сьогодні!Матч складався доволі складно: володілизначною перевагою, але не вдавалося забити. Ми багато «возили» по кутах, водній зоні фактично був весь матч. Потім додали, створили моменти іреалізували їх. В третьому періоді далася в знаки наша краща фізичнаготовність, тому закинули ще 5 шайб. Рахунком я задоволений, але якістю гри -не зовсім. Я розраховував на спокійніший хід поєдинку», - сказав Шахрайчук.</text:p>
      <text:p text:style-name="P4">
Головний тренер також наголосив на тому, що у команди залишається одна ціль -підвищитися в класі.</text:p>
      <text:p text:style-name="P4">
«Цілі не змінилися. Наше завдання - підвищитися в класі. Ми розуміємо, що цене так просто. До наших конкурентів, збірної Японії, яку ми не можемо ніяквиграти, додався Китай, якому ми поступилися. Якщо ми вдало зіграємо дванаступних матчі, то ми матимемо шанс на підвищення. Постараємося знайти в собівсі сили, щоб здобути таку довгоочікувану перемогу», - пояснив Шахрайчук.</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据报道，国家曲棍球队在世界杯上踢球。 在该组中的资产4分中进行了两次“蓝色和黄色”比赛后。</text:p>
      <text:p text:style-name="P4">
照片：联邦新闻服务</text:p>
      <text:p text:style-name="P4">
News Source: <text:a xlink:type="simple" xlink:href="https://www.ukrinform.ua/rubric-sports/3700189-sahrajcuk-rahunkom-a-zadovolenij-ale-akistu-gri-ne-zovsim.html" text:style-name="Internet_20_link" text:visited-style-name="Visited_20_Internet_20_Link">
https://www.ukrinform.ua/rubric-sports/3700189-sahrajcuk-rahunkom-a-zadovolenij-ale-akistu-gri-ne-zovsim.html</text:a>
</text:p>
      <!--NEWS-->
      <text:h text:style-name="P10" text:outline-level="1">
<text:span text:style-name="T4">
所有关键的学校学科将得救 - 教育部</text:span>
</text:h>
      <text:p text:style-name="P4">
作者: Ukrinform (Person)</text:p>
      <text:p text:style-name="P4">
出版商: Укринформ (Organization)</text:p>
      <text:p text:style-name="P4">
出版时间: 2023-04-24T22:54:00+03:00</text:p>
      <text:p text:style-name="P4">
修改时间: 2023-04-24T22:54:00+03:00</text:p>
      <text:p text:style-name="P4">
描述: 作为在学校优化学科数量的一部分，应保留所有关键的人文学科和自然学科。  - 乌克林。</text:p>
      <text:p text:style-name="P4">
图片: ["<text:a xlink:type="simple" xlink:href="https://static.ukrinform.com/photos/2022_11/thumb_files/630_360_1668109830-293.jpeg" text:style-name="Internet_20_link" text:visited-style-name="Visited_20_Internet_20_Link">
630_360_16681...</text:a>
"]</text:p>
      <text:p text:style-name="P4">
标签: ['Освіта', 'Школа', 'Оксен Лісовий', 'Єдині новини']</text:p>
      <text:p text:style-name="P4">
类型: Article</text:p>
      <!--METADATA-->
      <text:p text:style-name="P4">
<draw:frame draw:style-name="fr1" draw:name="Image177" text:anchor-type="as-char" svg:width="6.9236in" svg:height="3.956343in" draw:z-index="0">
<draw:image xlink:href="../Images/yкринформ/2023-04-24T22-54-00-03-00/630_360_1668109830-293.jpeg" xlink:type="simple" xlink:show="embed" xlink:actuate="onLoad" draw:mime-type="image/jpeg"/>
</draw:frame>
作为在学校优化学科数量的一部分，应保存所有关键的人文学科和自然学科。</text:p>
      <text:p text:style-name="P4">
乌克林福姆报道，乌克兰Oksen Lisovy的教育与科学部长在Eviritelvagraphon“ The One News”中说。</text:p>
      <text:p text:style-name="P4">
«减少学科。 首先，我们需要意识到，我们不允许减少关键学科，例如乌克兰，乌克兰，化学，物理学，数学，生物学的历史，也就是说，所有的主要学科都在<text:span text:style-name="T4">
 [] [] [] [] <text:a xlink:type="simple" xlink:href="https://www.ukrinform.ua/tag-skola" text:style-name="Internet_20_link" text:visited-style-name="Visited_20_Internet_20_Link">
</text:a>
</text:span>
，必须留下。 让我们来优化程序，我们正在谈论他们的注意力，说，我们正在谈论可以保存的学科。”他说。</text:p>
      <text:p text:style-name="P4">
<text:span text:style-name="T4">
另请阅读：</text:span>
 <text:span text:style-name="T4">
 <text:a xlink:type="simple" xlink:href="https://www.ukrinform.ua/rubric-society/3700181-multipredmetnij-test-za-kordonom-hocut-sklasti-16-tisac-osib-lisovij.html" text:style-name="Internet_20_link" text:visited-style-name="Visited_20_Internet_20_Link">
</text:a>
</text:span>
</text:p>
      <text:p text:style-name="P4">
森林强调，优化学校学科的问题现在是专家和专家考虑的问题。</text:p>
      <text:p text:style-name="P4">
“所有关键学科 - 应保留自然和人道主义者。必须集中精力，但以一种考虑孩子吸收全部知识的可能性的方式。”教育和科学。</text:p>
      <text:p text:style-name="P4">
<text:span text:style-name="T4">
另请阅读：</text:span>
 <text:span text:style-name="T4">
 <text:a xlink:type="simple" xlink:href="https://www.ukrinform.ua/rubric-society/3699979-perehid-na-dvanadcatiricnu-skilnu-osvitu-mae-vidbutisa-u-2027-roci-mon.html" text:style-name="Internet_20_link" text:visited-style-name="Visited_20_Internet_20_Link">
</text:a>
</text:span>
</text:p>
      <text:p text:style-name="P4">
据报道，较早的教育部长Oksen Lisovyi _ <text:span text:style-name="T4">
 <text:a xlink:type="simple" xlink:href="https://www.ukrinform.ua/rubric-society/3696178-mon-iniciue-obgovorenna-kilkosti-predmetiv-aki-diti-maut-vivcati-u-skolah.html" text:style-name="Internet_20_link" text:visited-style-name="Visited_20_Internet_20_Link">
</text:a>
</text:span>
 _孩子必须在学校学习什么。</text:p>
      <text:p text:style-name="P4">
News Source: <text:a xlink:type="simple" xlink:href="https://www.ukrinform.ua/rubric-society/3700193-vsi-klucovi-skilni-disciplini-budut-zberezeni-minosviti.html" text:style-name="Internet_20_link" text:visited-style-name="Visited_20_Internet_20_Link">
https://www.ukrinform.ua/rubric-society/3700193-vsi-klucovi-skilni-disciplini-budut-zberezeni-minosviti.html</text:a>
</text:p>
      <!--NEWS-->
      <text:h text:style-name="P10" text:outline-level="1">
<text:span text:style-name="T4">
白宫回应了共和党人呼吁减少乌克兰的支持</text:span>
</text:h>
      <text:p text:style-name="P4">
作者: Ukrinform (Person)</text:p>
      <text:p text:style-name="P4">
出版商: Укринформ (Organization)</text:p>
      <text:p text:style-name="P4">
出版时间: 2023-04-24T23:09:00+03:00</text:p>
      <text:p text:style-name="P4">
修改时间: 2023-04-24T23:09:00+03:00</text:p>
      <text:p text:style-name="P4">
描述: 乌克兰的支持以及保护世界各地的自由价值，直接符合美国国家安全的利益，因此，与所有以前的白宫政府一样，现任白宫政府将继续直接关注。  - 乌克林。</text:p>
      <text:p text:style-name="P4">
图片: ["<text:a xlink:type="simple" xlink:href="https://static.ukrinform.com/photos/2022_02/thumb_files/630_360_1644169650-867.jpg" text:style-name="Internet_20_link" text:visited-style-name="Visited_20_Internet_20_Link">
630_360_16441...</text:a>
"]</text:p>
      <text:p text:style-name="P4">
标签: ['Байден', 'США', 'Україна', 'Білий дім', 'Війна з росією']</text:p>
      <text:p text:style-name="P4">
类型: Article</text:p>
      <!--METADATA-->
      <text:p text:style-name="P4">
<draw:frame draw:style-name="fr1" draw:name="Image178" text:anchor-type="as-char" svg:width="6.9236in" svg:height="3.956343in" draw:z-index="0">
<draw:image xlink:href="../Images/yкринформ/2023-04-24T23-09-00-03-00/630_360_1644169650-867.jpg" xlink:type="simple" xlink:show="embed" xlink:actuate="onLoad" draw:mime-type="image/jpeg"/>
</draw:frame>
乌克兰的支持，并保护世界各地的自由价值，指导美国国家安全的利益，因此，与所有以前的白宫一样，白宫的现任政府将继续致力于直接关注。</text:p>
      <text:p text:style-name="P4">
据报道，这一声明是在周一在华盛顿的美国总统安全杰克·沙利文(Jake Sullivan)的顾问中发表的。</text:p>
      <text:p text:style-name="P4">
沙利文(Sullivan)由于这个原因而回应了个人共和党人的陈述，因此，我听到的声音尤其是我们不应该支持乌克兰，但我们需要专注于在家中发生的事情。”</text:p>
      <text:p text:style-name="P4">
<text:span text:style-name="T4">
另请阅读：</text:span>
 <text:span text:style-name="T4">
 <text:a xlink:type="simple" xlink:href="https://www.ukrinform.ua/rubric-polytics/3697365-ermak-obgovoriv-iz-radnikom-bajdena-nadanna-bezpekovoi-dopomogi-ukraini.html" text:style-name="Internet_20_link" text:visited-style-name="Visited_20_Internet_20_Link">
</text:a>
</text:span>
</text:p>
      <text:p text:style-name="P4">
他强调，代表民主党和共和党的总统以一种方式努力。</text:p>
      <text:p text:style-name="P4">
“我们可以照顾我们的人民在国家内部，并在中产阶级进行深远的投资，以便为成果和数十年以及捍卫世界各地的价值观提供高薪的工作，我们受到打击，包括乌克兰人民的自由和自由的价值观，“  -   -   - 白宫代表强调。</text:p>
      <text:p text:style-name="P4">
<text:span text:style-name="T4">
另请阅读：</text:span>
 <text:span text:style-name="T4">
 <text:a xlink:type="simple" xlink:href="https://www.ukrinform.ua/rubric-ato/3699662-obicani-partnerami-sistemi-ppo-vze-u-dorozi-do-svoih-majbutnih-pozicij-povitrani-sili.html" text:style-name="Internet_20_link" text:visited-style-name="Visited_20_Internet_20_Link">
</text:a>
</text:span>
</text:p>
      <text:p text:style-name="P4">
他指出，这不是关于抽象的东西，而是关于特定步骤。在美国全面侵略的一年后，不仅动员了国际保护中产阶级联盟。</text:p>
      <text:p text:style-name="P4">
“美国在世界各地有重要的义务，这些义务直接被我们国家安全和该国人民的福祉所赋予的义务。 我们正在提出这些义务，”沙利文强调。</text:p>
      <text:p text:style-name="P4">
<text:span text:style-name="T4">
另请阅读：</text:span>
 <text:span text:style-name="T4">
 <text:a xlink:type="simple" xlink:href="https://www.ukrinform.ua/rubric-world/3700126-ssa-vitaut-budaku-pidtrimku-ukraini-vid-usih-krain-bilij-dim.html" text:style-name="Internet_20_link" text:visited-style-name="Visited_20_Internet_20_Link">
</text:a>
 </text:span>
</text:p>
      <text:p text:style-name="P4">
News Source: <text:a xlink:type="simple" xlink:href="https://www.ukrinform.ua/rubric-polytics/3700194-bilij-dim-vidpoviv-na-zakliki-okremih-respublikanciv-skorotiti-pidtrimku-ukraini.html" text:style-name="Internet_20_link" text:visited-style-name="Visited_20_Internet_20_Link">
https://www.ukrinform.ua/rubric-polytics/3700194-bilij-dim-vidpoviv-na-zakliki-okremih-respublikanciv-skorotiti-pidtrimku-ukraini.html</text:a>
</text:p>
      <!--NEWS-->
      <text:h text:style-name="P10" text:outline-level="1">
<text:span text:style-name="T4">
巴西的俱乐部接受了玛丽奥波的名称和颜色</text:span>
</text:h>
      <text:p text:style-name="P4">
作者: Ukrinform (Person)</text:p>
      <text:p text:style-name="P4">
出版商: Укринформ (Organization)</text:p>
      <text:p text:style-name="P4">
出版时间: 2023-04-24T23:13:00+03:00</text:p>
      <text:p text:style-name="P4">
修改时间: 2023-04-24T23:13:00+03:00</text:p>
      <text:p text:style-name="P4">
描述: 巴特尔支持乌克兰队，该队因战争而暂停了冠军。  - 乌克林。</text:p>
      <text:p text:style-name="P4">
图片: ["<text:a xlink:type="simple" xlink:href="https://static.ukrinform.com/photos/2023_04/thumb_files/630_360_1682367049-921.jpg" text:style-name="Internet_20_link" text:visited-style-name="Visited_20_Internet_20_Link">
630_360_16823...</text:a>
", "<text:a xlink:type="simple" xlink:href="https://static.ukrinform.com/photos/2023_04/1682367265-324.jpg" text:style-name="Internet_20_link" text:visited-style-name="Visited_20_Internet_20_Link">
1682367265-32...</text:a>
"]</text:p>
      <text:p text:style-name="P4">
标签: ['Футбол', 'Маріуполь']</text:p>
      <text:p text:style-name="P4">
类型: Article</text:p>
      <!--METADATA-->
      <text:p text:style-name="P4">
<draw:frame draw:style-name="fr1" draw:name="Image179" text:anchor-type="as-char" svg:width="6.9236in" svg:height="3.956343in" draw:z-index="0">
<draw:image xlink:href="../Images/yкринформ/2023-04-24T23-13-00-03-00/630_360_1682367049-921.jpg" xlink:type="simple" xlink:show="embed" xlink:actuate="onLoad" draw:mime-type="image/jpeg"/>
</draw:frame>
巴特尔支持暂停所有冠军的乌克兰队。</text:p>
      <text:p text:style-name="P4">
来自帕拉纳州第三师的巴西·巴特尔(Bara Batel(https://www.instagram.com/p/CrWKd_COIG3/)乌克林福姆报道，在他的Instagram中。</text:p>
      <text:p text:style-name="P4">
该团队总部位于瓜拉帕瓦(Guarapuauava)，该团队位于拉丁美洲最大的乌克兰人。 第52,000城市的人口中有75％具有乌克兰的根源。</text:p>
      <text:p text:style-name="P4">
<draw:frame draw:style-name="fr1" draw:name="Image180" text:anchor-type="as-char" svg:width="6.9236in" svg:height="6.872691in" draw:z-index="0">
<draw:image xlink:href="../Images/yкринформ/2023-04-24T23-13-00-03-00/1682367265-324.jpg" xlink:type="simple" xlink:show="embed" xlink:actuate="onLoad" draw:mime-type="image/jpeg"/>
</draw:frame>
“ Mariupol已成为乌克兰市最多的城市。 该市的90％不再存在：学校，剧院，电影院和一支最有在场的足球队。 2022年3月19日，Mariupol不得不与弗拉基米尔·博伊科(Vladimir Boyko)的巨人队(Volladimir Boyko)一起玩，距离Zhosy边界57.3公里。 但是那场比赛从未举行过。</text:p>
      <text:p text:style-name="P4">
它的体育场变成了废墟，车队不再存在。 罕见的预测返回该领域。 一年来，由于野马一直没有在现场或以后。</text:p>
      <text:p text:style-name="P4">
巴西一直收到成千上万的乌克兰移民。 乌克兰足球一直占领巴西伟大的才华。 瓜帕乌瓦(Guarapuauava)是帕拉纳(Parana)公民popopolis地区的一个城市，占乌克兰人口的75％。 拉丁美洲最大的乌克兰社区。 他们将照顾Mariupol，直到团队能够返回家园为止。</text:p>
      <text:p text:style-name="P4">
Batel将接受Mariupol Club的名称和颜色。 他将照顾团队，离开他将无法回家。 Mariupol是乌克兰国家和国家稳定的象征。 让我们保持对足球的传统和热情。</text:p>
      <text:p text:style-name="P4">
是时候照顾这个团队，尊重这些颜色并挽救他们的历史了。 声明说。</text:p>
      <text:p text:style-name="P4">
<text:span text:style-name="T4">
另请阅读：</text:span>
 <text:a xlink:type="simple" xlink:href="https://www.ukrinform.ua/rubric-sports/3700155-doneckij-sahtar-pidpisav-persogo-u-svoij-istorii-futbolista-z-ekvadoru.html" text:style-name="Internet_20_link" text:visited-style-name="Visited_20_Internet_20_Link">
</text:a>
据乌克林福姆(Ukrinform)报道，2022年5月，由于全面收购俄罗斯联邦(Russian Federation)进入乌克兰领土，乌克兰英超联赛季节将在2022/23乌克兰英超联赛季节筹集。</text:p>
      <text:p text:style-name="P4">
照片：instagram.com/bateloficial</text:p>
      <text:p text:style-name="P4">
News Source: <text:a xlink:type="simple" xlink:href="https://www.ukrinform.ua/rubric-sports/3700197-klub-z-brazilii-prijnav-nazvu-ta-kolori-mariupola.html" text:style-name="Internet_20_link" text:visited-style-name="Visited_20_Internet_20_Link">
https://www.ukrinform.ua/rubric-sports/3700197-klub-z-brazilii-prijnav-nazvu-ta-kolori-mariupola.html</text:a>
</text:p>
      <!--NEWS-->
      <text:h text:style-name="P10" text:outline-level="1">
<text:span text:style-name="T4">
检察官办公室要求将敖德萨·特鲁卡诺夫市长拘留</text:span>
</text:h>
      <text:p text:style-name="P4">
作者: Ukrinform (Person)</text:p>
      <text:p text:style-name="P4">
出版商: Укринформ (Organization)</text:p>
      <text:p text:style-name="P4">
出版时间: 2023-04-24T23:18:00+03:00</text:p>
      <text:p text:style-name="P4">
修改时间: 2023-04-24T23:18:00+03:00</text:p>
      <text:p text:style-name="P4">
描述: 在Krajan的高级反腐败法院举行的听证会上，SAP检察官提出了一项要求更改措施限制奥德萨·甘纳迪·特鲁克哈诺夫市长及其同伙的要求，他们被指控夺取预算资金。  - 乌克林。</text:p>
      <text:p text:style-name="P4">
图片: ["<text:a xlink:type="simple" xlink:href="https://static.ukrinform.com/photos/2019_06/thumb_files/630_360_1559482003-505.jpg" text:style-name="Internet_20_link" text:visited-style-name="Visited_20_Internet_20_Link">
630_360_15594...</text:a>
"]</text:p>
      <text:p text:style-name="P4">
标签: ['НАБУ', 'Одеса', 'Суд', 'Труханов', 'Справа Труханова']</text:p>
      <text:p text:style-name="P4">
类型: Article</text:p>
      <!--METADATA-->
      <text:p text:style-name="P4">
<draw:frame draw:style-name="fr1" draw:name="Image181" text:anchor-type="as-char" svg:width="6.9236in" svg:height="3.956343in" draw:z-index="0">
<draw:image xlink:href="../Images/yкринформ/2023-04-24T23-18-00-03-00/630_360_1559482003-505.jpg" xlink:type="simple" xlink:show="embed" xlink:actuate="onLoad" draw:mime-type="image/jpeg"/>
</draw:frame>
在最高反腐败法院在Krajana案中，SAP检察官改变了旨在限制敖德萨Gennady Trukhanov Taih市长的限制，他们被指控夺取预算基金。</text:p>
      <text:p text:style-name="P4">
对这个 <text:a xlink:type="simple" xlink:href="https://t.me/fuckcorruption/2245" text:style-name="Internet_20_link" text:visited-style-name="Visited_20_Internet_20_Link">
 </text:a>
报道说，在腐败的反作用中心。</text:p>
      <text:p text:style-name="P4">
“今天，最高反腐败法院在敖德萨·格纳迪·特鲁克哈诺夫(Odessa Gennady Trukhanov)及其同伙案中举行了定期会议，他们在购买破产工厂“ krayan”期间被指控占领了9200万UAH的当地预算。 ， - 消息读取。</text:p>
      <text:p text:style-name="P4">
<text:span text:style-name="T4">
另请阅读：</text:span>
 _ <text:span text:style-name="T4">
 <text:a xlink:type="simple" xlink:href="https://www.ukrinform.ua/rubric-regions/3588203-zelenskij-mae-zvernuti-uvagu-na-dii-truhanova-peticia-nabrala-25-tisac-pidpisiv.html" text:style-name="Internet_20_link" text:visited-style-name="Visited_20_Internet_20_Link">
</text:a>
</text:span>
 _</text:p>
      <text:p text:style-name="P4">
根据CPC的说法，它是关于敖德萨·格纳迪·特鲁卡诺夫市长的说法和他的代表。</text:p>
      <text:p text:style-name="P4">
检察官要求被告任命审判前拘留，而不是个人义务。</text:p>
      <text:p text:style-name="P4">
<text:span text:style-name="T4">
另请阅读：</text:span>
 <text:span text:style-name="T4">
 <text:a xlink:type="simple" xlink:href="https://www.ukrinform.ua/rubric-regions/3689940-odeska-meria-vidstouvatime-u-verhovnomu-sudi-pravo-vlasnosti-na-budinok-russova-truhanov.html" text:style-name="Internet_20_link" text:visited-style-name="Visited_20_Internet_20_Link">
</text:a>
</text:span>
</text:p>
      <text:p text:style-name="P4">
值得注意的是，由于比例，被告参加了审判，并且由于其质量较差，讨论请愿书并未在4月25日明天(所有参与者)直接在基辅的休息室工作。</text:p>
      <text:p text:style-name="P4">
我们将提醒：根据纳布的说法，2016年，敖德萨市长特鲁克哈诺夫斯基(Trukhanovsky)与敖德萨市政厅的其他官员，私人公司的代表拥有9200万UAH的敖德萨市当地预算。</text:p>
      <text:p text:style-name="P4">
NABU侦探和SAP检察官于2016年12月提起了这些资金的参考，这些资金已转移到LLC DevelopmentEite的帐户。 2020年1月24日<text:span text:style-name="T4">
 <text:a xlink:type="simple" xlink:href="https://www.ukrinform.ua/tag-truhanov" text:style-name="Internet_20_link" text:visited-style-name="Visited_20_Internet_20_Link">
</text:a>
</text:span>
据报道了量表。</text:p>
      <text:p text:style-name="P4">
总共有12人在Krayan和SAP工厂的车厢中负责，其中有8人被蜡倾听。 关于其中一位参与者，该案与她的死亡有关。2018年10月，马诺夫斯基地​​区敖德萨地方法院是针对该计划的八人的担保法，其中包括 - 吉恩达迪·特鲁卡诺夫(Gentadiy Trukhanov)。 最后，法院证明了案件中涉及的所有人员的合理性。</text:p>
      <text:p text:style-name="P4">
2021年2月，WACS上诉商会废除了Odessa Vyrokmalinovsky法院，但出租车无法开始考虑。 根据打击腐败中心的说法，两年内任命了大约35次法院会议，但他们无法通过准备会议。</text:p>
      <text:p text:style-name="P4">
News Source: <text:a xlink:type="simple" xlink:href="https://www.ukrinform.ua/rubric-society/3700198-prokuratura-vimagae-vzati-mera-odesi-truhanova-pid-vartu-za-miljonni-roztrati.html" text:style-name="Internet_20_link" text:visited-style-name="Visited_20_Internet_20_Link">
https://www.ukrinform.ua/rubric-society/3700198-prokuratura-vimagae-vzati-mera-odesi-truhanova-pid-vartu-za-miljonni-roztrati.html</text:a>
</text:p>
      <!--NEWS-->
      <text:h text:style-name="P10" text:outline-level="1">
<text:span text:style-name="T4">
欧盟理事会要求佐治亚州在年底之前提出令人信服的民主改革结果。</text:span>
</text:h>
      <text:p text:style-name="P4">
作者: Ukrinform (Person)</text:p>
      <text:p text:style-name="P4">
出版商: Укринформ (Organization)</text:p>
      <text:p text:style-name="P4">
出版时间: 2023-04-24T23:29:00+03:00</text:p>
      <text:p text:style-name="P4">
修改时间: 2023-04-24T23:29:00+03:00</text:p>
      <text:p text:style-name="P4">
描述: 欧洲政府官员呼吁佐治亚州在年底之前证明民主发展和改革的令人信服的结果，当时欧盟领导人决定授予该国作为欧盟入境的候选人的地位。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Грузія', 'Боррель']</text:p>
      <text:p text:style-name="P4">
类型: Article</text:p>
      <!--METADATA-->
      <text:p text:style-name="P4">
<draw:frame draw:style-name="fr1" draw:name="Image182" text:anchor-type="as-char" svg:width="6.9236in" svg:height="3.956343in" draw:z-index="0">
<draw:image xlink:href="../Images/yкринформ/2023-04-24T23-29-00-03-00/630_360_1667561515-584.jpg" xlink:type="simple" xlink:show="embed" xlink:actuate="onLoad" draw:mime-type="image/jpeg"/>
</draw:frame>
欧洲政府官员呼吁佐治亚州在今年年底之前表现出令人信服的民主发展和改革结果，当时欧盟领导人已决定授予该国作为欧盟入境的候选人的地位。</text:p>
      <text:p text:style-name="P4">
今天，卢森堡的欧盟外交事务主管在卢森堡举行了这一点。</text:p>
      <text:p text:style-name="P4">
“在佐治亚州 - 我们与外交大臣共进午餐，从乔治亚州的欧洲角度来看，干扰了历史机会，这需要进一步加强其民主国家。 我们已经确认<text:span text:style-name="T4">
 <text:a xlink:type="simple" xlink:href="https://www.ukrinform.ua/tag-gruzia" text:style-name="Internet_20_link" text:visited-style-name="Visited_20_Internet_20_Link">
</text:a>
</text:span>
在这方面取得了重大进展，但需要进行更多的改革。 在今年年底，将考虑佐治亚州作为候选国家的地位。 我们呼吁达奇尼维利部长提供积极的信号，以说服成员国进入进入过程的某些优先事项。”欧盟高级代表说。</text:p>
      <text:p text:style-name="P4">
<text:span text:style-name="T4">
另请阅读：</text:span>
 <text:span text:style-name="T4">
 <text:a xlink:type="simple" xlink:href="https://www.ukrinform.ua/rubric-polytics/3691328-prezidentka-gruzii-ukraincam-budemo-razom-u-evropi-zavdaki-borotbi-vasih-zahisnikiv.html" text:style-name="Internet_20_link" text:visited-style-name="Visited_20_Internet_20_Link">
</text:a>
</text:span>
</text:p>
      <text:p text:style-name="P4">
据报道，佐治亚州议会于3月7日在一个加速政权中遭受了第一读《透明法案》的损失。 最后，执政党的“格鲁吉亚梦”和“人民的权力”决定撤回这项佐治亚州的法案。 定制迎接了佐治亚州的欧盟代表。</text:p>
      <text:p text:style-name="P4">
<text:span text:style-name="T4">
另请阅读：</text:span>
 <text:span text:style-name="T4">
 <text:a xlink:type="simple" xlink:href="https://www.ukrinform.ua/rubric-world/3696328-u-gruzii-sprostuvali-cutki-pro-ponovlenna-pramogo-aviaspolucenna-z-rf.html" text:style-name="Internet_20_link" text:visited-style-name="Visited_20_Internet_20_Link">
</text:a>
</text:span>
</text:p>
      <text:p text:style-name="P4">
欧洲一体化道路上的另一个问题问题是维持佐治亚州的重病前总统<text:span text:style-name="T4">
 <text:a xlink:type="simple" xlink:href="https://www.ukrinform.ua/tag-saakasvili" text:style-name="Internet_20_link" text:visited-style-name="Visited_20_Internet_20_Link">
</text:a>
</text:span>
，释放这是欧洲政客的重要性，是民主发展中任何进一步运动的前提。</text:p>
      <text:p text:style-name="P4">
News Source: <text:a xlink:type="simple" xlink:href="https://www.ukrinform.ua/rubric-world/3700200-rada-es-prosila-gruziu-predstaviti-perekonlivi-rezultati-demokraticnih-reform-do-kinca-roku.html" text:style-name="Internet_20_link" text:visited-style-name="Visited_20_Internet_20_Link">
https://www.ukrinform.ua/rubric-world/3700200-rada-es-prosila-gruziu-predstaviti-perekonlivi-rezultati-demokraticnih-reform-do-kinca-roku.html</text:a>
</text:p>
      <!--NEWS-->
      <text:h text:style-name="P10" text:outline-level="1">
<text:span text:style-name="T4">
在过去的两年中，一种爆炸武器夺走了50,000多人的生命</text:span>
</text:h>
      <text:p text:style-name="P4">
作者: Ukrinform (Person)</text:p>
      <text:p text:style-name="P4">
出版商: Укринформ (Organization)</text:p>
      <text:p text:style-name="P4">
出版时间: 2023-04-24T23:38:00+03:00</text:p>
      <text:p text:style-name="P4">
修改时间: 2023-04-24T23:38:00+03:00</text:p>
      <text:p text:style-name="P4">
描述: 由于使用爆炸武器，尤其是在俄罗斯对乌克兰联邦期间的人数，在2021  -  22年被杀了50,000多人。  - 乌克林。</text:p>
      <text:p text:style-name="P4">
图片: ["<text:a xlink:type="simple" xlink:href="https://static.ukrinform.com/photos/2016_08/thumb_files/630_360_1470728644-7859-bombezka-sirii.jpg" text:style-name="Internet_20_link" text:visited-style-name="Visited_20_Internet_20_Link">
630_360_14707...</text:a>
"]</text:p>
      <text:p text:style-name="P4">
标签: ['Смерть', 'Вибухівка', 'Зброя', 'Бомба']</text:p>
      <text:p text:style-name="P4">
类型: Article</text:p>
      <!--METADATA-->
      <text:p text:style-name="P4">
<draw:frame draw:style-name="fr1" draw:name="Image183" text:anchor-type="as-char" svg:width="6.9236in" svg:height="3.956343in" draw:z-index="0">
<draw:image xlink:href="../Images/yкринформ/2023-04-24T23-38-00-03-00/630_360_1470728644-7859-bombezka-sirii.jpg" xlink:type="simple" xlink:show="embed" xlink:actuate="onLoad" draw:mime-type="image/jpeg"/>
</draw:frame>
由于使用爆炸武器，尤其是在俄罗斯对乌克兰联邦期间的人数，在2021  -  22年被杀害了50,000多人。</text:p>
      <text:p text:style-name="P4">
这在[]中指出(https://www.handicap-international.de/sn_uploads/document/Explosive_Weapons_Monitor_21-22.pdf?utm_source=flexmail&amp;utm_medium=email&amp;utm_campaign=pm24423ewipamonitor&amp;utm_content=hier)它于4月24日发布，是一个非营利性人道主义组织的障碍(你好)及其合作组织国际爆炸武装网络(新的)Ukrinform通讯员报告。</text:p>
      <text:p text:style-name="P4">
在2021/2022，有50,995人从爆炸武器中丧生并被杀害。 其中有71个Tateria的32 136名平民。 直到2022年，爆炸武器的攻击人数从11 343到20793增加了平均人口的受害者数量，比2021年增加了83％。</text:p>
      <text:p text:style-name="P4">
<text:span text:style-name="T4">
另请阅读：</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在住宅区使用爆炸武器时，有90％的受害者弥补了。 在过去的十年中，这个比率保持不变。 通过在埃塞俄比亚，缅甸和索马里使用爆炸性武器的使用，可以通过将俄罗斯入侵俄罗斯的入侵来解释，这将在报告中。</text:p>
      <text:p text:style-name="P4">
<text:span text:style-name="T4">
另请阅读：</text:span>
 <text:span text:style-name="T4">
 <text:a xlink:type="simple" xlink:href="https://www.ukrinform.ua/rubric-ato/3692322-ce-krok-vidcau-gumenuk-rozpovila-pro-zastosuvanna-rosianami-aviacii-z-kerovanimi-bombami.html" text:style-name="Internet_20_link" text:visited-style-name="Visited_20_Internet_20_Link">
</text:a>
</text:span>
</text:p>
      <text:p text:style-name="P4">
“爆炸武器的受害者人数急剧增加。 这些武器正在遭受痛苦，并且经常导致死亡。 它通常会对受害者造成伤害，这通常会导致塔维加受伤的终生残疾。 爆炸<text:span text:style-name="T4">
 <text:a xlink:type="simple" xlink:href="https://www.ukrinform.ua/tag-zbroa" text:style-name="Internet_20_link" text:visited-style-name="Visited_20_Internet_20_Link">
</text:a>
</text:span>
破坏了建筑物，学校和医院，因此通常不可能帮助受伤。</text:p>
      <text:p text:style-name="P4">
他指出，提供信息和分析的目的是继续执行特定策略和措施的压力，以限制在居民区使用爆炸武器的使用，并说服尚未写《国际公约》的各州。</text:p>
      <text:p text:style-name="P4">
<text:span text:style-name="T4">
另请阅读：</text:span>
 <text:span text:style-name="T4">
 <text:a xlink:type="simple" xlink:href="https://www.ukrinform.ua/rubric-ato/3699183-rosiani-vnoci-skinuli-kerovanu-bombu-na-cernigivsinu.html" text:style-name="Internet_20_link" text:visited-style-name="Visited_20_Internet_20_Link">
</text:a>
 </text:span>
</text:p>
      <text:p text:style-name="P4">
都柏林会议六个月后，有83个国家签署了一项国际协议，该协议统治了在居民区使用爆炸武器的使用，目前正在发布第一项全面报告。 爆炸武器监测器将每年发布。</text:p>
      <text:p text:style-name="P4">
召回：爆炸武器监测器成立于2022年。</text:p>
      <text:p text:style-name="P4">
News Source: <text:a xlink:type="simple" xlink:href="https://www.ukrinform.ua/rubric-world/3700201-za-ostanni-dva-roki-vibuhova-zbroa-zabrala-zitta-ponad-50-tisac-ludej.html" text:style-name="Internet_20_link" text:visited-style-name="Visited_20_Internet_20_Link">
https://www.ukrinform.ua/rubric-world/3700201-za-ostanni-dva-roki-vibuhova-zbroa-zabrala-zitta-ponad-50-tisac-ludej.html</text:a>
</text:p>
      <!--NEWS-->
      <text:h text:style-name="P10" text:outline-level="1">
<text:span text:style-name="T4">
联合国的邮政-EU：俄罗斯必须履行乌克兰的决议</text:span>
</text:h>
      <text:p text:style-name="P4">
作者: Ukrinform (Person)</text:p>
      <text:p text:style-name="P4">
出版商: Укринформ (Organization)</text:p>
      <text:p text:style-name="P4">
出版时间: 2023-04-24T23:46:00+03:00</text:p>
      <text:p text:style-name="P4">
修改时间: 2023-04-24T23:46:00+03:00</text:p>
      <text:p text:style-name="P4">
描述: 代表27个欧盟国家的联合国斯科格（Unof Skoog）的永久代表指责俄罗斯关于国际关系中的多边性辩论和保护联合国原则的辩论。  - 乌克林。</text:p>
      <text:p text:style-name="P4">
图片: ["<text:a xlink:type="simple" xlink:href="https://static.ukrinform.com/photos/2023_04/thumb_files/630_360_1682369270-185.jpeg" text:style-name="Internet_20_link" text:visited-style-name="Visited_20_Internet_20_Link">
630_360_16823...</text:a>
"]</text:p>
      <text:p text:style-name="P4">
标签: ['Євросоюз', 'ООН', 'Агресія РФ', 'росія', 'Радбез ООН']</text:p>
      <text:p text:style-name="P4">
类型: Article</text:p>
      <!--METADATA-->
      <text:p text:style-name="P4">
<draw:frame draw:style-name="fr1" draw:name="Image184" text:anchor-type="as-char" svg:width="6.9236in" svg:height="3.956343in" draw:z-index="0">
<draw:image xlink:href="../Images/yкринформ/2023-04-24T23-46-00-03-00/630_360_1682369270-185.jpeg" xlink:type="simple" xlink:show="embed" xlink:actuate="onLoad" draw:mime-type="image/jpeg"/>
</draw:frame>
UNF OWF SKOL代表27个欧盟国家的永久代表指责犬儒主义地区关于其关于国际关系多边形的辩论和保护美国宪章原则的辩论。</text:p>
      <text:p text:style-name="P4">
根据纽约乌克林的通讯员的说法，他在由俄罗斯组织的联合国安理会的一次会议上说，这是“通过保护联合国宪章的原则”的“有效的多边性”。</text:p>
      <text:p text:style-name="P4">
“在组织这些辩论时，俄罗斯试图将自己作为分配给联合国宪章的多边性的保护者。 没有什么可以进一步区分的。 如果俄罗斯确实对当今命令的话题感兴趣，它就不再违反《联合国宪章》，国际法并立即从乌克兰各地撤出所有部队。”代表欧盟国家阅读一份声明。</text:p>
      <text:p text:style-name="P4">
<text:span text:style-name="T4">
另请阅读：</text:span>
 <text:span text:style-name="T4">
 <text:a xlink:type="simple" xlink:href="https://www.ukrinform.ua/rubric-world/3700178-postpred-ssa-pri-oon-nagadala-lavrovu-golovni-principi-statutu-organizacii.html" text:style-name="Internet_20_link" text:visited-style-name="Visited_20_Internet_20_Link">
</text:a>
</text:span>
</text:p>
      <text:p text:style-name="P4">
据他说，这一天是“俄罗斯信息操纵，错误信息和滥用其成员的另一个悲伤的例子”。</text:p>
      <text:p text:style-name="P4">
他称俄罗斯对这个话题的讨论浮华，尽管有效的多边性实际上应该在国际关系中起重要作用。</text:p>
      <text:p text:style-name="P4">
斯科格还强调需要改革包括安全理事会在内的联合国和所有全球管理体系。</text:p>
      <text:p text:style-name="P4">
<text:span text:style-name="T4">
另请阅读：</text:span>
 <text:span text:style-name="T4">
 <text:a xlink:type="simple" xlink:href="https://www.ukrinform.ua/rubric-world/3700106-gensek-oon-u-vistupi-v-radbezi-prisvativ-vijni-rosii-proti-ukraini-odne-recenna.html" text:style-name="Internet_20_link" text:visited-style-name="Visited_20_Internet_20_Link">
</text:a>
</text:span>
</text:p>
      <text:p text:style-name="P4">
此外，据欧盟州称，国际社会应确保俄罗斯对乌克兰和反对派犯下的犯罪负责。</text:p>
      <text:p text:style-name="P4">
他上诉：“欧盟仍然是国际刑事法院的坚定支持者，我们继续呼吁对罗马法规进行一般批准。”绑架乌克兰儿童。</text:p>
      <text:p text:style-name="P4">
<text:span text:style-name="T4">
另请阅读：</text:span>
 <text:span text:style-name="T4">
 <text:a xlink:type="simple" xlink:href="https://www.ukrinform.ua/rubric-world/3700118-lavrov-na-radbezi-oon-ozvuciv-novu-versiu-pricin-vijni-v-ukraini.html" text:style-name="Internet_20_link" text:visited-style-name="Visited_20_Internet_20_Link">
</text:a>
 </text:span>
</text:p>
      <text:p text:style-name="P4">
“ 141国家支持这一要求。 如果俄罗斯照顾高效的多层人士，那么这是证明这一点的第一种方法。”</text:p>
      <text:p text:style-name="P4">
<text:span text:style-name="T4">
另请阅读：</text:span>
 <text:span text:style-name="T4">
 <text:a xlink:type="simple" xlink:href="https://www.ukrinform.ua/rubric-world/3700167-britania-rozkritikuvala-licemirstvo-rosii-na-zasidanni-radbezu-oon.html" text:style-name="Internet_20_link" text:visited-style-name="Visited_20_Internet_20_Link">
</text:a>
</text:span>
</text:p>
      <text:p text:style-name="P4">
据报道，周一在<text:span text:style-name="T4">
 <text:a xlink:type="simple" xlink:href="https://www.ukrinform.ua/tag-radbez-oon" text:style-name="Internet_20_link" text:visited-style-name="Visited_20_Internet_20_Link">
</text:a>
</text:span>
在拉夫罗夫(Lavrov)总统任期内举行了“对联合国宪章原则的有效多边海关保护”的会议。 拉夫罗夫(Lavrov)提出了俄罗斯的立场，就好像他捍卫了多边关系，并捍卫了联合国宪章的原则。</text:p>
      <text:p text:style-name="P4">
News Source: <text:a xlink:type="simple" xlink:href="https://www.ukrinform.ua/rubric-polytics/3700202-postpred-es-pri-oon-rosia-mae-vikonati-rezoluciu-sodo-ukraini-akso-pikluetsa-pro-bagatostoronnist.html" text:style-name="Internet_20_link" text:visited-style-name="Visited_20_Internet_20_Link">
https://www.ukrinform.ua/rubric-polytics/3700202-postpred-es-pri-oon-rosia-mae-vikonati-rezoluciu-sodo-ukraini-akso-pikluetsa-pro-bagatostoronnist.html</text:a>
</text:p>
      <!--NEWS-->
      <text:h text:style-name="P10" text:outline-level="1">
<text:span text:style-name="T4">
Ukrzaliznytsia恢复了波兰的谷物运输领土</text:span>
</text:h>
      <text:p text:style-name="P4">
作者: Ukrinform (Person)</text:p>
      <text:p text:style-name="P4">
出版商: Укринформ (Organization)</text:p>
      <text:p text:style-name="P4">
出版时间: 2023-04-24T23:58:00+03:00</text:p>
      <text:p text:style-name="P4">
修改时间: 2023-04-24T23:58:00+03:00</text:p>
      <text:p text:style-name="P4">
描述: JSC“ Ukrzaliznytsia”（UZ）恢复了乌克兰农产品以铁路出口的出口运输，用于从4月15日开始终止的波兰领土。  - 乌克林。</text:p>
      <text:p text:style-name="P4">
图片: ["<text:a xlink:type="simple" xlink:href="https://static.ukrinform.com/photos/2023_04/thumb_files/630_360_1681898244-702.jpg" text:style-name="Internet_20_link" text:visited-style-name="Visited_20_Internet_20_Link">
630_360_16818...</text:a>
"]</text:p>
      <text:p text:style-name="P4">
标签: ['Польща', 'Україна', 'Зерно', 'Укрзалізниця', 'Транзит']</text:p>
      <text:p text:style-name="P4">
类型: Article</text:p>
      <!--METADATA-->
      <text:p text:style-name="P4">
<draw:frame draw:style-name="fr1" draw:name="Image185" text:anchor-type="as-char" svg:width="6.9236in" svg:height="3.956343in" draw:z-index="0">
<draw:image xlink:href="../Images/yкринформ/2023-04-24T23-58-00-03-00/630_360_1681898244-702.jpg" xlink:type="simple" xlink:show="embed" xlink:actuate="onLoad" draw:mime-type="image/jpeg"/>
</draw:frame>
JSC“ Ukrzaliznytsia”(和)自4月15日起，乌克兰农产品以铁路出口的出口运输以通过波兰领土的运输恢复。</text:p>
      <text:p text:style-name="P4">
如Ukrinform报道，关于它，<text:a xlink:type="simple" xlink:href="https://interfax.com.ua/news/economic/905917.html" text:style-name="Internet_20_link" text:visited-style-name="Visited_20_Internet_20_Link">
</text:a>
参考乌克兰兹尼特。</text:p>
      <text:p text:style-name="P4">
乌克兰兹尼尼特(Ukrzaliznytsia)恢复了乌克兰农民的出口运输运输。</text:p>
      <text:p text:style-name="P4">
<text:span text:style-name="T4">
另请阅读：</text:span>
 <text:span text:style-name="T4">
 <text:a xlink:type="simple" xlink:href="https://www.ukrinform.ua/rubric-economy/3699157-ukrzaliznica-zapuskae-bezperesadkovij-rejs-z-avstrii.html" text:style-name="Internet_20_link" text:visited-style-name="Visited_20_Internet_20_Link">
</text:a>
</text:span>
</text:p>
      <text:p text:style-name="P4">
该公司规定，乌克兰食品的运输允许用于纳泽(Nazpemic Transit)的运输，并运输到Gdansk，Gdin，Swinouya和Shecin的海港。</text:p>
      <text:p text:style-name="P4">
还报道说，在PKP货物和PKP LHS Railway Operators涉及后，镜像限制性惯例是在波兰方向朝着波兰转移的，从4月17日提出了UZ，很快也是预算。</text:p>
      <text:p text:style-name="P4">
<text:span text:style-name="T4">
另请阅读：</text:span>
 <text:span text:style-name="T4">
 <text:a xlink:type="simple" xlink:href="https://www.ukrinform.ua/rubric-economy/3698426-obsagi-zernovih-perevezen-vpali-do-minimumu-za-pat-misaciv-ukrzaliznica.html" text:style-name="Internet_20_link" text:visited-style-name="Visited_20_Internet_20_Link">
</text:a>
</text:span>
</text:p>
      <text:p text:style-name="P4">
同时，乌克兰人<text:span text:style-name="T4">
 [] []发行3,000辆货车(https://www.ukrinform.ua/tag-zerno)</text:span>
在波兰承运人引入常规禁令之前已被装载和采用，但仍未解决。</text:p>
      <text:p text:style-name="P4">
如前所述，波兰中期，匈牙利，保加利亚，斯洛伐克和罗马尼亚单方面_ <text:span text:style-name="T4">
 [] [] <text:a xlink:type="simple" xlink:href="https://www.ukrinform.ua/rubric-economy/3697893-zaborona-importu-agroprodukcii-solskij-rozpoviv-pro-peregovori-z-okremimi-krainami-ta-es.html" text:style-name="Internet_20_link" text:visited-style-name="Visited_20_Internet_20_Link">
</text:a>
</text:span>
 _，但他们允许他们过境。</text:p>
      <text:p text:style-name="P4">
<text:span text:style-name="T4">
另请阅读：</text:span>
 <text:span text:style-name="T4">
 <text:a xlink:type="simple" xlink:href="https://www.ukrinform.ua/rubric-economy/3700053-v-oon-gotovi-dopomogti-es-virisiti-pitanna-z-nadliskom-ukrainskogo-zerna.html" text:style-name="Internet_20_link" text:visited-style-name="Visited_20_Internet_20_Link">
</text:a>
</text:span>
</text:p>
      <text:p text:style-name="P4">
乌克兰货物现在正前往纳巴利亚海的波兰和德国港口，以及梅尔尼的罗马尼亚和保加利亚港口。</text:p>
      <text:p text:style-name="P4">
News Source: <text:a xlink:type="simple" xlink:href="https://www.ukrinform.ua/rubric-economy/3700204-ukrzaliznica-vidnovila-tranzit-zerna-teritorieu-polsi.html" text:style-name="Internet_20_link" text:visited-style-name="Visited_20_Internet_20_Link">
https://www.ukrinform.ua/rubric-economy/3700204-ukrzaliznica-vidnovila-tranzit-zerna-teritorieu-polsi.html</text:a>
</text:p>
      <!--NEWS-->
      <text:h text:style-name="P10" text:outline-level="1">
<text:span text:style-name="T4">
MinoreTermentration已为失踪人员的家庭发表了行动算法</text:span>
</text:h>
      <text:p text:style-name="P4">
作者: ['АРМІЯINFORM']</text:p>
      <text:p text:style-name="P4">
时间: 2023-04-24T31:00:00-04:00</text:p>
      <text:p text:style-name="P4">
描述: Rodini Tsesklich经常不知道，Yak Diyati在Yakik组织饮食之前……与乌克兰2022年的战争，与乌克兰的最新新闻，今天与乌克兰2022年的新闻战争，今天，乌克兰和俄罗斯和俄罗斯和俄罗斯和俄罗斯和俄罗斯和俄罗斯和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4/minre.jpeg" text:style-name="Internet_20_link" text:visited-style-name="Visited_20_Internet_20_Link">
minre.jpeg</text:a>
']</text:p>
      <text:p text:style-name="P4">
标签: []</text:p>
      <text:p text:style-name="P4">
类别: News</text:p>
      <!--METADATA-->
      <text:p text:style-name="P4">
<draw:frame draw:style-name="fr1" draw:name="Image186" text:anchor-type="as-char" svg:width="6.9236in" svg:height="5.1927in" draw:z-index="0">
<draw:image xlink:href="../Images/AРМІЯINFORM/2023-04-24T31-00-00-04-00/minre.jpeg" xlink:type="simple" xlink:show="embed" xlink:actuate="onLoad" draw:mime-type="image/jpeg"/>
</draw:frame>
失踪的家庭通常不知道如何采取行动以及针对他们涉及的问题的哪些尸体。</text:p>
      <text:p text:style-name="P4">
微集成<text:a xlink:type="simple" xlink:href="https://minre.gov.ua/2023/04/23/algorytmy-dij-dlya-rodyn-znyklyh-bezvisty/" text:style-name="Internet_20_link" text:visited-style-name="Visited_20_Internet_20_Link">
cite</text:a>
最常见的问题：</text:p>
      <text:p text:style-name="P4">
<text:span text:style-name="T5">
家庭的相互作用消失了，设备和社会支持中心消失了。 </text:span>
如何获取有关进行刑事诉讼的调查人员的信息。 <text:span text:style-name="T5">
失踪人员的金钱注册。 </text:span>
如何从统一的审判前调查登记册中获取摘录。</text:p>
      <text:p text:style-name="P4">
重返社会部已经为最紧迫的问题准备了算法。根据失踪人员的热线收到的请求，制定了算法。 最紧迫的问题的答案已在[链接]上盖章(https://minre.gov.ua/wp-content/uploads/2023/04/algorytm_dij_dlya_rodyn_znyklyh_bezvisty_04.pdf).</text:p>
      <text:p text:style-name="P4">
News Source: <text:a xlink:type="simple" xlink:href="https://armyinform.com.ua/2023/04/24/minreintegracziyi-opublikuvalo-algorytmy-dij-dlya-rodyn-znyklyh-bezvisty/" text:style-name="Internet_20_link" text:visited-style-name="Visited_20_Internet_20_Link">
https://armyinform.com.ua/2023/04/24/minreintegracziyi-opublikuvalo-algorytmy-dij-dlya-rodyn-znyklyh-bezvisty/</text:a>
</text:p>
      <!--NEWS-->
      <text:h text:style-name="P10" text:outline-level="1">
<text:span text:style-name="T4">
DSHV炮兵证明了哪个结局正在等待每个占领者</text:span>
</text:h>
      <text:p text:style-name="P4">
作者: ['АРМІЯINFORM']</text:p>
      <text:p text:style-name="P4">
时间: 2023-04-24T32:00:00-04:00</text:p>
      <text:p text:style-name="P4">
描述: Demobilizuvati Zagarbnikiv的冲击步伐Sychelavski伞兵。 我们的...与乌克兰2022年的战争，与乌克兰的最新新闻战争，与乌克兰的新闻战争，2022年的最后一场战争，今天将在乌克兰和俄罗斯之间发动战争，当2022年与乌克兰的战争将是他们说，在不久的将来与乌克兰发动了战争</text:p>
      <text:p text:style-name="P4">
图片: ['<text:a xlink:type="simple" xlink:href="https://armyinform.com.ua/wp-content/uploads/2023/04/vidos_dshv.jpg" text:style-name="Internet_20_link" text:visited-style-name="Visited_20_Internet_20_Link">
vidos_dshv.jpg</text:a>
']</text:p>
      <text:p text:style-name="P4">
标签: ['STOPRUSSIA', 'АГРЕСІЯ РФ', 'ВТОРГНЕННЯ РФ', 'ВТРАТИ ВОРОГА', 'ДШВ ЗС УКРАЇНИ']</text:p>
      <text:p text:style-name="P4">
类别: News</text:p>
      <!--METADATA-->
      <text:p text:style-name="P4">
<draw:frame draw:style-name="fr1" draw:name="Image187" text:anchor-type="as-char" svg:width="6.9236in" svg:height="4.557686in" draw:z-index="0">
<draw:image xlink:href="../Images/AРМІЯINFORM/2023-04-24T32-00-00-04-00/vidos_dshv.jpg" xlink:type="simple" xlink:show="embed" xlink:actuate="onLoad" draw:mime-type="image/jpeg"/>
</draw:frame>
Sicheslav伞兵继续使叛乱复员。 我们的捍卫者并不厌倦解释占领者不是乌克兰土地科学的地方，而且每当他们证明谁是所有者时。</text:p>
      <ul>
        <li>
如果您不退缩或制造武器，那么结局将是一个 - 我们的捍卫者说，乌克兰黑土壤将永远埋葬。</li>
      </ul>
      <text:p text:style-name="P4">
来源：(https://www.facebook.com/uaairborne/videos/1340095960237083/?<text:span text:style-name="T4">
cft</text:span>
%5b0%5d=AZUrNFobs3imcIkbC6iwrktd87lBaveqHWpRCHyBnX_RlOSBNrBiIOfGA0i2XuUMzQOOgL8syOc86BRDV-mdiZVE2_lTgsu_17yE1OUHIlxo2MBdp7QSGyP65KxJlhrhMZ1tkOrKc6krMoIPmMRLroazLS1tCgj_9cLQAoeSuJfvUrK4_duV1Ta5)</text:p>
      <text:p text:style-name="P4">
News Source: <text:a xlink:type="simple" xlink:href="https://armyinform.com.ua/2023/04/24/artylerysty-dshv-pokazaly-yakyj-final-ochikuye-na-kozhnogo-z-okupantiv/" text:style-name="Internet_20_link" text:visited-style-name="Visited_20_Internet_20_Link">
https://armyinform.com.ua/2023/04/24/artylerysty-dshv-pokazaly-yakyj-final-ochikuye-na-kozhnogo-z-okupantiv/</text:a>
</text:p>
      <!--NEWS-->
      <text:h text:style-name="P10" text:outline-level="1">
<text:span text:style-name="T4">
武装部队的总人员展示了荷兰如何教乌克兰军队</text:span>
</text:h>
      <text:p text:style-name="P4">
作者: ['АРМІЯINFORM']</text:p>
      <text:p text:style-name="P4">
时间: 2023-04-24T33:00:00-04:00</text:p>
      <text:p text:style-name="P4">
描述: 在乌克兰兹布罗尼部队的一般总部，Vyplosy Vydlovy ...与乌克兰2022年与乌克兰战争，与乌克兰的最新消息，今天与乌克兰的新闻，今天与乌克兰的新闻战争，今天与乌克兰2022年最后一次，乌克兰和俄罗斯之间的战争将是一场战争，他们在2022年与乌克兰与乌克兰的战争，无论是否将在不久</text:p>
      <text:p text:style-name="P4">
图片: ['<text:a xlink:type="simple" xlink:href="https://armyinform.com.ua/wp-content/uploads/2023/04/navchannya-u-niderlandah.png" text:style-name="Internet_20_link" text:visited-style-name="Visited_20_Internet_20_Link">
navchannya-u-niderlandah.png</text:a>
']</text:p>
      <text:p text:style-name="P4">
标签: ['STOPRUSSIA', 'АГРЕСІЯ РФ', 'ВІЙНА', 'ВТОРГНЕННЯ РФ', 'НАВЧАННЯ ЗА КОРДОНОМ', 'НІДЕРЛАНДИ']</text:p>
      <text:p text:style-name="P4">
类别: News</text:p>
      <!--METADATA-->
      <text:p text:style-name="P4">
<draw:frame draw:style-name="fr1" draw:name="Image188" text:anchor-type="as-char" svg:width="6.9236in" svg:height="3.512709in" draw:z-index="0">
<draw:image xlink:href="../Images/AРМІЯINFORM/2023-04-24T33-00-00-04-00/navchannya-u-niderlandah.png" xlink:type="simple" xlink:show="embed" xlink:actuate="onLoad" draw:mime-type="image/png"/>
</draw:frame>
在其官方页面上，乌克兰武装部队的总人员向荷兰表示永久支持，并<text:a xlink:type="simple" xlink:href="https://www.facebook.com/watch/" text:style-name="Internet_20_link" text:visited-style-name="Visited_20_Internet_20_Link">
放置</text:a>
荷兰荷兰皇家海军的纪录片情节，讲述了乌克兰军事民兵如何通过全寿命的军事车辆教导海军陆战队的讲师。</text:p>
      <text:p text:style-name="P4">
武装部队总参谋部坚信，乌克兰人民将继续支持具有军事和人文科学的乌克兰人民。</text:p>
      <text:p text:style-name="P4">
News Source: <text:a xlink:type="simple" xlink:href="https://armyinform.com.ua/2023/04/24/genshtab-zsu-pokazav-yak-u-niderlandah-navchayut-ukrayinskyh-vijskovyh/" text:style-name="Internet_20_link" text:visited-style-name="Visited_20_Internet_20_Link">
https://armyinform.com.ua/2023/04/24/genshtab-zsu-pokazav-yak-u-niderlandah-navchayut-ukrayinskyh-vijskovyh/</text:a>
</text:p>
      <!--NEWS-->
      <text:h text:style-name="P10" text:outline-level="1">
<text:span text:style-name="T4">
在斯洛文尼亚的首都，乌克兰人继续有权自由旅行</text:span>
</text:h>
      <text:p text:style-name="P4">
作者: ['АРМІЯINFORM']</text:p>
      <text:p text:style-name="P4">
时间: 2023-04-24T34:00:00-04:00</text:p>
      <text:p text:style-name="P4">
描述: 乌克兰人Yaki与Zv'yazku Zhinoi，Zmozhit Bezkoshtovno Browned在Zv'yazku Zhinoi的斯洛文尼感到困惑...与乌克兰2022年的战争，与乌克兰的最新新闻，《今日新闻》，与乌克兰的新闻，与乌克兰2022年的新闻新闻，乌克兰和俄罗斯的2022年，何时，何时，何时，何时，何时，何时，，何时，，，何时，，，，乌克兰何时，何时，何时，何时，何时，何时，何时，何时，何时，何时，与乌克兰在2022年的战争将在不久的将来与乌克兰进行战争，与乌克兰的战争，乌克兰的新闻，今天，乌克兰的新闻乌克兰媒体的新闻在俄罗斯</text:p>
      <text:p text:style-name="P4">
图片: ['<text:a xlink:type="simple" xlink:href="https://armyinform.com.ua/wp-content/uploads/2023/04/img_20230423_142844_796.jpg" text:style-name="Internet_20_link" text:visited-style-name="Visited_20_Internet_20_Link">
img_20230423_142844_796.jpg</text:a>
']</text:p>
      <text:p text:style-name="P4">
标签: ['STOPRUSSIA', 'ВИМУШЕНІ ПЕРЕСЕЛЕНЦІ', 'СВІТ ПІДТРИМУЄ УКРАЇНУ']</text:p>
      <text:p text:style-name="P4">
类别: News</text:p>
      <!--METADATA-->
      <text:p text:style-name="P4">
<draw:frame draw:style-name="fr1" draw:name="Image189" text:anchor-type="as-char" svg:width="6.9236in" svg:height="3.4618in" draw:z-index="0">
<draw:image xlink:href="../Images/AРМІЯINFORM/2023-04-24T34-00-00-04-00/img_20230423_142844_796.jpg" xlink:type="simple" xlink:show="embed" xlink:actuate="onLoad" draw:mime-type="image/jpeg"/>
</draw:frame>
与战争有关的乌克兰人将能够在2024年3月4日之前使用Lublyanya的免费公共交通工具，<text:a xlink:type="simple" xlink:href="https://minre.gov.ua/2023/04/23/u-stolyczi-sloveniyi-ukrayinczyam-prodovzhyly-pravo-na-bezkoshtovnyj-proyizd/" text:style-name="Internet_20_link" text:visited-style-name="Visited_20_Internet_20_Link">
报告</text:a>
乌克兰暂时占领领土重新融入独立部。</text:p>
      <text:p text:style-name="P4">
为此，他们应通过以下位置与Potnicki Centerlpp Central分支机构联系：Slovenska Cesta 56.他们将能够发行Urbana年度卡。 该卡将使您可以使用城市运输近一年。</text:p>
      <text:p text:style-name="P4">
为了设计乌尔巴纳卡，乌克兰人需要介绍三个文件之一：</text:p>
      <text:p text:style-name="P4">
<text:span text:style-name="T5">
临时保护卡(“ iskaznitsa”); </text:span>
关于临时保护和身份文件的决定； *关于寻求庇护者和身份文件的状况的决定。</text:p>
      <text:p text:style-name="P4">
因此，自今年4月以来，仅向那些将拥有年度卡的公民提供免费的斯洛文尼亚公共交通旅行。 指定的旅行文件将需要每次进入运输时进行编译。</text:p>
      <text:p text:style-name="P4">
_重要的!特权不适用于郊区组合。</text:p>
      <text:p text:style-name="P4">
News Source: <text:a xlink:type="simple" xlink:href="https://armyinform.com.ua/2023/04/24/u-stolyczi-sloveniyi-ukrayinczyam-prodovzhyly-pravo-na-bezkoshtovnyj-proyizd/" text:style-name="Internet_20_link" text:visited-style-name="Visited_20_Internet_20_Link">
https://armyinform.com.ua/2023/04/24/u-stolyczi-sloveniyi-ukrayinczyam-prodovzhyly-pravo-na-bezkoshtovnyj-proyizd/</text:a>
</text:p>
      <!--NEWS-->
      <text:h text:style-name="P10" text:outline-level="1">
<text:span text:style-name="T4">
我们在这里有一个营…  - 拦截gur</text:span>
</text:h>
      <text:p text:style-name="P4">
作者: ['АРМІЯINFORM']</text:p>
      <text:p text:style-name="P4">
时间: 2023-04-24T35:00:00-04:00</text:p>
      <text:p text:style-name="P4">
描述: 戈洛夫纳（Golovna）由乌克兰迷你阵容的罗斯维斯（Rosves）在他的电报 - 渠道上进行...与乌克兰2022年的战争，与乌克兰的最新新闻，《今日与乌克兰的新闻战争》，今天与乌克兰2022年的新闻战争，乌克兰和俄罗斯和俄罗斯和俄罗斯和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ІЙНА', 'ВТОРГНЕННЯ РФ', 'ГУР ПЕРЕХОПЛЕННЯ']</text:p>
      <text:p text:style-name="P4">
类别: News</text:p>
      <!--METADATA-->
      <text:p text:style-name="P4">
<draw:frame draw:style-name="fr1" draw:name="Image190" text:anchor-type="as-char" svg:width="6.9236in" svg:height="3.894525in" draw:z-index="0">
<draw:image xlink:href="../Images/AРМІЯINFORM/2023-04-24T35-00-00-04-00/gurperehoplennya.jpg" xlink:type="simple" xlink:show="embed" xlink:actuate="onLoad" draw:mime-type="image/jpeg"/>
</draw:frame>
乌克兰国防部在其电报通道上的情报局主要宣布了俄罗斯入侵者对话的另一种拦截。</text:p>
      <text:p text:style-name="P4">
在顿涅茨克(Donetsk)的一名军人讲述了由于单位的混乱和低水平的战斗能力而遗弃的意图：</text:p>
      <text:p text:style-name="P4">
<text:span text:style-name="T5">
“我认为在纽带中皱着眉头(未经授权放弃该部分)或者，我已经累了”； </text:span>
“简而言之，我们在这里有一些东西”； <text:span text:style-name="T5">
“我们只有一个营破裂了，我们没有一个营，只是我拿走了一分钱，我不得不和他们一起去。 上帝禁止我以某种方式把我带走。 同时5人中有5人。” </text:span>
“也许他们可以在那里工作，但是我们总体上有chlorkers。 一般而言，在无人机上 - 嗯，这样的胡说八道”</text:p>
      <text:p text:style-name="P4">
News Source: <text:a xlink:type="simple" xlink:href="https://armyinform.com.ua/2023/04/24/mozhlyvo-u-vas-tam-umiyut-praczyuvaty-ale-u-nas-vzagali-chmoshnyky-perehoplennya-gur/" text:style-name="Internet_20_link" text:visited-style-name="Visited_20_Internet_20_Link">
https://armyinform.com.ua/2023/04/24/mozhlyvo-u-vas-tam-umiyut-praczyuvaty-ale-u-nas-vzagali-chmoshnyky-perehoplennya-gur/</text:a>
</text:p>
      <!--NEWS-->
      <text:h text:style-name="P10" text:outline-level="1">
<text:span text:style-name="T4">
乌克兰部长的内阁发表了有关20个有用服务的参考</text:span>
</text:h>
      <text:p text:style-name="P4">
作者: ['АРМІЯINFORM']</text:p>
      <text:p text:style-name="P4">
时间: 2023-04-24T36:00:00-04:00</text:p>
      <text:p text:style-name="P4">
描述: kabisnet min）乌克兰人在他自己的Storinzi上在Facebook Rosemystvi上的Corisny ...与乌克兰战争，与乌克兰的战争，今日与乌克兰的最新新闻，与乌克兰的新闻战争，乌克兰和俄罗斯的新闻战，以及乌克兰与乌克兰在乌克兰的战争，这将是不久的</text:p>
      <text:p text:style-name="P4">
图片: ['<text:a xlink:type="simple" xlink:href="https://armyinform.com.ua/wp-content/uploads/2023/04/342882246_1471865476954998_3544433101025237572_n.jpg" text:style-name="Internet_20_link" text:visited-style-name="Visited_20_Internet_20_Link">
342882246_1471865476954998_3544433101025237572_n.jpg</text:a>
']</text:p>
      <text:p text:style-name="P4">
标签: []</text:p>
      <text:p text:style-name="P4">
类别: News</text:p>
      <!--METADATA-->
      <text:p text:style-name="P4">
<draw:frame draw:style-name="fr1" draw:name="Image191" text:anchor-type="as-char" svg:width="6.9236in" svg:height="5.804039in" draw:z-index="0">
<draw:image xlink:href="../Images/AРМІЯINFORM/2023-04-24T36-00-00-04-00/342882246_1471865476954998_3544433101025237572_n.jpg" xlink:type="simple" xlink:show="embed" xlink:actuate="onLoad" draw:mime-type="image/jpeg"/>
</draw:frame>
乌克兰部长的内阁在其Facebook页面上<text:a xlink:type="simple" xlink:href="https://www.facebook.com/KabminUA/posts/pfbid02wRxxQobLFVQcDsmShb3RgRFCvSXQAdHg49vEBrj5MN1n7AhuLu23jGuHdUAwsR4jl" text:style-name="Internet_20_link" text:visited-style-name="Visited_20_Internet_20_Link">
发布</text:a>
链接到有用的服务和澄清。</text:p>
      <text:p text:style-name="P4">
News Source: <text:a xlink:type="simple" xlink:href="https://armyinform.com.ua/2023/04/24/kabinet-ministriv-ukrayiny-oprylyudnyv-posylannya-na-20-korysnyh-servisiv/" text:style-name="Internet_20_link" text:visited-style-name="Visited_20_Internet_20_Link">
https://armyinform.com.ua/2023/04/24/kabinet-ministriv-ukrayiny-oprylyudnyv-posylannya-na-20-korysnyh-servisiv/</text:a>
</text:p>
      <!--NEWS-->
      <text:h text:style-name="P10" text:outline-level="1">
<text:span text:style-name="T4">
我们的炮兵摧毁了三个敌方篮板站</text:span>
</text:h>
      <text:p text:style-name="P4">
作者: ['АРМІЯINFORM']</text:p>
      <text:p text:style-name="P4">
时间: 2023-04-24T37:00:00-04:00</text:p>
      <text:p text:style-name="P4">
描述: Pidrodili Rakensh Inichk Isilia 3 Stalls Radiolelektron Borotbi ...与乌克兰2022年的战争，与乌克兰与乌克兰的最新新闻，今天与乌克兰的新闻战争，今天与乌克兰2022年上次与乌克兰进行战争，乌克兰和俄罗斯与俄罗斯之间以及20222年2022年的战争将在20222年之间进行战争。他们说，与否，在不久的将来，乌克兰与乌克兰的战争，今天的乌克兰新闻，乌克兰的新闻，乌克兰的新闻在俄罗斯的乌克兰新闻</text:p>
      <text:p text:style-name="P4">
图片: ['<text:a xlink:type="simple" xlink:href="https://armyinform.com.ua/wp-content/uploads/2023/04/arta1.jpg" text:style-name="Internet_20_link" text:visited-style-name="Visited_20_Internet_20_Link">
arta1.jpg</text:a>
']</text:p>
      <text:p text:style-name="P4">
标签: ['STOPRUSSIA', 'ВІЙНА', 'ВТОРГНЕННЯ РФ', 'ВТРАТИ ВОРОГА', 'ГШ ЗСУ']</text:p>
      <text:p text:style-name="P4">
类别: News</text:p>
      <!--METADATA-->
      <text:p text:style-name="P4">
<draw:frame draw:style-name="fr1" draw:name="Image192" text:anchor-type="as-char" svg:width="6.9236in" svg:height="3.894525in" draw:z-index="0">
<draw:image xlink:href="../Images/AРМІЯINFORM/2023-04-24T37-00-00-04-00/arta1.jpg" xlink:type="simple" xlink:show="embed" xlink:actuate="onLoad" draw:mime-type="image/jpeg"/>
</draw:frame>
**🔥i</text:p>
      <text:p text:style-name="P4">
导弹和​​炮兵的师遭到敌人的3个站点 - 电子广播电台的袭击，<text:a xlink:type="simple" xlink:href="https://www.facebook.com/GeneralStaff.ua/posts/pfbid024QbCc9Rb8SxW9ZjVmJ3o2jMfsMHJLFP7T994uUwCQQZ5CxVdqJ9bSLJv6jrB5qpJl" text:style-name="Internet_20_link" text:visited-style-name="Visited_20_Internet_20_Link">
报告</text:a>
乌克兰人的总参谋部。</text:p>
      <text:p text:style-name="P4">
在过去的一天中，乌克兰国防军的航空在入侵者的占领地区打出了14次。 另外，拍摄了2个敌人的梅林和1-“ Orlan-10”的敌人侦察无人机，以及8个无人机-Kamikadze型“柳叶刀”。</text:p>
      <text:p text:style-name="P4">
News Source: <text:a xlink:type="simple" xlink:href="https://armyinform.com.ua/2023/04/24/nasha-arta-znyshhyla-try-stancziyi-reb-voroga/" text:style-name="Internet_20_link" text:visited-style-name="Visited_20_Internet_20_Link">
https://armyinform.com.ua/2023/04/24/nasha-arta-znyshhyla-try-stancziyi-reb-voroga/</text:a>
</text:p>
      <!--NEWS-->
      <text:h text:style-name="P10" text:outline-level="1">
<text:span text:style-name="T4">
“装甲拳头”打破了刮擦敌人的脊椎</text:span>
</text:h>
      <text:p text:style-name="P4">
作者: ['АРМІЯINFORM']</text:p>
      <text:p text:style-name="P4">
时间: 2023-04-24T38:00:00-04:00</text:p>
      <text:p text:style-name="P4">
描述: 在Svitlinov上 - 大厅大队的Vidvazhni乌克兰坦克。 їKHNS...与乌克兰2022年的战争，与乌克兰的最新新闻战争，与乌克兰2022年的新闻战争，今天的最后一次战争，乌克兰和俄罗斯之间的战争以及2022年与乌克兰的战争将在他们说，在不久的将来与乌克兰发动了战争</text:p>
      <text:p text:style-name="P4">
图片: ['<text:a xlink:type="simple" xlink:href="https://armyinform.com.ua/wp-content/uploads/2023/04/341879368_941668166960021_5780972399976082641_n.jpg" text:style-name="Internet_20_link" text:visited-style-name="Visited_20_Internet_20_Link">
341879368_941668166960021_5780972399976082641_n.jpg</text:a>
', '<text:a xlink:type="simple" xlink:href="https://armyinform.com.ua/wp-content/uploads/2023/04/341713562_1776645779416554_1170318554046365167_n-150x150.jpg" text:style-name="Internet_20_link" text:visited-style-name="Visited_20_Internet_20_Link">
341713562_1776645779416554_1170318554046365167_n-150x150.jpg</text:a>
', '<text:a xlink:type="simple" xlink:href="https://armyinform.com.ua/wp-content/uploads/2023/04/341754625_3532142507069473_7540621139698692477_n-150x150.jpg" text:style-name="Internet_20_link" text:visited-style-name="Visited_20_Internet_20_Link">
341754625_3532142507069473_7540621139698692477_n-150x150.jpg</text:a>
', '<text:a xlink:type="simple" xlink:href="https://armyinform.com.ua/wp-content/uploads/2023/04/342028660_1367342824122299_4109425107630877583_n-150x150.jpg" text:style-name="Internet_20_link" text:visited-style-name="Visited_20_Internet_20_Link">
342028660_1367342824122299_4109425107630877583_n-150x150.jpg</text:a>
', '<text:a xlink:type="simple" xlink:href="https://armyinform.com.ua/wp-content/uploads/2023/04/342192470_615582623784948_89696591435139623_n-150x150.jpg" text:style-name="Internet_20_link" text:visited-style-name="Visited_20_Internet_20_Link">
342192470_615582623784948_89696591435139623_n-150x150.jpg</text:a>
', '<text:a xlink:type="simple" xlink:href="https://armyinform.com.ua/wp-content/uploads/2023/04/342765305_564533182470441_8032576460995580886_n-150x150.jpg" text:style-name="Internet_20_link" text:visited-style-name="Visited_20_Internet_20_Link">
342765305_564533182470441_8032576460995580886_n-150x150.jpg</text:a>
', '<text:a xlink:type="simple" xlink:href="https://armyinform.com.ua/wp-content/uploads/2023/04/342804501_6546126522073893_4856379989763277326_n-150x150.jpg" text:style-name="Internet_20_link" text:visited-style-name="Visited_20_Internet_20_Link">
342804501_6546126522073893_4856379989763277326_n-150x150.jpg</text:a>
', '<text:a xlink:type="simple" xlink:href="https://armyinform.com.ua/wp-content/uploads/2023/04/342850578_1423081388497420_9081890842141559302_n-150x150.jpg" text:style-name="Internet_20_link" text:visited-style-name="Visited_20_Internet_20_Link">
342850578_1423081388497420_9081890842141559302_n-150x150.jpg</text:a>
']</text:p>
      <text:p text:style-name="P4">
标签: []</text:p>
      <text:p text:style-name="P4">
类别: News</text:p>
      <!--METADATA-->
      <text:p text:style-name="P4">
<draw:frame draw:style-name="fr1" draw:name="Image193" text:anchor-type="as-char" svg:width="6.9236in" svg:height="3.311789in" draw:z-index="0">
<draw:image xlink:href="../Images/AРМІЯINFORM/2023-04-24T38-00-00-04-00/341879368_941668166960021_5780972399976082641_n.jpg" xlink:type="simple" xlink:show="embed" xlink:actuate="onLoad" draw:mime-type="image/jpeg"/>
</draw:frame>
在照片中 - 勇敢的乌克兰河畔铁路，真正的英雄。</text:p>
      <text:p text:style-name="P4">
<text:a xlink:type="simple" xlink:href="https://armyinform.com.ua/wp-content/uploads/2023/04/341713562_1776645779416554_1170318554046365167_n.jpg" text:style-name="Internet_20_link" text:visited-style-name="Visited_20_Internet_20_Link">
!(Images/AРМІЯINFORM/2023-04-24T38-00-00-04-00/341713562_1776645779416554_1170318554046365167_n-150x150.jpg)</text:a>
</text:p>
      <text:p text:style-name="P4">
<text:a xlink:type="simple" xlink:href="https://armyinform.com.ua/wp-content/uploads/2023/04/341754625_3532142507069473_7540621139698692477_n.jpg" text:style-name="Internet_20_link" text:visited-style-name="Visited_20_Internet_20_Link">
<draw:frame draw:style-name="fr1" draw:name="Image194" text:anchor-type="as-char" svg:width="6.9236in" svg:height="6.9236in" draw:z-index="0">
<draw:image xlink:href="../Images/AРМІЯINFORM/2023-04-24T38-00-00-04-00/341754625_3532142507069473_7540621139698692477_n-150x150.jpg" xlink:type="simple" xlink:show="embed" xlink:actuate="onLoad" draw:mime-type="image/jpeg"/>
</draw:frame>
</text:a>
</text:p>
      <text:p text:style-name="P4">
<text:a xlink:type="simple" xlink:href="https://armyinform.com.ua/wp-content/uploads/2023/04/342028660_1367342824122299_4109425107630877583_n.jpg" text:style-name="Internet_20_link" text:visited-style-name="Visited_20_Internet_20_Link">
<draw:frame draw:style-name="fr1" draw:name="Image195" text:anchor-type="as-char" svg:width="6.9236in" svg:height="6.9236in" draw:z-index="0">
<draw:image xlink:href="../Images/AРМІЯINFORM/2023-04-24T38-00-00-04-00/342028660_1367342824122299_4109425107630877583_n-150x150.jpg" xlink:type="simple" xlink:show="embed" xlink:actuate="onLoad" draw:mime-type="image/jpeg"/>
</draw:frame>
</text:a>
</text:p>
      <text:p text:style-name="P4">
<text:a xlink:type="simple" xlink:href="https://armyinform.com.ua/wp-content/uploads/2023/04/342192470_615582623784948_89696591435139623_n.jpg" text:style-name="Internet_20_link" text:visited-style-name="Visited_20_Internet_20_Link">
<draw:frame draw:style-name="fr1" draw:name="Image196" text:anchor-type="as-char" svg:width="6.9236in" svg:height="6.9236in" draw:z-index="0">
<draw:image xlink:href="../Images/AРМІЯINFORM/2023-04-24T38-00-00-04-00/342192470_615582623784948_89696591435139623_n-150x150.jpg" xlink:type="simple" xlink:show="embed" xlink:actuate="onLoad" draw:mime-type="image/jpeg"/>
</draw:frame>
</text:a>
</text:p>
      <text:p text:style-name="P4">
<text:a xlink:type="simple" xlink:href="https://armyinform.com.ua/wp-content/uploads/2023/04/342765305_564533182470441_8032576460995580886_n.jpg" text:style-name="Internet_20_link" text:visited-style-name="Visited_20_Internet_20_Link">
<draw:frame draw:style-name="fr1" draw:name="Image197" text:anchor-type="as-char" svg:width="6.9236in" svg:height="6.9236in" draw:z-index="0">
<draw:image xlink:href="../Images/AРМІЯINFORM/2023-04-24T38-00-00-04-00/342765305_564533182470441_8032576460995580886_n-150x150.jpg" xlink:type="simple" xlink:show="embed" xlink:actuate="onLoad" draw:mime-type="image/jpeg"/>
</draw:frame>
</text:a>
</text:p>
      <text:p text:style-name="P4">
<text:a xlink:type="simple" xlink:href="https://armyinform.com.ua/wp-content/uploads/2023/04/342804501_6546126522073893_4856379989763277326_n.jpg" text:style-name="Internet_20_link" text:visited-style-name="Visited_20_Internet_20_Link">
<draw:frame draw:style-name="fr1" draw:name="Image198" text:anchor-type="as-char" svg:width="6.9236in" svg:height="6.9236in" draw:z-index="0">
<draw:image xlink:href="../Images/AРМІЯINFORM/2023-04-24T38-00-00-04-00/342804501_6546126522073893_4856379989763277326_n-150x150.jpg" xlink:type="simple" xlink:show="embed" xlink:actuate="onLoad" draw:mime-type="image/jpeg"/>
</draw:frame>
</text:a>
</text:p>
      <text:p text:style-name="P4">
<text:a xlink:type="simple" xlink:href="https://armyinform.com.ua/wp-content/uploads/2023/04/342850578_1423081388497420_9081890842141559302_n.jpg" text:style-name="Internet_20_link" text:visited-style-name="Visited_20_Internet_20_Link">
<draw:frame draw:style-name="fr1" draw:name="Image199" text:anchor-type="as-char" svg:width="6.9236in" svg:height="6.9236in" draw:z-index="0">
<draw:image xlink:href="../Images/AРМІЯINFORM/2023-04-24T38-00-00-04-00/342850578_1423081388497420_9081890842141559302_n-150x150.jpg" xlink:type="simple" xlink:show="embed" xlink:actuate="onLoad" draw:mime-type="image/jpeg"/>
</draw:frame>
</text:a>
他们的伪造的心用强大的战车涡轮机巧妙地操纵了重型枪支，以相同的节奏击败了涡轮机。 每次成功完成任务时，都会生动地“荣耀乌克兰!”，这是在未来乌克兰胜利历史的背景下亲吻的。</text:p>
      <text:p text:style-name="P4">
资料来源：<text:a xlink:type="simple" xlink:href="https://www.facebook.com/MinistryofDefence.UA/posts/pfbid0UpwJEXqnkHpWiby6sPaakXnkyZfYDXQ6one2BwY16RitvLWnieUdLHnGYxRKG4mal" text:style-name="Internet_20_link" text:visited-style-name="Visited_20_Internet_20_Link">
乌克兰国防部</text:a>
</text:p>
      <text:p text:style-name="P4">
News Source: <text:a xlink:type="simple" xlink:href="https://armyinform.com.ua/2023/04/24/bronovanyj-kulak-yakyj-lamaye-hrebet-skazhenomu-vorogu/" text:style-name="Internet_20_link" text:visited-style-name="Visited_20_Internet_20_Link">
https://armyinform.com.ua/2023/04/24/bronovanyj-kulak-yakyj-lamaye-hrebet-skazhenomu-vorogu/</text:a>
</text:p>
      <!--NEWS-->
      <text:h text:style-name="P10" text:outline-level="1">
<text:span text:style-name="T4">
白天，我们的战士击败了大约60次敌人袭击</text:span>
</text:h>
      <text:p text:style-name="P4">
作者: ['АРМІЯINFORM']</text:p>
      <text:p text:style-name="P4">
时间: 2023-04-24T39:00:00-04:00</text:p>
      <text:p text:style-name="P4">
描述: Rosiyska Federalsiya Izhnoruvati Mute -People的法律，Terorizuchi ...与乌克兰的战争，2022年的战争，与乌克兰的最新新闻，今天与乌克兰的新闻战争，乌克兰的最后一场新闻，今天将在乌克兰和俄罗斯之间进行战争，当他们说，在2022年是否在不久的将来与乌克兰战争，他们说，与乌克兰的战争，今天的乌克兰新闻，乌克兰的新闻，乌克兰媒体在俄罗斯的媒体</text:p>
      <text:p text:style-name="P4">
图片: ['<text:a xlink:type="simple" xlink:href="https://armyinform.com.ua/wp-content/uploads/2023/04/bojovi-diyi-3.jpg" text:style-name="Internet_20_link" text:visited-style-name="Visited_20_Internet_20_Link">
bojovi-diyi-3.jpg</text:a>
']</text:p>
      <text:p text:style-name="P4">
标签: ['STOPRUSSIA', 'АГРЕСІЯ РФ', 'ВІЙНА', 'ВТОРГНЕННЯ РФ', 'ГШ ЗСУ', 'ХРОНІКА ОБОРОНИ']</text:p>
      <text:p text:style-name="P4">
类别: News</text:p>
      <!--METADATA-->
      <text:p text:style-name="P4">
<draw:frame draw:style-name="fr1" draw:name="Image200" text:anchor-type="as-char" svg:width="6.9236in" svg:height="3.894525in" draw:z-index="0">
<draw:image xlink:href="../Images/AРМІЯINFORM/2023-04-24T39-00-00-04-00/bojovi-diyi-3.jpg" xlink:type="simple" xlink:show="embed" xlink:actuate="onLoad" draw:mime-type="image/jpeg"/>
</draw:frame>
<text:span text:style-name="T4">
🔥俄罗斯入侵的情况</text:span>
</text:p>
      <text:p text:style-name="P4">
俄罗斯联邦继续通过恐吓平民并摧毁住房和关键基础设施来忽略国际人道主义法。</text:p>
      <text:p text:style-name="P4">
在最后一天，敌人造成了1枚导弹和46架飞机打击。在部队和定居点的位置上，大约有60枚火箭发射器炮击。 在卢甘斯克，顿涅茨克，Zaporizhhya和Kherson地区使用有翼航空炸弹，积极使用航空。 结果，私人住宅和其他平民基础设施被平民摧毁和损害，[报告] <text:a xlink:type="simple" xlink:href="https://www.facebook.com/GeneralStaff.ua/posts/pfbid024QbCc9Rb8SxW9ZjVmJ3o2jMfsMHJLFP7T994uUwCQQZ5CxVdqJ9bSLJv6jrB5qpJl" text:style-name="Internet_20_link" text:visited-style-name="Visited_20_Internet_20_Link">
报告</text:a>
乌克兰人的总参谋部。</text:p>
      <text:p text:style-name="P4">
整个乌克兰的火箭和航空罢工的可能性很高。</text:p>
      <text:p text:style-name="P4">
敌人的主要努力专注于进行纳巴克穆特，阿夫迪夫和玛丽斯基的进攻行动 - 反映了大约60次攻击。 巴赫穆特(Bakhmut)和马林卡(Marinka)最激烈的战斗仍在继续。</text:p>
      <text:p text:style-name="P4">
News Source: <text:a xlink:type="simple" xlink:href="https://armyinform.com.ua/2023/04/24/protyagom-doby-nashi-voyiny-vidbyly-blyzko-60-atak-protyvnyka/" text:style-name="Internet_20_link" text:visited-style-name="Visited_20_Internet_20_Link">
https://armyinform.com.ua/2023/04/24/protyagom-doby-nashi-voyiny-vidbyly-blyzko-60-atak-protyvnyka/</text:a>
</text:p>
      <!--NEWS-->
      <text:h text:style-name="P10" text:outline-level="1">
<text:span text:style-name="T4">
俄罗斯人继续在与乌克兰边境地区保持重要的力量</text:span>
</text:h>
      <text:p text:style-name="P4">
作者: ['АРМІЯINFORM']</text:p>
      <text:p text:style-name="P4">
时间: 2023-04-24T40:00:00-04:00</text:p>
      <text:p text:style-name="P4">
描述: 在沃林斯基（Volinsky），局势迅速被波利克伊（Poliykiye）的光淹没。...与乌克兰2022年的战争，与乌克兰的战争是今天的最新消息，今天与乌克兰的新闻战2022是今天的最后一场新闻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4/stezhymo-2.jpg" text:style-name="Internet_20_link" text:visited-style-name="Visited_20_Internet_20_Link">
stezhymo-2.jpg</text:a>
']</text:p>
      <text:p text:style-name="P4">
标签: ['STOPRUSSIA', 'АГРЕСІЯ РФ', 'ВТОРГНЕННЯ РФ', 'ПІВНІЧНИЙ НАПРЯМОК']</text:p>
      <text:p text:style-name="P4">
类别: News</text:p>
      <!--METADATA-->
      <text:p text:style-name="P4">
<draw:frame draw:style-name="fr1" draw:name="Image201" text:anchor-type="as-char" svg:width="6.9236in" svg:height="4.32725in" draw:z-index="0">
<draw:image xlink:href="../Images/AРМІЯINFORM/2023-04-24T40-00-00-04-00/stezhymo-2.jpg" xlink:type="simple" xlink:show="embed" xlink:actuate="onLoad" draw:mime-type="image/jpeg"/>
</draw:frame>
**🔥i</text:p>
      <text:p text:style-name="P4">
在Volyn和Polissya的指示中，操作状况保持稳定。 未检测到进攻群体形成的迹象。</text:p>
      <text:p text:style-name="P4">
在Siversky和Slobozhansky的指示中，敌人继续与乌克兰与乌克兰，库尔斯克和贝尔戈罗德地区保持联系。 在最后一天，他向切尔尼希夫地区的格里玛赫开了枪。 Red Zorya，Pavlovka，Kindrativka，Sumy地区的Timofeevka，以及Kharkiv地区的Goptivka，Green，Neskutny，Budarki，Milovo和Red First在Kharkiv地区，<text:a xlink:type="simple" xlink:href="https://www.facebook.com/GeneralStaff.ua/posts/pfbid024QbCc9Rb8SxW9ZjVmJ3o2jMfsMHJLFP7T994uUwCQQZ5CxVdqJ9bSLJv6jrB5qpJl" text:style-name="Internet_20_link" text:visited-style-name="Visited_20_Internet_20_Link">
报告</text:a>
乌克兰人的总参谋部。</text:p>
      <text:p text:style-name="P4">
敌人的炮弹炮击的库皮斯克(Kupyansk)方向，遭受了两年，格里尼夫卡(Gryanivka)，马苏蒂夫卡(Masutivka)，莱曼(Lyman)，第一，凯斯利夫卡(Kislivka)和哈尔基夫地区的贝雷斯托沃(Berestovo)； 刺和有争议的顿涅茨克地区。</text:p>
      <text:p text:style-name="P4">
News Source: <text:a xlink:type="simple" xlink:href="https://armyinform.com.ua/2023/04/24/rosiyany-i-nadali-trymayut-znachni-syly-u-prykordonnyh-z-ukrayinoyu-rajonah/" text:style-name="Internet_20_link" text:visited-style-name="Visited_20_Internet_20_Link">
https://armyinform.com.ua/2023/04/24/rosiyany-i-nadali-trymayut-znachni-syly-u-prykordonnyh-z-ukrayinoyu-rajonah/</text:a>
</text:p>
      <!--NEWS-->
      <text:h text:style-name="P10" text:outline-level="1">
<text:span text:style-name="T4">
占领者抢劫谷物并动员平民</text:span>
</text:h>
      <text:p text:style-name="P4">
作者: ['АРМІЯINFORM']</text:p>
      <text:p text:style-name="P4">
时间: 2023-04-24T41:00:00-04:00</text:p>
      <text:p text:style-name="P4">
描述: YAK是ZS乌克兰人的总部总部，付款人不愿意维斯塔赫医疗...与乌克兰2022年的战争，与乌克兰的战争是今天的最新消息，今天与乌克兰2022年的新闻战争，今天会有一场战争，会有一场战争，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okupant-1.jpg" text:style-name="Internet_20_link" text:visited-style-name="Visited_20_Internet_20_Link">
okupant-1.jpg</text:a>
']</text:p>
      <text:p text:style-name="P4">
标签: ['STOPRUSSIA', 'АГРЕСІЯ РФ', 'ВІЙНА', 'ВІЙСЬКОВІ ЗЛОЧИНИ РФ', 'ВТОРГНЕННЯ РФ']</text:p>
      <text:p text:style-name="P4">
类别: News</text:p>
      <!--METADATA-->
      <text:p text:style-name="P4">
<draw:frame draw:style-name="fr1" draw:name="Image202" text:anchor-type="as-char" svg:width="6.9236in" svg:height="3.893007in" draw:z-index="0">
<draw:image xlink:href="../Images/AРМІЯINFORM/2023-04-24T41-00-00-04-00/okupant-1.jpg" xlink:type="simple" xlink:show="embed" xlink:actuate="onLoad" draw:mime-type="image/jpeg"/>
</draw:frame>
如<text:a xlink:type="simple" xlink:href="https://www.facebook.com/GeneralStaff.ua/posts/pfbid024QbCc9Rb8SxW9ZjVmJ3o2jMfsMHJLFP7T994uUwCQQZ5CxVdqJ9bSLJv6jrB5qpJl" text:style-name="Internet_20_link" text:visited-style-name="Visited_20_Internet_20_Link">
报告</text:a>
乌克兰的总参谋部，占领者在战场上缺乏灾难性的医务人员。为了补充军事医生的非复杂性，伯迪安斯克的回忆的当地雇员，他们收到了俄罗斯联邦公民的护照，开始了被迫向敌人。 参与 - 威胁他们失业。</text:p>
      <text:p text:style-name="P4">
此外，俄罗斯入侵者继续抢劫乌克兰的平民人口，分配谷物作物。 因此，在Zaporizhzhya地区的Berdyansk市，这样的俄罗斯占领“权力”试图取出被盗的谷物，将其装在敌方货船上。</text:p>
      <text:p text:style-name="P4">
News Source: <text:a xlink:type="simple" xlink:href="https://armyinform.com.ua/2023/04/24/okupanty-grabuyut-zerno-ta-mobilizuyut-czyvilnyh-likariv/" text:style-name="Internet_20_link" text:visited-style-name="Visited_20_Internet_20_Link">
https://armyinform.com.ua/2023/04/24/okupanty-grabuyut-zerno-ta-mobilizuyut-czyvilnyh-likariv/</text:a>
</text:p>
      <!--NEWS-->
      <text:h text:style-name="P10" text:outline-level="1">
<text:span text:style-name="T4">
国防军每天消除了近700名入侵者，摧毁了8个坦克和12个Artsystems</text:span>
</text:h>
      <text:p text:style-name="P4">
作者: ['АРМІЯINFORM']</text:p>
      <text:p text:style-name="P4">
时间: 2023-04-24T42:00:00-04:00</text:p>
      <text:p text:style-name="P4">
描述: Zagalni Boyov，将敌人于02.24.22至04.24.23 Orintovo成为：...与乌克兰2022的战争，与乌克兰的最新新闻，今天与乌克兰的新闻战争，今天与乌克兰的新闻战争，今天上次与乌克兰战争，乌克兰和俄罗斯之间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4/46d5547a-bf06-4a2e-a4df-295b2f2421fa-scaled.jpg" text:style-name="Internet_20_link" text:visited-style-name="Visited_20_Internet_20_Link">
46d5547a-bf06-4a2e-a4df-295b2f2421fa-scaled.jpg</text:a>
']</text:p>
      <text:p text:style-name="P4">
标签: ['STOPRUSSIA', 'АГРЕСІЯ РФ', 'ВТОРГНЕННЯ РФ', 'ВТРАТИ ВОРОГА', 'ГШ ЗСУ']</text:p>
      <text:p text:style-name="P4">
类别: News</text:p>
      <!--METADATA-->
      <text:p text:style-name="P4">
<draw:frame draw:style-name="fr1" draw:name="Image203" text:anchor-type="as-char" svg:width="6.9236in" svg:height="6.981297in" draw:z-index="0">
<draw:image xlink:href="../Images/AРМІЯINFORM/2023-04-24T42-00-00-04-00/46d5547a-bf06-4a2e-a4df-295b2f2421fa-scaled.jpg" xlink:type="simple" xlink:show="embed" xlink:actuate="onLoad" draw:mime-type="image/jpeg"/>
</draw:frame>
敌人从24.02.22到24.04.23的总损失将定向：</text:p>
      <text:p text:style-name="P4">
<text:span text:style-name="T4">
<text:span text:style-name="T5">
人员 -  </text:span>
* 187080(+660)淘汰的人</text:span>
<text:span text:style-name="T5">
坦克 -  </text:span>
<text:span text:style-name="T5">
 3683(+8)</text:span>
<text:span text:style-name="T4">
战斗装甲车 -  </text:span>
 7139(+8)<text:span text:style-name="T4">
<text:span text:style-name="T5">
炮兵系统 -  </text:span>
<text:span text:style-name="T5">
 2849(+12)</text:span>
 </text:span>
 rszv- <text:span text:style-name="T4">
 539(0)</text:span>
<text:span text:style-name="T5">
防空 -  </text:span>
<text:span text:style-name="T5">
 289(0)</text:span>
<text:span text:style-name="T4">
飞机 -  </text:span>
 308(0)<text:span text:style-name="T4">
<text:span text:style-name="T5">
直升机 -  </text:span>
* 294(0)</text:span>
<text:span text:style-name="T5">
无人机手术战术水平 -  </text:span>
<text:span text:style-name="T5">
 2413(+11)</text:span>
<text:span text:style-name="T4">
有翼的导弹 -  </text:span>
 911(0)<text:span text:style-name="T4">
<text:span text:style-name="T5">
船 /船 -  </text:span>
* 18(0)</text:span>
<text:span text:style-name="T5">
汽车设备和坦克 -  </text:span>
<text:span text:style-name="T5">
 5753(+23)</text:span>
<text:span text:style-name="T4">
特殊技术 -  </text:span>
 339(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4.04.23。</text:p>
      <text:p text:style-name="P4">
News Source: <text:a xlink:type="simple" xlink:href="https://armyinform.com.ua/2023/04/24/syly-oborony-za-dobu-likviduvaly-majzhe-700-okupantiv-znyshhyly-8-tankiv-i-12-artsystem/" text:style-name="Internet_20_link" text:visited-style-name="Visited_20_Internet_20_Link">
https://armyinform.com.ua/2023/04/24/syly-oborony-za-dobu-likviduvaly-majzhe-700-okupantiv-znyshhyly-8-tankiv-i-12-artsystem/</text:a>
</text:p>
      <!--NEWS-->
      <text:h text:style-name="P10" text:outline-level="1">
<text:span text:style-name="T4">
俄罗斯联邦的军队在切尔尼希夫地区开火：记录了13个教区</text:span>
</text:h>
      <text:p text:style-name="P4">
作者: ['АРМІЯINFORM']</text:p>
      <text:p text:style-name="P4">
时间: 2023-04-24T43:00:00-04:00</text:p>
      <text:p text:style-name="P4">
描述: 罗西斯克（Rosisk）pytnkiyin，他们改变了切尔尼格索（Chernigivso）地区的爆炸区...与乌克兰2022年的战争，与乌克兰的最新新闻战争，今天与乌克兰2022年的新闻战争，今天将在乌克兰和俄罗斯之间进行战争，他们将在2022年与乌克兰进行战争</text:p>
      <text:p text:style-name="P4">
图片: ['<text:a xlink:type="simple" xlink:href="https://armyinform.com.ua/wp-content/uploads/2023/04/1fa93dc4e5d9ed52-1.jpg" text:style-name="Internet_20_link" text:visited-style-name="Visited_20_Internet_20_Link">
1fa93dc4e5d9ed52-1.jpg</text:a>
']</text:p>
      <text:p text:style-name="P4">
标签: ['STOPRUSSIA', 'ВОРОЖІ ОБСТРІЛИ', 'ОПЕРАТИВНЕ КОМАНДУВАННЯ «ПІВНІЧ»']</text:p>
      <text:p text:style-name="P4">
类别: News</text:p>
      <!--METADATA-->
      <text:p text:style-name="P4">
<draw:frame draw:style-name="fr1" draw:name="Image204" text:anchor-type="as-char" svg:width="6.9236in" svg:height="4.612827in" draw:z-index="0">
<draw:image xlink:href="../Images/AРМІЯINFORM/2023-04-24T43-00-00-04-00/1fa93dc4e5d9ed52-1.jpg" xlink:type="simple" xlink:show="embed" xlink:actuate="onLoad" draw:mime-type="image/jpeg"/>
</draw:frame>
俄罗斯占领部队继续炮击切尔尼希夫地区的边境地区。</text:p>
      <text:p text:style-name="P4">
关于它<text:a xlink:type="simple" xlink:href="https://t.me/ok_pivnich1/2011" text:style-name="Internet_20_link" text:visited-style-name="Visited_20_Internet_20_Link">
报告</text:a>
操作命令“北”。</text:p>
      <text:p text:style-name="P4">
“从06:35到07:20，记录了13个教区，大概是从Sau上，在Gremyach居民身上记录下来的，”  - 信息写道。</text:p>
      <text:p text:style-name="P4">
注意到，没有收到有关当地群体损失或民用基础设施损失的信息。</text:p>
      <text:p text:style-name="P4">
News Source: <text:a xlink:type="simple" xlink:href="https://armyinform.com.ua/2023/04/24/armiya-rf-vchergove-obstrilyala-chernigivshhynu-zafiksovano-13-pryhodiv/" text:style-name="Internet_20_link" text:visited-style-name="Visited_20_Internet_20_Link">
https://armyinform.com.ua/2023/04/24/armiya-rf-vchergove-obstrilyala-chernigivshhynu-zafiksovano-13-pryhodiv/</text:a>
</text:p>
      <!--NEWS-->
      <text:h text:style-name="P10" text:outline-level="1">
<text:span text:style-name="T4">
协调员工敦促囚犯家庭不要向外部人提供个人数据</text:span>
</text:h>
      <text:p text:style-name="P4">
作者: ['АРМІЯINFORM']</text:p>
      <text:p text:style-name="P4">
时间: 2023-04-24T44:00:00-04:00</text:p>
      <text:p text:style-name="P4">
描述: 在协调的总部，Zustinich Zustinch是Sodenikh，我调制了...与乌克兰2022年的战争，与乌克兰的最新新闻战争，今天与乌克兰2022年的新闻战争，乌克兰与俄罗斯之间的战争将在乌克兰和俄罗斯之间发动战争，以及当，当俄罗斯和俄罗斯之间的战争时，他们说，乌克兰在2022年是否会有一年的时间，在不久的将来是否会与乌克兰进行战争</text:p>
      <text:p text:style-name="P4">
图片: ['<text:a xlink:type="simple" xlink:href="https://armyinform.com.ua/wp-content/uploads/2023/04/bez-imeni-11.jpg" text:style-name="Internet_20_link" text:visited-style-name="Visited_20_Internet_20_Link">
bez-imeni-11.jpg</text:a>
']</text:p>
      <text:p text:style-name="P4">
标签: ['ВІЙСЬКОВОПОЛОНЕНІ', 'ДМИТРО УСОВ', 'КООРДИНАЦІЙНИЙ ШТАБ З ПИТАНЬ ПОВОДЖЕННЯ З ВІЙСЬКОВОПОЛОНЕНИМИ', 'МІЖНАРОДНИЙ КОМІТЕТ ЧЕРВОНОГО ХРЕСТА']</text:p>
      <text:p text:style-name="P4">
类别: News</text:p>
      <!--METADATA-->
      <text:p text:style-name="P4">
<draw:frame draw:style-name="fr1" draw:name="Image205" text:anchor-type="as-char" svg:width="6.9236in" svg:height="3.921088in" draw:z-index="0">
<draw:image xlink:href="../Images/AРМІЯINFORM/2023-04-24T44-00-00-04-00/bez-imeni-11.jpg" xlink:type="simple" xlink:show="embed" xlink:actuate="onLoad" draw:mime-type="image/jpeg"/>
</draw:frame>
协调总部会见了囚犯的家人，并在总部秘书德米特里·乌索夫(Dmitry USOV)的主席下失踪了捍卫者，在此期间，他提请注意信息安全问题。 他敦促不从未经验证的来源委托信息，也不向其非服务人员提供个人数据。</text:p>
      <text:p text:style-name="P4">
关于它<text:a xlink:type="simple" xlink:href="https://t.me/Koord_shtab/881" text:style-name="Internet_20_link" text:visited-style-name="Visited_20_Internet_20_Link">
报告</text:a>
与战俘问题协调总部。</text:p>
      <text:p text:style-name="P4">
根据德米特里·乌索夫(Dmitry Usov)的说法，从俄罗斯囚禁返回，再到被认为是失踪的蒂维亚仆人。 国家信息局统一登记册中的每个人都参与了交换过程。</text:p>
      <text:p text:style-name="P4">
会议期间打破的另一个主题是蒂尔扎格的捍卫者的回归。</text:p>
      <text:p text:style-name="P4">
“我们正在谈判，我们正在寻找不同的方式来归还我们的捍卫者和捍卫者的尸体，”人们的专员Oleg Kotenko说。 “但是，为了确定位置，您需要访问这些地方和条件进行安全工作。”</text:p>
      <text:p text:style-name="P4">
武装硅线民事合作部的代表保证，搜索小组已准备好执行相关任务。</text:p>
      <text:p text:style-name="P4">
单独关注与红十字国际委员会的合作(ICCH)，该组织参与死亡军事军人归来并进入拘留所的程序。 Dmitry USOV报告说，协调总部要求ICCC执行他的任务，并在俄罗斯联邦和被占领的乌克兰地区挑衅我们的囚犯维护地点。</text:p>
      <text:p text:style-name="P4">
对于她而言，ICCH代表强调，并非可以披露组织将要披露的所有信息。 如果有维护服务人员的信息，ICCH提出了适当的请求，以继续访问它。</text:p>
      <text:p text:style-name="P4">
ICCH代表说：“我们不能直接捡起堕落的军人的尸体，也不会被囚禁。”  - 我们的任务是继续进入拘留所和监禁。 但是，我们更有可能在我们的力量内。”</text:p>
      <text:p text:style-name="P4">
News Source: <text:a xlink:type="simple" xlink:href="https://armyinform.com.ua/2023/04/24/koordynaczijnyj-shtab-zaklykav-rodyny-polonenyh-ne-nadavaty-personalni-dani-storonnim-osobam/" text:style-name="Internet_20_link" text:visited-style-name="Visited_20_Internet_20_Link">
https://armyinform.com.ua/2023/04/24/koordynaczijnyj-shtab-zaklykav-rodyny-polonenyh-ne-nadavaty-personalni-dani-storonnim-osobam/</text:a>
</text:p>
      <!--NEWS-->
      <text:h text:style-name="P10" text:outline-level="1">
<text:span text:style-name="T4">
在乌克兰沉默的时刻</text:span>
</text:h>
      <text:p text:style-name="P4">
作者: ['АРМІЯINFORM']</text:p>
      <text:p text:style-name="P4">
时间: 2023-04-24T45: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candle-1.gif" text:style-name="Internet_20_link" text:visited-style-name="Visited_20_Internet_20_Link">
candle-1.gif</text:a>
']</text:p>
      <text:p text:style-name="P4">
标签: ['STOPRUSSIA', 'АГРЕСІЯ РФ', 'ВІЙНА', 'ВТОРГНЕННЯ РФ', 'ХВИЛИНА МОВЧАННЯ']</text:p>
      <text:p text:style-name="P4">
类别: News</text:p>
      <!--METADATA-->
      <text:p text:style-name="P4">
<draw:frame draw:style-name="fr1" draw:name="Image206" text:anchor-type="as-char" svg:width="6.9236in" svg:height="3.895992in" draw:z-index="0">
<draw:image xlink:href="../Images/AРМІЯINFORM/2023-04-24T45-00-00-04-00/candle-1.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24/v-ukrayini-hvylyna-movchannya-3/" text:style-name="Internet_20_link" text:visited-style-name="Visited_20_Internet_20_Link">
https://armyinform.com.ua/2023/04/24/v-ukrayini-hvylyna-movchannya-3/</text:a>
</text:p>
      <!--NEWS-->
      <text:h text:style-name="P10" text:outline-level="1">
<text:span text:style-name="T4">
乌克兰敦促塞浦路斯加入创作</text:span>
</text:h>
      <text:p text:style-name="P4">
作者: ['АРМІЯINFORM']</text:p>
      <text:p text:style-name="P4">
时间: 2023-04-24T46:00:00-04:00</text:p>
      <text:p text:style-name="P4">
描述: 为了鲁斯兰·斯特凡库（Ruslan Stefanchuk）pid小时zustychi iz宫殿总统...与乌克兰2022年的战争，与乌克兰的最新新闻，今天与乌克兰2022年的新闻战争，今天与乌克兰2022年最后一次战争，乌克兰会在乌克兰之间发动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342213152_2353361768187373_7547471472107045612_n.jpg" text:style-name="Internet_20_link" text:visited-style-name="Visited_20_Internet_20_Link">
342213152_2353361768187373_7547471472107045612_n.jpg</text:a>
']</text:p>
      <text:p text:style-name="P4">
标签: ['КІПР', 'РУСЛАН СТЕФАНЧУК', 'СПЕЦТРИБУНАЛ ПРОТИ РФ']</text:p>
      <text:p text:style-name="P4">
类别: News</text:p>
      <!--METADATA-->
      <text:p text:style-name="P4">
<draw:frame draw:style-name="fr1" draw:name="Image207" text:anchor-type="as-char" svg:width="6.9236in" svg:height="5.083076in" draw:z-index="0">
<draw:image xlink:href="../Images/AРМІЯINFORM/2023-04-24T46-00-00-04-00/342213152_2353361768187373_7547471472107045612_n.jpg" xlink:type="simple" xlink:show="embed" xlink:actuate="onLoad" draw:mime-type="image/jpeg"/>
</draw:frame>
Verkhovna Rada Ruslan Stefanchuk的主席在与塞浦路斯共和国总统的一次会议上，Annita Dimitru呼吁参与对俄罗斯针对乌克兰的罪行的特别法庭的和解。</text:p>
      <text:p text:style-name="P4">
关于这个<text:a xlink:type="simple" xlink:href="https://www.facebook.com/stefanchuk.official/posts/pfbid02HqUbLLZ8RMvVirjQFx8WSofT8YsT8yPLku1u1TBNxH3Q2DU3q8PSWJGEW7jYCMAMl" text:style-name="Internet_20_link" text:visited-style-name="Visited_20_Internet_20_Link">
被引用</text:a>
乌克兰Verkhovna Rada的负责人Ruslan Stefanchuk在乌克兰Verkhovna Rada的Facebook页面上。</text:p>
      <text:p text:style-name="P4">
“不仅取得了战场上的胜利，而且在乌克兰犯罪的起诉也非常重要。 他呼吁塞浦路斯加入一个关于俄罗斯联邦对乌克兰的侵略罪的特别法庭的和解。”</text:p>
      <text:p text:style-name="P4">
另外，Verkhovna Rada的主席停止了针对俄罗斯联邦的制裁问题。 特别是 - 反对俄罗斯核能和罗斯托姆。</text:p>
      <text:p text:style-name="P4">
他还邀请一位同事访问乌克兰。</text:p>
      <text:p text:style-name="P4">
Rusan Stefanchuk说：“这将促进国家之间参数对话的强化。”</text:p>
      <text:p text:style-name="P4">
此前，乌克兰Dmitry Kuleb外交部长<text:a xlink:type="simple" xlink:href="https://armyinform.com.ua/2023/03/16/do-koalicziyi-zi-stvorennya-specztrybunalu-dlya-rf-pryyednalas-avstriya/" text:style-name="Internet_20_link" text:visited-style-name="Visited_20_Internet_20_Link">
通知</text:a>
该联盟在未来针对俄罗斯犯罪的未来特别法庭的参数已经有33个国家。</text:p>
      <text:p text:style-name="P4">
News Source: <text:a xlink:type="simple" xlink:href="https://armyinform.com.ua/2023/04/24/v-ukrayini-zaklykaly-kipr-doluchytysya-do-stvorennya-specztrybunalu-nad-rf/" text:style-name="Internet_20_link" text:visited-style-name="Visited_20_Internet_20_Link">
https://armyinform.com.ua/2023/04/24/v-ukrayini-zaklykaly-kipr-doluchytysya-do-stvorennya-specztrybunalu-nad-rf/</text:a>
</text:p>
      <!--NEWS-->
      <text:h text:style-name="P10" text:outline-level="1">
<text:span text:style-name="T4">
冬季徒步旅行的本地囚犯会见了协调总部的代表</text:span>
</text:h>
      <text:p text:style-name="P4">
作者: ['АРМІЯINFORM']</text:p>
      <text:p text:style-name="P4">
时间: 2023-04-24T47:00:00-04:00</text:p>
      <text:p text:style-name="P4">
描述: 在挑衅的地区中心协调总部到波兰人，...与乌克兰2022年的战争，与乌克兰的最新新闻战争，今天与乌克兰2022年的新闻战争，乌克兰与俄罗斯和俄罗斯之间的战争以及与乌克兰战争之间的战争，他们说，2022年，是否会在不久的将来与乌克兰进行战争</text:p>
      <text:p text:style-name="P4">
图片: ['<text:a xlink:type="simple" xlink:href="https://armyinform.com.ua/wp-content/uploads/2023/04/2fdcc4fc-141e-471c-86a1-0f28425c12cd.jpg" text:style-name="Internet_20_link" text:visited-style-name="Visited_20_Internet_20_Link">
2fdcc4fc-141e-471c-86a1-0f28425c12cd.jpg</text:a>
']</text:p>
      <text:p text:style-name="P4">
标签: ['ВІЙСЬКОВОПОЛОНЕННІ', 'КООРДИНАЦІЙНИЙ ШТАБ З ПИТАНЬ ПОВОДЖЕННЯ З ВІЙСЬКОВОПОЛОНЕНИМИ', 'МІЖНАРОДНИЙ КОМІТЕТ ЧЕРВОНОГО ХРЕСТА']</text:p>
      <text:p text:style-name="P4">
类别: News</text:p>
      <!--METADATA-->
      <text:p text:style-name="P4">
<draw:frame draw:style-name="fr1" draw:name="Image208" text:anchor-type="as-char" svg:width="6.9236in" svg:height="4.280334in" draw:z-index="0">
<draw:image xlink:href="../Images/AРМІЯINFORM/2023-04-24T47-00-00-04-00/2fdcc4fc-141e-471c-86a1-0f28425c12cd.jpg" xlink:type="simple" xlink:show="embed" xlink:actuate="onLoad" draw:mime-type="image/jpeg"/>
</draw:frame>
在协调员的南部地区中心关于温暖拥有的行为，与一个以冬季运动的骑士命名的单独机械机械大队的捍卫者的家人举行了会议。</text:p>
      <text:p text:style-name="P4">
关于它<text:a xlink:type="simple" xlink:href="https://t.me/Koord_shtab/892" text:style-name="Internet_20_link" text:visited-style-name="Visited_20_Internet_20_Link">
报告</text:a>
与战俘问题协调总部。</text:p>
      <text:p text:style-name="P4">
作为会议的一部分，他们讨论了与Chervonoro -Rrest国际委员会的合作，与组织上诉和沟通的程序，这是一种改变服务员服务员在下午确认住宿的算法。</text:p>
      <text:p text:style-name="P4">
还解释了捍卫者的家属，该程序是由从囚禁中返回的军人进一步通过的程序，他们的待遇机制以及现金的付款。</text:p>
      <text:p text:style-name="P4">
该中心的专家在警方要求失踪或囚禁的事实，与调查人员的互动和合作的程序，提交刑事诉讼的要求后，告知了当地辩护人的权利。</text:p>
      <text:p text:style-name="P4">
特别注意讨论与囚犯和失踪人员的亲戚对抗欺诈行为的讨论。 他们还提出了有关向执法机构报告此类案件的建议。</text:p>
      <text:p text:style-name="P4">
会议结束时，所有捍卫者的家庭都接受了个人咨询和澄清个人问题。</text:p>
      <text:p text:style-name="P4">
News Source: <text:a xlink:type="simple" xlink:href="https://armyinform.com.ua/2023/04/24/ridni-polonenyh-lyczariv-zymovogo-pohodu-zustrilysya-z-predstavnykamy-koordynaczijnogo-shtabu/" text:style-name="Internet_20_link" text:visited-style-name="Visited_20_Internet_20_Link">
https://armyinform.com.ua/2023/04/24/ridni-polonenyh-lyczariv-zymovogo-pohodu-zustrilysya-z-predstavnykamy-koordynaczijnogo-shtabu/</text:a>
</text:p>
      <!--NEWS-->
      <text:h text:style-name="P10" text:outline-level="1">
<text:span text:style-name="T4">
每天将近300件爆炸性物品被烟火技术中和</text:span>
</text:h>
      <text:p text:style-name="P4">
作者: ['АРМІЯINFORM']</text:p>
      <text:p text:style-name="P4">
时间: 2023-04-24T48:00:00-04:00</text:p>
      <text:p text:style-name="P4">
描述: DSNS的pidrodili在Lekvidatsiy Naslidkiv上持续23个Kvityshneli，持续127个Viyzdiv的Kvityshneli ...与乌克兰2022年的战争，与乌克兰的最新新闻，《今日新闻》，《新闻新闻》，与乌克兰2022年与乌克兰的2022年新闻战争，乌克兰和俄罗斯和俄罗斯及其乌克兰因在乌克兰的战争，将是，是否会在不久的将来与乌克兰进行战争，今天与乌克兰的战争，今天的乌克兰新闻</text:p>
      <text:p text:style-name="P4">
图片: ['<text:a xlink:type="simple" xlink:href="https://armyinform.com.ua/wp-content/uploads/2021/04/miny.jpg" text:style-name="Internet_20_link" text:visited-style-name="Visited_20_Internet_20_Link">
miny.jpg</text:a>
']</text:p>
      <text:p text:style-name="P4">
标签: ['STOPRUSSIA', 'ДСНС УКРАЇНИ']</text:p>
      <text:p text:style-name="P4">
类别: News</text:p>
      <!--METADATA-->
      <text:p text:style-name="P4">
<draw:frame draw:style-name="fr1" draw:name="Image209" text:anchor-type="as-char" svg:width="6.9236in" svg:height="3.893007in" draw:z-index="0">
<draw:image xlink:href="../Images/AРМІЯINFORM/2023-04-24T48-00-00-04-00/miny.jpg" xlink:type="simple" xlink:show="embed" xlink:actuate="onLoad" draw:mime-type="image/jpeg"/>
</draw:frame>
说明性照片</text:p>
      <text:p text:style-name="P4">
4月23日，SES单元进行了<text:span text:style-name="T4">
 127 </text:span>
旅行，以解决定居点和对象 - 基础结构的壳体的后果。 消除<text:span text:style-name="T4">
 4 </text:span>
火。 为人提供了心理帮助<text:span text:style-name="T4">
 52 </text:span>
。</text:p>
      <text:p text:style-name="P4">
关于它<text:a xlink:type="simple" xlink:href="https://dsns.gov.ua/uk/news/nadzvicaini-podiyi/operativna-informaciia-dsns-shhodo-naslidkiv-vedennia-boiovix-dii-rosiiskoiu-federacijeiu-136" text:style-name="Internet_20_link" text:visited-style-name="Visited_20_Internet_20_Link">
报告</text:a>
乌克兰的SES。</text:p>
      <text:p text:style-name="P4">
白天，SES的烟火单位涉及<text:span text:style-name="T4">
 106 </text:span>
次，发现，扣押并处置了<text:span text:style-name="T4">
 299 </text:span>
爆炸物的单位，对<text:span text:style-name="T4">
 21 </text:span>
一公顷的面积进行了调查。</text:p>
      <text:p text:style-name="P4">
总的来说，从大规模军事入侵俄罗斯联邦的开始，乌克兰领土已经导致了90,000 750个出发，以消除后果，消除了14,000328次大火，救出了4,000亿9人，被救出21万人提供了964人。</text:p>
      <text:p text:style-name="P4">
News Source: <text:a xlink:type="simple" xlink:href="https://armyinform.com.ua/2023/04/24/majzhe-300-vybuhonebezpechnyh-predmetiv-zneshkodyly-pirotehniky-za-dobu-2/" text:style-name="Internet_20_link" text:visited-style-name="Visited_20_Internet_20_Link">
https://armyinform.com.ua/2023/04/24/majzhe-300-vybuhonebezpechnyh-predmetiv-zneshkodyly-pirotehniky-za-dobu-2/</text:a>
</text:p>
      <!--NEWS-->
      <text:h text:style-name="P10" text:outline-level="1">
<text:span text:style-name="T4">
2023年，批准了高级军事教育机构的参赛者目录</text:span>
</text:h>
      <text:p text:style-name="P4">
作者: ['Євген Проворний']</text:p>
      <text:p text:style-name="P4">
时间: 2023-04-24T49:00:00-04:00</text:p>
      <text:p text:style-name="P4">
描述: Pershest iTercessor Ministan对乌克兰的防御，中尉Oleksandr Pavlyuk，硬化...与乌克兰2022年的战争，与乌克兰与乌克兰的最新新闻，今天与乌克兰2022年的新闻战争，今天，乌克兰和俄罗斯之间的战争以及战争会发生战争他们在2022年与乌克兰有一年</text:p>
      <text:p text:style-name="P4">
图片: ['<text:a xlink:type="simple" xlink:href="https://armyinform.com.ua/wp-content/uploads/2023/04/golovna-48.jpg" text:style-name="Internet_20_link" text:visited-style-name="Visited_20_Internet_20_Link">
golovna-48.jpg</text:a>
', '<text:a xlink:type="simple" xlink:href="https://armyinform.com.ua/wp-content/uploads/2023/04/foto-1-13.jpg" text:style-name="Internet_20_link" text:visited-style-name="Visited_20_Internet_20_Link">
foto-1-13.jpg</text:a>
']</text:p>
      <text:p text:style-name="P4">
标签: ['ВВНЗ', 'ВИЩА ВІЙСЬКОВА ОСВІТА']</text:p>
      <text:p text:style-name="P4">
类别: News</text:p>
      <!--METADATA-->
      <text:p text:style-name="P4">
<draw:frame draw:style-name="fr1" draw:name="Image210" text:anchor-type="as-char" svg:width="6.9236in" svg:height="4.615733in" draw:z-index="0">
<draw:image xlink:href="../Images/AРМІЯINFORM/2023-04-24T49-00-00-04-00/golovna-48.jpg" xlink:type="simple" xlink:show="embed" xlink:actuate="onLoad" draw:mime-type="image/jpeg"/>
</draw:frame>
_乌克兰中尉的第一任国防部副部长亚历山大·帕夫林·扎特(Alexander Pavlyukzatt)向专业高级军事教育机构，高级军事教育机构和高等教育机构的军事教育部门的参与者提供了目录(ZFPVO，高等教育和GNP。  -  ed。)在2023年。</text:p>
      <text:p text:style-name="P4">
_ -_入门运动的开始即将接近-2023年，向塔扎克拉德(Tazaclade)的高等军事教育的军事大学开始。 我们部门的专家已向乌克兰国防部高等教育机构的塔维高等教育机构的塔维高等教育机构的高等军事教育机构的机构收到了年度信息目录。军事教育与科学系负责人。</text:p>
      <text:p text:style-name="P4">
据他介绍，该目录是想要获得军事法的人的详细指南，其中包含有关入门测试程序的全面信息：</text:p>
      <ul>
        <li>
它不仅对参赛者，而且对当局的官员，HEI，HEIS，HUB和ZFPVO的GNP，完成和社会支持的领土中心，这些中心是直接参与所有类别参赛者的选择。</li>
      </ul>
      <text:p text:style-name="P4">
<draw:frame draw:style-name="fr1" draw:name="Image211" text:anchor-type="as-char" svg:width="6.9236in" svg:height="4.615733in" draw:z-index="0">
<draw:image xlink:href="../Images/AРМІЯINFORM/2023-04-24T49-00-00-04-00/foto-1-13.jpg" xlink:type="simple" xlink:show="embed" xlink:actuate="onLoad" draw:mime-type="image/jpeg"/>
</draw:frame>
该目录包含竞争性选择和入学的程序，以建立属于乌克兰国防部领域的军事教育机构。</text:p>
      <text:p text:style-name="P4">
为了方便参赛者，目录包含HEI和GNP HEA的全面清单，这些清单为军事专家准备了战术一级军官职位的军事服务，以及专业高级军事教育机构，这些机构为通行证准备军事专家服兵役。</text:p>
      <text:p text:style-name="P4">
2023年参赛者目录是由Inukuko Mou军事教育部的专家开发的，它将很快在乌克兰国防部的网站上发布在“ Tanauka的军事教育”部分。(https://www.mil.gov.ua/diyalnist/vijskova-osvita-na-tauka/#dovidnuk)<text:span text:style-name="T5">
照片说明性</text:span>
</text:p>
      <text:p text:style-name="P4">
News Source: <text:a xlink:type="simple" xlink:href="https://armyinform.com.ua/2023/04/24/zatverdzheno-dovidnyk-dlya-vstupnykiv-do-vyshhyh-vijskovyh-navchalnyh-zakladiv-u-2023-roczi/" text:style-name="Internet_20_link" text:visited-style-name="Visited_20_Internet_20_Link">
https://armyinform.com.ua/2023/04/24/zatverdzheno-dovidnyk-dlya-vstupnykiv-do-vyshhyh-vijskovyh-navchalnyh-zakladiv-u-2023-roczi/</text:a>
</text:p>
      <!--NEWS-->
      <text:h text:style-name="P10" text:outline-level="1">
<text:span text:style-name="T4">
关于乌克兰法律某些方面的生效“国防采购</text:span>
</text:h>
      <text:p text:style-name="P4">
作者: ['АРМІЯINFORM']</text:p>
      <text:p text:style-name="P4">
时间: 2023-04-24T50:00:00-04:00</text:p>
      <text:p text:style-name="P4">
描述: 23 KVITRY 2023 ROKU POVILI FINER SMREM由乌克兰法律24 Lyuby 2023 N ...与乌克兰2022年的战争，与乌克兰的最新新闻，《与乌克兰的新闻》，《与乌克兰2022年的新闻战争》，今天，乌克兰和俄罗斯和俄罗斯和俄罗斯和俄罗斯和俄罗斯和俄罗斯与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3/02e284b9be58db3d46a9d31490538857a0693354-1.jpg" text:style-name="Internet_20_link" text:visited-style-name="Visited_20_Internet_20_Link">
02e284b9be58db3d46a9d31490538857a0693354-1.jpg</text:a>
']</text:p>
      <text:p text:style-name="P4">
标签: ['«ПРО ОБОРОННІ ЗАКУПІВЛІ»', 'МІНІСТЕРСТВО ОБОРОНИ УКРАЇНИ']</text:p>
      <text:p text:style-name="P4">
类别: News</text:p>
      <!--METADATA-->
      <text:p text:style-name="P4">
<draw:frame draw:style-name="fr1" draw:name="Image212" text:anchor-type="as-char" svg:width="6.9236in" svg:height="4.376989in" draw:z-index="0">
<draw:image xlink:href="../Images/AРМІЯINFORM/2023-04-24T50-00-00-04-00/02e284b9be58db3d46a9d31490538857a0693354-1.jpg" xlink:type="simple" xlink:show="embed" xlink:actuate="onLoad" draw:mime-type="image/jpeg"/>
</draw:frame>
2023年4月23日，20123年2月24日乌克兰法律的各个要点n 2958-ix生效，修改了乌克兰法律“国防采购”。</text:p>
      <text:p text:style-name="P4">
特别是：</text:p>
      <text:p text:style-name="P4">
1.艺术的第3部分。 购买法律的30。  - 从现在开始，此类广告将在1之内制作(<text:span text:style-name="T5">
odnium</text:span>
)工作日在E-过程中安置日期。</text:p>
      <text:p text:style-name="P4">
2.艺术的第4部分和第5部分。 《采购协议出版法》第30条。  - 从现在开始(食物，财产，燃料等)从2000年的商品和服务的Hryvnias和150万hryvnias用于电子采购系统的工作，合同报告由10发布(<text:span text:style-name="T5">
yaty</text:span>
)此合同结束之日起的工作日。</text:p>
      <text:p text:style-name="P4">
3.在24.02.2023至24.03.2023期间，关于合同的电子采购系统中出版法律法律法律的最终和过渡条款。  - 确定在60之内(<text:span text:style-name="T5">
sevetest</text:span>
)自艺术第5部分之后的第二天起。 30本法律 - 也就是说，直到2023年6月22日，应出版有关242023年2月至2023年3月24日的合同的报告。</text:p>
      <text:p text:style-name="P4">
**参考。(除了意识购买商品，国防工程和服务，一定的国家机密)在2023年2月24日，通过保护乌克兰武术法律法律法律法律制度时，武装法律制定了军事威胁。</text:p>
      <text:p text:style-name="P4">
该法律在出版后生效 -  2023年3月24日，除了本法律第一条第6段的第5.6、10-12段外，该法律从该法律生效之日起30天后生效，该法律生效 - IS，2023年4月23日。</text:p>
      <text:p text:style-name="P4">
此外，最终和过渡性规定发现，根据本法律生效的日期，从2023年2月24日起未能到达的信息，根据本法律的要求在60天内发布一天之后，作为最终和过渡条款。</text:p>
      <text:p text:style-name="P4">
法律文本可以在[链接]上找到(https://zakon.rada.gov.ua/laws/show/2958-20#n22).</text:p>
      <text:p text:style-name="P4">
News Source: <text:a xlink:type="simple" xlink:href="https://armyinform.com.ua/2023/04/24/shhodo-nabuttya-chynnosti-okremyh-punktiv-zakonu-ukrayiny-pro-oboronni-zakupivli/" text:style-name="Internet_20_link" text:visited-style-name="Visited_20_Internet_20_Link">
https://armyinform.com.ua/2023/04/24/shhodo-nabuttya-chynnosti-okremyh-punktiv-zakonu-ukrayiny-pro-oboronni-zakupivli/</text:a>
</text:p>
      <!--NEWS-->
      <text:h text:style-name="P10" text:outline-level="1">
<text:span text:style-name="T4">
军人在希腊罗马摔跤比赛的欧洲锦标赛上赢得了“银”和“铜牌”</text:span>
</text:h>
      <text:p text:style-name="P4">
作者: ['АРМІЯINFORM']</text:p>
      <text:p text:style-name="P4">
时间: 2023-04-24T51:00:00-04:00</text:p>
      <text:p text:style-name="P4">
描述: 在Zagrebi（克罗地亚）乌克兰运动员的Chemical Svropi Borotbi上，...与乌克兰2022年的战争，与乌克兰与乌克兰的最新新闻交战，与乌克兰的新闻战争，乌克兰的新闻战争是乌克兰和俄罗斯的最后一场战争，以及乌克兰的战争，乌克兰威尔·威尔·威尔·威尔·威尔·威尔·威尔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3/04/photo_5348535646182033020_x.jpg" text:style-name="Internet_20_link" text:visited-style-name="Visited_20_Internet_20_Link">
photo_5348535646182033020_x.jpg</text:a>
', '<text:a xlink:type="simple" xlink:href="https://armyinform.com.ua/wp-content/uploads/2023/04/photo_5348535646182033021_x.jpg" text:style-name="Internet_20_link" text:visited-style-name="Visited_20_Internet_20_Link">
photo_5348535646182033021_x.jpg</text:a>
']</text:p>
      <text:p text:style-name="P4">
标签: ['АРМІЙСЬКИЙ СПОРТ', 'ГРЕКО-РИМСЬКА БОРОТЬБА']</text:p>
      <text:p text:style-name="P4">
类别: News</text:p>
      <!--METADATA-->
      <text:p text:style-name="P4">
<draw:frame draw:style-name="fr1" draw:name="Image213" text:anchor-type="as-char" svg:width="6.9236in" svg:height="4.578231in" draw:z-index="0">
<draw:image xlink:href="../Images/AРМІЯINFORM/2023-04-24T51-00-00-04-00/photo_5348535646182033020_x.jpg" xlink:type="simple" xlink:show="embed" xlink:actuate="onLoad" draw:mime-type="image/jpeg"/>
</draw:frame>
在萨格勒布体育摔跤的欧洲锦标赛上(克罗地亚)乌克兰武装部队的代表乌克兰港口赢得了两个奖项。</text:p>
      <text:p text:style-name="P4">
关于它<text:a xlink:type="simple" xlink:href="https%3A%2F%2Fwww.facebook.com%2Fgreco.rome%2Fposts%2Fpfbid0GoXD5Xk8293CD1LChJC8vqZKHP5dZv1mPh4qj3QdrTRypwp6u8rAhqW9hKanCYLyl&amp;show_text=true&amp;width=500" text:style-name="Internet_20_link" text:visited-style-name="Visited_20_Internet_20_Link">
报告</text:a>
乌克兰希腊罗马斗争联合会。</text:p>
      <text:p text:style-name="P4">
Yaroslav Filchakov的体重类别高达82公斤。</text:p>
      <text:p text:style-name="P4">
根据其他指标，运动员让位于土耳其现任世界冠军Burhanacbudak(最终帐户-3：3).</text:p>
      <text:p text:style-name="P4">
Бронзовим призером став Парвіз Насібов (67公斤)在争夺山脉第三位地点的罗马尼亚米哈伊(Mikhai)的建议中。</text:p>
      <text:p text:style-name="P4">
<draw:frame draw:style-name="fr1" draw:name="Image214" text:anchor-type="as-char" svg:width="6.9236in" svg:height="5.1927in" draw:z-index="0">
<draw:image xlink:href="../Images/AРМІЯINFORM/2023-04-24T51-00-00-04-00/photo_5348535646182033021_x.jpg" xlink:type="simple" xlink:show="embed" xlink:actuate="onLoad" draw:mime-type="image/jpeg"/>
</draw:frame>
</text:p>
      <text:p text:style-name="P4">
News Source: <text:a xlink:type="simple" xlink:href="https://armyinform.com.ua/2023/04/24/armijczi-zdobuly-sriblo-ta-bronzu-na-chempionati-yevropy-z-greko-rymskoyi-borotby/" text:style-name="Internet_20_link" text:visited-style-name="Visited_20_Internet_20_Link">
https://armyinform.com.ua/2023/04/24/armijczi-zdobuly-sriblo-ta-bronzu-na-chempionati-yevropy-z-greko-rymskoyi-borotby/</text:a>
</text:p>
      <!--NEWS-->
      <text:h text:style-name="P10" text:outline-level="1">
<text:span text:style-name="T4">
俄罗斯联合会的FSB代理被拘留，该国收集了有关Cherkasy地区国防军运动的信息</text:span>
</text:h>
      <text:p text:style-name="P4">
作者: ['АРМІЯINFORM']</text:p>
      <text:p text:style-name="P4">
时间: 2023-04-24T52:00:00-04:00</text:p>
      <text:p text:style-name="P4">
描述: 在Cherkasy Vikrita FSB代理商，Vorog Vorog Vorog Vskazyvka的PID小时特殊操作...与乌克兰2022年与乌克兰战争，与乌克兰的最新新闻，与乌克兰的新闻战争，今天上次与乌克兰的新闻战争，今天将在乌克兰和俄罗斯之间进行战争，当他们在2022年与乌克兰进行战争时，他们说，在不久的将来，乌克兰是否会与乌克兰进行战争</text:p>
      <text:p text:style-name="P4">
图片: ['<text:a xlink:type="simple" xlink:href="https://armyinform.com.ua/wp-content/uploads/2023/04/d053fb45bb353eeae6eacdd727d98baa.jpeg" text:style-name="Internet_20_link" text:visited-style-name="Visited_20_Internet_20_Link">
d053fb45bb353eeae6eacdd727d98baa.jpeg</text:a>
']</text:p>
      <text:p text:style-name="P4">
标签: ['STOPRUSSIA', 'АГЕНТ ФСБ', 'АГРЕСІЯ РФ', 'КОНТРРОЗВІДКА СБУ']</text:p>
      <text:p text:style-name="P4">
类别: News</text:p>
      <!--METADATA-->
      <text:p text:style-name="P4">
<draw:frame draw:style-name="fr1" draw:name="Image215" text:anchor-type="as-char" svg:width="6.9236in" svg:height="4.615733in" draw:z-index="0">
<draw:image xlink:href="../Images/AРМІЯINFORM/2023-04-24T52-00-00-04-00/d053fb45bb353eeae6eacdd727d98baa.jpeg" xlink:type="simple" xlink:show="embed" xlink:actuate="onLoad" draw:mime-type="image/jpeg"/>
</draw:frame>
在Cherkasy地区的一次特殊行动中，暴露了FSB的代理商，敌人的翻新收集了有关该地区基地和Siloboron移动的信息。</text:p>
      <text:p text:style-name="P4">
关于它<text:a xlink:type="simple" xlink:href="https://ssu.gov.ua/novyny/sbu-zatrymala-ahentku-fsb-rf-yaka-namahalasia-vlashtuvatysia-do-orhanu-mistsevoho-samovriaduvannia-na-cherkashchyni" text:style-name="Internet_20_link" text:visited-style-name="Visited_20_Internet_20_Link">
报告</text:a>
乌克兰的安全服务。</text:p>
      <text:p text:style-name="P4">
为此，她去了该地区，研究了乌克兰军事部队周围的情况。 获得的信息是通过Messenger中的封闭式聊天以坐标形式传输到侵略者的，对对象的详细描述。</text:p>
      <text:p text:style-name="P4">
此外，被告在乌克兰的Fakero War的禁忌社交网络“ Vkontakte”中分发，并证明了入侵者的行动是合理的。</text:p>
      <text:p text:style-name="P4">
随后，俄罗斯代理人接受了另一项敌对的任务，以解决国内自治机构的实施，以实施机构的侦察和颠覆。 如果就职，她必须收集关键基础结构的技术状况和运作。</text:p>
      <text:p text:style-name="P4">
但是，她未能意识到敌对计划。 恶性因素是及时的，并在阶段记录了犯罪行为，之后被拘留。</text:p>
      <text:p text:style-name="P4">
根据调查，叛徒是当地的居民，他在今年年初参与了俄罗斯isade服务。</text:p>
      <text:p text:style-name="P4">
如果成功完成任务，占领者向他们的同事保证了高端奖励。 在居住地的搜索过程中，被告透露了她与FSB代表相对应的手机。</text:p>
      <text:p text:style-name="P4">
根据收集的证据，安全局的调查人员根据《乌克兰刑法》的两条条款通知被拘留者：</text:p>
      <text:p text:style-name="P4">
<text:span text:style-name="T5">
在戒严条件下犯下的国家背叛； </text:span>
合理性，承认合法，否认俄罗斯对乌克兰联邦的武装侵略，荣耀其参与者。</text:p>
      <text:p text:style-name="P4">
目前，恶性因子选择了一种预防措施 - 拘留。 长期调查以确定犯罪的所有情况。</text:p>
      <text:p text:style-name="P4">
News Source: <text:a xlink:type="simple" xlink:href="https://armyinform.com.ua/2023/04/24/zatrymano-agentku-fsb-rf-yaka-zbyrala-informacziyu-pro-peremishhennya-syl-oborony-na-cherkashhyni/" text:style-name="Internet_20_link" text:visited-style-name="Visited_20_Internet_20_Link">
https://armyinform.com.ua/2023/04/24/zatrymano-agentku-fsb-rf-yaka-zbyrala-informacziyu-pro-peremishhennya-syl-oborony-na-cherkashhyni/</text:a>
</text:p>
      <!--NEWS-->
      <text:h text:style-name="P10" text:outline-level="1">
<text:span text:style-name="T4">
俄罗斯军队每天在乌克兰9个地区开火</text:span>
</text:h>
      <text:p text:style-name="P4">
作者: ['АРМІЯINFORM']</text:p>
      <text:p text:style-name="P4">
时间: 2023-04-24T53:00:00-04:00</text:p>
      <text:p text:style-name="P4">
描述: 对于Permoru Dob Rosiyski Visyska，它们被乌克兰地区处女的Terito炮击。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photo_5346302181583734613_y.jpg" text:style-name="Internet_20_link" text:visited-style-name="Visited_20_Internet_20_Link">
photo_5346302181583734613_y.jpg</text:a>
']</text:p>
      <text:p text:style-name="P4">
标签: ['MILITARY MEDIA CENTER', 'ВОРОЖІ ОБСТРІЛИ', 'ХАРКІВСЬКИЙ ТРИБУНАЛ']</text:p>
      <text:p text:style-name="P4">
类别: News</text:p>
      <!--METADATA-->
      <text:p text:style-name="P4">
<draw:frame draw:style-name="fr1" draw:name="Image216" text:anchor-type="as-char" svg:width="6.9236in" svg:height="4.987748in" draw:z-index="0">
<draw:image xlink:href="../Images/AРМІЯINFORM/2023-04-24T53-00-00-04-00/photo_5346302181583734613_y.jpg" xlink:type="simple" xlink:show="embed" xlink:actuate="onLoad" draw:mime-type="image/jpeg"/>
</draw:frame>
在过去的一天，俄罗斯军队向乌克兰九个地区的领土开火。</text:p>
      <text:p text:style-name="P4">
关于它<text:a xlink:type="simple" xlink:href="https://t.me/militarymediacenter/1776" text:style-name="Internet_20_link" text:visited-style-name="Visited_20_Internet_20_Link">
报告</text:a>
军事媒体中心。</text:p>
      <text:p text:style-name="P4">
通常，不同类型的武器(міномети, танки, артилерія, РСЗВ, ЗРК,БПЛА, тактична авіація)敌人以98个定居点开火，并以128个基础设施的印象确认。</text:p>
      <text:p text:style-name="P4">
根据初步信息，他们在平民中被杀和受伤，指定了牺牲的数量。</text:p>
      <text:p text:style-name="P4">
News Source: <text:a xlink:type="simple" xlink:href="https://armyinform.com.ua/2023/04/24/armiya-rf-za-dobu-obstrilyala-98-naselenyh-punktiv-u-devyaty-oblastyah-ukrayiny/" text:style-name="Internet_20_link" text:visited-style-name="Visited_20_Internet_20_Link">
https://armyinform.com.ua/2023/04/24/armiya-rf-za-dobu-obstrilyala-98-naselenyh-punktiv-u-devyaty-oblastyah-ukrayiny/</text:a>
</text:p>
      <!--NEWS-->
      <text:h text:style-name="P10" text:outline-level="1">
<text:span text:style-name="T4">
紧急问题的防空 - 提供更多的防空导弹火箭和战斗机</text:span>
</text:h>
      <text:p text:style-name="P4">
作者: ['АРМІЯINFORM']</text:p>
      <text:p text:style-name="P4">
时间: 2023-04-24T54:00:00-04:00</text:p>
      <text:p text:style-name="P4">
描述: 关于陆军的Interv'yu Tse，通过告诉总参谋长的代祷者Colos ...与乌克兰2022年的战争，与乌克兰与乌克兰的最新新闻，今天与乌克兰的新闻战争，今天最后一次与乌克兰战争，今天将在那里，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4/romanenko-patriot.jpg" text:style-name="Internet_20_link" text:visited-style-name="Visited_20_Internet_20_Link">
romanenko-patriot.jpg</text:a>
']</text:p>
      <text:p text:style-name="P4">
标签: ['F-16', 'SAAB JAS 39 GRIPEN', 'ВИНИЩУВАЧІ F-18', 'ВТОРГНЕННЯ РФ', 'ЛІТАКИ', 'ППО ЗСУ']</text:p>
      <text:p text:style-name="P4">
类别: News</text:p>
      <!--METADATA-->
      <text:p text:style-name="P4">
<draw:frame draw:style-name="fr1" draw:name="Image217" text:anchor-type="as-char" svg:width="6.9236in" svg:height="4.32725in" draw:z-index="0">
<draw:image xlink:href="../Images/AРМІЯINFORM/2023-04-24T54-00-00-04-00/romanenko-patriot.jpg" xlink:type="simple" xlink:show="embed" xlink:actuate="onLoad" draw:mime-type="image/jpeg"/>
</draw:frame>
在<text:a xlink:type="simple" xlink:href="https://armyinform.com.ua/2023/04/24/czya-vijna-pokazala-shho-perevagu-na-poli-boyu-mayut-mobilni-zrk-igor-romanenko/" text:style-name="Internet_20_link" text:visited-style-name="Visited_20_Internet_20_Link">
陆军面试</text:a>
乌克兰中尉艾戈尔·罗曼尼科(Igor Romanenko)的武装部队总参谋长前副局长说。</text:p>
      <text:p text:style-name="P4">
特别是，他回答有关伴侣最紧急的军事援助的问题，他指出：“如果您实际看待这种情况，那么感染性的问题是提供更防空的导弹补救措施以进行重新发行防御。 我们要击败这一点非常重要，这是给我们至少一代“四个加”的西方战斗机的问题。 这是F-16，F-18，Gripen和类似的航空设备，具有现代北约基地飞机的容量。”</text:p>
      <text:p text:style-name="P4">
此外，罗曼尼科中尉强调说：“我们已经从过时的苏联模式中挤出了。”</text:p>
      <ul>
        <li>
一位军事专家说，俄罗斯人，更多的人，无人驾驶飞机，更现代。  - 为了解决对空袭的严重问题，我们需要更多的设备及其质量。 这适用于非富丽的火箭配合物 - 近，中，远距离，但是具有生成飞机4+功能的战斗机和战斗机。</li>
      </ul>
      <text:p text:style-name="P4">
News Source: <text:a xlink:type="simple" xlink:href="https://armyinform.com.ua/2023/04/24/nagalne-pytannya-ppo-postachannya-bilshoyi-kilkosti-zenitnyh-raketnyh-zasobiv-i-vynyshhuvachiv/" text:style-name="Internet_20_link" text:visited-style-name="Visited_20_Internet_20_Link">
https://armyinform.com.ua/2023/04/24/nagalne-pytannya-ppo-postachannya-bilshoyi-kilkosti-zenitnyh-raketnyh-zasobiv-i-vynyshhuvachiv/</text:a>
</text:p>
      <!--NEWS-->
      <text:h text:style-name="P10" text:outline-level="1">
<text:span text:style-name="T4">
Alexei Danilov：武器是俄罗斯联邦交流论点的最佳调解人，可以理解</text:span>
</text:h>
      <text:p text:style-name="P4">
作者: ['АРМІЯINFORM']</text:p>
      <text:p text:style-name="P4">
时间: 2023-04-24T55:00:00-04:00</text:p>
      <text:p text:style-name="P4">
描述: 为国家贝兹佩基（Bezpeki）而秘书，乌克兰Oleksii Danylov的辩护，与Twritter一起撰写...与乌克兰2022年的战争，与乌克兰的最新消息，今天与乌克兰的新闻，乌克兰2022年最后一次与乌克兰的战争，乌克兰之间的战争会在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标签: ['STOPRUSSIA', 'АГРЕСІЯ РФ', 'ОЛЕКСІЙ ДАНІЛОВ', 'РНБО УКРАЇНИ']</text:p>
      <text:p text:style-name="P4">
类别: News</text:p>
      <!--METADATA-->
      <text:p text:style-name="P4">
<draw:frame draw:style-name="fr1" draw:name="Image218" text:anchor-type="as-char" svg:width="6.9236in" svg:height="3.894525in" draw:z-index="0">
<draw:image xlink:href="../ConvertedIMGs/AРМІЯINFORM/2023-04-24T55-00-00-04-00/124169412_728e27f1-5076-4016-ae2e-9fb07e605c88.jpg.png" xlink:type="simple" xlink:show="embed" xlink:actuate="onLoad" draw:mime-type="image/png"/>
</draw:frame>
乌克兰国家安全与国防委员会秘书Alexey Danilov <text:a xlink:type="simple" xlink:href="https://twitter.com/OleksiyDanilov/status/1650033467294457858" text:style-name="Internet_20_link" text:visited-style-name="Visited_20_Internet_20_Link">
写道</text:a>
Twitter认为乌克兰不需要在与俄罗斯的谈判表中种植，而是要在更好的武器上种植。</text:p>
      <text:p text:style-name="P4">
“当俄罗斯侵略者的目的不变 - 乌克兰的破坏时，最近的倡议定居是亲俄罗斯的维持和平。 不断在谈判桌上不断种植，给我们足够的武器并不是特雷巴纳斯。 武器是最好的调解人，俄罗斯联邦的交流论点很清楚。”他说。</text:p>
      <text:p text:style-name="P4">
News Source: <text:a xlink:type="simple" xlink:href="https://armyinform.com.ua/2023/04/24/oleksij-danilov-zbroya-najkrashhyj-poserednyk-i-zrozumilyj-dlya-rf-argument-spilkuvannya/" text:style-name="Internet_20_link" text:visited-style-name="Visited_20_Internet_20_Link">
https://armyinform.com.ua/2023/04/24/oleksij-danilov-zbroya-najkrashhyj-poserednyk-i-zrozumilyj-dlya-rf-argument-spilkuvannya/</text:a>
</text:p>
      <!--NEWS-->
      <text:h text:style-name="P10" text:outline-level="1">
<text:span text:style-name="T4">
我们正在积极反击-Alexander Sirsky关于Bakhmut的情况</text:span>
</text:h>
      <text:p text:style-name="P4">
作者: ['АРМІЯINFORM']</text:p>
      <text:p text:style-name="P4">
时间: 2023-04-24T56:00:00-04:00</text:p>
      <text:p text:style-name="P4">
描述: Scidary Ugro-Wicheck上校Oleksandr Sirskoy上校的指挥官，他正在与乌克兰2022的战争，与乌克兰的最新新闻战争，今天与乌克兰的新闻，乌克兰2022年的新闻战争，乌克兰和俄罗斯与俄罗斯与俄罗斯与俄罗斯与俄罗斯与俄罗斯和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4/photo_5346302181583734502_y.jpg" text:style-name="Internet_20_link" text:visited-style-name="Visited_20_Internet_20_Link">
photo_5346302181583734502_y.jpg</text:a>
', '<text:a xlink:type="simple" xlink:href="https://armyinform.com.ua/wp-content/uploads/2023/04/photo_5346302181583734501_y-150x150.jpg" text:style-name="Internet_20_link" text:visited-style-name="Visited_20_Internet_20_Link">
photo_5346302181583734501_y-150x150.jpg</text:a>
', '<text:a xlink:type="simple" xlink:href="https://armyinform.com.ua/wp-content/uploads/2023/04/photo_5346302181583734503_y-150x150.jpg" text:style-name="Internet_20_link" text:visited-style-name="Visited_20_Internet_20_Link">
photo_5346302181583734503_y-150x150.jpg</text:a>
', '<text:a xlink:type="simple" xlink:href="https://armyinform.com.ua/wp-content/uploads/2023/04/photo_5346302181583734500_y.jpg" text:style-name="Internet_20_link" text:visited-style-name="Visited_20_Internet_20_Link">
photo_5346302181583734500_y.jpg</text:a>
']</text:p>
      <text:p text:style-name="P4">
标签: ['MILITARY MEDIA CENTER', 'БАХМУТ', 'ЛИМАНСЬКИЙ НАПРЯМОК', 'ОЛЕКСАНДР СИРСЬКИЙ', 'СИТУАЦІЯ НА ФРОНТІ']</text:p>
      <text:p text:style-name="P4">
类别: News</text:p>
      <!--METADATA-->
      <text:p text:style-name="P4">
<draw:frame draw:style-name="fr1" draw:name="Image219" text:anchor-type="as-char" svg:width="6.9236in" svg:height="4.661597in" draw:z-index="0">
<draw:image xlink:href="../Images/AРМІЯINFORM/2023-04-24T56-00-00-04-00/photo_5346302181583734502_y.jpg" xlink:type="simple" xlink:show="embed" xlink:actuate="onLoad" draw:mime-type="image/jpeg"/>
</draw:frame>
东部部队的指挥官亚历山大·赛尔斯基上校对莱曼斯基和巴赫穆茨卡亚的敌对行动领域的局势发表了评论。</text:p>
      <text:p text:style-name="P4">
关于这个<text:a xlink:type="simple" xlink:href="https://t.me/militarymediacenter/1782" text:style-name="Internet_20_link" text:visited-style-name="Visited_20_Internet_20_Link">
被引用</text:a>
在军事媒体中心。</text:p>
      <text:p text:style-name="P4">
指挥官指出，在进行了许多失败的企图，试图将我们的防御打破纳利曼的方向，敌人遭受了巨大的损失，并被迫使他的单位过度升级。</text:p>
      <text:p text:style-name="P4">
“在巴赫穆特的方向上，情况仍然紧张。 激烈的战斗继续。在巴赫穆特的几个郊区定居点中，战争的进攻行动是失败。 但是，敌人并没有留下围绕巴赫穆特的目标，而是利用所有可能的力量和手段来彻底破坏这座城市。</text:p>
      <text:p text:style-name="P4">
<text:a xlink:type="simple" xlink:href="https://armyinform.com.ua/wp-content/uploads/2023/04/photo_5346302181583734501_y.jpg" text:style-name="Internet_20_link" text:visited-style-name="Visited_20_Internet_20_Link">
!(Images/AРМІЯINFORM/2023-04-24T56-00-00-04-00/photo_5346302181583734501_y-150x150.jpg)</text:a>
</text:p>
      <text:p text:style-name="P4">
<text:a xlink:type="simple" xlink:href="https://armyinform.com.ua/wp-content/uploads/2023/04/photo_5346302181583734503_y.jpg" text:style-name="Internet_20_link" text:visited-style-name="Visited_20_Internet_20_Link">
<draw:frame draw:style-name="fr1" draw:name="Image220" text:anchor-type="as-char" svg:width="6.9236in" svg:height="6.9236in" draw:z-index="0">
<draw:image xlink:href="../Images/AРМІЯINFORM/2023-04-24T56-00-00-04-00/photo_5346302181583734503_y-150x150.jpg" xlink:type="simple" xlink:show="embed" xlink:actuate="onLoad" draw:mime-type="image/jpeg"/>
</draw:frame>
</text:a>
他补充说，我们的战士不仅在巴赫穆特的防守，而且还反击。</text:p>
      <text:p text:style-name="P4">
指挥官解释说：“这使我们有机会限制敌人的进攻，以在几个月内朝这个方向增加前线，以摧毁其最佳单位。”</text:p>
      <text:p text:style-name="P4">
<draw:frame draw:style-name="fr1" draw:name="Image221" text:anchor-type="as-char" svg:width="6.9236in" svg:height="4.543613in" draw:z-index="0">
<draw:image xlink:href="../Images/AРМІЯINFORM/2023-04-24T56-00-00-04-00/photo_5346302181583734500_y.jpg" xlink:type="simple" xlink:show="embed" xlink:actuate="onLoad" draw:mime-type="image/jpeg"/>
</draw:frame>
亚历山大·西尔斯基(Alexander Sirsky)上校回忆说，关于国防组织的决定正在现场收到。 在此之前，他听取指挥官并分析操作情况。</text:p>
      <text:p text:style-name="P4">
此外，指挥官授予了130多年的荣誉和有价值的礼物。</text:p>
      <text:p text:style-name="P4">
News Source: <text:a xlink:type="simple" xlink:href="https://armyinform.com.ua/2023/04/24/my-aktyvno-kontratakuyemo-oleksandr-syrskyj-pro-sytuacziyu-u-bahmuti/" text:style-name="Internet_20_link" text:visited-style-name="Visited_20_Internet_20_Link">
https://armyinform.com.ua/2023/04/24/my-aktyvno-kontratakuyemo-oleksandr-syrskyj-pro-sytuacziyu-u-bahmuti/</text:a>
</text:p>
      <!--NEWS-->
      <text:h text:style-name="P10" text:outline-level="1">
<text:span text:style-name="T4">
占领部队增加了塔夫里亚动脉到来的数量</text:span>
</text:h>
      <text:p text:style-name="P4">
作者: ['Вячеслав Діордієв']</text:p>
      <text:p text:style-name="P4">
时间: 2023-04-24T57:00:00-04:00</text:p>
      <text:p text:style-name="P4">
描述: YAK赤裸裸地参加了EFIR电视马拉松“єIniNews” Kerivnik Op'dnaya ...与乌克兰2022年的战争，与乌克兰的最新新闻，今天与乌克兰的新闻战争，乌克兰2022年的新闻战争，乌克兰和俄罗斯之间的战争将会当他们在2022年与乌克兰进行战争时，他们说，在不久的将来，乌克兰是否会与乌克兰进行战争</text:p>
      <text:p text:style-name="P4">
图片: ['<text:a xlink:type="simple" xlink:href="https://armyinform.com.ua/wp-content/uploads/2023/04/marnka_rect.jpg" text:style-name="Internet_20_link" text:visited-style-name="Visited_20_Internet_20_Link">
marnka_rect.jpg</text:a>
']</text:p>
      <text:p text:style-name="P4">
标签: ['ОЛЕКСІЙ ДМИТРАШКІВСЬКИЙ']</text:p>
      <text:p text:style-name="P4">
类别: News</text:p>
      <!--METADATA-->
      <text:p text:style-name="P4">
<draw:frame draw:style-name="fr1" draw:name="Image222" text:anchor-type="as-char" svg:width="6.9236in" svg:height="3.88283in" draw:z-index="0">
<draw:image xlink:href="../Images/AРМІЯINFORM/2023-04-24T57-00-00-04-00/marnka_rect.jpg" xlink:type="simple" xlink:show="embed" xlink:actuate="onLoad" draw:mime-type="image/jpeg"/>
</draw:frame>
正如他强调广播<text:a xlink:type="simple" xlink:href="https://www.youtube.com/watch" text:style-name="Internet_20_link" text:visited-style-name="Visited_20_Internet_20_Link">
电视马拉松</text:a>
塔夫里伊斯基(Tavriysky)方向的国防军中心领导中心的“唯一新闻”，阿列克西·德米特拉什基夫斯基(Alexeydmitrashkivsky)上校，俄罗斯占领部队开始在塔夫里亚(Tavriya)的方向上增加炮击。 特别是，在最后一天，敌人在乌克兰494次国防军的位置开火，实际上又回到了炮击数量，这是2月在2月观察到的。</text:p>
      <text:p text:style-name="P4">
据他说，在最后一天，有26起袭击敌对行动负责某个地区的敌人，而在玛丽娜的Marinka袭击了敌人。</text:p>
      <ul>
        <li>
此外，应该指出的是，我们已经收到了有关坦克旅向Avdiivka地区移动的信息。 在不久的将来，我们将看到占领者是否会在战场上使用它。 在过去的两个tobivt中，敌人在没有装甲车辆的支持下进行了攻击行动 - 塔夫里斯克国防军国防军中心的记者。</li>
      </ul>
      <text:p text:style-name="P4">
该官员还说，在最后一天，超过200人丧生和受伤。 最近几天一直追溯到煤炭大炮的定期大规模炮击可能表明敌人可以朝这个方向攻击行动。</text:p>
      <text:p text:style-name="P4">
News Source: <text:a xlink:type="simple" xlink:href="https://armyinform.com.ua/2023/04/24/okupaczijni-vijska-zbilshyly-kilkist-artobstriliv-na-tavrijskomu-napryamku-oleksij-dmytrashkivskyj/" text:style-name="Internet_20_link" text:visited-style-name="Visited_20_Internet_20_Link">
https://armyinform.com.ua/2023/04/24/okupaczijni-vijska-zbilshyly-kilkist-artobstriliv-na-tavrijskomu-napryamku-oleksij-dmytrashkivskyj/</text:a>
</text:p>
      <!--NEWS-->
      <text:h text:style-name="P10" text:outline-level="1">
<text:span text:style-name="T4">
智能手机中几下几下的三种方法</text:span>
</text:h>
      <text:p text:style-name="P4">
作者: ['АРМІЯINFORM']</text:p>
      <text:p text:style-name="P4">
时间: 2023-04-24T58:00:00-04:00</text:p>
      <text:p text:style-name="P4">
描述: 为此，苏克布乌克兰军队已经在《覆盖战争》，《战争》上最撬动了Vorog ...与乌克兰2022年的战争，与乌克兰与乌克兰的最新新闻，今天与乌克兰2022年的新闻战争，今天会有一场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4/342906935_281739494176160_1224738712895801878_n.jpg" text:style-name="Internet_20_link" text:visited-style-name="Visited_20_Internet_20_Link">
342906935_281739494176160_1224738712895801878_n.jpg</text:a>
']</text:p>
      <text:p text:style-name="P4">
标签: ['UNITED24', 'АРМІЯ ДРОНІВ', 'ВІЙСЬКОВІ ОБЛІГАЦІЇ', 'МІНЦИФРИ', 'ЧАТБОТ ЄВОРОГ']</text:p>
      <text:p text:style-name="P4">
类别: News</text:p>
      <!--METADATA-->
      <text:p text:style-name="P4">
<draw:frame draw:style-name="fr1" draw:name="Image223" text:anchor-type="as-char" svg:width="6.9236in" svg:height="4.493866in" draw:z-index="0">
<draw:image xlink:href="../Images/AРМІЯINFORM/2023-04-24T58-00-00-04-00/342906935_281739494176160_1224738712895801878_n.jpg" xlink:type="simple" xlink:show="embed" xlink:actuate="onLoad" draw:mime-type="image/jpeg"/>
</draw:frame>
为了使乌克兰军队继续成功地摧毁前线敌人，每个人都需要所有人的帮助。 可以将好消息从智能手机中的几个股票乘以好消息。</text:p>
      <text:p text:style-name="P4">
乌克兰数字化转型部<text:a xlink:type="simple" xlink:href="https://www.facebook.com/mintsyfra/posts/pfbid02JCfUU8FcCuaCKSQsqHGFoK1A7ycAD9RD45XR6SydB96zbkynXCPGo6B1ejm9HKTHl" text:style-name="Internet_20_link" text:visited-style-name="Visited_20_Internet_20_Link">
提醒</text:a>
大约三种有效的方法。</text:p>
      <text:p text:style-name="P4">
<text:span text:style-name="T4">
聊天机器人Evorog </text:span>
，您可以通过聊天机器人的聊天机器人来传达俄罗斯设备的国防力量，人员和合作者的积累。 申请有助于识别和破坏敌人的立场。 传递的evorog可以来自应用程序操作中的主屏幕，也可以是<text:a xlink:type="simple" xlink:href="t.me/evorog_bot" text:style-name="Internet_20_link" text:visited-style-name="Visited_20_Internet_20_Link">
参考</text:a>
.</text:p>
      <text:p text:style-name="P4">
<text:span text:style-name="T4">
Військові облігації в застосунку Дія.</text:span>
 Придбання військових облігацій — цедієвий спосіб підтримати армію та економіку України. Кожна облігація — цезброя, техніка та необхідні медикаменти для наших захисників та захисниць. Аще вигідна інвестиція. З придбаної облігації ви отримаєте прибуток: вкладенікошти плюс відсоток.</text:p>
      <text:p text:style-name="P4">
<text:span text:style-name="T4">
Армія дронів від UNITED24.</text:span>
 Донати на нові «пташки» для нашої армії, а це«очі» військових, які проводять розвідку, допомагають знищувати ворога тазберігають життя українським захисникам та захисницям.</text:p>
      <text:p text:style-name="P4">
News Source: <text:a xlink:type="simple" xlink:href="https://armyinform.com.ua/2023/04/24/try-sposoby-nablyzyty-peremogu-za-kilka-klikiv-u-smartfoni/" text:style-name="Internet_20_link" text:visited-style-name="Visited_20_Internet_20_Link">
https://armyinform.com.ua/2023/04/24/try-sposoby-nablyzyty-peremogu-za-kilka-klikiv-u-smartfoni/</text:a>
</text:p>
      <!--NEWS-->
      <text:h text:style-name="P10" text:outline-level="1">
<text:span text:style-name="T4">
俄罗斯联邦的8.2万次军事犯罪记录了检察官办公室</text:span>
</text:h>
      <text:p text:style-name="P4">
作者: ['АРМІЯINFORM']</text:p>
      <text:p text:style-name="P4">
时间: 2023-04-24T5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1-77.jpg" text:style-name="Internet_20_link" text:visited-style-name="Visited_20_Internet_20_Link">
1-77.jpg</text:a>
', '<text:a xlink:type="simple" xlink:href="https://armyinform.com.ua/wp-content/uploads/2023/04/2-68.jpg" text:style-name="Internet_20_link" text:visited-style-name="Visited_20_Internet_20_Link">
2-68.jpg</text:a>
']</text:p>
      <text:p text:style-name="P4">
标签: ['ВОЄННІ ЗЛОЧИНИ РФ', 'ОФІС ГЕНЕРАЛЬНОГО ПРОКУРОРА УКРАЇНИ']</text:p>
      <text:p text:style-name="P4">
类别: News</text:p>
      <!--METADATA-->
      <text:p text:style-name="P4">
<draw:frame draw:style-name="fr1" draw:name="Image224" text:anchor-type="as-char" svg:width="6.9236in" svg:height="4.448413in" draw:z-index="0">
<draw:image xlink:href="../Images/AРМІЯINFORM/2023-04-24T59-00-00-04-00/1-77.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4月24日，它已注册：</text:p>
      <ul>
        <li>
82 313军事犯罪， * 17 074年针对乌克兰国家安全的罪行。</li>
      </ul>
      <text:p text:style-name="P4">
此外，根据少年检察官的官方数据，有1419名儿童受到俄罗斯联邦的侵略的影响，其中：</text:p>
      <ul>
        <li>
470-儿童被杀， * 949-儿童因严重程度不同。</li>
      </ul>
      <text:p text:style-name="P4">
该部门强调，这些数字不是最终的，因为在暂时占据的有形领土上的积极战斗场所的安装中继续进行工作。</text:p>
      <text:p text:style-name="P4">
<draw:frame draw:style-name="fr1" draw:name="Image225" text:anchor-type="as-char" svg:width="6.9236in" svg:height="4.448413in" draw:z-index="0">
<draw:image xlink:href="../Images/AРМІЯINFORM/2023-04-24T59-00-00-04-00/2-68.jpg" xlink:type="simple" xlink:show="embed" xlink:actuate="onLoad" draw:mime-type="image/jpeg"/>
</draw:frame>
</text:p>
      <text:p text:style-name="P4">
News Source: <text:a xlink:type="simple" xlink:href="https://armyinform.com.ua/2023/04/24/ponad-82-tysyachi-voyennyh-zlochyniv-rf-zadokumentuvav-ofis-genprokurora/" text:style-name="Internet_20_link" text:visited-style-name="Visited_20_Internet_20_Link">
https://armyinform.com.ua/2023/04/24/ponad-82-tysyachi-voyennyh-zlochyniv-rf-zadokumentuvav-ofis-genprokurora/</text:a>
</text:p>
      <!--NEWS-->
      <text:h text:style-name="P10" text:outline-level="1">
<text:span text:style-name="T4">
超过35个“口径”：俄罗斯联邦在黑海中占有两枚火箭，另外三只火箭 - 在地中海</text:span>
</text:h>
      <text:p text:style-name="P4">
作者: ['АРМІЯINFORM']</text:p>
      <text:p text:style-name="P4">
时间: 2023-04-24T60:00:00-04:00</text:p>
      <text:p text:style-name="P4">
描述: Boyal Cherguvanniy Chotiri Vorozhi在Chorn Mori的24 Kvitry村庄...与乌克兰2022年的战争，与乌克兰的最新新闻，今天与乌克兰2022年的新闻战争，今天，乌克兰和俄罗斯之间的战争将是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1/05/chorne-more.jpg" text:style-name="Internet_20_link" text:visited-style-name="Visited_20_Internet_20_Link">
chorne-more.jpg</text:a>
']</text:p>
      <text:p text:style-name="P4">
标签: ['АЗОВСЬКЕ МОРЕ', 'ВМС ЗСУ', 'РАКЕТИ «КАЛІБР»', 'ЧОРНЕ МОРЕ']</text:p>
      <text:p text:style-name="P4">
类别: News</text:p>
      <!--METADATA-->
      <text:p text:style-name="P4">
<draw:frame draw:style-name="fr1" draw:name="Image226" text:anchor-type="as-char" svg:width="6.9236in" svg:height="3.956343in" draw:z-index="0">
<draw:image xlink:href="../Images/AРМІЯINFORM/2023-04-24T60-00-00-04-00/chorne-more.jpg" xlink:type="simple" xlink:show="embed" xlink:actuate="onLoad" draw:mime-type="image/jpeg"/>
</draw:frame>
截至4月24日，黑海有四艘雌船，其中包括两架口径翼导弹的载体，共有八只火箭。</text:p>
      <text:p text:style-name="P4">
关于它<text:a xlink:type="simple" xlink:href="https://www.facebook.com/navy.mil.gov.ua/posts/613308687503384" text:style-name="Internet_20_link" text:visited-style-name="Visited_20_Internet_20_Link">
报告</text:a>
乌克兰武装部队海军的指挥。</text:p>
      <text:p text:style-name="P4">
阿佐夫海有一艘敌方船。</text:p>
      <text:p text:style-name="P4">
在地中海中，战斗义务有三艘敌船，还有三艘载体导弹的碳纤维，总计高达28枚火箭。</text:p>
      <text:p text:style-name="P4">
在白天，为了俄罗斯联邦的利益，凯希·耶尼卡尔海峡的通过：</text:p>
      <text:p text:style-name="P4">
<text:span text:style-name="T5">
到Azov Sea -28艘船，其中9艘从Bosphorus海峡移动； </text:span>
到黑海-22艘船，其中有4只沿Bosphorus的方向继续运动。</text:p>
      <text:p text:style-name="P4">
俄罗斯联邦继续违反《 1974年海洋保护人类生命的国际公约》。(Solas)通过关闭自动识别系统(AIS)纳粹船只在亚佐夫海。</text:p>
      <text:p text:style-name="P4">
News Source: <text:a xlink:type="simple" xlink:href="https://armyinform.com.ua/2023/04/24/blyzko-36-kalibriv-rf-utrymuye-u-chornomu-mori-dva-raketonosiyi-shhe-try-u-seredzemnomu/" text:style-name="Internet_20_link" text:visited-style-name="Visited_20_Internet_20_Link">
https://armyinform.com.ua/2023/04/24/blyzko-36-kalibriv-rf-utrymuye-u-chornomu-mori-dva-raketonosiyi-shhe-try-u-seredzemnomu/</text:a>
</text:p>
      <!--NEWS-->
      <text:h text:style-name="P10" text:outline-level="1">
<text:span text:style-name="T4">
要去1991年的边界 - 今年是一项完全可以完成的任务 - 基里尔·布达诺夫（Kirill Budanov）</text:span>
</text:h>
      <text:p text:style-name="P4">
作者: ['АРМІЯINFORM']</text:p>
      <text:p text:style-name="P4">
时间: 2023-04-24T61: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20230424-01.jpg" text:style-name="Internet_20_link" text:visited-style-name="Visited_20_Internet_20_Link">
20230424-01.jpg</text:a>
']</text:p>
      <text:p text:style-name="P4">
标签: ['ГУР МІНОБОРОНИ УКРАЇНИ', 'КИРИЛО БУДАНОВ']</text:p>
      <text:p text:style-name="P4">
类别: News</text:p>
      <!--METADATA-->
      <text:p text:style-name="P4">
<draw:frame draw:style-name="fr1" draw:name="Image227" text:anchor-type="as-char" svg:width="6.9236in" svg:height="4.615733in" draw:z-index="0">
<draw:image xlink:href="../Images/AРМІЯINFORM/2023-04-24T61-00-00-04-00/20230424-01.jpg" xlink:type="simple" xlink:show="embed" xlink:actuate="onLoad" draw:mime-type="image/jpeg"/>
</draw:frame>
乌克兰国防部的主要情报局负责人基里尔·布达诺夫少将认为，今年1991年真正到达乌克兰边界。</text:p>
      <text:p text:style-name="P4">
关于<text:a xlink:type="simple" xlink:href="https://gur.gov.ua/content/vyity-na-kordony-1991-roku-tsilkom-dosiazhne-zavdannia-tsoho-roku.html" text:style-name="Internet_20_link" text:visited-style-name="Visited_20_Internet_20_Link">
报告</text:a>
乌克兰军事情报负责人古尔·穆尔(Gur Mou)在接受[RBC-ukraine的大型采访中告诉]。(https://www.rbc.ua/rus/news/kirilo-budanov-viyti-kordoni-1991-roku-tsilkom-1682282231.html)特别是，基里尔·布·巴诺夫少将回答了他以前的预测，即乌克兰军队将在夏天进入克里米亚。</text:p>
      <text:p text:style-name="P4">
“根据一切都应该发生的事情，一切都将在所有边界的返回后发生。 我不知道您为什么要专注于克里米亚，因为我可以直接说：克里米亚是乌克兰领土的一部分，而没有返回犯罪的情况不会结束。 乌克兰军事情报委员会说。</text:p>
      <text:p text:style-name="P4">
News Source: <text:a xlink:type="simple" xlink:href="https://armyinform.com.ua/2023/04/24/vyjty-na-kordony-1991-roku-czilkom-dosyazhne-zavdannya-czogo-roku-kyrylo-budanov/" text:style-name="Internet_20_link" text:visited-style-name="Visited_20_Internet_20_Link">
https://armyinform.com.ua/2023/04/24/vyjty-na-kordony-1991-roku-czilkom-dosyazhne-zavdannya-czogo-roku-kyrylo-budanov/</text:a>
</text:p>
      <!--NEWS-->
      <text:h text:style-name="P10" text:outline-level="1">
<text:span text:style-name="T4">
UAV -Alexey Dmitrashkivsky非常有效地使用了乌克兰的国防军</text:span>
</text:h>
      <text:p text:style-name="P4">
作者: ['Вячеслав Діордієв']</text:p>
      <text:p text:style-name="P4">
时间: 2023-04-24T62:00:00-04:00</text:p>
      <text:p text:style-name="P4">
描述: Vidpovlychi关于我们的胡说八道的废话桶，胡说八道...与乌克兰2022年的战争，与乌克兰与乌克兰的最新新闻，《与乌克兰的新闻战争》，与乌克兰2022年的新闻战争，今天将是今天的最后一个，将是今天的最后一场乌克兰与俄罗斯之间的战争以及与乌克兰的战争将在2022年，他们会在不久的将来与乌克兰发生战争，他们说，与乌克兰的战争，今天的乌克兰新闻，乌克兰的新闻，乌克兰的新闻，乌克兰媒体在俄罗斯媒体在俄罗斯媒体的乌克兰新闻</text:p>
      <text:p text:style-name="P4">
图片: ['<text:a xlink:type="simple" xlink:href="https://armyinform.com.ua/wp-content/uploads/2023/03/dmytrashkivskyj.jpg" text:style-name="Internet_20_link" text:visited-style-name="Visited_20_Internet_20_Link">
dmytrashkivskyj.jpg</text:a>
']</text:p>
      <text:p text:style-name="P4">
标签: ['БПЛА', 'ЄДИНІ НОВИНИ', 'ОЛЕКСІЙ ДМИТРАШКІВСЬКИЙ', 'ТАВРІЙСЬКИЙ НАПРЯМОК']</text:p>
      <text:p text:style-name="P4">
类别: News</text:p>
      <!--METADATA-->
      <text:p text:style-name="P4">
<draw:frame draw:style-name="fr1" draw:name="Image228" text:anchor-type="as-char" svg:width="6.9236in" svg:height="3.940682in" draw:z-index="0">
<draw:image xlink:href="../Images/AРМІЯINFORM/2023-04-24T62-00-00-04-00/dmytrashkivskyj.jpg" xlink:type="simple" xlink:show="embed" xlink:actuate="onLoad" draw:mime-type="image/jpeg"/>
</draw:frame>
Alexei Dmitrashkivsky。 说明性照片</text:p>
      <text:p text:style-name="P4">
回答主持人关于使用我们的派基飞机单位的问题，联合出版社中心发言人(https://www.youtube.com/watch?v=WY8sDvZdWEA)唯一的消息强调，乌克兰国防军的力量非常有效地用来表达敌对立场。</text:p>
      <text:p text:style-name="P4">
在这种情况下，该官员还说，在近期，在广播电子斗争的帮助下，我们的单位将成功“降落”俄罗斯无人机，随后将重新编程并进一步使用，并有效地使用占领者的位置。</text:p>
      <ul>
        <li>
总的来说，这场战争与其他性别四轮驱动器的非常积极地使用。 在即将到来的战争中，他们可能比火炮拥有更多的座右铭。 是的，有些因素会对无人机产生不利影响。 特别是，与天气合作非常困难。 阿勒萨加鲁兹的无人机比炮兵便宜，是敌人，飞往敌人的位置，会影响被摧毁的需求的目的。 是的，我们的无人机也被撞倒了。 但是，同意，不必比失去士兵和士兵的士兵来计算无人飞行器。</li>
      </ul>
      <text:p text:style-name="P4">
News Source: <text:a xlink:type="simple" xlink:href="https://armyinform.com.ua/2023/04/24/syly-oborony-ukrayiny-duzhe-efektyvno-vykorystovuyut-bpla-oleksij-dmytrashkivskyj/" text:style-name="Internet_20_link" text:visited-style-name="Visited_20_Internet_20_Link">
https://armyinform.com.ua/2023/04/24/syly-oborony-ukrayiny-duzhe-efektyvno-vykorystovuyut-bpla-oleksij-dmytrashkivskyj/</text:a>
</text:p>
      <!--NEWS-->
      <text:h text:style-name="P10" text:outline-level="1">
<text:span text:style-name="T4">
韩国扩大了向俄罗斯联邦和白俄罗斯出口740多种商品的限制</text:span>
</text:h>
      <text:p text:style-name="P4">
作者: ['АРМІЯINFORM']</text:p>
      <text:p text:style-name="P4">
时间: 2023-04-24T63:00:00-04:00</text:p>
      <text:p text:style-name="P4">
描述: PESVDENNA KOREA PACULI，控制着货物繁忙的繁忙的商品前...与乌克兰2022年的战争，与乌克兰与乌克兰的最新新闻，今天与乌克兰2022年的新闻战争，乌克兰和俄罗斯之间的战争将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korea-1.jpg" text:style-name="Internet_20_link" text:visited-style-name="Visited_20_Internet_20_Link">
korea-1.jpg</text:a>
']</text:p>
      <text:p text:style-name="P4">
标签: ['ЕКОНОМІКА РФ', 'КРАХ ЕКОНОМІКИ РФ', 'ПІВДЕННА КОРЕЯ', 'САНКЦІЇ РФ']</text:p>
      <text:p text:style-name="P4">
类别: News</text:p>
      <!--METADATA-->
      <text:p text:style-name="P4">
<draw:frame draw:style-name="fr1" draw:name="Image229" text:anchor-type="as-char" svg:width="6.9236in" svg:height="3.894525in" draw:z-index="0">
<draw:image xlink:href="../Images/AРМІЯINFORM/2023-04-24T63-00-00-04-00/korea-1.jpg" xlink:type="simple" xlink:show="embed" xlink:actuate="onLoad" draw:mime-type="image/jpeg"/>
</draw:frame>
韩国增加了对多罗西亚和白俄罗斯多种工业产品出口的控制。</text:p>
      <text:p text:style-name="P4">
这在[消息]中说明了(http://www.motie.go.kr/motie/ne/presse/press2/bbs/bbsView.do?bbs_seq_n=167113&amp;bbs_cd_n=81¤tPage=1&amp;search_key_n=&amp;cate_n=&amp;dept_v=&amp;search_val_v=)韩国工商部。</text:p>
      <text:p text:style-name="P4">
从4月28日起，出口到俄罗斯和白俄罗斯的商品清单必须从57个职位上升到798个职位。 这些是专业导体，化学物质，钢，汽车的零件，机械工程，量子计算机。</text:p>
      <text:p text:style-name="P4">
同时，韩国贸易局计划增加对订单的镇压，以防止情境许可与Chibilorus一起进入俄罗斯，绕过第三国。</text:p>
      <text:p text:style-name="P4">
News Source: <text:a xlink:type="simple" xlink:href="https://armyinform.com.ua/2023/04/24/pivdenna-koreya-rozshyryuye-obmezhennya-na-eksport-ponad-740-tovariv-do-rf-ta-bilorusi/" text:style-name="Internet_20_link" text:visited-style-name="Visited_20_Internet_20_Link">
https://armyinform.com.ua/2023/04/24/pivdenna-koreya-rozshyryuye-obmezhennya-na-eksport-ponad-740-tovariv-do-rf-ta-bilorusi/</text:a>
</text:p>
      <!--NEWS-->
      <text:h text:style-name="P10" text:outline-level="1">
<text:span text:style-name="T4">
退伍军人部正在为退伍军人及其家人提供现代化的服务，保证和机会</text:span>
</text:h>
      <text:p text:style-name="P4">
作者: ['АРМІЯINFORM']</text:p>
      <text:p text:style-name="P4">
时间: 2023-04-24T64:00:00-04:00</text:p>
      <text:p text:style-name="P4">
描述: 关于Chendomil，乌克兰Zwan数字资深人士权利的Ministra的代祷者...与乌克兰2022年的战争，与乌克兰的最新新闻，今天与乌克兰2022年的新闻战争，乌克兰和乌克兰之间的战争，乌克兰和乌克兰之间的战争是否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tetyana-kalyta.jpg" text:style-name="Internet_20_link" text:visited-style-name="Visited_20_Internet_20_Link">
tetyana-kalyta.jpg</text:a>
']</text:p>
      <text:p text:style-name="P4">
标签: ['ВЕТЕРАНИ', 'МІНВЕТЕРАНІВ']</text:p>
      <text:p text:style-name="P4">
类别: News</text:p>
      <!--METADATA-->
      <text:p text:style-name="P4">
<draw:frame draw:style-name="fr1" draw:name="Image230" text:anchor-type="as-char" svg:width="6.9236in" svg:height="3.894525in" draw:z-index="0">
<draw:image xlink:href="../Images/AРМІЯINFORM/2023-04-24T64-00-00-04-00/tetyana-kalyta.jpg" xlink:type="simple" xlink:show="embed" xlink:actuate="onLoad" draw:mime-type="image/jpeg"/>
</draw:frame>
乌克兰退伍军人副部长数字发展，数字化转型和数字化塔蒂亚娜·卡利塔(Tatiana Kalita)对国家新闻马拉松的有害空气的数字化，报道了这一点。</text:p>
      <text:p text:style-name="P4">
她指出，退伍军人部对战争退伍军人及其家人使用的最受欢迎的服务进行了详细的分析。 使用的平均值是住房，公共服务和运输服务的好处。该国每个地区所寻求的服务类型可能不同，因此，事工专家目前正在详细介绍此类数据和提供商服务，以简化对其的访问。</text:p>
      <text:p text:style-name="P4">
“因此，绝大多数未来的退伍军人和退伍军人都是年轻人，因此，他们所追求的服务的清单应符合现代现实。 对当前立法的修正已经关注的是打算对社会保护制度进行全面概述和续签，他们的家人和我们的专家继续朝这个方向积极发展。</text:p>
      <text:p text:style-name="P4">
此外，据副部长称，退伍军人部的优先事项 - 乌克兰退伍军人，他们的家属和堕落士兵的家属的扩张，数字化和服务。 已经存在的数字工具之一是由门户部的专家创建的。(https://eveteran.gov.ua/)» - 为这些人提供并提供熟练的服务。</text:p>
      <text:p text:style-name="P4">
“在从兵役到公民生活的过程的每个阶段，捍卫者和捍卫者都需要大量服务：从心理援助到其亲戚。 因此，我们竭尽所能，能够在从战争中返回(包括数字决策)后将它们舒适地融入平民生活，社区和经济学。”</text:p>
      <text:p text:style-name="P4">
<text:span text:style-name="T5">
derello：<text:a xlink:type="simple" xlink:href="https://mva.gov.ua/ua/news/tetyana-kalita-minveteraniv-pracyuye-nad-osuchasnennyam-poslug-garantij-ta-mozhlivostej-dlya-veteraniv-ta-yihnih-rodin" text:style-name="Internet_20_link" text:visited-style-name="Visited_20_Internet_20_Link">
乌克兰退伍军人部</text:a>
</text:span>
</text:p>
      <text:p text:style-name="P4">
News Source: <text:a xlink:type="simple" xlink:href="https://armyinform.com.ua/2023/04/24/minveteraniv-praczyuye-nad-osuchasnennyam-poslug/" text:style-name="Internet_20_link" text:visited-style-name="Visited_20_Internet_20_Link">
https://armyinform.com.ua/2023/04/24/minveteraniv-praczyuye-nad-osuchasnennyam-poslug/</text:a>
</text:p>
      <!--NEWS-->
      <text:h text:style-name="P10" text:outline-level="1">
<text:span text:style-name="T4">
在哈尔基夫地区，乌克兰的捍卫者变成了垃圾冲击无人机卡米卡兹</text:span>
</text:h>
      <text:p text:style-name="P4">
作者: ['АРМІЯINFORM']</text:p>
      <text:p text:style-name="P4">
时间: 2023-04-24T65:00:00-04:00</text:p>
      <text:p text:style-name="P4">
描述: Prordordonnii在乌克兰国防军仓库的Kharkivshini举行的Prordordonnii立即...与乌克兰2022年的战争，与乌克兰的最新新闻战争，今天与乌克兰2022年的新闻战争，今天与乌克兰的新闻战争，乌克兰和俄罗斯之间的战争是否会发生战争与乌克兰的战争将是不久的</text:p>
      <text:p text:style-name="P4">
图片: ['<text:a xlink:type="simple" xlink:href="https://armyinform.com.ua/wp-content/uploads/2023/04/1-2.jpeg" text:style-name="Internet_20_link" text:visited-style-name="Visited_20_Internet_20_Link">
1-2.jpeg</text:a>
', '<text:a xlink:type="simple" xlink:href="https://armyinform.com.ua/wp-content/uploads/2023/04/2-7-150x150.jpeg" text:style-name="Internet_20_link" text:visited-style-name="Visited_20_Internet_20_Link">
2-7-150x150.jpeg</text:a>
', '<text:a xlink:type="simple" xlink:href="https://armyinform.com.ua/wp-content/uploads/2023/04/3-4-150x150.jpeg" text:style-name="Internet_20_link" text:visited-style-name="Visited_20_Internet_20_Link">
3-4-150x150.jpeg</text:a>
', '<text:a xlink:type="simple" xlink:href="https://armyinform.com.ua/wp-content/uploads/2023/04/4-4-150x150.jpeg" text:style-name="Internet_20_link" text:visited-style-name="Visited_20_Internet_20_Link">
4-4-150x150.jpeg</text:a>
', '<text:a xlink:type="simple" xlink:href="https://armyinform.com.ua/wp-content/uploads/2023/04/5-2-150x150.jpeg" text:style-name="Internet_20_link" text:visited-style-name="Visited_20_Internet_20_Link">
5-2-150x150.jpeg</text:a>
']</text:p>
      <text:p text:style-name="P4">
标签: ['ДЕРЖАВНА ПРИКОРДОННА СЛУЖБА УКРАЇНИ', 'ДРОНИ', 'ХАРКІВЩИНА']</text:p>
      <text:p text:style-name="P4">
类别: News</text:p>
      <!--METADATA-->
      <text:p text:style-name="P4">
<draw:frame draw:style-name="fr1" draw:name="Image231" text:anchor-type="as-char" svg:width="6.9236in" svg:height="5.208927in" draw:z-index="0">
<draw:image xlink:href="../Images/AРМІЯINFORM/2023-04-24T65-00-00-04-00/1-2.jpeg" xlink:type="simple" xlink:show="embed" xlink:actuate="onLoad" draw:mime-type="image/jpeg"/>
</draw:frame>
哈尔基夫地区的边界部队是乌克兰国防军的一部分，以及其他乌克兰捍卫者继续捍卫自己的家园。</text:p>
      <text:p text:style-name="P4">
关于它<text:a xlink:type="simple" xlink:href="https://dpsu.gov.ua/ua/news/Na-Harkivshchini-prikordonniki-peretvorili-na-smittya-udarniy-dron-kamikadze/" text:style-name="Internet_20_link" text:visited-style-name="Visited_20_Internet_20_Link">
报告</text:a>
乌克兰边境警卫队的新闻服务。</text:p>
      <text:p text:style-name="P4">
战斗人员积极反对敌人的空中目的，这些空气目的最近试图袭击边防部队和国防军的位置。</text:p>
      <text:p text:style-name="P4">
<text:a xlink:type="simple" xlink:href="https://armyinform.com.ua/wp-content/uploads/2023/04/2-7.jpeg" text:style-name="Internet_20_link" text:visited-style-name="Visited_20_Internet_20_Link">
!(Images/AРМІЯINFORM/2023-04-24T65-00-00-04-00/2-7-150x150.jpeg)</text:a>
</text:p>
      <text:p text:style-name="P4">
<text:a xlink:type="simple" xlink:href="https://armyinform.com.ua/wp-content/uploads/2023/04/3-4.jpeg" text:style-name="Internet_20_link" text:visited-style-name="Visited_20_Internet_20_Link">
<draw:frame draw:style-name="fr1" draw:name="Image232" text:anchor-type="as-char" svg:width="6.9236in" svg:height="6.9236in" draw:z-index="0">
<draw:image xlink:href="../Images/AРМІЯINFORM/2023-04-24T65-00-00-04-00/3-4-150x150.jpeg" xlink:type="simple" xlink:show="embed" xlink:actuate="onLoad" draw:mime-type="image/jpeg"/>
</draw:frame>
</text:a>
</text:p>
      <text:p text:style-name="P4">
<text:a xlink:type="simple" xlink:href="https://armyinform.com.ua/wp-content/uploads/2023/04/4-4.jpeg" text:style-name="Internet_20_link" text:visited-style-name="Visited_20_Internet_20_Link">
<draw:frame draw:style-name="fr1" draw:name="Image233" text:anchor-type="as-char" svg:width="6.9236in" svg:height="6.9236in" draw:z-index="0">
<draw:image xlink:href="../Images/AРМІЯINFORM/2023-04-24T65-00-00-04-00/4-4-150x150.jpeg" xlink:type="simple" xlink:show="embed" xlink:actuate="onLoad" draw:mime-type="image/jpeg"/>
</draw:frame>
</text:a>
</text:p>
      <text:p text:style-name="P4">
<text:a xlink:type="simple" xlink:href="https://armyinform.com.ua/wp-content/uploads/2023/04/5-2.jpeg" text:style-name="Internet_20_link" text:visited-style-name="Visited_20_Internet_20_Link">
<draw:frame draw:style-name="fr1" draw:name="Image234" text:anchor-type="as-char" svg:width="6.9236in" svg:height="6.9236in" draw:z-index="0">
<draw:image xlink:href="../Images/AРМІЯINFORM/2023-04-24T65-00-00-04-00/5-2-150x150.jpeg" xlink:type="simple" xlink:show="embed" xlink:actuate="onLoad" draw:mime-type="image/jpeg"/>
</draw:frame>
</text:a>
侵略者国家继续以其成熟度污染我们家园的环境。 前几天，在战斗任务中，边防部队录制了卡米卡德兹的无人机无人机，后者越过国家边境和乌克兰的飞行。 航班很短。 由于持续的警惕和恰当的火力，震动无人机卡米卡德兹发生了变化。</text:p>
      <text:p text:style-name="P4">
一切都将是胜利!</text:p>
      <text:p text:style-name="P4">
News Source: <text:a xlink:type="simple" xlink:href="https://armyinform.com.ua/2023/04/24/zahysnyky-ukrayiny-peretvoryly-na-smittya-udarnyj-dron/" text:style-name="Internet_20_link" text:visited-style-name="Visited_20_Internet_20_Link">
https://armyinform.com.ua/2023/04/24/zahysnyky-ukrayiny-peretvoryly-na-smittya-udarnyj-dron/</text:a>
</text:p>
      <!--NEWS-->
      <text:h text:style-name="P10" text:outline-level="1">
<text:span text:style-name="T4">
给予F-16将是十年的投资在大陆dmitry kuleb的安全性方面</text:span>
</text:h>
      <text:p text:style-name="P4">
作者: ['АРМІЯINFORM']</text:p>
      <text:p text:style-name="P4">
时间: 2023-04-24T66:00:00-04:00</text:p>
      <text:p text:style-name="P4">
描述: 关于CED Doimela，尿道门户。 Boyan Aviaziya理事会的Nadannya ...与乌克兰2022年的战争，与乌克兰的最新新闻战争，与乌克兰的新闻战争，乌克兰2022年的新闻战争，今天将在乌克兰和俄罗斯之间发动战争，当与乌克兰的战争将在他们说，是否在不久的将来与乌克兰进行战争</text:p>
      <text:p text:style-name="P4">
图片: ['<text:a xlink:type="simple" xlink:href="https://armyinform.com.ua/wp-content/uploads/2022/11/1200px-f-16_fighting_falcon.jpg" text:style-name="Internet_20_link" text:visited-style-name="Visited_20_Internet_20_Link">
1200px-f-16_fighting_falcon.jpg</text:a>
']</text:p>
      <text:p text:style-name="P4">
标签: ['STOPRUSSIA', 'АГРЕСІЯ РФ', 'ВІЙНА', 'ВТОРГНЕННЯ РФ', 'ДМИТРО КУЛЕБА']</text:p>
      <text:p text:style-name="P4">
类别: News</text:p>
      <!--METADATA-->
      <text:p text:style-name="P4">
<draw:frame draw:style-name="fr1" draw:name="Image235" text:anchor-type="as-char" svg:width="6.9236in" svg:height="4.032997in" draw:z-index="0">
<draw:image xlink:href="../Images/AРМІЯINFORM/2023-04-24T66-00-00-04-00/1200px-f-16_fighting_falcon.jpg" xlink:type="simple" xlink:show="embed" xlink:actuate="onLoad" draw:mime-type="image/jpeg"/>
</draw:frame>
说明性照片</text:p>
      <text:p text:style-name="P4">
关于它<text:a xlink:type="simple" xlink:href="https://www.kmu.gov.ua/news/dmytro-kuleba-ukraina-zakhyshchaie-ievropu-i-nadannia-f-16-stane-investytsiieiu-desiatylittia-u-bezpeku-kontynentu" text:style-name="Internet_20_link" text:visited-style-name="Visited_20_Internet_20_Link">
报告</text:a>
政府门户。</text:p>
      <text:p text:style-name="P4">
向乌克兰提供现代战斗机将是欧洲大陆的最佳投资，应尽快获得批准。</text:p>
      <text:p text:style-name="P4">
乌克兰Dmytro Kuleba外交部长在4月24日星期一在欧盟外国政府宣布这一点。</text:p>
      <text:p text:style-name="P4">
“没有理性的论据为什么乌克兰无法在西方类型中获得现代飞机，我坚信将做出这一决定。乌克兰是欧洲的捍卫者。 向乌克兰提供F-16飞机将是欧洲大陆安全的十年中最好的投资。”</text:p>
      <text:p text:style-name="P4">
该部长认为，欧盟国家能够在决定给乌克兰现代战斗航空的决定中发挥导电作用，从而证明其战略领导。</text:p>
      <text:p text:style-name="P4">
“有必要尽快开始对乌克兰飞行员进行飞机类型的培训，以便在他们提供时，我们可以立即使用它们。 这将挽救我们士兵和平民的生命，并保证乌克兰对空中敌人的态度。”部长说。</text:p>
      <text:p text:style-name="P4">
这位部长分别强调，提供F-16，原型的整合以及乌克兰和邻国缺失的辩护将是形成和平欧洲天空基础设施的形成。</text:p>
      <text:p text:style-name="P4">
News Source: <text:a xlink:type="simple" xlink:href="https://armyinform.com.ua/2023/04/24/nadannya-f-16-stane-investycziyeyu-desyatylittya/" text:style-name="Internet_20_link" text:visited-style-name="Visited_20_Internet_20_Link">
https://armyinform.com.ua/2023/04/24/nadannya-f-16-stane-investycziyeyu-desyatylittya/</text:a>
</text:p>
      <!--NEWS-->
      <text:h text:style-name="P10" text:outline-level="1">
<text:span text:style-name="T4">
Dmytro Kuleba敦促欧盟加快武器和炮兵弹药的供应</text:span>
</text:h>
      <text:p text:style-name="P4">
作者: ['АРМІЯINFORM']</text:p>
      <text:p text:style-name="P4">
时间: 2023-04-24T67:00:00-04:00</text:p>
      <text:p text:style-name="P4">
描述: Bezpekaєvropi ofts躺在Schwidkosti中，Zbro的支持的Omphozygs是Boyspasev ...与乌克兰2022年的战争，与乌克兰的最新新闻，与乌克兰2022年与乌克兰的新闻战争，今天与乌克兰的新闻战争，乌克兰与乌克兰之间的战争将于乌克兰之间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2/dmytro-kuleba.jpg" text:style-name="Internet_20_link" text:visited-style-name="Visited_20_Internet_20_Link">
dmytro-kuleba.jpg</text:a>
']</text:p>
      <text:p text:style-name="P4">
标签: []</text:p>
      <text:p text:style-name="P4">
类别: News</text:p>
      <!--METADATA-->
      <text:p text:style-name="P4">
<draw:frame draw:style-name="fr1" draw:name="Image236" text:anchor-type="as-char" svg:width="6.9236in" svg:height="4.619339in" draw:z-index="0">
<draw:image xlink:href="../Images/AРМІЯINFORM/2023-04-24T67-00-00-04-00/dmytro-kuleba.jpg" xlink:type="simple" xlink:show="embed" xlink:actuate="onLoad" draw:mime-type="image/jpeg"/>
</draw:frame>
Dmytro Kuleba。 照片：Carolyn Kaster / AFP</text:p>
      <text:p text:style-name="P4">
欧洲的安全现在取决于营地武器的供应速度和量，以支持乌克兰恢复真实和平的领土完整性。</text:p>
      <text:p text:style-name="P4">
乌克兰Dmytro Kuleba外交部长在4月24日星期一在欧盟外国政府宣布这一点。</text:p>
      <text:p text:style-name="P4">
“俄罗斯的失败是欧洲正常生活的保证。 现在没有更多重要的任务。 为了实现乌克兰，需要更多的营地武器，所有这些都必须尽快交付。”部长说。</text:p>
      <text:p text:style-name="P4">
Dmytro Kuleba强调，拥有更好的物流和供应的政党有更好的机会赢得战争。 他呼吁欧洲同事总结供应，并确保乌克兰比Rosiyin战场的决定性优势。</text:p>
      <text:p text:style-name="P4">
“我们有一个共同的战略目标：确保欧洲对未来囚犯的和平。 现在，此目标取决于您的决策速度及其实施。 让我们保存所有纸墙。 我们克服了所有程序障碍。我们将加快每个过程。 我们将摧毁武器决定与它到达乌克兰边界之间的任何延误。”他敦促。</text:p>
      <text:p text:style-name="P4">
部长列出了短期，中期和长期军事力量。 他敦促乌克兰为乌克兰提供更多的装甲车辆，坦克和炮兵系统，远程炮兵营，加强乌克兰的防空和反导防御，并将其与邻近的欧盟国家以及乌克兰飞行员的立即开始。</text:p>
      <text:p text:style-name="P4">
在中期，部长呼吁欧洲同事提高物流和维修枢纽的不可思议的能力，继续并扩大乌克兰军队的培训计划，以涵盖增加生产弹药的需求。</text:p>
      <text:p text:style-name="P4">
从长远来看，乌克兰外交大臣呼吁欧盟外交部长专注于制定共同的政治政策，这将包括乌克兰作为不可或缺的一部分。<text:span text:style-name="T5">
德雷洛：<text:a xlink:type="simple" xlink:href="https://www.kmu.gov.ua/news/dmytro-kuleba-zaklykav-ministriv-zakordonnykh-sprav-ievrosoiuzu-pryshvydshyty-postachannia-zbroi-ta-artyleriiskykh-boieprypasiv" text:style-name="Internet_20_link" text:visited-style-name="Visited_20_Internet_20_Link">
乌克兰外交部</text:a>
</text:span>
</text:p>
      <text:p text:style-name="P4">
News Source: <text:a xlink:type="simple" xlink:href="https://armyinform.com.ua/2023/04/24/dmytro-kuleba-zaklykav-yevrosoyuz-pryshvydshyty-postachannya-zbroyi-ta-artylerijskyh-boyeprypasiv/" text:style-name="Internet_20_link" text:visited-style-name="Visited_20_Internet_20_Link">
https://armyinform.com.ua/2023/04/24/dmytro-kuleba-zaklykav-yevrosoyuz-pryshvydshyty-postachannya-zbroyi-ta-artylerijskyh-boyeprypasiv/</text:a>
</text:p>
      <!--NEWS-->
      <text:h text:style-name="P10" text:outline-level="1">
<text:span text:style-name="T4">
国防部使用返回了比拉·托克瓦（Bila Tserkva）的场所</text:span>
</text:h>
      <text:p text:style-name="P4">
作者: ['АРМІЯINFORM']</text:p>
      <text:p text:style-name="P4">
时间: 2023-04-24T68:00:00-04:00</text:p>
      <text:p text:style-name="P4">
描述: Viconnya Rishnnya Yak的Kiwasko先生是由第四次PISL ...与乌克兰2022年的战争，与乌克兰的最新新闻，今天与乌克兰的新闻战争，今天与乌克兰2022年的战争，今天将在乌克兰和俄罗斯和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1/12/photo_2021-12-10_12-16-09.jpg" text:style-name="Internet_20_link" text:visited-style-name="Visited_20_Internet_20_Link">
photo_2021-12-10_12-16-09.jpg</text:a>
']</text:p>
      <text:p text:style-name="P4">
标签: ['МОУ', 'СПЕЦІАЛЬНА ПРОКУРАТУРА У СФЕРІ ОБОРОНИ']</text:p>
      <text:p text:style-name="P4">
类别: News</text:p>
      <!--METADATA-->
      <text:p text:style-name="P4">
<draw:frame draw:style-name="fr1" draw:name="Image237" text:anchor-type="as-char" svg:width="6.9236in" svg:height="4.608521in" draw:z-index="0">
<draw:image xlink:href="../Images/AРМІЯINFORM/2023-04-24T68-00-00-04-00/photo_2021-12-10_12-16-09.jpg" xlink:type="simple" xlink:show="embed" xlink:actuate="onLoad" draw:mime-type="image/jpeg"/>
</draw:frame>
国防部乌克兰</text:p>
      <text:p text:style-name="P4">
根据基辅地区商业法院的裁决，在上诉审查后，在4月底，当前，国防部的Rokavore委员会被Bila Tserkva的接纳和转让法所采用。估计值将近300万。</text:p>
      <text:p text:style-name="P4">
关于它<text:a xlink:type="simple" xlink:href="https://vppnr.gp.gov.ua/ua/news.html" text:style-name="Internet_20_link" text:visited-style-name="Visited_20_Internet_20_Link">
报告</text:a>
中部地区防御的专业检察官办公室。</text:p>
      <text:p text:style-name="P4">
中央地区国防领域的双向专业检察官办公室确保了基辅地区商业法院在30.08.2022的裁决中实施，返回了非 -  tserkva的公寓和运营部，属于乌克兰国防部的住宅场所。</text:p>
      <text:p text:style-name="P4">
根据临时服务协议，租户 - 一个个人企业家有义务返回Bila Tserkva的KEV。指定的房屋为156.4平方米。 M，用于进行经济活动。</text:p>
      <text:p text:style-name="P4">
与终结合同的条款相反，租户不符合Sebete负债。</text:p>
      <text:p text:style-name="P4">
为了恢复国家的利益，贝洛特科夫斯卡耶省检察官办公室的检察官以乌克兰国防部的利益提出了索赔声明。</text:p>
      <text:p text:style-name="P4">
根据长期审判的结果，法院同意检察官办公室并满足了索赔。</text:p>
      <text:p text:style-name="P4">
News Source: <text:a xlink:type="simple" xlink:href="https://armyinform.com.ua/2023/04/24/u-korystuvannya-minoborony-povernuto-prymishhennya-u-bilij-czerkvi/" text:style-name="Internet_20_link" text:visited-style-name="Visited_20_Internet_20_Link">
https://armyinform.com.ua/2023/04/24/u-korystuvannya-minoborony-povernuto-prymishhennya-u-bilij-czerkvi/</text:a>
</text:p>
      <!--NEWS-->
      <text:h text:style-name="P10" text:outline-level="1">
<text:span text:style-name="T4">
乌克兰总统：生活与和平是最高价值，最大的卑鄙是发动匪徒战争</text:span>
</text:h>
      <text:p text:style-name="P4">
作者: ['АРМІЯINFORM']</text:p>
      <text:p text:style-name="P4">
时间: 2023-04-24T69:00:00-04:00</text:p>
      <text:p text:style-name="P4">
描述: zhitty -ts nyveshchi ts -innning。 世界是Nyvishchi 我的努比尔沙·佩德勒（Nubilsha pidlist） - 它很敏锐...与乌克兰2022年的战争，与乌克兰的最新新闻，今天与乌克兰的新闻战争，今天最后一次与乌克兰的新闻战争，乌克兰和俄罗斯之间的战争将在乌克兰和乌克兰之间发生战争他们说，这将是，他们说，将在不久的将来与乌克兰发动战争</text:p>
      <text:p text:style-name="P4">
图片: ['<text:a xlink:type="simple" xlink:href="https://armyinform.com.ua/wp-content/uploads/2023/04/photo_5348229449373567051_y.jpg" text:style-name="Internet_20_link" text:visited-style-name="Visited_20_Internet_20_Link">
photo_5348229449373567051_y.jpg</text:a>
', '<text:a xlink:type="simple" xlink:href="https://armyinform.com.ua/wp-content/uploads/2023/04/photo_5348229449373567045_y-150x150.jpg" text:style-name="Internet_20_link" text:visited-style-name="Visited_20_Internet_20_Link">
photo_5348229449373567045_y-150x150.jpg</text:a>
', '<text:a xlink:type="simple" xlink:href="https://armyinform.com.ua/wp-content/uploads/2023/04/photo_5348229449373567046_y-150x150.jpg" text:style-name="Internet_20_link" text:visited-style-name="Visited_20_Internet_20_Link">
photo_5348229449373567046_y-150x150.jpg</text:a>
', '<text:a xlink:type="simple" xlink:href="https://armyinform.com.ua/wp-content/uploads/2023/04/photo_5348229449373567048_y-150x150.jpg" text:style-name="Internet_20_link" text:visited-style-name="Visited_20_Internet_20_Link">
photo_5348229449373567048_y-150x150.jpg</text:a>
', '<text:a xlink:type="simple" xlink:href="https://armyinform.com.ua/wp-content/uploads/2023/04/photo_5348229449373567050_y-150x150.jpg" text:style-name="Internet_20_link" text:visited-style-name="Visited_20_Internet_20_Link">
photo_5348229449373567050_y-150x150.jpg</text:a>
']</text:p>
      <text:p text:style-name="P4">
标签: ['ПРЕЗИДЕНТ УКРАЇНИ']</text:p>
      <text:p text:style-name="P4">
类别: News</text:p>
      <!--METADATA-->
      <text:p text:style-name="P4">
<draw:frame draw:style-name="fr1" draw:name="Image238" text:anchor-type="as-char" svg:width="6.9236in" svg:height="4.01713in" draw:z-index="0">
<draw:image xlink:href="../Images/AРМІЯINFORM/2023-04-24T69-00-00-04-00/photo_5348229449373567051_y.jpg" xlink:type="simple" xlink:show="embed" xlink:actuate="onLoad" draw:mime-type="image/jpeg"/>
</draw:frame>
生活是最高价值。 和平是最高价值。 最大的卑鄙是侵略另一个人并发动匪徒战争。</text:p>
      <text:p text:style-name="P4">
这个<text:a xlink:type="simple" xlink:href="https://t.me/V_Zelenskiy_official/5980" text:style-name="Internet_20_link" text:visited-style-name="Visited_20_Internet_20_Link">
注明</text:a>
乌克兰弗拉基米尔·泽伦斯基总裁在电报中。</text:p>
      <text:p text:style-name="P4">
“乌克兰能否不抵制恐怖分子的侵略？ 不，因为那时我们会失去生命。 这不仅仅是抽象的东西。 那些无所事事地来到我们的土地上。”国家元首解释说。</text:p>
      <text:p text:style-name="P4">
<text:a xlink:type="simple" xlink:href="https://armyinform.com.ua/wp-content/uploads/2023/04/photo_5348229449373567045_y.jpg" text:style-name="Internet_20_link" text:visited-style-name="Visited_20_Internet_20_Link">
!(Images/AРМІЯINFORM/2023-04-24T69-00-00-04-00/photo_5348229449373567045_y-150x150.jpg)</text:a>
</text:p>
      <text:p text:style-name="P4">
<text:a xlink:type="simple" xlink:href="https://armyinform.com.ua/wp-content/uploads/2023/04/photo_5348229449373567046_y.jpg" text:style-name="Internet_20_link" text:visited-style-name="Visited_20_Internet_20_Link">
<draw:frame draw:style-name="fr1" draw:name="Image239" text:anchor-type="as-char" svg:width="6.9236in" svg:height="6.9236in" draw:z-index="0">
<draw:image xlink:href="../Images/AРМІЯINFORM/2023-04-24T69-00-00-04-00/photo_5348229449373567046_y-150x150.jpg" xlink:type="simple" xlink:show="embed" xlink:actuate="onLoad" draw:mime-type="image/jpeg"/>
</draw:frame>
</text:a>
</text:p>
      <text:p text:style-name="P4">
<text:a xlink:type="simple" xlink:href="https://armyinform.com.ua/wp-content/uploads/2023/04/photo_5348229449373567048_y.jpg" text:style-name="Internet_20_link" text:visited-style-name="Visited_20_Internet_20_Link">
<draw:frame draw:style-name="fr1" draw:name="Image240" text:anchor-type="as-char" svg:width="6.9236in" svg:height="6.9236in" draw:z-index="0">
<draw:image xlink:href="../Images/AРМІЯINFORM/2023-04-24T69-00-00-04-00/photo_5348229449373567048_y-150x150.jpg" xlink:type="simple" xlink:show="embed" xlink:actuate="onLoad" draw:mime-type="image/jpeg"/>
</draw:frame>
</text:a>
</text:p>
      <text:p text:style-name="P4">
<text:a xlink:type="simple" xlink:href="https://armyinform.com.ua/wp-content/uploads/2023/04/photo_5348229449373567050_y.jpg" text:style-name="Internet_20_link" text:visited-style-name="Visited_20_Internet_20_Link">
<draw:frame draw:style-name="fr1" draw:name="Image241" text:anchor-type="as-char" svg:width="6.9236in" svg:height="6.9236in" draw:z-index="0">
<draw:image xlink:href="../Images/AРМІЯINFORM/2023-04-24T69-00-00-04-00/photo_5348229449373567050_y-150x150.jpg" xlink:type="simple" xlink:show="embed" xlink:actuate="onLoad" draw:mime-type="image/jpeg"/>
</draw:frame>
</text:a>
</text:p>
      <text:p text:style-name="P4">
News Source: <text:a xlink:type="simple" xlink:href="https://armyinform.com.ua/2023/04/24/prezydent-ukrayiny-zhyttya-i-myr-najvyshha-czinnist-a-najbilsha-pidlist-vesty-bandytski-vijny/" text:style-name="Internet_20_link" text:visited-style-name="Visited_20_Internet_20_Link">
https://armyinform.com.ua/2023/04/24/prezydent-ukrayiny-zhyttya-i-myr-najvyshha-czinnist-a-najbilsha-pidlist-vesty-bandytski-vijny/</text:a>
</text:p>
      <!--NEWS-->
      <text:h text:style-name="P10" text:outline-level="1">
<text:span text:style-name="T4">
瓦格纳人将站在法庭上，袭击了巴赫穆特领导下的国防军立场</text:span>
</text:h>
      <text:p text:style-name="P4">
作者: ['АРМІЯINFORM']</text:p>
      <text:p text:style-name="P4">
时间: 2023-04-24T70:00:00-04:00</text:p>
      <text:p text:style-name="P4">
描述: Zikrauno Dokazov的Rosiyski -Privata伴侣“ Wagner”的Boyfish基地，与乌克兰2022年战争，与乌克兰的最新新闻，与乌克兰的新闻战争，与乌克兰2022年的新闻战争，今天将在乌克兰之间发生战争，乌克兰将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342998952_260839229631415_692207420163808890_n.jpg" text:style-name="Internet_20_link" text:visited-style-name="Visited_20_Internet_20_Link">
342998952_260839229631415_692207420163808890_n.jpg</text:a>
']</text:p>
      <text:p text:style-name="P4">
标签: ['ПВК "ВАГНЕР"', 'СБУ']</text:p>
      <text:p text:style-name="P4">
类别: News</text:p>
      <!--METADATA-->
      <text:p text:style-name="P4">
<draw:frame draw:style-name="fr1" draw:name="Image242" text:anchor-type="as-char" svg:width="6.9236in" svg:height="4.66766in" draw:z-index="0">
<draw:image xlink:href="../Images/AРМІЯINFORM/2023-04-24T70-00-00-04-00/342998952_260839229631415_692207420163808890_n.jpg" xlink:type="simple" xlink:show="embed" xlink:actuate="onLoad" draw:mime-type="image/jpeg"/>
</draw:frame>
收集了俄罗斯私人公司“瓦格纳”武装分子的证据基础，该公司参与了对东方阵线国防部队的敌对行动。 乌克兰的尊敬是在去年12月底在巴赫穆特(Bakhmut)方向上占领的。</text:p>
      <text:p text:style-name="P4">
关于它<text:a xlink:type="simple" xlink:href="https://ssu.gov.ua/novyny/za-materialamy-sbu-pered-sudom-postane-vahnerivets-yakyi-shturmuvav-pozytsii-syl-oborony-pid-bakhmutom" text:style-name="Internet_20_link" text:visited-style-name="Visited_20_Internet_20_Link">
报告</text:a>
乌克兰的安全服务。</text:p>
      <text:p text:style-name="P4">
根据调查，袭击者是中亚国家之一的23岁公民，他在俄罗斯联邦的赤木惩教殖民地中服刑。 去年10月，瓦格纳(Wagner)代表向俄罗斯私人公司提出参加反乌克兰战争。 根据“合同”的条款，他被承诺被承诺200万卢布和“取消”犯罪记录。</text:p>
      <text:p text:style-name="P4">
一个月后，他与加入瓦格纳(Wagner)的其他罪犯一起抵达罗斯托夫(Rostov)，在那里他接受了军装武器。 然后，雇佣军被送往训练多边形，该培训多边形在卢汉斯克地区临时占领领土上释放。 但是，由于战斗训练教练的表现，“培训课程”没有实现。</text:p>
      <text:p text:style-name="P4">
去年12月上旬，参与占领小组的人被扔到了东方阵线。 但是他没有呆在那里。</text:p>
      <text:p text:style-name="P4">
据报道该人怀疑。 攻击者被拘留。 现在他长达10年的监禁。</text:p>
      <text:p text:style-name="P4">
News Source: <text:a xlink:type="simple" xlink:href="https://armyinform.com.ua/2023/04/24/pered-sudom-postane-vagnerivecz-yakyj-shturmuvav-pozycziyi-syl-oborony-pid-bahmutom/" text:style-name="Internet_20_link" text:visited-style-name="Visited_20_Internet_20_Link">
https://armyinform.com.ua/2023/04/24/pered-sudom-postane-vagnerivecz-yakyj-shturmuvav-pozycziyi-syl-oborony-pid-bahmutom/</text:a>
</text:p>
      <!--NEWS-->
      <text:h text:style-name="P10" text:outline-level="1">
<text:span text:style-name="T4">
俄罗斯联邦的军事教育：从2022年2月24日起变化</text:span>
</text:h>
      <text:p text:style-name="P4">
作者: ['АРМІЯINFORM']</text:p>
      <text:p text:style-name="P4">
时间: 2023-04-24T71:00:00-04:00</text:p>
      <text:p text:style-name="P4">
描述: 在入侵者Vitinati Viiskovi Vishi RF短tho之前，Skilki的skilki？ Skilki ...与乌克兰2022年的战争，与乌克兰的最新新闻战争，与乌克兰2022年的新闻战争，今天的最后一次战争，无论乌克兰和俄罗斯之间的战争是否会以及2022年与乌克兰的战争都将是他们说，在不久的将来与乌克兰发动了战争</text:p>
      <text:p text:style-name="P4">
图片: []</text:p>
      <text:p text:style-name="P4">
标签: ['ПЕТРО ЧЕРНИК']</text:p>
      <text:p text:style-name="P4">
类别: News</text:p>
      <!--METADATA-->
      <text:p text:style-name="P4">
每年俄罗斯大学入侵之前，可以释放多少名军官？俄罗斯人计划在2022年以后开放多少名培训中心？ 但这会影响进一步的战斗过程吗？ 军事分析师佩特罗·切尔尼克(Petro Chernik)在陆军上讲述了有关军队的有关罪名。</text:p>
      <text:p text:style-name="P4">
News Source: <text:a xlink:type="simple" xlink:href="https://armyinform.com.ua/2023/04/24/vijskova-osvita-v-rf-shho-zminylos-vid-24-lyutogo-2022-roku/" text:style-name="Internet_20_link" text:visited-style-name="Visited_20_Internet_20_Link">
https://armyinform.com.ua/2023/04/24/vijskova-osvita-v-rf-shho-zminylos-vid-24-lyutogo-2022-roku/</text:a>
</text:p>
      <!--NEWS-->
      <text:h text:style-name="P10" text:outline-level="1">
<text:span text:style-name="T4">
ЄС і Україна визнаватимуть й виконуватимуть судові рішення один одного</text:span>
</text:h>
      <text:p text:style-name="P4">
作者: ['АРМІЯINFORM']</text:p>
      <text:p text:style-name="P4">
时间: 2023-04-24T72:00:00-04:00</text:p>
      <text:p text:style-name="P4">
描述: Syogodnis，24 Kvisniki 2023 Roku，єVrrada，起床起床，起床dogovirni vindosi Z ...与乌克兰2022年的战争，与乌克兰的最新新闻，今天与乌克兰的新闻战争，与乌克兰与乌克兰2022年的新闻战争，今天将在今天发生战争，将在今天发生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4/europe_ukraine.jpg" text:style-name="Internet_20_link" text:visited-style-name="Visited_20_Internet_20_Link">
europe_ukraine.jpg</text:a>
']</text:p>
      <text:p text:style-name="P4">
标签: ['ЄВРОПЕЙСЬКИЙ СОЮЗ', 'ЄВРОРАДА', 'СУДОВА СИСТЕМА']</text:p>
      <text:p text:style-name="P4">
类别: News</text:p>
      <!--METADATA-->
      <text:p text:style-name="P4">
<draw:frame draw:style-name="fr1" draw:name="Image243" text:anchor-type="as-char" svg:width="6.9236in" svg:height="3.894525in" draw:z-index="0">
<draw:image xlink:href="../Images/AРМІЯINFORM/2023-04-24T72-00-00-04-00/europe_ukraine.jpg" xlink:type="simple" xlink:show="embed" xlink:actuate="onLoad" draw:mime-type="image/jpeg"/>
</draw:frame>
今天，2023年4月24日，欧元委员会同意在《海牙公约公约公约和执行外国法院在民事或商业案件中执行外国法院裁决》框架内与乌克兰建立合同关系。(SO被称为法院裁决的声明). Ця Гаазька конвенція, укладена у 2019 році, єміжнародним договором, який зобов’язує держави-учасниці визнавати тавиконувати судові рішення, винесені у цивільних або комерційних справах вінших державах-учасницях.</text:p>
      <text:p text:style-name="P4">
Про це <text:a xlink:type="simple" xlink:href="https://www.consilium.europa.eu/en/press/press-releases/2023/04/24/the-eu-and-ukraine-will-recognise-and-enforce-each-other-s-court-decisions/" text:style-name="Internet_20_link" text:visited-style-name="Visited_20_Internet_20_Link">
йдеться</text:a>
在欧洲理事会的信息中。</text:p>
      <text:p text:style-name="P4">
2022年，乌克兰批准了该公约，根据该公约，如果没有否认，乌克兰与欧盟之间的合同关系将建立<text:span text:style-name="T4">
 </text:span>
 2023年9月1日**。</text:p>
      <text:p text:style-name="P4">
欧盟的成员国认为，没有基本障碍，例如与司法体系的独立性和效率相关，腐败的斗争或基本权利的遵守，可能会干扰欧盟以右派的方式加入与乌克兰的关系。</text:p>
      <text:p text:style-name="P4">
因此，今天的决定开辟了欧盟，根据《判决公约》加入与乌克兰的缔约关系。 它是为了在民事和商业法中促进和执行欧盟和乌克兰法院的裁决，这使其成为促进国际贸易的重要工具。</text:p>
      <text:p text:style-name="P4">
News Source: <text:a xlink:type="simple" xlink:href="https://armyinform.com.ua/2023/04/24/yes-i-ukrayina-vyznavatymut-j-vykonuvatymut-sudovi-rishennya-odyn-odnogo/" text:style-name="Internet_20_link" text:visited-style-name="Visited_20_Internet_20_Link">
https://armyinform.com.ua/2023/04/24/yes-i-ukrayina-vyznavatymut-j-vykonuvatymut-sudovi-rishennya-odyn-odnogo/</text:a>
</text:p>
      <!--NEWS-->
      <text:h text:style-name="P10" text:outline-level="1">
<text:span text:style-name="T4">
列出了近1600万个国家援助的援助者</text:span>
</text:h>
      <text:p text:style-name="P4">
作者: ['АРМІЯINFORM']</text:p>
      <text:p text:style-name="P4">
时间: 2023-04-24T73:00:00-04:00</text:p>
      <text:p text:style-name="P4">
描述: 乌克兰混蛋的Banivsky Rahunki Sim'ykh，Yaki的1,330万Hryvnias被隐藏了……与乌克兰2022年的战争，与乌克兰的最新新闻，今天与乌克兰2022年的新闻战争今天上次与乌克兰的新闻战争，乌克兰和俄罗斯和俄罗斯和俄罗斯和俄罗斯和俄罗斯和俄罗斯和俄罗斯和俄罗斯和俄罗斯之间的战争将会何时，何时，何时，何时，何时，何时，何时，何时，2022年与乌克兰的战争将在不久的将来与乌克兰进行战争，与乌克兰的战争，今天的乌克兰新闻，乌克兰的新闻，乌克兰的新闻俄罗斯的媒体</text:p>
      <text:p text:style-name="P4">
图片: ['<text:a xlink:type="simple" xlink:href="https://armyinform.com.ua/wp-content/uploads/2022/10/groshova-dopomoga.jpg" text:style-name="Internet_20_link" text:visited-style-name="Visited_20_Internet_20_Link">
groshova-dopomoga.jpg</text:a>
']</text:p>
      <text:p text:style-name="P4">
标签: ['ВІЙСЬКОВОПОЛОНЕНІ', 'ДЕРЖАВНА ДОПОМОГА', 'МІНРЕІНТЕГРАЦІЇ']</text:p>
      <text:p text:style-name="P4">
类别: News</text:p>
      <!--METADATA-->
      <text:p text:style-name="P4">
<draw:frame draw:style-name="fr1" draw:name="Image244" text:anchor-type="as-char" svg:width="6.9236in" svg:height="4.542853in" draw:z-index="0">
<draw:image xlink:href="../Images/AРМІЯINFORM/2023-04-24T73-00-00-04-00/groshova-dopomoga.jpg" xlink:type="simple" xlink:show="embed" xlink:actuate="onLoad" draw:mime-type="image/jpeg"/>
</draw:frame>
1,330万人被指向银行账户，向乌克兰公民的家庭非法被俄罗斯联邦剥夺了自由。 UAH 240万被释放出俄罗斯的囚禁。</text:p>
      <text:p text:style-name="P4">
关于它<text:a xlink:type="simple" xlink:href="https://minre.gov.ua/2023/04/24/minreintegracziyi-pererahuvalo-shhe-157-mln-gryven-tym-hto-buv-chy-dosi-v-poloni/" text:style-name="Internet_20_link" text:visited-style-name="Visited_20_Internet_20_Link">
报告</text:a>
临时占领领土的重返社会部。</text:p>
      <text:p text:style-name="P4">
因此，为1万名HRYVNIA的州财政援助收到了另外133名政治犯，平民和战俘的人。 还有24人被囚禁。</text:p>
      <text:p text:style-name="P4">
应当指出的是，在1月3月，重返社会部将UAH 100,000转移到226个从囚禁和122个囚犯家族中释放出来。</text:p>
      <text:p text:style-name="P4">
News Source: <text:a xlink:type="simple" xlink:href="https://armyinform.com.ua/2023/04/24/pererahovano-majzhe16-mln-gryven-derzhdopomogy-tym-hto-buv-chy-dosi-v-poloni/" text:style-name="Internet_20_link" text:visited-style-name="Visited_20_Internet_20_Link">
https://armyinform.com.ua/2023/04/24/pererahovano-majzhe16-mln-gryven-derzhdopomogy-tym-hto-buv-chy-dosi-v-poloni/</text:a>
</text:p>
      <!--NEWS-->
      <text:h text:style-name="P10" text:outline-level="1">
<text:span text:style-name="T4">
乌克兰增加了与#8217相关的象征主义使用的禁令。</text:span>
</text:h>
      <text:p text:style-name="P4">
作者: ['АРМІЯINFORM']</text:p>
      <text:p text:style-name="P4">
时间: 2023-04-24T74:00:00-04:00</text:p>
      <text:p text:style-name="P4">
描述: Kabisnet Minstryv乌克兰人，与维科里斯蒂尼符号的围栏约会，……与乌克兰2022年战争的好处，与乌克兰的战争是今天的最新新闻，《与乌克兰2022年的新闻战》是今天的最后一场战争，将会发生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4/zaborona.jpg" text:style-name="Internet_20_link" text:visited-style-name="Visited_20_Internet_20_Link">
zaborona.jpg</text:a>
']</text:p>
      <text:p text:style-name="P4">
标签: ['STOPRUSSIA', 'АГРЕСІЯ РФ', 'КАБІНЕТ МІНІСТРІВ УКРАЇНИ']</text:p>
      <text:p text:style-name="P4">
类别: News</text:p>
      <!--METADATA-->
      <text:p text:style-name="P4">
<draw:frame draw:style-name="fr1" draw:name="Image245" text:anchor-type="as-char" svg:width="6.9236in" svg:height="3.894525in" draw:z-index="0">
<draw:image xlink:href="../Images/AРМІЯINFORM/2023-04-24T74-00-00-04-00/zaborona.jpg" xlink:type="simple" xlink:show="embed" xlink:actuate="onLoad" draw:mime-type="image/jpeg"/>
</draw:frame>
乌克兰部长的内阁增加了对使用与俄罗斯纳粹主义有关的符号的禁令。</text:p>
      <text:p text:style-name="P4">
在适当的[决定]中说明了这一点(https://www.kmu.gov.ua/npas/pro-vnesennia-zminy-do-punktu-2-postanovy-kabine-a367)乌克兰政府。</text:p>
      <text:p text:style-name="P4">
2023年4月21日的第367号决议禁止使用“共产主义极权政权，民族社会主义者的象征主义(纳粹)极权政权和乌克兰俄罗斯纳粹极权政权的军事入侵。”</text:p>
      <text:p text:style-name="P4">
News Source: <text:a xlink:type="simple" xlink:href="https://armyinform.com.ua/2023/04/24/ukrayina-posylyla-zaboronu-na-vykorystannya-symvoliky-povyazanoyi-z-rosijskym-naczyzmom/" text:style-name="Internet_20_link" text:visited-style-name="Visited_20_Internet_20_Link">
https://armyinform.com.ua/2023/04/24/ukrayina-posylyla-zaboronu-na-vykorystannya-symvoliky-povyazanoyi-z-rosijskym-naczyzmom/</text:a>
</text:p>
      <!--NEWS-->
      <text:h text:style-name="P10" text:outline-level="1">
<text:span text:style-name="T4">
4月25日，热线电话将接听</text:span>
</text:h>
      <text:p text:style-name="P4">
作者: ['АРМІЯINFORM']</text:p>
      <text:p text:style-name="P4">
时间: 2023-04-24T75:00:00-04:00</text:p>
      <text:p text:style-name="P4">
描述: 25 Kvitry Z 13:00至14:00在GaryachoiLiniї0800 507 028 Viiskovovosky部队的数量上乌克兰之间的战争与乌克兰与俄罗斯之间的战争以及2022年与乌克兰的战争是在不久的将来与乌克兰的战争，与乌克兰与乌克兰的战争，今天的乌克兰新闻，乌克兰的新闻，乌克兰新闻，在俄罗斯的乌克兰媒体</text:p>
      <text:p text:style-name="P4">
图片: ['<text:a xlink:type="simple" xlink:href="https://armyinform.com.ua/wp-content/uploads/2023/04/1-59-1.jpg" text:style-name="Internet_20_link" text:visited-style-name="Visited_20_Internet_20_Link">
1-59-1.jpg</text:a>
']</text:p>
      <text:p text:style-name="P4">
标签: ['ГАРЯЧА ЛІНІЯ', 'ГЕНЕРАЛ-МАЙОР ІГОР ТАНЦЮРА', 'СИЛИ ТЕРИТОРІАЛЬНОЇ ОБОРОНИ']</text:p>
      <text:p text:style-name="P4">
类别: News</text:p>
      <!--METADATA-->
      <text:p text:style-name="P4">
<draw:frame draw:style-name="fr1" draw:name="Image246" text:anchor-type="as-char" svg:width="6.9236in" svg:height="4.615733in" draw:z-index="0">
<draw:image xlink:href="../Images/AРМІЯINFORM/2023-04-24T75-00-00-04-00/1-59-1.jpg" xlink:type="simple" xlink:show="embed" xlink:actuate="onLoad" draw:mime-type="image/jpeg"/>
</draw:frame>
<text:span text:style-name="T4">
 4月25日，下午1:00至14:00 </text:span>
在热线上<text:span text:style-name="T4">
 0 800 507 02 </text:span>
 8岁的武装部队武装部队及其亲戚将能够与武装部队武装部队武装部队的武装部队指挥官。</text:p>
      <text:p text:style-name="P4">
关于它<text:a xlink:type="simple" xlink:href="https://www.facebook.com/TerritorialDefenseForces/posts/pfbid0DAXawDEeFJHZxTe2CEvceevCTrEsSuiJ6HqiifA1nSV9cX3uKxMaHS69TkfQtBXXl" text:style-name="Internet_20_link" text:visited-style-name="Visited_20_Internet_20_Link">
报告</text:a>
武装部队武装部队的公共关系服务。</text:p>
      <text:p text:style-name="P4">
“自2022年2月开始以来，我们的热线一直在每天运行。在此期间，收到了约90,000个电话。 我们试图解决我们要问的每个问题。 对于我们来说，支持我们的每个房屋非常重要。”</text:p>
      <text:p text:style-name="P4">
News Source: <text:a xlink:type="simple" xlink:href="https://armyinform.com.ua/2023/04/24/25-kvitnya-na-dzvinky-garyachoyi-liniyi-vidpovidatyme-komanduvach-syl-teroborony-zsu/" text:style-name="Internet_20_link" text:visited-style-name="Visited_20_Internet_20_Link">
https://armyinform.com.ua/2023/04/24/25-kvitnya-na-dzvinky-garyachoyi-liniyi-vidpovidatyme-komanduvach-syl-teroborony-zsu/</text:a>
</text:p>
      <!--NEWS-->
      <text:h text:style-name="P10" text:outline-level="1">
<text:span text:style-name="T4">
在苏米（Sumy）地区，一座住宅建筑 - 正好，“北”因俄罗斯炮击而着火。</text:span>
</text:h>
      <text:p text:style-name="P4">
作者: ['АРМІЯINFORM']</text:p>
      <text:p text:style-name="P4">
时间: 2023-04-24T76:00:00-04:00</text:p>
      <text:p text:style-name="P4">
描述: Rosiskisk pytnkiyin Es Biechi为Summodnoye Zi stvil发动了PRINNNET ...与乌克兰2022年的战争，与乌克兰的最新新闻战争，《与乌克兰2022年的新闻战争》上次为乌克兰和俄罗斯进行，以及2022年在2022年与乌克兰战争时，他们说，不，在不久的将来会与乌克兰发动战争</text:p>
      <text:p text:style-name="P4">
图片: ['<text:a xlink:type="simple" xlink:href="https://armyinform.com.ua/wp-content/uploads/2023/04/630_360_1574102935-316-5.jpg" text:style-name="Internet_20_link" text:visited-style-name="Visited_20_Internet_20_Link">
630_360_1574102935-316-5.jpg</text:a>
']</text:p>
      <text:p text:style-name="P4">
标签: ['ВОРОЖІ ОБСТРІЛИ', 'ОПЕРАТИВНЕ КОМАНДУВАННЯ «ПІВНІЧ»']</text:p>
      <text:p text:style-name="P4">
类别: News</text:p>
      <!--METADATA-->
      <text:p text:style-name="P4">
<draw:frame draw:style-name="fr1" draw:name="Image247" text:anchor-type="as-char" svg:width="6.9236in" svg:height="3.956343in" draw:z-index="0">
<draw:image xlink:href="../Images/AРМІЯINFORM/2023-04-24T76-00-00-04-00/630_360_1574102935-316-5.jpg" xlink:type="simple" xlink:show="embed" xlink:actuate="onLoad" draw:mime-type="image/jpeg"/>
</draw:frame>
俄罗斯占领部队在炮兵首席执行官的苏米地区两次开火。</text:p>
      <text:p text:style-name="P4">
关于它<text:a xlink:type="simple" xlink:href="https://t.me/ok_pivnich1/2028" text:style-name="Internet_20_link" text:visited-style-name="Visited_20_Internet_20_Link">
报告</text:a>
操作命令“北”。</text:p>
      <text:p text:style-name="P4">
“从<text:span text:style-name="T4">
 14：00到14:15 </text:span>
记录了9个教区，可能来自库切里夫卡定居点地区的炮兵，”</text:p>
      <text:p text:style-name="P4">
根据SES的说法，由于炮击，一间住宅起火了。 救援人员在这个地方工作。</text:p>
      <text:p text:style-name="P4">
“ <text:span text:style-name="T4">
 13：51至14：10 </text:span>
 8个教区被记录在枪管炮兵到莎莉吉定居点的地区，”  - 在司令部中说。</text:p>
      <text:p text:style-name="P4">
没有关于当地群体损失或对平民基础设施损失的信息。</text:p>
      <text:p text:style-name="P4">
News Source: <text:a xlink:type="simple" xlink:href="https://armyinform.com.ua/2023/04/24/na-sumshhyni-unaslidok-rosijskogo-obstrilu-zagorivsya-zhytlovyj-budynok-ok-pivnich/" text:style-name="Internet_20_link" text:visited-style-name="Visited_20_Internet_20_Link">
https://armyinform.com.ua/2023/04/24/na-sumshhyni-unaslidok-rosijskogo-obstrilu-zagorivsya-zhytlovyj-budynok-ok-pivnich/</text:a>
</text:p>
      <!--NEWS-->
      <text:h text:style-name="P10" text:outline-level="1">
<text:span text:style-name="T4">
乌克兰的捍卫者和捍卫者已申请为UAH 2100万的企业家赠款</text:span>
</text:h>
      <text:p text:style-name="P4">
作者: ['АРМІЯINFORM']</text:p>
      <text:p text:style-name="P4">
时间: 2023-04-24T77:00:00-04:00</text:p>
      <text:p text:style-name="P4">
描述: 在Pidsumki Perhvii背后，通过为退伍军人提供赠款，为“ Verisna ...与乌克兰2022年的战争，与乌克兰与乌克兰的最新新闻进行战争，今天上次与乌克兰的新闻战争，今天上次与乌克兰的新闻战争，乌克兰和俄罗斯之间的战争是否会发生战争，与2022年的战争，乌克兰是否会在不久</text:p>
      <text:p text:style-name="P4">
图片: ['<text:a xlink:type="simple" xlink:href="https://armyinform.com.ua/wp-content/uploads/2023/04/yerobota-1.jpg" text:style-name="Internet_20_link" text:visited-style-name="Visited_20_Internet_20_Link">
yerobota-1.jpg</text:a>
']</text:p>
      <text:p text:style-name="P4">
标签: ['STOPRUSSIA', 'ВЛАСНА СПРАВА', 'ГРАНТИ', 'УЧАСНИКИ БОЙОВИХ ДІ']</text:p>
      <text:p text:style-name="P4">
类别: News</text:p>
      <!--METADATA-->
      <text:p text:style-name="P4">
<draw:frame draw:style-name="fr1" draw:name="Image248" text:anchor-type="as-char" svg:width="6.9236in" svg:height="3.894525in" draw:z-index="0">
<draw:image xlink:href="../Images/AРМІЯINFORM/2023-04-24T77-00-00-04-00/yerobota-1.jpg" xlink:type="simple" xlink:show="embed" xlink:actuate="onLoad" draw:mime-type="image/jpeg"/>
</draw:frame>
根据“自己的业务”计划，第一批为退伍军人授予的赠款的结果，54名乌克兰捍卫者和捍卫者，以及第二位离开的配偶邀请了UAH 2100万的赠款资金，以开始其业务发展。</text:p>
      <text:p text:style-name="P4">
关于它<text:a xlink:type="simple" xlink:href="https://www.kmu.gov.ua/news/yerobota-ukrainski-zakhysnyky-i-zakhysnytsi-podaly-zaiavky-na-otrymannia-hrantiv-vid-derzhavy-na-21-mln-hrn-dlia-pidpryiemnytstva" text:style-name="Internet_20_link" text:visited-style-name="Visited_20_Internet_20_Link">
报告</text:a>
政府门户。</text:p>
      <text:p text:style-name="P4">
从2023年4月24日开始，第二波应用程序将开始。</text:p>
      <text:p text:style-name="P4">
“ 54名乌克兰的捍卫者和捍卫者利用财政支持来开发自己的业务，并在第一波中申请退伍军人。 要求提供500万申请人的UAH赠款的最高金额，第二位配偶退伍军人撤离者收到了15份申请，最高可达50万UAH。 我注意到，有80％的申请人要求赠款共同补偿，也就是说，他们准备与国家分开责任，以开发其业务，并计划投资30％的自己的资金项目。 总体而言，退伍军人邀请了2100万UAH的赠款，并打算出售其价值超过3200万的商业预测。</text:p>
      <text:p text:style-name="P4">
在接下来的15个工作日内收到的赠款申请将由储蓄银行和国家就业服务部门运营，该服务将检查申请人的契约和他提交的文件，将评估其商业计划的现实性，之后他必须是采访了格兰特。</text:p>
      <text:p text:style-name="P4">
副部长回忆说，退伍军人的赠款是预见的：</text:p>
      <ul>
        <li>
25万UAH-对于战争而导致的敌对行动和/或残疾人的参与者，只要创建一个工作场所； * 50万UAH-对于敌对行动和/或残疾人参与者的妻子/丈夫，只要创造了两个工作； * 100万UAH-对于敌对行动和/或残疾人的参与者，由于登记为FOP的战争至少3年，但要创建四个工作，其中至少有2名将占领退伍军人或残疾人由于战争的结果。赠款资金以三年内的税收和企业家活动的费用形式归还州。 通过门户[ACTION]获得授予的申请(https://diia.gov.ua/services/categories/biznesu/yerobota)大厅计划在一起。</li>
      </ul>
      <text:p text:style-name="P4">
News Source: <text:a xlink:type="simple" xlink:href="https://armyinform.com.ua/2023/04/24/ukrayinski-zahysnyky-j-zahysnyczi-podaly-zayavky-na-otrymannya-grantiv-dlya-pidpryyemnycztva-na-21-mln-grn/" text:style-name="Internet_20_link" text:visited-style-name="Visited_20_Internet_20_Link">
https://armyinform.com.ua/2023/04/24/ukrayinski-zahysnyky-j-zahysnyczi-podaly-zayavky-na-otrymannya-grantiv-dlya-pidpryyemnycztva-na-21-mln-grn/</text:a>
</text:p>
      <!--NEWS-->
      <text:h text:style-name="P10" text:outline-level="1">
<text:span text:style-name="T4">
对布坎区的居民荣耀“卡迪里维斯”，威胁要长达三年监禁</text:span>
</text:h>
      <text:p text:style-name="P4">
作者: ['АРМІЯINFORM']</text:p>
      <text:p text:style-name="P4">
时间: 2023-04-24T78:00:00-04:00</text:p>
      <text:p text:style-name="P4">
描述: 在法院，Schodo Meshkantsi Buchansky区的指控法为与乌克兰2022的战争而进行的事实，与乌克兰的战争是今天的最新消息，即与乌克兰2022年的战争，今天是最后一次与乌克兰的战争乌克兰和俄罗斯之间的战争以及2022年2022年与乌克兰的战争是在不久的将来与乌克兰的战争，他们说，与乌克兰与乌克兰的战争，今天，乌克兰的新闻，乌克兰新闻，在俄罗斯的乌克兰媒体</text:p>
      <text:p text:style-name="P4">
图片: ['<text:a xlink:type="simple" xlink:href="https://armyinform.com.ua/wp-content/uploads/2023/04/buchanecz.jpg" text:style-name="Internet_20_link" text:visited-style-name="Visited_20_Internet_20_Link">
buchanecz.jpg</text:a>
']</text:p>
      <text:p text:style-name="P4">
标签: ['STOPRUSSIA', 'АГРЕСІЯ РФ', 'КОЛАБОРАНТ', 'ОФІС ГЕНЕРАЛЬНОГО ПРОКУРОРА']</text:p>
      <text:p text:style-name="P4">
类别: News</text:p>
      <!--METADATA-->
      <text:p text:style-name="P4">
<draw:frame draw:style-name="fr1" draw:name="Image249" text:anchor-type="as-char" svg:width="6.9236in" svg:height="3.894525in" draw:z-index="0">
<draw:image xlink:href="../Images/AРМІЯINFORM/2023-04-24T78-00-00-04-00/buchanecz.jpg" xlink:type="simple" xlink:show="embed" xlink:actuate="onLoad" draw:mime-type="image/jpeg"/>
</draw:frame>
法院因对俄罗斯对乌克兰的武装侵略的人的农业侵害而被派往布坎斯基地区的居民。</text:p>
      <text:p text:style-name="P4">
关于它<text:a xlink:type="simple" xlink:href="https://www.gp.gov.ua/ua/posts/vixvalyav-kadirivciv-yaki-zaxopili-ta-zruinuvali-borodyanku-suditimut-meskancya-bucanskogo-raionu" text:style-name="Internet_20_link" text:visited-style-name="Visited_20_Internet_20_Link">
报告</text:a>
乌克兰检察长办公室的新闻服务。</text:p>
      <text:p text:style-name="P4">
调查发现，被告于2022年12月在沃达尔街上，布坎斯基地区的村庄大声喊着对“ Kadyrivtsi”的支持。 他告诉他们，他们为如何在Borodyanka夺取行政和住宅建筑而感到自豪，还烧毁了当地警察局。</text:p>
      <text:p text:style-name="P4">
根据《乌克兰刑法》第436-2条，该男性将被判入狱三年。</text:p>
      <text:p text:style-name="P4">
News Source: <text:a xlink:type="simple" xlink:href="https://armyinform.com.ua/2023/04/24/meshkanczyu-buchanskogo-rajonu-yakyj-proslavlyav-kadyrivcziv-zagrozhuye-do-troh-rokiv-pozbavlennya-voli/" text:style-name="Internet_20_link" text:visited-style-name="Visited_20_Internet_20_Link">
https://armyinform.com.ua/2023/04/24/meshkanczyu-buchanskogo-rajonu-yakyj-proslavlyav-kadyrivcziv-zagrozhuye-do-troh-rokiv-pozbavlennya-voli/</text:a>
</text:p>
      <!--NEWS-->
      <text:h text:style-name="P10" text:outline-level="1">
<text:span text:style-name="T4">
现在可以在行动中获得有关犯罪记录的摘录</text:span>
</text:h>
      <text:p text:style-name="P4">
作者: ['АРМІЯINFORM']</text:p>
      <text:p text:style-name="P4">
时间: 2023-04-24T79:00:00-04:00</text:p>
      <text:p text:style-name="P4">
描述: 关于杂质的Vidteper Odrimati Vityag现在可以通过Servis“ DIA”在线。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2/03/diya.jpg" text:style-name="Internet_20_link" text:visited-style-name="Visited_20_Internet_20_Link">
diya.jpg</text:a>
']</text:p>
      <text:p text:style-name="P4">
标签: ['ВИТЯГ ПРО ВІДСУТНІСТЬ СУДИМОСТІ', 'ДІЯ']</text:p>
      <text:p text:style-name="P4">
类别: News</text:p>
      <!--METADATA-->
      <text:p text:style-name="P4">
<draw:frame draw:style-name="fr1" draw:name="Image250" text:anchor-type="as-char" svg:width="6.9236in" svg:height="3.642416in" draw:z-index="0">
<draw:image xlink:href="../Images/AРМІЯINFORM/2023-04-24T79-00-00-04-00/diya.jpg" xlink:type="simple" xlink:show="embed" xlink:actuate="onLoad" draw:mime-type="image/jpeg"/>
</draw:frame>
从现在开始，您现在可以通过动作服务获得犯罪记录的摘录。</text:p>
      <text:p text:style-name="P4">
关于它<text:a xlink:type="simple" xlink:href="https://t.me/mintsyfra/4003" text:style-name="Internet_20_link" text:visited-style-name="Visited_20_Internet_20_Link">
报告</text:a>
数字化转型部。</text:p>
      <text:p text:style-name="P4">
新服务可在应用程序中为所有已达到14年的用户提供。</text:p>
      <text:p text:style-name="P4">
为了获取行动中的犯罪记录摘录，您需要：</text:p>
      <text:p text:style-name="P4">
<text:span text:style-name="T5">
转到服务部分； </text:span>
选择证书和摘录 - 缺乏犯罪记录的摘录； <text:span text:style-name="T5">
选择请求的类型和目的； </text:span>
填写自我数据； *发送请求。</text:p>
      <text:p text:style-name="P4">
如果信息在中央数据库中，并且不需要额外的验证，则将自动形成提取物。 您会立即在电话上获得它。</text:p>
      <text:p text:style-name="P4">
“使用该服务后，对其进行评估。 您将获得推送通知。 在24小时内，将笑脸从1到5点列出，并带有服务的印象。 您的估计有助于团队创建更方便的服务。”消息写道。</text:p>
      <text:p text:style-name="P4">
News Source: <text:a xlink:type="simple" xlink:href="https://armyinform.com.ua/2023/04/24/vytyag-pro-nesudymist-teper-mozhna-otrymaty-v-diyi/" text:style-name="Internet_20_link" text:visited-style-name="Visited_20_Internet_20_Link">
https://armyinform.com.ua/2023/04/24/vytyag-pro-nesudymist-teper-mozhna-otrymaty-v-diyi/</text:a>
</text:p>
      <!--NEWS-->
      <text:h text:style-name="P10" text:outline-level="1">
<text:span text:style-name="T4">
乌克兰赞赏爱沙尼亚转移给我们的所有武器 - 沃迪米尔Zelenskyy</text:span>
</text:h>
      <text:p text:style-name="P4">
作者: ['АРМІЯINFORM']</text:p>
      <text:p text:style-name="P4">
时间: 2023-04-24T80:00:00-04:00</text:p>
      <text:p text:style-name="P4">
描述: Zhytomyr地区总裁总裁Volodymyr Zelensky的Pid Hour Robochka ...与乌克兰2022年的战争，与乌克兰的最新新闻战争，今天与乌克兰2022年的新闻战争，乌克兰和俄罗斯之间的战争以及与乌克兰在乌克兰之间发生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4/7fae74cbe8f24c053fb7657dd94777d9_1682338857_extra_large-1.jpeg" text:style-name="Internet_20_link" text:visited-style-name="Visited_20_Internet_20_Link">
7fae74cbe8f24c053fb7657dd94777d9_1682338857_extra_large-1.jpeg</text:a>
', '<text:a xlink:type="simple" xlink:href="https://armyinform.com.ua/wp-content/uploads/2023/04/102.jpg" text:style-name="Internet_20_link" text:visited-style-name="Visited_20_Internet_20_Link">
102.jpg</text:a>
', '<text:a xlink:type="simple" xlink:href="https://armyinform.com.ua/wp-content/uploads/2023/04/103-1.jpg" text:style-name="Internet_20_link" text:visited-style-name="Visited_20_Internet_20_Link">
103-1.jpg</text:a>
', '<text:a xlink:type="simple" xlink:href="https://armyinform.com.ua/wp-content/uploads/2023/04/104.jpg" text:style-name="Internet_20_link" text:visited-style-name="Visited_20_Internet_20_Link">
104.jpg</text:a>
', '<text:a xlink:type="simple" xlink:href="https://armyinform.com.ua/wp-content/uploads/2023/04/105.jpg" text:style-name="Internet_20_link" text:visited-style-name="Visited_20_Internet_20_Link">
105.jpg</text:a>
']</text:p>
      <text:p text:style-name="P4">
标签: ['ВОЛОДИМИР ЗЕЛЕНСЬКИЙ', 'ДОПОМОГА ПАРТНЕРІВ', 'ЕСТОНІЯ', 'КАЯ КАЛЛАС', 'ПРЕЗИДЕНТ УКРАЇНИ', 'СВІТ ПІДТРИМУЄ УКРАЇНУ']</text:p>
      <text:p text:style-name="P4">
类别: News</text:p>
      <!--METADATA-->
      <text:p text:style-name="P4">
<draw:frame draw:style-name="fr1" draw:name="Image251" text:anchor-type="as-char" svg:width="6.9236in" svg:height="4.617948in" draw:z-index="0">
<draw:image xlink:href="../Images/AРМІЯINFORM/2023-04-24T80-00-00-04-00/7fae74cbe8f24c053fb7657dd94777d9_1682338857_extra_large-1.jpeg" xlink:type="simple" xlink:show="embed" xlink:actuate="onLoad" draw:mime-type="image/jpeg"/>
</draw:frame>
乌克兰沃罗迪米尔塞伦斯基总统在前往Zhytomyr地区的工作旅行中，会见了爱沙尼亚共和国的总理卡尤卡拉斯，后者访问了我们国家。</text:p>
      <text:p text:style-name="P4">
关于它<text:a xlink:type="simple" xlink:href="https://www.president.gov.ua/news/estoniya-mozhe-buti-vpevnenoyu-sho-peremoga-ukrayini-u-vijni-82449" text:style-name="Internet_20_link" text:visited-style-name="Visited_20_Internet_20_Link">
报告</text:a>
乌克兰总统办公室。</text:p>
      <text:p text:style-name="P4">
沃迪米尔·泽伦斯基(Volodymyr Zelenskyy)欢迎乌克兰爱沙尼亚政府负责人，他指出，中国卡拉斯是我们共同的欧洲自由的真正领导者和捍卫者。</text:p>
      <text:p text:style-name="P4">
总统说：“如果每个领导人和每个州分别是诚实的，我们在非洲大陆上的共同自由，俄罗斯的侵略就已经被击败了。” zhytomyr。</text:p>
      <text:p text:style-name="P4">
国家元首对总理和扎拉西尔的整个爱沙尼亚人民表示感谢，并非常及时支持乌克兰的辩护。</text:p>
      <text:p text:style-name="P4">
<draw:frame draw:style-name="fr1" draw:name="Image252" text:anchor-type="as-char" svg:width="6.9236in" svg:height="4.617948in" draw:z-index="0">
<draw:image xlink:href="../Images/AРМІЯINFORM/2023-04-24T80-00-00-04-00/102.jpg" xlink:type="simple" xlink:show="embed" xlink:actuate="onLoad" draw:mime-type="image/jpeg"/>
</draw:frame>
“就人均而言，爱沙尼亚为我们的保护的帮助是世界上最熟悉的世界之一。 乌克兰感谢爱沙尼亚转移给我们的所有武器。尤其是我想指出爱沙尼亚决定转移所有第122和第155个口径的决定。 我也要感谢总理爱沙尼亚(Estonia)对欧洲直接购买营地武器的主动行动，该计划规定了乌克兰欧盟成员向乌克兰提供155mm口径的欧盟成员，”弗拉基米尔·泽伦斯基(Vladimir Zelensky)说。</text:p>
      <text:p text:style-name="P4">
他还感谢爱沙尼亚在战场上受伤后帮助治疗乌克兰士兵的假肢。</text:p>
      <text:p text:style-name="P4">
乌克兰总统在与爱沙尼亚关于CIBER问题的合作高度指出。</text:p>
      <text:p text:style-name="P4">
“乌克兰人将永远记住您的支持得到了多少。 爱沙尼亚可以确信，我们在这场战争中的乌克兰胜利将是对包括爱沙尼亚人民在内的所有欧洲所有人民的历史结果的可靠保证。 胜利之后，俄罗斯复仇将永远不会破坏欧洲任何人的生活。”国家元首强调。</text:p>
      <text:p text:style-name="P4">
在谈判期间，对话者致力于加强乌克兰在最前沿的机会。</text:p>
      <text:p text:style-name="P4">
<draw:frame draw:style-name="fr1" draw:name="Image253" text:anchor-type="as-char" svg:width="6.9236in" svg:height="4.617948in" draw:z-index="0">
<draw:image xlink:href="../Images/AРМІЯINFORM/2023-04-24T80-00-00-04-00/103-1.jpg" xlink:type="simple" xlink:show="embed" xlink:actuate="onLoad" draw:mime-type="image/jpeg"/>
</draw:frame>
</text:p>
      <text:p text:style-name="P4">
双方还讨论了乌克兰在欧盟和北约的全部成员资格之前的政治互动和运动。</text:p>
      <text:p text:style-name="P4">
“今天，我们讨论了北约维尔纽斯峰会的期望。 缺口是联盟需要雄心勃勃的决定的时候。 欧洲可靠的安全只能基于东部侧面的关系的全部确定性，尤其是在乌克兰与北约之间的关系中。 总统说：“需要对乌克兰加入联盟的积极政治优先事项，我感谢爱沙尼亚支持北约的统一加强和确定我们的共同目的。”</text:p>
      <text:p text:style-name="P4">
在会议期间，这也是关于乌克兰的重建。 根据Volodymyrzelensky的说法，爱沙尼亚成为第一个开始对乌克兰地区Zhytomyr地区实际恢复的州。 这可能是其他合作伙伴的一个例子。</text:p>
      <text:p text:style-name="P4">
“我相信我们会一起做很多事情。 今天，我提出了在重建方面建立援助的问题，包括在Zhytomyr地区建立相应的代表，这里的办公室，”国家负责人说。</text:p>
      <text:p text:style-name="P4">
他还对爱沙尼亚的原则表示感谢，即加强俄罗斯侵略的制裁，并提出将负责任的恐怖分子带入乌克兰犯下的恐怖分子的问题。</text:p>
      <text:p text:style-name="P4">
为了加强乌克兰 - 州际公路工作，支持乌克兰的主权和领土完整的杰出个人服务，总统将凯拉斯授予Yaroslav王子的矫正师Wise II学位。</text:p>
      <text:p text:style-name="P4">
<draw:frame draw:style-name="fr1" draw:name="Image254" text:anchor-type="as-char" svg:width="6.9236in" svg:height="4.617948in" draw:z-index="0">
<draw:image xlink:href="../Images/AРМІЯINFORM/2023-04-24T80-00-00-04-00/104.jpg" xlink:type="simple" xlink:show="embed" xlink:actuate="onLoad" draw:mime-type="image/jpeg"/>
</draw:frame>
“今天对我来说是一种荣幸，代表所有乌克兰人给您一个特殊的Nongorod-这是Wise Yaroslav的命令。 我感谢您的欧洲和您的人民的新历史 - 我们一起创建它。</text:p>
      <text:p text:style-name="P4">
凯·卡拉斯(Kai Callas)为她的角色感谢国家元首和整个乌克兰纳罗多夫(Narodov)的认可。 她指出，她第一次对乌克兰爱沙尼亚政府官员的外国访问象征着乌克兰人民爱沙尼亚的支持。</text:p>
      <text:p text:style-name="P4">
她强调说：“正如您正确指出的那样，自由应该克服暴政 - 这是我们的联合和我们的重点第一。”</text:p>
      <text:p text:style-name="P4">
爱沙尼亚政府的负责人强调，武器的协助，乌克兰士兵录像带的弹药应以足够的规模继续，以便乌克兰在这场战争中获胜。总理指出，上周，爱沙尼亚政府决定将炮弹派往乌克兰，并表示希望其他欧盟国家每天都这样做。</text:p>
      <text:p text:style-name="P4">
<draw:frame draw:style-name="fr1" draw:name="Image255" text:anchor-type="as-char" svg:width="6.9236in" svg:height="4.617948in" draw:z-index="0">
<draw:image xlink:href="../Images/AРМІЯINFORM/2023-04-24T80-00-00-04-00/105.jpg" xlink:type="simple" xlink:show="embed" xlink:actuate="onLoad" draw:mime-type="image/jpeg"/>
</draw:frame>
“我们相信您的胜利。 我们相信，乌克兰将随着自由民主，自由市场经济和大西洋前社区的隶属关系而繁荣。 她说，您的斗争清楚地表明，正确的和平是消除欧洲安全中的“灰色区域”。</text:p>
      <text:p text:style-name="P4">
“对于欧洲的和平，我们需要欧盟和北约的乌克兰。 他能够发出我们刚刚签署的联合声明。”爱沙尼亚说。</text:p>
      <text:p text:style-name="P4">
她还强调，俄罗斯的指导和表演者应对侵略乌克兰和我们公民的非法犯罪负责。</text:p>
      <text:p text:style-name="P4">
凯·卡拉斯(Kai Callas)感谢邀请访问Zhytomyr地区的邀请，爱沙尼亚专注于重建。 在与爱沙尼亚恢复的对象中，有Ovruch中的幼儿园以及许多其他社会和tinfradstructure网站。</text:p>
      <text:p text:style-name="P4">
爱沙尼亚政府的负责人表示希望重建与改革和欧洲一体化将为快速经济增长创造机会，并使乌克兰成为欧洲最成功的经济体之一。</text:p>
      <text:p text:style-name="P4">
News Source: <text:a xlink:type="simple" xlink:href="https://armyinform.com.ua/2023/04/24/ukrayina-czinuye-kozhnu-peredanu-nam-estoniyeyu-odynyczyu-zbroyi-prezydent-ukrayiny/" text:style-name="Internet_20_link" text:visited-style-name="Visited_20_Internet_20_Link">
https://armyinform.com.ua/2023/04/24/ukrayina-czinuye-kozhnu-peredanu-nam-estoniyeyu-odynyczyu-zbroyi-prezydent-ukrayiny/</text:a>
</text:p>
      <!--NEWS-->
      <text:h text:style-name="P10" text:outline-level="1">
<text:span text:style-name="T4">
我们努力被军事和平民从囚禁中释放 - 乌克兰总统</text:span>
</text:h>
      <text:p text:style-name="P4">
作者: ['АРМІЯINFORM']</text:p>
      <text:p text:style-name="P4">
时间: 2023-04-24T81:00:00-04:00</text:p>
      <text:p text:style-name="P4">
描述: 乌克兰沃迪米尔·泽伦斯基总统，罗西基·波罗诺·斯蒂尔诺（Rosiyki Polonu Stiilno）的Scho ...与乌克兰2022年的战争，与乌克兰的最新新闻战争，今天与乌克兰的《新闻战》上次与乌克兰的新闻战争，将在乌克兰和俄罗斯与乌克兰之间发生战争，以及与乌克兰之间的战争在不久的将来，是否会与乌克兰进行战争，与乌克兰的战争，今天的乌克兰新闻，乌克兰新闻在俄罗斯的乌克兰新闻</text:p>
      <text:p text:style-name="P4">
图片: ['<text:a xlink:type="simple" xlink:href="https://armyinform.com.ua/wp-content/uploads/2023/04/prezydent-zvilnennya-polonenyh.jpg" text:style-name="Internet_20_link" text:visited-style-name="Visited_20_Internet_20_Link">
prezydent-zvilnennya-polonenyh.jpg</text:a>
']</text:p>
      <text:p text:style-name="P4">
标签: ['STOPRUSSIA', 'АГРЕСІЯ РФ', 'ВОЛОДИМИР ЗЕЛЕНСЬКИЙ', 'ВТОРГНЕННЯ РФ', 'ЗВІЛЬНЕННЯ ВІЙСЬКОВОПОЛОНЕНИХ', 'ПРЕЗИДЕНТ УКРАЇНИ']</text:p>
      <text:p text:style-name="P4">
类别: News</text:p>
      <!--METADATA-->
      <text:p text:style-name="P4">
<draw:frame draw:style-name="fr1" draw:name="Image256" text:anchor-type="as-char" svg:width="6.9236in" svg:height="4.617948in" draw:z-index="0">
<draw:image xlink:href="../Images/AРМІЯINFORM/2023-04-24T81-00-00-04-00/prezydent-zvilnennya-polonenyh.jpg" xlink:type="simple" xlink:show="embed" xlink:actuate="onLoad" draw:mime-type="image/jpeg"/>
</draw:frame>
乌克兰沃迪米尔·泽伦斯基(Ukraine Volodymyr Zelensky)总统已告知，已有2230多人被俄罗斯囚禁服务，乌克兰一直在努力解放所有仍被囚禁的同意和平民。</text:p>
      <text:p text:style-name="P4">
在与Zhytomyr的总理Kaya Callas会面后回答媒体代表的问题时，国家元首指出，有2238人被释放出被囚禁，其中140人是民事的。</text:p>
      <text:p text:style-name="P4">
根据沃迪米尔·泽伦斯基(Volodymyr Zelensky)的说法，由于RFFFFFFFF的武装侵略，搜寻非法被剥夺的人的搜索中心。</text:p>
      <text:p text:style-name="P4">
“我们正在释放军事和平民。 好吧，酷刑，主要是关于我们国家的英雄，那些捍卫的人。 我们将不断地并将继续这样做。”乌克兰总统强调。</text:p>
      <text:p text:style-name="P4">
_ dudelo：<text:a xlink:type="simple" xlink:href="https://www.president.gov.ua/news/prezident-ukrayini-pracyuyemo-nad-zvilnennyam-iz-polonu-yak-82453" text:style-name="Internet_20_link" text:visited-style-name="Visited_20_Internet_20_Link">
总统办公室</text:a>
_</text:p>
      <text:p text:style-name="P4">
News Source: <text:a xlink:type="simple" xlink:href="https://armyinform.com.ua/2023/04/24/praczyuyemo-nad-zvilnennyam-iz-polonu-yak-vijskovyh-tak-i-czyvilnyh-prezydent-ukrayiny/" text:style-name="Internet_20_link" text:visited-style-name="Visited_20_Internet_20_Link">
https://armyinform.com.ua/2023/04/24/praczyuyemo-nad-zvilnennyam-iz-polonu-yak-vijskovyh-tak-i-czyvilnyh-prezydent-ukrayiny/</text:a>
</text:p>
      <!--NEWS-->
      <text:h text:style-name="P10" text:outline-level="1">
<text:span text:style-name="T4">
ukrzaliznytsia恢复了与Pokrovsk的连接</text:span>
</text:h>
      <text:p text:style-name="P4">
作者: ['АРМІЯINFORM']</text:p>
      <text:p text:style-name="P4">
时间: 2023-04-24T82:00:00-04:00</text:p>
      <text:p text:style-name="P4">
描述: 关于Rintegrazi Timchasovo Okulovani Teritors的谷物谷物...与乌克兰2022年的战争，与乌克兰的最新新闻，《今日与乌克兰的新闻》，今天与乌克兰的新闻战争，今天上次与乌克兰的新闻战争，乌克兰和俄罗斯之间的战争将发生，乌克兰和俄罗斯之间以及何时，当时，当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2/02/ukrzaliznyczya.jpg" text:style-name="Internet_20_link" text:visited-style-name="Visited_20_Internet_20_Link">
ukrzaliznyczya.jpg</text:a>
']</text:p>
      <text:p text:style-name="P4">
标签: ['STOPRUSSIA', 'АГРЕСІЯ РФ', 'ВІЙНА', 'ВТОРГНЕННЯ РФ', 'УКРЗАЛІЗНИЦЯ']</text:p>
      <text:p text:style-name="P4">
类别: News</text:p>
      <!--METADATA-->
      <text:p text:style-name="P4">
<draw:frame draw:style-name="fr1" draw:name="Image257" text:anchor-type="as-char" svg:width="6.9236in" svg:height="3.896998in" draw:z-index="0">
<draw:image xlink:href="../Images/AРМІЯINFORM/2023-04-24T82-00-00-04-00/ukrzaliznyczya.jpg" xlink:type="simple" xlink:show="embed" xlink:actuate="onLoad" draw:mime-type="image/jpeg"/>
</draw:frame>
关于它<text:a xlink:type="simple" xlink:href="https://minre.gov.ua/2023/04/24/ukrzaliznyczya-vidnovlyuye-spoluchennya-do-pokrovska/" text:style-name="Internet_20_link" text:visited-style-name="Visited_20_Internet_20_Link">
报告</text:a>
乌克兰被占领领土的重返社会部。</text:p>
      <text:p text:style-name="P4">
自大战开始以来，国家航空公司首次开设了从顿涅茨克地区Pokrovsk定期航班的门票。</text:p>
      <text:p text:style-name="P4">
早些时候，只有疏散火车在运行。 门票被专门从Pokrovsk到Lviv和Kiev出售，以及与Dniep​​er的郊区联系。</text:p>
      <text:p text:style-name="P4">
<text:span text:style-name="T4">
从4月28日起，将开始在仓库中运行非货车的非货车集团：</text:span>
</text:p>
      <ul>
        <li>
86/234-233/85 LVIV-POKROVSK-LVIV</li>
      </ul>
      <text:p text:style-name="P4">
**从LVIV Daily 10:40离开，13：00到达Pokrovsk。</text:p>
      <ul>
        <li>
80/234-233/79基辅 - 波克罗夫斯克 - 基辅</li>
      </ul>
      <text:p text:style-name="P4">
13:00在23:05离开首都日报，到达Pokrovsk。 火车将在14:15离开，并在05:54到达。</text:p>
      <text:p text:style-name="P4">
News Source: <text:a xlink:type="simple" xlink:href="https://armyinform.com.ua/2023/04/24/ukrzaliznyczya-vidnovlyuye-spoluchennya-do-pokrovska/" text:style-name="Internet_20_link" text:visited-style-name="Visited_20_Internet_20_Link">
https://armyinform.com.ua/2023/04/24/ukrzaliznyczya-vidnovlyuye-spoluchennya-do-pokrovska/</text:a>
</text:p>
      <!--NEWS-->
      <text:h text:style-name="P10" text:outline-level="1">
<text:span text:style-name="T4">
敌人继续运用将其军事物体覆盖到平民的策略-NATALIA HUMENIUK</text:span>
</text:h>
      <text:p text:style-name="P4">
作者: ['АРМІЯINFORM']</text:p>
      <text:p text:style-name="P4">
时间: 2023-04-24T83:00:00-04:00</text:p>
      <text:p text:style-name="P4">
描述: Efiri Telemarafon的Yak rospovisla“єIiniNews”，部队总统优势...与乌克兰2022年的战争，与乌克兰的战争，今天与乌克兰的最新新闻，《新闻战》，今天与乌克兰2022年的新闻战争，今天会有一场战争乌克兰和俄罗斯以及2022年与乌克兰的战争，无论是否在不久的将来与乌克兰发生战争，他们说，今天与乌克兰的战争，今天的乌克兰新闻，乌克兰新闻，乌克兰媒体在俄罗斯媒体的乌克兰新闻</text:p>
      <text:p text:style-name="P4">
图片: ['<text:a xlink:type="simple" xlink:href="https://armyinform.com.ua/wp-content/uploads/2023/04/2-nataliya-gumenyuk-e1672058964734-1.jpg" text:style-name="Internet_20_link" text:visited-style-name="Visited_20_Internet_20_Link">
2-nataliya-gumenyuk-e1672058964734-1.jpg</text:a>
']</text:p>
      <text:p text:style-name="P4">
标签: ['STOPRUSSIA', 'АГРЕСІЯ РФ', 'ВІЙНА', 'ВТОРГНЕННЯ РФ', 'НАТАЛІЯ ГУМЕНЮК']</text:p>
      <text:p text:style-name="P4">
类别: News</text:p>
      <!--METADATA-->
      <text:p text:style-name="P4">
<draw:frame draw:style-name="fr1" draw:name="Image258" text:anchor-type="as-char" svg:width="6.9236in" svg:height="4.206087in" draw:z-index="0">
<draw:image xlink:href="../Images/AРМІЯINFORM/2023-04-24T83-00-00-04-00/2-nataliya-gumenyuk-e1672058964734-1.jpg" xlink:type="simple" xlink:show="embed" xlink:actuate="onLoad" draw:mime-type="image/jpeg"/>
</draw:frame>
正如她在空中所说的(https://www.youtube.com/watch?v=WY8sDvZdWEA)唯一的消息是乌克兰南部队长1 Rangunatalia Humeniuk的联合出版社国防军中心负责人，在南部的方向上，敌人在他的活力和设备的位置和地下室都在不断地操纵和精致。</text:p>
      <ul>
        <li>
此外，敌人不会停止建立防御结构并配备工程。 纳塔利娅·汉尼库克(Natalia Humeniuk)说，他还运送我们的平民居民，以和平的注册来实现可耻的策略，以掩盖其军事物体。</li>
      </ul>
      <text:p text:style-name="P4">
纳塔利亚·汉尼克(Natalia Humeniuk)上尉1列纳塔利亚(Natalia Humeniuk)还强调，俄罗斯的okupatikovian继续开除乌克兰的正确银行，在这种托管的航空炸弹中，在他们的无人机的帮助下，他们是我们职位的智慧，以找出什么“惊喜” “从哪一侧。</text:p>
      <text:p text:style-name="P4">
News Source: <text:a xlink:type="simple" xlink:href="https://armyinform.com.ua/2023/04/24/vorog-prodovzhuye-zastosovuvaty-taktyku-prykryttya-svoyih-vijskovyh-obyektiv-myrnym-naselennyam-nataliya-gumenyuk/" text:style-name="Internet_20_link" text:visited-style-name="Visited_20_Internet_20_Link">
https://armyinform.com.ua/2023/04/24/vorog-prodovzhuye-zastosovuvaty-taktyku-prykryttya-svoyih-vijskovyh-obyektiv-myrnym-naselennyam-nataliya-gumenyuk/</text:a>
</text:p>
      <!--NEWS-->
      <text:h text:style-name="P10" text:outline-level="1">
<text:span text:style-name="T4">
军事医生的配偶获得了尊敬的乌克兰医生的头衔</text:span>
</text:h>
      <text:p text:style-name="P4">
作者: ['АРМІЯINFORM']</text:p>
      <text:p text:style-name="P4">
时间: 2023-04-24T84:00:00-04:00</text:p>
      <text:p text:style-name="P4">
描述: 伟大的文学。 Olga Andriy Swist Syogodn和Zavnnya英雄放弃了与乌克兰2022年的战争，与乌克兰的最新新闻战争，今天与乌克兰2022年的新闻战争，乌克兰和俄罗斯之间的战争将在他们将在2022年不，在不久的将来与乌克兰发生战争，他们说，今天与乌克兰的战争，今天的乌克兰新闻，乌克兰的新闻，乌克兰媒体在俄罗斯的乌克兰媒体</text:p>
      <text:p text:style-name="P4">
图片: ['<text:a xlink:type="simple" xlink:href="https://armyinform.com.ua/wp-content/uploads/2023/04/33.jpg" text:style-name="Internet_20_link" text:visited-style-name="Visited_20_Internet_20_Link">
33.jpg</text:a>
', '<text:a xlink:type="simple" xlink:href="https://armyinform.com.ua/wp-content/uploads/2023/04/31.jpg" text:style-name="Internet_20_link" text:visited-style-name="Visited_20_Internet_20_Link">
31.jpg</text:a>
', '<text:a xlink:type="simple" xlink:href="https://armyinform.com.ua/wp-content/uploads/2023/04/32.jpg" text:style-name="Internet_20_link" text:visited-style-name="Visited_20_Internet_20_Link">
32.jpg</text:a>
', '<text:a xlink:type="simple" xlink:href="https://armyinform.com.ua/wp-content/uploads/2023/04/35.jpg" text:style-name="Internet_20_link" text:visited-style-name="Visited_20_Internet_20_Link">
35.jpg</text:a>
']</text:p>
      <text:p text:style-name="P4">
标签: ['ВІЙСЬКОВІ МЕДИКИ', 'ЗАСЛУЖЕНИЙ ЛІКАР УКРАЇНИ', 'МІНІСТЕРСТВО ОХОРОНИ ЗДОРОВ’Я УКРАЇНИ', 'УКРАЇНСЬКИЙ НАРОД НЕПЕРЕМОЖНИЙ']</text:p>
      <text:p text:style-name="P4">
类别: News</text:p>
      <!--METADATA-->
      <text:p text:style-name="P4">
<draw:frame draw:style-name="fr1" draw:name="Image259" text:anchor-type="as-char" svg:width="6.9236in" svg:height="4.621503in" draw:z-index="0">
<draw:image xlink:href="../Images/AРМІЯINFORM/2023-04-24T84-00-00-04-00/33.jpg" xlink:type="simple" xlink:show="embed" xlink:actuate="onLoad" draw:mime-type="image/jpeg"/>
</draw:frame>
大写字母。 奥尔加(Olga)和安德里(Andriy Svist)今天获得了乌克兰医生的头衔!</text:p>
      <text:p text:style-name="P4">
关于这个<text:a xlink:type="simple" xlink:href="https://www.facebook.com/moz.ukr/posts/pfbid0YDjXUyWmWPsk5hYRqpvGcW8iAs1PyVAQCXo85nxnDdM8SKiMbx4vrtp4JLgkXYFwl" text:style-name="Internet_20_link" text:visited-style-name="Visited_20_Internet_20_Link">
这是一个证明</text:a>
乌克兰卫生部。</text:p>
      <text:p text:style-name="P4">
在大规模战争的早期，他们毫不犹豫地去了最需要的地方。 安德鲁(Andrew)进行了几个小时的操作，绘制了碎片和球。 奥尔加(Olga)确定了病变的严重程度，在手术后接受治疗的儿童，与志愿者合作，构成了必要的医疗列表。</text:p>
      <text:p text:style-name="P4">
<draw:frame draw:style-name="fr1" draw:name="Image260" text:anchor-type="as-char" svg:width="6.9236in" svg:height="4.621503in" draw:z-index="0">
<draw:image xlink:href="../Images/AРМІЯINFORM/2023-04-24T84-00-00-04-00/31.jpg" xlink:type="simple" xlink:show="embed" xlink:actuate="onLoad" draw:mime-type="image/jpeg"/>
</draw:frame>
他们几乎全天工作。 没有适当的操作，没有设备，副炮击并处于危险之中。 在街上准备。 他们照亮了长袍，以免被敌人开火。</text:p>
      <text:p text:style-name="P4">
时间到了，撤离了50多名患者。 他们旅行了20公里超过7个小时!他们确保将所有被撤离的人放在基辅。 撤离两天后，敌人占领了敌人...</text:p>
      <text:p text:style-name="P4">
<draw:frame draw:style-name="fr1" draw:name="Image261" text:anchor-type="as-char" svg:width="6.9236in" svg:height="4.621503in" draw:z-index="0">
<draw:image xlink:href="../Images/AРМІЯINFORM/2023-04-24T84-00-00-04-00/32.jpg" xlink:type="simple" xlink:show="embed" xlink:actuate="onLoad" draw:mime-type="image/jpeg"/>
</draw:frame>
今天，这对令人难以置信的夫妇在武装部队中为乌克兰辩护。</text:p>
      <text:p text:style-name="P4">
奥尔加(Olga)是军事部队之一的军官。 安德鲁(Andrew)是一名战斗医生，他试图搬进东方的战斗部分，但命运则决定 - 神经外科医生返回了他最喜欢的业务 - 他将经营伤员。</text:p>
      <text:p text:style-name="P4">
<draw:frame draw:style-name="fr1" draw:name="Image262" text:anchor-type="as-char" svg:width="6.9236in" svg:height="4.621503in" draw:z-index="0">
<draw:image xlink:href="../Images/AРМІЯINFORM/2023-04-24T84-00-00-04-00/35.jpg" xlink:type="simple" xlink:show="embed" xlink:actuate="onLoad" draw:mime-type="image/jpeg"/>
</draw:frame>
这是一种荣誉 - 将奖励移交给这些人。 令人难以置信的故事的令人难以置信的故事。</text:p>
      <text:p text:style-name="P4">
低弓的英雄工作!</text:p>
      <text:p text:style-name="P4">
News Source: <text:a xlink:type="simple" xlink:href="https://armyinform.com.ua/2023/04/24/podruzhzhya-vijskovyh-medykiv-otrymalo-zvannya-zasluzhenyh-likariv-ukrayiny/" text:style-name="Internet_20_link" text:visited-style-name="Visited_20_Internet_20_Link">
https://armyinform.com.ua/2023/04/24/podruzhzhya-vijskovyh-medykiv-otrymalo-zvannya-zasluzhenyh-likariv-ukrayiny/</text:a>
</text:p>
      <!--NEWS-->
      <text:h text:style-name="P10" text:outline-level="1">
<text:span text:style-name="T4">
乌克兰的国防军摧毁了敌人的SCR和REB的两个站点</text:span>
</text:h>
      <text:p text:style-name="P4">
作者: ['АРМІЯINFORM']</text:p>
      <text:p text:style-name="P4">
时间: 2023-04-24T85:00:00-04:00</text:p>
      <text:p text:style-name="P4">
描述: DOB的AVISAATSIA国防军在特殊仓库的Zserdzhennya地区受到6次打击...与乌克兰2022年的战争，与乌克兰与乌克兰的最新新闻，《与乌克兰2022年的新闻战争》，今天上次与乌克兰的新闻战争，乌克兰和俄罗斯之间的战争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0/ukrayinska-aviacziya.jpg" text:style-name="Internet_20_link" text:visited-style-name="Visited_20_Internet_20_Link">
ukrayinska-aviacziya.jpg</text:a>
']</text:p>
      <text:p text:style-name="P4">
标签: ['STOPRUSSIA', 'АГРЕСІЯ РФ', 'ВТОРГНЕННЯ РФ', 'ВТРАТИ ВОРОГА', 'ГШ ЗСУ', 'ОПЕРАТИВНА ІНФОРМАЦІЯ']</text:p>
      <text:p text:style-name="P4">
类别: News</text:p>
      <!--METADATA-->
      <text:p text:style-name="P4">
<draw:frame draw:style-name="fr1" draw:name="Image263" text:anchor-type="as-char" svg:width="6.9236in" svg:height="5.185007in" draw:z-index="0">
<draw:image xlink:href="../Images/AРМІЯINFORM/2023-04-24T85-00-00-04-00/ukrayinska-aviacziya.jpg" xlink:type="simple" xlink:show="embed" xlink:actuate="onLoad" draw:mime-type="image/jpeg"/>
</draw:frame>
说明性照片<text:span text:style-name="T4">
🔥俄罗斯入侵的情况</text:span>
</text:p>
      <text:p text:style-name="P4">
国防军每天的航空在入侵者的人员和军事装备集中的领域击中了6杆。 还有2种不同类型的敌人侦察飞溅。</text:p>
      <text:p text:style-name="P4">
关于它<text:a xlink:type="simple" xlink:href="https://www.facebook.com/GeneralStaff.ua/posts/pfbid02v5fPoxj8Hcjnj6XDyN6ZahdA1L6LjrgF1rKSaRmbPGPNHXyjo9VZ2C4qHL6gXCtwl" text:style-name="Internet_20_link" text:visited-style-name="Visited_20_Internet_20_Link">
报告</text:a>
乌克兰武装部队的总参谋部。</text:p>
      <text:p text:style-name="P4">
武装部队的遗嘱说：“白天，火箭部队和炮兵部队被防空导弹综合大楼和敌方的2个站点击中。”</text:p>
      <text:p text:style-name="P4">
News Source: <text:a xlink:type="simple" xlink:href="https://armyinform.com.ua/2023/04/24/sylamy-oborony-ukrayiny-znyshheni-vorozhyj-zrk-ta-dvi-stancziyi-reb/" text:style-name="Internet_20_link" text:visited-style-name="Visited_20_Internet_20_Link">
https://armyinform.com.ua/2023/04/24/sylamy-oborony-ukrayiny-znyshheni-vorozhyj-zrk-ta-dvi-stancziyi-reb/</text:a>
</text:p>
      <!--NEWS-->
      <text:h text:style-name="P10" text:outline-level="1">
<text:span text:style-name="T4">
敌人在三个方向上领导进攻行动 - 武装部队总人员的操作信息</text:span>
</text:h>
      <text:p text:style-name="P4">
作者: ['АРМІЯINFORM']</text:p>
      <text:p text:style-name="P4">
时间: 2023-04-24T86:00:00-04:00</text:p>
      <text:p text:style-name="P4">
描述: 基本的Zusill对手Zoservzhu在Bakhmutsky领先的高级DI上，...与乌克兰2022年的战争，与乌克兰与乌克兰的最新新闻战争，今天与乌克兰2022年的新闻战争，乌克兰和俄罗斯与俄罗斯之间以及俄罗斯之间的战争将发生他们说，乌克兰在2022年是否会有一年的时间，在不久的将来是否会与乌克兰进行战争</text:p>
      <text:p text:style-name="P4">
图片: ['<text:a xlink:type="simple" xlink:href="https://armyinform.com.ua/wp-content/uploads/2023/04/zvedennya.jpg" text:style-name="Internet_20_link" text:visited-style-name="Visited_20_Internet_20_Link">
zvedennya.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264" text:anchor-type="as-char" svg:width="6.9236in" svg:height="4.615733in" draw:z-index="0">
<draw:image xlink:href="../Images/AРМІЯINFORM/2023-04-24T86-00-00-04-00/zvedennya.jpg" xlink:type="simple" xlink:show="embed" xlink:actuate="onLoad" draw:mime-type="image/jpeg"/>
</draw:frame>
说明性照片<text:span text:style-name="T4">
🔥俄罗斯入侵的情况</text:span>
</text:p>
      <text:p text:style-name="P4">
敌人的主要努力专注于进行纳巴克穆特，阿夫迪夫和玛丽斯基的进攻行动 - 反映了30多波攻击。 巴赫穆特(Bakhmut)和马林卡(Marinka)最激烈的战斗仍在继续。</text:p>
      <text:p text:style-name="P4">
关于它<text:a xlink:type="simple" xlink:href="https://www.facebook.com/GeneralStaff.ua/posts/pfbid02v5fPoxj8Hcjnj6XDyN6ZahdA1L6LjrgF1rKSaRmbPGPNHXyjo9VZ2C4qHL6gXCtwl" text:style-name="Internet_20_link" text:visited-style-name="Visited_20_Internet_20_Link">
报告</text:a>
乌克兰武装部队的总参谋部。</text:p>
      <text:p text:style-name="P4">
在Volyn和Polissya的指示中，没有发生重大变化的操作情况。 未检测到进攻群体形成的迹象。</text:p>
      <text:p text:style-name="P4">
在Siversky和Slobozhansky的指示中，敌人在与库尔斯克·塔布尔戈罗德地区的布莱恩斯克乌克兰地区保留了军事冒险。</text:p>
      <text:p text:style-name="P4">
在库皮斯克的方向上，敌人继续是各个区域中层的强化设备。</text:p>
      <text:p text:style-name="P4">
在河口的方向上，敌人没有采取进攻行动。</text:p>
      <text:p text:style-name="P4">
在巴赫穆特(Bakhmut)的方向上，敌人继续采取进攻行动。 巴赫穆特市继续。 此外，在白天，敌人在Novomarka和Chrome定居点的方向上进行了不成功的辅音行动。</text:p>
      <text:p text:style-name="P4">
在Avdeevsky的方向上，敌人在居住的Novokalin，Steppe和Pervomaisk Donetsk地区进行了进攻行动，成功没有成功。</text:p>
      <text:p text:style-name="P4">
在马林因斯基(Mariinsky)的方向上，我们的捍卫者在马林卡(Marinka)定居以及Nonovomikhailivka附近的捍卫者反映了我们的捍卫者。</text:p>
      <text:p text:style-name="P4">
在当今的矿物方向上，进攻行动的敌人不是。</text:p>
      <text:p text:style-name="P4">
在Zaporizhzhya和Kherson的指示中，敌人继续进行防御。</text:p>
      <text:p text:style-name="P4">
News Source: <text:a xlink:type="simple" xlink:href="https://armyinform.com.ua/2023/04/24/protyvnyk-vede-nastupalni-diyi-na-troh-napryamkah/" text:style-name="Internet_20_link" text:visited-style-name="Visited_20_Internet_20_Link">
https://armyinform.com.ua/2023/04/24/protyvnyk-vede-nastupalni-diyi-na-troh-napryamkah/</text:a>
</text:p>
      <!--NEWS-->
      <text:h text:style-name="P10" text:outline-level="1">
<text:span text:style-name="T4">
俄罗斯人不再感受到这种“本地人”的塞瓦斯托波尔港 - 纳塔利亚·汉尼克（Natalia Humeniuk）</text:span>
</text:h>
      <text:p text:style-name="P4">
作者: ['Вячеслав Діордієв']</text:p>
      <text:p text:style-name="P4">
时间: 2023-04-24T87:00:00-04:00</text:p>
      <text:p text:style-name="P4">
描述: YAK DOLDOMIL PD小时Teleziziyny Marathon“єDiniNews” Obnaya的负责人...与乌克兰2022年的战争，与乌克兰的最新新闻，今天与乌克兰2022的新闻战争，今天与乌克兰的新闻战争，乌克兰和俄罗斯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2-nataliya-gumenyuk-e1672058964734-1.jpg" text:style-name="Internet_20_link" text:visited-style-name="Visited_20_Internet_20_Link">
2-nataliya-gumenyuk-e1672058964734-1.jpg</text:a>
']</text:p>
      <text:p text:style-name="P4">
标签: ['STOPRUSSIA', 'АГРЕСІЯ РФ', 'ВІЙНА', 'ВТОРГНЕННЯ РФ', 'НАТАЛІЯ ГУМЕНЮК']</text:p>
      <text:p text:style-name="P4">
类别: News</text:p>
      <!--METADATA-->
      <text:p text:style-name="P4">
<draw:frame draw:style-name="fr1" draw:name="Image265" text:anchor-type="as-char" svg:width="6.9236in" svg:height="4.206087in" draw:z-index="0">
<draw:image xlink:href="../Images/AРМІЯINFORM/2023-04-24T87-00-00-04-00/2-nataliya-gumenyuk-e1672058964734-1.jpg" xlink:type="simple" xlink:show="embed" xlink:actuate="onLoad" draw:mime-type="image/jpeg"/>
</draw:frame>
如<text:a xlink:type="simple" xlink:href="https://www.youtube.com/watch" text:style-name="Internet_20_link" text:visited-style-name="Visited_20_Internet_20_Link">
电视马拉松</text:a>
唯一的消息是乌克兰汉尼克南国防军联合协调新闻中心负责人，现在黑海有一艘俄罗斯沉船，其中包括八艘船，其中包括两个水下火箭发射器。</text:p>
      <text:p text:style-name="P4">
据该官员说，他们在那里已经交替了很长时间，并且将占主导地说他们仍准备使用机芯导弹。</text:p>
      <ul>
        <li>
我想指出，如今，敌人正试图跟上他认为的磨料，并不断地分散自己的边境群体。 此外，俄罗斯人不再经历塞瓦斯托波尔·哈万(Sevastolopol Havan)如此“本地人”，以至于他们一直在谈论。 毕竟，季节“棉花”和“战斗克鲁克人”继续进行，这证实了已经过去的夜晚。 因此，对手更像俄罗斯海岸，俄罗斯海岸的海湾，尤其是在联盟中，他的船只开始更频繁地补充储备金，”第一级队长纳塔利亚·汉尼克(Natalia Humeniuk)。</li>
      </ul>
      <text:p text:style-name="P4">
南方国防军中心负责人还指出，上次没有观察到敌人在黑海中的活动，但在任何情况下，这一事实都不应散布乌克兰国防军的警惕。</text:p>
      <text:p text:style-name="P4">
News Source: <text:a xlink:type="simple" xlink:href="https://armyinform.com.ua/2023/04/24/rosiyany-vzhe-ne-vidchuvayut-sevastopolsku-gavan-takoyu-ridnoyu-nataliya-gumenyuk/" text:style-name="Internet_20_link" text:visited-style-name="Visited_20_Internet_20_Link">
https://armyinform.com.ua/2023/04/24/rosiyany-vzhe-ne-vidchuvayut-sevastopolsku-gavan-takoyu-ridnoyu-nataliya-gumenyuk/</text:a>
</text:p>
      <!--NEWS-->
      <text:h text:style-name="P10" text:outline-level="1">
<text:span text:style-name="T4">
武装部队的总人员警告了乌克兰的导弹和空袭的可能性很高</text:span>
</text:h>
      <text:p text:style-name="P4">
作者: ['АРМІЯINFORM']</text:p>
      <text:p text:style-name="P4">
时间: 2023-04-24T88:00:00-04:00</text:p>
      <text:p text:style-name="P4">
描述: 捕获47 Avisiychi的6个火箭发射器的反对者是健康的……与乌克兰2022年的战争，今天与乌克兰的最新新闻，《与乌克兰2022年的新闻战争》，今天的战争，乌克兰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aviaczijni-udary.jpg" text:style-name="Internet_20_link" text:visited-style-name="Visited_20_Internet_20_Link">
aviaczijni-udary.jpg</text:a>
']</text:p>
      <text:p text:style-name="P4">
标签: ['STOPRUSSIA', 'АГРЕСІЯ РФ', 'ВТОРГНЕННЯ РФ', 'ГШ ЗСУ', 'ОПЕРАТИВНА ІНФОРМАЦІЯ', 'РАКЕТНІ ОБСТРІЛИ']</text:p>
      <text:p text:style-name="P4">
类别: News</text:p>
      <!--METADATA-->
      <text:p text:style-name="P4">
<draw:frame draw:style-name="fr1" draw:name="Image266" text:anchor-type="as-char" svg:width="6.9236in" svg:height="4.615733in" draw:z-index="0">
<draw:image xlink:href="../Images/AРМІЯINFORM/2023-04-24T88-00-00-04-00/aviaczijni-udary.jpg" xlink:type="simple" xlink:show="embed" xlink:actuate="onLoad" draw:mime-type="image/jpeg"/>
</draw:frame>
敌人炮击的后果。 说明性照片<text:span text:style-name="T4">
🔥俄罗斯完成的情况</text:span>
</text:p>
      <text:p text:style-name="P4">
白天，敌人击中了6枚火箭弹和47次航空罢工，并在我们部队的阵阵射击的火箭发射器中造成了25件，并在我们部队的位置具有指导性的定居点基础设施。</text:p>
      <text:p text:style-name="P4">
关于它<text:a xlink:type="simple" xlink:href="https://www.facebook.com/GeneralStaff.ua/posts/pfbid02v5fPoxj8Hcjnj6XDyN6ZahdA1L6LjrgF1rKSaRmbPGPNHXyjo9VZ2C4qHL6gXCtwl" text:style-name="Internet_20_link" text:visited-style-name="Visited_20_Internet_20_Link">
报告</text:a>
乌克兰武装部队的总参谋部。</text:p>
      <text:p text:style-name="P4">
在武装部队的武装部队的信息中说：“整个乌克兰的进一步火箭和航空袭击的可能性很高。”</text:p>
      <text:p text:style-name="P4">
News Source: <text:a xlink:type="simple" xlink:href="https://armyinform.com.ua/2023/04/24/poperedyv-pro-vysoku-jmovirnist-raketnyh/" text:style-name="Internet_20_link" text:visited-style-name="Visited_20_Internet_20_Link">
https://armyinform.com.ua/2023/04/24/poperedyv-pro-vysoku-jmovirnist-raketnyh/</text:a>
</text:p>
      <!--NEWS-->
      <text:h text:style-name="P10" text:outline-level="1">
<text:span text:style-name="T4">
侵略者试图将我们的单位从巴赫穆特的位置取代-Anna Malyar</text:span>
</text:h>
      <text:p text:style-name="P4">
作者: ['АРМІЯINFORM']</text:p>
      <text:p text:style-name="P4">
时间: 2023-04-24T89:00:00-04:00</text:p>
      <text:p text:style-name="P4">
描述: 乌克兰加纳·马勒雷斯（Ukraine Ganna Malleser）在他在Telegram Pidsumula的dusphist上的Ministra Defersor的代祷...与乌克兰2022年的战争，与乌克兰的最新新闻，今天与乌克兰2022年的新闻战争今天，将于今天与乌克兰2022年进行战争，将在乌克兰和俄罗斯和俄罗斯和俄罗斯和俄罗斯和俄罗斯和俄罗斯和俄罗斯和俄罗斯之间发动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bahmut-5.jpg" text:style-name="Internet_20_link" text:visited-style-name="Visited_20_Internet_20_Link">
bahmut-5.jpg</text:a>
']</text:p>
      <text:p text:style-name="P4">
标签: ['STOPRUSSIA', 'АГРЕСІЯ РФ', 'ВІЙНА', 'ВТОРГНЕННЯ РФ', 'ГАННА МАЛЯР', 'ЗАСТУПНИК МІНІСТРА ОБОРОНИ УКРАЇНИ', 'ЗВЕДЕННЯ', 'ОПЕРАТИВНА ІНФОРМАЦІЯ', 'ХРОНІКА ОБОРОНИ']</text:p>
      <text:p text:style-name="P4">
类别: News</text:p>
      <!--METADATA-->
      <text:p text:style-name="P4">
<draw:frame draw:style-name="fr1" draw:name="Image267" text:anchor-type="as-char" svg:width="6.9236in" svg:height="4.32725in" draw:z-index="0">
<draw:image xlink:href="../Images/AРМІЯINFORM/2023-04-24T89-00-00-04-00/bahmut-5.jpg" xlink:type="simple" xlink:show="embed" xlink:actuate="onLoad" draw:mime-type="image/jpeg"/>
</draw:frame>
说明性照片</text:p>
      <text:p text:style-name="P4">
乌克兰国防部副部长安娜·马利亚(Anna Malyar)在她的<text:a xlink:type="simple" xlink:href="https://t.me/annamaliar/669" text:style-name="Internet_20_link" text:visited-style-name="Visited_20_Internet_20_Link">
粉丝职位</text:a>
总结了今天关于前面情况的报告。</text:p>
      <text:p text:style-name="P4">
<text:span text:style-name="T5">
“简单的单词今天的摘要：</text:span>
</text:p>
      <text:p text:style-name="P4">
<text:span text:style-name="T5">
EPECENTER -EAST .</text:span>
</text:p>
      <text:p text:style-name="P4">
来自白俄罗斯的北部，未检测到进攻群体的形成迹象。</text:p>
      <text:p text:style-name="P4">
在北部，在俄罗斯联邦，敌人像以前一样继续与乌克兰保持边界，并与乌克兰保持一定数量的部队”，_是画家。</text:p>
      <text:p text:style-name="P4">
<text:span text:style-name="T4">
东方</text:span>
</text:p>
      <text:p text:style-name="P4">
敌人改变了行动。</text:p>
      <text:p text:style-name="P4">
在这四个目的地中，进攻持续了三场 - 马林斯基，阿夫迪夫斯基，巴赫穆特斯基。</text:p>
      <text:p text:style-name="P4">
在<text:span text:style-name="T4">
利马方向</text:span>
侵略者无法突破我们的防守，其活动有所下降。</text:p>
      <text:p text:style-name="P4">
同时，敌人向我们的位置朝着这个方向和重组发射。</text:p>
      <text:p text:style-name="P4">
<text:span text:style-name="T4">
目前，最激烈的战斗正在为Bakhmut和Marinka进行。</text:span>
敌人正试图建立对这两个城市的控制。</text:p>
      <text:p text:style-name="P4">
在<text:span text:style-name="T4">
 bakhmut方向</text:span>
侵略者专注于主要努力，并试图从巴赫穆特(Bakhmut)的角度识别我们的单位。</text:p>
      <text:p text:style-name="P4">
利用SOPRAING毁灭喷雾建筑物的SO称为“叙利亚战术”，敌人在某些地方由于被破坏的物体而在某些地方进行促进。</text:p>
      <text:p text:style-name="P4">
同时，我们的捍卫者进行了积极的攻击行动，不允许城市控制。</text:p>
      <text:p text:style-name="P4">
此外，敌人不断冲进巴赫穆特的郊区。</text:p>
      <text:p text:style-name="P4">
在东方的几个方向上，敌人进行了系统的大火，以互动乌克兰国防军部队的行动。</text:p>
      <text:p text:style-name="P4">
在<text:span text:style-name="T4">
 Zaporizhzhya和Kherson的指示中</text:span>
侵略者正在辩护。 Zuzikh部队试图保持对繁忙边界的控制，并防止我们的部队被撤离。</text:p>
      <text:p text:style-name="P4">
News Source: <text:a xlink:type="simple" xlink:href="https://armyinform.com.ua/2023/04/24/agresor-namagayetsya-vytisnyaty-nashi-pidrozdily/" text:style-name="Internet_20_link" text:visited-style-name="Visited_20_Internet_20_Link">
https://armyinform.com.ua/2023/04/24/agresor-namagayetsya-vytisnyaty-nashi-pidrozdily/</text:a>
</text:p>
      <!--NEWS-->
      <text:h text:style-name="P10" text:outline-level="1">
<text:span text:style-name="T4">
我们已经为下一个冬天准备了精力 - 乌克兰总统</text:span>
</text:h>
      <text:p text:style-name="P4">
作者: ['АРМІЯINFORM']</text:p>
      <text:p text:style-name="P4">
时间: 2023-04-24T90:00:00-04:00</text:p>
      <text:p text:style-name="P4">
描述: Бажаю здоровʼя, шановні українці!   Повернувся до Києва із відрядження в Жито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4/zvernennya-prezydenta.jpg" text:style-name="Internet_20_link" text:visited-style-name="Visited_20_Internet_20_Link">
zvernennya-prezydenta.jpg</text:a>
']</text:p>
      <text:p text:style-name="P4">
标签: ['STOPRUSSIA', 'АГРЕСІЯ РФ', 'ВІДЕОЗВЕРНЕННЯ', 'ВІЙНА', 'ВОЛОДИМИР ЗЕЛЕНСЬКИЙ', 'ВТОРГНЕННЯ РФ', 'ОФІС ПРЕЗИДЕНТА УКРАЇНИ']</text:p>
      <text:p text:style-name="P4">
类别: News</text:p>
      <!--METADATA-->
      <text:p text:style-name="P4">
<draw:frame draw:style-name="fr1" draw:name="Image268" text:anchor-type="as-char" svg:width="6.9236in" svg:height="4.703717in" draw:z-index="0">
<draw:image xlink:href="../Images/AРМІЯINFORM/2023-04-24T90-00-00-04-00/zvernennya-prezydenta.jpg" xlink:type="simple" xlink:show="embed" xlink:actuate="onLoad" draw:mime-type="image/jpeg"/>
</draw:frame>
<text:span text:style-name="T5">
因为健康，亲爱的乌克兰人!</text:span>
</text:p>
      <text:p text:style-name="P4">
实际上，他从事Zhytomyr的商务旅行回到基辅，实际上整天都在工作。</text:p>
      <text:p text:style-name="P4">
最初，卡拉斯总理女士的访问。 谈判，签署联合声明。 我感谢总理女士和全诺罗达爱沙尼亚女士对我们向欧盟运动的明确和不变的支持，北约在宣言中具有相关的联盟积分。</text:p>
      <text:p text:style-name="P4">
如今，最关注的是对国防问题的关注，这很明显。 如果您查看该国的援助和GDP的比率，爱沙尼亚是我们防御的最快，最大的帮助。 这也适用于我们的炮兵，炮弹和武器的枪支，用于我们的反空袭……许多方面。</text:p>
      <text:p text:style-name="P4">
他们还讨论了有关武器和弹药的决定，这些决定仍在与欧盟的其他合作伙伴一起实施。 供应速度，已经做出决定的声音直接取决于人们的生活。 我感谢您愿意与其他合作伙伴进行适当的沟通。</text:p>
      <text:p text:style-name="P4">
Zhytomyr被偶然地选择了我们的谈判。 实施了重建项目是爱沙尼亚冠军的Zditomyr地区，这是他们同意的速度的第一个。 在Ovruchyzhitomy地区，来自爱沙尼亚的幼儿园的重建应在6月1日之前完成。 该项目将进一步扩展。 工作的其他项目 - 当然，我们都意识到</text:p>
      <text:p text:style-name="P4">
访问Zhytomyr Polytechnic非常高兴 - 与大学的房屋进行交流。 课堂大学 - 觉得他们真的在乎学生。 他们照顾乌克兰 - 考虑到各个专家的哥苏达达大学是如何的。</text:p>
      <text:p text:style-name="P4">
感谢所有在理工学院举行的会议上的人，他们问了这个问题，并对答案做出了真诚的回应。 良好，充满活力的沟通。 这就是我们现在所有乌克兰的动力 - 我们所有的孩子，我们所有地区的所有乌克兰学生都可以感到自由，享受自由，获得教育并在生活中实现自己的生活。 会的。 乌克兰将保护其自由。</text:p>
      <text:p text:style-name="P4">
他还与所有回答的人举行了一次特别的协调会议。 他们详细考虑了Volta的安全，经济和社会状况。 特别是有一种解决方案，可以在俄罗斯人类之后恢复能量。 而且我们已经为下一个冬天准备了精力。特别关注边界。 有一份关于Zhytomyr地区行政部门负责人和国家边境警卫队负责人的报道。 保护，边境安排，总体情况。 感谢所有为我们提供国家边界力量的人。</text:p>
      <text:p text:style-name="P4">
而且，顺便说一句，我想提一下我们的边境勇士队 - 那些在我们国家的防御力量的所有力量上，都在最前沿捍卫乌克兰。 有一些要感谢。 Lugansk和Kramatorsk边界单位 - 勇士，谢谢您在Bakhmut的稳定!卢茨克边境小队 - 谢谢你们，您在Avdeevsky方向上的力量!Kherson和Berdyansk Bearderline-感谢您成功完成了我们国家南部的任务。 所有年轻人!</text:p>
      <text:p text:style-name="P4">
荣耀我们所有正在战斗，战斗哨所，战斗行动的士兵的荣耀!</text:p>
      <text:p text:style-name="P4">
谢谢所有帮助乌克兰捍卫自己免受俄罗斯邪恶的人!</text:p>
      <text:p text:style-name="P4">
我感谢Zhytomyr今天。</text:p>
      <text:p text:style-name="P4">
<text:span text:style-name="T5">
乌克兰!</text:span>
</text:p>
      <text:p text:style-name="P4">
<text:span text:style-name="T4">
来源：</text:span>
 _ <text:a xlink:type="simple" xlink:href="https://www.president.gov.ua/news/uzhe-gotuyemo-nashu-energetiku-do-nastupnoyi-zimi-zvernennya-82465" text:style-name="Internet_20_link" text:visited-style-name="Visited_20_Internet_20_Link">
总统办公室</text:a>
_</text:p>
      <text:p text:style-name="P4">
News Source: <text:a xlink:type="simple" xlink:href="https://armyinform.com.ua/2023/04/24/prezydent-ukrayiny-proviv-koordynaczijnu-naradu-na-zhytomyrshhyni/" text:style-name="Internet_20_link" text:visited-style-name="Visited_20_Internet_20_Link">
https://armyinform.com.ua/2023/04/24/prezydent-ukrayiny-proviv-koordynaczijnu-naradu-na-zhytomyrshhyni/</text:a>
</text:p>
      <!--NEWS-->
      <text:h text:style-name="P10" text:outline-level="1">
<text:span text:style-name="T4">
在相关寄存器协调总部中输入任何新的圈养数据</text:span>
</text:h>
      <text:p text:style-name="P4">
作者: ['АРМІЯINFORM']</text:p>
      <text:p text:style-name="P4">
时间: 2023-04-24T91:00:00-04:00</text:p>
      <text:p text:style-name="P4">
描述: 在普京的协调总部，Zustychovniy Zustychovye Zustychychi ...与乌克兰2022的战争，与乌克兰的最新新闻，今天与乌克兰的新闻，今天与乌克兰2022年的新闻战争，今天与乌克兰和俄罗斯之间的战争以及2022年在2022年发生战争时会发生战争他们会说，是否会在不久的将来与乌克兰进行战争，他们说，与乌克兰的战争，今天的乌克兰新闻，乌克兰的新闻，乌克兰的新闻</text:p>
      <text:p text:style-name="P4">
图片: ['<text:a xlink:type="simple" xlink:href="https://armyinform.com.ua/wp-content/uploads/2023/04/41.jpg" text:style-name="Internet_20_link" text:visited-style-name="Visited_20_Internet_20_Link">
41.jpg</text:a>
', '<text:a xlink:type="simple" xlink:href="https://armyinform.com.ua/wp-content/uploads/2023/04/42.jpg" text:style-name="Internet_20_link" text:visited-style-name="Visited_20_Internet_20_Link">
42.jpg</text:a>
', '<text:a xlink:type="simple" xlink:href="https://armyinform.com.ua/wp-content/uploads/2023/04/43.jpg" text:style-name="Internet_20_link" text:visited-style-name="Visited_20_Internet_20_Link">
43.jpg</text:a>
', '<text:a xlink:type="simple" xlink:href="https://armyinform.com.ua/wp-content/uploads/2023/04/44.jpg" text:style-name="Internet_20_link" text:visited-style-name="Visited_20_Internet_20_Link">
44.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69" text:anchor-type="as-char" svg:width="6.9236in" svg:height="3.883707in" draw:z-index="0">
<draw:image xlink:href="../Images/AРМІЯINFORM/2023-04-24T91-00-00-04-00/41.jpg" xlink:type="simple" xlink:show="embed" xlink:actuate="onLoad" draw:mime-type="image/jpeg"/>
</draw:frame>
在有关战俘管理的协调总部，与一个以Hetmanabogdan Khmelnitsky命名的独立总统大队的捍卫者的家属举行了一次会议。</text:p>
      <text:p text:style-name="P4">
关于它<text:a xlink:type="simple" xlink:href="https://t.me/Koord_shtab/897" text:style-name="Internet_20_link" text:visited-style-name="Visited_20_Internet_20_Link">
报告</text:a>
协调的新闻服务。 值得注意的是，乌克兰的员工和国家警察的代表与囚犯和失踪人员的亲戚进行了交流。</text:p>
      <text:p text:style-name="P4">
<draw:frame draw:style-name="fr1" draw:name="Image270" text:anchor-type="as-char" svg:width="6.9236in" svg:height="4.002706in" draw:z-index="0">
<draw:image xlink:href="../Images/AРМІЯINFORM/2023-04-24T91-00-00-04-00/42.jpg" xlink:type="simple" xlink:show="embed" xlink:actuate="onLoad" draw:mime-type="image/jpeg"/>
</draw:frame>
根据协调总部的代表说，如果从囚禁中返回，请在下午证明服务人员失踪人员，那么可能有理由尤其是更改其会计类别的理由。 任何有关囚犯的新数据，他们的健康地位都将被分析并输入适当的注册表。 应该指出的是，军人亲戚收集并报告了大量的工作信息。</text:p>
      <text:p text:style-name="P4">
<draw:frame draw:style-name="fr1" draw:name="Image271" text:anchor-type="as-char" svg:width="6.9236in" svg:height="3.883707in" draw:z-index="0">
<draw:image xlink:href="../Images/AРМІЯINFORM/2023-04-24T91-00-00-04-00/43.jpg" xlink:type="simple" xlink:show="embed" xlink:actuate="onLoad" draw:mime-type="image/jpeg"/>
</draw:frame>
会议期间提出的一个问题之一是交换了蒂拉萨格拉斯特捍卫者。 工作人员代表指出，在全面情况下消失的人的专员办公室有全面的信息。 随着他的参与，它们作为交换谈判进行，此类搜索小组以在领土上实施适当的措施。</text:p>
      <text:p text:style-name="P4">
<draw:frame draw:style-name="fr1" draw:name="Image272" text:anchor-type="as-char" svg:width="6.9236in" svg:height="4.61393in" draw:z-index="0">
<draw:image xlink:href="../Images/AРМІЯINFORM/2023-04-24T91-00-00-04-00/44.jpg" xlink:type="simple" xlink:show="embed" xlink:actuate="onLoad" draw:mime-type="image/jpeg"/>
</draw:frame>
他们还提请注意信息安全。 代表人员认为，敌人出于不同的目的，并以不同的方式收集信息。 因此，有必要将信息公开传播或传输给未经测试的人，优质的服务员。</text:p>
      <text:p text:style-name="P4">
News Source: <text:a xlink:type="simple" xlink:href="https://armyinform.com.ua/2023/04/24/vnosyatsya-do-vidpovidnogo-reyestru-koordynaczijnyj-shtab/" text:style-name="Internet_20_link" text:visited-style-name="Visited_20_Internet_20_Link">
https://armyinform.com.ua/2023/04/24/vnosyatsya-do-vidpovidnogo-reyestru-koordynaczijnyj-shtab/</text:a>
</text:p>
      <!--NEWS-->
      <text:h text:style-name="P10" text:outline-level="1">
<text:span text:style-name="T4">
占领者使用乌克兰学校作为军事医疗点</text:span>
</text:h>
      <text:p text:style-name="P4">
作者: ['АРМІЯINFORM']</text:p>
      <text:p text:style-name="P4">
时间: 2023-04-24T92:00:00-04:00</text:p>
      <text:p text:style-name="P4">
描述: 敌人是Vikoristovati tsivilno Infrastrustrustrustrustrustrustrustrustrustrustrustrustical timchovovo ...与乌克兰2022年的战争，与乌克兰的最新新闻，今天与乌克兰2022年的新闻战争，今天上次与乌克兰2022年，乌克兰和俄罗斯之间的战争是否会在20222年与乌克兰之间发生战争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4/okupanty-1.jpg" text:style-name="Internet_20_link" text:visited-style-name="Visited_20_Internet_20_Link">
okupanty-1.jpg</text:a>
']</text:p>
      <text:p text:style-name="P4">
标签: ['STOPRUSSIA', 'АГРЕСІЯ РФ', 'ВТОРГНЕННЯ РФ', 'ГШ ЗСУ', 'ЛУГАНЩИНА', 'ОКУПАНТИ', 'ОПЕРАТИВНА ІНФОРМАЦІЯ']</text:p>
      <text:p text:style-name="P4">
类别: News</text:p>
      <!--METADATA-->
      <text:p text:style-name="P4">
<draw:frame draw:style-name="fr1" draw:name="Image273" text:anchor-type="as-char" svg:width="6.9236in" svg:height="3.874787in" draw:z-index="0">
<draw:image xlink:href="../Images/AРМІЯINFORM/2023-04-24T92-00-00-04-00/okupanty-1.jpg" xlink:type="simple" xlink:show="embed" xlink:actuate="onLoad" draw:mime-type="image/jpeg"/>
</draw:frame>
російські окупанти. Ілюстративне фото <text:span text:style-name="T4">
🔥 Ситуація щодо російськоговторгнення</text:span>
</text:p>
      <text:p text:style-name="P4">
Противник продовжує використовувати цивільну інфраструктуру тимчасовозахоплених населених пунктів у власних цілях.</text:p>
      <text:p text:style-name="P4">
Про це<text:a xlink:type="simple" xlink:href="https://www.facebook.com/GeneralStaff.ua/posts/pfbid02v5fPoxj8Hcjnj6XDyN6ZahdA1L6LjrgF1rKSaRmbPGPNHXyjo9VZ2C4qHL6gXCtwl" text:style-name="Internet_20_link" text:visited-style-name="Visited_20_Internet_20_Link">
повідомляє</text:a>
Генеральний штаб Збройних Сил України.</text:p>
      <text:p text:style-name="P4">
«Зокрема, у Голубівці, що на Луганщині, російські окупанти використовують однузі шкіл як медичний пункт для надання меддопомоги своїм військовослужбовцям»,— йдеться в повідомленні ГШ ЗСУ.</text:p>
      <text:p text:style-name="P4">
News Source: <text:a xlink:type="simple" xlink:href="https://armyinform.com.ua/2023/04/24/okupanty-vykorystovuyut-ukrayinski-shkoly-yak-vijskovi-medychni-punkty/" text:style-name="Internet_20_link" text:visited-style-name="Visited_20_Internet_20_Link">
https://armyinform.com.ua/2023/04/24/okupanty-vykorystovuyut-ukrayinski-shkoly-yak-vijskovi-medychni-punkty/</text:a>
</text:p>
      <!--NEWS-->
      <text:h text:style-name="P10" text:outline-level="1">
<text:span text:style-name="T4">
武装部队军事历史中心由白鹰联盟和金色Trizub联合联盟提出</text:span>
</text:h>
      <text:p text:style-name="P4">
作者: ['Валентина Вілюра']</text:p>
      <text:p text:style-name="P4">
时间: 2023-04-24T93:00:00-04:00</text:p>
      <text:p text:style-name="P4">
描述: 乌克兰ZA NAZI ISTORIYA部队Doslisni的中心103- Richnitzi Izhniki ...与乌克兰2022年的战争，与乌克兰与乌克兰的最新新闻，与乌克兰2022年的新闻战争，今天与乌克兰2022年的最新新闻，今天，乌克兰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golovna-49.jpg" text:style-name="Internet_20_link" text:visited-style-name="Visited_20_Internet_20_Link">
golovna-49.jpg</text:a>
', '<text:a xlink:type="simple" xlink:href="https://armyinform.com.ua/wp-content/uploads/2023/04/img_0222.jpg" text:style-name="Internet_20_link" text:visited-style-name="Visited_20_Internet_20_Link">
img_0222.jpg</text:a>
', '<text:a xlink:type="simple" xlink:href="https://armyinform.com.ua/wp-content/uploads/2023/04/img_0273-150x150.jpg" text:style-name="Internet_20_link" text:visited-style-name="Visited_20_Internet_20_Link">
img_0273-150x150.jpg</text:a>
', '<text:a xlink:type="simple" xlink:href="https://armyinform.com.ua/wp-content/uploads/2023/04/img_0262-150x150.jpg" text:style-name="Internet_20_link" text:visited-style-name="Visited_20_Internet_20_Link">
img_0262-150x150.jpg</text:a>
', '<text:a xlink:type="simple" xlink:href="https://armyinform.com.ua/wp-content/uploads/2023/04/img_0270-150x150.jpg" text:style-name="Internet_20_link" text:visited-style-name="Visited_20_Internet_20_Link">
img_0270-150x150.jpg</text:a>
', '<text:a xlink:type="simple" xlink:href="https://armyinform.com.ua/wp-content/uploads/2023/04/polkovnyk-kosyak.jpg" text:style-name="Internet_20_link" text:visited-style-name="Visited_20_Internet_20_Link">
polkovnyk-kosyak.jpg</text:a>
', '<text:a xlink:type="simple" xlink:href="https://armyinform.com.ua/wp-content/uploads/2023/04/tylishhak.jpg" text:style-name="Internet_20_link" text:visited-style-name="Visited_20_Internet_20_Link">
tylishhak.jpg</text:a>
']</text:p>
      <text:p text:style-name="P4">
标签: ['ІСТОРІЯ', 'КИЇВ', 'СОЮЗ БІЛОГО ОРЛА ТА\xa0ЗОЛОТОГО ТРИЗУБА', 'УКРАЇНА - ПОЛЬЩА', 'ЦЕНТР ДОСЛІДЖЕНЬ ВОЄННОЇ ІСТОРІЇ']</text:p>
      <text:p text:style-name="P4">
类别: News</text:p>
      <!--METADATA-->
      <text:p text:style-name="P4">
<draw:frame draw:style-name="fr1" draw:name="Image274" text:anchor-type="as-char" svg:width="6.9236in" svg:height="4.615733in" draw:z-index="0">
<draw:image xlink:href="../Images/AРМІЯINFORM/2023-04-24T93-00-00-04-00/golovna-49.jpg" xlink:type="simple" xlink:show="embed" xlink:actuate="onLoad" draw:mime-type="image/jpeg"/>
</draw:frame>
1920年，乌克兰和波兰之间的华沙条约103周年之际，乌克兰军事部队军事历史研究中心提出了一个新的展览项目“白鹰和金色的Trizub联盟”。 他详细介绍了一百多年前波兰人提供的军事援助，以及现在在俄罗斯 - 乌克兰战争期间提供的帮助。</text:p>
      <ul>
        <li>
波兰和乌克兰拥有共同历史的一部分。 波兰研究所的主任，波兰共和国大使馆在乌克兰·罗伯奇斯基夫斯基(Ukraine Robertchizhevsky)的顾问说，目前，我们希望我们国家的现代公民记住与我们联系的是什么。</li>
      </ul>
      <text:p text:style-name="P4">
<draw:frame draw:style-name="fr1" draw:name="Image275" text:anchor-type="as-char" svg:width="6.9236in" svg:height="4.615733in" draw:z-index="0">
<draw:image xlink:href="../Images/AРМІЯINFORM/2023-04-24T93-00-00-04-00/img_0222.jpg" xlink:type="simple" xlink:show="embed" xlink:actuate="onLoad" draw:mime-type="image/jpeg"/>
</draw:frame>
值得注意的是，乌克兰 - 波兰关系的历史有丰富而饱和的火。 波兰人和乌克兰人并不少见。特别是如果它来自原始敌人 - 穆斯科。 1920年4月21日，乌克兰人民共和国与波兰共和国之间的一项政治法律的结论是相互历史的一个审慎页面。</text:p>
      <text:p text:style-name="P4">
<text:a xlink:type="simple" xlink:href="https://armyinform.com.ua/wp-content/uploads/2023/04/img_0273.jpg" text:style-name="Internet_20_link" text:visited-style-name="Visited_20_Internet_20_Link">
!(Images/AРМІЯINFORM/2023-04-24T93-00-00-04-00/img_0273-150x150.jpg)</text:a>
</text:p>
      <text:p text:style-name="P4">
<text:a xlink:type="simple" xlink:href="https://armyinform.com.ua/wp-content/uploads/2023/04/img_0262.jpg" text:style-name="Internet_20_link" text:visited-style-name="Visited_20_Internet_20_Link">
<draw:frame draw:style-name="fr1" draw:name="Image276" text:anchor-type="as-char" svg:width="6.9236in" svg:height="6.9236in" draw:z-index="0">
<draw:image xlink:href="../Images/AРМІЯINFORM/2023-04-24T93-00-00-04-00/img_0262-150x150.jpg" xlink:type="simple" xlink:show="embed" xlink:actuate="onLoad" draw:mime-type="image/jpeg"/>
</draw:frame>
</text:a>
</text:p>
      <text:p text:style-name="P4">
<text:a xlink:type="simple" xlink:href="https://armyinform.com.ua/wp-content/uploads/2023/04/img_0270.jpg" text:style-name="Internet_20_link" text:visited-style-name="Visited_20_Internet_20_Link">
<draw:frame draw:style-name="fr1" draw:name="Image277" text:anchor-type="as-char" svg:width="6.9236in" svg:height="6.9236in" draw:z-index="0">
<draw:image xlink:href="../Images/AРМІЯINFORM/2023-04-24T93-00-00-04-00/img_0270-150x150.jpg" xlink:type="simple" xlink:show="embed" xlink:actuate="onLoad" draw:mime-type="image/jpeg"/>
</draw:frame>
</text:a>
它是军事大会的一部分，该大会制定了对乌克兰布尔什维克部队的基本波兰 - 乌克兰军事行动。 这些和随后的盟军倡议的重要性可以完全以杰伊·格德罗伊特(Jerzy Gedroyts)的话为特征。</text:p>
      <ul>
        <li>
          <text:p text:style-name="P4">
正是在基辅，与布尔什维克当局的联合国联合国军队参与了联合敌对行动。 就像1920年一样，是一个共同的敌人，俄罗斯侵略者，在我们这个时代，两个邻近人民的努力团结在一起。 我们看到受难者是波兰是乌克兰最强大的游说者。 军事历史中心负责人Igor Kosyak上校说，它为乌克兰提供了物流支持，助攻武器和设备已成为超过300万乌克兰人的避难所。乌克兰和波兰知道俄罗斯占领的价格，正在竭尽所能，以防止重复1920年和2022年的事件。 从俄罗斯的大规模强化开始时，波兰就采取了明显的乌克兰人的立场。</text:p>
        </li>
        <li>
          <text:p text:style-name="P4">
也许在1920年我们没有赢，但现在我们的联盟更多。 毕竟，乌克兰获得了世界上大多数国家的支持。 我们一定会赢。 我们继续共同创建一个新的欧洲。 乌克兰国家记忆学院副主席Volodymyr Tilishchak说，由于乌克兰人的勇气和勇气，该欧洲将被释放。</text:p>
        </li>
      </ul>
      <text:p text:style-name="P4">
<draw:frame draw:style-name="fr1" draw:name="Image278" text:anchor-type="as-char" svg:width="6.9236in" svg:height="4.615733in" draw:z-index="0">
<draw:image xlink:href="../Images/AРМІЯINFORM/2023-04-24T93-00-00-04-00/tylishhak.jpg" xlink:type="simple" xlink:show="embed" xlink:actuate="onLoad" draw:mime-type="image/jpeg"/>
</draw:frame>
Vladimir Tilishchak</text:p>
      <text:p text:style-name="P4">
<text:span text:style-name="T5">
opto作者</text:span>
</text:p>
      <text:p text:style-name="P4">
News Source: <text:a xlink:type="simple" xlink:href="https://armyinform.com.ua/2023/04/24/u-kyyevi-predstavyly-vystavkovyj-proyekt-soyuz-bilogo-orla-ta-zolotogo-tryzuba/" text:style-name="Internet_20_link" text:visited-style-name="Visited_20_Internet_20_Link">
https://armyinform.com.ua/2023/04/24/u-kyyevi-predstavyly-vystavkovyj-proyekt-soyuz-bilogo-orla-ta-zolotogo-tryzuba/</text:a>
</text:p>
      <!--NEWS-->
      <text:h text:style-name="P10" text:outline-level="1">
<text:span text:style-name="T4">
在地铁中，地铁展示了“战争的真正原因，或俄罗斯宣传的工作原理”</text:span>
</text:h>
      <text:p text:style-name="P4">
作者: ['Тетяна Головатюк']</text:p>
      <text:p text:style-name="P4">
时间: 2023-04-24T94:00:00-04:00</text:p>
      <text:p text:style-name="P4">
描述: 在Zoloty Gate站的基辅地铁 - 士兵中，介绍了Interractive ...与乌克兰2022年的战争，与乌克兰的战争是今天的最新消息，即与乌克兰2022年的战争，这是今天的最后战争，会有一场战争，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1124ac8e-3c63-4da4-8fe7-a36542a9d7b4.jpg" text:style-name="Internet_20_link" text:visited-style-name="Visited_20_Internet_20_Link">
1124ac8e-3c63-4da4-8fe7-a36542a9d7b4.jpg</text:a>
', '<text:a xlink:type="simple" xlink:href="https://armyinform.com.ua/wp-content/uploads/2023/04/15bc4302-13e1-48c9-a372-7d36242f2c4a.jpg" text:style-name="Internet_20_link" text:visited-style-name="Visited_20_Internet_20_Link">
15bc4302-13e1-48c9-a372-7d36242f2c4a.jpg</text:a>
', '<text:a xlink:type="simple" xlink:href="https://armyinform.com.ua/wp-content/uploads/2023/04/140be72c-dec7-4d5b-9590-1f28be7c9edd-150x150.jpg" text:style-name="Internet_20_link" text:visited-style-name="Visited_20_Internet_20_Link">
140be72c-dec7-4d5b-9590-1f28be7c9edd-150x150.jpg</text:a>
', '<text:a xlink:type="simple" xlink:href="https://armyinform.com.ua/wp-content/uploads/2023/04/00aff214-cb4a-4420-b379-6366b760222f-150x150.jpg" text:style-name="Internet_20_link" text:visited-style-name="Visited_20_Internet_20_Link">
00aff214-cb4a-4420-b379-6366b760222f-150x150.jpg</text:a>
', '<text:a xlink:type="simple" xlink:href="https://armyinform.com.ua/wp-content/uploads/2023/04/96ebcfc2-3031-4b0e-be11-ab6aa517850d-150x150.jpg" text:style-name="Internet_20_link" text:visited-style-name="Visited_20_Internet_20_Link">
96ebcfc2-3031-4b0e-be11-ab6aa517850d-150x150.jpg</text:a>
', '<text:a xlink:type="simple" xlink:href="https://armyinform.com.ua/wp-content/uploads/2023/04/cd16368b-507b-441e-884f-53edeba396f8-150x150.jpg" text:style-name="Internet_20_link" text:visited-style-name="Visited_20_Internet_20_Link">
cd16368b-507b-441e-884f-53edeba396f8-150x150.jpg</text:a>
', '<text:a xlink:type="simple" xlink:href="https://armyinform.com.ua/wp-content/uploads/2023/04/564b8d5a-6459-4ea7-ba81-de1b26292ab5-150x150.jpg" text:style-name="Internet_20_link" text:visited-style-name="Visited_20_Internet_20_Link">
564b8d5a-6459-4ea7-ba81-de1b26292ab5-150x150.jpg</text:a>
', '<text:a xlink:type="simple" xlink:href="https://armyinform.com.ua/wp-content/uploads/2023/04/7569d4f2-c813-41c0-b8d8-2da1314e0f35-150x150.jpg" text:style-name="Internet_20_link" text:visited-style-name="Visited_20_Internet_20_Link">
7569d4f2-c813-41c0-b8d8-2da1314e0f35-150x150.jpg</text:a>
', '<text:a xlink:type="simple" xlink:href="https://armyinform.com.ua/wp-content/uploads/2023/04/92780345-80a9-44b9-85a9-ed89639d62ae-150x150.jpg" text:style-name="Internet_20_link" text:visited-style-name="Visited_20_Internet_20_Link">
92780345-80a9-44b9-85a9-ed89639d62ae-150x150.jpg</text:a>
']</text:p>
      <text:p text:style-name="P4">
标签: ['STOPRUSSIA', 'АГРЕСІЯ РФ', 'ВИСТАВКА', 'ВІЙНА', 'ВТОРГНЕННЯ РФ', 'КИЇВ']</text:p>
      <text:p text:style-name="P4">
类别: News</text:p>
      <!--METADATA-->
      <text:p text:style-name="P4">
<draw:frame draw:style-name="fr1" draw:name="Image279" text:anchor-type="as-char" svg:width="6.9236in" svg:height="5.1927in" draw:z-index="0">
<draw:image xlink:href="../Images/AРМІЯINFORM/2023-04-24T94-00-00-04-00/1124ac8e-3c63-4da4-8fe7-a36542a9d7b4.jpg" xlink:type="simple" xlink:show="embed" xlink:actuate="onLoad" draw:mime-type="image/jpeg"/>
</draw:frame>
在金门地铁站的基辅地铁中，一个互动展览“真正的战争原因或俄罗斯宣传的运作方式”。</text:p>
      <text:p text:style-name="P4">
该XR展览详细说明了俄罗斯宣传系统是如何建立的，揭露了多年来一直在针对乌克兰的著名假货和操纵，以及首席表演，它可以导致战争的例子。</text:p>
      <text:p text:style-name="P4">
<draw:frame draw:style-name="fr1" draw:name="Image280" text:anchor-type="as-char" svg:width="6.9236in" svg:height="5.1927in" draw:z-index="0">
<draw:image xlink:href="../Images/AРМІЯINFORM/2023-04-24T94-00-00-04-00/15bc4302-13e1-48c9-a372-7d36242f2c4a.jpg" xlink:type="simple" xlink:show="embed" xlink:actuate="onLoad" draw:mime-type="image/jpeg"/>
</draw:frame>
 - 我们在这里展示了截然不同的受众，宣传实际上是如何使用哪种方法来利用俄罗斯人揭露现实的方法。 在该项目的开发过程中，我们试图考虑目标受众的需求。因此，这些海报是多功能的。 与虚拟现实的互动格式有助于任何观众以简单的Sobby形式获得新知识，这是Alona Romanyuk项目的组织者。</text:p>
      <text:p text:style-name="P4">
该博览会是由非政府组织“欧洲研究所”的Valery Korshunov团队与著名事实Checker Alona Romanyuk合作开发的(符号倡议)作为欧盟对公民社会的民事支持的一部分，在欧盟的财政支持下，在文化和信息政策部的协助下实施了团结，并在KP“基辅大都会”的支持下实施。</text:p>
      <text:p text:style-name="P4">
<text:a xlink:type="simple" xlink:href="https://armyinform.com.ua/wp-content/uploads/2023/04/140be72c-dec7-4d5b-9590-1f28be7c9edd.jpg" text:style-name="Internet_20_link" text:visited-style-name="Visited_20_Internet_20_Link">
!(Images/AРМІЯINFORM/2023-04-24T94-00-00-04-00/140be72c-dec7-4d5b-9590-1f28be7c9edd-150x150.jpg)</text:a>
</text:p>
      <text:p text:style-name="P4">
<text:a xlink:type="simple" xlink:href="https://armyinform.com.ua/wp-content/uploads/2023/04/00aff214-cb4a-4420-b379-6366b760222f.jpg" text:style-name="Internet_20_link" text:visited-style-name="Visited_20_Internet_20_Link">
<draw:frame draw:style-name="fr1" draw:name="Image281" text:anchor-type="as-char" svg:width="6.9236in" svg:height="6.9236in" draw:z-index="0">
<draw:image xlink:href="../Images/AРМІЯINFORM/2023-04-24T94-00-00-04-00/00aff214-cb4a-4420-b379-6366b760222f-150x150.jpg" xlink:type="simple" xlink:show="embed" xlink:actuate="onLoad" draw:mime-type="image/jpeg"/>
</draw:frame>
</text:a>
</text:p>
      <text:p text:style-name="P4">
<text:a xlink:type="simple" xlink:href="https://armyinform.com.ua/wp-content/uploads/2023/04/96ebcfc2-3031-4b0e-be11-ab6aa517850d.jpg" text:style-name="Internet_20_link" text:visited-style-name="Visited_20_Internet_20_Link">
<draw:frame draw:style-name="fr1" draw:name="Image282" text:anchor-type="as-char" svg:width="6.9236in" svg:height="6.9236in" draw:z-index="0">
<draw:image xlink:href="../Images/AРМІЯINFORM/2023-04-24T94-00-00-04-00/96ebcfc2-3031-4b0e-be11-ab6aa517850d-150x150.jpg" xlink:type="simple" xlink:show="embed" xlink:actuate="onLoad" draw:mime-type="image/jpeg"/>
</draw:frame>
</text:a>
组织者已经研究了苏联和俄罗斯宣传的技术多年，并决定以互动形式介绍他们的作品。</text:p>
      <text:p text:style-name="P4">
展览将海报的格式与最新技术相结合：在智能手机之后，移动应用程序激活和Everivens海报。 多亏了Edar App，您可以将入侵者的燃烧坦克放在他旁边，或者在Borodyanka看到Banksy的工作，并查看红色森林中的Orc Trenches。</text:p>
      <text:p text:style-name="P4">
<text:a xlink:type="simple" xlink:href="https://armyinform.com.ua/wp-content/uploads/2023/04/cd16368b-507b-441e-884f-53edeba396f8.jpg" text:style-name="Internet_20_link" text:visited-style-name="Visited_20_Internet_20_Link">
<draw:frame draw:style-name="fr1" draw:name="Image283" text:anchor-type="as-char" svg:width="6.9236in" svg:height="6.9236in" draw:z-index="0">
<draw:image xlink:href="../Images/AРМІЯINFORM/2023-04-24T94-00-00-04-00/cd16368b-507b-441e-884f-53edeba396f8-150x150.jpg" xlink:type="simple" xlink:show="embed" xlink:actuate="onLoad" draw:mime-type="image/jpeg"/>
</draw:frame>
</text:a>
</text:p>
      <text:p text:style-name="P4">
<text:a xlink:type="simple" xlink:href="https://armyinform.com.ua/wp-content/uploads/2023/04/564b8d5a-6459-4ea7-ba81-de1b26292ab5.jpg" text:style-name="Internet_20_link" text:visited-style-name="Visited_20_Internet_20_Link">
<draw:frame draw:style-name="fr1" draw:name="Image284" text:anchor-type="as-char" svg:width="6.9236in" svg:height="6.9236in" draw:z-index="0">
<draw:image xlink:href="../Images/AРМІЯINFORM/2023-04-24T94-00-00-04-00/564b8d5a-6459-4ea7-ba81-de1b26292ab5-150x150.jpg" xlink:type="simple" xlink:show="embed" xlink:actuate="onLoad" draw:mime-type="image/jpeg"/>
</draw:frame>
</text:a>
</text:p>
      <text:p text:style-name="P4">
<text:a xlink:type="simple" xlink:href="https://armyinform.com.ua/wp-content/uploads/2023/04/7569d4f2-c813-41c0-b8d8-2da1314e0f35.jpg" text:style-name="Internet_20_link" text:visited-style-name="Visited_20_Internet_20_Link">
<draw:frame draw:style-name="fr1" draw:name="Image285" text:anchor-type="as-char" svg:width="6.9236in" svg:height="6.9236in" draw:z-index="0">
<draw:image xlink:href="../Images/AРМІЯINFORM/2023-04-24T94-00-00-04-00/7569d4f2-c813-41c0-b8d8-2da1314e0f35-150x150.jpg" xlink:type="simple" xlink:show="embed" xlink:actuate="onLoad" draw:mime-type="image/jpeg"/>
</draw:frame>
</text:a>
</text:p>
      <text:p text:style-name="P4">
<text:a xlink:type="simple" xlink:href="https://armyinform.com.ua/wp-content/uploads/2023/04/92780345-80a9-44b9-85a9-ed89639d62ae.jpg" text:style-name="Internet_20_link" text:visited-style-name="Visited_20_Internet_20_Link">
<draw:frame draw:style-name="fr1" draw:name="Image286" text:anchor-type="as-char" svg:width="6.9236in" svg:height="6.9236in" draw:z-index="0">
<draw:image xlink:href="../Images/AРМІЯINFORM/2023-04-24T94-00-00-04-00/92780345-80a9-44b9-85a9-ed89639d62ae-150x150.jpg" xlink:type="simple" xlink:show="embed" xlink:actuate="onLoad" draw:mime-type="image/jpeg"/>
</draw:frame>
</text:a>
这个想法的作者寻求创新的展览“真正的战争原因，或俄罗斯宣传方式”可以看到尽可能多的人。</text:p>
      <text:p text:style-name="P4">
组织者打算在5000所乌克兰学校和世界20个国家举行这次展览。</text:p>
      <text:p text:style-name="P4">
那些想在乌克兰和世界各地的学校，机构，文化和公共机构举办展览的人，以提高信息安全性，可以<text:a xlink:type="simple" xlink:href="https://edar.app/#%D0%B4%D0%BE%D0%BB%D1%83%D1%87%D0%B8%D1%82%D0%B8%D1%81%D1%8C" text:style-name="Internet_20_link" text:visited-style-name="Visited_20_Internet_20_Link">
离开</text:a>
应用。</text:p>
      <text:p text:style-name="P4">
您可以在5月24日之前在金门大厅大厅访问展览。</text:p>
      <text:p text:style-name="P4">
<text:span text:style-name="T5">
opto作者</text:span>
</text:p>
      <text:p text:style-name="P4">
News Source: <text:a xlink:type="simple" xlink:href="https://armyinform.com.ua/2023/04/24/u-stolychnomu-metro-predstavyly-vystavku-spravzhni-prychyny-vijny-abo-yak-praczyuye-rosijska-propaganda/" text:style-name="Internet_20_link" text:visited-style-name="Visited_20_Internet_20_Link">
https://armyinform.com.ua/2023/04/24/u-stolychnomu-metro-predstavyly-vystavku-spravzhni-prychyny-vijny-abo-yak-praczyuye-rosijska-propaganda/</text:a>
</text:p>
      <!--NEWS-->
      <text:h text:style-name="P10" text:outline-level="1">
<text:span text:style-name="T4">
俄罗斯军队开火了苏米和切尔尼夫地区的边界 - 好的“北”</text:span>
</text:h>
      <text:p text:style-name="P4">
作者: ['АРМІЯINFORM']</text:p>
      <text:p text:style-name="P4">
时间: 2023-04-24T95:00:00-04:00</text:p>
      <text:p text:style-name="P4">
描述: 关于Ced Doimalk OK“ Pivnich”。 该村庄在20:00 Rosiyski Vissyka Shchel Trichi正在进行……与乌克兰2022的战争，与乌克兰的战争是今天的最新消息，与乌克兰2022的新闻战2022是今天的最后一场，乌克兰之间的战争是否会发生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4d5fbc687df29d24a9da861290277eb6.jpeg" text:style-name="Internet_20_link" text:visited-style-name="Visited_20_Internet_20_Link">
4d5fbc687df29d24a9da861290277eb6.jpeg</text:a>
']</text:p>
      <text:p text:style-name="P4">
标签: ['STOPRUSSIA', 'АГРЕСІЯ РФ', 'ВІЙНА', 'ВОРОЖІ ОБСТРІЛИ', 'ВТОРГНЕННЯ РФ', 'ОК «ПІВНІЧ»']</text:p>
      <text:p text:style-name="P4">
类别: News</text:p>
      <!--METADATA-->
      <text:p text:style-name="P4">
<draw:frame draw:style-name="fr1" draw:name="Image287" text:anchor-type="as-char" svg:width="6.9236in" svg:height="3.896076in" draw:z-index="0">
<draw:image xlink:href="../Images/AРМІЯINFORM/2023-04-24T95-00-00-04-00/4d5fbc687df29d24a9da861290277eb6.jpeg" xlink:type="simple" xlink:show="embed" xlink:actuate="onLoad" draw:mime-type="image/jpeg"/>
</draw:frame>
说明性照片</text:p>
      <text:p text:style-name="P4">
关于它<text:a xlink:type="simple" xlink:href="https://t.me/ok_pivnich1/2029" text:style-name="Internet_20_link" text:visited-style-name="Visited_20_Internet_20_Link">
报告</text:a>
好的“北”。</text:p>
      <text:p text:style-name="P4">
截至20:00，俄罗斯军队在Sumy和Chernihiv地区的边界开了三遍。</text:p>
      <text:p text:style-name="P4">
<text:span text:style-name="T4">
从14:40到15.20 </text:span>
记录了15个教区，大概是灰浆82毫米，UDA NP。 Novasilivka。 没有有关当地居民损失或平民基础设施损失的信息。</text:p>
      <text:p text:style-name="P4">
<text:span text:style-name="T4">
从16:41到18:00 </text:span>
 22次旅行，可能是来自N.P.地区的炮兵。 Gramyach。 没有有关当地居民损失或平民基础设施损失的信息。</text:p>
      <text:p text:style-name="P4">
<text:span text:style-name="T4">
从18:05到18：10 </text:span>
 3个教区已被记录，大概是120毫米，UDA NP。 钥匙。 关于当地人口的损失或平民基础设施信息的损失未收到</text:p>
      <text:p text:style-name="P4">
News Source: <text:a xlink:type="simple" xlink:href="https://armyinform.com.ua/2023/04/24/rosijski-vijska-obstrilyaly-prykordonnya-sumskoyi-ta-chernigivskoyi-oblasti-ok-pivnich/" text:style-name="Internet_20_link" text:visited-style-name="Visited_20_Internet_20_Link">
https://armyinform.com.ua/2023/04/24/rosijski-vijska-obstrilyaly-prykordonnya-sumskoyi-ta-chernigivskoyi-oblasti-ok-pivnich/</text:a>
</text:p>
      <!--NEWS-->
      <text:h text:style-name="P10" text:outline-level="1">
<text:span text:style-name="T4">
自一天开始以来，空军已经摧毁了九个敌人无人机</text:span>
</text:h>
      <text:p text:style-name="P4">
作者: ['АРМІЯINFORM']</text:p>
      <text:p text:style-name="P4">
时间: 2023-04-24T96:00:00-04:00</text:p>
      <text:p text:style-name="P4">
描述: 关于Childomela，ZSU在Facebook，与乌克兰2022年战争的命令，与乌克兰的战争是乌克兰2022年的最新消息，这是乌克兰与乌克兰和俄罗斯之间的最后一场战争，以及与与战争的战争，乌克兰。2022年，乌克兰是否会在不久的将来与乌克兰进行战争，他们说，乌克兰与乌克兰的战争，今天的乌克兰新闻，乌克兰的新闻，乌克兰媒体在俄罗斯的乌克兰新闻</text:p>
      <text:p text:style-name="P4">
图片: ['<text:a xlink:type="simple" xlink:href="https://armyinform.com.ua/wp-content/uploads/2023/04/342667456_753161613117256_6530370200478725658_n.jpg" text:style-name="Internet_20_link" text:visited-style-name="Visited_20_Internet_20_Link">
342667456_753161613117256_6530370200478725658_n.jpg</text:a>
']</text:p>
      <text:p text:style-name="P4">
标签: ['SHAHED', 'STOPRUSSIA', 'АГРЕСІЯ РФ', 'ВІЙНА', 'ВТОРГНЕННЯ РФ', 'ВТРАТИ ВОРОГА']</text:p>
      <text:p text:style-name="P4">
类别: News</text:p>
      <!--METADATA-->
      <text:p text:style-name="P4">
关于它<text:a xlink:type="simple" xlink:href="https://www.facebook.com/kpszsu/posts/pfbid0taqmx4cTfasY7TNiLyLgVjmTcqTAFVGZbDqchd5b6HJVMddYFR5fRDmYDdiScgYjl" text:style-name="Internet_20_link" text:visited-style-name="Visited_20_Internet_20_Link">
报告</text:a>
武装部队在其官方Facebook页面上命令。</text:p>
      <text:p text:style-name="P4">
武装部队战术水平的空军摧毁了九个敌对的无人无人犯罪。</text:p>
      <text:p text:style-name="P4">
<draw:frame draw:style-name="fr1" draw:name="Image288" text:anchor-type="as-char" svg:width="6.9236in" svg:height="6.9236in" draw:z-index="0">
<draw:image xlink:href="../Images/AРМІЯINFORM/2023-04-24T96-00-00-04-00/342667456_753161613117256_6530370200478725658_n.jpg" xlink:type="simple" xlink:show="embed" xlink:actuate="onLoad" draw:mime-type="image/jpeg"/>
</draw:frame>
让我们保持天空!</text:p>
      <text:p text:style-name="P4">
在一起胜利!</text:p>
      <text:p text:style-name="P4">
News Source: <text:a xlink:type="simple" xlink:href="https://armyinform.com.ua/2023/04/24/z-pochatku-doby-povitryanymy-sylamy-znyshheno-devyat-vorozhyh-bpla/" text:style-name="Internet_20_link" text:visited-style-name="Visited_20_Internet_20_Link">
https://armyinform.com.ua/2023/04/24/z-pochatku-doby-povitryanymy-sylamy-znyshheno-devyat-vorozhyh-bpla/</text:a>
</text:p>
      <!--NEWS-->
      <text:h text:style-name="P10" text:outline-level="1">
<text:span text:style-name="T4">
“我们很简单，也许我们根本不战斗！ 另一方面，也许是我们的？”</text:span>
</text:h>
      <text:p text:style-name="P4">
作者: ['АРМІЯINFORM']</text:p>
      <text:p text:style-name="P4">
时间: 2023-04-24T97:00:00-04:00</text:p>
      <text:p text:style-name="P4">
描述: 戈洛夫纳（Golovna）由乌克兰（Rosvesdi Minobornoki）乌克兰（Rosvesdi Minobornoki Ukrainian）管理，出版了乔治夫·佩雷克霍尔纳（Chergov Perekholnnya）...与乌克兰2022年的战争，与乌克兰的最新新闻，今天与乌克兰的新闻，今天与乌克兰2022年的战争，今天将与乌克兰和俄罗斯之间的战争以及乌克兰的战争，他们说，要么在2022年不，在不久的将来，是否会与乌克兰进行战争</text:p>
      <text:p text:style-name="P4">
图片: []</text:p>
      <text:p text:style-name="P4">
标签: ['ГУР МОУ', 'ГУР ПЕРЕХОПЛЕННЯ']</text:p>
      <text:p text:style-name="P4">
类别: News</text:p>
      <!--METADATA-->
      <text:p text:style-name="P4">
乌克兰国防部情报局主要局<text:a xlink:type="simple" xlink:href="https://gur.gov.ua/content/my-prosto-mozhet-voobshche-ne-za-tekh-voiuem-mozhet-nashy-s-druhoi-storony.html" text:style-name="Internet_20_link" text:visited-style-name="Visited_20_Internet_20_Link">
出版</text:a>
另一项拦截占领者的电话交谈，俄罗斯联邦70个同性恋团的军人讲述了科雷达尔下的损失以及他们的“精英”单位，这是2月24日首批在该领土上的损失。乌克兰的住宿地点。</text:p>
      <text:p text:style-name="P4">
News Source: <text:a xlink:type="simple" xlink:href="https://armyinform.com.ua/2023/04/24/my-prosto-mozhe-vzagali-ne-za-tyh-voyuyemo-mozhe-nashi-z-inshogo-boku/" text:style-name="Internet_20_link" text:visited-style-name="Visited_20_Internet_20_Link">
https://armyinform.com.ua/2023/04/24/my-prosto-mozhe-vzagali-ne-za-tyh-voyuyemo-mozhe-nashi-z-inshogo-boku/</text:a>
</text:p>
      <!--NEWS-->
      <text:h text:style-name="P10" text:outline-level="1">
<text:span text:style-name="T4">
陆军运动员在欧洲锦标赛上又获得了两枚奖牌</text:span>
</text:h>
      <text:p text:style-name="P4">
作者: ['АРМІЯINFORM']</text:p>
      <text:p text:style-name="P4">
时间: 2023-04-24T98:00:00-04:00</text:p>
      <text:p text:style-name="P4">
描述: 合作社的最后一天єVropi Z Borotbi，与克罗地亚Zagreb一起过去了...与乌克兰2022年的战争，与乌克兰的最新新闻，今天与乌克兰2022年的新闻战争，乌克兰和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43196285_232027086169778_1399020363829296165_n.jpg" text:style-name="Internet_20_link" text:visited-style-name="Visited_20_Internet_20_Link">
343196285_232027086169778_1399020363829296165_n.jpg</text:a>
']</text:p>
      <text:p text:style-name="P4">
标签: ['СПОРТСМЕНИ', 'ЦСК ЗСУ']</text:p>
      <text:p text:style-name="P4">
类别: News</text:p>
      <!--METADATA-->
      <text:p text:style-name="P4">
<draw:frame draw:style-name="fr1" draw:name="Image289" text:anchor-type="as-char" svg:width="6.9236in" svg:height="3.7351in" draw:z-index="0">
<draw:image xlink:href="../Images/AРМІЯINFORM/2023-04-24T98-00-00-04-00/343196285_232027086169778_1399020363829296165_n.jpg" xlink:type="simple" xlink:show="embed" xlink:actuate="onLoad" draw:mime-type="image/jpeg"/>
</draw:frame>
Yaroslav Filchakov</text:p>
      <text:p text:style-name="P4">
欧洲冠军在克罗地亚乐队中的战斗的最后一天为乌克兰带来了两个奖项。 在荣誉的基座上，运动员是希腊罗马风格的代表。</text:p>
      <text:p text:style-name="P4">
关于它<text:a xlink:type="simple" xlink:href="https://www.facebook.com/CSKA1992/posts/pfbid02rk2rfPwcT2yi3YAKGG15TS8NQmizbDanAF7TgCHLPM1UEb2mrMf1FPf1gMiWzfYil" text:style-name="Internet_20_link" text:visited-style-name="Visited_20_Internet_20_Link">
报告</text:a>
乌克兰武装部队的中央体育俱乐部。</text:p>
      <text:p text:style-name="P4">
Yaroslav Filchakov赢得了他的第一枚大陆冠军奖章(最多82公斤). 27-річний харків’янин, який торік став бронзовим призером чемпіонатусвіту, тепер має титул віцечемпіона Європи.</text:p>
      <text:p text:style-name="P4">
Бронзовим призером у ваговій категорії до 67 кг, став 24-річний Парвіз Насібовіз Запоріжжя. Відзначимо, що для віцечемпіона Олімпіади-2020 це також перша вкар’єрі нагорода ЧЄ!</text:p>
      <text:p text:style-name="P4">
Вітаємо спортсменів та їхніх тренерів!</text:p>
      <text:p text:style-name="P4">
News Source: <text:a xlink:type="simple" xlink:href="https://armyinform.com.ua/2023/04/24/armijski-sportsmeny-zdobuly-shhe-dvi-medali-na-chempionati-yevropy-z-borotby/" text:style-name="Internet_20_link" text:visited-style-name="Visited_20_Internet_20_Link">
https://armyinform.com.ua/2023/04/24/armijski-sportsmeny-zdobuly-shhe-dvi-medali-na-chempionati-yevropy-z-borotby/</text:a>
</text:p>
      <!--NEWS-->
      <text:h text:style-name="P10" text:outline-level="1">
<text:span text:style-name="T4">
短的。 战争。 第425天</text:span>
</text:h>
      <text:p text:style-name="P4">
作者: ['АРМІЯINFORM']</text:p>
      <text:p text:style-name="P4">
时间: 2023-04-24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STOPRUSSIA', 'АГРЕСІЯ РФ', 'ВІДЕОДАЙДЖЕСТ', 'ВІЙНА', 'ВТОРГНЕННЯ РФ', 'ГШ ЗСУ']</text:p>
      <text:p text:style-name="P4">
类别: News</text:p>
      <!--METADATA-->
      <text:p text:style-name="P4">
<text:span text:style-name="T4">
来源：</text:span>
 <text:a xlink:type="simple" xlink:href="https://www.facebook.com/GeneralStaff.ua/videos/878963153168846/" text:style-name="Internet_20_link" text:visited-style-name="Visited_20_Internet_20_Link">
<text:span text:style-name="T5">
gshzu</text:span>
</text:a>
</text:p>
      <text:p text:style-name="P4">
News Source: <text:a xlink:type="simple" xlink:href="https://armyinform.com.ua/2023/04/24/korotko-vijna-den-425-videodajdzhest/" text:style-name="Internet_20_link" text:visited-style-name="Visited_20_Internet_20_Link">
https://armyinform.com.ua/2023/04/24/korotko-vijna-den-425-videodajdzhest/</text:a>
</text:p>
      <!--NEWS-->
      <text:h text:style-name="P10" text:outline-level="1">
<text:span text:style-name="T4">
在乌克兰，他们计划恢复加拿大警察任务 - 内政部</text:span>
</text:h>
      <text:p text:style-name="P4">
作者: Ukrinform (Person)</text:p>
      <text:p text:style-name="P4">
出版商: Укринформ (Organization)</text:p>
      <text:p text:style-name="P4">
出版时间: 2023-04-25T-31:29:00+03:00</text:p>
      <text:p text:style-name="P4">
修改时间: 2023-04-25T00:29:00+03:00</text:p>
      <text:p text:style-name="P4">
描述: 加拿大警察的代表希望通过恢复CUPDP任务尽快开始为乌克兰执法部门培训。  - 乌克林。</text:p>
      <text:p text:style-name="P4">
图片: ["<text:a xlink:type="simple" xlink:href="https://static.ukrinform.com/photos/2023_04/thumb_files/630_360_1682372283-706.jpg" text:style-name="Internet_20_link" text:visited-style-name="Visited_20_Internet_20_Link">
630_360_16823...</text:a>
", "<text:a xlink:type="simple" xlink:href="https://static.ukrinform.com/photos/2023_04/1682372283-490.jpg" text:style-name="Internet_20_link" text:visited-style-name="Visited_20_Internet_20_Link">
1682372283-49...</text:a>
", "<text:a xlink:type="simple" xlink:href="https://static.ukrinform.com/photos/2023_04/1682372284-954.jpg" text:style-name="Internet_20_link" text:visited-style-name="Visited_20_Internet_20_Link">
1682372284-95...</text:a>
"]</text:p>
      <text:p text:style-name="P4">
标签: ['Канада', 'МВС', 'Поліція', 'Україна']</text:p>
      <text:p text:style-name="P4">
类型: Article</text:p>
      <!--METADATA-->
      <text:p text:style-name="P4">
<draw:frame draw:style-name="fr1" draw:name="Image290" text:anchor-type="as-char" svg:width="6.9236in" svg:height="3.956343in" draw:z-index="0">
<draw:image xlink:href="../Images/yкринформ/2023-04-25T-31-29-00-03-00/630_360_1682372283-706.jpg" xlink:type="simple" xlink:show="embed" xlink:actuate="onLoad" draw:mime-type="image/jpeg"/>
</draw:frame>
加拿大警察的代表希望通过恢复CUPDP任务尽快开始训练乌克兰执法部门。</text:p>
      <text:p text:style-name="P4">
正如乌克林福姆报道的那样，<text:a xlink:type="simple" xlink:href="https://mvs.gov.ua/uk/news/v-ukrayini-planuiut-vidnoviti-kanadsku-policeisku-misiiu" text:style-name="Internet_20_link" text:visited-style-name="Visited_20_Internet_20_Link">
</text:a>
乌克兰内政部。</text:p>
      <text:p text:style-name="P4">
4月24日，星期一，内政副部长Katerynapavlichenko与加拿大警察的代表讨论了在乌克兰撤离加拿大警察任务的可能性(CUPDP).</text:p>
      <text:p text:style-name="P4">
<text:span text:style-name="T4">
Читайте також:</text:span>
 <text:span text:style-name="T4">
<text:a xlink:type="simple" xlink:href="https://www.ukrinform.ua/rubric-ato/3697549-usi-obicani-kanadou-tanki-leopard-2-dla-ukraini-vze-u-polsi-smigal.html" text:style-name="Internet_20_link" text:visited-style-name="Visited_20_Internet_20_Link">
 </text:a>
</text:span>
</text:p>
      <text:p text:style-name="P4">
CUPDP是一个通过提供建议，培训和设备来支持警察改革的项目，以改善专业发展和标准，以提高面向社区的警察服务。</text:p>
      <text:p text:style-name="P4">
“我们了解到，对乌克兰警察的支持的重要组成部分是尤其是培训。 现在，我们将确定三个关键信息，应在准备适当的培训计划时考虑到这一点。特别是，这是一种战术培训，警察在被提及的领土上的工作以及对心理健康的支持，” Pavlichenko说。</text:p>
      <text:p text:style-name="P4">
<draw:frame draw:style-name="fr1" draw:name="Image291" text:anchor-type="as-char" svg:width="6.9236in" svg:height="4.615733in" draw:z-index="0">
<draw:image xlink:href="../Images/yкринформ/2023-04-25T-31-29-00-03-00/1682372283-490.jpg" xlink:type="simple" xlink:show="embed" xlink:actuate="onLoad" draw:mime-type="image/jpeg"/>
</draw:frame>
<text:span text:style-name="T4">
另请阅读：</text:span>
 <text:span text:style-name="T4">
 <text:a xlink:type="simple" xlink:href="https://www.ukrinform.ua/rubric-ato/3698859-kanada-ogolosila-pro-novij-paket-vijskovoi-dopomogi-ukraini.html" text:style-name="Internet_20_link" text:visited-style-name="Visited_20_Internet_20_Link">
</text:a>
</text:span>
</text:p>
      <text:p text:style-name="P4">
反过来，加拿大警察的代表指出，他们希望尽快开始为乌克兰执法人员培训。 该培训计划吸引大约45名教练，他们将能够与乌克兰同事分享他们的知识和经验。</text:p>
      <text:p text:style-name="P4">
<draw:frame draw:style-name="fr1" draw:name="Image292" text:anchor-type="as-char" svg:width="6.9236in" svg:height="4.615733in" draw:z-index="0">
<draw:image xlink:href="../Images/yкринформ/2023-04-25T-31-29-00-03-00/1682372284-954.jpg" xlink:type="simple" xlink:show="embed" xlink:actuate="onLoad" draw:mime-type="image/jpeg"/>
</draw:frame>
<text:span text:style-name="T4">
另请阅读：</text:span>
 _ <text:span text:style-name="T4">
 <text:a xlink:type="simple" xlink:href="https://www.ukrinform.ua/rubric-ato/3697044-u-britanii-norvezki-instruktori-navcaut-ukrainskih-bijciv-vesti-vogon-v-oboroni.html" text:style-name="Internet_20_link" text:visited-style-name="Visited_20_Internet_20_Link">
</text:a>
</text:span>
 _</text:p>
      <text:p text:style-name="P4">
根据乌克林福姆的说法，在英国，乌克兰武装部队的军人正在接受爆炸装置的特殊功能的微型培训。</text:p>
      <text:p text:style-name="P4">
_foto：内政部</text:p>
      <text:p text:style-name="P4">
News Source: <text:a xlink:type="simple" xlink:href="https://www.ukrinform.ua/rubric-society/3700206-v-ukraini-planuut-vidnoviti-kanadsku-policejsku-misiu-mvs.html" text:style-name="Internet_20_link" text:visited-style-name="Visited_20_Internet_20_Link">
https://www.ukrinform.ua/rubric-society/3700206-v-ukraini-planuut-vidnoviti-kanadsku-policejsku-misiu-mvs.html</text:a>
</text:p>
      <!--NEWS-->
      <text:h text:style-name="P10" text:outline-level="1">
<text:span text:style-name="T4">
五角大楼到年底计划通过武装部队艾布拉姆斯坦克</text:span>
</text:h>
      <text:p text:style-name="P4">
作者: Ukrinform (Person)</text:p>
      <text:p text:style-name="P4">
出版商: Укринформ (Organization)</text:p>
      <text:p text:style-name="P4">
出版时间: 2023-04-25T-33:17:00+03:00</text:p>
      <text:p text:style-name="P4">
修改时间: 2023-04-25T00:17:00+03:00</text:p>
      <text:p text:style-name="P4">
描述: 美国将很快将其转移到德国的美国M1艾布拉姆斯坦克（Americ M1 Abrams Tanks）仅用于乌克兰在石墨烯中的锻炼，并且与将分别提供给乌克兰的战斗坦克不同。  - 乌克林。</text:p>
      <text:p text:style-name="P4">
图片: ["<text:a xlink:type="simple" xlink:href="https://static.ukrinform.com/photos/2016_03/thumb_files/630_360_1459395029-2600-abrams-ssa-tank-foto-nuinanet.jpg" text:style-name="Internet_20_link" text:visited-style-name="Visited_20_Internet_20_Link">
630_360_14593...</text:a>
"]</text:p>
      <text:p text:style-name="P4">
标签: ['США', 'Танк', 'ЗСУ', 'Abrams ']</text:p>
      <text:p text:style-name="P4">
类型: Article</text:p>
      <!--METADATA-->
      <text:p text:style-name="P4">
<draw:frame draw:style-name="fr1" draw:name="Image293" text:anchor-type="as-char" svg:width="6.9236in" svg:height="3.956343in" draw:z-index="0">
<draw:image xlink:href="../Images/yкринформ/2023-04-25T-33-17-00-03-00/630_360_1459395029-2600-abrams-ssa-tank-foto-nuinanet.jpg" xlink:type="simple" xlink:show="embed" xlink:actuate="onLoad" draw:mime-type="image/jpeg"/>
</draw:frame>
美国很快将不得不开除德国的美国M1艾布拉姆斯坦克只能用于石墨烯中乌克兰单元的锻炼，并且与分别交给乌克兰的战斗坦克不同。</text:p>
      <text:p text:style-name="P4">
据报道，五角大楼发言人帕特里克·赖德(Patrick Ryder)的简报中宣布了这一点。</text:p>
      <text:p text:style-name="P4">
这些坦克(将发送给德国 -  ed。)将规定Lystep培训。 这些不是稍后将要去乌克兰的更新坦克。”美国国防机构说。</text:p>
      <text:p text:style-name="P4">
<text:span text:style-name="T4">
另请阅读：</text:span>
 <text:span text:style-name="T4">
 <text:a xlink:type="simple" xlink:href="https://www.ukrinform.ua/rubric-ato/3699042-persi-navcalni-tanki-abrams-dla-ukrainskih-vijskovih-nadijdut-za-kilka-tizniv.html" text:style-name="Internet_20_link" text:visited-style-name="Visited_20_Internet_20_Link">
</text:a>
</text:span>
</text:p>
      <text:p text:style-name="P4">
据他说，训练坦克不是从美国陆军中存储的，而是其他储藏室，这将使您能够加快车辆的准备和装运到乌克兰。</text:p>
      <text:p text:style-name="P4">
他还指出，旨在直接在实际条件下使用乌克兰部队的M1艾布拉姆斯将根据乌克兰敌对行动的特殊性配备。</text:p>
      <text:p text:style-name="P4">
<text:span text:style-name="T4">
另请阅读：</text:span>
 <text:span text:style-name="T4">
 <text:a xlink:type="simple" xlink:href="https://www.ukrinform.ua/rubric-ato/3698897-stati-najblizcim-casom-pocnut-navcanna-ukrainskih-vijskovih-na-tankah-abrams-ap.html" text:style-name="Internet_20_link" text:visited-style-name="Visited_20_Internet_20_Link">
</text:a>
</text:span>
</text:p>
      <text:p text:style-name="P4">
莱德还期望将美国坦克的遗弃人员以及转移到乌克兰单个M1ABRAMS战斗部队的最终准备，将在年底之前进行。</text:p>
      <text:p text:style-name="P4">
<text:span text:style-name="T4">
另请阅读：</text:span>
 <text:span text:style-name="T4">
 <text:a xlink:type="simple" xlink:href="https://www.ukrinform.ua/rubric-ato/3699101-gensek-nato-pro-ramstajn-ukraina-teper-gotova-zvilniti-se-bilse-okupovanih-teritorij.html" text:style-name="Internet_20_link" text:visited-style-name="Visited_20_Internet_20_Link">
</text:a>
</text:span>
</text:p>
      <text:p text:style-name="P4">
正如乌克林福姆报道的那样，上周美国参谋长马克·米利将军表示，由于拉姆斯坦11号会议的结果，该会议将在几周内开始对乌克兰军队进行坦克的培训<text:span text:style-name="T4">
 [] [] <text:a xlink:type="simple" xlink:href="https://www.ukrinform.ua/tag-abrams" text:style-name="Internet_20_link" text:visited-style-name="Visited_20_Internet_20_Link">
</text:a>
 </text:span>
 .</text:p>
      <text:p text:style-name="P4">
News Source: <text:a xlink:type="simple" xlink:href="https://www.ukrinform.ua/rubric-ato/3700205-pentagon-do-kinca-roku-planue-peredati-zsu-bojovi-tanki-abrams.html" text:style-name="Internet_20_link" text:visited-style-name="Visited_20_Internet_20_Link">
https://www.ukrinform.ua/rubric-ato/3700205-pentagon-do-kinca-roku-planue-peredati-zsu-bojovi-tanki-abrams.html</text:a>
</text:p>
      <!--NEWS-->
      <text:h text:style-name="P10" text:outline-level="1">
<text:span text:style-name="T4">
五角大楼到年底计划通过武装部队艾布拉姆斯坦克</text:span>
</text:h>
      <text:p text:style-name="P4">
作者: Ukrinform (Person)</text:p>
      <text:p text:style-name="P4">
出版商: Укринформ (Organization)</text:p>
      <text:p text:style-name="P4">
出版时间: 2023-04-25T00:17:00+03:00</text:p>
      <text:p text:style-name="P4">
修改时间: 2023-04-25T00:17:00+03:00</text:p>
      <text:p text:style-name="P4">
描述: 美国将很快将其转移到德国的美国M1艾布拉姆斯坦克（Americ M1 Abrams Tanks）仅用于乌克兰在石墨烯中的锻炼，并且与将分别提供给乌克兰的战斗坦克不同。  - 乌克林。</text:p>
      <text:p text:style-name="P4">
图片: ["<text:a xlink:type="simple" xlink:href="https://static.ukrinform.com/photos/2016_03/thumb_files/630_360_1459395029-2600-abrams-ssa-tank-foto-nuinanet.jpg" text:style-name="Internet_20_link" text:visited-style-name="Visited_20_Internet_20_Link">
630_360_14593...</text:a>
"]</text:p>
      <text:p text:style-name="P4">
标签: ['США', 'Танк', 'ЗСУ', 'Abrams ']</text:p>
      <text:p text:style-name="P4">
类型: Article</text:p>
      <!--METADATA-->
      <text:p text:style-name="P4">
<draw:frame draw:style-name="fr1" draw:name="Image294" text:anchor-type="as-char" svg:width="6.9236in" svg:height="3.956343in" draw:z-index="0">
<draw:image xlink:href="../Images/yкринформ/2023-04-25T00-17-00-03-00/630_360_1459395029-2600-abrams-ssa-tank-foto-nuinanet.jpg" xlink:type="simple" xlink:show="embed" xlink:actuate="onLoad" draw:mime-type="image/jpeg"/>
</draw:frame>
美国很快将不得不开除德国的美国M1艾布拉姆斯坦克只能用于石墨烯中乌克兰单元的锻炼，并且与分别交给乌克兰的战斗坦克不同。</text:p>
      <text:p text:style-name="P4">
据报道，五角大楼发言人帕特里克·赖德(Patrick Ryder)的简报中宣布了这一点。</text:p>
      <text:p text:style-name="P4">
这些坦克(将发送给德国 -  ed。)将规定Lystep培训。 这些不是稍后将要去乌克兰的更新坦克。”美国国防机构说。</text:p>
      <text:p text:style-name="P4">
<text:span text:style-name="T4">
另请阅读：</text:span>
 <text:span text:style-name="T4">
 <text:a xlink:type="simple" xlink:href="https://www.ukrinform.ua/rubric-ato/3699042-persi-navcalni-tanki-abrams-dla-ukrainskih-vijskovih-nadijdut-za-kilka-tizniv.html" text:style-name="Internet_20_link" text:visited-style-name="Visited_20_Internet_20_Link">
</text:a>
</text:span>
</text:p>
      <text:p text:style-name="P4">
据他说，训练坦克不是从美国陆军中存储的，而是其他储藏室，这将使您能够加快车辆的准备和装运到乌克兰。</text:p>
      <text:p text:style-name="P4">
他还指出，旨在直接在实际条件下使用乌克兰部队的M1艾布拉姆斯将根据乌克兰敌对行动的特殊性配备。</text:p>
      <text:p text:style-name="P4">
<text:span text:style-name="T4">
另请阅读：</text:span>
 <text:span text:style-name="T4">
 <text:a xlink:type="simple" xlink:href="https://www.ukrinform.ua/rubric-ato/3698897-stati-najblizcim-casom-pocnut-navcanna-ukrainskih-vijskovih-na-tankah-abrams-ap.html" text:style-name="Internet_20_link" text:visited-style-name="Visited_20_Internet_20_Link">
</text:a>
</text:span>
</text:p>
      <text:p text:style-name="P4">
莱德还期望将美国坦克的遗弃人员以及转移到乌克兰单个M1ABRAMS战斗部队的最终准备，将在年底之前进行。</text:p>
      <text:p text:style-name="P4">
<text:span text:style-name="T4">
另请阅读：</text:span>
 <text:span text:style-name="T4">
 <text:a xlink:type="simple" xlink:href="https://www.ukrinform.ua/rubric-ato/3699101-gensek-nato-pro-ramstajn-ukraina-teper-gotova-zvilniti-se-bilse-okupovanih-teritorij.html" text:style-name="Internet_20_link" text:visited-style-name="Visited_20_Internet_20_Link">
</text:a>
</text:span>
</text:p>
      <text:p text:style-name="P4">
正如乌克林福姆报道的那样，上周美国参谋长马克·米利将军表示，由于拉姆斯坦11号会议的结果，该会议将在几周内开始对乌克兰军队进行坦克的培训<text:span text:style-name="T4">
 [] [] <text:a xlink:type="simple" xlink:href="https://www.ukrinform.ua/tag-abrams" text:style-name="Internet_20_link" text:visited-style-name="Visited_20_Internet_20_Link">
</text:a>
 </text:span>
 .</text:p>
      <text:p text:style-name="P4">
News Source: <text:a xlink:type="simple" xlink:href="https://www.ukrinform.ua/rubric-ato/3700205-pentagon-do-kinca-roku-planue-peredati-zsu-bojovi-tanki-abrams.html" text:style-name="Internet_20_link" text:visited-style-name="Visited_20_Internet_20_Link">
https://www.ukrinform.ua/rubric-ato/3700205-pentagon-do-kinca-roku-planue-peredati-zsu-bojovi-tanki-abrams.html</text:a>
</text:p>
      <!--NEWS-->
      <text:h text:style-name="P10" text:outline-level="1">
<text:span text:style-name="T4">
在乌克兰，他们计划恢复加拿大警察任务 - 内政部</text:span>
</text:h>
      <text:p text:style-name="P4">
作者: Ukrinform (Person)</text:p>
      <text:p text:style-name="P4">
出版商: Укринформ (Organization)</text:p>
      <text:p text:style-name="P4">
出版时间: 2023-04-25T00:29:00+03:00</text:p>
      <text:p text:style-name="P4">
修改时间: 2023-04-25T00:29:00+03:00</text:p>
      <text:p text:style-name="P4">
描述: 加拿大警察的代表希望通过恢复CUPDP任务尽快开始为乌克兰执法部门培训。  - 乌克林。</text:p>
      <text:p text:style-name="P4">
图片: ["<text:a xlink:type="simple" xlink:href="https://static.ukrinform.com/photos/2023_04/thumb_files/630_360_1682372283-706.jpg" text:style-name="Internet_20_link" text:visited-style-name="Visited_20_Internet_20_Link">
630_360_16823...</text:a>
", "<text:a xlink:type="simple" xlink:href="https://static.ukrinform.com/photos/2023_04/1682372283-490.jpg" text:style-name="Internet_20_link" text:visited-style-name="Visited_20_Internet_20_Link">
1682372283-49...</text:a>
", "<text:a xlink:type="simple" xlink:href="https://static.ukrinform.com/photos/2023_04/1682372284-954.jpg" text:style-name="Internet_20_link" text:visited-style-name="Visited_20_Internet_20_Link">
1682372284-95...</text:a>
"]</text:p>
      <text:p text:style-name="P4">
标签: ['Канада', 'МВС', 'Поліція', 'Україна']</text:p>
      <text:p text:style-name="P4">
类型: Article</text:p>
      <!--METADATA-->
      <text:p text:style-name="P4">
<draw:frame draw:style-name="fr1" draw:name="Image295" text:anchor-type="as-char" svg:width="6.9236in" svg:height="3.956343in" draw:z-index="0">
<draw:image xlink:href="../Images/yкринформ/2023-04-25T00-29-00-03-00/630_360_1682372283-706.jpg" xlink:type="simple" xlink:show="embed" xlink:actuate="onLoad" draw:mime-type="image/jpeg"/>
</draw:frame>
加拿大警察的代表希望通过恢复CUPDP任务尽快开始训练乌克兰执法部门。</text:p>
      <text:p text:style-name="P4">
正如乌克林福姆报道的那样，<text:a xlink:type="simple" xlink:href="https://mvs.gov.ua/uk/news/v-ukrayini-planuiut-vidnoviti-kanadsku-policeisku-misiiu" text:style-name="Internet_20_link" text:visited-style-name="Visited_20_Internet_20_Link">
</text:a>
乌克兰内政部。</text:p>
      <text:p text:style-name="P4">
4月24日，星期一，内政副部长Katerynapavlichenko与加拿大警察的代表讨论了在乌克兰撤离加拿大警察任务的可能性(CUPDP).</text:p>
      <text:p text:style-name="P4">
<text:span text:style-name="T4">
Читайте також:</text:span>
 <text:span text:style-name="T4">
<text:a xlink:type="simple" xlink:href="https://www.ukrinform.ua/rubric-ato/3697549-usi-obicani-kanadou-tanki-leopard-2-dla-ukraini-vze-u-polsi-smigal.html" text:style-name="Internet_20_link" text:visited-style-name="Visited_20_Internet_20_Link">
 </text:a>
</text:span>
</text:p>
      <text:p text:style-name="P4">
CUPDP是一个通过提供建议，培训和设备来支持警察改革的项目，以改善专业发展和标准，以提高面向社区的警察服务。</text:p>
      <text:p text:style-name="P4">
“我们了解到，对乌克兰警察的支持的重要组成部分是尤其是培训。 现在，我们将确定三个关键信息，应在准备适当的培训计划时考虑到这一点。特别是，这是一种战术培训，警察在被提及的领土上的工作以及对心理健康的支持，” Pavlichenko说。</text:p>
      <text:p text:style-name="P4">
<draw:frame draw:style-name="fr1" draw:name="Image296" text:anchor-type="as-char" svg:width="6.9236in" svg:height="4.615733in" draw:z-index="0">
<draw:image xlink:href="../Images/yкринформ/2023-04-25T00-29-00-03-00/1682372283-490.jpg" xlink:type="simple" xlink:show="embed" xlink:actuate="onLoad" draw:mime-type="image/jpeg"/>
</draw:frame>
<text:span text:style-name="T4">
另请阅读：</text:span>
 <text:span text:style-name="T4">
 <text:a xlink:type="simple" xlink:href="https://www.ukrinform.ua/rubric-ato/3698859-kanada-ogolosila-pro-novij-paket-vijskovoi-dopomogi-ukraini.html" text:style-name="Internet_20_link" text:visited-style-name="Visited_20_Internet_20_Link">
</text:a>
</text:span>
</text:p>
      <text:p text:style-name="P4">
反过来，加拿大警察的代表指出，他们希望尽快开始为乌克兰执法人员培训。 该培训计划吸引大约45名教练，他们将能够与乌克兰同事分享他们的知识和经验。</text:p>
      <text:p text:style-name="P4">
<draw:frame draw:style-name="fr1" draw:name="Image297" text:anchor-type="as-char" svg:width="6.9236in" svg:height="4.615733in" draw:z-index="0">
<draw:image xlink:href="../Images/yкринформ/2023-04-25T00-29-00-03-00/1682372284-954.jpg" xlink:type="simple" xlink:show="embed" xlink:actuate="onLoad" draw:mime-type="image/jpeg"/>
</draw:frame>
</text:p>
      <text:p text:style-name="P4">
<text:span text:style-name="T4">
Читайте також:</text:span>
 _<text:span text:style-name="T4">
<text:a xlink:type="simple" xlink:href="https://www.ukrinform.ua/rubric-ato/3697044-u-britanii-norvezki-instruktori-navcaut-ukrainskih-bijciv-vesti-vogon-v-oboroni.html" text:style-name="Internet_20_link" text:visited-style-name="Visited_20_Internet_20_Link">
 </text:a>
</text:span>
 _</text:p>
      <text:p text:style-name="P4">
根据乌克林福姆的说法，在英国，乌克兰武装部队的军人正在接受爆炸装置的特殊功能的微型培训。</text:p>
      <text:p text:style-name="P4">
_foto：内政部</text:p>
      <text:p text:style-name="P4">
News Source: <text:a xlink:type="simple" xlink:href="https://www.ukrinform.ua/rubric-society/3700206-v-ukraini-planuut-vidnoviti-kanadsku-policejsku-misiu-mvs.html" text:style-name="Internet_20_link" text:visited-style-name="Visited_20_Internet_20_Link">
https://www.ukrinform.ua/rubric-society/3700206-v-ukraini-planuut-vidnoviti-kanadsku-policejsku-misiu-mvs.html</text:a>
</text:p>
      <!--NEWS-->
      <text:h text:style-name="P10" text:outline-level="1">
<text:span text:style-name="T4">
福克斯新闻（Fox News）撕毁了与卡尔森（Carlson）这样的合同，后者反对乌克兰的支持</text:span>
</text:h>
      <text:p text:style-name="P4">
作者: Ukrinform (Person)</text:p>
      <text:p text:style-name="P4">
出版商: Укринформ (Organization)</text:p>
      <text:p text:style-name="P4">
出版时间: 2023-04-25T00:40:00+03:00</text:p>
      <text:p text:style-name="P4">
修改时间: 2023-04-25T00:40:00+03:00</text:p>
      <text:p text:style-name="P4">
描述: 福克斯新闻网络已终止与卡尔森的主持人合作，卡尔森被认为是一个遥远的极端主义者，阴谋论的支持者，唐纳德·特朗普的热烈支持者以及乌克兰的支持。  - 乌克林。</text:p>
      <text:p text:style-name="P4">
图片: ["<text:a xlink:type="simple" xlink:href="https://static.ukrinform.com/photos/2023_04/thumb_files/630_360_1682372813-741.jpg" text:style-name="Internet_20_link" text:visited-style-name="Visited_20_Internet_20_Link">
630_360_16823...</text:a>
"]</text:p>
      <text:p text:style-name="P4">
标签: ['США', 'ЗМІ', 'Телебачення', 'Fox News']</text:p>
      <text:p text:style-name="P4">
类型: Article</text:p>
      <!--METADATA-->
      <text:p text:style-name="P4">
<draw:frame draw:style-name="fr1" draw:name="Image298" text:anchor-type="as-char" svg:width="6.9236in" svg:height="3.956343in" draw:z-index="0">
<draw:image xlink:href="../Images/yкринформ/2023-04-25T00-40-00-03-00/630_360_1682372813-741.jpg" xlink:type="simple" xlink:show="embed" xlink:actuate="onLoad" draw:mime-type="image/jpeg"/>
</draw:frame>
FoxNews网络打破了与卡尔森的主持人的合作，卡尔森被认为是超级极端主义者，阴谋论的支持者，唐纳德·特朗普的热烈支持者以及乌克兰乌克兰支持的支持者。</text:p>
      <text:p text:style-name="P4">
这在[]中指出(https://press.foxnews.com/2023/04/fox-news-media-and-tucker-carlson-part-ways)乌克林福姆报道，周一在福克斯新闻媒体上发行。</text:p>
      <text:p text:style-name="P4">
“福克斯新闻媒体和泰弗·卡尔森决定停止互动。 我们是作为主持人在网络上的工作，在此之前作为作者的工作。”</text:p>
      <text:p text:style-name="P4">
值得注意的是，最后一个卡尔森计划是在4月21日播出的最后播出的。 纳特卡纳尔说，其他节目现在将播出其他节目，而不是此时被认为是黄金时段的释放。</text:p>
      <text:p text:style-name="P4">
<text:span text:style-name="T4">
另请阅读：</text:span>
 <text:span text:style-name="T4">
 <text:a xlink:type="simple" xlink:href="https://www.ukrinform.ua/rubric-world/3697766-fox-news-kompensue-7875-miljona-u-spravi-pro-naklep-sodo-falsifikacii-viboriv-prezidenta-u-ssa.html" text:style-name="Internet_20_link" text:visited-style-name="Visited_20_Internet_20_Link">
</text:a>
</text:span>
</text:p>
      <text:p text:style-name="P4">
在FoxNews Media对公司Dominion投票系统提起诉讼后的一周，该合同终止的宣布出现了，该诉讼由于选举网络的分配，价值7.875亿美元。 诉讼特别是在不尊重的态度上揭露了卡尔森，还包括许多性别歧视的指控。</text:p>
      <text:p text:style-name="P4">
卡尔森不仅反复对2020年选举的合法性持续怀疑，而且他还促进了针对Covid-19s的疫苗的阴谋理论，以支持白人民族主义者的立场。</text:p>
      <text:p text:style-name="P4">
<text:span text:style-name="T4">
另请阅读：</text:span>
 <text:span text:style-name="T4">
 <text:a xlink:type="simple" xlink:href="https://www.ukrinform.ua/rubric-world/3699729-trampa-gotovi-pidtrimati-dvi-tretini-respublikanciv.html" text:style-name="Internet_20_link" text:visited-style-name="Visited_20_Internet_20_Link">
</text:a>
</text:span>
</text:p>
      <text:p text:style-name="P4">
另外，这位可恶的主持人促进了与特朗普交往的共和党最右翼的言论，以终止乌克兰对乌克兰对俄罗斯联邦积极政策的规定的支持。 他传播了涉嫌<text:a xlink:type="simple" xlink:href="https://twitter.com/TuckerCarlson/status/1503548039268601864" text:style-name="Internet_20_link" text:visited-style-name="Visited_20_Internet_20_Link">
</text:a>
当波罗的海的两个俄罗斯“北方溪流”的线爆炸时，卡尔森开始声称这绝不是对普京有益的，因为他们说，他的煤气管道。 他说，乔·拜登(Joe Biden)似乎一直在说他可以在三周内“删除”和“炸毁”这些燃气管道，尽管拜登从未说过。<text:span text:style-name="T4">
另请阅读：</text:span>
 <text:span text:style-name="T4">
 <text:a xlink:type="simple" xlink:href="https://www.ukrinform.ua/rubric-polytics/3700194-bilij-dim-vidpoviv-na-zakliki-okremih-respublikanciv-skorotiti-pidtrimku-ukraini.html" text:style-name="Internet_20_link" text:visited-style-name="Visited_20_Internet_20_Link">
</text:a>
</text:span>
</text:p>
      <text:p text:style-name="P4">
据报道，福克斯(Fox)拥有的福克斯新闻媒体由电视频道和流程服务管理，该媒体每月覆盖约200万人。 电视频道 <text:span text:style-name="T4">
 <text:a xlink:type="simple" xlink:href="https://www.ukrinform.ua/tag-fox-news" text:style-name="Internet_20_link" text:visited-style-name="Visited_20_Internet_20_Link">
</text:a>
</text:span>
卡尔森演出发行，被认为是整个美国有线电视上最受欢迎的演出之一。</text:p>
      <text:p text:style-name="P4">
<text:span text:style-name="T5">
foto：丰富的草/图标Sportswire</text:span>
</text:p>
      <text:p text:style-name="P4">
News Source: <text:a xlink:type="simple" xlink:href="https://www.ukrinform.ua/rubric-world/3700207-fox-news-rozirvala-kontrakt-z-takerom-karlsonom-akij-vistupav-proti-pidtrimki-ukraini.html" text:style-name="Internet_20_link" text:visited-style-name="Visited_20_Internet_20_Link">
https://www.ukrinform.ua/rubric-world/3700207-fox-news-rozirvala-kontrakt-z-takerom-karlsonom-akij-vistupav-proti-pidtrimki-ukraini.html</text:a>
</text:p>
      <!--NEWS-->
      <text:h text:style-name="P10" text:outline-level="1">
<text:span text:style-name="T4">
联合国秘书长通过Lavrov将普京交给了谷物协议</text:span>
</text:h>
      <text:p text:style-name="P4">
作者: Ukrinform (Person)</text:p>
      <text:p text:style-name="P4">
出版商: Укринформ (Organization)</text:p>
      <text:p text:style-name="P4">
出版时间: 2023-04-25T00:58:00+03:00</text:p>
      <text:p text:style-name="P4">
修改时间: 2023-04-25T00:58:00+03:00</text:p>
      <text:p text:style-name="P4">
描述: Генеральний секретар ООН Антоніу Гутерреш зустрівся з міністром закордонних справ сергієм лавровим, який прибув до Нью-Йорка для проведення засідань Ради Безпеки ООН «високого рівня» 24 і 25 квітня. — Укрінформ.</text:p>
      <text:p text:style-name="P4">
图片: ["<text:a xlink:type="simple" xlink:href="https://static.ukrinform.com/photos/2023_04/thumb_files/630_360_1682350611-574.jpg" text:style-name="Internet_20_link" text:visited-style-name="Visited_20_Internet_20_Link">
630_360_16823...</text:a>
"]</text:p>
      <text:p text:style-name="P4">
标签: ['Гутерреш', 'ООН', 'путін', 'Україна', 'Зерно', 'Агресія РФ']</text:p>
      <text:p text:style-name="P4">
类型: Article</text:p>
      <!--METADATA-->
      <text:p text:style-name="P4">
<draw:frame draw:style-name="fr1" draw:name="Image299" text:anchor-type="as-char" svg:width="6.9236in" svg:height="3.956343in" draw:z-index="0">
<draw:image xlink:href="../Images/yкринформ/2023-04-25T00-58-00-03-00/630_360_1682350611-574.jpg" xlink:type="simple" xlink:show="embed" xlink:actuate="onLoad" draw:mime-type="image/jpeg"/>
</draw:frame>
联合国秘书长安东尼·古特雷斯(Anthony Guterres)会见了外交部长谢尔盖·拉夫罗夫(Sergei Lavrov)，后者于4月24日至25日抵达纽约，参加了高级辐射辐射。</text:p>
      <text:p text:style-name="P4">
正如乌克林福姆报道的那样，<text:a xlink:type="simple" xlink:href="https://www.un.org/sg/en/content/sg/readout/2023-04-24/readout-of-the-secretary-generals-meeting-he-mr-sergey-lavrov-foreign-minister-of-the-russian-federation" text:style-name="Internet_20_link" text:visited-style-name="Visited_20_Internet_20_Link">
</text:a>
联合国按服务。</text:p>
      <text:p text:style-name="P4">
值得注意的是，他们“讨论了乌克兰的战争”以及瓦菲斯坦和叙利亚的情况。</text:p>
      <text:p text:style-name="P4">
在讨论黑海谷物倡议时，古特拉什(Guterrash)表达了障碍的行为，这是他们日常活动的联合协调中心面临的。</text:p>
      <text:p text:style-name="P4">
<text:span text:style-name="T4">
另请阅读：</text:span>
 <text:span text:style-name="T4">
 <text:a xlink:type="simple" xlink:href="https://www.ukrinform.ua/rubric-economy/3699462-kraini-g7-zaklikali-prodovziti-ta-rozsiriti-zernovu-ugodu.html" text:style-name="Internet_20_link" text:visited-style-name="Visited_20_Internet_20_Link">
</text:a>
</text:span>
</text:p>
      <text:p text:style-name="P4">
秘书 - 一般还以俄罗斯总统弗拉基米尔·普京(Vladimir Putin)的名义移交了一封月桂树信，概述了“改进，延续和扩展”的建议。<text:a xlink:type="simple" xlink:href="https://www.ukrinform.ua/tag-zerno" text:style-name="Internet_20_link" text:visited-style-name="Visited_20_Internet_20_Link">
</text:a>
**倡议“考虑各方最近表达的立场，以及与全球食品安全有关的风险”。</text:p>
      <text:p text:style-name="P4">
“交易的其他两个信号者也发送给协议(乌克兰Taturkchyna编辑。)”， - 消息读取。</text:p>
      <text:p text:style-name="P4">
<text:span text:style-name="T4">
另请阅读：</text:span>
 <text:span text:style-name="T4">
 <text:a xlink:type="simple" xlink:href="https://www.ukrinform.ua/rubric-economy/3698852-blokuvanna-rosieu-zernovogo-koridoru-fiksuut-dokumentalno-posol-v-tureccini.html" text:style-name="Internet_20_link" text:visited-style-name="Visited_20_Internet_20_Link">
</text:a>
</text:span>
</text:p>
      <text:p text:style-name="P4">
秘书长还考虑了莫斯科对俄罗斯联邦与联合国秘书处之间相互理解的纪念的担忧，“关于促进俄罗斯食品和世界市场上的肥料”。 他告诉该问题实现的序言，并确认了联合国准备对此进行的准备。</text:p>
      <text:p text:style-name="P4">
秘书长还谈到了他为来到纽约的俄罗斯官员提供美国签证所做的努力。</text:p>
      <text:p text:style-name="P4">
<text:span text:style-name="T4">
另请阅读：</text:span>
 <text:span text:style-name="T4">
 <text:a xlink:type="simple" xlink:href="https://www.ukrinform.ua/rubric-economy/3700053-v-oon-gotovi-dopomogti-es-virisiti-pitanna-z-nadliskom-ukrainskogo-zerna.html" text:style-name="Internet_20_link" text:visited-style-name="Visited_20_Internet_20_Link">
</text:a>
</text:span>
</text:p>
      <text:p text:style-name="P4">
据报道，周一在联合国安理会领导下的Lavrov主席，正在“通过保护联合国宪章的原则”进行“有效的多边”。</text:p>
      <text:p text:style-name="P4">
周二，他应该在中东的RB会议上保留。 同样星期二，英国召集了苏丹军事冲突理事会会议。</text:p>
      <text:p text:style-name="P4">
News Source: <text:a xlink:type="simple" xlink:href="https://www.ukrinform.ua/rubric-world/3700208-gensek-oon-cerez-lavrova-peredav-putinu-lista-sodo-zernovoi-ugodi.html" text:style-name="Internet_20_link" text:visited-style-name="Visited_20_Internet_20_Link">
https://www.ukrinform.ua/rubric-world/3700208-gensek-oon-cerez-lavrova-peredav-putinu-lista-sodo-zernovoi-ugodi.html</text:a>
</text:p>
      <!--NEWS-->
      <text:h text:style-name="P10" text:outline-level="1">
<text:span text:style-name="T4">
乌克兰和世界反对俄罗斯的侵略。 行动中的制裁</text:span>
</text:h>
      <text:p text:style-name="P4">
作者: ['АРМІЯINFORM']</text:p>
      <text:p text:style-name="P4">
时间: 2023-04-25T97:00:00-04:00</text:p>
      <text:p text:style-name="P4">
描述: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图片: ['<text:a xlink:type="simple" xlink:href="https://armyinform.com.ua/wp-content/uploads/2023/04/antyrosijski-sankcziyi-1.jpg" text:style-name="Internet_20_link" text:visited-style-name="Visited_20_Internet_20_Link">
antyrosijski-sankcziyi-1.jpg</text:a>
']</text:p>
      <text:p text:style-name="P4">
标签: ['АНТИРОСІЙСЬКІ САНКЦІЇ', 'СЗР']</text:p>
      <text:p text:style-name="P4">
类别: News</text:p>
      <!--METADATA-->
      <text:p text:style-name="P4">
<draw:frame draw:style-name="fr1" draw:name="Image300" text:anchor-type="as-char" svg:width="6.9236in" svg:height="3.745668in" draw:z-index="0">
<draw:image xlink:href="../Images/AРМІЯINFORM/2023-04-25T97-00-00-04-00/antyrosijski-sankcziyi-1.jpg" xlink:type="simple" xlink:show="embed" xlink:actuate="onLoad" draw:mime-type="image/jpeg"/>
</draw:frame>
乌克兰的外部情报服务继续<text:a xlink:type="simple" xlink:href="https://www.facebook.com/SZRUkraine/posts/pfbid02kUh257wRmEMzQ2y9KvkqnxrszgFHq7FxJQSpauYHTg4bdwFb21XuuiJA9ZUzQAral" text:style-name="Internet_20_link" text:visited-style-name="Visited_20_Internet_20_Link">
告诉</text:a>
国际社会对恐怖分子国家的制裁和其他行动。</text:p>
      <text:p text:style-name="P4">
<text:span text:style-name="T4">
截至2023年4月24日的情况</text:span>
</text:p>
      <text:p text:style-name="P4">
加拿大宣布将新的3,460万美元的军事援助计划转移到乌克兰。该党免费获得渥太华的支持，并将通过加拿大合作伙伴安妮塔·阿尼塔·阿尼塔·阿尼塔(Anita Ananda)组织的我们国家的全面援助套餐发送给微量基金。在石头11峰会上说。” 乌克兰军队的新金融方案：将确保实施北约帽燃料材料-330万所需的燃油储备； 将允许将北约综合援助套餐的信托基金项目实施给乌克兰 - 模块化浮动桥，以确保越过水障碍的可能性； 它将为乌克兰复杂援助的信托基金提供医疗急救套件做出的首次贡献。</text:p>
      <text:p text:style-name="P4">
爱沙尼亚的指挥官马丁·赫尔(Martin Herme)将军认为，只有当俄罗斯闯入小州时，战争才会被加热。</text:p>
      <text:p text:style-name="P4">
退休的中将是欧洲前美国陆军指挥官，班杰斯(Bengjes)称延迟景观导弹供应的“政治借口”。 他强调，他为美国已经为帮助武装部队所做的一切感到自豪，但我相信政府可以找到扩大传播乌克兰军队的武器类型的方法。 <text:span text:style-name="T5">
“实际上，我不想谈论特定类型的武器。 相反 - 关于功能； 关于乌克兰使克里米亚对俄罗斯人无法接触的能力； 关于有机会在詹卡(Janka)上袭击萨基(Saki)的Posivastopol。 以及如何进行这些打击 - 无论如何，无人驾驶灰色，ATCM，GLSDB或Storm Shadow。 给乌克兰有机会进行这种打击。” </text:span>
-说。</text:p>
      <text:p text:style-name="P4">
乌克兰和法国已经签署了一份关于对USPHERE合作的相互理解的备忘录，该备忘录涉及伙伴关系评估对乌克兰运输系统造成的损害的评估，并强调了生态学前低碳迁移率的过渡。</text:p>
      <text:p text:style-name="P4">
拉脱维亚政府将分配400万欧元，将乌克兰难民研究到拉脱维亚。</text:p>
      <text:p text:style-name="P4">
七国集团被要求进行延续，完全实施和扩展黑海谷物倡议。塞浦路斯宣布阻止个人和法人实体的叙述，这些账户比英国和美国还多，以帮助俄罗斯莫利加尔省绕过反俄罗斯的制裁。</text:p>
      <text:p text:style-name="P4">
<text:span text:style-name="T4">
 rf </text:span>
</text:p>
      <text:p text:style-name="P4">
在这一年中，终止了俄罗斯联邦商务中心的租赁协议，该协议终止了莫斯科五片高达3.29千平方米的地区。 M-比2021年4月至2022年3月的十倍。 据专家称，到2023年底，至少有15,000平方米将下降。 m。</text:p>
      <text:p text:style-name="P4">
Gossuma代表们向政府负责人致信，并提议向俄罗斯百万富翁提议另外2％的税款，以支持与乌克兰人民作斗​​争的买家。</text:p>
      <text:p text:style-name="P4">
一旦流行的汽车品牌现在已经成为俄罗斯联邦的稀缺商品：莫斯科剩下的十辆大众马球车，较大的起亚里约，斯柯达快速消失了。 剩下的经销商的价格是俄罗斯入侵乌克兰的2.5倍。</text:p>
      <text:p text:style-name="P4">
由于电力价格急剧上涨，俄罗斯能源公司遭受了损失，要求政府允许他们不现代化热力工厂。 它是13个1.5 GW的对象，其成本增加了初始估计的79％。</text:p>
      <text:p text:style-name="P4">
俄罗斯对乌克兰联邦的全面战争影响了俄罗斯男子的健康 - 一年后，其中许多人在压力方面遇到了问题。 因此，对药物增加的需求超过了先前的攻击 - 大规模动员增加了压力的原因。 根据Danius系统，“教堂标志”在2023年的前三个月出售“男性权力”销售额增长了39％。 自1月以来，俄罗斯人总共购买了270万包各种壮阳药，在上面花了18亿卢布。 分析人士估计，在此期间，平均而言，现在住在俄罗斯的成年男性，有392种此类药物被停止了。 最常见的是，壮阳药是由莫斯科地区的沃姆斯基(Vomskiv)购买的。</text:p>
      <text:p text:style-name="P4">
俄罗斯圣彼得堡的亚历山德林斯基剧院(Alexandrinsky Theatre)在没有解释的情况下取消了19世纪法国戏剧《 Sirano de Berzrak》的节目，原因是俄罗斯军队的“被抹黑”。</text:p>
      <text:p text:style-name="P4">
根据人权捍卫者的说法，至少有58人在2022年从白俄罗斯和2023年初从白俄罗斯国外返回家园。RB中的倡导资格委员会进行了交替，该委员会因五个律师而被剥夺了许可证。 独立律师的声明，剥夺许可证律师的过程从2020年8月开始持续存储。 首先，那些律师属于这一律师，他们妨碍了通过政治观点迫害的人们的权利。 此外，律师事务所清算的目的性并非隐藏。</text:p>
      <text:p text:style-name="P4">
News Source: <text:a xlink:type="simple" xlink:href="https://armyinform.com.ua/2023/04/25/ukrayina-i-svit-proty-rosijskoyi-agresiyi-sankcziyi-v-diyi-11/" text:style-name="Internet_20_link" text:visited-style-name="Visited_20_Internet_20_Link">
https://armyinform.com.ua/2023/04/25/ukrayina-i-svit-proty-rosijskoyi-agresiyi-sankcziyi-v-diyi-11/</text:a>
</text:p>
      <!--NEWS-->
      <text:h text:style-name="P10" text:outline-level="1">
<text:span text:style-name="T4">
司令OB’联合部队参观了苏米地区国防军的职位</text:span>
</text:h>
      <text:p text:style-name="P4">
作者: ['АРМІЯINFORM']</text:p>
      <text:p text:style-name="P4">
时间: 2023-04-25T98:00:00-04:00</text:p>
      <text:p text:style-name="P4">
描述: 兹布罗伊萨尼（Zbroyshany）的主司令，中尉谢尔盖·纳瓦·维德维（Sergey Nav Vidvisdav）...与乌克兰2022年的战争，与乌克兰与乌克兰的最新消息，今天与乌克兰2022年的新闻战争，今天上次与乌克兰2022年，乌克兰和俄罗斯之间的战争将会发生战争他们说，随着2022年，乌克兰将在不久的将来与乌克兰发动战争，他们说，与乌克兰的战争，今天的乌克兰新闻，乌克兰的新闻，乌克兰媒体在俄罗斯的乌克兰新闻</text:p>
      <text:p text:style-name="P4">
图片: []</text:p>
      <text:p text:style-name="P4">
标签: ['ВІДЕО', 'СЕРГІЙ НАЄВ', 'СУМЩИНА']</text:p>
      <text:p text:style-name="P4">
类别: News</text:p>
      <!--METADATA-->
      <text:p text:style-name="P4">
乌克兰武装部队联合部队的指挥官，中尉谢尔盖·奈夫维特(Sergey Naivvitly)访问了苏米地区的乌克兰边境地位。</text:p>
      <text:p text:style-name="P4">
“他拜访了保留Sumy地区防御的军人。 研究服务和执行战斗任务，并加强对苏米地区边界民用基础设施关键物体的保护。 在与单位指挥官进行交流时，他概述了许多具体措施，旨在确保领土的防御能力并立即对敌人的炮击做出反应。” Naev将军在Facebook上的建筑中说。</text:p>
      <text:p text:style-name="P4">
让我们一起赢!</text:p>
      <text:p text:style-name="P4">
News Source: <text:a xlink:type="simple" xlink:href="https://armyinform.com.ua/2023/04/25/komanduvach-obyednanyh-syl-vidvidav-pozycziyi-syl-oborony-v-sumskij-oblasti/" text:style-name="Internet_20_link" text:visited-style-name="Visited_20_Internet_20_Link">
https://armyinform.com.ua/2023/04/25/komanduvach-obyednanyh-syl-vidvidav-pozycziyi-syl-oborony-v-sumskij-oblast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